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5mm"/>
    </style:style>
    <style:style style:name="co2" style:family="table-column">
      <style:table-column-properties fo:break-before="auto" style:column-width="26.04mm"/>
    </style:style>
    <style:style style:name="co3" style:family="table-column">
      <style:table-column-properties fo:break-before="auto" style:column-width="15.26mm"/>
    </style:style>
    <style:style style:name="co4" style:family="table-column">
      <style:table-column-properties fo:break-before="auto" style:column-width="36.27mm"/>
    </style:style>
    <style:style style:name="co5" style:family="table-column">
      <style:table-column-properties fo:break-before="auto" style:column-width="13.32mm"/>
    </style:style>
    <style:style style:name="co6" style:family="table-column">
      <style:table-column-properties fo:break-before="auto" style:column-width="11.66mm"/>
    </style:style>
    <style:style style:name="co7" style:family="table-column">
      <style:table-column-properties fo:break-before="auto" style:column-width="15.8mm"/>
    </style:style>
    <style:style style:name="co8" style:family="table-column">
      <style:table-column-properties fo:break-before="auto" style:column-width="16.92mm"/>
    </style:style>
    <style:style style:name="co9" style:family="table-column">
      <style:table-column-properties fo:break-before="auto" style:column-width="13.6mm"/>
    </style:style>
    <style:style style:name="co10" style:family="table-column">
      <style:table-column-properties fo:break-before="auto" style:column-width="12.77mm"/>
    </style:style>
    <style:style style:name="co11" style:family="table-column">
      <style:table-column-properties fo:break-before="auto" style:column-width="13.0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rbit" table:style-name="ta1">
        <table:shapes>
          <draw:frame draw:z-index="0" draw:style-name="gr1" draw:text-style-name="P1" svg:width="370.57mm" svg:height="208.44mm" svg:x="357.5mm" svg:y="3.13mm">
            <loext:p draw:notify-on-update-of-ranges="orbit.D1:orbit.D1 orbit.D2:orbit.D485 orbit.K1:orbit.K1 orbit.K2:orbit.K485 orbit.D1:orbit.D1 orbit.D2:orbit.D485 orbit.L1:orbit.L1 orbit.L2:orbit.L485 orbit.D1:orbit.D1 orbit.D2:orbit.D485 orbit.M1:orbit.M1 orbit.M2:orbit.M48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oord-System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D_deg</text:p>
          </table:table-cell>
          <table:table-cell office:value-type="string" calcext:value-type="string">
            <text:p>D_min</text:p>
          </table:table-cell>
          <table:table-cell office:value-type="string" calcext:value-type="string">
            <text:p>I_deg</text:p>
          </table:table-cell>
          <table:table-cell office:value-type="string" calcext:value-type="string">
            <text:p>I_min</text:p>
          </table:table-cell>
          <table:table-cell office:value-type="string" calcext:value-type="string">
            <text:p>H_nT</text:p>
          </table:table-cell>
          <table:table-cell office:value-type="string" calcext:value-type="string">
            <text:p>X_nT</text:p>
          </table:table-cell>
          <table:table-cell office:value-type="string" calcext:value-type="string">
            <text:p>Y_nT</text:p>
          </table:table-cell>
          <table:table-cell office:value-type="string" calcext:value-type="string">
            <text:p>Z_nT</text:p>
          </table:table-cell>
          <table:table-cell office:value-type="string" calcext:value-type="string">
            <text:p>F_nT</text:p>
          </table:table-cell>
          <table:table-cell office:value-type="string" calcext:value-type="string">
            <text:p>dD_min</text:p>
          </table:table-cell>
          <table:table-cell office:value-type="string" calcext:value-type="string">
            <text:p>dI_min</text:p>
          </table:table-cell>
          <table:table-cell office:value-type="string" calcext:value-type="string">
            <text:p>dH_nT</text:p>
          </table:table-cell>
          <table:table-cell office:value-type="string" calcext:value-type="string">
            <text:p>dX_nT</text:p>
          </table:table-cell>
          <table:table-cell office:value-type="string" calcext:value-type="string">
            <text:p>dY_nT</text:p>
          </table:table-cell>
          <table:table-cell office:value-type="string" calcext:value-type="string">
            <text:p>dZ_nT</text:p>
          </table:table-cell>
          <table:table-cell office:value-type="string" calcext:value-type="string">
            <text:p>dF_nT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53.5528727470779" calcext:value-type="float">
            <text:p>53.5528727470779</text:p>
          </table:table-cell>
          <table:table-cell office:value-type="float" office:value="53.8468457106948" calcext:value-type="float">
            <text:p>53.8468457106948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16m</text:p>
          </table:table-cell>
          <table:table-cell office:value-type="string" calcext:value-type="string">
            <text:p>70d</text:p>
          </table:table-cell>
          <table:table-cell office:value-type="string" calcext:value-type="string">
            <text:p>18m</text:p>
          </table:table-cell>
          <table:table-cell office:value-type="float" office:value="13964.3" calcext:value-type="float">
            <text:p>13964.3</text:p>
          </table:table-cell>
          <table:table-cell office:value-type="float" office:value="13782.3" calcext:value-type="float">
            <text:p>13782.3</text:p>
          </table:table-cell>
          <table:table-cell office:value-type="float" office:value="2246.9" calcext:value-type="float">
            <text:p>2246.9</text:p>
          </table:table-cell>
          <table:table-cell office:value-type="float" office:value="39009.4" calcext:value-type="float">
            <text:p>39009.4</text:p>
          </table:table-cell>
          <table:table-cell office:value-type="float" office:value="41433.4" calcext:value-type="float">
            <text:p>41433.4</text:p>
          </table:table-cell>
          <table:table-cell office:value-type="float" office:value="5.2" calcext:value-type="float">
            <text:p>5.2</text:p>
          </table:table-cell>
          <table:table-cell office:value-type="float" office:value="2.3" calcext:value-type="float">
            <text:p>2.3</text:p>
          </table:table-cell>
          <table:table-cell office:value-type="float" office:value="-15.3" calcext:value-type="float">
            <text:p>-15.3</text:p>
          </table:table-cell>
          <table:table-cell office:value-type="float" office:value="-18.5" calcext:value-type="float">
            <text:p>-18.5</text:p>
          </table:table-cell>
          <table:table-cell office:value-type="float" office:value="18.3" calcext:value-type="float">
            <text:p>18.3</text:p>
          </table:table-cell>
          <table:table-cell office:value-type="float" office:value="38.9" calcext:value-type="float">
            <text:p>38.9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57.1599606807422" calcext:value-type="float">
            <text:p>57.1599606807422</text:p>
          </table:table-cell>
          <table:table-cell office:value-type="float" office:value="51.9911008781916" calcext:value-type="float">
            <text:p>51.9911008781916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44m</text:p>
          </table:table-cell>
          <table:table-cell office:value-type="string" calcext:value-type="string">
            <text:p>72d</text:p>
          </table:table-cell>
          <table:table-cell office:value-type="string" calcext:value-type="string">
            <text:p>40m</text:p>
          </table:table-cell>
          <table:table-cell office:value-type="float" office:value="12496.7" calcext:value-type="float">
            <text:p>12496.7</text:p>
          </table:table-cell>
          <table:table-cell office:value-type="float" office:value="12278.2" calcext:value-type="float">
            <text:p>12278.2</text:p>
          </table:table-cell>
          <table:table-cell office:value-type="float" office:value="2326.6" calcext:value-type="float">
            <text:p>2326.6</text:p>
          </table:table-cell>
          <table:table-cell office:value-type="float" office:value="40057.7" calcext:value-type="float">
            <text:p>40057.7</text:p>
          </table:table-cell>
          <table:table-cell office:value-type="float" office:value="41961.7" calcext:value-type="float">
            <text:p>41961.7</text:p>
          </table:table-cell>
          <table:table-cell office:value-type="float" office:value="5.9" calcext:value-type="float">
            <text:p>5.9</text:p>
          </table:table-cell>
          <table:table-cell office:value-type="float" office:value="2.2" calcext:value-type="float">
            <text:p>2.2</text:p>
          </table:table-cell>
          <table:table-cell office:value-type="float" office:value="-16.8" calcext:value-type="float">
            <text:p>-16.8</text:p>
          </table:table-cell>
          <table:table-cell office:value-type="float" office:value="-20.6" calcext:value-type="float">
            <text:p>-20.6</text:p>
          </table:table-cell>
          <table:table-cell office:value-type="float" office:value="18" calcext:value-type="float">
            <text:p>18</text:p>
          </table:table-cell>
          <table:table-cell office:value-type="float" office:value="35.8" calcext:value-type="float">
            <text:p>35.8</text:p>
          </table:table-cell>
          <table:table-cell office:value-type="float" office:value="29.2" calcext:value-type="float">
            <text:p>29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60.7393011211777" calcext:value-type="float">
            <text:p>60.7393011211777</text:p>
          </table:table-cell>
          <table:table-cell office:value-type="float" office:value="49.7908409303198" calcext:value-type="float">
            <text:p>49.7908409303198</text:p>
          </table:table-cell>
          <table:table-cell office:value-type="string" calcext:value-type="string">
            <text:p>12d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74d</text:p>
          </table:table-cell>
          <table:table-cell office:value-type="string" calcext:value-type="string">
            <text:p>47m</text:p>
          </table:table-cell>
          <table:table-cell office:value-type="float" office:value="11119.8" calcext:value-type="float">
            <text:p>11119.8</text:p>
          </table:table-cell>
          <table:table-cell office:value-type="float" office:value="10870.2" calcext:value-type="float">
            <text:p>10870.2</text:p>
          </table:table-cell>
          <table:table-cell office:value-type="float" office:value="2343.1" calcext:value-type="float">
            <text:p>2343.1</text:p>
          </table:table-cell>
          <table:table-cell office:value-type="float" office:value="40875" calcext:value-type="float">
            <text:p>40875</text:p>
          </table:table-cell>
          <table:table-cell office:value-type="float" office:value="42360.5" calcext:value-type="float">
            <text:p>42360.5</text:p>
          </table:table-cell>
          <table:table-cell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office:value-type="float" office:value="-17.9" calcext:value-type="float">
            <text:p>-17.9</text:p>
          </table:table-cell>
          <table:table-cell office:value-type="float" office:value="-22.3" calcext:value-type="float">
            <text:p>-22.3</text:p>
          </table:table-cell>
          <table:table-cell office:value-type="float" office:value="18.2" calcext:value-type="float">
            <text:p>18.2</text:p>
          </table:table-cell>
          <table:table-cell office:value-type="float" office:value="32.2" calcext:value-type="float">
            <text:p>32.2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64.2806221411087" calcext:value-type="float">
            <text:p>64.2806221411087</text:p>
          </table:table-cell>
          <table:table-cell office:value-type="float" office:value="47.1052662536547" calcext:value-type="float">
            <text:p>47.1052662536547</text:p>
          </table:table-cell>
          <table:table-cell office:value-type="string" calcext:value-type="string">
            <text:p>13d</text:p>
          </table:table-cell>
          <table:table-cell office:value-type="string" calcext:value-type="string">
            <text:p>25m</text:p>
          </table:table-cell>
          <table:table-cell office:value-type="string" calcext:value-type="string">
            <text:p>76d</text:p>
          </table:table-cell>
          <table:table-cell office:value-type="string" calcext:value-type="string">
            <text:p>39m</text:p>
          </table:table-cell>
          <table:table-cell office:value-type="float" office:value="9845.1" calcext:value-type="float">
            <text:p>9845.1</text:p>
          </table:table-cell>
          <table:table-cell office:value-type="float" office:value="9576.2" calcext:value-type="float">
            <text:p>9576.2</text:p>
          </table:table-cell>
          <table:table-cell office:value-type="float" office:value="2285.4" calcext:value-type="float">
            <text:p>2285.4</text:p>
          </table:table-cell>
          <table:table-cell office:value-type="float" office:value="41493.3" calcext:value-type="float">
            <text:p>41493.3</text:p>
          </table:table-cell>
          <table:table-cell office:value-type="float" office:value="42645.3" calcext:value-type="float">
            <text:p>42645.3</text:p>
          </table:table-cell>
          <table:table-cell office:value-type="float" office:value="8.4" calcext:value-type="float">
            <text:p>8.4</text:p>
          </table:table-cell>
          <table:table-cell office:value-type="float" office:value="2" calcext:value-type="float">
            <text:p>2</text:p>
          </table:table-cell>
          <table:table-cell office:value-type="float" office:value="-18.3" calcext:value-type="float">
            <text:p>-18.3</text:p>
          </table:table-cell>
          <table:table-cell office:value-type="float" office:value="-23.4" calcext:value-type="float">
            <text:p>-23.4</text:p>
          </table:table-cell>
          <table:table-cell office:value-type="float" office:value="19" calcext:value-type="float">
            <text:p>19</text:p>
          </table:table-cell>
          <table:table-cell office:value-type="float" office:value="28.3" calcext:value-type="float">
            <text:p>28.3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67.7672169285629" calcext:value-type="float">
            <text:p>67.7672169285629</text:p>
          </table:table-cell>
          <table:table-cell office:value-type="float" office:value="43.7104731062855" calcext:value-type="float">
            <text:p>43.7104731062855</text:p>
          </table:table-cell>
          <table:table-cell office:value-type="string" calcext:value-type="string">
            <text:p>14d</text:p>
          </table:table-cell>
          <table:table-cell office:value-type="string" calcext:value-type="string">
            <text:p>16m</text:p>
          </table:table-cell>
          <table:table-cell office:value-type="string" calcext:value-type="string">
            <text:p>78d</text:p>
          </table:table-cell>
          <table:table-cell office:value-type="string" calcext:value-type="string">
            <text:p>19m</text:p>
          </table:table-cell>
          <table:table-cell office:value-type="float" office:value="8679.1" calcext:value-type="float">
            <text:p>8679.1</text:p>
          </table:table-cell>
          <table:table-cell office:value-type="float" office:value="8411.3" calcext:value-type="float">
            <text:p>8411.3</text:p>
          </table:table-cell>
          <table:table-cell office:value-type="float" office:value="2139.6" calcext:value-type="float">
            <text:p>2139.6</text:p>
          </table:table-cell>
          <table:table-cell office:value-type="float" office:value="41948.9" calcext:value-type="float">
            <text:p>41948.9</text:p>
          </table:table-cell>
          <table:table-cell office:value-type="float" office:value="42837.3" calcext:value-type="float">
            <text:p>42837.3</text:p>
          </table:table-cell>
          <table:table-cell office:value-type="float" office:value="10.2" calcext:value-type="float">
            <text:p>10.2</text:p>
          </table:table-cell>
          <table:table-cell office:value-type="float" office:value="1.8" calcext:value-type="float">
            <text:p>1.8</text:p>
          </table:table-cell>
          <table:table-cell office:value-type="float" office:value="-18.1" calcext:value-type="float">
            <text:p>-18.1</text:p>
          </table:table-cell>
          <table:table-cell office:value-type="float" office:value="-23.9" calcext:value-type="float">
            <text:p>-23.9</text:p>
          </table:table-cell>
          <table:table-cell office:value-type="float" office:value="20.5" calcext:value-type="float">
            <text:p>20.5</text:p>
          </table:table-cell>
          <table:table-cell office:value-type="float" office:value="24.1" calcext:value-type="float">
            <text:p>24.1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71.1702850258981" calcext:value-type="float">
            <text:p>71.1702850258981</text:p>
          </table:table-cell>
          <table:table-cell office:value-type="float" office:value="39.2330229266399" calcext:value-type="float">
            <text:p>39.2330229266399</text:p>
          </table:table-cell>
          <table:table-cell office:value-type="string" calcext:value-type="string">
            <text:p>14d</text:p>
          </table:table-cell>
          <table:table-cell office:value-type="string" calcext:value-type="string">
            <text:p>19m</text:p>
          </table:table-cell>
          <table:table-cell office:value-type="string" calcext:value-type="string">
            <text:p>79d</text:p>
          </table:table-cell>
          <table:table-cell office:value-type="string" calcext:value-type="string">
            <text:p>47m</text:p>
          </table:table-cell>
          <table:table-cell office:value-type="float" office:value="7621.9" calcext:value-type="float">
            <text:p>7621.9</text:p>
          </table:table-cell>
          <table:table-cell office:value-type="float" office:value="7384.9" calcext:value-type="float">
            <text:p>7384.9</text:p>
          </table:table-cell>
          <table:table-cell office:value-type="float" office:value="1885.7" calcext:value-type="float">
            <text:p>1885.7</text:p>
          </table:table-cell>
          <table:table-cell office:value-type="float" office:value="42281.2" calcext:value-type="float">
            <text:p>42281.2</text:p>
          </table:table-cell>
          <table:table-cell office:value-type="float" office:value="42962.6" calcext:value-type="float">
            <text:p>42962.6</text:p>
          </table:table-cell>
          <table:table-cell office:value-type="float" office:value="12.7" calcext:value-type="float">
            <text:p>12.7</text:p>
          </table:table-cell>
          <table:table-cell office:value-type="float" office:value="1.6" calcext:value-type="float">
            <text:p>1.6</text:p>
          </table:table-cell>
          <table:table-cell office:value-type="float" office:value="-17.2" calcext:value-type="float">
            <text:p>-17.2</text:p>
          </table:table-cell>
          <table:table-cell office:value-type="float" office:value="-23.7" calcext:value-type="float">
            <text:p>-23.7</text:p>
          </table:table-cell>
          <table:table-cell office:value-type="float" office:value="23" calcext:value-type="float">
            <text:p>23</text:p>
          </table:table-cell>
          <table:table-cell office:value-type="float" office:value="19.7" calcext:value-type="float">
            <text:p>19.7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74.4367212369969" calcext:value-type="float">
            <text:p>74.4367212369969</text:p>
          </table:table-cell>
          <table:table-cell office:value-type="float" office:value="33.0191823590781" calcext:value-type="float">
            <text:p>33.0191823590781</text:p>
          </table:table-cell>
          <table:table-cell office:value-type="string" calcext:value-type="string">
            <text:p>12d</text:p>
          </table:table-cell>
          <table:table-cell office:value-type="string" calcext:value-type="string">
            <text:p>56m</text:p>
          </table:table-cell>
          <table:table-cell office:value-type="string" calcext:value-type="string">
            <text:p>81d</text:p>
          </table:table-cell>
          <table:table-cell office:value-type="string" calcext:value-type="string">
            <text:p>5m</text:p>
          </table:table-cell>
          <table:table-cell office:value-type="float" office:value="6666.8" calcext:value-type="float">
            <text:p>6666.8</text:p>
          </table:table-cell>
          <table:table-cell office:value-type="float" office:value="6497.6" calcext:value-type="float">
            <text:p>6497.6</text:p>
          </table:table-cell>
          <table:table-cell office:value-type="float" office:value="1492.4" calcext:value-type="float">
            <text:p>1492.4</text:p>
          </table:table-cell>
          <table:table-cell office:value-type="float" office:value="42531.3" calcext:value-type="float">
            <text:p>42531.3</text:p>
          </table:table-cell>
          <table:table-cell office:value-type="float" office:value="43050.6" calcext:value-type="float">
            <text:p>43050.6</text:p>
          </table:table-cell>
          <table:table-cell office:value-type="float" office:value="16" calcext:value-type="float">
            <text:p>16</text:p>
          </table:table-cell>
          <table:table-cell office:value-type="float" office:value="1.4" calcext:value-type="float">
            <text:p>1.4</text:p>
          </table:table-cell>
          <table:table-cell office:value-type="float" office:value="-15.7" calcext:value-type="float">
            <text:p>-15.7</text:p>
          </table:table-cell>
          <table:table-cell office:value-type="float" office:value="-22.3" calcext:value-type="float">
            <text:p>-22.3</text:p>
          </table:table-cell>
          <table:table-cell office:value-type="float" office:value="26.6" calcext:value-type="float">
            <text:p>26.6</text:p>
          </table:table-cell>
          <table:table-cell office:value-type="float" office:value="15.2" calcext:value-type="float">
            <text:p>15.2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77.4612247561731" calcext:value-type="float">
            <text:p>77.4612247561731</text:p>
          </table:table-cell>
          <table:table-cell office:value-type="float" office:value="23.8874532204983" calcext:value-type="float">
            <text:p>23.8874532204983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82d</text:p>
          </table:table-cell>
          <table:table-cell office:value-type="string" calcext:value-type="string">
            <text:p>16m</text:p>
          </table:table-cell>
          <table:table-cell office:value-type="float" office:value="5801.9" calcext:value-type="float">
            <text:p>5801.9</text:p>
          </table:table-cell>
          <table:table-cell office:value-type="float" office:value="5730.2" calcext:value-type="float">
            <text:p>5730.2</text:p>
          </table:table-cell>
          <table:table-cell office:value-type="float" office:value="908.9" calcext:value-type="float">
            <text:p>908.9</text:p>
          </table:table-cell>
          <table:table-cell office:value-type="float" office:value="42738.9" calcext:value-type="float">
            <text:p>42738.9</text:p>
          </table:table-cell>
          <table:table-cell office:value-type="float" office:value="43130.9" calcext:value-type="float">
            <text:p>43130.9</text:p>
          </table:table-cell>
          <table:table-cell office:value-type="float" office:value="20.4" calcext:value-type="float">
            <text:p>20.4</text:p>
          </table:table-cell>
          <table:table-cell office:value-type="float" office:value="1.2" calcext:value-type="float">
            <text:p>1.2</text:p>
          </table:table-cell>
          <table:table-cell office:value-type="float" office:value="-13.5" calcext:value-type="float">
            <text:p>-13.5</text:p>
          </table:table-cell>
          <table:table-cell office:value-type="float" office:value="-18.8" calcext:value-type="float">
            <text:p>-18.8</text:p>
          </table:table-cell>
          <table:table-cell office:value-type="float" office:value="31.7" calcext:value-type="float">
            <text:p>31.7</text:p>
          </table:table-cell>
          <table:table-cell office:value-type="float" office:value="10.2" calcext:value-type="float">
            <text:p>10.2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80.0233300489539" calcext:value-type="float">
            <text:p>80.0233300489539</text:p>
          </table:table-cell>
          <table:table-cell office:value-type="float" office:value="9.80882161684817" calcext:value-type="float">
            <text:p>9.8088216168481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47m</text:p>
          </table:table-cell>
          <table:table-cell office:value-type="string" calcext:value-type="string">
            <text:p>83d</text:p>
          </table:table-cell>
          <table:table-cell office:value-type="string" calcext:value-type="string">
            <text:p>20m</text:p>
          </table:table-cell>
          <table:table-cell office:value-type="float" office:value="5013.3" calcext:value-type="float">
            <text:p>5013.3</text:p>
          </table:table-cell>
          <table:table-cell office:value-type="float" office:value="5012.8" calcext:value-type="float">
            <text:p>5012.8</text:p>
          </table:table-cell>
          <table:table-cell office:value-type="float" office:value="68.2" calcext:value-type="float">
            <text:p>68.2</text:p>
          </table:table-cell>
          <table:table-cell office:value-type="float" office:value="42938.5" calcext:value-type="float">
            <text:p>42938.5</text:p>
          </table:table-cell>
          <table:table-cell office:value-type="float" office:value="43230.2" calcext:value-type="float">
            <text:p>43230.2</text:p>
          </table:table-cell>
          <table:table-cell office:value-type="float" office:value="26.1" calcext:value-type="float">
            <text:p>26.1</text:p>
          </table:table-cell>
          <table:table-cell office:value-type="float" office:value="0.8" calcext:value-type="float">
            <text:p>0.8</text:p>
          </table:table-cell>
          <table:table-cell office:value-type="float" office:value="-10.2" calcext:value-type="float">
            <text:p>-10.2</text:p>
          </table:table-cell>
          <table:table-cell office:value-type="float" office:value="-10.9" calcext:value-type="float">
            <text:p>-10.9</text:p>
          </table:table-cell>
          <table:table-cell office:value-type="float" office:value="37.8" calcext:value-type="float">
            <text:p>37.8</text:p>
          </table:table-cell>
          <table:table-cell office:value-type="float" office:value="4.8" calcext:value-type="float">
            <text:p>4.8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81.6859141110749" calcext:value-type="float">
            <text:p>81.6859141110749</text:p>
          </table:table-cell>
          <table:table-cell office:value-type="float" office:value="-11.4653193232273" calcext:value-type="float">
            <text:p>-11.4653193232273</text:p>
          </table:table-cell>
          <table:table-cell office:value-type="string" calcext:value-type="string">
            <text:p>-13d</text:p>
          </table:table-cell>
          <table:table-cell office:value-type="string" calcext:value-type="string">
            <text:p>28m</text:p>
          </table:table-cell>
          <table:table-cell office:value-type="string" calcext:value-type="string">
            <text:p>84d</text:p>
          </table:table-cell>
          <table:table-cell office:value-type="string" calcext:value-type="string">
            <text:p>19m</text:p>
          </table:table-cell>
          <table:table-cell office:value-type="float" office:value="4291.4" calcext:value-type="float">
            <text:p>4291.4</text:p>
          </table:table-cell>
          <table:table-cell office:value-type="float" office:value="4173.5" calcext:value-type="float">
            <text:p>4173.5</text:p>
          </table:table-cell>
          <table:table-cell office:value-type="float" office:value="-999" calcext:value-type="float">
            <text:p>-999</text:p>
          </table:table-cell>
          <table:table-cell office:value-type="float" office:value="43155.9" calcext:value-type="float">
            <text:p>43155.9</text:p>
          </table:table-cell>
          <table:table-cell office:value-type="float" office:value="43368.7" calcext:value-type="float">
            <text:p>43368.7</text:p>
          </table:table-cell>
          <table:table-cell office:value-type="float" office:value="33.5" calcext:value-type="float">
            <text:p>33.5</text:p>
          </table:table-cell>
          <table:table-cell office:value-type="float" office:value="0.4" calcext:value-type="float">
            <text:p>0.4</text:p>
          </table:table-cell>
          <table:table-cell office:value-type="float" office:value="-5.3" calcext:value-type="float">
            <text:p>-5.3</text:p>
          </table:table-cell>
          <table:table-cell office:value-type="float" office:value="4.3" calcext:value-type="float">
            <text:p>4.3</text:p>
          </table:table-cell>
          <table:table-cell office:value-type="float" office:value="41.9" calcext:value-type="float">
            <text:p>41.9</text:p>
          </table:table-cell>
          <table:table-cell office:value-type="float" office:value="-1.4" calcext:value-type="float">
            <text:p>-1.4</text:p>
          </table:table-cell>
          <table:table-cell office:value-type="float" office:value="-1.9" calcext:value-type="float">
            <text:p>-1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81.8778026938461" calcext:value-type="float">
            <text:p>81.8778026938461</text:p>
          </table:table-cell>
          <table:table-cell office:value-type="float" office:value="-37.8092269767592" calcext:value-type="float">
            <text:p>-37.8092269767592</text:p>
          </table:table-cell>
          <table:table-cell office:value-type="string" calcext:value-type="string">
            <text:p>-30d</text:p>
          </table:table-cell>
          <table:table-cell office:value-type="string" calcext:value-type="string">
            <text:p>33m</text:p>
          </table:table-cell>
          <table:table-cell office:value-type="string" calcext:value-type="string">
            <text:p>85d</text:p>
          </table:table-cell>
          <table:table-cell office:value-type="string" calcext:value-type="string">
            <text:p>12m</text:p>
          </table:table-cell>
          <table:table-cell office:value-type="float" office:value="3641.4" calcext:value-type="float">
            <text:p>3641.4</text:p>
          </table:table-cell>
          <table:table-cell office:value-type="float" office:value="3136.1" calcext:value-type="float">
            <text:p>3136.1</text:p>
          </table:table-cell>
          <table:table-cell office:value-type="float" office:value="-1850.5" calcext:value-type="float">
            <text:p>-1850.5</text:p>
          </table:table-cell>
          <table:table-cell office:value-type="float" office:value="43404.3" calcext:value-type="float">
            <text:p>43404.3</text:p>
          </table:table-cell>
          <table:table-cell office:value-type="float" office:value="43556.8" calcext:value-type="float">
            <text:p>43556.8</text:p>
          </table:table-cell>
          <table:table-cell office:value-type="float" office:value="42.4" calcext:value-type="float">
            <text:p>42.4</text:p>
          </table:table-cell>
          <table:table-cell office:value-type="float" office:value="-0.2" calcext:value-type="float">
            <text:p>-0.2</text:p>
          </table:table-cell>
          <table:table-cell office:value-type="float" office:value="2.2" calcext:value-type="float">
            <text:p>2.2</text:p>
          </table:table-cell>
          <table:table-cell office:value-type="float" office:value="24.5" calcext:value-type="float">
            <text:p>24.5</text:p>
          </table:table-cell>
          <table:table-cell office:value-type="float" office:value="37.7" calcext:value-type="float">
            <text:p>37.7</text:p>
          </table:table-cell>
          <table:table-cell office:value-type="float" office:value="-8.5" calcext:value-type="float">
            <text:p>-8.5</text:p>
          </table:table-cell>
          <table:table-cell office:value-type="float" office:value="-8.3" calcext:value-type="float">
            <text:p>-8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80.5099415082924" calcext:value-type="float">
            <text:p>80.5099415082924</text:p>
          </table:table-cell>
          <table:table-cell office:value-type="float" office:value="-60.74761508461" calcext:value-type="float">
            <text:p>-60.74761508461</text:p>
          </table:table-cell>
          <table:table-cell office:value-type="string" calcext:value-type="string">
            <text:p>-40d</text:p>
          </table:table-cell>
          <table:table-cell office:value-type="string" calcext:value-type="string">
            <text:p>18m</text:p>
          </table:table-cell>
          <table:table-cell office:value-type="string" calcext:value-type="string">
            <text:p>85d</text:p>
          </table:table-cell>
          <table:table-cell office:value-type="string" calcext:value-type="string">
            <text:p>56m</text:p>
          </table:table-cell>
          <table:table-cell office:value-type="float" office:value="3103.9" calcext:value-type="float">
            <text:p>3103.9</text:p>
          </table:table-cell>
          <table:table-cell office:value-type="float" office:value="2367.2" calcext:value-type="float">
            <text:p>2367.2</text:p>
          </table:table-cell>
          <table:table-cell office:value-type="float" office:value="-2007.8" calcext:value-type="float">
            <text:p>-2007.8</text:p>
          </table:table-cell>
          <table:table-cell office:value-type="float" office:value="43682.1" calcext:value-type="float">
            <text:p>43682.1</text:p>
          </table:table-cell>
          <table:table-cell office:value-type="float" office:value="43792.3" calcext:value-type="float">
            <text:p>43792.3</text:p>
          </table:table-cell>
          <table:table-cell office:value-type="float" office:value="50.3" calcext:value-type="float">
            <text:p>50.3</text:p>
          </table:table-cell>
          <table:table-cell office:value-type="float" office:value="-1.2" calcext:value-type="float">
            <text:p>-1.2</text:p>
          </table:table-cell>
          <table:table-cell office:value-type="float" office:value="13.9" calcext:value-type="float">
            <text:p>13.9</text:p>
          </table:table-cell>
          <table:table-cell office:value-type="float" office:value="39.8" calcext:value-type="float">
            <text:p>39.8</text:p>
          </table:table-cell>
          <table:table-cell office:value-type="float" office:value="26" calcext:value-type="float">
            <text:p>26</text:p>
          </table:table-cell>
          <table:table-cell office:value-type="float" office:value="-16.7" calcext:value-type="float">
            <text:p>-16.7</text:p>
          </table:table-cell>
          <table:table-cell office:value-type="float" office:value="-15.6" calcext:value-type="float">
            <text:p>-15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78.1089675364651" calcext:value-type="float">
            <text:p>78.1089675364651</text:p>
          </table:table-cell>
          <table:table-cell office:value-type="float" office:value="-76.3338985350439" calcext:value-type="float">
            <text:p>-76.3338985350439</text:p>
          </table:table-cell>
          <table:table-cell office:value-type="string" calcext:value-type="string">
            <text:p>-37d</text:p>
          </table:table-cell>
          <table:table-cell office:value-type="string" calcext:value-type="string">
            <text:p>11m</text:p>
          </table:table-cell>
          <table:table-cell office:value-type="string" calcext:value-type="string">
            <text:p>86d</text:p>
          </table:table-cell>
          <table:table-cell office:value-type="string" calcext:value-type="string">
            <text:p>22m</text:p>
          </table:table-cell>
          <table:table-cell office:value-type="float" office:value="2788" calcext:value-type="float">
            <text:p>2788</text:p>
          </table:table-cell>
          <table:table-cell office:value-type="float" office:value="2221.4" calcext:value-type="float">
            <text:p>2221.4</text:p>
          </table:table-cell>
          <table:table-cell office:value-type="float" office:value="-1684.8" calcext:value-type="float">
            <text:p>-1684.8</text:p>
          </table:table-cell>
          <table:table-cell office:value-type="float" office:value="43970.4" calcext:value-type="float">
            <text:p>43970.4</text:p>
          </table:table-cell>
          <table:table-cell office:value-type="float" office:value="44058.7" calcext:value-type="float">
            <text:p>44058.7</text:p>
          </table:table-cell>
          <table:table-cell office:value-type="float" office:value="48.7" calcext:value-type="float">
            <text:p>48.7</text:p>
          </table:table-cell>
          <table:table-cell office:value-type="float" office:value="-2.4" calcext:value-type="float">
            <text:p>-2.4</text:p>
          </table:table-cell>
          <table:table-cell office:value-type="float" office:value="29.6" calcext:value-type="float">
            <text:p>29.6</text:p>
          </table:table-cell>
          <table:table-cell office:value-type="float" office:value="47.5" calcext:value-type="float">
            <text:p>47.5</text:p>
          </table:table-cell>
          <table:table-cell office:value-type="float" office:value="14.1" calcext:value-type="float">
            <text:p>14.1</text:p>
          </table:table-cell>
          <table:table-cell office:value-type="float" office:value="-25.8" calcext:value-type="float">
            <text:p>-25.8</text:p>
          </table:table-cell>
          <table:table-cell office:value-type="float" office:value="-23.8" calcext:value-type="float">
            <text:p>-23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75.1680852583207" calcext:value-type="float">
            <text:p>75.1680852583207</text:p>
          </table:table-cell>
          <table:table-cell office:value-type="float" office:value="-86.3932501407806" calcext:value-type="float">
            <text:p>-86.3932501407806</text:p>
          </table:table-cell>
          <table:table-cell office:value-type="string" calcext:value-type="string">
            <text:p>-24d</text:p>
          </table:table-cell>
          <table:table-cell office:value-type="string" calcext:value-type="string">
            <text:p>39m</text:p>
          </table:table-cell>
          <table:table-cell office:value-type="string" calcext:value-type="string">
            <text:p>86d</text:p>
          </table:table-cell>
          <table:table-cell office:value-type="string" calcext:value-type="string">
            <text:p>18m</text:p>
          </table:table-cell>
          <table:table-cell office:value-type="float" office:value="2863.6" calcext:value-type="float">
            <text:p>2863.6</text:p>
          </table:table-cell>
          <table:table-cell office:value-type="float" office:value="2602.8" calcext:value-type="float">
            <text:p>2602.8</text:p>
          </table:table-cell>
          <table:table-cell office:value-type="float" office:value="-1194" calcext:value-type="float">
            <text:p>-1194</text:p>
          </table:table-cell>
          <table:table-cell office:value-type="float" office:value="44232.7" calcext:value-type="float">
            <text:p>44232.7</text:p>
          </table:table-cell>
          <table:table-cell office:value-type="float" office:value="44325.3" calcext:value-type="float">
            <text:p>44325.3</text:p>
          </table:table-cell>
          <table:table-cell office:value-type="float" office:value="29.5" calcext:value-type="float">
            <text:p>29.5</text:p>
          </table:table-cell>
          <table:table-cell office:value-type="float" office:value="-3.6" calcext:value-type="float">
            <text:p>-3.6</text:p>
          </table:table-cell>
          <table:table-cell office:value-type="float" office:value="44" calcext:value-type="float">
            <text:p>44</text:p>
          </table:table-cell>
          <table:table-cell office:value-type="float" office:value="50.3" calcext:value-type="float">
            <text:p>50.3</text:p>
          </table:table-cell>
          <table:table-cell office:value-type="float" office:value="4.4" calcext:value-type="float">
            <text:p>4.4</text:p>
          </table:table-cell>
          <table:table-cell office:value-type="float" office:value="-35.5" calcext:value-type="float">
            <text:p>-35.5</text:p>
          </table:table-cell>
          <table:table-cell office:value-type="float" office:value="-32.6" calcext:value-type="float">
            <text:p>-32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71.9487623679261" calcext:value-type="float">
            <text:p>71.9487623679261</text:p>
          </table:table-cell>
          <table:table-cell office:value-type="float" office:value="-93.1496299567431" calcext:value-type="float">
            <text:p>-93.1496299567431</text:p>
          </table:table-cell>
          <table:table-cell office:value-type="string" calcext:value-type="string">
            <text:p>-11d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85d</text:p>
          </table:table-cell>
          <table:table-cell office:value-type="string" calcext:value-type="string">
            <text:p>35m</text:p>
          </table:table-cell>
          <table:table-cell office:value-type="float" office:value="3425.5" calcext:value-type="float">
            <text:p>3425.5</text:p>
          </table:table-cell>
          <table:table-cell office:value-type="float" office:value="3361.4" calcext:value-type="float">
            <text:p>3361.4</text:p>
          </table:table-cell>
          <table:table-cell office:value-type="float" office:value="-659.8" calcext:value-type="float">
            <text:p>-659.8</text:p>
          </table:table-cell>
          <table:table-cell office:value-type="float" office:value="44417.5" calcext:value-type="float">
            <text:p>44417.5</text:p>
          </table:table-cell>
          <table:table-cell office:value-type="float" office:value="44549.4" calcext:value-type="float">
            <text:p>44549.4</text:p>
          </table:table-cell>
          <table:table-cell office:value-type="float" office:value="6.3" calcext:value-type="float">
            <text:p>6.3</text:p>
          </table:table-cell>
          <table:table-cell office:value-type="float" office:value="-4.1" calcext:value-type="float">
            <text:p>-4.1</text:p>
          </table:table-cell>
          <table:table-cell office:value-type="float" office:value="49.9" calcext:value-type="float">
            <text:p>49.9</text:p>
          </table:table-cell>
          <table:table-cell office:value-type="float" office:value="50.2" calcext:value-type="float">
            <text:p>50.2</text:p>
          </table:table-cell>
          <table:table-cell office:value-type="float" office:value="-3.3" calcext:value-type="float">
            <text:p>-3.3</text:p>
          </table:table-cell>
          <table:table-cell office:value-type="float" office:value="-45.6" calcext:value-type="float">
            <text:p>-45.6</text:p>
          </table:table-cell>
          <table:table-cell office:value-type="float" office:value="-41.6" calcext:value-type="float">
            <text:p>-41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68.5755089713324" calcext:value-type="float">
            <text:p>68.5755089713324</text:p>
          </table:table-cell>
          <table:table-cell office:value-type="float" office:value="-97.9556500750737" calcext:value-type="float">
            <text:p>-97.9556500750737</text:p>
          </table:table-cell>
          <table:table-cell office:value-type="string" calcext:value-type="string">
            <text:p>-1d</text:p>
          </table:table-cell>
          <table:table-cell office:value-type="string" calcext:value-type="string">
            <text:p>33m</text:p>
          </table:table-cell>
          <table:table-cell office:value-type="string" calcext:value-type="string">
            <text:p>84d</text:p>
          </table:table-cell>
          <table:table-cell office:value-type="string" calcext:value-type="string">
            <text:p>20m</text:p>
          </table:table-cell>
          <table:table-cell office:value-type="float" office:value="4406.2" calcext:value-type="float">
            <text:p>4406.2</text:p>
          </table:table-cell>
          <table:table-cell office:value-type="float" office:value="4404.6" calcext:value-type="float">
            <text:p>4404.6</text:p>
          </table:table-cell>
          <table:table-cell office:value-type="float" office:value="-119.8" calcext:value-type="float">
            <text:p>-119.8</text:p>
          </table:table-cell>
          <table:table-cell office:value-type="float" office:value="44462.5" calcext:value-type="float">
            <text:p>44462.5</text:p>
          </table:table-cell>
          <table:table-cell office:value-type="float" office:value="44680.3" calcext:value-type="float">
            <text:p>44680.3</text:p>
          </table:table-cell>
          <table:table-cell office:value-type="float" office:value="-6.4" calcext:value-type="float">
            <text:p>-6.4</text:p>
          </table:table-cell>
          <table:table-cell office:value-type="float" office:value="-4.1" calcext:value-type="float">
            <text:p>-4.1</text:p>
          </table:table-cell>
          <table:table-cell office:value-type="float" office:value="47.9" calcext:value-type="float">
            <text:p>47.9</text:p>
          </table:table-cell>
          <table:table-cell office:value-type="float" office:value="47.6" calcext:value-type="float">
            <text:p>47.6</text:p>
          </table:table-cell>
          <table:table-cell office:value-type="float" office:value="-9.6" calcext:value-type="float">
            <text:p>-9.6</text:p>
          </table:table-cell>
          <table:table-cell office:value-type="float" office:value="-55.5" calcext:value-type="float">
            <text:p>-55.5</text:p>
          </table:table-cell>
          <table:table-cell office:value-type="float" office:value="-50.4" calcext:value-type="float">
            <text:p>-50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65.1101181837703" calcext:value-type="float">
            <text:p>65.1101181837703</text:p>
          </table:table-cell>
          <table:table-cell office:value-type="float" office:value="-101.559645135825" calcext:value-type="float">
            <text:p>-101.559645135825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9m</text:p>
          </table:table-cell>
          <table:table-cell office:value-type="string" calcext:value-type="string">
            <text:p>82d</text:p>
          </table:table-cell>
          <table:table-cell office:value-type="string" calcext:value-type="string">
            <text:p>41m</text:p>
          </table:table-cell>
          <table:table-cell office:value-type="float" office:value="5685.1" calcext:value-type="float">
            <text:p>5685.1</text:p>
          </table:table-cell>
          <table:table-cell office:value-type="float" office:value="5670.2" calcext:value-type="float">
            <text:p>5670.2</text:p>
          </table:table-cell>
          <table:table-cell office:value-type="float" office:value="411.4" calcext:value-type="float">
            <text:p>411.4</text:p>
          </table:table-cell>
          <table:table-cell office:value-type="float" office:value="44302.3" calcext:value-type="float">
            <text:p>44302.3</text:p>
          </table:table-cell>
          <table:table-cell office:value-type="float" office:value="44665.6" calcext:value-type="float">
            <text:p>44665.6</text:p>
          </table:table-cell>
          <table:table-cell office:value-type="float" office:value="-10.8" calcext:value-type="float">
            <text:p>-10.8</text:p>
          </table:table-cell>
          <table:table-cell office:value-type="float" office:value="-3.8" calcext:value-type="float">
            <text:p>-3.8</text:p>
          </table:table-cell>
          <table:table-cell office:value-type="float" office:value="41.9" calcext:value-type="float">
            <text:p>41.9</text:p>
          </table:table-cell>
          <table:table-cell office:value-type="float" office:value="43.1" calcext:value-type="float">
            <text:p>43.1</text:p>
          </table:table-cell>
          <table:table-cell office:value-type="float" office:value="-14.9" calcext:value-type="float">
            <text:p>-14.9</text:p>
          </table:table-cell>
          <table:table-cell office:value-type="float" office:value="-64.5" calcext:value-type="float">
            <text:p>-64.5</text:p>
          </table:table-cell>
          <table:table-cell office:value-type="float" office:value="-58.6" calcext:value-type="float">
            <text:p>-58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61.5855370044748" calcext:value-type="float">
            <text:p>61.5855370044748</text:p>
          </table:table-cell>
          <table:table-cell office:value-type="float" office:value="-104.38484166318" calcext:value-type="float">
            <text:p>-104.38484166318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25m</text:p>
          </table:table-cell>
          <table:table-cell office:value-type="string" calcext:value-type="string">
            <text:p>80d</text:p>
          </table:table-cell>
          <table:table-cell office:value-type="string" calcext:value-type="string">
            <text:p>44m</text:p>
          </table:table-cell>
          <table:table-cell office:value-type="float" office:value="7162.5" calcext:value-type="float">
            <text:p>7162.5</text:p>
          </table:table-cell>
          <table:table-cell office:value-type="float" office:value="7102.7" calcext:value-type="float">
            <text:p>7102.7</text:p>
          </table:table-cell>
          <table:table-cell office:value-type="float" office:value="923.7" calcext:value-type="float">
            <text:p>923.7</text:p>
          </table:table-cell>
          <table:table-cell office:value-type="float" office:value="43877.2" calcext:value-type="float">
            <text:p>43877.2</text:p>
          </table:table-cell>
          <table:table-cell office:value-type="float" office:value="44457.9" calcext:value-type="float">
            <text:p>44457.9</text:p>
          </table:table-cell>
          <table:table-cell office:value-type="float" office:value="-11.5" calcext:value-type="float">
            <text:p>-11.5</text:p>
          </table:table-cell>
          <table:table-cell office:value-type="float" office:value="-3.5" calcext:value-type="float">
            <text:p>-3.5</text:p>
          </table:table-cell>
          <table:table-cell office:value-type="float" office:value="34" calcext:value-type="float">
            <text:p>34</text:p>
          </table:table-cell>
          <table:table-cell office:value-type="float" office:value="36.7" calcext:value-type="float">
            <text:p>36.7</text:p>
          </table:table-cell>
          <table:table-cell office:value-type="float" office:value="-19.5" calcext:value-type="float">
            <text:p>-19.5</text:p>
          </table:table-cell>
          <table:table-cell office:value-type="float" office:value="-72.1" calcext:value-type="float">
            <text:p>-72.1</text:p>
          </table:table-cell>
          <table:table-cell office:value-type="float" office:value="-65.7" calcext:value-type="float">
            <text:p>-65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58.0205862338286" calcext:value-type="float">
            <text:p>58.0205862338286</text:p>
          </table:table-cell>
          <table:table-cell office:value-type="float" office:value="-106.682113771469" calcext:value-type="float">
            <text:p>-106.682113771469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78d</text:p>
          </table:table-cell>
          <table:table-cell office:value-type="string" calcext:value-type="string">
            <text:p>32m</text:p>
          </table:table-cell>
          <table:table-cell office:value-type="float" office:value="8757.5" calcext:value-type="float">
            <text:p>8757.5</text:p>
          </table:table-cell>
          <table:table-cell office:value-type="float" office:value="8643.8" calcext:value-type="float">
            <text:p>8643.8</text:p>
          </table:table-cell>
          <table:table-cell office:value-type="float" office:value="1406.7" calcext:value-type="float">
            <text:p>1406.7</text:p>
          </table:table-cell>
          <table:table-cell office:value-type="float" office:value="43142.3" calcext:value-type="float">
            <text:p>43142.3</text:p>
          </table:table-cell>
          <table:table-cell office:value-type="float" office:value="44022.2" calcext:value-type="float">
            <text:p>44022.2</text:p>
          </table:table-cell>
          <table:table-cell office:value-type="float" office:value="-10.8" calcext:value-type="float">
            <text:p>-10.8</text:p>
          </table:table-cell>
          <table:table-cell office:value-type="float" office:value="-3.1" calcext:value-type="float">
            <text:p>-3.1</text:p>
          </table:table-cell>
          <table:table-cell office:value-type="float" office:value="24.9" calcext:value-type="float">
            <text:p>24.9</text:p>
          </table:table-cell>
          <table:table-cell office:value-type="float" office:value="29" calcext:value-type="float">
            <text:p>29</text:p>
          </table:table-cell>
          <table:table-cell office:value-type="float" office:value="-23.3" calcext:value-type="float">
            <text:p>-23.3</text:p>
          </table:table-cell>
          <table:table-cell office:value-type="float" office:value="-77.9" calcext:value-type="float">
            <text:p>-77.9</text:p>
          </table:table-cell>
          <table:table-cell office:value-type="float" office:value="-71.4" calcext:value-type="float">
            <text:p>-71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54.4266797696906" calcext:value-type="float">
            <text:p>54.4266797696906</text:p>
          </table:table-cell>
          <table:table-cell office:value-type="float" office:value="-108.607551803335" calcext:value-type="float">
            <text:p>-108.607551803335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76d</text:p>
          </table:table-cell>
          <table:table-cell office:value-type="string" calcext:value-type="string">
            <text:p>7m</text:p>
          </table:table-cell>
          <table:table-cell office:value-type="float" office:value="10397.9" calcext:value-type="float">
            <text:p>10397.9</text:p>
          </table:table-cell>
          <table:table-cell office:value-type="float" office:value="10232" calcext:value-type="float">
            <text:p>10232</text:p>
          </table:table-cell>
          <table:table-cell office:value-type="float" office:value="1849.8" calcext:value-type="float">
            <text:p>1849.8</text:p>
          </table:table-cell>
          <table:table-cell office:value-type="float" office:value="42074.1" calcext:value-type="float">
            <text:p>42074.1</text:p>
          </table:table-cell>
          <table:table-cell office:value-type="float" office:value="43339.9" calcext:value-type="float">
            <text:p>43339.9</text:p>
          </table:table-cell>
          <table:table-cell office:value-type="float" office:value="-9.8" calcext:value-type="float">
            <text:p>-9.8</text:p>
          </table:table-cell>
          <table:table-cell office:value-type="float" office:value="-2.7" calcext:value-type="float">
            <text:p>-2.7</text:p>
          </table:table-cell>
          <table:table-cell office:value-type="float" office:value="15.2" calcext:value-type="float">
            <text:p>15.2</text:p>
          </table:table-cell>
          <table:table-cell office:value-type="float" office:value="20.2" calcext:value-type="float">
            <text:p>20.2</text:p>
          </table:table-cell>
          <table:table-cell office:value-type="float" office:value="-26.5" calcext:value-type="float">
            <text:p>-26.5</text:p>
          </table:table-cell>
          <table:table-cell office:value-type="float" office:value="-81.4" calcext:value-type="float">
            <text:p>-81.4</text:p>
          </table:table-cell>
          <table:table-cell office:value-type="float" office:value="-75.4" calcext:value-type="float">
            <text:p>-75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50.8111041770593" calcext:value-type="float">
            <text:p>50.8111041770593</text:p>
          </table:table-cell>
          <table:table-cell office:value-type="float" office:value="-110.262639176013" calcext:value-type="float">
            <text:p>-110.262639176013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45m</text:p>
          </table:table-cell>
          <table:table-cell office:value-type="string" calcext:value-type="string">
            <text:p>73d</text:p>
          </table:table-cell>
          <table:table-cell office:value-type="string" calcext:value-type="string">
            <text:p>32m</text:p>
          </table:table-cell>
          <table:table-cell office:value-type="float" office:value="12019.5" calcext:value-type="float">
            <text:p>12019.5</text:p>
          </table:table-cell>
          <table:table-cell office:value-type="float" office:value="11808.2" calcext:value-type="float">
            <text:p>11808.2</text:p>
          </table:table-cell>
          <table:table-cell office:value-type="float" office:value="2243.5" calcext:value-type="float">
            <text:p>2243.5</text:p>
          </table:table-cell>
          <table:table-cell office:value-type="float" office:value="40672.6" calcext:value-type="float">
            <text:p>40672.6</text:p>
          </table:table-cell>
          <table:table-cell office:value-type="float" office:value="42411.4" calcext:value-type="float">
            <text:p>42411.4</text:p>
          </table:table-cell>
          <table:table-cell office:value-type="float" office:value="-8.7" calcext:value-type="float">
            <text:p>-8.7</text:p>
          </table:table-cell>
          <table:table-cell office:value-type="float" office:value="-2.3" calcext:value-type="float">
            <text:p>-2.3</text:p>
          </table:table-cell>
          <table:table-cell office:value-type="float" office:value="5.2" calcext:value-type="float">
            <text:p>5.2</text:p>
          </table:table-cell>
          <table:table-cell office:value-type="float" office:value="10.8" calcext:value-type="float">
            <text:p>10.8</text:p>
          </table:table-cell>
          <table:table-cell office:value-type="float" office:value="-29.1" calcext:value-type="float">
            <text:p>-29.1</text:p>
          </table:table-cell>
          <table:table-cell office:value-type="float" office:value="-82.5" calcext:value-type="float">
            <text:p>-82.5</text:p>
          </table:table-cell>
          <table:table-cell office:value-type="float" office:value="-77.6" calcext:value-type="float">
            <text:p>-77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47.1787259669428" calcext:value-type="float">
            <text:p>47.1787259669428</text:p>
          </table:table-cell>
          <table:table-cell office:value-type="float" office:value="-111.715951847755" calcext:value-type="float">
            <text:p>-111.715951847755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58m</text:p>
          </table:table-cell>
          <table:table-cell office:value-type="string" calcext:value-type="string">
            <text:p>70d</text:p>
          </table:table-cell>
          <table:table-cell office:value-type="string" calcext:value-type="string">
            <text:p>48m</text:p>
          </table:table-cell>
          <table:table-cell office:value-type="float" office:value="13569.4" calcext:value-type="float">
            <text:p>13569.4</text:p>
          </table:table-cell>
          <table:table-cell office:value-type="float" office:value="13321.8" calcext:value-type="float">
            <text:p>13321.8</text:p>
          </table:table-cell>
          <table:table-cell office:value-type="float" office:value="2580.6" calcext:value-type="float">
            <text:p>2580.6</text:p>
          </table:table-cell>
          <table:table-cell office:value-type="float" office:value="38959.7" calcext:value-type="float">
            <text:p>38959.7</text:p>
          </table:table-cell>
          <table:table-cell office:value-type="float" office:value="41255.2" calcext:value-type="float">
            <text:p>41255.2</text:p>
          </table:table-cell>
          <table:table-cell office:value-type="float" office:value="-7.8" calcext:value-type="float">
            <text:p>-7.8</text:p>
          </table:table-cell>
          <table:table-cell office:value-type="float" office:value="-1.9" calcext:value-type="float">
            <text:p>-1.9</text:p>
          </table:table-cell>
          <table:table-cell office:value-type="float" office:value="-4.5" calcext:value-type="float">
            <text:p>-4.5</text:p>
          </table:table-cell>
          <table:table-cell office:value-type="float" office:value="1.4" calcext:value-type="float">
            <text:p>1.4</text:p>
          </table:table-cell>
          <table:table-cell office:value-type="float" office:value="-31.1" calcext:value-type="float">
            <text:p>-31.1</text:p>
          </table:table-cell>
          <table:table-cell office:value-type="float" office:value="-81.1" calcext:value-type="float">
            <text:p>-81.1</text:p>
          </table:table-cell>
          <table:table-cell office:value-type="float" office:value="-78.1" calcext:value-type="float">
            <text:p>-78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43.5329326196281" calcext:value-type="float">
            <text:p>43.5329326196281</text:p>
          </table:table-cell>
          <table:table-cell office:value-type="float" office:value="-113.015416845605" calcext:value-type="float">
            <text:p>-113.015416845605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58m</text:p>
          </table:table-cell>
          <table:table-cell office:value-type="string" calcext:value-type="string">
            <text:p>67d</text:p>
          </table:table-cell>
          <table:table-cell office:value-type="string" calcext:value-type="string">
            <text:p>54m</text:p>
          </table:table-cell>
          <table:table-cell office:value-type="float" office:value="15010" calcext:value-type="float">
            <text:p>15010</text:p>
          </table:table-cell>
          <table:table-cell office:value-type="float" office:value="14735.6" calcext:value-type="float">
            <text:p>14735.6</text:p>
          </table:table-cell>
          <table:table-cell office:value-type="float" office:value="2857.2" calcext:value-type="float">
            <text:p>2857.2</text:p>
          </table:table-cell>
          <table:table-cell office:value-type="float" office:value="36972.9" calcext:value-type="float">
            <text:p>36972.9</text:p>
          </table:table-cell>
          <table:table-cell office:value-type="float" office:value="39903.6" calcext:value-type="float">
            <text:p>39903.6</text:p>
          </table:table-cell>
          <table:table-cell office:value-type="float" office:value="-7" calcext:value-type="float">
            <text:p>-7</text:p>
          </table:table-cell>
          <table:table-cell office:value-type="float" office:value="-1.4" calcext:value-type="float">
            <text:p>-1.4</text:p>
          </table:table-cell>
          <table:table-cell office:value-type="float" office:value="-13.7" calcext:value-type="float">
            <text:p>-13.7</text:p>
          </table:table-cell>
          <table:table-cell office:value-type="float" office:value="-7.7" calcext:value-type="float">
            <text:p>-7.7</text:p>
          </table:table-cell>
          <table:table-cell office:value-type="float" office:value="-32.6" calcext:value-type="float">
            <text:p>-32.6</text:p>
          </table:table-cell>
          <table:table-cell office:value-type="float" office:value="-77.3" calcext:value-type="float">
            <text:p>-77.3</text:p>
          </table:table-cell>
          <table:table-cell office:value-type="float" office:value="-76.8" calcext:value-type="float">
            <text:p>-76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39.8761775010114" calcext:value-type="float">
            <text:p>39.8761775010114</text:p>
          </table:table-cell>
          <table:table-cell office:value-type="float" office:value="-114.19553747835" calcext:value-type="float">
            <text:p>-114.19553747835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51m</text:p>
          </table:table-cell>
          <table:table-cell office:value-type="string" calcext:value-type="string">
            <text:p>64d</text:p>
          </table:table-cell>
          <table:table-cell office:value-type="string" calcext:value-type="string">
            <text:p>51m</text:p>
          </table:table-cell>
          <table:table-cell office:value-type="float" office:value="16320.2" calcext:value-type="float">
            <text:p>16320.2</text:p>
          </table:table-cell>
          <table:table-cell office:value-type="float" office:value="16028.3" calcext:value-type="float">
            <text:p>16028.3</text:p>
          </table:table-cell>
          <table:table-cell office:value-type="float" office:value="3073.1" calcext:value-type="float">
            <text:p>3073.1</text:p>
          </table:table-cell>
          <table:table-cell office:value-type="float" office:value="34757.2" calcext:value-type="float">
            <text:p>34757.2</text:p>
          </table:table-cell>
          <table:table-cell office:value-type="float" office:value="38398.1" calcext:value-type="float">
            <text:p>38398.1</text:p>
          </table:table-cell>
          <table:table-cell office:value-type="float" office:value="-6.3" calcext:value-type="float">
            <text:p>-6.3</text:p>
          </table:table-cell>
          <table:table-cell office:value-type="float" office:value="-0.9" calcext:value-type="float">
            <text:p>-0.9</text:p>
          </table:table-cell>
          <table:table-cell office:value-type="float" office:value="-21.9" calcext:value-type="float">
            <text:p>-21.9</text:p>
          </table:table-cell>
          <table:table-cell office:value-type="float" office:value="-15.9" calcext:value-type="float">
            <text:p>-15.9</text:p>
          </table:table-cell>
          <table:table-cell office:value-type="float" office:value="-33.6" calcext:value-type="float">
            <text:p>-33.6</text:p>
          </table:table-cell>
          <table:table-cell office:value-type="float" office:value="-71.6" calcext:value-type="float">
            <text:p>-71.6</text:p>
          </table:table-cell>
          <table:table-cell office:value-type="float" office:value="-74.1" calcext:value-type="float">
            <text:p>-74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36.2103089622478" calcext:value-type="float">
            <text:p>36.2103089622478</text:p>
          </table:table-cell>
          <table:table-cell office:value-type="float" office:value="-115.281818996804" calcext:value-type="float">
            <text:p>-115.281818996804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39m</text:p>
          </table:table-cell>
          <table:table-cell office:value-type="string" calcext:value-type="string">
            <text:p>61d</text:p>
          </table:table-cell>
          <table:table-cell office:value-type="string" calcext:value-type="string">
            <text:p>36m</text:p>
          </table:table-cell>
          <table:table-cell office:value-type="float" office:value="17493.9" calcext:value-type="float">
            <text:p>17493.9</text:p>
          </table:table-cell>
          <table:table-cell office:value-type="float" office:value="17192.8" calcext:value-type="float">
            <text:p>17192.8</text:p>
          </table:table-cell>
          <table:table-cell office:value-type="float" office:value="3231.5" calcext:value-type="float">
            <text:p>3231.5</text:p>
          </table:table-cell>
          <table:table-cell office:value-type="float" office:value="32357.3" calcext:value-type="float">
            <text:p>32357.3</text:p>
          </table:table-cell>
          <table:table-cell office:value-type="float" office:value="36783.6" calcext:value-type="float">
            <text:p>36783.6</text:p>
          </table:table-cell>
          <table:table-cell office:value-type="float" office:value="-5.8" calcext:value-type="float">
            <text:p>-5.8</text:p>
          </table:table-cell>
          <table:table-cell office:value-type="float" office:value="-0.5" calcext:value-type="float">
            <text:p>-0.5</text:p>
          </table:table-cell>
          <table:table-cell office:value-type="float" office:value="-28.9" calcext:value-type="float">
            <text:p>-28.9</text:p>
          </table:table-cell>
          <table:table-cell office:value-type="float" office:value="-23" calcext:value-type="float">
            <text:p>-23</text:p>
          </table:table-cell>
          <table:table-cell office:value-type="float" office:value="-34.2" calcext:value-type="float">
            <text:p>-34.2</text:p>
          </table:table-cell>
          <table:table-cell office:value-type="float" office:value="-64.1" calcext:value-type="float">
            <text:p>-64.1</text:p>
          </table:table-cell>
          <table:table-cell office:value-type="float" office:value="-70.1" calcext:value-type="float">
            <text:p>-70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32.5367762850763" calcext:value-type="float">
            <text:p>32.5367762850763</text:p>
          </table:table-cell>
          <table:table-cell office:value-type="float" office:value="-116.293574711274" calcext:value-type="float">
            <text:p>-116.293574711274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23m</text:p>
          </table:table-cell>
          <table:table-cell office:value-type="string" calcext:value-type="string">
            <text:p>58d</text:p>
          </table:table-cell>
          <table:table-cell office:value-type="string" calcext:value-type="string">
            <text:p>8m</text:p>
          </table:table-cell>
          <table:table-cell office:value-type="float" office:value="18536" calcext:value-type="float">
            <text:p>18536</text:p>
          </table:table-cell>
          <table:table-cell office:value-type="float" office:value="18232.9" calcext:value-type="float">
            <text:p>18232.9</text:p>
          </table:table-cell>
          <table:table-cell office:value-type="float" office:value="3338.5" calcext:value-type="float">
            <text:p>3338.5</text:p>
          </table:table-cell>
          <table:table-cell office:value-type="float" office:value="29811.4" calcext:value-type="float">
            <text:p>29811.4</text:p>
          </table:table-cell>
          <table:table-cell office:value-type="float" office:value="35104.2" calcext:value-type="float">
            <text:p>35104.2</text:p>
          </table:table-cell>
          <table:table-cell office:value-type="float" office:value="-5.3" calcext:value-type="float">
            <text:p>-5.3</text:p>
          </table:table-cell>
          <table:table-cell office:value-type="float" office:value="0" calcext:value-type="float">
            <text:p>0</text:p>
          </table:table-cell>
          <table:table-cell office:value-type="float" office:value="-34.4" calcext:value-type="float">
            <text:p>-34.4</text:p>
          </table:table-cell>
          <table:table-cell office:value-type="float" office:value="-28.7" calcext:value-type="float">
            <text:p>-28.7</text:p>
          </table:table-cell>
          <table:table-cell office:value-type="float" office:value="-34.4" calcext:value-type="float">
            <text:p>-34.4</text:p>
          </table:table-cell>
          <table:table-cell office:value-type="float" office:value="-55.4" calcext:value-type="float">
            <text:p>-55.4</text:p>
          </table:table-cell>
          <table:table-cell office:value-type="float" office:value="-65.2" calcext:value-type="float">
            <text:p>-65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28.8567624146659" calcext:value-type="float">
            <text:p>28.8567624146659</text:p>
          </table:table-cell>
          <table:table-cell office:value-type="float" office:value="-117.245761374176" calcext:value-type="float">
            <text:p>-117.245761374176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4m</text:p>
          </table:table-cell>
          <table:table-cell office:value-type="string" calcext:value-type="string">
            <text:p>54d</text:p>
          </table:table-cell>
          <table:table-cell office:value-type="string" calcext:value-type="string">
            <text:p>22m</text:p>
          </table:table-cell>
          <table:table-cell office:value-type="float" office:value="19457.1" calcext:value-type="float">
            <text:p>19457.1</text:p>
          </table:table-cell>
          <table:table-cell office:value-type="float" office:value="19157.3" calcext:value-type="float">
            <text:p>19157.3</text:p>
          </table:table-cell>
          <table:table-cell office:value-type="float" office:value="3402.7" calcext:value-type="float">
            <text:p>3402.7</text:p>
          </table:table-cell>
          <table:table-cell office:value-type="float" office:value="27148" calcext:value-type="float">
            <text:p>27148</text:p>
          </table:table-cell>
          <table:table-cell office:value-type="float" office:value="33400.5" calcext:value-type="float">
            <text:p>33400.5</text:p>
          </table:table-cell>
          <table:table-cell office:value-type="float" office:value="-4.9" calcext:value-type="float">
            <text:p>-4.9</text:p>
          </table:table-cell>
          <table:table-cell office:value-type="float" office:value="0.5" calcext:value-type="float">
            <text:p>0.5</text:p>
          </table:table-cell>
          <table:table-cell office:value-type="float" office:value="-38.5" calcext:value-type="float">
            <text:p>-38.5</text:p>
          </table:table-cell>
          <table:table-cell office:value-type="float" office:value="-33" calcext:value-type="float">
            <text:p>-33</text:p>
          </table:table-cell>
          <table:table-cell office:value-type="float" office:value="-34.1" calcext:value-type="float">
            <text:p>-34.1</text:p>
          </table:table-cell>
          <table:table-cell office:value-type="float" office:value="-45.9" calcext:value-type="float">
            <text:p>-45.9</text:p>
          </table:table-cell>
          <table:table-cell office:value-type="float" office:value="-59.7" calcext:value-type="float">
            <text:p>-59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25.1712715595811" calcext:value-type="float">
            <text:p>25.1712715595811</text:p>
          </table:table-cell>
          <table:table-cell office:value-type="float" office:value="-118.150214127128" calcext:value-type="float">
            <text:p>-118.150214127128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45m</text:p>
          </table:table-cell>
          <table:table-cell office:value-type="string" calcext:value-type="string">
            <text:p>50d</text:p>
          </table:table-cell>
          <table:table-cell office:value-type="string" calcext:value-type="string">
            <text:p>16m</text:p>
          </table:table-cell>
          <table:table-cell office:value-type="float" office:value="20268" calcext:value-type="float">
            <text:p>20268</text:p>
          </table:table-cell>
          <table:table-cell office:value-type="float" office:value="19975" calcext:value-type="float">
            <text:p>19975</text:p>
          </table:table-cell>
          <table:table-cell office:value-type="float" office:value="3434.1" calcext:value-type="float">
            <text:p>3434.1</text:p>
          </table:table-cell>
          <table:table-cell office:value-type="float" office:value="24386.8" calcext:value-type="float">
            <text:p>24386.8</text:p>
          </table:table-cell>
          <table:table-cell office:value-type="float" office:value="31709.7" calcext:value-type="float">
            <text:p>31709.7</text:p>
          </table:table-cell>
          <table:table-cell office:value-type="float" office:value="-4.6" calcext:value-type="float">
            <text:p>-4.6</text:p>
          </table:table-cell>
          <table:table-cell office:value-type="float" office:value="0.9" calcext:value-type="float">
            <text:p>0.9</text:p>
          </table:table-cell>
          <table:table-cell office:value-type="float" office:value="-41" calcext:value-type="float">
            <text:p>-41</text:p>
          </table:table-cell>
          <table:table-cell office:value-type="float" office:value="-35.9" calcext:value-type="float">
            <text:p>-35.9</text:p>
          </table:table-cell>
          <table:table-cell office:value-type="float" office:value="-33.6" calcext:value-type="float">
            <text:p>-33.6</text:p>
          </table:table-cell>
          <table:table-cell office:value-type="float" office:value="-36.1" calcext:value-type="float">
            <text:p>-36.1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21.4811879839614" calcext:value-type="float">
            <text:p>21.4811879839614</text:p>
          </table:table-cell>
          <table:table-cell office:value-type="float" office:value="-119.016499680476" calcext:value-type="float">
            <text:p>-119.016499680476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27m</text:p>
          </table:table-cell>
          <table:table-cell office:value-type="string" calcext:value-type="string">
            <text:p>45d</text:p>
          </table:table-cell>
          <table:table-cell office:value-type="string" calcext:value-type="string">
            <text:p>46m</text:p>
          </table:table-cell>
          <table:table-cell office:value-type="float" office:value="20976.5" calcext:value-type="float">
            <text:p>20976.5</text:p>
          </table:table-cell>
          <table:table-cell office:value-type="float" office:value="20691.8" calcext:value-type="float">
            <text:p>20691.8</text:p>
          </table:table-cell>
          <table:table-cell office:value-type="float" office:value="3444.3" calcext:value-type="float">
            <text:p>3444.3</text:p>
          </table:table-cell>
          <table:table-cell office:value-type="float" office:value="21540.5" calcext:value-type="float">
            <text:p>21540.5</text:p>
          </table:table-cell>
          <table:table-cell office:value-type="float" office:value="30066.7" calcext:value-type="float">
            <text:p>30066.7</text:p>
          </table:table-cell>
          <table:table-cell office:value-type="float" office:value="-4.3" calcext:value-type="float">
            <text:p>-4.3</text:p>
          </table:table-cell>
          <table:table-cell office:value-type="float" office:value="1.3" calcext:value-type="float">
            <text:p>1.3</text:p>
          </table:table-cell>
          <table:table-cell office:value-type="float" office:value="-42.1" calcext:value-type="float">
            <text:p>-42.1</text:p>
          </table:table-cell>
          <table:table-cell office:value-type="float" office:value="-37.3" calcext:value-type="float">
            <text:p>-37.3</text:p>
          </table:table-cell>
          <table:table-cell office:value-type="float" office:value="-32.7" calcext:value-type="float">
            <text:p>-32.7</text:p>
          </table:table-cell>
          <table:table-cell office:value-type="float" office:value="-26.4" calcext:value-type="float">
            <text:p>-26.4</text:p>
          </table:table-cell>
          <table:table-cell office:value-type="float" office:value="-48.3" calcext:value-type="float">
            <text:p>-48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17.7873159160504" calcext:value-type="float">
            <text:p>17.7873159160504</text:p>
          </table:table-cell>
          <table:table-cell office:value-type="float" office:value="-119.852520917632" calcext:value-type="float">
            <text:p>-119.852520917632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11m</text:p>
          </table:table-cell>
          <table:table-cell office:value-type="string" calcext:value-type="string">
            <text:p>40d</text:p>
          </table:table-cell>
          <table:table-cell office:value-type="string" calcext:value-type="string">
            <text:p>47m</text:p>
          </table:table-cell>
          <table:table-cell office:value-type="float" office:value="21585.5" calcext:value-type="float">
            <text:p>21585.5</text:p>
          </table:table-cell>
          <table:table-cell office:value-type="float" office:value="21308.7" calcext:value-type="float">
            <text:p>21308.7</text:p>
          </table:table-cell>
          <table:table-cell office:value-type="float" office:value="3445.6" calcext:value-type="float">
            <text:p>3445.6</text:p>
          </table:table-cell>
          <table:table-cell office:value-type="float" office:value="18619" calcext:value-type="float">
            <text:p>18619</text:p>
          </table:table-cell>
          <table:table-cell office:value-type="float" office:value="28506.2" calcext:value-type="float">
            <text:p>28506.2</text:p>
          </table:table-cell>
          <table:table-cell office:value-type="float" office:value="-4" calcext:value-type="float">
            <text:p>-4</text:p>
          </table:table-cell>
          <table:table-cell office:value-type="float" office:value="1.7" calcext:value-type="float">
            <text:p>1.7</text:p>
          </table:table-cell>
          <table:table-cell office:value-type="float" office:value="-42" calcext:value-type="float">
            <text:p>-42</text:p>
          </table:table-cell>
          <table:table-cell office:value-type="float" office:value="-37.4" calcext:value-type="float">
            <text:p>-37.4</text:p>
          </table:table-cell>
          <table:table-cell office:value-type="float" office:value="-31.6" calcext:value-type="float">
            <text:p>-31.6</text:p>
          </table:table-cell>
          <table:table-cell office:value-type="float" office:value="-17.2" calcext:value-type="float">
            <text:p>-17.2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14.0904067312612" calcext:value-type="float">
            <text:p>14.0904067312612</text:p>
          </table:table-cell>
          <table:table-cell office:value-type="float" office:value="-120.664956566468" calcext:value-type="float">
            <text:p>-120.664956566468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59m</text:p>
          </table:table-cell>
          <table:table-cell office:value-type="string" calcext:value-type="string">
            <text:p>35d</text:p>
          </table:table-cell>
          <table:table-cell office:value-type="string" calcext:value-type="string">
            <text:p>17m</text:p>
          </table:table-cell>
          <table:table-cell office:value-type="float" office:value="22093.5" calcext:value-type="float">
            <text:p>22093.5</text:p>
          </table:table-cell>
          <table:table-cell office:value-type="float" office:value="21822.4" calcext:value-type="float">
            <text:p>21822.4</text:p>
          </table:table-cell>
          <table:table-cell office:value-type="float" office:value="3450.3" calcext:value-type="float">
            <text:p>3450.3</text:p>
          </table:table-cell>
          <table:table-cell office:value-type="float" office:value="15632.7" calcext:value-type="float">
            <text:p>15632.7</text:p>
          </table:table-cell>
          <table:table-cell office:value-type="float" office:value="27064.8" calcext:value-type="float">
            <text:p>27064.8</text:p>
          </table:table-cell>
          <table:table-cell office:value-type="float" office:value="-3.8" calcext:value-type="float">
            <text:p>-3.8</text:p>
          </table:table-cell>
          <table:table-cell office:value-type="float" office:value="2.1" calcext:value-type="float">
            <text:p>2.1</text:p>
          </table:table-cell>
          <table:table-cell office:value-type="float" office:value="-40.8" calcext:value-type="float">
            <text:p>-40.8</text:p>
          </table:table-cell>
          <table:table-cell office:value-type="float" office:value="-36.5" calcext:value-type="float">
            <text:p>-36.5</text:p>
          </table:table-cell>
          <table:table-cell office:value-type="float" office:value="-30.4" calcext:value-type="float">
            <text:p>-30.4</text:p>
          </table:table-cell>
          <table:table-cell office:value-type="float" office:value="-8.7" calcext:value-type="float">
            <text:p>-8.7</text:p>
          </table:table-cell>
          <table:table-cell office:value-type="float" office:value="-38.4" calcext:value-type="float">
            <text:p>-38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10.3911773966425" calcext:value-type="float">
            <text:p>10.3911773966425</text:p>
          </table:table-cell>
          <table:table-cell office:value-type="float" office:value="-121.459589859287" calcext:value-type="float">
            <text:p>-121.459589859287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52m</text:p>
          </table:table-cell>
          <table:table-cell office:value-type="string" calcext:value-type="string">
            <text:p>29d</text:p>
          </table:table-cell>
          <table:table-cell office:value-type="string" calcext:value-type="string">
            <text:p>15m</text:p>
          </table:table-cell>
          <table:table-cell office:value-type="float" office:value="22496.6" calcext:value-type="float">
            <text:p>22496.6</text:p>
          </table:table-cell>
          <table:table-cell office:value-type="float" office:value="22227.3" calcext:value-type="float">
            <text:p>22227.3</text:p>
          </table:table-cell>
          <table:table-cell office:value-type="float" office:value="3470.2" calcext:value-type="float">
            <text:p>3470.2</text:p>
          </table:table-cell>
          <table:table-cell office:value-type="float" office:value="12594.6" calcext:value-type="float">
            <text:p>12594.6</text:p>
          </table:table-cell>
          <table:table-cell office:value-type="float" office:value="25782.2" calcext:value-type="float">
            <text:p>25782.2</text:p>
          </table:table-cell>
          <table:table-cell office:value-type="float" office:value="-3.6" calcext:value-type="float">
            <text:p>-3.6</text:p>
          </table:table-cell>
          <table:table-cell office:value-type="float" office:value="2.4" calcext:value-type="float">
            <text:p>2.4</text:p>
          </table:table-cell>
          <table:table-cell office:value-type="float" office:value="-38.9" calcext:value-type="float">
            <text:p>-38.9</text:p>
          </table:table-cell>
          <table:table-cell office:value-type="float" office:value="-34.9" calcext:value-type="float">
            <text:p>-34.9</text:p>
          </table:table-cell>
          <table:table-cell office:value-type="float" office:value="-29" calcext:value-type="float">
            <text:p>-29</text:p>
          </table:table-cell>
          <table:table-cell office:value-type="float" office:value="-1.3" calcext:value-type="float">
            <text:p>-1.3</text:p>
          </table:table-cell>
          <table:table-cell office:value-type="float" office:value="-34.6" calcext:value-type="float">
            <text:p>-34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6.69032289734279" calcext:value-type="float">
            <text:p>6.69032289734279</text:p>
          </table:table-cell>
          <table:table-cell office:value-type="float" office:value="-122.241562094898" calcext:value-type="float">
            <text:p>-122.241562094898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52m</text:p>
          </table:table-cell>
          <table:table-cell office:value-type="string" calcext:value-type="string">
            <text:p>22d</text:p>
          </table:table-cell>
          <table:table-cell office:value-type="string" calcext:value-type="string">
            <text:p>40m</text:p>
          </table:table-cell>
          <table:table-cell office:value-type="float" office:value="22791.2" calcext:value-type="float">
            <text:p>22791.2</text:p>
          </table:table-cell>
          <table:table-cell office:value-type="float" office:value="22518.4" calcext:value-type="float">
            <text:p>22518.4</text:p>
          </table:table-cell>
          <table:table-cell office:value-type="float" office:value="3515.5" calcext:value-type="float">
            <text:p>3515.5</text:p>
          </table:table-cell>
          <table:table-cell office:value-type="float" office:value="9520.5" calcext:value-type="float">
            <text:p>9520.5</text:p>
          </table:table-cell>
          <table:table-cell office:value-type="float" office:value="24699.8" calcext:value-type="float">
            <text:p>24699.8</text:p>
          </table:table-cell>
          <table:table-cell office:value-type="float" office:value="-3.3" calcext:value-type="float">
            <text:p>-3.3</text:p>
          </table:table-cell>
          <table:table-cell office:value-type="float" office:value="2.6" calcext:value-type="float">
            <text:p>2.6</text:p>
          </table:table-cell>
          <table:table-cell office:value-type="float" office:value="-36.5" calcext:value-type="float">
            <text:p>-36.5</text:p>
          </table:table-cell>
          <table:table-cell office:value-type="float" office:value="-32.7" calcext:value-type="float">
            <text:p>-32.7</text:p>
          </table:table-cell>
          <table:table-cell office:value-type="float" office:value="-27.5" calcext:value-type="float">
            <text:p>-27.5</text:p>
          </table:table-cell>
          <table:table-cell office:value-type="float" office:value="5.1" calcext:value-type="float">
            <text:p>5.1</text:p>
          </table:table-cell>
          <table:table-cell office:value-type="float" office:value="-31.7" calcext:value-type="float">
            <text:p>-31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2.98852453817356" calcext:value-type="float">
            <text:p>2.98852453817356</text:p>
          </table:table-cell>
          <table:table-cell office:value-type="float" office:value="-123.015575778086" calcext:value-type="float">
            <text:p>-123.015575778086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0m</text:p>
          </table:table-cell>
          <table:table-cell office:value-type="string" calcext:value-type="string">
            <text:p>15d</text:p>
          </table:table-cell>
          <table:table-cell office:value-type="string" calcext:value-type="string">
            <text:p>38m</text:p>
          </table:table-cell>
          <table:table-cell office:value-type="float" office:value="22975.8" calcext:value-type="float">
            <text:p>22975.8</text:p>
          </table:table-cell>
          <table:table-cell office:value-type="float" office:value="22692.9" calcext:value-type="float">
            <text:p>22692.9</text:p>
          </table:table-cell>
          <table:table-cell office:value-type="float" office:value="3594.3" calcext:value-type="float">
            <text:p>3594.3</text:p>
          </table:table-cell>
          <table:table-cell office:value-type="float" office:value="6428.8" calcext:value-type="float">
            <text:p>6428.8</text:p>
          </table:table-cell>
          <table:table-cell office:value-type="float" office:value="23858.2" calcext:value-type="float">
            <text:p>23858.2</text:p>
          </table:table-cell>
          <table:table-cell office:value-type="float" office:value="-3.1" calcext:value-type="float">
            <text:p>-3.1</text:p>
          </table:table-cell>
          <table:table-cell office:value-type="float" office:value="2.8" calcext:value-type="float">
            <text:p>2.8</text:p>
          </table:table-cell>
          <table:table-cell office:value-type="float" office:value="-34" calcext:value-type="float">
            <text:p>-34</text:p>
          </table:table-cell>
          <table:table-cell office:value-type="float" office:value="-30.3" calcext:value-type="float">
            <text:p>-30.3</text:p>
          </table:table-cell>
          <table:table-cell office:value-type="float" office:value="-26" calcext:value-type="float">
            <text:p>-26</text:p>
          </table:table-cell>
          <table:table-cell office:value-type="float" office:value="10.4" calcext:value-type="float">
            <text:p>10.4</text:p>
          </table:table-cell>
          <table:table-cell office:value-type="float" office:value="-29.9" calcext:value-type="float">
            <text:p>-29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0.713544455345786" calcext:value-type="float">
            <text:p>-0.713544455345786</text:p>
          </table:table-cell>
          <table:table-cell office:value-type="float" office:value="-123.78606501286" calcext:value-type="float">
            <text:p>-123.78606501286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16m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14m</text:p>
          </table:table-cell>
          <table:table-cell office:value-type="float" office:value="23052.5" calcext:value-type="float">
            <text:p>23052.5</text:p>
          </table:table-cell>
          <table:table-cell office:value-type="float" office:value="22751.6" calcext:value-type="float">
            <text:p>22751.6</text:p>
          </table:table-cell>
          <table:table-cell office:value-type="float" office:value="3712.3" calcext:value-type="float">
            <text:p>3712.3</text:p>
          </table:table-cell>
          <table:table-cell office:value-type="float" office:value="3337.5" calcext:value-type="float">
            <text:p>3337.5</text:p>
          </table:table-cell>
          <table:table-cell office:value-type="float" office:value="23292.8" calcext:value-type="float">
            <text:p>23292.8</text:p>
          </table:table-cell>
          <table:table-cell office:value-type="float" office:value="-2.9" calcext:value-type="float">
            <text:p>-2.9</text:p>
          </table:table-cell>
          <table:table-cell office:value-type="float" office:value="2.8" calcext:value-type="float">
            <text:p>2.8</text:p>
          </table:table-cell>
          <table:table-cell office:value-type="float" office:value="-31.5" calcext:value-type="float">
            <text:p>-31.5</text:p>
          </table:table-cell>
          <table:table-cell office:value-type="float" office:value="-27.9" calcext:value-type="float">
            <text:p>-27.9</text:p>
          </table:table-cell>
          <table:table-cell office:value-type="float" office:value="-24.5" calcext:value-type="float">
            <text:p>-24.5</text:p>
          </table:table-cell>
          <table:table-cell office:value-type="float" office:value="14.6" calcext:value-type="float">
            <text:p>14.6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4.41521496720332" calcext:value-type="float">
            <text:p>-4.41521496720332</text:p>
          </table:table-cell>
          <table:table-cell office:value-type="float" office:value="-124.557346601977" calcext:value-type="float">
            <text:p>-124.557346601977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41m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39m</text:p>
          </table:table-cell>
          <table:table-cell office:value-type="float" office:value="23026.6" calcext:value-type="float">
            <text:p>23026.6</text:p>
          </table:table-cell>
          <table:table-cell office:value-type="float" office:value="22698.7" calcext:value-type="float">
            <text:p>22698.7</text:p>
          </table:table-cell>
          <table:table-cell office:value-type="float" office:value="3872" calcext:value-type="float">
            <text:p>3872</text:p>
          </table:table-cell>
          <table:table-cell office:value-type="float" office:value="262.6" calcext:value-type="float">
            <text:p>262.6</text:p>
          </table:table-cell>
          <table:table-cell office:value-type="float" office:value="23028.1" calcext:value-type="float">
            <text:p>23028.1</text:p>
          </table:table-cell>
          <table:table-cell office:value-type="float" office:value="-2.7" calcext:value-type="float">
            <text:p>-2.7</text:p>
          </table:table-cell>
          <table:table-cell office:value-type="float" office:value="2.8" calcext:value-type="float">
            <text:p>2.8</text:p>
          </table:table-cell>
          <table:table-cell office:value-type="float" office:value="-29.3" calcext:value-type="float">
            <text:p>-29.3</text:p>
          </table:table-cell>
          <table:table-cell office:value-type="float" office:value="-25.8" calcext:value-type="float">
            <text:p>-25.8</text:p>
          </table:table-cell>
          <table:table-cell office:value-type="float" office:value="-23" calcext:value-type="float">
            <text:p>-23</text:p>
          </table:table-cell>
          <table:table-cell office:value-type="float" office:value="18.1" calcext:value-type="float">
            <text:p>18.1</text:p>
          </table:table-cell>
          <table:table-cell office:value-type="float" office:value="-29.1" calcext:value-type="float">
            <text:p>-29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8.11581866735344" calcext:value-type="float">
            <text:p>-8.11581866735344</text:p>
          </table:table-cell>
          <table:table-cell office:value-type="float" office:value="-125.333762898528" calcext:value-type="float">
            <text:p>-125.333762898528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-6d</text:p>
          </table:table-cell>
          <table:table-cell office:value-type="string" calcext:value-type="string">
            <text:p>56m</text:p>
          </table:table-cell>
          <table:table-cell office:value-type="float" office:value="22905.5" calcext:value-type="float">
            <text:p>22905.5</text:p>
          </table:table-cell>
          <table:table-cell office:value-type="float" office:value="22540.4" calcext:value-type="float">
            <text:p>22540.4</text:p>
          </table:table-cell>
          <table:table-cell office:value-type="float" office:value="4073.6" calcext:value-type="float">
            <text:p>4073.6</text:p>
          </table:table-cell>
          <table:table-cell office:value-type="float" office:value="-2783.3" calcext:value-type="float">
            <text:p>-2783.3</text:p>
          </table:table-cell>
          <table:table-cell office:value-type="float" office:value="23074" calcext:value-type="float">
            <text:p>23074</text:p>
          </table:table-cell>
          <table:table-cell office:value-type="float" office:value="-2.6" calcext:value-type="float">
            <text:p>-2.6</text:p>
          </table:table-cell>
          <table:table-cell office:value-type="float" office:value="2.6" calcext:value-type="float">
            <text:p>2.6</text:p>
          </table:table-cell>
          <table:table-cell office:value-type="float" office:value="-27.5" calcext:value-type="float">
            <text:p>-27.5</text:p>
          </table:table-cell>
          <table:table-cell office:value-type="float" office:value="-24.1" calcext:value-type="float">
            <text:p>-24.1</text:p>
          </table:table-cell>
          <table:table-cell office:value-type="float" office:value="-21.6" calcext:value-type="float">
            <text:p>-21.6</text:p>
          </table:table-cell>
          <table:table-cell office:value-type="float" office:value="20.9" calcext:value-type="float">
            <text:p>20.9</text:p>
          </table:table-cell>
          <table:table-cell office:value-type="float" office:value="-29.8" calcext:value-type="float">
            <text:p>-29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11.8146845475386" calcext:value-type="float">
            <text:p>-11.8146845475386</text:p>
          </table:table-cell>
          <table:table-cell office:value-type="float" office:value="-126.11982643295" calcext:value-type="float">
            <text:p>-126.11982643295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58m</text:p>
          </table:table-cell>
          <table:table-cell office:value-type="string" calcext:value-type="string">
            <text:p>-14d</text:p>
          </table:table-cell>
          <table:table-cell office:value-type="string" calcext:value-type="string">
            <text:p>19m</text:p>
          </table:table-cell>
          <table:table-cell office:value-type="float" office:value="22696.7" calcext:value-type="float">
            <text:p>22696.7</text:p>
          </table:table-cell>
          <table:table-cell office:value-type="float" office:value="22282.8" calcext:value-type="float">
            <text:p>22282.8</text:p>
          </table:table-cell>
          <table:table-cell office:value-type="float" office:value="4314.9" calcext:value-type="float">
            <text:p>4314.9</text:p>
          </table:table-cell>
          <table:table-cell office:value-type="float" office:value="-5791.2" calcext:value-type="float">
            <text:p>-5791.2</text:p>
          </table:table-cell>
          <table:table-cell office:value-type="float" office:value="23423.9" calcext:value-type="float">
            <text:p>23423.9</text:p>
          </table:table-cell>
          <table:table-cell office:value-type="float" office:value="-2.4" calcext:value-type="float">
            <text:p>-2.4</text:p>
          </table:table-cell>
          <table:table-cell office:value-type="float" office:value="2.4" calcext:value-type="float">
            <text:p>2.4</text:p>
          </table:table-cell>
          <table:table-cell office:value-type="float" office:value="-26.2" calcext:value-type="float">
            <text:p>-26.2</text:p>
          </table:table-cell>
          <table:table-cell office:value-type="float" office:value="-22.8" calcext:value-type="float">
            <text:p>-22.8</text:p>
          </table:table-cell>
          <table:table-cell office:value-type="float" office:value="-20.2" calcext:value-type="float">
            <text:p>-20.2</text:p>
          </table:table-cell>
          <table:table-cell office:value-type="float" office:value="23.3" calcext:value-type="float">
            <text:p>23.3</text:p>
          </table:table-cell>
          <table:table-cell office:value-type="float" office:value="-31.2" calcext:value-type="float">
            <text:p>-31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15.5111344200045" calcext:value-type="float">
            <text:p>-15.5111344200045</text:p>
          </table:table-cell>
          <table:table-cell office:value-type="float" office:value="-126.920376593657" calcext:value-type="float">
            <text:p>-126.920376593657</text:p>
          </table:table-cell>
          <table:table-cell office:value-type="string" calcext:value-type="string">
            <text:p>11d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-21d</text:p>
          </table:table-cell>
          <table:table-cell office:value-type="string" calcext:value-type="string">
            <text:p>20m</text:p>
          </table:table-cell>
          <table:table-cell office:value-type="float" office:value="22406.4" calcext:value-type="float">
            <text:p>22406.4</text:p>
          </table:table-cell>
          <table:table-cell office:value-type="float" office:value="21930.8" calcext:value-type="float">
            <text:p>21930.8</text:p>
          </table:table-cell>
          <table:table-cell office:value-type="float" office:value="4591.7" calcext:value-type="float">
            <text:p>4591.7</text:p>
          </table:table-cell>
          <table:table-cell office:value-type="float" office:value="-8754.6" calcext:value-type="float">
            <text:p>-8754.6</text:p>
          </table:table-cell>
          <table:table-cell office:value-type="float" office:value="24055.9" calcext:value-type="float">
            <text:p>24055.9</text:p>
          </table:table-cell>
          <table:table-cell office:value-type="float" office:value="-2.1" calcext:value-type="float">
            <text:p>-2.1</text:p>
          </table:table-cell>
          <table:table-cell office:value-type="float" office:value="2.1" calcext:value-type="float">
            <text:p>2.1</text:p>
          </table:table-cell>
          <table:table-cell office:value-type="float" office:value="-25.5" calcext:value-type="float">
            <text:p>-25.5</text:p>
          </table:table-cell>
          <table:table-cell office:value-type="float" office:value="-22.1" calcext:value-type="float">
            <text:p>-22.1</text:p>
          </table:table-cell>
          <table:table-cell office:value-type="float" office:value="-18.9" calcext:value-type="float">
            <text:p>-18.9</text:p>
          </table:table-cell>
          <table:table-cell office:value-type="float" office:value="25.7" calcext:value-type="float">
            <text:p>25.7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19.2044764362327" calcext:value-type="float">
            <text:p>-19.2044764362327</text:p>
          </table:table-cell>
          <table:table-cell office:value-type="float" office:value="-127.740760047378" calcext:value-type="float">
            <text:p>-127.740760047378</text:p>
          </table:table-cell>
          <table:table-cell office:value-type="string" calcext:value-type="string">
            <text:p>12d</text:p>
          </table:table-cell>
          <table:table-cell office:value-type="string" calcext:value-type="string">
            <text:p>51m</text:p>
          </table:table-cell>
          <table:table-cell office:value-type="string" calcext:value-type="string">
            <text:p>-27d</text:p>
          </table:table-cell>
          <table:table-cell office:value-type="string" calcext:value-type="string">
            <text:p>54m</text:p>
          </table:table-cell>
          <table:table-cell office:value-type="float" office:value="22038.7" calcext:value-type="float">
            <text:p>22038.7</text:p>
          </table:table-cell>
          <table:table-cell office:value-type="float" office:value="21487.3" calcext:value-type="float">
            <text:p>21487.3</text:p>
          </table:table-cell>
          <table:table-cell office:value-type="float" office:value="4899" calcext:value-type="float">
            <text:p>4899</text:p>
          </table:table-cell>
          <table:table-cell office:value-type="float" office:value="-11667.7" calcext:value-type="float">
            <text:p>-11667.7</text:p>
          </table:table-cell>
          <table:table-cell office:value-type="float" office:value="24936.7" calcext:value-type="float">
            <text:p>24936.7</text:p>
          </table:table-cell>
          <table:table-cell office:value-type="float" office:value="-1.9" calcext:value-type="float">
            <text:p>-1.9</text:p>
          </table:table-cell>
          <table:table-cell office:value-type="float" office:value="1.8" calcext:value-type="float">
            <text:p>1.8</text:p>
          </table:table-cell>
          <table:table-cell office:value-type="float" office:value="-25.1" calcext:value-type="float">
            <text:p>-25.1</text:p>
          </table:table-cell>
          <table:table-cell office:value-type="float" office:value="-21.7" calcext:value-type="float">
            <text:p>-21.7</text:p>
          </table:table-cell>
          <table:table-cell office:value-type="float" office:value="-17.5" calcext:value-type="float">
            <text:p>-17.5</text:p>
          </table:table-cell>
          <table:table-cell office:value-type="float" office:value="28.1" calcext:value-type="float">
            <text:p>28.1</text:p>
          </table:table-cell>
          <table:table-cell office:value-type="float" office:value="-35.3" calcext:value-type="float">
            <text:p>-35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22.8939954115159" calcext:value-type="float">
            <text:p>-22.8939954115159</text:p>
          </table:table-cell>
          <table:table-cell office:value-type="float" office:value="-128.587049616259" calcext:value-type="float">
            <text:p>-128.587049616259</text:p>
          </table:table-cell>
          <table:table-cell office:value-type="string" calcext:value-type="string">
            <text:p>14d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-33d</text:p>
          </table:table-cell>
          <table:table-cell office:value-type="string" calcext:value-type="string">
            <text:p>55m</text:p>
          </table:table-cell>
          <table:table-cell office:value-type="float" office:value="21596.7" calcext:value-type="float">
            <text:p>21596.7</text:p>
          </table:table-cell>
          <table:table-cell office:value-type="float" office:value="20953.6" calcext:value-type="float">
            <text:p>20953.6</text:p>
          </table:table-cell>
          <table:table-cell office:value-type="float" office:value="5230.9" calcext:value-type="float">
            <text:p>5230.9</text:p>
          </table:table-cell>
          <table:table-cell office:value-type="float" office:value="-14523.8" calcext:value-type="float">
            <text:p>-14523.8</text:p>
          </table:table-cell>
          <table:table-cell office:value-type="float" office:value="26026.1" calcext:value-type="float">
            <text:p>26026.1</text:p>
          </table:table-cell>
          <table:table-cell office:value-type="float" office:value="-1.6" calcext:value-type="float">
            <text:p>-1.6</text:p>
          </table:table-cell>
          <table:table-cell office:value-type="float" office:value="1.6" calcext:value-type="float">
            <text:p>1.6</text:p>
          </table:table-cell>
          <table:table-cell office:value-type="float" office:value="-24.9" calcext:value-type="float">
            <text:p>-24.9</text:p>
          </table:table-cell>
          <table:table-cell office:value-type="float" office:value="-21.7" calcext:value-type="float">
            <text:p>-21.7</text:p>
          </table:table-cell>
          <table:table-cell office:value-type="float" office:value="-16" calcext:value-type="float">
            <text:p>-16</text:p>
          </table:table-cell>
          <table:table-cell office:value-type="float" office:value="30.9" calcext:value-type="float">
            <text:p>30.9</text:p>
          </table:table-cell>
          <table:table-cell office:value-type="float" office:value="-37.9" calcext:value-type="float">
            <text:p>-37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26.5789384375836" calcext:value-type="float">
            <text:p>-26.5789384375836</text:p>
          </table:table-cell>
          <table:table-cell office:value-type="float" office:value="-129.466321416755" calcext:value-type="float">
            <text:p>-129.466321416755</text:p>
          </table:table-cell>
          <table:table-cell office:value-type="string" calcext:value-type="string">
            <text:p>15d</text:p>
          </table:table-cell>
          <table:table-cell office:value-type="string" calcext:value-type="string">
            <text:p>21m</text:p>
          </table:table-cell>
          <table:table-cell office:value-type="string" calcext:value-type="string">
            <text:p>-39d</text:p>
          </table:table-cell>
          <table:table-cell office:value-type="string" calcext:value-type="string">
            <text:p>24m</text:p>
          </table:table-cell>
          <table:table-cell office:value-type="float" office:value="21083" calcext:value-type="float">
            <text:p>21083</text:p>
          </table:table-cell>
          <table:table-cell office:value-type="float" office:value="20330.7" calcext:value-type="float">
            <text:p>20330.7</text:p>
          </table:table-cell>
          <table:table-cell office:value-type="float" office:value="5582" calcext:value-type="float">
            <text:p>5582</text:p>
          </table:table-cell>
          <table:table-cell office:value-type="float" office:value="-17314.5" calcext:value-type="float">
            <text:p>-17314.5</text:p>
          </table:table-cell>
          <table:table-cell office:value-type="float" office:value="27281.6" calcext:value-type="float">
            <text:p>27281.6</text:p>
          </table:table-cell>
          <table:table-cell office:value-type="float" office:value="-1.3" calcext:value-type="float">
            <text:p>-1.3</text:p>
          </table:table-cell>
          <table:table-cell office:value-type="float" office:value="1.3" calcext:value-type="float">
            <text:p>1.3</text:p>
          </table:table-cell>
          <table:table-cell office:value-type="float" office:value="-24.8" calcext:value-type="float">
            <text:p>-24.8</text:p>
          </table:table-cell>
          <table:table-cell office:value-type="float" office:value="-21.8" calcext:value-type="float">
            <text:p>-21.8</text:p>
          </table:table-cell>
          <table:table-cell office:value-type="float" office:value="-14.4" calcext:value-type="float">
            <text:p>-14.4</text:p>
          </table:table-cell>
          <table:table-cell office:value-type="float" office:value="34" calcext:value-type="float">
            <text:p>34</text:p>
          </table:table-cell>
          <table:table-cell office:value-type="float" office:value="-40.8" calcext:value-type="float">
            <text:p>-40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30.2584935867624" calcext:value-type="float">
            <text:p>-30.2584935867624</text:p>
          </table:table-cell>
          <table:table-cell office:value-type="float" office:value="-130.387018291045" calcext:value-type="float">
            <text:p>-130.387018291045</text:p>
          </table:table-cell>
          <table:table-cell office:value-type="string" calcext:value-type="string">
            <text:p>16d</text:p>
          </table:table-cell>
          <table:table-cell office:value-type="string" calcext:value-type="string">
            <text:p>52m</text:p>
          </table:table-cell>
          <table:table-cell office:value-type="string" calcext:value-type="string">
            <text:p>-44d</text:p>
          </table:table-cell>
          <table:table-cell office:value-type="string" calcext:value-type="string">
            <text:p>20m</text:p>
          </table:table-cell>
          <table:table-cell office:value-type="float" office:value="20501.9" calcext:value-type="float">
            <text:p>20501.9</text:p>
          </table:table-cell>
          <table:table-cell office:value-type="float" office:value="19620.2" calcext:value-type="float">
            <text:p>19620.2</text:p>
          </table:table-cell>
          <table:table-cell office:value-type="float" office:value="5947.6" calcext:value-type="float">
            <text:p>5947.6</text:p>
          </table:table-cell>
          <table:table-cell office:value-type="float" office:value="-20030.5" calcext:value-type="float">
            <text:p>-20030.5</text:p>
          </table:table-cell>
          <table:table-cell office:value-type="float" office:value="28662.7" calcext:value-type="float">
            <text:p>28662.7</text:p>
          </table:table-cell>
          <table:table-cell office:value-type="float" office:value="-1" calcext:value-type="float">
            <text:p>-1</text:p>
          </table:table-cell>
          <table:table-cell office:value-type="float" office:value="1.2" calcext:value-type="float">
            <text:p>1.2</text:p>
          </table:table-cell>
          <table:table-cell office:value-type="float" office:value="-24.6" calcext:value-type="float">
            <text:p>-24.6</text:p>
          </table:table-cell>
          <table:table-cell office:value-type="float" office:value="-21.9" calcext:value-type="float">
            <text:p>-21.9</text:p>
          </table:table-cell>
          <table:table-cell office:value-type="float" office:value="-12.7" calcext:value-type="float">
            <text:p>-12.7</text:p>
          </table:table-cell>
          <table:table-cell office:value-type="float" office:value="37.6" calcext:value-type="float">
            <text:p>37.6</text:p>
          </table:table-cell>
          <table:table-cell office:value-type="float" office:value="-43.9" calcext:value-type="float">
            <text:p>-43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33.9317586177676" calcext:value-type="float">
            <text:p>-33.9317586177676</text:p>
          </table:table-cell>
          <table:table-cell office:value-type="float" office:value="-131.359440856969" calcext:value-type="float">
            <text:p>-131.359440856969</text:p>
          </table:table-cell>
          <table:table-cell office:value-type="string" calcext:value-type="string">
            <text:p>18d</text:p>
          </table:table-cell>
          <table:table-cell office:value-type="string" calcext:value-type="string">
            <text:p>34m</text:p>
          </table:table-cell>
          <table:table-cell office:value-type="string" calcext:value-type="string">
            <text:p>-48d</text:p>
          </table:table-cell>
          <table:table-cell office:value-type="string" calcext:value-type="string">
            <text:p>46m</text:p>
          </table:table-cell>
          <table:table-cell office:value-type="float" office:value="19859" calcext:value-type="float">
            <text:p>19859</text:p>
          </table:table-cell>
          <table:table-cell office:value-type="float" office:value="18825.1" calcext:value-type="float">
            <text:p>18825.1</text:p>
          </table:table-cell>
          <table:table-cell office:value-type="float" office:value="6324.1" calcext:value-type="float">
            <text:p>6324.1</text:p>
          </table:table-cell>
          <table:table-cell office:value-type="float" office:value="-22663.2" calcext:value-type="float">
            <text:p>-22663.2</text:p>
          </table:table-cell>
          <table:table-cell office:value-type="float" office:value="30133" calcext:value-type="float">
            <text:p>30133</text:p>
          </table:table-cell>
          <table:table-cell office:value-type="float" office:value="-0.6" calcext:value-type="float">
            <text:p>-0.6</text:p>
          </table:table-cell>
          <table:table-cell office:value-type="float" office:value="1.1" calcext:value-type="float">
            <text:p>1.1</text:p>
          </table:table-cell>
          <table:table-cell office:value-type="float" office:value="-24.1" calcext:value-type="float">
            <text:p>-24.1</text:p>
          </table:table-cell>
          <table:table-cell office:value-type="float" office:value="-21.8" calcext:value-type="float">
            <text:p>-21.8</text:p>
          </table:table-cell>
          <table:table-cell office:value-type="float" office:value="-10.8" calcext:value-type="float">
            <text:p>-10.8</text:p>
          </table:table-cell>
          <table:table-cell office:value-type="float" office:value="41.7" calcext:value-type="float">
            <text:p>41.7</text:p>
          </table:table-cell>
          <table:table-cell office:value-type="float" office:value="-47.2" calcext:value-type="float">
            <text:p>-47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37.597695021091" calcext:value-type="float">
            <text:p>-37.597695021091</text:p>
          </table:table-cell>
          <table:table-cell office:value-type="float" office:value="-132.396428988033" calcext:value-type="float">
            <text:p>-132.396428988033</text:p>
          </table:table-cell>
          <table:table-cell office:value-type="string" calcext:value-type="string">
            <text:p>20d</text:p>
          </table:table-cell>
          <table:table-cell office:value-type="string" calcext:value-type="string">
            <text:p>30m</text:p>
          </table:table-cell>
          <table:table-cell office:value-type="string" calcext:value-type="string">
            <text:p>-52d</text:p>
          </table:table-cell>
          <table:table-cell office:value-type="string" calcext:value-type="string">
            <text:p>45m</text:p>
          </table:table-cell>
          <table:table-cell office:value-type="float" office:value="19161.2" calcext:value-type="float">
            <text:p>19161.2</text:p>
          </table:table-cell>
          <table:table-cell office:value-type="float" office:value="17948.3" calcext:value-type="float">
            <text:p>17948.3</text:p>
          </table:table-cell>
          <table:table-cell office:value-type="float" office:value="6708.8" calcext:value-type="float">
            <text:p>6708.8</text:p>
          </table:table-cell>
          <table:table-cell office:value-type="float" office:value="-25205.7" calcext:value-type="float">
            <text:p>-25205.7</text:p>
          </table:table-cell>
          <table:table-cell office:value-type="float" office:value="31662" calcext:value-type="float">
            <text:p>31662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23.1" calcext:value-type="float">
            <text:p>-23.1</text:p>
          </table:table-cell>
          <table:table-cell office:value-type="float" office:value="-21.4" calcext:value-type="float">
            <text:p>-21.4</text:p>
          </table:table-cell>
          <table:table-cell office:value-type="float" office:value="-8.8" calcext:value-type="float">
            <text:p>-8.8</text:p>
          </table:table-cell>
          <table:table-cell office:value-type="float" office:value="46" calcext:value-type="float">
            <text:p>46</text:p>
          </table:table-cell>
          <table:table-cell office:value-type="float" office:value="-50.6" calcext:value-type="float">
            <text:p>-50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41.2550601227464" calcext:value-type="float">
            <text:p>-41.2550601227464</text:p>
          </table:table-cell>
          <table:table-cell office:value-type="float" office:value="-133.514331936389" calcext:value-type="float">
            <text:p>-133.514331936389</text:p>
          </table:table-cell>
          <table:table-cell office:value-type="string" calcext:value-type="string">
            <text:p>22d</text:p>
          </table:table-cell>
          <table:table-cell office:value-type="string" calcext:value-type="string">
            <text:p>41m</text:p>
          </table:table-cell>
          <table:table-cell office:value-type="string" calcext:value-type="string">
            <text:p>-56d</text:p>
          </table:table-cell>
          <table:table-cell office:value-type="string" calcext:value-type="string">
            <text:p>20m</text:p>
          </table:table-cell>
          <table:table-cell office:value-type="float" office:value="18414.7" calcext:value-type="float">
            <text:p>18414.7</text:p>
          </table:table-cell>
          <table:table-cell office:value-type="float" office:value="16991" calcext:value-type="float">
            <text:p>16991</text:p>
          </table:table-cell>
          <table:table-cell office:value-type="float" office:value="7099.8" calcext:value-type="float">
            <text:p>7099.8</text:p>
          </table:table-cell>
          <table:table-cell office:value-type="float" office:value="-27654.6" calcext:value-type="float">
            <text:p>-27654.6</text:p>
          </table:table-cell>
          <table:table-cell office:value-type="float" office:value="33224.6" calcext:value-type="float">
            <text:p>33224.6</text:p>
          </table:table-cell>
          <table:table-cell office:value-type="float" office:value="0.3" calcext:value-type="float">
            <text:p>0.3</text:p>
          </table:table-cell>
          <table:table-cell office:value-type="float" office:value="1.1" calcext:value-type="float">
            <text:p>1.1</text:p>
          </table:table-cell>
          <table:table-cell office:value-type="float" office:value="-21.5" calcext:value-type="float">
            <text:p>-21.5</text:p>
          </table:table-cell>
          <table:table-cell office:value-type="float" office:value="-20.5" calcext:value-type="float">
            <text:p>-20.5</text:p>
          </table:table-cell>
          <table:table-cell office:value-type="float" office:value="-6.7" calcext:value-type="float">
            <text:p>-6.7</text:p>
          </table:table-cell>
          <table:table-cell office:value-type="float" office:value="50.6" calcext:value-type="float">
            <text:p>50.6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44.9023054813417" calcext:value-type="float">
            <text:p>-44.9023054813417</text:p>
          </table:table-cell>
          <table:table-cell office:value-type="float" office:value="-134.73442528944" calcext:value-type="float">
            <text:p>-134.73442528944</text:p>
          </table:table-cell>
          <table:table-cell office:value-type="string" calcext:value-type="string">
            <text:p>25d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-59d</text:p>
          </table:table-cell>
          <table:table-cell office:value-type="string" calcext:value-type="string">
            <text:p>35m</text:p>
          </table:table-cell>
          <table:table-cell office:value-type="float" office:value="17622.7" calcext:value-type="float">
            <text:p>17622.7</text:p>
          </table:table-cell>
          <table:table-cell office:value-type="float" office:value="15949.7" calcext:value-type="float">
            <text:p>15949.7</text:p>
          </table:table-cell>
          <table:table-cell office:value-type="float" office:value="7494.5" calcext:value-type="float">
            <text:p>7494.5</text:p>
          </table:table-cell>
          <table:table-cell office:value-type="float" office:value="-30008.1" calcext:value-type="float">
            <text:p>-30008.1</text:p>
          </table:table-cell>
          <table:table-cell office:value-type="float" office:value="34800.1" calcext:value-type="float">
            <text:p>34800.1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office:value-type="float" office:value="-19.1" calcext:value-type="float">
            <text:p>-19.1</text:p>
          </table:table-cell>
          <table:table-cell office:value-type="float" office:value="-19" calcext:value-type="float">
            <text:p>-19</text:p>
          </table:table-cell>
          <table:table-cell office:value-type="float" office:value="-4.4" calcext:value-type="float">
            <text:p>-4.4</text:p>
          </table:table-cell>
          <table:table-cell office:value-type="float" office:value="55.2" calcext:value-type="float">
            <text:p>55.2</text:p>
          </table:table-cell>
          <table:table-cell office:value-type="float" office:value="-57.2" calcext:value-type="float">
            <text:p>-57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48.5374218802612" calcext:value-type="float">
            <text:p>-48.5374218802612</text:p>
          </table:table-cell>
          <table:table-cell office:value-type="float" office:value="-136.085037054568" calcext:value-type="float">
            <text:p>-136.085037054568</text:p>
          </table:table-cell>
          <table:table-cell office:value-type="string" calcext:value-type="string">
            <text:p>28d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-62d</text:p>
          </table:table-cell>
          <table:table-cell office:value-type="string" calcext:value-type="string">
            <text:p>31m</text:p>
          </table:table-cell>
          <table:table-cell office:value-type="float" office:value="16784.4" calcext:value-type="float">
            <text:p>16784.4</text:p>
          </table:table-cell>
          <table:table-cell office:value-type="float" office:value="14814.7" calcext:value-type="float">
            <text:p>14814.7</text:p>
          </table:table-cell>
          <table:table-cell office:value-type="float" office:value="7889.3" calcext:value-type="float">
            <text:p>7889.3</text:p>
          </table:table-cell>
          <table:table-cell office:value-type="float" office:value="-32264.4" calcext:value-type="float">
            <text:p>-32264.4</text:p>
          </table:table-cell>
          <table:table-cell office:value-type="float" office:value="36369.1" calcext:value-type="float">
            <text:p>36369.1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-15.9" calcext:value-type="float">
            <text:p>-15.9</text:p>
          </table:table-cell>
          <table:table-cell office:value-type="float" office:value="-16.9" calcext:value-type="float">
            <text:p>-16.9</text:p>
          </table:table-cell>
          <table:table-cell office:value-type="float" office:value="-2" calcext:value-type="float">
            <text:p>-2</text:p>
          </table:table-cell>
          <table:table-cell office:value-type="float" office:value="59.6" calcext:value-type="float">
            <text:p>59.6</text:p>
          </table:table-cell>
          <table:table-cell office:value-type="float" office:value="-60.2" calcext:value-type="float">
            <text:p>-60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52.1576967508832" calcext:value-type="float">
            <text:p>-52.1576967508832</text:p>
          </table:table-cell>
          <table:table-cell office:value-type="float" office:value="-137.604832240936" calcext:value-type="float">
            <text:p>-137.604832240936</text:p>
          </table:table-cell>
          <table:table-cell office:value-type="string" calcext:value-type="string">
            <text:p>31d</text:p>
          </table:table-cell>
          <table:table-cell office:value-type="string" calcext:value-type="string">
            <text:p>23m</text:p>
          </table:table-cell>
          <table:table-cell office:value-type="string" calcext:value-type="string">
            <text:p>-65d</text:p>
          </table:table-cell>
          <table:table-cell office:value-type="string" calcext:value-type="string">
            <text:p>13m</text:p>
          </table:table-cell>
          <table:table-cell office:value-type="float" office:value="15894.8" calcext:value-type="float">
            <text:p>15894.8</text:p>
          </table:table-cell>
          <table:table-cell office:value-type="float" office:value="13568.9" calcext:value-type="float">
            <text:p>13568.9</text:p>
          </table:table-cell>
          <table:table-cell office:value-type="float" office:value="8278.4" calcext:value-type="float">
            <text:p>8278.4</text:p>
          </table:table-cell>
          <table:table-cell office:value-type="float" office:value="-34418" calcext:value-type="float">
            <text:p>-34418</text:p>
          </table:table-cell>
          <table:table-cell office:value-type="float" office:value="37911" calcext:value-type="float">
            <text:p>37911</text:p>
          </table:table-cell>
          <table:table-cell office:value-type="float" office:value="1.7" calcext:value-type="float">
            <text:p>1.7</text:p>
          </table:table-cell>
          <table:table-cell office:value-type="float" office:value="1.4" calcext:value-type="float">
            <text:p>1.4</text:p>
          </table:table-cell>
          <table:table-cell office:value-type="float" office:value="-11.8" calcext:value-type="float">
            <text:p>-11.8</text:p>
          </table:table-cell>
          <table:table-cell office:value-type="float" office:value="-14.1" calcext:value-type="float">
            <text:p>-14.1</text:p>
          </table:table-cell>
          <table:table-cell office:value-type="float" office:value="0.5" calcext:value-type="float">
            <text:p>0.5</text:p>
          </table:table-cell>
          <table:table-cell office:value-type="float" office:value="63.5" calcext:value-type="float">
            <text:p>63.5</text:p>
          </table:table-cell>
          <table:table-cell office:value-type="float" office:value="-62.6" calcext:value-type="float">
            <text:p>-62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55.7593222356309" calcext:value-type="float">
            <text:p>-55.7593222356309</text:p>
          </table:table-cell>
          <table:table-cell office:value-type="float" office:value="-139.348053159577" calcext:value-type="float">
            <text:p>-139.348053159577</text:p>
          </table:table-cell>
          <table:table-cell office:value-type="string" calcext:value-type="string">
            <text:p>35d</text:p>
          </table:table-cell>
          <table:table-cell office:value-type="string" calcext:value-type="string">
            <text:p>22m</text:p>
          </table:table-cell>
          <table:table-cell office:value-type="string" calcext:value-type="string">
            <text:p>-67d</text:p>
          </table:table-cell>
          <table:table-cell office:value-type="string" calcext:value-type="string">
            <text:p>42m</text:p>
          </table:table-cell>
          <table:table-cell office:value-type="float" office:value="14947.7" calcext:value-type="float">
            <text:p>14947.7</text:p>
          </table:table-cell>
          <table:table-cell office:value-type="float" office:value="12188.5" calcext:value-type="float">
            <text:p>12188.5</text:p>
          </table:table-cell>
          <table:table-cell office:value-type="float" office:value="8652.9" calcext:value-type="float">
            <text:p>8652.9</text:p>
          </table:table-cell>
          <table:table-cell office:value-type="float" office:value="-36456.2" calcext:value-type="float">
            <text:p>-36456.2</text:p>
          </table:table-cell>
          <table:table-cell office:value-type="float" office:value="39401.6" calcext:value-type="float">
            <text:p>39401.6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-6.8" calcext:value-type="float">
            <text:p>-6.8</text:p>
          </table:table-cell>
          <table:table-cell office:value-type="float" office:value="-10.6" calcext:value-type="float">
            <text:p>-10.6</text:p>
          </table:table-cell>
          <table:table-cell office:value-type="float" office:value="3.1" calcext:value-type="float">
            <text:p>3.1</text:p>
          </table:table-cell>
          <table:table-cell office:value-type="float" office:value="66.7" calcext:value-type="float">
            <text:p>66.7</text:p>
          </table:table-cell>
          <table:table-cell office:value-type="float" office:value="-64.3" calcext:value-type="float">
            <text:p>-64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59.3367375209038" calcext:value-type="float">
            <text:p>-59.3367375209038</text:p>
          </table:table-cell>
          <table:table-cell office:value-type="float" office:value="-141.393184833859" calcext:value-type="float">
            <text:p>-141.393184833859</text:p>
          </table:table-cell>
          <table:table-cell office:value-type="string" calcext:value-type="string">
            <text:p>40d</text:p>
          </table:table-cell>
          <table:table-cell office:value-type="string" calcext:value-type="string">
            <text:p>13m</text:p>
          </table:table-cell>
          <table:table-cell office:value-type="string" calcext:value-type="string">
            <text:p>-70d</text:p>
          </table:table-cell>
          <table:table-cell office:value-type="string" calcext:value-type="string">
            <text:p>2m</text:p>
          </table:table-cell>
          <table:table-cell office:value-type="float" office:value="13940.1" calcext:value-type="float">
            <text:p>13940.1</text:p>
          </table:table-cell>
          <table:table-cell office:value-type="float" office:value="10645.6" calcext:value-type="float">
            <text:p>10645.6</text:p>
          </table:table-cell>
          <table:table-cell office:value-type="float" office:value="8999.9" calcext:value-type="float">
            <text:p>8999.9</text:p>
          </table:table-cell>
          <table:table-cell office:value-type="float" office:value="-38357" calcext:value-type="float">
            <text:p>-38357</text:p>
          </table:table-cell>
          <table:table-cell office:value-type="float" office:value="40811.6" calcext:value-type="float">
            <text:p>40811.6</text:p>
          </table:table-cell>
          <table:table-cell office:value-type="float" office:value="2.1" calcext:value-type="float">
            <text:p>2.1</text:p>
          </table:table-cell>
          <table:table-cell office:value-type="float" office:value="1.9" calcext:value-type="float">
            <text:p>1.9</text:p>
          </table:table-cell>
          <table:table-cell office:value-type="float" office:value="-1.1" calcext:value-type="float">
            <text:p>-1.1</text:p>
          </table:table-cell>
          <table:table-cell office:value-type="float" office:value="-6.4" calcext:value-type="float">
            <text:p>-6.4</text:p>
          </table:table-cell>
          <table:table-cell office:value-type="float" office:value="5.8" calcext:value-type="float">
            <text:p>5.8</text:p>
          </table:table-cell>
          <table:table-cell office:value-type="float" office:value="68.8" calcext:value-type="float">
            <text:p>68.8</text:p>
          </table:table-cell>
          <table:table-cell office:value-type="float" office:value="-65.1" calcext:value-type="float">
            <text:p>-65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62.8814747505123" calcext:value-type="float">
            <text:p>-62.8814747505123</text:p>
          </table:table-cell>
          <table:table-cell office:value-type="float" office:value="-143.857866451261" calcext:value-type="float">
            <text:p>-143.857866451261</text:p>
          </table:table-cell>
          <table:table-cell office:value-type="string" calcext:value-type="string">
            <text:p>46d</text:p>
          </table:table-cell>
          <table:table-cell office:value-type="string" calcext:value-type="string">
            <text:p>14m</text:p>
          </table:table-cell>
          <table:table-cell office:value-type="string" calcext:value-type="string">
            <text:p>-72d</text:p>
          </table:table-cell>
          <table:table-cell office:value-type="string" calcext:value-type="string">
            <text:p>11m</text:p>
          </table:table-cell>
          <table:table-cell office:value-type="float" office:value="12878.9" calcext:value-type="float">
            <text:p>12878.9</text:p>
          </table:table-cell>
          <table:table-cell office:value-type="float" office:value="8909.3" calcext:value-type="float">
            <text:p>8909.3</text:p>
          </table:table-cell>
          <table:table-cell office:value-type="float" office:value="9300" calcext:value-type="float">
            <text:p>9300</text:p>
          </table:table-cell>
          <table:table-cell office:value-type="float" office:value="-40089" calcext:value-type="float">
            <text:p>-40089</text:p>
          </table:table-cell>
          <table:table-cell office:value-type="float" office:value="42106.9" calcext:value-type="float">
            <text:p>42106.9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5.1" calcext:value-type="float">
            <text:p>5.1</text:p>
          </table:table-cell>
          <table:table-cell office:value-type="float" office:value="-1.9" calcext:value-type="float">
            <text:p>-1.9</text:p>
          </table:table-cell>
          <table:table-cell office:value-type="float" office:value="8.9" calcext:value-type="float">
            <text:p>8.9</text:p>
          </table:table-cell>
          <table:table-cell office:value-type="float" office:value="69.7" calcext:value-type="float">
            <text:p>69.7</text:p>
          </table:table-cell>
          <table:table-cell office:value-type="float" office:value="-64.8" calcext:value-type="float">
            <text:p>-64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66.3800255914698" calcext:value-type="float">
            <text:p>-66.3800255914698</text:p>
          </table:table-cell>
          <table:table-cell office:value-type="float" office:value="-146.925690611819" calcext:value-type="float">
            <text:p>-146.925690611819</text:p>
          </table:table-cell>
          <table:table-cell office:value-type="string" calcext:value-type="string">
            <text:p>53d</text:p>
          </table:table-cell>
          <table:table-cell office:value-type="string" calcext:value-type="string">
            <text:p>53m</text:p>
          </table:table-cell>
          <table:table-cell office:value-type="string" calcext:value-type="string">
            <text:p>-74d</text:p>
          </table:table-cell>
          <table:table-cell office:value-type="string" calcext:value-type="string">
            <text:p>11m</text:p>
          </table:table-cell>
          <table:table-cell office:value-type="float" office:value="11788.5" calcext:value-type="float">
            <text:p>11788.5</text:p>
          </table:table-cell>
          <table:table-cell office:value-type="float" office:value="6947.8" calcext:value-type="float">
            <text:p>6947.8</text:p>
          </table:table-cell>
          <table:table-cell office:value-type="float" office:value="9523.5" calcext:value-type="float">
            <text:p>9523.5</text:p>
          </table:table-cell>
          <table:table-cell office:value-type="float" office:value="-41612.8" calcext:value-type="float">
            <text:p>-41612.8</text:p>
          </table:table-cell>
          <table:table-cell office:value-type="float" office:value="43250.4" calcext:value-type="float">
            <text:p>43250.4</text:p>
          </table:table-cell>
          <table:table-cell office:value-type="float" office:value="1.5" calcext:value-type="float">
            <text:p>1.5</text:p>
          </table:table-cell>
          <table:table-cell office:value-type="float" office:value="2.4" calcext:value-type="float">
            <text:p>2.4</text:p>
          </table:table-cell>
          <table:table-cell office:value-type="float" office:value="11.5" calcext:value-type="float">
            <text:p>11.5</text:p>
          </table:table-cell>
          <table:table-cell office:value-type="float" office:value="2.7" calcext:value-type="float">
            <text:p>2.7</text:p>
          </table:table-cell>
          <table:table-cell office:value-type="float" office:value="12.3" calcext:value-type="float">
            <text:p>12.3</text:p>
          </table:table-cell>
          <table:table-cell office:value-type="float" office:value="69" calcext:value-type="float">
            <text:p>69</text:p>
          </table:table-cell>
          <table:table-cell office:value-type="float" office:value="-63.3" calcext:value-type="float">
            <text:p>-63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69.8096542539291" calcext:value-type="float">
            <text:p>-69.8096542539291</text:p>
          </table:table-cell>
          <table:table-cell office:value-type="float" office:value="-150.896566745838" calcext:value-type="float">
            <text:p>-150.896566745838</text:p>
          </table:table-cell>
          <table:table-cell office:value-type="string" calcext:value-type="string">
            <text:p>63d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-75d</text:p>
          </table:table-cell>
          <table:table-cell office:value-type="string" calcext:value-type="string">
            <text:p>58m</text:p>
          </table:table-cell>
          <table:table-cell office:value-type="float" office:value="10717.5" calcext:value-type="float">
            <text:p>10717.5</text:p>
          </table:table-cell>
          <table:table-cell office:value-type="float" office:value="4725.7" calcext:value-type="float">
            <text:p>4725.7</text:p>
          </table:table-cell>
          <table:table-cell office:value-type="float" office:value="9619.3" calcext:value-type="float">
            <text:p>9619.3</text:p>
          </table:table-cell>
          <table:table-cell office:value-type="float" office:value="-42886" calcext:value-type="float">
            <text:p>-42886</text:p>
          </table:table-cell>
          <table:table-cell office:value-type="float" office:value="44204.9" calcext:value-type="float">
            <text:p>44204.9</text:p>
          </table:table-cell>
          <table:table-cell office:value-type="float" office:value="0.3" calcext:value-type="float">
            <text:p>0.3</text:p>
          </table:table-cell>
          <table:table-cell office:value-type="float" office:value="2.6" calcext:value-type="float">
            <text:p>2.6</text:p>
          </table:table-cell>
          <table:table-cell office:value-type="float" office:value="17.6" calcext:value-type="float">
            <text:p>17.6</text:p>
          </table:table-cell>
          <table:table-cell office:value-type="float" office:value="6.9" calcext:value-type="float">
            <text:p>6.9</text:p>
          </table:table-cell>
          <table:table-cell office:value-type="float" office:value="16.1" calcext:value-type="float">
            <text:p>16.1</text:p>
          </table:table-cell>
          <table:table-cell office:value-type="float" office:value="66.6" calcext:value-type="float">
            <text:p>66.6</text:p>
          </table:table-cell>
          <table:table-cell office:value-type="float" office:value="-60.4" calcext:value-type="float">
            <text:p>-60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73.1296190816497" calcext:value-type="float">
            <text:p>-73.1296190816497</text:p>
          </table:table-cell>
          <table:table-cell office:value-type="float" office:value="-156.284952953502" calcext:value-type="float">
            <text:p>-156.284952953502</text:p>
          </table:table-cell>
          <table:table-cell office:value-type="string" calcext:value-type="string">
            <text:p>76d</text:p>
          </table:table-cell>
          <table:table-cell office:value-type="string" calcext:value-type="string">
            <text:p>57m</text:p>
          </table:table-cell>
          <table:table-cell office:value-type="string" calcext:value-type="string">
            <text:p>-77d</text:p>
          </table:table-cell>
          <table:table-cell office:value-type="string" calcext:value-type="string">
            <text:p>29m</text:p>
          </table:table-cell>
          <table:table-cell office:value-type="float" office:value="9743.7" calcext:value-type="float">
            <text:p>9743.7</text:p>
          </table:table-cell>
          <table:table-cell office:value-type="float" office:value="2200.4" calcext:value-type="float">
            <text:p>2200.4</text:p>
          </table:table-cell>
          <table:table-cell office:value-type="float" office:value="9492" calcext:value-type="float">
            <text:p>9492</text:p>
          </table:table-cell>
          <table:table-cell office:value-type="float" office:value="-43867.5" calcext:value-type="float">
            <text:p>-43867.5</text:p>
          </table:table-cell>
          <table:table-cell office:value-type="float" office:value="44936.6" calcext:value-type="float">
            <text:p>44936.6</text:p>
          </table:table-cell>
          <table:table-cell office:value-type="float" office:value="-1.8" calcext:value-type="float">
            <text:p>-1.8</text:p>
          </table:table-cell>
          <table:table-cell office:value-type="float" office:value="2.7" calcext:value-type="float">
            <text:p>2.7</text:p>
          </table:table-cell>
          <table:table-cell office:value-type="float" office:value="22.4" calcext:value-type="float">
            <text:p>22.4</text:p>
          </table:table-cell>
          <table:table-cell office:value-type="float" office:value="10" calcext:value-type="float">
            <text:p>10</text:p>
          </table:table-cell>
          <table:table-cell office:value-type="float" office:value="20.7" calcext:value-type="float">
            <text:p>20.7</text:p>
          </table:table-cell>
          <table:table-cell office:value-type="float" office:value="62.5" calcext:value-type="float">
            <text:p>62.5</text:p>
          </table:table-cell>
          <table:table-cell office:value-type="float" office:value="-56.1" calcext:value-type="float">
            <text:p>-56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76.261549320053" calcext:value-type="float">
            <text:p>-76.261549320053</text:p>
          </table:table-cell>
          <table:table-cell office:value-type="float" office:value="-164.011411700551" calcext:value-type="float">
            <text:p>-164.011411700551</text:p>
          </table:table-cell>
          <table:table-cell office:value-type="string" calcext:value-type="string">
            <text:p>94d</text:p>
          </table:table-cell>
          <table:table-cell office:value-type="string" calcext:value-type="string">
            <text:p>20m</text:p>
          </table:table-cell>
          <table:table-cell office:value-type="string" calcext:value-type="string">
            <text:p>-78d</text:p>
          </table:table-cell>
          <table:table-cell office:value-type="string" calcext:value-type="string">
            <text:p>37m</text:p>
          </table:table-cell>
          <table:table-cell office:value-type="float" office:value="8970.4" calcext:value-type="float">
            <text:p>8970.4</text:p>
          </table:table-cell>
          <table:table-cell office:value-type="float" office:value="-677.8" calcext:value-type="float">
            <text:p>-677.8</text:p>
          </table:table-cell>
          <table:table-cell office:value-type="float" office:value="8944.8" calcext:value-type="float">
            <text:p>8944.8</text:p>
          </table:table-cell>
          <table:table-cell office:value-type="float" office:value="-44524.5" calcext:value-type="float">
            <text:p>-44524.5</text:p>
          </table:table-cell>
          <table:table-cell office:value-type="float" office:value="45419.1" calcext:value-type="float">
            <text:p>45419.1</text:p>
          </table:table-cell>
          <table:table-cell office:value-type="float" office:value="-4.9" calcext:value-type="float">
            <text:p>-4.9</text:p>
          </table:table-cell>
          <table:table-cell office:value-type="float" office:value="2.7" calcext:value-type="float">
            <text:p>2.7</text:p>
          </table:table-cell>
          <table:table-cell office:value-type="float" office:value="25.1" calcext:value-type="float">
            <text:p>25.1</text:p>
          </table:table-cell>
          <table:table-cell office:value-type="float" office:value="10.9" calcext:value-type="float">
            <text:p>10.9</text:p>
          </table:table-cell>
          <table:table-cell office:value-type="float" office:value="26" calcext:value-type="float">
            <text:p>26</text:p>
          </table:table-cell>
          <table:table-cell office:value-type="float" office:value="56.6" calcext:value-type="float">
            <text:p>56.6</text:p>
          </table:table-cell>
          <table:table-cell office:value-type="float" office:value="-50.5" calcext:value-type="float">
            <text:p>-50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79.0442791172359" calcext:value-type="float">
            <text:p>-79.0442791172359</text:p>
          </table:table-cell>
          <table:table-cell office:value-type="float" office:value="-175.719523680879" calcext:value-type="float">
            <text:p>-175.719523680879</text:p>
          </table:table-cell>
          <table:table-cell office:value-type="string" calcext:value-type="string">
            <text:p>117d</text:p>
          </table:table-cell>
          <table:table-cell office:value-type="string" calcext:value-type="string">
            <text:p>20m</text:p>
          </table:table-cell>
          <table:table-cell office:value-type="string" calcext:value-type="string">
            <text:p>-79d</text:p>
          </table:table-cell>
          <table:table-cell office:value-type="string" calcext:value-type="string">
            <text:p>16m</text:p>
          </table:table-cell>
          <table:table-cell office:value-type="float" office:value="8504.6" calcext:value-type="float">
            <text:p>8504.6</text:p>
          </table:table-cell>
          <table:table-cell office:value-type="float" office:value="-3905.1" calcext:value-type="float">
            <text:p>-3905.1</text:p>
          </table:table-cell>
          <table:table-cell office:value-type="float" office:value="7555.1" calcext:value-type="float">
            <text:p>7555.1</text:p>
          </table:table-cell>
          <table:table-cell office:value-type="float" office:value="-44836.4" calcext:value-type="float">
            <text:p>-44836.4</text:p>
          </table:table-cell>
          <table:table-cell office:value-type="float" office:value="45635.8" calcext:value-type="float">
            <text:p>45635.8</text:p>
          </table:table-cell>
          <table:table-cell office:value-type="float" office:value="-8.7" calcext:value-type="float">
            <text:p>-8.7</text:p>
          </table:table-cell>
          <table:table-cell office:value-type="float" office:value="2.5" calcext:value-type="float">
            <text:p>2.5</text:p>
          </table:table-cell>
          <table:table-cell office:value-type="float" office:value="24.6" calcext:value-type="float">
            <text:p>24.6</text:p>
          </table:table-cell>
          <table:table-cell office:value-type="float" office:value="7.9" calcext:value-type="float">
            <text:p>7.9</text:p>
          </table:table-cell>
          <table:table-cell office:value-type="float" office:value="31.7" calcext:value-type="float">
            <text:p>31.7</text:p>
          </table:table-cell>
          <table:table-cell office:value-type="float" office:value="49.3" calcext:value-type="float">
            <text:p>49.3</text:p>
          </table:table-cell>
          <table:table-cell office:value-type="float" office:value="-43.8" calcext:value-type="float">
            <text:p>-43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81.1433567249969" calcext:value-type="float">
            <text:p>-81.1433567249969</text:p>
          </table:table-cell>
          <table:table-cell office:value-type="float" office:value="166.188504586377" calcext:value-type="float">
            <text:p>166.188504586377</text:p>
          </table:table-cell>
          <table:table-cell office:value-type="string" calcext:value-type="string">
            <text:p>147d</text:p>
          </table:table-cell>
          <table:table-cell office:value-type="string" calcext:value-type="string">
            <text:p>22m</text:p>
          </table:table-cell>
          <table:table-cell office:value-type="string" calcext:value-type="string">
            <text:p>-79d</text:p>
          </table:table-cell>
          <table:table-cell office:value-type="string" calcext:value-type="string">
            <text:p>22m</text:p>
          </table:table-cell>
          <table:table-cell office:value-type="float" office:value="8412.8" calcext:value-type="float">
            <text:p>8412.8</text:p>
          </table:table-cell>
          <table:table-cell office:value-type="float" office:value="-7084.2" calcext:value-type="float">
            <text:p>-7084.2</text:p>
          </table:table-cell>
          <table:table-cell office:value-type="float" office:value="4537.4" calcext:value-type="float">
            <text:p>4537.4</text:p>
          </table:table-cell>
          <table:table-cell office:value-type="float" office:value="-44798.6" calcext:value-type="float">
            <text:p>-44798.6</text:p>
          </table:table-cell>
          <table:table-cell office:value-type="float" office:value="45581.7" calcext:value-type="float">
            <text:p>45581.7</text:p>
          </table:table-cell>
          <table:table-cell office:value-type="float" office:value="-12.1" calcext:value-type="float">
            <text:p>-12.1</text:p>
          </table:table-cell>
          <table:table-cell office:value-type="float" office:value="2.1" calcext:value-type="float">
            <text:p>2.1</text:p>
          </table:table-cell>
          <table:table-cell office:value-type="float" office:value="21" calcext:value-type="float">
            <text:p>21</text:p>
          </table:table-cell>
          <table:table-cell office:value-type="float" office:value="-1.6" calcext:value-type="float">
            <text:p>-1.6</text:p>
          </table:table-cell>
          <table:table-cell office:value-type="float" office:value="36.2" calcext:value-type="float">
            <text:p>36.2</text:p>
          </table:table-cell>
          <table:table-cell office:value-type="float" office:value="40.8" calcext:value-type="float">
            <text:p>40.8</text:p>
          </table:table-cell>
          <table:table-cell office:value-type="float" office:value="-36.3" calcext:value-type="float">
            <text:p>-36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82.0015843381657" calcext:value-type="float">
            <text:p>-82.0015843381657</text:p>
          </table:table-cell>
          <table:table-cell office:value-type="float" office:value="141.199499721535" calcext:value-type="float">
            <text:p>141.199499721535</text:p>
          </table:table-cell>
          <table:table-cell office:value-type="string" calcext:value-type="string">
            <text:p>-176d</text:p>
          </table:table-cell>
          <table:table-cell office:value-type="string" calcext:value-type="string">
            <text:p>25m</text:p>
          </table:table-cell>
          <table:table-cell office:value-type="string" calcext:value-type="string">
            <text:p>-78d</text:p>
          </table:table-cell>
          <table:table-cell office:value-type="string" calcext:value-type="string">
            <text:p>57m</text:p>
          </table:table-cell>
          <table:table-cell office:value-type="float" office:value="8680.1" calcext:value-type="float">
            <text:p>8680.1</text:p>
          </table:table-cell>
          <table:table-cell office:value-type="float" office:value="-8663" calcext:value-type="float">
            <text:p>-8663</text:p>
          </table:table-cell>
          <table:table-cell office:value-type="float" office:value="-543.1" calcext:value-type="float">
            <text:p>-543.1</text:p>
          </table:table-cell>
          <table:table-cell office:value-type="float" office:value="-44423.9" calcext:value-type="float">
            <text:p>-44423.9</text:p>
          </table:table-cell>
          <table:table-cell office:value-type="float" office:value="45264" calcext:value-type="float">
            <text:p>45264</text:p>
          </table:table-cell>
          <table:table-cell office:value-type="float" office:value="-14" calcext:value-type="float">
            <text:p>-14</text:p>
          </table:table-cell>
          <table:table-cell office:value-type="float" office:value="1.6" calcext:value-type="float">
            <text:p>1.6</text:p>
          </table:table-cell>
          <table:table-cell office:value-type="float" office:value="15.3" calcext:value-type="float">
            <text:p>15.3</text:p>
          </table:table-cell>
          <table:table-cell office:value-type="float" office:value="-17.4" calcext:value-type="float">
            <text:p>-17.4</text:p>
          </table:table-cell>
          <table:table-cell office:value-type="float" office:value="34.4" calcext:value-type="float">
            <text:p>34.4</text:p>
          </table:table-cell>
          <table:table-cell office:value-type="float" office:value="31.7" calcext:value-type="float">
            <text:p>31.7</text:p>
          </table:table-cell>
          <table:table-cell office:value-type="float" office:value="-28.2" calcext:value-type="float">
            <text:p>-28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81.2458498460423" calcext:value-type="float">
            <text:p>-81.2458498460423</text:p>
          </table:table-cell>
          <table:table-cell office:value-type="float" office:value="115.900376725761" calcext:value-type="float">
            <text:p>115.900376725761</text:p>
          </table:table-cell>
          <table:table-cell office:value-type="string" calcext:value-type="string">
            <text:p>-141d</text:p>
          </table:table-cell>
          <table:table-cell office:value-type="string" calcext:value-type="string">
            <text:p>33m</text:p>
          </table:table-cell>
          <table:table-cell office:value-type="string" calcext:value-type="string">
            <text:p>-78d</text:p>
          </table:table-cell>
          <table:table-cell office:value-type="string" calcext:value-type="string">
            <text:p>6m</text:p>
          </table:table-cell>
          <table:table-cell office:value-type="float" office:value="9215.3" calcext:value-type="float">
            <text:p>9215.3</text:p>
          </table:table-cell>
          <table:table-cell office:value-type="float" office:value="-7216.6" calcext:value-type="float">
            <text:p>-7216.6</text:p>
          </table:table-cell>
          <table:table-cell office:value-type="float" office:value="-5730.8" calcext:value-type="float">
            <text:p>-5730.8</text:p>
          </table:table-cell>
          <table:table-cell office:value-type="float" office:value="-43740.6" calcext:value-type="float">
            <text:p>-43740.6</text:p>
          </table:table-cell>
          <table:table-cell office:value-type="float" office:value="44700.8" calcext:value-type="float">
            <text:p>44700.8</text:p>
          </table:table-cell>
          <table:table-cell office:value-type="float" office:value="-14.4" calcext:value-type="float">
            <text:p>-14.4</text:p>
          </table:table-cell>
          <table:table-cell office:value-type="float" office:value="1.1" calcext:value-type="float">
            <text:p>1.1</text:p>
          </table:table-cell>
          <table:table-cell office:value-type="float" office:value="9.4" calcext:value-type="float">
            <text:p>9.4</text:p>
          </table:table-cell>
          <table:table-cell office:value-type="float" office:value="-31.3" calcext:value-type="float">
            <text:p>-31.3</text:p>
          </table:table-cell>
          <table:table-cell office:value-type="float" office:value="24.5" calcext:value-type="float">
            <text:p>24.5</text:p>
          </table:table-cell>
          <table:table-cell office:value-type="float" office:value="22.5" calcext:value-type="float">
            <text:p>22.5</text:p>
          </table:table-cell>
          <table:table-cell office:value-type="float" office:value="-20.1" calcext:value-type="float">
            <text:p>-20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79.2094249463824" calcext:value-type="float">
            <text:p>-79.2094249463824</text:p>
          </table:table-cell>
          <table:table-cell office:value-type="float" office:value="97.3048570429337" calcext:value-type="float">
            <text:p>97.3048570429337</text:p>
          </table:table-cell>
          <table:table-cell office:value-type="string" calcext:value-type="string">
            <text:p>-115d</text:p>
          </table:table-cell>
          <table:table-cell office:value-type="string" calcext:value-type="string">
            <text:p>20m</text:p>
          </table:table-cell>
          <table:table-cell office:value-type="string" calcext:value-type="string">
            <text:p>-76d</text:p>
          </table:table-cell>
          <table:table-cell office:value-type="string" calcext:value-type="string">
            <text:p>59m</text:p>
          </table:table-cell>
          <table:table-cell office:value-type="float" office:value="9896.6" calcext:value-type="float">
            <text:p>9896.6</text:p>
          </table:table-cell>
          <table:table-cell office:value-type="float" office:value="-4235.2" calcext:value-type="float">
            <text:p>-4235.2</text:p>
          </table:table-cell>
          <table:table-cell office:value-type="float" office:value="-8944.6" calcext:value-type="float">
            <text:p>-8944.6</text:p>
          </table:table-cell>
          <table:table-cell office:value-type="float" office:value="-42789.9" calcext:value-type="float">
            <text:p>-42789.9</text:p>
          </table:table-cell>
          <table:table-cell office:value-type="float" office:value="43919.5" calcext:value-type="float">
            <text:p>43919.5</text:p>
          </table:table-cell>
          <table:table-cell office:value-type="float" office:value="-13.8" calcext:value-type="float">
            <text:p>-13.8</text:p>
          </table:table-cell>
          <table:table-cell office:value-type="float" office:value="0.6" calcext:value-type="float">
            <text:p>0.6</text:p>
          </table:table-cell>
          <table:table-cell office:value-type="float" office:value="4.3" calcext:value-type="float">
            <text:p>4.3</text:p>
          </table:table-cell>
          <table:table-cell office:value-type="float" office:value="-37.6" calcext:value-type="float">
            <text:p>-37.6</text:p>
          </table:table-cell>
          <table:table-cell office:value-type="float" office:value="13.2" calcext:value-type="float">
            <text:p>13.2</text:p>
          </table:table-cell>
          <table:table-cell office:value-type="float" office:value="13.5" calcext:value-type="float">
            <text:p>13.5</text:p>
          </table:table-cell>
          <table:table-cell office:value-type="float" office:value="-12.2" calcext:value-type="float">
            <text:p>-12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76.4573039796536" calcext:value-type="float">
            <text:p>-76.4573039796536</text:p>
          </table:table-cell>
          <table:table-cell office:value-type="float" office:value="85.2469071800423" calcext:value-type="float">
            <text:p>85.2469071800423</text:p>
          </table:table-cell>
          <table:table-cell office:value-type="string" calcext:value-type="string">
            <text:p>-97d</text:p>
          </table:table-cell>
          <table:table-cell office:value-type="string" calcext:value-type="string">
            <text:p>25m</text:p>
          </table:table-cell>
          <table:table-cell office:value-type="string" calcext:value-type="string">
            <text:p>-75d</text:p>
          </table:table-cell>
          <table:table-cell office:value-type="string" calcext:value-type="string">
            <text:p>42m</text:p>
          </table:table-cell>
          <table:table-cell office:value-type="float" office:value="10614.1" calcext:value-type="float">
            <text:p>10614.1</text:p>
          </table:table-cell>
          <table:table-cell office:value-type="float" office:value="-1370.5" calcext:value-type="float">
            <text:p>-1370.5</text:p>
          </table:table-cell>
          <table:table-cell office:value-type="float" office:value="-10525.3" calcext:value-type="float">
            <text:p>-10525.3</text:p>
          </table:table-cell>
          <table:table-cell office:value-type="float" office:value="-41621.7" calcext:value-type="float">
            <text:p>-41621.7</text:p>
          </table:table-cell>
          <table:table-cell office:value-type="float" office:value="42953.7" calcext:value-type="float">
            <text:p>42953.7</text:p>
          </table:table-cell>
          <table:table-cell office:value-type="float" office:value="-12.6" calcext:value-type="float">
            <text:p>-12.6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-38.8" calcext:value-type="float">
            <text:p>-38.8</text:p>
          </table:table-cell>
          <table:table-cell office:value-type="float" office:value="4.7" calcext:value-type="float">
            <text:p>4.7</text:p>
          </table:table-cell>
          <table:table-cell office:value-type="float" office:value="5.1" calcext:value-type="float">
            <text:p>5.1</text:p>
          </table:table-cell>
          <table:table-cell office:value-type="float" office:value="-4.8" calcext:value-type="float">
            <text:p>-4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73.3393927816206" calcext:value-type="float">
            <text:p>-73.3393927816206</text:p>
          </table:table-cell>
          <table:table-cell office:value-type="float" office:value="77.3143427129841" calcext:value-type="float">
            <text:p>77.3143427129841</text:p>
          </table:table-cell>
          <table:table-cell office:value-type="string" calcext:value-type="string">
            <text:p>-85d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-74d</text:p>
          </table:table-cell>
          <table:table-cell office:value-type="string" calcext:value-type="string">
            <text:p>21m</text:p>
          </table:table-cell>
          <table:table-cell office:value-type="float" office:value="11287.5" calcext:value-type="float">
            <text:p>11287.5</text:p>
          </table:table-cell>
          <table:table-cell office:value-type="float" office:value="981.4" calcext:value-type="float">
            <text:p>981.4</text:p>
          </table:table-cell>
          <table:table-cell office:value-type="float" office:value="-11244.8" calcext:value-type="float">
            <text:p>-11244.8</text:p>
          </table:table-cell>
          <table:table-cell office:value-type="float" office:value="-40290.2" calcext:value-type="float">
            <text:p>-40290.2</text:p>
          </table:table-cell>
          <table:table-cell office:value-type="float" office:value="41841.4" calcext:value-type="float">
            <text:p>41841.4</text:p>
          </table:table-cell>
          <table:table-cell office:value-type="float" office:value="-11.4" calcext:value-type="float">
            <text:p>-11.4</text:p>
          </table:table-cell>
          <table:table-cell office:value-type="float" office:value="-0.2" calcext:value-type="float">
            <text:p>-0.2</text:p>
          </table:table-cell>
          <table:table-cell office:value-type="float" office:value="-2.3" calcext:value-type="float">
            <text:p>-2.3</text:p>
          </table:table-cell>
          <table:table-cell office:value-type="float" office:value="-37.6" calcext:value-type="float">
            <text:p>-37.6</text:p>
          </table:table-cell>
          <table:table-cell office:value-type="float" office:value="-0.9" calcext:value-type="float">
            <text:p>-0.9</text:p>
          </table:table-cell>
          <table:table-cell office:value-type="float" office:value="-2.6" calcext:value-type="float">
            <text:p>-2.6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70.0251079466827" calcext:value-type="float">
            <text:p>-70.0251079466827</text:p>
          </table:table-cell>
          <table:table-cell office:value-type="float" office:value="71.8036118565716" calcext:value-type="float">
            <text:p>71.8036118565716</text:p>
          </table:table-cell>
          <table:table-cell office:value-type="string" calcext:value-type="string">
            <text:p>-76d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-73d</text:p>
          </table:table-cell>
          <table:table-cell office:value-type="string" calcext:value-type="string">
            <text:p>1m</text:p>
          </table:table-cell>
          <table:table-cell office:value-type="float" office:value="11866.9" calcext:value-type="float">
            <text:p>11866.9</text:p>
          </table:table-cell>
          <table:table-cell office:value-type="float" office:value="2860.6" calcext:value-type="float">
            <text:p>2860.6</text:p>
          </table:table-cell>
          <table:table-cell office:value-type="float" office:value="-11517" calcext:value-type="float">
            <text:p>-11517</text:p>
          </table:table-cell>
          <table:table-cell office:value-type="float" office:value="-38850.4" calcext:value-type="float">
            <text:p>-38850.4</text:p>
          </table:table-cell>
          <table:table-cell office:value-type="float" office:value="40622.3" calcext:value-type="float">
            <text:p>40622.3</text:p>
          </table:table-cell>
          <table:table-cell office:value-type="float" office:value="-10.3" calcext:value-type="float">
            <text:p>-10.3</text:p>
          </table:table-cell>
          <table:table-cell office:value-type="float" office:value="-0.6" calcext:value-type="float">
            <text:p>-0.6</text:p>
          </table:table-cell>
          <table:table-cell office:value-type="float" office:value="-4.2" calcext:value-type="float">
            <text:p>-4.2</text:p>
          </table:table-cell>
          <table:table-cell office:value-type="float" office:value="-35.6" calcext:value-type="float">
            <text:p>-35.6</text:p>
          </table:table-cell>
          <table:table-cell office:value-type="float" office:value="-4.4" calcext:value-type="float">
            <text:p>-4.4</text:p>
          </table:table-cell>
          <table:table-cell office:value-type="float" office:value="-9.6" calcext:value-type="float">
            <text:p>-9.6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66.5965600747271" calcext:value-type="float">
            <text:p>-66.5965600747271</text:p>
          </table:table-cell>
          <table:table-cell office:value-type="float" office:value="67.7566209671182" calcext:value-type="float">
            <text:p>67.7566209671182</text:p>
          </table:table-cell>
          <table:table-cell office:value-type="string" calcext:value-type="string">
            <text:p>-69d</text:p>
          </table:table-cell>
          <table:table-cell office:value-type="string" calcext:value-type="string">
            <text:p>17m</text:p>
          </table:table-cell>
          <table:table-cell office:value-type="string" calcext:value-type="string">
            <text:p>-71d</text:p>
          </table:table-cell>
          <table:table-cell office:value-type="string" calcext:value-type="string">
            <text:p>44m</text:p>
          </table:table-cell>
          <table:table-cell office:value-type="float" office:value="12327.8" calcext:value-type="float">
            <text:p>12327.8</text:p>
          </table:table-cell>
          <table:table-cell office:value-type="float" office:value="4362.5" calcext:value-type="float">
            <text:p>4362.5</text:p>
          </table:table-cell>
          <table:table-cell office:value-type="float" office:value="-11530" calcext:value-type="float">
            <text:p>-11530</text:p>
          </table:table-cell>
          <table:table-cell office:value-type="float" office:value="-37354.6" calcext:value-type="float">
            <text:p>-37354.6</text:p>
          </table:table-cell>
          <table:table-cell office:value-type="float" office:value="39336.2" calcext:value-type="float">
            <text:p>39336.2</text:p>
          </table:table-cell>
          <table:table-cell office:value-type="float" office:value="-9.3" calcext:value-type="float">
            <text:p>-9.3</text:p>
          </table:table-cell>
          <table:table-cell office:value-type="float" office:value="-0.9" calcext:value-type="float">
            <text:p>-0.9</text:p>
          </table:table-cell>
          <table:table-cell office:value-type="float" office:value="-5.7" calcext:value-type="float">
            <text:p>-5.7</text:p>
          </table:table-cell>
          <table:table-cell office:value-type="float" office:value="-33.3" calcext:value-type="float">
            <text:p>-33.3</text:p>
          </table:table-cell>
          <table:table-cell office:value-type="float" office:value="-6.5" calcext:value-type="float">
            <text:p>-6.5</text:p>
          </table:table-cell>
          <table:table-cell office:value-type="float" office:value="-16" calcext:value-type="float">
            <text:p>-16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63.0962380019234" calcext:value-type="float">
            <text:p>-63.0962380019234</text:p>
          </table:table-cell>
          <table:table-cell office:value-type="float" office:value="64.6389966916326" calcext:value-type="float">
            <text:p>64.6389966916326</text:p>
          </table:table-cell>
          <table:table-cell office:value-type="string" calcext:value-type="string">
            <text:p>-63d</text:p>
          </table:table-cell>
          <table:table-cell office:value-type="string" calcext:value-type="string">
            <text:p>54m</text:p>
          </table:table-cell>
          <table:table-cell office:value-type="string" calcext:value-type="string">
            <text:p>-70d</text:p>
          </table:table-cell>
          <table:table-cell office:value-type="string" calcext:value-type="string">
            <text:p>33m</text:p>
          </table:table-cell>
          <table:table-cell office:value-type="float" office:value="12665.2" calcext:value-type="float">
            <text:p>12665.2</text:p>
          </table:table-cell>
          <table:table-cell office:value-type="float" office:value="5570.8" calcext:value-type="float">
            <text:p>5570.8</text:p>
          </table:table-cell>
          <table:table-cell office:value-type="float" office:value="-11374.3" calcext:value-type="float">
            <text:p>-11374.3</text:p>
          </table:table-cell>
          <table:table-cell office:value-type="float" office:value="-35849.9" calcext:value-type="float">
            <text:p>-35849.9</text:p>
          </table:table-cell>
          <table:table-cell office:value-type="float" office:value="38021.4" calcext:value-type="float">
            <text:p>38021.4</text:p>
          </table:table-cell>
          <table:table-cell office:value-type="float" office:value="-8.5" calcext:value-type="float">
            <text:p>-8.5</text:p>
          </table:table-cell>
          <table:table-cell office:value-type="float" office:value="-1.2" calcext:value-type="float">
            <text:p>-1.2</text:p>
          </table:table-cell>
          <table:table-cell office:value-type="float" office:value="-6.9" calcext:value-type="float">
            <text:p>-6.9</text:p>
          </table:table-cell>
          <table:table-cell office:value-type="float" office:value="-31" calcext:value-type="float">
            <text:p>-31</text:p>
          </table:table-cell>
          <table:table-cell office:value-type="float" office:value="-7.5" calcext:value-type="float">
            <text:p>-7.5</text:p>
          </table:table-cell>
          <table:table-cell office:value-type="float" office:value="-22" calcext:value-type="float">
            <text:p>-22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59.5477559582248" calcext:value-type="float">
            <text:p>-59.5477559582248</text:p>
          </table:table-cell>
          <table:table-cell office:value-type="float" office:value="62.1402268987725" calcext:value-type="float">
            <text:p>62.1402268987725</text:p>
          </table:table-cell>
          <table:table-cell office:value-type="string" calcext:value-type="string">
            <text:p>-59d</text:p>
          </table:table-cell>
          <table:table-cell office:value-type="string" calcext:value-type="string">
            <text:p>26m</text:p>
          </table:table-cell>
          <table:table-cell office:value-type="string" calcext:value-type="string">
            <text:p>-69d</text:p>
          </table:table-cell>
          <table:table-cell office:value-type="string" calcext:value-type="string">
            <text:p>27m</text:p>
          </table:table-cell>
          <table:table-cell office:value-type="float" office:value="12889.6" calcext:value-type="float">
            <text:p>12889.6</text:p>
          </table:table-cell>
          <table:table-cell office:value-type="float" office:value="6555" calcext:value-type="float">
            <text:p>6555</text:p>
          </table:table-cell>
          <table:table-cell office:value-type="float" office:value="-11098.4" calcext:value-type="float">
            <text:p>-11098.4</text:p>
          </table:table-cell>
          <table:table-cell office:value-type="float" office:value="-34375.6" calcext:value-type="float">
            <text:p>-34375.6</text:p>
          </table:table-cell>
          <table:table-cell office:value-type="float" office:value="36712.8" calcext:value-type="float">
            <text:p>36712.8</text:p>
          </table:table-cell>
          <table:table-cell office:value-type="float" office:value="-7.7" calcext:value-type="float">
            <text:p>-7.7</text:p>
          </table:table-cell>
          <table:table-cell office:value-type="float" office:value="-1.6" calcext:value-type="float">
            <text:p>-1.6</text:p>
          </table:table-cell>
          <table:table-cell office:value-type="float" office:value="-7.7" calcext:value-type="float">
            <text:p>-7.7</text:p>
          </table:table-cell>
          <table:table-cell office:value-type="float" office:value="-28.7" calcext:value-type="float">
            <text:p>-28.7</text:p>
          </table:table-cell>
          <table:table-cell office:value-type="float" office:value="-8" calcext:value-type="float">
            <text:p>-8</text:p>
          </table:table-cell>
          <table:table-cell office:value-type="float" office:value="-27.9" calcext:value-type="float">
            <text:p>-27.9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55.965100882326" calcext:value-type="float">
            <text:p>-55.965100882326</text:p>
          </table:table-cell>
          <table:table-cell office:value-type="float" office:value="60.0708405856721" calcext:value-type="float">
            <text:p>60.0708405856721</text:p>
          </table:table-cell>
          <table:table-cell office:value-type="string" calcext:value-type="string">
            <text:p>-55d</text:p>
          </table:table-cell>
          <table:table-cell office:value-type="string" calcext:value-type="string">
            <text:p>30m</text:p>
          </table:table-cell>
          <table:table-cell office:value-type="string" calcext:value-type="string">
            <text:p>-68d</text:p>
          </table:table-cell>
          <table:table-cell office:value-type="string" calcext:value-type="string">
            <text:p>27m</text:p>
          </table:table-cell>
          <table:table-cell office:value-type="float" office:value="13022.4" calcext:value-type="float">
            <text:p>13022.4</text:p>
          </table:table-cell>
          <table:table-cell office:value-type="float" office:value="7376.6" calcext:value-type="float">
            <text:p>7376.6</text:p>
          </table:table-cell>
          <table:table-cell office:value-type="float" office:value="-10731.7" calcext:value-type="float">
            <text:p>-10731.7</text:p>
          </table:table-cell>
          <table:table-cell office:value-type="float" office:value="-32961.4" calcext:value-type="float">
            <text:p>-32961.4</text:p>
          </table:table-cell>
          <table:table-cell office:value-type="float" office:value="35440.6" calcext:value-type="float">
            <text:p>35440.6</text:p>
          </table:table-cell>
          <table:table-cell office:value-type="float" office:value="-7" calcext:value-type="float">
            <text:p>-7</text:p>
          </table:table-cell>
          <table:table-cell office:value-type="float" office:value="-1.9" calcext:value-type="float">
            <text:p>-1.9</text:p>
          </table:table-cell>
          <table:table-cell office:value-type="float" office:value="-8.1" calcext:value-type="float">
            <text:p>-8.1</text:p>
          </table:table-cell>
          <table:table-cell office:value-type="float" office:value="-26.3" calcext:value-type="float">
            <text:p>-26.3</text:p>
          </table:table-cell>
          <table:table-cell office:value-type="float" office:value="-8.2" calcext:value-type="float">
            <text:p>-8.2</text:p>
          </table:table-cell>
          <table:table-cell office:value-type="float" office:value="-33.8" calcext:value-type="float">
            <text:p>-33.8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52.3570232771328" calcext:value-type="float">
            <text:p>-52.3570232771328</text:p>
          </table:table-cell>
          <table:table-cell office:value-type="float" office:value="58.3097832175143" calcext:value-type="float">
            <text:p>58.3097832175143</text:p>
          </table:table-cell>
          <table:table-cell office:value-type="string" calcext:value-type="string">
            <text:p>-51d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-67d</text:p>
          </table:table-cell>
          <table:table-cell office:value-type="string" calcext:value-type="string">
            <text:p>31m</text:p>
          </table:table-cell>
          <table:table-cell office:value-type="float" office:value="13092.9" calcext:value-type="float">
            <text:p>13092.9</text:p>
          </table:table-cell>
          <table:table-cell office:value-type="float" office:value="8091.7" calcext:value-type="float">
            <text:p>8091.7</text:p>
          </table:table-cell>
          <table:table-cell office:value-type="float" office:value="-10293.2" calcext:value-type="float">
            <text:p>-10293.2</text:p>
          </table:table-cell>
          <table:table-cell office:value-type="float" office:value="-31625.1" calcext:value-type="float">
            <text:p>-31625.1</text:p>
          </table:table-cell>
          <table:table-cell office:value-type="float" office:value="34228.2" calcext:value-type="float">
            <text:p>34228.2</text:p>
          </table:table-cell>
          <table:table-cell office:value-type="float" office:value="-6.2" calcext:value-type="float">
            <text:p>-6.2</text:p>
          </table:table-cell>
          <table:table-cell office:value-type="float" office:value="-2.3" calcext:value-type="float">
            <text:p>-2.3</text:p>
          </table:table-cell>
          <table:table-cell office:value-type="float" office:value="-7.9" calcext:value-type="float">
            <text:p>-7.9</text:p>
          </table:table-cell>
          <table:table-cell office:value-type="float" office:value="-23.4" calcext:value-type="float">
            <text:p>-23.4</text:p>
          </table:table-cell>
          <table:table-cell office:value-type="float" office:value="-8.3" calcext:value-type="float">
            <text:p>-8.3</text:p>
          </table:table-cell>
          <table:table-cell office:value-type="float" office:value="-39.7" calcext:value-type="float">
            <text:p>-39.7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48.7292651201867" calcext:value-type="float">
            <text:p>-48.7292651201867</text:p>
          </table:table-cell>
          <table:table-cell office:value-type="float" office:value="56.7764951861115" calcext:value-type="float">
            <text:p>56.7764951861115</text:p>
          </table:table-cell>
          <table:table-cell office:value-type="string" calcext:value-type="string">
            <text:p>-48d</text:p>
          </table:table-cell>
          <table:table-cell office:value-type="string" calcext:value-type="string">
            <text:p>13m</text:p>
          </table:table-cell>
          <table:table-cell office:value-type="string" calcext:value-type="string">
            <text:p>-66d</text:p>
          </table:table-cell>
          <table:table-cell office:value-type="string" calcext:value-type="string">
            <text:p>37m</text:p>
          </table:table-cell>
          <table:table-cell office:value-type="float" office:value="13135.7" calcext:value-type="float">
            <text:p>13135.7</text:p>
          </table:table-cell>
          <table:table-cell office:value-type="float" office:value="8752.4" calcext:value-type="float">
            <text:p>8752.4</text:p>
          </table:table-cell>
          <table:table-cell office:value-type="float" office:value="-9795" calcext:value-type="float">
            <text:p>-9795</text:p>
          </table:table-cell>
          <table:table-cell office:value-type="float" office:value="-30372.8" calcext:value-type="float">
            <text:p>-30372.8</text:p>
          </table:table-cell>
          <table:table-cell office:value-type="float" office:value="33091.6" calcext:value-type="float">
            <text:p>33091.6</text:p>
          </table:table-cell>
          <table:table-cell office:value-type="float" office:value="-5.4" calcext:value-type="float">
            <text:p>-5.4</text:p>
          </table:table-cell>
          <table:table-cell office:value-type="float" office:value="-2.5" calcext:value-type="float">
            <text:p>-2.5</text:p>
          </table:table-cell>
          <table:table-cell office:value-type="float" office:value="-6.7" calcext:value-type="float">
            <text:p>-6.7</text:p>
          </table:table-cell>
          <table:table-cell office:value-type="float" office:value="-19.8" calcext:value-type="float">
            <text:p>-19.8</text:p>
          </table:table-cell>
          <table:table-cell office:value-type="float" office:value="-8.7" calcext:value-type="float">
            <text:p>-8.7</text:p>
          </table:table-cell>
          <table:table-cell office:value-type="float" office:value="-45.4" calcext:value-type="float">
            <text:p>-45.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45.0857606060746" calcext:value-type="float">
            <text:p>-45.0857606060746</text:p>
          </table:table-cell>
          <table:table-cell office:value-type="float" office:value="55.4154225944713" calcext:value-type="float">
            <text:p>55.4154225944713</text:p>
          </table:table-cell>
          <table:table-cell office:value-type="string" calcext:value-type="string">
            <text:p>-44d</text:p>
          </table:table-cell>
          <table:table-cell office:value-type="string" calcext:value-type="string">
            <text:p>30m</text:p>
          </table:table-cell>
          <table:table-cell office:value-type="string" calcext:value-type="string">
            <text:p>-65d</text:p>
          </table:table-cell>
          <table:table-cell office:value-type="string" calcext:value-type="string">
            <text:p>42m</text:p>
          </table:table-cell>
          <table:table-cell office:value-type="float" office:value="13188.4" calcext:value-type="float">
            <text:p>13188.4</text:p>
          </table:table-cell>
          <table:table-cell office:value-type="float" office:value="9406.3" calcext:value-type="float">
            <text:p>9406.3</text:p>
          </table:table-cell>
          <table:table-cell office:value-type="float" office:value="-9244.2" calcext:value-type="float">
            <text:p>-9244.2</text:p>
          </table:table-cell>
          <table:table-cell office:value-type="float" office:value="-29198.8" calcext:value-type="float">
            <text:p>-29198.8</text:p>
          </table:table-cell>
          <table:table-cell office:value-type="float" office:value="32039.1" calcext:value-type="float">
            <text:p>32039.1</text:p>
          </table:table-cell>
          <table:table-cell office:value-type="float" office:value="-4.5" calcext:value-type="float">
            <text:p>-4.5</text:p>
          </table:table-cell>
          <table:table-cell office:value-type="float" office:value="-2.6" calcext:value-type="float">
            <text:p>-2.6</text:p>
          </table:table-cell>
          <table:table-cell office:value-type="float" office:value="-4.3" calcext:value-type="float">
            <text:p>-4.3</text:p>
          </table:table-cell>
          <table:table-cell office:value-type="float" office:value="-15" calcext:value-type="float">
            <text:p>-15</text:p>
          </table:table-cell>
          <table:table-cell office:value-type="float" office:value="-9.2" calcext:value-type="float">
            <text:p>-9.2</text:p>
          </table:table-cell>
          <table:table-cell office:value-type="float" office:value="-50.4" calcext:value-type="float">
            <text:p>-50.4</text:p>
          </table:table-cell>
          <table:table-cell office:value-type="float" office:value="44.1" calcext:value-type="float">
            <text:p>44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41.4293182381863" calcext:value-type="float">
            <text:p>-41.4293182381863</text:p>
          </table:table-cell>
          <table:table-cell office:value-type="float" office:value="54.1870413730511" calcext:value-type="float">
            <text:p>54.1870413730511</text:p>
          </table:table-cell>
          <table:table-cell office:value-type="string" calcext:value-type="string">
            <text:p>-40d</text:p>
          </table:table-cell>
          <table:table-cell office:value-type="string" calcext:value-type="string">
            <text:p>34m</text:p>
          </table:table-cell>
          <table:table-cell office:value-type="string" calcext:value-type="string">
            <text:p>-64d</text:p>
          </table:table-cell>
          <table:table-cell office:value-type="string" calcext:value-type="string">
            <text:p>41m</text:p>
          </table:table-cell>
          <table:table-cell office:value-type="float" office:value="13290.8" calcext:value-type="float">
            <text:p>13290.8</text:p>
          </table:table-cell>
          <table:table-cell office:value-type="float" office:value="10095.8" calcext:value-type="float">
            <text:p>10095.8</text:p>
          </table:table-cell>
          <table:table-cell office:value-type="float" office:value="-8644" calcext:value-type="float">
            <text:p>-8644</text:p>
          </table:table-cell>
          <table:table-cell office:value-type="float" office:value="-28087.1" calcext:value-type="float">
            <text:p>-28087.1</text:p>
          </table:table-cell>
          <table:table-cell office:value-type="float" office:value="31073" calcext:value-type="float">
            <text:p>31073</text:p>
          </table:table-cell>
          <table:table-cell office:value-type="float" office:value="-3.5" calcext:value-type="float">
            <text:p>-3.5</text:p>
          </table:table-cell>
          <table:table-cell office:value-type="float" office:value="-2.6" calcext:value-type="float">
            <text:p>-2.6</text:p>
          </table:table-cell>
          <table:table-cell office:value-type="float" office:value="-0.6" calcext:value-type="float">
            <text:p>-0.6</text:p>
          </table:table-cell>
          <table:table-cell office:value-type="float" office:value="-9.2" calcext:value-type="float">
            <text:p>-9.2</text:p>
          </table:table-cell>
          <table:table-cell office:value-type="float" office:value="-9.9" calcext:value-type="float">
            <text:p>-9.9</text:p>
          </table:table-cell>
          <table:table-cell office:value-type="float" office:value="-54.1" calcext:value-type="float">
            <text:p>-54.1</text:p>
          </table:table-cell>
          <table:table-cell office:value-type="float" office:value="48.6" calcext:value-type="float">
            <text:p>48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37.7620261811917" calcext:value-type="float">
            <text:p>-37.7620261811917</text:p>
          </table:table-cell>
          <table:table-cell office:value-type="float" office:value="53.0624429944952" calcext:value-type="float">
            <text:p>53.0624429944952</text:p>
          </table:table-cell>
          <table:table-cell office:value-type="string" calcext:value-type="string">
            <text:p>-36d</text:p>
          </table:table-cell>
          <table:table-cell office:value-type="string" calcext:value-type="string">
            <text:p>22m</text:p>
          </table:table-cell>
          <table:table-cell office:value-type="string" calcext:value-type="string">
            <text:p>-63d</text:p>
          </table:table-cell>
          <table:table-cell office:value-type="string" calcext:value-type="string">
            <text:p>28m</text:p>
          </table:table-cell>
          <table:table-cell office:value-type="float" office:value="13484.2" calcext:value-type="float">
            <text:p>13484.2</text:p>
          </table:table-cell>
          <table:table-cell office:value-type="float" office:value="10857.7" calcext:value-type="float">
            <text:p>10857.7</text:p>
          </table:table-cell>
          <table:table-cell office:value-type="float" office:value="-7995.8" calcext:value-type="float">
            <text:p>-7995.8</text:p>
          </table:table-cell>
          <table:table-cell office:value-type="float" office:value="-27012.5" calcext:value-type="float">
            <text:p>-27012.5</text:p>
          </table:table-cell>
          <table:table-cell office:value-type="float" office:value="30191" calcext:value-type="float">
            <text:p>30191</text:p>
          </table:table-cell>
          <table:table-cell office:value-type="float" office:value="-2.5" calcext:value-type="float">
            <text:p>-2.5</text:p>
          </table:table-cell>
          <table:table-cell office:value-type="float" office:value="-2.4" calcext:value-type="float">
            <text:p>-2.4</text:p>
          </table:table-cell>
          <table:table-cell office:value-type="float" office:value="4.5" calcext:value-type="float">
            <text:p>4.5</text:p>
          </table:table-cell>
          <table:table-cell office:value-type="float" office:value="-2.3" calcext:value-type="float">
            <text:p>-2.3</text:p>
          </table:table-cell>
          <table:table-cell office:value-type="float" office:value="-10.6" calcext:value-type="float">
            <text:p>-10.6</text:p>
          </table:table-cell>
          <table:table-cell office:value-type="float" office:value="-55.9" calcext:value-type="float">
            <text:p>-55.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34.0855024912902" calcext:value-type="float">
            <text:p>-34.0855024912902</text:p>
          </table:table-cell>
          <table:table-cell office:value-type="float" office:value="52.0199484805897" calcext:value-type="float">
            <text:p>52.0199484805897</text:p>
          </table:table-cell>
          <table:table-cell office:value-type="string" calcext:value-type="string">
            <text:p>-31d</text:p>
          </table:table-cell>
          <table:table-cell office:value-type="string" calcext:value-type="string">
            <text:p>55m</text:p>
          </table:table-cell>
          <table:table-cell office:value-type="string" calcext:value-type="string">
            <text:p>-61d</text:p>
          </table:table-cell>
          <table:table-cell office:value-type="string" calcext:value-type="string">
            <text:p>58m</text:p>
          </table:table-cell>
          <table:table-cell office:value-type="float" office:value="13810.7" calcext:value-type="float">
            <text:p>13810.7</text:p>
          </table:table-cell>
          <table:table-cell office:value-type="float" office:value="11723" calcext:value-type="float">
            <text:p>11723</text:p>
          </table:table-cell>
          <table:table-cell office:value-type="float" office:value="-7301.2" calcext:value-type="float">
            <text:p>-7301.2</text:p>
          </table:table-cell>
          <table:table-cell office:value-type="float" office:value="-25941.3" calcext:value-type="float">
            <text:p>-25941.3</text:p>
          </table:table-cell>
          <table:table-cell office:value-type="float" office:value="29388.5" calcext:value-type="float">
            <text:p>29388.5</text:p>
          </table:table-cell>
          <table:table-cell office:value-type="float" office:value="-1.7" calcext:value-type="float">
            <text:p>-1.7</text:p>
          </table:table-cell>
          <table:table-cell office:value-type="float" office:value="-2" calcext:value-type="float">
            <text:p>-2</text:p>
          </table:table-cell>
          <table:table-cell office:value-type="float" office:value="10.4" calcext:value-type="float">
            <text:p>10.4</text:p>
          </table:table-cell>
          <table:table-cell office:value-type="float" office:value="5.3" calcext:value-type="float">
            <text:p>5.3</text:p>
          </table:table-cell>
          <table:table-cell office:value-type="float" office:value="-11.3" calcext:value-type="float">
            <text:p>-11.3</text:p>
          </table:table-cell>
          <table:table-cell office:value-type="float" office:value="-55.4" calcext:value-type="float">
            <text:p>-55.4</text:p>
          </table:table-cell>
          <table:table-cell office:value-type="float" office:value="53.8" calcext:value-type="float">
            <text:p>53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30.4010545774655" calcext:value-type="float">
            <text:p>-30.4010545774655</text:p>
          </table:table-cell>
          <table:table-cell office:value-type="float" office:value="51.042921103268" calcext:value-type="float">
            <text:p>51.042921103268</text:p>
          </table:table-cell>
          <table:table-cell office:value-type="string" calcext:value-type="string">
            <text:p>-27d</text:p>
          </table:table-cell>
          <table:table-cell office:value-type="string" calcext:value-type="string">
            <text:p>18m</text:p>
          </table:table-cell>
          <table:table-cell office:value-type="string" calcext:value-type="string">
            <text:p>-60d</text:p>
          </table:table-cell>
          <table:table-cell office:value-type="string" calcext:value-type="string">
            <text:p>3m</text:p>
          </table:table-cell>
          <table:table-cell office:value-type="float" office:value="14310.4" calcext:value-type="float">
            <text:p>14310.4</text:p>
          </table:table-cell>
          <table:table-cell office:value-type="float" office:value="12716.1" calcext:value-type="float">
            <text:p>12716.1</text:p>
          </table:table-cell>
          <table:table-cell office:value-type="float" office:value="-6564.2" calcext:value-type="float">
            <text:p>-6564.2</text:p>
          </table:table-cell>
          <table:table-cell office:value-type="float" office:value="-24831.5" calcext:value-type="float">
            <text:p>-24831.5</text:p>
          </table:table-cell>
          <table:table-cell office:value-type="float" office:value="28660" calcext:value-type="float">
            <text:p>28660</text:p>
          </table:table-cell>
          <table:table-cell office:value-type="float" office:value="-1" calcext:value-type="float">
            <text:p>-1</text:p>
          </table:table-cell>
          <table:table-cell office:value-type="float" office:value="-1.4" calcext:value-type="float">
            <text:p>-1.4</text:p>
          </table:table-cell>
          <table:table-cell office:value-type="float" office:value="16.9" calcext:value-type="float">
            <text:p>16.9</text:p>
          </table:table-cell>
          <table:table-cell office:value-type="float" office:value="13.1" calcext:value-type="float">
            <text:p>13.1</text:p>
          </table:table-cell>
          <table:table-cell office:value-type="float" office:value="-11.6" calcext:value-type="float">
            <text:p>-11.6</text:p>
          </table:table-cell>
          <table:table-cell office:value-type="float" office:value="-52.1" calcext:value-type="float">
            <text:p>-52.1</text:p>
          </table:table-cell>
          <table:table-cell office:value-type="float" office:value="53.6" calcext:value-type="float">
            <text:p>53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26.7097834144185" calcext:value-type="float">
            <text:p>-26.7097834144185</text:p>
          </table:table-cell>
          <table:table-cell office:value-type="float" office:value="50.11831124027" calcext:value-type="float">
            <text:p>50.11831124027</text:p>
          </table:table-cell>
          <table:table-cell office:value-type="string" calcext:value-type="string">
            <text:p>-22d</text:p>
          </table:table-cell>
          <table:table-cell office:value-type="string" calcext:value-type="string">
            <text:p>42m</text:p>
          </table:table-cell>
          <table:table-cell office:value-type="string" calcext:value-type="string">
            <text:p>-57d</text:p>
          </table:table-cell>
          <table:table-cell office:value-type="string" calcext:value-type="string">
            <text:p>34m</text:p>
          </table:table-cell>
          <table:table-cell office:value-type="float" office:value="15015.6" calcext:value-type="float">
            <text:p>15015.6</text:p>
          </table:table-cell>
          <table:table-cell office:value-type="float" office:value="13853" calcext:value-type="float">
            <text:p>13853</text:p>
          </table:table-cell>
          <table:table-cell office:value-type="float" office:value="-5793.3" calcext:value-type="float">
            <text:p>-5793.3</text:p>
          </table:table-cell>
          <table:table-cell office:value-type="float" office:value="-23632.8" calcext:value-type="float">
            <text:p>-23632.8</text:p>
          </table:table-cell>
          <table:table-cell office:value-type="float" office:value="27999.6" calcext:value-type="float">
            <text:p>27999.6</text:p>
          </table:table-cell>
          <table:table-cell table:number-columns-repeated="2" office:value-type="float" office:value="-0.6" calcext:value-type="float">
            <text:p>-0.6</text:p>
          </table:table-cell>
          <table:table-cell office:value-type="float" office:value="23.2" calcext:value-type="float">
            <text:p>23.2</text:p>
          </table:table-cell>
          <table:table-cell office:value-type="float" office:value="20.4" calcext:value-type="float">
            <text:p>20.4</text:p>
          </table:table-cell>
          <table:table-cell office:value-type="float" office:value="-11.3" calcext:value-type="float">
            <text:p>-11.3</text:p>
          </table:table-cell>
          <table:table-cell office:value-type="float" office:value="-46" calcext:value-type="float">
            <text:p>-46</text:p>
          </table:table-cell>
          <table:table-cell office:value-type="float" office:value="51.3" calcext:value-type="float">
            <text:p>51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23.0126529311512" calcext:value-type="float">
            <text:p>-23.0126529311512</text:p>
          </table:table-cell>
          <table:table-cell office:value-type="float" office:value="49.2356617383207" calcext:value-type="float">
            <text:p>49.2356617383207</text:p>
          </table:table-cell>
          <table:table-cell office:value-type="string" calcext:value-type="string">
            <text:p>-18d</text:p>
          </table:table-cell>
          <table:table-cell office:value-type="string" calcext:value-type="string">
            <text:p>17m</text:p>
          </table:table-cell>
          <table:table-cell office:value-type="string" calcext:value-type="string">
            <text:p>-54d</text:p>
          </table:table-cell>
          <table:table-cell office:value-type="string" calcext:value-type="string">
            <text:p>25m</text:p>
          </table:table-cell>
          <table:table-cell office:value-type="float" office:value="15943" calcext:value-type="float">
            <text:p>15943</text:p>
          </table:table-cell>
          <table:table-cell office:value-type="float" office:value="15138.2" calcext:value-type="float">
            <text:p>15138.2</text:p>
          </table:table-cell>
          <table:table-cell office:value-type="float" office:value="-5001.4" calcext:value-type="float">
            <text:p>-5001.4</text:p>
          </table:table-cell>
          <table:table-cell office:value-type="float" office:value="-22286.7" calcext:value-type="float">
            <text:p>-22286.7</text:p>
          </table:table-cell>
          <table:table-cell office:value-type="float" office:value="27402.1" calcext:value-type="float">
            <text:p>27402.1</text:p>
          </table:table-cell>
          <table:table-cell office:value-type="float" office:value="-0.3" calcext:value-type="float">
            <text:p>-0.3</text:p>
          </table:table-cell>
          <table:table-cell office:value-type="float" office:value="0.2" calcext:value-type="float">
            <text:p>0.2</text:p>
          </table:table-cell>
          <table:table-cell office:value-type="float" office:value="28.5" calcext:value-type="float">
            <text:p>28.5</text:p>
          </table:table-cell>
          <table:table-cell office:value-type="float" office:value="26.6" calcext:value-type="float">
            <text:p>26.6</text:p>
          </table:table-cell>
          <table:table-cell office:value-type="float" office:value="-10.3" calcext:value-type="float">
            <text:p>-10.3</text:p>
          </table:table-cell>
          <table:table-cell office:value-type="float" office:value="-37.5" calcext:value-type="float">
            <text:p>-37.5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19.3105367953754" calcext:value-type="float">
            <text:p>-19.3105367953754</text:p>
          </table:table-cell>
          <table:table-cell office:value-type="float" office:value="48.3864102857127" calcext:value-type="float">
            <text:p>48.3864102857127</text:p>
          </table:table-cell>
          <table:table-cell office:value-type="string" calcext:value-type="string">
            <text:p>-14d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-50d</text:p>
          </table:table-cell>
          <table:table-cell office:value-type="string" calcext:value-type="string">
            <text:p>30m</text:p>
          </table:table-cell>
          <table:table-cell office:value-type="float" office:value="17086.3" calcext:value-type="float">
            <text:p>17086.3</text:p>
          </table:table-cell>
          <table:table-cell office:value-type="float" office:value="16560.6" calcext:value-type="float">
            <text:p>16560.6</text:p>
          </table:table-cell>
          <table:table-cell office:value-type="float" office:value="-4205.9" calcext:value-type="float">
            <text:p>-4205.9</text:p>
          </table:table-cell>
          <table:table-cell office:value-type="float" office:value="-20730.2" calcext:value-type="float">
            <text:p>-20730.2</text:p>
          </table:table-cell>
          <table:table-cell office:value-type="float" office:value="26864.1" calcext:value-type="float">
            <text:p>26864.1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32.3" calcext:value-type="float">
            <text:p>32.3</text:p>
          </table:table-cell>
          <table:table-cell office:value-type="float" office:value="31.1" calcext:value-type="float">
            <text:p>31.1</text:p>
          </table:table-cell>
          <table:table-cell office:value-type="float" office:value="-8.4" calcext:value-type="float">
            <text:p>-8.4</text:p>
          </table:table-cell>
          <table:table-cell office:value-type="float" office:value="-27.1" calcext:value-type="float">
            <text:p>-27.1</text:p>
          </table:table-cell>
          <table:table-cell office:value-type="float" office:value="41.4" calcext:value-type="float">
            <text:p>41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15.6042501285337" calcext:value-type="float">
            <text:p>-15.6042501285337</text:p>
          </table:table-cell>
          <table:table-cell office:value-type="float" office:value="47.5633874394216" calcext:value-type="float">
            <text:p>47.5633874394216</text:p>
          </table:table-cell>
          <table:table-cell office:value-type="string" calcext:value-type="string">
            <text:p>-10d</text:p>
          </table:table-cell>
          <table:table-cell office:value-type="string" calcext:value-type="string">
            <text:p>43m</text:p>
          </table:table-cell>
          <table:table-cell office:value-type="string" calcext:value-type="string">
            <text:p>-45d</text:p>
          </table:table-cell>
          <table:table-cell office:value-type="string" calcext:value-type="string">
            <text:p>45m</text:p>
          </table:table-cell>
          <table:table-cell office:value-type="float" office:value="18412.5" calcext:value-type="float">
            <text:p>18412.5</text:p>
          </table:table-cell>
          <table:table-cell office:value-type="float" office:value="18090.9" calcext:value-type="float">
            <text:p>18090.9</text:p>
          </table:table-cell>
          <table:table-cell office:value-type="float" office:value="-3426.4" calcext:value-type="float">
            <text:p>-3426.4</text:p>
          </table:table-cell>
          <table:table-cell office:value-type="float" office:value="-18900.9" calcext:value-type="float">
            <text:p>-18900.9</text:p>
          </table:table-cell>
          <table:table-cell office:value-type="float" office:value="26386.8" calcext:value-type="float">
            <text:p>26386.8</text:p>
          </table:table-cell>
          <table:table-cell office:value-type="float" office:value="0.1" calcext:value-type="float">
            <text:p>0.1</text:p>
          </table:table-cell>
          <table:table-cell office:value-type="float" office:value="1.8" calcext:value-type="float">
            <text:p>1.8</text:p>
          </table:table-cell>
          <table:table-cell office:value-type="float" office:value="34.1" calcext:value-type="float">
            <text:p>34.1</text:p>
          </table:table-cell>
          <table:table-cell office:value-type="float" office:value="33.7" calcext:value-type="float">
            <text:p>33.7</text:p>
          </table:table-cell>
          <table:table-cell office:value-type="float" office:value="-5.6" calcext:value-type="float">
            <text:p>-5.6</text:p>
          </table:table-cell>
          <table:table-cell office:value-type="float" office:value="-15.5" calcext:value-type="float">
            <text:p>-15.5</text:p>
          </table:table-cell>
          <table:table-cell office:value-type="float" office:value="34.9" calcext:value-type="float">
            <text:p>34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11.8945710001329" calcext:value-type="float">
            <text:p>-11.8945710001329</text:p>
          </table:table-cell>
          <table:table-cell office:value-type="float" office:value="46.7604456433572" calcext:value-type="float">
            <text:p>46.7604456433572</text:p>
          </table:table-cell>
          <table:table-cell office:value-type="string" calcext:value-type="string">
            <text:p>-7d</text:p>
          </table:table-cell>
          <table:table-cell office:value-type="string" calcext:value-type="string">
            <text:p>46m</text:p>
          </table:table-cell>
          <table:table-cell office:value-type="string" calcext:value-type="string">
            <text:p>-40d</text:p>
          </table:table-cell>
          <table:table-cell office:value-type="string" calcext:value-type="string">
            <text:p>8m</text:p>
          </table:table-cell>
          <table:table-cell office:value-type="float" office:value="19862.7" calcext:value-type="float">
            <text:p>19862.7</text:p>
          </table:table-cell>
          <table:table-cell office:value-type="float" office:value="19680.8" calcext:value-type="float">
            <text:p>19680.8</text:p>
          </table:table-cell>
          <table:table-cell office:value-type="float" office:value="-2682" calcext:value-type="float">
            <text:p>-2682</text:p>
          </table:table-cell>
          <table:table-cell office:value-type="float" office:value="-16745.1" calcext:value-type="float">
            <text:p>-16745.1</text:p>
          </table:table-cell>
          <table:table-cell office:value-type="float" office:value="25979.3" calcext:value-type="float">
            <text:p>25979.3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-2.1" calcext:value-type="float">
            <text:p>-2.1</text:p>
          </table:table-cell>
          <table:table-cell office:value-type="float" office:value="-3.7" calcext:value-type="float">
            <text:p>-3.7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8.18225487496454" calcext:value-type="float">
            <text:p>-8.18225487496454</text:p>
          </table:table-cell>
          <table:table-cell office:value-type="float" office:value="45.9721767519686" calcext:value-type="float">
            <text:p>45.9721767519686</text:p>
          </table:table-cell>
          <table:table-cell office:value-type="string" calcext:value-type="string">
            <text:p>-5d</text:p>
          </table:table-cell>
          <table:table-cell office:value-type="string" calcext:value-type="string">
            <text:p>21m</text:p>
          </table:table-cell>
          <table:table-cell office:value-type="string" calcext:value-type="string">
            <text:p>-33d</text:p>
          </table:table-cell>
          <table:table-cell office:value-type="string" calcext:value-type="string">
            <text:p>40m</text:p>
          </table:table-cell>
          <table:table-cell office:value-type="float" office:value="21357.8" calcext:value-type="float">
            <text:p>21357.8</text:p>
          </table:table-cell>
          <table:table-cell office:value-type="float" office:value="21264.9" calcext:value-type="float">
            <text:p>21264.9</text:p>
          </table:table-cell>
          <table:table-cell office:value-type="float" office:value="-1989.8" calcext:value-type="float">
            <text:p>-1989.8</text:p>
          </table:table-cell>
          <table:table-cell office:value-type="float" office:value="-14226.1" calcext:value-type="float">
            <text:p>-14226.1</text:p>
          </table:table-cell>
          <table:table-cell office:value-type="float" office:value="25662" calcext:value-type="float">
            <text:p>25662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32.1" calcext:value-type="float">
            <text:p>32.1</text:p>
          </table:table-cell>
          <table:table-cell office:value-type="float" office:value="32.4" calcext:value-type="float">
            <text:p>32.4</text:p>
          </table:table-cell>
          <table:table-cell office:value-type="float" office:value="2" calcext:value-type="float">
            <text:p>2</text:p>
          </table:table-cell>
          <table:table-cell office:value-type="float" office:value="7.3" calcext:value-type="float">
            <text:p>7.3</text:p>
          </table:table-cell>
          <table:table-cell office:value-type="float" office:value="22.7" calcext:value-type="float">
            <text:p>22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4.46804427924828" calcext:value-type="float">
            <text:p>-4.46804427924828</text:p>
          </table:table-cell>
          <table:table-cell office:value-type="float" office:value="45.1936892251024" calcext:value-type="float">
            <text:p>45.1936892251024</text:p>
          </table:table-cell>
          <table:table-cell office:value-type="string" calcext:value-type="string">
            <text:p>-3d</text:p>
          </table:table-cell>
          <table:table-cell office:value-type="string" calcext:value-type="string">
            <text:p>25m</text:p>
          </table:table-cell>
          <table:table-cell office:value-type="string" calcext:value-type="string">
            <text:p>-26d</text:p>
          </table:table-cell>
          <table:table-cell office:value-type="string" calcext:value-type="string">
            <text:p>25m</text:p>
          </table:table-cell>
          <table:table-cell office:value-type="float" office:value="22807.4" calcext:value-type="float">
            <text:p>22807.4</text:p>
          </table:table-cell>
          <table:table-cell office:value-type="float" office:value="22766.7" calcext:value-type="float">
            <text:p>22766.7</text:p>
          </table:table-cell>
          <table:table-cell office:value-type="float" office:value="-1362" calcext:value-type="float">
            <text:p>-1362</text:p>
          </table:table-cell>
          <table:table-cell office:value-type="float" office:value="-11331.6" calcext:value-type="float">
            <text:p>-11331.6</text:p>
          </table:table-cell>
          <table:table-cell office:value-type="float" office:value="25467.3" calcext:value-type="float">
            <text:p>25467.3</text:p>
          </table:table-cell>
          <table:table-cell office:value-type="float" office:value="1.2" calcext:value-type="float">
            <text:p>1.2</text:p>
          </table:table-cell>
          <table:table-cell office:value-type="float" office:value="3.8" calcext:value-type="float">
            <text:p>3.8</text:p>
          </table:table-cell>
          <table:table-cell office:value-type="float" office:value="28.7" calcext:value-type="float">
            <text:p>28.7</text:p>
          </table:table-cell>
          <table:table-cell office:value-type="float" office:value="29.2" calcext:value-type="float">
            <text:p>29.2</text:p>
          </table:table-cell>
          <table:table-cell office:value-type="float" office:value="6.5" calcext:value-type="float">
            <text:p>6.5</text:p>
          </table:table-cell>
          <table:table-cell office:value-type="float" office:value="16.8" calcext:value-type="float">
            <text:p>16.8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0.752675205074431" calcext:value-type="float">
            <text:p>-0.752675205074431</text:p>
          </table:table-cell>
          <table:table-cell office:value-type="float" office:value="44.4204247326054" calcext:value-type="float">
            <text:p>44.4204247326054</text:p>
          </table:table-cell>
          <table:table-cell office:value-type="string" calcext:value-type="string">
            <text:p>-1d</text:p>
          </table:table-cell>
          <table:table-cell office:value-type="string" calcext:value-type="string">
            <text:p>55m</text:p>
          </table:table-cell>
          <table:table-cell office:value-type="string" calcext:value-type="string">
            <text:p>-18d</text:p>
          </table:table-cell>
          <table:table-cell office:value-type="string" calcext:value-type="string">
            <text:p>31m</text:p>
          </table:table-cell>
          <table:table-cell office:value-type="float" office:value="24119.8" calcext:value-type="float">
            <text:p>24119.8</text:p>
          </table:table-cell>
          <table:table-cell office:value-type="float" office:value="24106.3" calcext:value-type="float">
            <text:p>24106.3</text:p>
          </table:table-cell>
          <table:table-cell office:value-type="float" office:value="-806.2" calcext:value-type="float">
            <text:p>-806.2</text:p>
          </table:table-cell>
          <table:table-cell office:value-type="float" office:value="-8077.6" calcext:value-type="float">
            <text:p>-8077.6</text:p>
          </table:table-cell>
          <table:table-cell office:value-type="float" office:value="25436.4" calcext:value-type="float">
            <text:p>25436.4</text:p>
          </table:table-cell>
          <table:table-cell office:value-type="float" office:value="1.7" calcext:value-type="float">
            <text:p>1.7</text:p>
          </table:table-cell>
          <table:table-cell office:value-type="float" office:value="4.2" calcext:value-type="float">
            <text:p>4.2</text:p>
          </table:table-cell>
          <table:table-cell office:value-type="float" office:value="24.5" calcext:value-type="float">
            <text:p>24.5</text:p>
          </table:table-cell>
          <table:table-cell office:value-type="float" office:value="24.9" calcext:value-type="float">
            <text:p>24.9</text:p>
          </table:table-cell>
          <table:table-cell office:value-type="float" office:value="11.1" calcext:value-type="float">
            <text:p>11.1</text:p>
          </table:table-cell>
          <table:table-cell office:value-type="float" office:value="24.3" calcext:value-type="float">
            <text:p>24.3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2.96311852055487" calcext:value-type="float">
            <text:p>2.96311852055487</text:p>
          </table:table-cell>
          <table:table-cell office:value-type="float" office:value="43.6479990728663" calcext:value-type="float">
            <text:p>43.6479990728663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-44m</text:p>
          </table:table-cell>
          <table:table-cell office:value-type="string" calcext:value-type="string">
            <text:p>-10d</text:p>
          </table:table-cell>
          <table:table-cell office:value-type="string" calcext:value-type="string">
            <text:p>8m</text:p>
          </table:table-cell>
          <table:table-cell office:value-type="float" office:value="25210.8" calcext:value-type="float">
            <text:p>25210.8</text:p>
          </table:table-cell>
          <table:table-cell office:value-type="float" office:value="25208.7" calcext:value-type="float">
            <text:p>25208.7</text:p>
          </table:table-cell>
          <table:table-cell office:value-type="float" office:value="-324.8" calcext:value-type="float">
            <text:p>-324.8</text:p>
          </table:table-cell>
          <table:table-cell office:value-type="float" office:value="-4508.8" calcext:value-type="float">
            <text:p>-4508.8</text:p>
          </table:table-cell>
          <table:table-cell office:value-type="float" office:value="25610.8" calcext:value-type="float">
            <text:p>25610.8</text:p>
          </table:table-cell>
          <table:table-cell office:value-type="float" office:value="2.1" calcext:value-type="float">
            <text:p>2.1</text:p>
          </table:table-cell>
          <table:table-cell office:value-type="float" office:value="4.4" calcext:value-type="float">
            <text:p>4.4</text:p>
          </table:table-cell>
          <table:table-cell office:value-type="float" office:value="19.9" calcext:value-type="float">
            <text:p>19.9</text:p>
          </table:table-cell>
          <table:table-cell office:value-type="float" office:value="20.1" calcext:value-type="float">
            <text:p>20.1</text:p>
          </table:table-cell>
          <table:table-cell office:value-type="float" office:value="15.4" calcext:value-type="float">
            <text:p>15.4</text:p>
          </table:table-cell>
          <table:table-cell office:value-type="float" office:value="29.7" calcext:value-type="float">
            <text:p>29.7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6.67860196356985" calcext:value-type="float">
            <text:p>6.67860196356985</text:p>
          </table:table-cell>
          <table:table-cell office:value-type="float" office:value="42.8720554534898" calcext:value-type="float">
            <text:p>42.8720554534898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11m</text:p>
          </table:table-cell>
          <table:table-cell office:value-type="string" calcext:value-type="string">
            <text:p>-1d</text:p>
          </table:table-cell>
          <table:table-cell office:value-type="string" calcext:value-type="string">
            <text:p>32m</text:p>
          </table:table-cell>
          <table:table-cell office:value-type="float" office:value="26012.1" calcext:value-type="float">
            <text:p>26012.1</text:p>
          </table:table-cell>
          <table:table-cell office:value-type="float" office:value="26012" calcext:value-type="float">
            <text:p>26012</text:p>
          </table:table-cell>
          <table:table-cell office:value-type="float" office:value="83.7" calcext:value-type="float">
            <text:p>83.7</text:p>
          </table:table-cell>
          <table:table-cell office:value-type="float" office:value="-695.1" calcext:value-type="float">
            <text:p>-695.1</text:p>
          </table:table-cell>
          <table:table-cell office:value-type="float" office:value="26021.4" calcext:value-type="float">
            <text:p>26021.4</text:p>
          </table:table-cell>
          <table:table-cell office:value-type="float" office:value="2.6" calcext:value-type="float">
            <text:p>2.6</text:p>
          </table:table-cell>
          <table:table-cell office:value-type="float" office:value="4.4" calcext:value-type="float">
            <text:p>4.4</text:p>
          </table:table-cell>
          <table:table-cell office:value-type="float" office:value="15.5" calcext:value-type="float">
            <text:p>15.5</text:p>
          </table:table-cell>
          <table:table-cell office:value-type="float" office:value="15.4" calcext:value-type="float">
            <text:p>15.4</text:p>
          </table:table-cell>
          <table:table-cell office:value-type="float" office:value="19.4" calcext:value-type="float">
            <text:p>19.4</text:p>
          </table:table-cell>
          <table:table-cell office:value-type="float" office:value="32.8" calcext:value-type="float">
            <text:p>32.8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10.3930360212827" calcext:value-type="float">
            <text:p>10.3930360212827</text:p>
          </table:table-cell>
          <table:table-cell office:value-type="float" office:value="42.088119666911" calcext:value-type="float">
            <text:p>42.088119666911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55m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3m</text:p>
          </table:table-cell>
          <table:table-cell office:value-type="float" office:value="26476.1" calcext:value-type="float">
            <text:p>26476.1</text:p>
          </table:table-cell>
          <table:table-cell office:value-type="float" office:value="26472.7" calcext:value-type="float">
            <text:p>26472.7</text:p>
          </table:table-cell>
          <table:table-cell office:value-type="float" office:value="423.8" calcext:value-type="float">
            <text:p>423.8</text:p>
          </table:table-cell>
          <table:table-cell office:value-type="float" office:value="3274.2" calcext:value-type="float">
            <text:p>3274.2</text:p>
          </table:table-cell>
          <table:table-cell office:value-type="float" office:value="26677.8" calcext:value-type="float">
            <text:p>26677.8</text:p>
          </table:table-cell>
          <table:table-cell office:value-type="float" office:value="2.9" calcext:value-type="float">
            <text:p>2.9</text:p>
          </table:table-cell>
          <table:table-cell office:value-type="float" office:value="4.2" calcext:value-type="float">
            <text:p>4.2</text:p>
          </table:table-cell>
          <table:table-cell office:value-type="float" office:value="11.7" calcext:value-type="float">
            <text:p>11.7</text:p>
          </table:table-cell>
          <table:table-cell office:value-type="float" office:value="11.4" calcext:value-type="float">
            <text:p>11.4</text:p>
          </table:table-cell>
          <table:table-cell office:value-type="float" office:value="22.7" calcext:value-type="float">
            <text:p>22.7</text:p>
          </table:table-cell>
          <table:table-cell office:value-type="float" office:value="34.2" calcext:value-type="float">
            <text:p>34.2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14.1056737531203" calcext:value-type="float">
            <text:p>14.1056737531203</text:p>
          </table:table-cell>
          <table:table-cell office:value-type="float" office:value="41.291446907497" calcext:value-type="float">
            <text:p>41.29144690749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31m</text:p>
          </table:table-cell>
          <table:table-cell office:value-type="string" calcext:value-type="string">
            <text:p>15d</text:p>
          </table:table-cell>
          <table:table-cell office:value-type="string" calcext:value-type="string">
            <text:p>21m</text:p>
          </table:table-cell>
          <table:table-cell office:value-type="float" office:value="26579.5" calcext:value-type="float">
            <text:p>26579.5</text:p>
          </table:table-cell>
          <table:table-cell office:value-type="float" office:value="26570.2" calcext:value-type="float">
            <text:p>26570.2</text:p>
          </table:table-cell>
          <table:table-cell office:value-type="float" office:value="702.1" calcext:value-type="float">
            <text:p>702.1</text:p>
          </table:table-cell>
          <table:table-cell office:value-type="float" office:value="7299.3" calcext:value-type="float">
            <text:p>7299.3</text:p>
          </table:table-cell>
          <table:table-cell office:value-type="float" office:value="27563.5" calcext:value-type="float">
            <text:p>27563.5</text:p>
          </table:table-cell>
          <table:table-cell office:value-type="float" office:value="3.2" calcext:value-type="float">
            <text:p>3.2</text:p>
          </table:table-cell>
          <table:table-cell office:value-type="float" office:value="3.8" calcext:value-type="float">
            <text:p>3.8</text:p>
          </table:table-cell>
          <table:table-cell office:value-type="float" office:value="8.8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 office:value-type="float" office:value="25.3" calcext:value-type="float">
            <text:p>25.3</text:p>
          </table:table-cell>
          <table:table-cell office:value-type="float" office:value="34.3" calcext:value-type="float">
            <text:p>34.3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17.8157551079398" calcext:value-type="float">
            <text:p>17.8157551079398</text:p>
          </table:table-cell>
          <table:table-cell office:value-type="float" office:value="40.4768490315153" calcext:value-type="float">
            <text:p>40.476849031515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23d</text:p>
          </table:table-cell>
          <table:table-cell office:value-type="string" calcext:value-type="string">
            <text:p>12m</text:p>
          </table:table-cell>
          <table:table-cell office:value-type="float" office:value="26323.6" calcext:value-type="float">
            <text:p>26323.6</text:p>
          </table:table-cell>
          <table:table-cell office:value-type="float" office:value="26307.3" calcext:value-type="float">
            <text:p>26307.3</text:p>
          </table:table-cell>
          <table:table-cell office:value-type="float" office:value="926.2" calcext:value-type="float">
            <text:p>926.2</text:p>
          </table:table-cell>
          <table:table-cell office:value-type="float" office:value="11278.6" calcext:value-type="float">
            <text:p>11278.6</text:p>
          </table:table-cell>
          <table:table-cell office:value-type="float" office:value="28638.1" calcext:value-type="float">
            <text:p>28638.1</text:p>
          </table:table-cell>
          <table:table-cell office:value-type="float" office:value="3.5" calcext:value-type="float">
            <text:p>3.5</text:p>
          </table:table-cell>
          <table:table-cell office:value-type="float" office:value="3.4" calcext:value-type="float">
            <text:p>3.4</text:p>
          </table:table-cell>
          <table:table-cell office:value-type="float" office:value="6.9" calcext:value-type="float">
            <text:p>6.9</text:p>
          </table:table-cell>
          <table:table-cell office:value-type="float" office:value="5.9" calcext:value-type="float">
            <text:p>5.9</text:p>
          </table:table-cell>
          <table:table-cell office:value-type="float" office:value="27.2" calcext:value-type="float">
            <text:p>27.2</text:p>
          </table:table-cell>
          <table:table-cell office:value-type="float" office:value="33.6" calcext:value-type="float">
            <text:p>33.6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21.5224989204564" calcext:value-type="float">
            <text:p>21.5224989204564</text:p>
          </table:table-cell>
          <table:table-cell office:value-type="float" office:value="39.638488561179" calcext:value-type="float">
            <text:p>39.63848856117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8m</text:p>
          </table:table-cell>
          <table:table-cell office:value-type="string" calcext:value-type="string">
            <text:p>30d</text:p>
          </table:table-cell>
          <table:table-cell office:value-type="string" calcext:value-type="string">
            <text:p>26m</text:p>
          </table:table-cell>
          <table:table-cell office:value-type="float" office:value="25733.4" calcext:value-type="float">
            <text:p>25733.4</text:p>
          </table:table-cell>
          <table:table-cell office:value-type="float" office:value="25709.7" calcext:value-type="float">
            <text:p>25709.7</text:p>
          </table:table-cell>
          <table:table-cell office:value-type="float" office:value="1104.4" calcext:value-type="float">
            <text:p>1104.4</text:p>
          </table:table-cell>
          <table:table-cell office:value-type="float" office:value="15117.6" calcext:value-type="float">
            <text:p>15117.6</text:p>
          </table:table-cell>
          <table:table-cell office:value-type="float" office:value="29845.4" calcext:value-type="float">
            <text:p>29845.4</text:p>
          </table:table-cell>
          <table:table-cell office:value-type="float" office:value="3.8" calcext:value-type="float">
            <text:p>3.8</text:p>
          </table:table-cell>
          <table:table-cell office:value-type="float" office:value="2.9" calcext:value-type="float">
            <text:p>2.9</text:p>
          </table:table-cell>
          <table:table-cell office:value-type="float" office:value="5.7" calcext:value-type="float">
            <text:p>5.7</text:p>
          </table:table-cell>
          <table:table-cell office:value-type="float" office:value="4.4" calcext:value-type="float">
            <text:p>4.4</text:p>
          </table:table-cell>
          <table:table-cell office:value-type="float" office:value="28.5" calcext:value-type="float">
            <text:p>28.5</text:p>
          </table:table-cell>
          <table:table-cell office:value-type="float" office:value="32.7" calcext:value-type="float">
            <text:p>32.7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25.225090718864" calcext:value-type="float">
            <text:p>25.225090718864</text:p>
          </table:table-cell>
          <table:table-cell office:value-type="float" office:value="38.769621416423" calcext:value-type="float">
            <text:p>38.76962141642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52m</text:p>
          </table:table-cell>
          <table:table-cell office:value-type="string" calcext:value-type="string">
            <text:p>37d</text:p>
          </table:table-cell>
          <table:table-cell office:value-type="string" calcext:value-type="string">
            <text:p>1m</text:p>
          </table:table-cell>
          <table:table-cell office:value-type="float" office:value="24852.4" calcext:value-type="float">
            <text:p>24852.4</text:p>
          </table:table-cell>
          <table:table-cell office:value-type="float" office:value="24821.2" calcext:value-type="float">
            <text:p>24821.2</text:p>
          </table:table-cell>
          <table:table-cell office:value-type="float" office:value="1244.9" calcext:value-type="float">
            <text:p>1244.9</text:p>
          </table:table-cell>
          <table:table-cell office:value-type="float" office:value="18736.9" calcext:value-type="float">
            <text:p>18736.9</text:p>
          </table:table-cell>
          <table:table-cell office:value-type="float" office:value="31124.2" calcext:value-type="float">
            <text:p>31124.2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5.1" calcext:value-type="float">
            <text:p>5.1</text:p>
          </table:table-cell>
          <table:table-cell office:value-type="float" office:value="3.6" calcext:value-type="float">
            <text:p>3.6</text:p>
          </table:table-cell>
          <table:table-cell office:value-type="float" office:value="29.4" calcext:value-type="float">
            <text:p>29.4</text:p>
          </table:table-cell>
          <table:table-cell office:value-type="float" office:value="32" calcext:value-type="float">
            <text:p>32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28.9226643731082" calcext:value-type="float">
            <text:p>28.9226643731082</text:p>
          </table:table-cell>
          <table:table-cell office:value-type="float" office:value="37.8622632639587" calcext:value-type="float">
            <text:p>37.862263263958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16m</text:p>
          </table:table-cell>
          <table:table-cell office:value-type="string" calcext:value-type="string">
            <text:p>42d</text:p>
          </table:table-cell>
          <table:table-cell office:value-type="string" calcext:value-type="string">
            <text:p>56m</text:p>
          </table:table-cell>
          <table:table-cell office:value-type="float" office:value="23737.6" calcext:value-type="float">
            <text:p>23737.6</text:p>
          </table:table-cell>
          <table:table-cell office:value-type="float" office:value="23698.9" calcext:value-type="float">
            <text:p>23698.9</text:p>
          </table:table-cell>
          <table:table-cell office:value-type="float" office:value="1355.2" calcext:value-type="float">
            <text:p>1355.2</text:p>
          </table:table-cell>
          <table:table-cell office:value-type="float" office:value="22078.3" calcext:value-type="float">
            <text:p>22078.3</text:p>
          </table:table-cell>
          <table:table-cell office:value-type="float" office:value="32417.9" calcext:value-type="float">
            <text:p>32417.9</text:p>
          </table:table-cell>
          <table:table-cell office:value-type="float" office:value="4.3" calcext:value-type="float">
            <text:p>4.3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float" office:value="29.8" calcext:value-type="float">
            <text:p>29.8</text:p>
          </table:table-cell>
          <table:table-cell office:value-type="float" office:value="31.5" calcext:value-type="float">
            <text:p>31.5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32.6142748069134" calcext:value-type="float">
            <text:p>32.6142748069134</text:p>
          </table:table-cell>
          <table:table-cell office:value-type="float" office:value="36.906742857256" calcext:value-type="float">
            <text:p>36.90674285725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41m</text:p>
          </table:table-cell>
          <table:table-cell office:value-type="string" calcext:value-type="string">
            <text:p>48d</text:p>
          </table:table-cell>
          <table:table-cell office:value-type="string" calcext:value-type="string">
            <text:p>12m</text:p>
          </table:table-cell>
          <table:table-cell office:value-type="float" office:value="22451.2" calcext:value-type="float">
            <text:p>22451.2</text:p>
          </table:table-cell>
          <table:table-cell office:value-type="float" office:value="22404.8" calcext:value-type="float">
            <text:p>22404.8</text:p>
          </table:table-cell>
          <table:table-cell office:value-type="float" office:value="1441.7" calcext:value-type="float">
            <text:p>1441.7</text:p>
          </table:table-cell>
          <table:table-cell office:value-type="float" office:value="25106.8" calcext:value-type="float">
            <text:p>25106.8</text:p>
          </table:table-cell>
          <table:table-cell office:value-type="float" office:value="33680.9" calcext:value-type="float">
            <text:p>33680.9</text:p>
          </table:table-cell>
          <table:table-cell office:value-type="float" office:value="4.6" calcext:value-type="float">
            <text:p>4.6</text:p>
          </table:table-cell>
          <table:table-cell office:value-type="float" office:value="1.8" calcext:value-type="float">
            <text:p>1.8</text:p>
          </table:table-cell>
          <table:table-cell office:value-type="float" office:value="4.4" calcext:value-type="float">
            <text:p>4.4</text:p>
          </table:table-cell>
          <table:table-cell office:value-type="float" office:value="2.5" calcext:value-type="float">
            <text:p>2.5</text:p>
          </table:table-cell>
          <table:table-cell office:value-type="float" office:value="30.1" calcext:value-type="float">
            <text:p>30.1</text:p>
          </table:table-cell>
          <table:table-cell office:value-type="float" office:value="31.5" calcext:value-type="float">
            <text:p>31.5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36.2988576703324" calcext:value-type="float">
            <text:p>36.2988576703324</text:p>
          </table:table-cell>
          <table:table-cell office:value-type="float" office:value="35.8910872908256" calcext:value-type="float">
            <text:p>35.8910872908256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7m</text:p>
          </table:table-cell>
          <table:table-cell office:value-type="string" calcext:value-type="string">
            <text:p>52d</text:p>
          </table:table-cell>
          <table:table-cell office:value-type="string" calcext:value-type="string">
            <text:p>52m</text:p>
          </table:table-cell>
          <table:table-cell office:value-type="float" office:value="21053.5" calcext:value-type="float">
            <text:p>21053.5</text:p>
          </table:table-cell>
          <table:table-cell office:value-type="float" office:value="20999.4" calcext:value-type="float">
            <text:p>20999.4</text:p>
          </table:table-cell>
          <table:table-cell office:value-type="float" office:value="1508.6" calcext:value-type="float">
            <text:p>1508.6</text:p>
          </table:table-cell>
          <table:table-cell office:value-type="float" office:value="27810" calcext:value-type="float">
            <text:p>27810</text:p>
          </table:table-cell>
          <table:table-cell office:value-type="float" office:value="34880.4" calcext:value-type="float">
            <text:p>34880.4</text:p>
          </table:table-cell>
          <table:table-cell office:value-type="float" office:value="4.9" calcext:value-type="float">
            <text:p>4.9</text:p>
          </table:table-cell>
          <table:table-cell office:value-type="float" office:value="1.6" calcext:value-type="float">
            <text:p>1.6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30.3" calcext:value-type="float">
            <text:p>30.3</text:p>
          </table:table-cell>
          <table:table-cell office:value-type="float" office:value="31.7" calcext:value-type="float">
            <text:p>31.7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39.9751696818179" calcext:value-type="float">
            <text:p>39.9751696818179</text:p>
          </table:table-cell>
          <table:table-cell office:value-type="float" office:value="34.8001537062874" calcext:value-type="float">
            <text:p>34.8001537062874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34m</text:p>
          </table:table-cell>
          <table:table-cell office:value-type="string" calcext:value-type="string">
            <text:p>57d</text:p>
          </table:table-cell>
          <table:table-cell office:value-type="string" calcext:value-type="string">
            <text:p>1m</text:p>
          </table:table-cell>
          <table:table-cell office:value-type="float" office:value="19597.3" calcext:value-type="float">
            <text:p>19597.3</text:p>
          </table:table-cell>
          <table:table-cell office:value-type="float" office:value="19535.2" calcext:value-type="float">
            <text:p>19535.2</text:p>
          </table:table-cell>
          <table:table-cell office:value-type="float" office:value="1558.4" calcext:value-type="float">
            <text:p>1558.4</text:p>
          </table:table-cell>
          <table:table-cell office:value-type="float" office:value="30193.8" calcext:value-type="float">
            <text:p>30193.8</text:p>
          </table:table-cell>
          <table:table-cell office:value-type="float" office:value="35996.1" calcext:value-type="float">
            <text:p>35996.1</text:p>
          </table:table-cell>
          <table:table-cell office:value-type="float" office:value="5.3" calcext:value-type="float">
            <text:p>5.3</text:p>
          </table:table-cell>
          <table:table-cell office:value-type="float" office:value="1.4" calcext:value-type="float">
            <text:p>1.4</text:p>
          </table:table-cell>
          <table:table-cell office:value-type="float" office:value="3.1" calcext:value-type="float">
            <text:p>3.1</text:p>
          </table:table-cell>
          <table:table-cell office:value-type="float" office:value="0.6" calcext:value-type="float">
            <text:p>0.6</text:p>
          </table:table-cell>
          <table:table-cell office:value-type="float" office:value="30.4" calcext:value-type="float">
            <text:p>30.4</text:p>
          </table:table-cell>
          <table:table-cell office:value-type="float" office:value="32.1" calcext:value-type="float">
            <text:p>32.1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43.641699460513" calcext:value-type="float">
            <text:p>43.641699460513</text:p>
          </table:table-cell>
          <table:table-cell office:value-type="float" office:value="33.6143710788994" calcext:value-type="float">
            <text:p>33.614371078899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60d</text:p>
          </table:table-cell>
          <table:table-cell office:value-type="string" calcext:value-type="string">
            <text:p>41m</text:p>
          </table:table-cell>
          <table:table-cell office:value-type="float" office:value="18124.2" calcext:value-type="float">
            <text:p>18124.2</text:p>
          </table:table-cell>
          <table:table-cell office:value-type="float" office:value="18054.3" calcext:value-type="float">
            <text:p>18054.3</text:p>
          </table:table-cell>
          <table:table-cell office:value-type="float" office:value="1590.7" calcext:value-type="float">
            <text:p>1590.7</text:p>
          </table:table-cell>
          <table:table-cell office:value-type="float" office:value="32276.4" calcext:value-type="float">
            <text:p>32276.4</text:p>
          </table:table-cell>
          <table:table-cell office:value-type="float" office:value="37016.9" calcext:value-type="float">
            <text:p>37016.9</text:p>
          </table:table-cell>
          <table:table-cell office:value-type="float" office:value="5.8" calcext:value-type="float">
            <text:p>5.8</text:p>
          </table:table-cell>
          <table:table-cell office:value-type="float" office:value="1.3" calcext:value-type="float">
            <text:p>1.3</text:p>
          </table:table-cell>
          <table:table-cell office:value-type="float" office:value="1.8" calcext:value-type="float">
            <text:p>1.8</text:p>
          </table:table-cell>
          <table:table-cell office:value-type="float" office:value="-0.9" calcext:value-type="float">
            <text:p>-0.9</text:p>
          </table:table-cell>
          <table:table-cell office:value-type="float" office:value="30.6" calcext:value-type="float">
            <text:p>30.6</text:p>
          </table:table-cell>
          <table:table-cell office:value-type="float" office:value="32.3" calcext:value-type="float">
            <text:p>32.3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47.2965321205293" calcext:value-type="float">
            <text:p>47.2965321205293</text:p>
          </table:table-cell>
          <table:table-cell office:value-type="float" office:value="32.3078680110069" calcext:value-type="float">
            <text:p>32.3078680110069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31m</text:p>
          </table:table-cell>
          <table:table-cell office:value-type="string" calcext:value-type="string">
            <text:p>63d</text:p>
          </table:table-cell>
          <table:table-cell office:value-type="string" calcext:value-type="string">
            <text:p>57m</text:p>
          </table:table-cell>
          <table:table-cell office:value-type="float" office:value="16665" calcext:value-type="float">
            <text:p>16665</text:p>
          </table:table-cell>
          <table:table-cell office:value-type="float" office:value="16587.8" calcext:value-type="float">
            <text:p>16587.8</text:p>
          </table:table-cell>
          <table:table-cell office:value-type="float" office:value="1603" calcext:value-type="float">
            <text:p>1603</text:p>
          </table:table-cell>
          <table:table-cell office:value-type="float" office:value="34082.6" calcext:value-type="float">
            <text:p>34082.6</text:p>
          </table:table-cell>
          <table:table-cell office:value-type="float" office:value="37938.7" calcext:value-type="float">
            <text:p>37938.7</text:p>
          </table:table-cell>
          <table:table-cell office:value-type="float" office:value="6.4" calcext:value-type="float">
            <text:p>6.4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-2.7" calcext:value-type="float">
            <text:p>-2.7</text:p>
          </table:table-cell>
          <table:table-cell office:value-type="float" office:value="30.8" calcext:value-type="float">
            <text:p>30.8</text:p>
          </table:table-cell>
          <table:table-cell office:value-type="float" office:value="32.2" calcext:value-type="float">
            <text:p>32.2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50.937138770321" calcext:value-type="float">
            <text:p>50.937138770321</text:p>
          </table:table-cell>
          <table:table-cell office:value-type="float" office:value="30.8456063853819" calcext:value-type="float">
            <text:p>30.8456063853819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59m</text:p>
          </table:table-cell>
          <table:table-cell office:value-type="string" calcext:value-type="string">
            <text:p>66d</text:p>
          </table:table-cell>
          <table:table-cell office:value-type="string" calcext:value-type="string">
            <text:p>51m</text:p>
          </table:table-cell>
          <table:table-cell office:value-type="float" office:value="15240.8" calcext:value-type="float">
            <text:p>15240.8</text:p>
          </table:table-cell>
          <table:table-cell office:value-type="float" office:value="15157.6" calcext:value-type="float">
            <text:p>15157.6</text:p>
          </table:table-cell>
          <table:table-cell office:value-type="float" office:value="1590.1" calcext:value-type="float">
            <text:p>1590.1</text:p>
          </table:table-cell>
          <table:table-cell office:value-type="float" office:value="35639.8" calcext:value-type="float">
            <text:p>35639.8</text:p>
          </table:table-cell>
          <table:table-cell office:value-type="float" office:value="38761.8" calcext:value-type="float">
            <text:p>38761.8</text:p>
          </table:table-cell>
          <table:table-cell office:value-type="float" office:value="7.1" calcext:value-type="float">
            <text:p>7.1</text:p>
          </table:table-cell>
          <table:table-cell office:value-type="float" office:value="1.2" calcext:value-type="float">
            <text:p>1.2</text:p>
          </table:table-cell>
          <table:table-cell office:value-type="float" office:value="-1.5" calcext:value-type="float">
            <text:p>-1.5</text:p>
          </table:table-cell>
          <table:table-cell office:value-type="float" office:value="-4.7" calcext:value-type="float">
            <text:p>-4.7</text:p>
          </table:table-cell>
          <table:table-cell office:value-type="float" office:value="31" calcext:value-type="float">
            <text:p>31</text:p>
          </table:table-cell>
          <table:table-cell office:value-type="float" office:value="31.6" calcext:value-type="float">
            <text:p>31.6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54.5600395558594" calcext:value-type="float">
            <text:p>54.5600395558594</text:p>
          </table:table-cell>
          <table:table-cell office:value-type="float" office:value="29.178853748617" calcext:value-type="float">
            <text:p>29.178853748617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69d</text:p>
          </table:table-cell>
          <table:table-cell office:value-type="string" calcext:value-type="string">
            <text:p>27m</text:p>
          </table:table-cell>
          <table:table-cell office:value-type="float" office:value="13865.6" calcext:value-type="float">
            <text:p>13865.6</text:p>
          </table:table-cell>
          <table:table-cell office:value-type="float" office:value="13779.3" calcext:value-type="float">
            <text:p>13779.3</text:p>
          </table:table-cell>
          <table:table-cell office:value-type="float" office:value="1544.5" calcext:value-type="float">
            <text:p>1544.5</text:p>
          </table:table-cell>
          <table:table-cell office:value-type="float" office:value="36976" calcext:value-type="float">
            <text:p>36976</text:p>
          </table:table-cell>
          <table:table-cell office:value-type="float" office:value="39490.2" calcext:value-type="float">
            <text:p>39490.2</text:p>
          </table:table-cell>
          <table:table-cell office:value-type="float" office:value="7.9" calcext:value-type="float">
            <text:p>7.9</text:p>
          </table:table-cell>
          <table:table-cell office:value-type="float" office:value="1.2" calcext:value-type="float">
            <text:p>1.2</text:p>
          </table:table-cell>
          <table:table-cell office:value-type="float" office:value="-3.3" calcext:value-type="float">
            <text:p>-3.3</text:p>
          </table:table-cell>
          <table:table-cell office:value-type="float" office:value="-6.8" calcext:value-type="float">
            <text:p>-6.8</text:p>
          </table:table-cell>
          <table:table-cell office:value-type="float" office:value="31.2" calcext:value-type="float">
            <text:p>31.2</text:p>
          </table:table-cell>
          <table:table-cell office:value-type="float" office:value="30.4" calcext:value-type="float">
            <text:p>30.4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58.1602446695742" calcext:value-type="float">
            <text:p>58.1602446695742</text:p>
          </table:table-cell>
          <table:table-cell office:value-type="float" office:value="27.2377788535148" calcext:value-type="float">
            <text:p>27.2377788535148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40m</text:p>
          </table:table-cell>
          <table:table-cell office:value-type="string" calcext:value-type="string">
            <text:p>71d</text:p>
          </table:table-cell>
          <table:table-cell office:value-type="string" calcext:value-type="string">
            <text:p>47m</text:p>
          </table:table-cell>
          <table:table-cell office:value-type="float" office:value="12547.4" calcext:value-type="float">
            <text:p>12547.4</text:p>
          </table:table-cell>
          <table:table-cell office:value-type="float" office:value="12462.6" calcext:value-type="float">
            <text:p>12462.6</text:p>
          </table:table-cell>
          <table:table-cell office:value-type="float" office:value="1456.7" calcext:value-type="float">
            <text:p>1456.7</text:p>
          </table:table-cell>
          <table:table-cell office:value-type="float" office:value="38120.2" calcext:value-type="float">
            <text:p>38120.2</text:p>
          </table:table-cell>
          <table:table-cell office:value-type="float" office:value="40132.1" calcext:value-type="float">
            <text:p>40132.1</text:p>
          </table:table-cell>
          <table:table-cell office:value-type="float" office:value="8.9" calcext:value-type="float">
            <text:p>8.9</text:p>
          </table:table-cell>
          <table:table-cell office:value-type="float" office:value="1.2" calcext:value-type="float">
            <text:p>1.2</text:p>
          </table:table-cell>
          <table:table-cell office:value-type="float" office:value="-5.1" calcext:value-type="float">
            <text:p>-5.1</text:p>
          </table:table-cell>
          <table:table-cell office:value-type="float" office:value="-8.8" calcext:value-type="float">
            <text:p>-8.8</text:p>
          </table:table-cell>
          <table:table-cell office:value-type="float" office:value="31.5" calcext:value-type="float">
            <text:p>31.5</text:p>
          </table:table-cell>
          <table:table-cell office:value-type="float" office:value="28.5" calcext:value-type="float">
            <text:p>28.5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61.7302869837738" calcext:value-type="float">
            <text:p>61.7302869837738</text:p>
          </table:table-cell>
          <table:table-cell office:value-type="float" office:value="24.9188647465616" calcext:value-type="float">
            <text:p>24.9188647465616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41m</text:p>
          </table:table-cell>
          <table:table-cell office:value-type="string" calcext:value-type="string">
            <text:p>73d</text:p>
          </table:table-cell>
          <table:table-cell office:value-type="string" calcext:value-type="string">
            <text:p>54m</text:p>
          </table:table-cell>
          <table:table-cell office:value-type="float" office:value="11289" calcext:value-type="float">
            <text:p>11289</text:p>
          </table:table-cell>
          <table:table-cell office:value-type="float" office:value="11212.2" calcext:value-type="float">
            <text:p>11212.2</text:p>
          </table:table-cell>
          <table:table-cell office:value-type="float" office:value="1315" calcext:value-type="float">
            <text:p>1315</text:p>
          </table:table-cell>
          <table:table-cell office:value-type="float" office:value="39101.7" calcext:value-type="float">
            <text:p>39101.7</text:p>
          </table:table-cell>
          <table:table-cell office:value-type="float" office:value="40698.8" calcext:value-type="float">
            <text:p>40698.8</text:p>
          </table:table-cell>
          <table:table-cell office:value-type="float" office:value="10.1" calcext:value-type="float">
            <text:p>10.1</text:p>
          </table:table-cell>
          <table:table-cell office:value-type="float" office:value="1.2" calcext:value-type="float">
            <text:p>1.2</text:p>
          </table:table-cell>
          <table:table-cell office:value-type="float" office:value="-6.7" calcext:value-type="float">
            <text:p>-6.7</text:p>
          </table:table-cell>
          <table:table-cell office:value-type="float" office:value="-10.6" calcext:value-type="float">
            <text:p>-10.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65.2584626322316" calcext:value-type="float">
            <text:p>65.2584626322316</text:p>
          </table:table-cell>
          <table:table-cell office:value-type="float" office:value="22.0625812126802" calcext:value-type="float">
            <text:p>22.0625812126802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18m</text:p>
          </table:table-cell>
          <table:table-cell office:value-type="string" calcext:value-type="string">
            <text:p>75d</text:p>
          </table:table-cell>
          <table:table-cell office:value-type="string" calcext:value-type="string">
            <text:p>50m</text:p>
          </table:table-cell>
          <table:table-cell office:value-type="float" office:value="10087.4" calcext:value-type="float">
            <text:p>10087.4</text:p>
          </table:table-cell>
          <table:table-cell office:value-type="float" office:value="10026.5" calcext:value-type="float">
            <text:p>10026.5</text:p>
          </table:table-cell>
          <table:table-cell office:value-type="float" office:value="1106.4" calcext:value-type="float">
            <text:p>1106.4</text:p>
          </table:table-cell>
          <table:table-cell office:value-type="float" office:value="39950.4" calcext:value-type="float">
            <text:p>39950.4</text:p>
          </table:table-cell>
          <table:table-cell office:value-type="float" office:value="41204.3" calcext:value-type="float">
            <text:p>41204.3</text:p>
          </table:table-cell>
          <table:table-cell office:value-type="float" office:value="11.5" calcext:value-type="float">
            <text:p>11.5</text:p>
          </table:table-cell>
          <table:table-cell office:value-type="float" office:value="1.1" calcext:value-type="float">
            <text:p>1.1</text:p>
          </table:table-cell>
          <table:table-cell office:value-type="float" office:value="-8" calcext:value-type="float">
            <text:p>-8</text:p>
          </table:table-cell>
          <table:table-cell office:value-type="float" office:value="-11.8" calcext:value-type="float">
            <text:p>-11.8</text:p>
          </table:table-cell>
          <table:table-cell office:value-type="float" office:value="32.8" calcext:value-type="float">
            <text:p>32.8</text:p>
          </table:table-cell>
          <table:table-cell office:value-type="float" office:value="22.8" calcext:value-type="float">
            <text:p>22.8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68.725441578367" calcext:value-type="float">
            <text:p>68.725441578367</text:p>
          </table:table-cell>
          <table:table-cell office:value-type="float" office:value="18.4119571160031" calcext:value-type="float">
            <text:p>18.4119571160031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77d</text:p>
          </table:table-cell>
          <table:table-cell office:value-type="string" calcext:value-type="string">
            <text:p>37m</text:p>
          </table:table-cell>
          <table:table-cell office:value-type="float" office:value="8933.9" calcext:value-type="float">
            <text:p>8933.9</text:p>
          </table:table-cell>
          <table:table-cell office:value-type="float" office:value="8896.5" calcext:value-type="float">
            <text:p>8896.5</text:p>
          </table:table-cell>
          <table:table-cell office:value-type="float" office:value="816.4" calcext:value-type="float">
            <text:p>816.4</text:p>
          </table:table-cell>
          <table:table-cell office:value-type="float" office:value="40694.2" calcext:value-type="float">
            <text:p>40694.2</text:p>
          </table:table-cell>
          <table:table-cell office:value-type="float" office:value="41663.4" calcext:value-type="float">
            <text:p>41663.4</text:p>
          </table:table-cell>
          <table:table-cell office:value-type="float" office:value="13.5" calcext:value-type="float">
            <text:p>13.5</text:p>
          </table:table-cell>
          <table:table-cell office:value-type="float" office:value="1.1" calcext:value-type="float">
            <text:p>1.1</text:p>
          </table:table-cell>
          <table:table-cell office:value-type="float" office:value="-9" calcext:value-type="float">
            <text:p>-9</text:p>
          </table:table-cell>
          <table:table-cell office:value-type="float" office:value="-12.2" calcext:value-type="float">
            <text:p>-12.2</text:p>
          </table:table-cell>
          <table:table-cell office:value-type="float" office:value="34" calcext:value-type="float">
            <text:p>34</text:p>
          </table:table-cell>
          <table:table-cell office:value-type="float" office:value="18.9" calcext:value-type="float">
            <text:p>18.9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72.0973012706757" calcext:value-type="float">
            <text:p>72.0973012706757</text:p>
          </table:table-cell>
          <table:table-cell office:value-type="float" office:value="13.532463495219" calcext:value-type="float">
            <text:p>13.53246349521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9m</text:p>
          </table:table-cell>
          <table:table-cell office:value-type="string" calcext:value-type="string">
            <text:p>79d</text:p>
          </table:table-cell>
          <table:table-cell office:value-type="string" calcext:value-type="string">
            <text:p>18m</text:p>
          </table:table-cell>
          <table:table-cell office:value-type="float" office:value="7815.8" calcext:value-type="float">
            <text:p>7815.8</text:p>
          </table:table-cell>
          <table:table-cell office:value-type="float" office:value="7804.1" calcext:value-type="float">
            <text:p>7804.1</text:p>
          </table:table-cell>
          <table:table-cell office:value-type="float" office:value="428.7" calcext:value-type="float">
            <text:p>428.7</text:p>
          </table:table-cell>
          <table:table-cell office:value-type="float" office:value="41357.2" calcext:value-type="float">
            <text:p>41357.2</text:p>
          </table:table-cell>
          <table:table-cell office:value-type="float" office:value="42089.2" calcext:value-type="float">
            <text:p>42089.2</text:p>
          </table:table-cell>
          <table:table-cell office:value-type="float" office:value="16.1" calcext:value-type="float">
            <text:p>16.1</text:p>
          </table:table-cell>
          <table:table-cell office:value-type="float" office:value="1" calcext:value-type="float">
            <text:p>1</text:p>
          </table:table-cell>
          <table:table-cell office:value-type="float" office:value="-9.3" calcext:value-type="float">
            <text:p>-9.3</text:p>
          </table:table-cell>
          <table:table-cell office:value-type="float" office:value="-11.3" calcext:value-type="float">
            <text:p>-11.3</text:p>
          </table:table-cell>
          <table:table-cell office:value-type="float" office:value="35.9" calcext:value-type="float">
            <text:p>35.9</text:p>
          </table:table-cell>
          <table:table-cell office:value-type="float" office:value="14.4" calcext:value-type="float">
            <text:p>14.4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75.3102201738228" calcext:value-type="float">
            <text:p>75.3102201738228</text:p>
          </table:table-cell>
          <table:table-cell office:value-type="float" office:value="6.6543124789145" calcext:value-type="float">
            <text:p>6.6543124789145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-38m</text:p>
          </table:table-cell>
          <table:table-cell office:value-type="string" calcext:value-type="string">
            <text:p>80d</text:p>
          </table:table-cell>
          <table:table-cell office:value-type="string" calcext:value-type="string">
            <text:p>54m</text:p>
          </table:table-cell>
          <table:table-cell office:value-type="float" office:value="6719.2" calcext:value-type="float">
            <text:p>6719.2</text:p>
          </table:table-cell>
          <table:table-cell office:value-type="float" office:value="6718.8" calcext:value-type="float">
            <text:p>6718.8</text:p>
          </table:table-cell>
          <table:table-cell office:value-type="float" office:value="-74.3" calcext:value-type="float">
            <text:p>-74.3</text:p>
          </table:table-cell>
          <table:table-cell office:value-type="float" office:value="41957.6" calcext:value-type="float">
            <text:p>41957.6</text:p>
          </table:table-cell>
          <table:table-cell office:value-type="float" office:value="42492.2" calcext:value-type="float">
            <text:p>42492.2</text:p>
          </table:table-cell>
          <table:table-cell office:value-type="float" office:value="19.7" calcext:value-type="float">
            <text:p>19.7</text:p>
          </table:table-cell>
          <table:table-cell office:value-type="float" office:value="0.8" calcext:value-type="float">
            <text:p>0.8</text:p>
          </table:table-cell>
          <table:table-cell office:value-type="float" office:value="-8.7" calcext:value-type="float">
            <text:p>-8.7</text:p>
          </table:table-cell>
          <table:table-cell office:value-type="float" office:value="-8.4" calcext:value-type="float">
            <text:p>-8.4</text:p>
          </table:table-cell>
          <table:table-cell office:value-type="float" office:value="38.5" calcext:value-type="float">
            <text:p>38.5</text:p>
          </table:table-cell>
          <table:table-cell office:value-type="float" office:value="9.2" calcext:value-type="float">
            <text:p>9.2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78.2352256460057" calcext:value-type="float">
            <text:p>78.2352256460057</text:p>
          </table:table-cell>
          <table:table-cell office:value-type="float" office:value="-3.61297965455165" calcext:value-type="float">
            <text:p>-3.61297965455165</text:p>
          </table:table-cell>
          <table:table-cell office:value-type="string" calcext:value-type="string">
            <text:p>-7d</text:p>
          </table:table-cell>
          <table:table-cell office:value-type="string" calcext:value-type="string">
            <text:p>11m</text:p>
          </table:table-cell>
          <table:table-cell office:value-type="string" calcext:value-type="string">
            <text:p>82d</text:p>
          </table:table-cell>
          <table:table-cell office:value-type="string" calcext:value-type="string">
            <text:p>27m</text:p>
          </table:table-cell>
          <table:table-cell office:value-type="float" office:value="5631.6" calcext:value-type="float">
            <text:p>5631.6</text:p>
          </table:table-cell>
          <table:table-cell office:value-type="float" office:value="5587.4" calcext:value-type="float">
            <text:p>5587.4</text:p>
          </table:table-cell>
          <table:table-cell office:value-type="float" office:value="-704.1" calcext:value-type="float">
            <text:p>-704.1</text:p>
          </table:table-cell>
          <table:table-cell office:value-type="float" office:value="42507.9" calcext:value-type="float">
            <text:p>42507.9</text:p>
          </table:table-cell>
          <table:table-cell office:value-type="float" office:value="42879.3" calcext:value-type="float">
            <text:p>42879.3</text:p>
          </table:table-cell>
          <table:table-cell office:value-type="float" office:value="24.9" calcext:value-type="float">
            <text:p>24.9</text:p>
          </table:table-cell>
          <table:table-cell office:value-type="float" office:value="0.6" calcext:value-type="float">
            <text:p>0.6</text:p>
          </table:table-cell>
          <table:table-cell office:value-type="float" office:value="-6.9" calcext:value-type="float">
            <text:p>-6.9</text:p>
          </table:table-cell>
          <table:table-cell office:value-type="float" office:value="-1.9" calcext:value-type="float">
            <text:p>-1.9</text:p>
          </table:table-cell>
          <table:table-cell office:value-type="float" office:value="41.3" calcext:value-type="float">
            <text:p>41.3</text:p>
          </table:table-cell>
          <table:table-cell office:value-type="float" office:value="3.3" calcext:value-type="float">
            <text:p>3.3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80.6015940623274" calcext:value-type="float">
            <text:p>80.6015940623274</text:p>
          </table:table-cell>
          <table:table-cell office:value-type="float" office:value="-19.5287861448303" calcext:value-type="float">
            <text:p>-19.5287861448303</text:p>
          </table:table-cell>
          <table:table-cell office:value-type="string" calcext:value-type="string">
            <text:p>-18d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83d</text:p>
          </table:table-cell>
          <table:table-cell office:value-type="string" calcext:value-type="string">
            <text:p>58m</text:p>
          </table:table-cell>
          <table:table-cell office:value-type="float" office:value="4546.2" calcext:value-type="float">
            <text:p>4546.2</text:p>
          </table:table-cell>
          <table:table-cell office:value-type="float" office:value="4321.1" calcext:value-type="float">
            <text:p>4321.1</text:p>
          </table:table-cell>
          <table:table-cell office:value-type="float" office:value="-1412.9" calcext:value-type="float">
            <text:p>-1412.9</text:p>
          </table:table-cell>
          <table:table-cell office:value-type="float" office:value="43014.1" calcext:value-type="float">
            <text:p>43014.1</text:p>
          </table:table-cell>
          <table:table-cell office:value-type="float" office:value="43253.6" calcext:value-type="float">
            <text:p>43253.6</text:p>
          </table:table-cell>
          <table:table-cell office:value-type="float" office:value="32.7" calcext:value-type="float">
            <text:p>32.7</text:p>
          </table:table-cell>
          <table:table-cell office:value-type="float" office:value="0.2" calcext:value-type="float">
            <text:p>0.2</text:p>
          </table:table-cell>
          <table:table-cell office:value-type="float" office:value="-3.2" calcext:value-type="float">
            <text:p>-3.2</text:p>
          </table:table-cell>
          <table:table-cell office:value-type="float" office:value="10.2" calcext:value-type="float">
            <text:p>10.2</text:p>
          </table:table-cell>
          <table:table-cell office:value-type="float" office:value="42.1" calcext:value-type="float">
            <text:p>42.1</text:p>
          </table:table-cell>
          <table:table-cell office:value-type="float" office:value="-3.1" calcext:value-type="float">
            <text:p>-3.1</text:p>
          </table:table-cell>
          <table:table-cell office:value-type="float" office:value="-3.4" calcext:value-type="float">
            <text:p>-3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81.9054421924752" calcext:value-type="float">
            <text:p>81.9054421924752</text:p>
          </table:table-cell>
          <table:table-cell office:value-type="float" office:value="-42.7899302616384" calcext:value-type="float">
            <text:p>-42.7899302616384</text:p>
          </table:table-cell>
          <table:table-cell office:value-type="string" calcext:value-type="string">
            <text:p>-33d</text:p>
          </table:table-cell>
          <table:table-cell office:value-type="string" calcext:value-type="string">
            <text:p>33m</text:p>
          </table:table-cell>
          <table:table-cell office:value-type="string" calcext:value-type="string">
            <text:p>85d</text:p>
          </table:table-cell>
          <table:table-cell office:value-type="string" calcext:value-type="string">
            <text:p>26m</text:p>
          </table:table-cell>
          <table:table-cell office:value-type="float" office:value="3471.3" calcext:value-type="float">
            <text:p>3471.3</text:p>
          </table:table-cell>
          <table:table-cell office:value-type="float" office:value="2893.2" calcext:value-type="float">
            <text:p>2893.2</text:p>
          </table:table-cell>
          <table:table-cell office:value-type="float" office:value="-1918.2" calcext:value-type="float">
            <text:p>-1918.2</text:p>
          </table:table-cell>
          <table:table-cell office:value-type="float" office:value="43476.2" calcext:value-type="float">
            <text:p>43476.2</text:p>
          </table:table-cell>
          <table:table-cell office:value-type="float" office:value="43614.6" calcext:value-type="float">
            <text:p>43614.6</text:p>
          </table:table-cell>
          <table:table-cell office:value-type="float" office:value="44.8" calcext:value-type="float">
            <text:p>44.8</text:p>
          </table:table-cell>
          <table:table-cell office:value-type="float" office:value="-0.4" calcext:value-type="float">
            <text:p>-0.4</text:p>
          </table:table-cell>
          <table:table-cell office:value-type="float" office:value="4" calcext:value-type="float">
            <text:p>4</text:p>
          </table:table-cell>
          <table:table-cell office:value-type="float" office:value="28.1" calcext:value-type="float">
            <text:p>28.1</text:p>
          </table:table-cell>
          <table:table-cell office:value-type="float" office:value="35.6" calcext:value-type="float">
            <text:p>35.6</text:p>
          </table:table-cell>
          <table:table-cell office:value-type="float" office:value="-9.9" calcext:value-type="float">
            <text:p>-9.9</text:p>
          </table:table-cell>
          <table:table-cell office:value-type="float" office:value="-9.6" calcext:value-type="float">
            <text:p>-9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81.6353622594995" calcext:value-type="float">
            <text:p>81.6353622594995</text:p>
          </table:table-cell>
          <table:table-cell office:value-type="float" office:value="-69.063778447607" calcext:value-type="float">
            <text:p>-69.063778447607</text:p>
          </table:table-cell>
          <table:table-cell office:value-type="string" calcext:value-type="string">
            <text:p>-44d</text:p>
          </table:table-cell>
          <table:table-cell office:value-type="string" calcext:value-type="string">
            <text:p>60m</text:p>
          </table:table-cell>
          <table:table-cell office:value-type="string" calcext:value-type="string">
            <text:p>86d</text:p>
          </table:table-cell>
          <table:table-cell office:value-type="string" calcext:value-type="string">
            <text:p>47m</text:p>
          </table:table-cell>
          <table:table-cell office:value-type="float" office:value="2466.1" calcext:value-type="float">
            <text:p>2466.1</text:p>
          </table:table-cell>
          <table:table-cell office:value-type="float" office:value="1743.9" calcext:value-type="float">
            <text:p>1743.9</text:p>
          </table:table-cell>
          <table:table-cell office:value-type="float" office:value="-1743.6" calcext:value-type="float">
            <text:p>-1743.6</text:p>
          </table:table-cell>
          <table:table-cell office:value-type="float" office:value="43886.4" calcext:value-type="float">
            <text:p>43886.4</text:p>
          </table:table-cell>
          <table:table-cell office:value-type="float" office:value="43955.6" calcext:value-type="float">
            <text:p>43955.6</text:p>
          </table:table-cell>
          <table:table-cell office:value-type="float" office:value="60.9" calcext:value-type="float">
            <text:p>60.9</text:p>
          </table:table-cell>
          <table:table-cell office:value-type="float" office:value="-1.5" calcext:value-type="float">
            <text:p>-1.5</text:p>
          </table:table-cell>
          <table:table-cell office:value-type="float" office:value="17.9" calcext:value-type="float">
            <text:p>17.9</text:p>
          </table:table-cell>
          <table:table-cell office:value-type="float" office:value="43.5" calcext:value-type="float">
            <text:p>43.5</text:p>
          </table:table-cell>
          <table:table-cell office:value-type="float" office:value="18.7" calcext:value-type="float">
            <text:p>18.7</text:p>
          </table:table-cell>
          <table:table-cell office:value-type="float" office:value="-17.1" calcext:value-type="float">
            <text:p>-17.1</text:p>
          </table:table-cell>
          <table:table-cell office:value-type="float" office:value="-16.1" calcext:value-type="float">
            <text:p>-16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79.917448309197" calcext:value-type="float">
            <text:p>79.917448309197</text:p>
          </table:table-cell>
          <table:table-cell office:value-type="float" office:value="-89.9765011675119" calcext:value-type="float">
            <text:p>-89.9765011675119</text:p>
          </table:table-cell>
          <table:table-cell office:value-type="string" calcext:value-type="string">
            <text:p>-34d</text:p>
          </table:table-cell>
          <table:table-cell office:value-type="string" calcext:value-type="string">
            <text:p>11m</text:p>
          </table:table-cell>
          <table:table-cell office:value-type="string" calcext:value-type="string">
            <text:p>87d</text:p>
          </table:table-cell>
          <table:table-cell office:value-type="string" calcext:value-type="string">
            <text:p>41m</text:p>
          </table:table-cell>
          <table:table-cell office:value-type="float" office:value="1788.3" calcext:value-type="float">
            <text:p>1788.3</text:p>
          </table:table-cell>
          <table:table-cell office:value-type="float" office:value="1479.3" calcext:value-type="float">
            <text:p>1479.3</text:p>
          </table:table-cell>
          <table:table-cell office:value-type="float" office:value="-1004.8" calcext:value-type="float">
            <text:p>-1004.8</text:p>
          </table:table-cell>
          <table:table-cell office:value-type="float" office:value="44225.8" calcext:value-type="float">
            <text:p>44225.8</text:p>
          </table:table-cell>
          <table:table-cell office:value-type="float" office:value="44262" calcext:value-type="float">
            <text:p>44262</text:p>
          </table:table-cell>
          <table:table-cell office:value-type="float" office:value="51.4" calcext:value-type="float">
            <text:p>51.4</text:p>
          </table:table-cell>
          <table:table-cell office:value-type="float" office:value="-3.3" calcext:value-type="float">
            <text:p>-3.3</text:p>
          </table:table-cell>
          <table:table-cell office:value-type="float" office:value="41.1" calcext:value-type="float">
            <text:p>41.1</text:p>
          </table:table-cell>
          <table:table-cell office:value-type="float" office:value="49.2" calcext:value-type="float">
            <text:p>49.2</text:p>
          </table:table-cell>
          <table:table-cell office:value-type="float" office:value="-0.4" calcext:value-type="float">
            <text:p>-0.4</text:p>
          </table:table-cell>
          <table:table-cell office:value-type="float" office:value="-24.4" calcext:value-type="float">
            <text:p>-24.4</text:p>
          </table:table-cell>
          <table:table-cell office:value-type="float" office:value="-22.7" calcext:value-type="float">
            <text:p>-22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77.3273512088155" calcext:value-type="float">
            <text:p>77.3273512088155</text:p>
          </table:table-cell>
          <table:table-cell office:value-type="float" office:value="-103.759072797952" calcext:value-type="float">
            <text:p>-103.759072797952</text:p>
          </table:table-cell>
          <table:table-cell office:value-type="string" calcext:value-type="string">
            <text:p>-4d</text:p>
          </table:table-cell>
          <table:table-cell office:value-type="string" calcext:value-type="string">
            <text:p>25m</text:p>
          </table:table-cell>
          <table:table-cell office:value-type="string" calcext:value-type="string">
            <text:p>87d</text:p>
          </table:table-cell>
          <table:table-cell office:value-type="string" calcext:value-type="string">
            <text:p>24m</text:p>
          </table:table-cell>
          <table:table-cell office:value-type="float" office:value="2023.2" calcext:value-type="float">
            <text:p>2023.2</text:p>
          </table:table-cell>
          <table:table-cell office:value-type="float" office:value="2017.1" calcext:value-type="float">
            <text:p>2017.1</text:p>
          </table:table-cell>
          <table:table-cell office:value-type="float" office:value="-156" calcext:value-type="float">
            <text:p>-156</text:p>
          </table:table-cell>
          <table:table-cell office:value-type="float" office:value="44462.2" calcext:value-type="float">
            <text:p>44462.2</text:p>
          </table:table-cell>
          <table:table-cell office:value-type="float" office:value="44508.2" calcext:value-type="float">
            <text:p>44508.2</text:p>
          </table:table-cell>
          <table:table-cell office:value-type="float" office:value="-19.1" calcext:value-type="float">
            <text:p>-19.1</text:p>
          </table:table-cell>
          <table:table-cell office:value-type="float" office:value="-3.9" calcext:value-type="float">
            <text:p>-3.9</text:p>
          </table:table-cell>
          <table:table-cell office:value-type="float" office:value="49.5" calcext:value-type="float">
            <text:p>49.5</text:p>
          </table:table-cell>
          <table:table-cell office:value-type="float" office:value="48.4" calcext:value-type="float">
            <text:p>48.4</text:p>
          </table:table-cell>
          <table:table-cell office:value-type="float" office:value="-15.3" calcext:value-type="float">
            <text:p>-15.3</text:p>
          </table:table-cell>
          <table:table-cell office:value-type="float" office:value="-31.5" calcext:value-type="float">
            <text:p>-31.5</text:p>
          </table:table-cell>
          <table:table-cell office:value-type="float" office:value="-29.2" calcext:value-type="float">
            <text:p>-29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74.290329377403" calcext:value-type="float">
            <text:p>74.290329377403</text:p>
          </table:table-cell>
          <table:table-cell office:value-type="float" office:value="-112.712349410658" calcext:value-type="float">
            <text:p>-112.712349410658</text:p>
          </table:table-cell>
          <table:table-cell office:value-type="string" calcext:value-type="string">
            <text:p>11d</text:p>
          </table:table-cell>
          <table:table-cell office:value-type="string" calcext:value-type="string">
            <text:p>41m</text:p>
          </table:table-cell>
          <table:table-cell office:value-type="string" calcext:value-type="string">
            <text:p>85d</text:p>
          </table:table-cell>
          <table:table-cell office:value-type="string" calcext:value-type="string">
            <text:p>60m</text:p>
          </table:table-cell>
          <table:table-cell office:value-type="float" office:value="3115.6" calcext:value-type="float">
            <text:p>3115.6</text:p>
          </table:table-cell>
          <table:table-cell office:value-type="float" office:value="3051.1" calcext:value-type="float">
            <text:p>3051.1</text:p>
          </table:table-cell>
          <table:table-cell office:value-type="float" office:value="630.7" calcext:value-type="float">
            <text:p>630.7</text:p>
          </table:table-cell>
          <table:table-cell office:value-type="float" office:value="44548.7" calcext:value-type="float">
            <text:p>44548.7</text:p>
          </table:table-cell>
          <table:table-cell office:value-type="float" office:value="44657.5" calcext:value-type="float">
            <text:p>44657.5</text:p>
          </table:table-cell>
          <table:table-cell office:value-type="float" office:value="-37.8" calcext:value-type="float">
            <text:p>-37.8</text:p>
          </table:table-cell>
          <table:table-cell office:value-type="float" office:value="-3.2" calcext:value-type="float">
            <text:p>-3.2</text:p>
          </table:table-cell>
          <table:table-cell office:value-type="float" office:value="38.8" calcext:value-type="float">
            <text:p>38.8</text:p>
          </table:table-cell>
          <table:table-cell office:value-type="float" office:value="44.9" calcext:value-type="float">
            <text:p>44.9</text:p>
          </table:table-cell>
          <table:table-cell office:value-type="float" office:value="-26.1" calcext:value-type="float">
            <text:p>-26.1</text:p>
          </table:table-cell>
          <table:table-cell office:value-type="float" office:value="-38.3" calcext:value-type="float">
            <text:p>-38.3</text:p>
          </table:table-cell>
          <table:table-cell office:value-type="float" office:value="-35.4" calcext:value-type="float">
            <text:p>-35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71.0191547182875" calcext:value-type="float">
            <text:p>71.0191547182875</text:p>
          </table:table-cell>
          <table:table-cell office:value-type="float" office:value="-118.821685519107" calcext:value-type="float">
            <text:p>-118.821685519107</text:p>
          </table:table-cell>
          <table:table-cell office:value-type="string" calcext:value-type="string">
            <text:p>16d</text:p>
          </table:table-cell>
          <table:table-cell office:value-type="string" calcext:value-type="string">
            <text:p>55m</text:p>
          </table:table-cell>
          <table:table-cell office:value-type="string" calcext:value-type="string">
            <text:p>84d</text:p>
          </table:table-cell>
          <table:table-cell office:value-type="string" calcext:value-type="string">
            <text:p>6m</text:p>
          </table:table-cell>
          <table:table-cell office:value-type="float" office:value="4592.9" calcext:value-type="float">
            <text:p>4592.9</text:p>
          </table:table-cell>
          <table:table-cell office:value-type="float" office:value="4394" calcext:value-type="float">
            <text:p>4394</text:p>
          </table:table-cell>
          <table:table-cell office:value-type="float" office:value="1336.8" calcext:value-type="float">
            <text:p>1336.8</text:p>
          </table:table-cell>
          <table:table-cell office:value-type="float" office:value="44428.6" calcext:value-type="float">
            <text:p>44428.6</text:p>
          </table:table-cell>
          <table:table-cell office:value-type="float" office:value="44665.4" calcext:value-type="float">
            <text:p>44665.4</text:p>
          </table:table-cell>
          <table:table-cell office:value-type="float" office:value="-32.9" calcext:value-type="float">
            <text:p>-32.9</text:p>
          </table:table-cell>
          <table:table-cell office:value-type="float" office:value="-2.5" calcext:value-type="float">
            <text:p>-2.5</text:p>
          </table:table-cell>
          <table:table-cell office:value-type="float" office:value="28.6" calcext:value-type="float">
            <text:p>28.6</text:p>
          </table:table-cell>
          <table:table-cell office:value-type="float" office:value="40" calcext:value-type="float">
            <text:p>40</text:p>
          </table:table-cell>
          <table:table-cell office:value-type="float" office:value="-34.1" calcext:value-type="float">
            <text:p>-34.1</text:p>
          </table:table-cell>
          <table:table-cell office:value-type="float" office:value="-44.4" calcext:value-type="float">
            <text:p>-44.4</text:p>
          </table:table-cell>
          <table:table-cell office:value-type="float" office:value="-41.2" calcext:value-type="float">
            <text:p>-41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67.6155783946278" calcext:value-type="float">
            <text:p>67.6155783946278</text:p>
          </table:table-cell>
          <table:table-cell office:value-type="float" office:value="-123.235427984147" calcext:value-type="float">
            <text:p>-123.235427984147</text:p>
          </table:table-cell>
          <table:table-cell office:value-type="string" calcext:value-type="string">
            <text:p>18d</text:p>
          </table:table-cell>
          <table:table-cell office:value-type="string" calcext:value-type="string">
            <text:p>20m</text:p>
          </table:table-cell>
          <table:table-cell office:value-type="string" calcext:value-type="string">
            <text:p>81d</text:p>
          </table:table-cell>
          <table:table-cell office:value-type="string" calcext:value-type="string">
            <text:p>55m</text:p>
          </table:table-cell>
          <table:table-cell office:value-type="float" office:value="6257.3" calcext:value-type="float">
            <text:p>6257.3</text:p>
          </table:table-cell>
          <table:table-cell office:value-type="float" office:value="5939.8" calcext:value-type="float">
            <text:p>5939.8</text:p>
          </table:table-cell>
          <table:table-cell office:value-type="float" office:value="1967.8" calcext:value-type="float">
            <text:p>1967.8</text:p>
          </table:table-cell>
          <table:table-cell office:value-type="float" office:value="44043" calcext:value-type="float">
            <text:p>44043</text:p>
          </table:table-cell>
          <table:table-cell office:value-type="float" office:value="44485.3" calcext:value-type="float">
            <text:p>44485.3</text:p>
          </table:table-cell>
          <table:table-cell office:value-type="float" office:value="-26.6" calcext:value-type="float">
            <text:p>-26.6</text:p>
          </table:table-cell>
          <table:table-cell office:value-type="float" office:value="-2.1" calcext:value-type="float">
            <text:p>-2.1</text:p>
          </table:table-cell>
          <table:table-cell office:value-type="float" office:value="20.3" calcext:value-type="float">
            <text:p>20.3</text:p>
          </table:table-cell>
          <table:table-cell office:value-type="float" office:value="34.3" calcext:value-type="float">
            <text:p>34.3</text:p>
          </table:table-cell>
          <table:table-cell office:value-type="float" office:value="-39.8" calcext:value-type="float">
            <text:p>-39.8</text:p>
          </table:table-cell>
          <table:table-cell office:value-type="float" office:value="-49.6" calcext:value-type="float">
            <text:p>-49.6</text:p>
          </table:table-cell>
          <table:table-cell office:value-type="float" office:value="-46.3" calcext:value-type="float">
            <text:p>-46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64.1310813689058" calcext:value-type="float">
            <text:p>64.1310813689058</text:p>
          </table:table-cell>
          <table:table-cell office:value-type="float" office:value="-126.589342203741" calcext:value-type="float">
            <text:p>-126.589342203741</text:p>
          </table:table-cell>
          <table:table-cell office:value-type="string" calcext:value-type="string">
            <text:p>18d</text:p>
          </table:table-cell>
          <table:table-cell office:value-type="string" calcext:value-type="string">
            <text:p>22m</text:p>
          </table:table-cell>
          <table:table-cell office:value-type="string" calcext:value-type="string">
            <text:p>79d</text:p>
          </table:table-cell>
          <table:table-cell office:value-type="string" calcext:value-type="string">
            <text:p>31m</text:p>
          </table:table-cell>
          <table:table-cell office:value-type="float" office:value="8016.3" calcext:value-type="float">
            <text:p>8016.3</text:p>
          </table:table-cell>
          <table:table-cell office:value-type="float" office:value="7608.3" calcext:value-type="float">
            <text:p>7608.3</text:p>
          </table:table-cell>
          <table:table-cell office:value-type="float" office:value="2524.9" calcext:value-type="float">
            <text:p>2524.9</text:p>
          </table:table-cell>
          <table:table-cell office:value-type="float" office:value="43342.6" calcext:value-type="float">
            <text:p>43342.6</text:p>
          </table:table-cell>
          <table:table-cell office:value-type="float" office:value="44077.7" calcext:value-type="float">
            <text:p>44077.7</text:p>
          </table:table-cell>
          <table:table-cell office:value-type="float" office:value="-21.6" calcext:value-type="float">
            <text:p>-21.6</text:p>
          </table:table-cell>
          <table:table-cell office:value-type="float" office:value="-1.8" calcext:value-type="float">
            <text:p>-1.8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-43.8" calcext:value-type="float">
            <text:p>-43.8</text:p>
          </table:table-cell>
          <table:table-cell office:value-type="float" office:value="-53.8" calcext:value-type="float">
            <text:p>-53.8</text:p>
          </table:table-cell>
          <table:table-cell office:value-type="float" office:value="-50.5" calcext:value-type="float">
            <text:p>-50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60.5936687693627" calcext:value-type="float">
            <text:p>60.5936687693627</text:p>
          </table:table-cell>
          <table:table-cell office:value-type="float" office:value="-129.247405541298" calcext:value-type="float">
            <text:p>-129.247405541298</text:p>
          </table:table-cell>
          <table:table-cell office:value-type="string" calcext:value-type="string">
            <text:p>17d</text:p>
          </table:table-cell>
          <table:table-cell office:value-type="string" calcext:value-type="string">
            <text:p>52m</text:p>
          </table:table-cell>
          <table:table-cell office:value-type="string" calcext:value-type="string">
            <text:p>76d</text:p>
          </table:table-cell>
          <table:table-cell office:value-type="string" calcext:value-type="string">
            <text:p>58m</text:p>
          </table:table-cell>
          <table:table-cell office:value-type="float" office:value="9796.3" calcext:value-type="float">
            <text:p>9796.3</text:p>
          </table:table-cell>
          <table:table-cell office:value-type="float" office:value="9324.1" calcext:value-type="float">
            <text:p>9324.1</text:p>
          </table:table-cell>
          <table:table-cell office:value-type="float" office:value="3004.8" calcext:value-type="float">
            <text:p>3004.8</text:p>
          </table:table-cell>
          <table:table-cell office:value-type="float" office:value="42298.2" calcext:value-type="float">
            <text:p>42298.2</text:p>
          </table:table-cell>
          <table:table-cell office:value-type="float" office:value="43417.8" calcext:value-type="float">
            <text:p>43417.8</text:p>
          </table:table-cell>
          <table:table-cell office:value-type="float" office:value="-17.7" calcext:value-type="float">
            <text:p>-17.7</text:p>
          </table:table-cell>
          <table:table-cell office:value-type="float" office:value="-1.5" calcext:value-type="float">
            <text:p>-1.5</text:p>
          </table:table-cell>
          <table:table-cell office:value-type="float" office:value="6.2" calcext:value-type="float">
            <text:p>6.2</text:p>
          </table:table-cell>
          <table:table-cell office:value-type="float" office:value="21.2" calcext:value-type="float">
            <text:p>21.2</text:p>
          </table:table-cell>
          <table:table-cell office:value-type="float" office:value="-46.2" calcext:value-type="float">
            <text:p>-46.2</text:p>
          </table:table-cell>
          <table:table-cell office:value-type="float" office:value="-56.7" calcext:value-type="float">
            <text:p>-56.7</text:p>
          </table:table-cell>
          <table:table-cell office:value-type="float" office:value="-53.9" calcext:value-type="float">
            <text:p>-53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57.0196239191451" calcext:value-type="float">
            <text:p>57.0196239191451</text:p>
          </table:table-cell>
          <table:table-cell office:value-type="float" office:value="-131.428368923604" calcext:value-type="float">
            <text:p>-131.428368923604</text:p>
          </table:table-cell>
          <table:table-cell office:value-type="string" calcext:value-type="string">
            <text:p>17d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74d</text:p>
          </table:table-cell>
          <table:table-cell office:value-type="string" calcext:value-type="string">
            <text:p>16m</text:p>
          </table:table-cell>
          <table:table-cell office:value-type="float" office:value="11528.1" calcext:value-type="float">
            <text:p>11528.1</text:p>
          </table:table-cell>
          <table:table-cell office:value-type="float" office:value="11014.7" calcext:value-type="float">
            <text:p>11014.7</text:p>
          </table:table-cell>
          <table:table-cell office:value-type="float" office:value="3402.1" calcext:value-type="float">
            <text:p>3402.1</text:p>
          </table:table-cell>
          <table:table-cell office:value-type="float" office:value="40907.4" calcext:value-type="float">
            <text:p>40907.4</text:p>
          </table:table-cell>
          <table:table-cell office:value-type="float" office:value="42500.8" calcext:value-type="float">
            <text:p>42500.8</text:p>
          </table:table-cell>
          <table:table-cell office:value-type="float" office:value="-14.7" calcext:value-type="float">
            <text:p>-14.7</text:p>
          </table:table-cell>
          <table:table-cell office:value-type="float" office:value="-1.3" calcext:value-type="float">
            <text:p>-1.3</text:p>
          </table:table-cell>
          <table:table-cell office:value-type="float" office:value="-0.4" calcext:value-type="float">
            <text:p>-0.4</text:p>
          </table:table-cell>
          <table:table-cell office:value-type="float" office:value="14.1" calcext:value-type="float">
            <text:p>14.1</text:p>
          </table:table-cell>
          <table:table-cell office:value-type="float" office:value="-47.3" calcext:value-type="float">
            <text:p>-47.3</text:p>
          </table:table-cell>
          <table:table-cell office:value-type="float" office:value="-58.3" calcext:value-type="float">
            <text:p>-58.3</text:p>
          </table:table-cell>
          <table:table-cell office:value-type="float" office:value="-56.2" calcext:value-type="float">
            <text:p>-56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53.4189726288611" calcext:value-type="float">
            <text:p>53.4189726288611</text:p>
          </table:table-cell>
          <table:table-cell office:value-type="float" office:value="-133.270091700349" calcext:value-type="float">
            <text:p>-133.270091700349</text:p>
          </table:table-cell>
          <table:table-cell office:value-type="string" calcext:value-type="string">
            <text:p>16d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71d</text:p>
          </table:table-cell>
          <table:table-cell office:value-type="string" calcext:value-type="string">
            <text:p>27m</text:p>
          </table:table-cell>
          <table:table-cell office:value-type="float" office:value="13151.8" calcext:value-type="float">
            <text:p>13151.8</text:p>
          </table:table-cell>
          <table:table-cell office:value-type="float" office:value="12616.8" calcext:value-type="float">
            <text:p>12616.8</text:p>
          </table:table-cell>
          <table:table-cell office:value-type="float" office:value="3713.2" calcext:value-type="float">
            <text:p>3713.2</text:p>
          </table:table-cell>
          <table:table-cell office:value-type="float" office:value="39195.5" calcext:value-type="float">
            <text:p>39195.5</text:p>
          </table:table-cell>
          <table:table-cell office:value-type="float" office:value="41343.1" calcext:value-type="float">
            <text:p>41343.1</text:p>
          </table:table-cell>
          <table:table-cell office:value-type="float" office:value="-12.3" calcext:value-type="float">
            <text:p>-12.3</text:p>
          </table:table-cell>
          <table:table-cell office:value-type="float" office:value="-1" calcext:value-type="float">
            <text:p>-1</text:p>
          </table:table-cell>
          <table:table-cell office:value-type="float" office:value="-6.7" calcext:value-type="float">
            <text:p>-6.7</text:p>
          </table:table-cell>
          <table:table-cell office:value-type="float" office:value="6.8" calcext:value-type="float">
            <text:p>6.8</text:p>
          </table:table-cell>
          <table:table-cell office:value-type="float" office:value="-47.2" calcext:value-type="float">
            <text:p>-47.2</text:p>
          </table:table-cell>
          <table:table-cell office:value-type="float" office:value="-58.4" calcext:value-type="float">
            <text:p>-58.4</text:p>
          </table:table-cell>
          <table:table-cell office:value-type="float" office:value="-57.5" calcext:value-type="float">
            <text:p>-57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49.79820015007" calcext:value-type="float">
            <text:p>49.79820015007</text:p>
          </table:table-cell>
          <table:table-cell office:value-type="float" office:value="-134.863223715903" calcext:value-type="float">
            <text:p>-134.863223715903</text:p>
          </table:table-cell>
          <table:table-cell office:value-type="string" calcext:value-type="string">
            <text:p>15d</text:p>
          </table:table-cell>
          <table:table-cell office:value-type="string" calcext:value-type="string">
            <text:p>37m</text:p>
          </table:table-cell>
          <table:table-cell office:value-type="string" calcext:value-type="string">
            <text:p>68d</text:p>
          </table:table-cell>
          <table:table-cell office:value-type="string" calcext:value-type="string">
            <text:p>33m</text:p>
          </table:table-cell>
          <table:table-cell office:value-type="float" office:value="14623.2" calcext:value-type="float">
            <text:p>14623.2</text:p>
          </table:table-cell>
          <table:table-cell office:value-type="float" office:value="14083" calcext:value-type="float">
            <text:p>14083</text:p>
          </table:table-cell>
          <table:table-cell office:value-type="float" office:value="3937.9" calcext:value-type="float">
            <text:p>3937.9</text:p>
          </table:table-cell>
          <table:table-cell office:value-type="float" office:value="37209.8" calcext:value-type="float">
            <text:p>37209.8</text:p>
          </table:table-cell>
          <table:table-cell office:value-type="float" office:value="39980.1" calcext:value-type="float">
            <text:p>39980.1</text:p>
          </table:table-cell>
          <table:table-cell office:value-type="float" office:value="-10.4" calcext:value-type="float">
            <text:p>-10.4</text:p>
          </table:table-cell>
          <table:table-cell office:value-type="float" office:value="-0.8" calcext:value-type="float">
            <text:p>-0.8</text:p>
          </table:table-cell>
          <table:table-cell office:value-type="float" office:value="-12.8" calcext:value-type="float">
            <text:p>-12.8</text:p>
          </table:table-cell>
          <table:table-cell office:value-type="float" office:value="-0.5" calcext:value-type="float">
            <text:p>-0.5</text:p>
          </table:table-cell>
          <table:table-cell office:value-type="float" office:value="-46.1" calcext:value-type="float">
            <text:p>-46.1</text:p>
          </table:table-cell>
          <table:table-cell office:value-type="float" office:value="-56.9" calcext:value-type="float">
            <text:p>-56.9</text:p>
          </table:table-cell>
          <table:table-cell office:value-type="float" office:value="-57.6" calcext:value-type="float">
            <text:p>-57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46.1616893637478" calcext:value-type="float">
            <text:p>46.1616893637478</text:p>
          </table:table-cell>
          <table:table-cell office:value-type="float" office:value="-136.269627841218" calcext:value-type="float">
            <text:p>-136.269627841218</text:p>
          </table:table-cell>
          <table:table-cell office:value-type="string" calcext:value-type="string">
            <text:p>14d</text:p>
          </table:table-cell>
          <table:table-cell office:value-type="string" calcext:value-type="string">
            <text:p>51m</text:p>
          </table:table-cell>
          <table:table-cell office:value-type="string" calcext:value-type="string">
            <text:p>65d</text:p>
          </table:table-cell>
          <table:table-cell office:value-type="string" calcext:value-type="string">
            <text:p>33m</text:p>
          </table:table-cell>
          <table:table-cell office:value-type="float" office:value="15918.8" calcext:value-type="float">
            <text:p>15918.8</text:p>
          </table:table-cell>
          <table:table-cell office:value-type="float" office:value="15386.8" calcext:value-type="float">
            <text:p>15386.8</text:p>
          </table:table-cell>
          <table:table-cell office:value-type="float" office:value="4080.8" calcext:value-type="float">
            <text:p>4080.8</text:p>
          </table:table-cell>
          <table:table-cell office:value-type="float" office:value="35010.7" calcext:value-type="float">
            <text:p>35010.7</text:p>
          </table:table-cell>
          <table:table-cell office:value-type="float" office:value="38459.8" calcext:value-type="float">
            <text:p>38459.8</text:p>
          </table:table-cell>
          <table:table-cell office:value-type="float" office:value="-8.8" calcext:value-type="float">
            <text:p>-8.8</text:p>
          </table:table-cell>
          <table:table-cell office:value-type="float" office:value="-0.5" calcext:value-type="float">
            <text:p>-0.5</text:p>
          </table:table-cell>
          <table:table-cell office:value-type="float" office:value="-18.6" calcext:value-type="float">
            <text:p>-18.6</text:p>
          </table:table-cell>
          <table:table-cell office:value-type="float" office:value="-7.5" calcext:value-type="float">
            <text:p>-7.5</text:p>
          </table:table-cell>
          <table:table-cell office:value-type="float" office:value="-44.3" calcext:value-type="float">
            <text:p>-44.3</text:p>
          </table:table-cell>
          <table:table-cell office:value-type="float" office:value="-53.8" calcext:value-type="float">
            <text:p>-53.8</text:p>
          </table:table-cell>
          <table:table-cell office:value-type="float" office:value="-56.7" calcext:value-type="float">
            <text:p>-56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42.5125251422398" calcext:value-type="float">
            <text:p>42.5125251422398</text:p>
          </table:table-cell>
          <table:table-cell office:value-type="float" office:value="-137.532914988927" calcext:value-type="float">
            <text:p>-137.532914988927</text:p>
          </table:table-cell>
          <table:table-cell office:value-type="string" calcext:value-type="string">
            <text:p>14d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62d</text:p>
          </table:table-cell>
          <table:table-cell office:value-type="string" calcext:value-type="string">
            <text:p>27m</text:p>
          </table:table-cell>
          <table:table-cell office:value-type="float" office:value="17036.1" calcext:value-type="float">
            <text:p>17036.1</text:p>
          </table:table-cell>
          <table:table-cell office:value-type="float" office:value="16522.7" calcext:value-type="float">
            <text:p>16522.7</text:p>
          </table:table-cell>
          <table:table-cell office:value-type="float" office:value="4150.9" calcext:value-type="float">
            <text:p>4150.9</text:p>
          </table:table-cell>
          <table:table-cell office:value-type="float" office:value="32660.8" calcext:value-type="float">
            <text:p>32660.8</text:p>
          </table:table-cell>
          <table:table-cell office:value-type="float" office:value="36836.9" calcext:value-type="float">
            <text:p>36836.9</text:p>
          </table:table-cell>
          <table:table-cell office:value-type="float" office:value="-7.5" calcext:value-type="float">
            <text:p>-7.5</text:p>
          </table:table-cell>
          <table:table-cell office:value-type="float" office:value="-0.2" calcext:value-type="float">
            <text:p>-0.2</text:p>
          </table:table-cell>
          <table:table-cell office:value-type="float" office:value="-23.8" calcext:value-type="float">
            <text:p>-23.8</text:p>
          </table:table-cell>
          <table:table-cell office:value-type="float" office:value="-14" calcext:value-type="float">
            <text:p>-14</text:p>
          </table:table-cell>
          <table:table-cell office:value-type="float" office:value="-41.9" calcext:value-type="float">
            <text:p>-41.9</text:p>
          </table:table-cell>
          <table:table-cell office:value-type="float" office:value="-49.3" calcext:value-type="float">
            <text:p>-49.3</text:p>
          </table:table-cell>
          <table:table-cell office:value-type="float" office:value="-54.7" calcext:value-type="float">
            <text:p>-54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38.8529660490196" calcext:value-type="float">
            <text:p>38.8529660490196</text:p>
          </table:table-cell>
          <table:table-cell office:value-type="float" office:value="-138.684723126828" calcext:value-type="float">
            <text:p>-138.684723126828</text:p>
          </table:table-cell>
          <table:table-cell office:value-type="string" calcext:value-type="string">
            <text:p>13d</text:p>
          </table:table-cell>
          <table:table-cell office:value-type="string" calcext:value-type="string">
            <text:p>22m</text:p>
          </table:table-cell>
          <table:table-cell office:value-type="string" calcext:value-type="string">
            <text:p>59d</text:p>
          </table:table-cell>
          <table:table-cell office:value-type="string" calcext:value-type="string">
            <text:p>14m</text:p>
          </table:table-cell>
          <table:table-cell office:value-type="float" office:value="17991" calcext:value-type="float">
            <text:p>17991</text:p>
          </table:table-cell>
          <table:table-cell office:value-type="float" office:value="17503.3" calcext:value-type="float">
            <text:p>17503.3</text:p>
          </table:table-cell>
          <table:table-cell office:value-type="float" office:value="4160.5" calcext:value-type="float">
            <text:p>4160.5</text:p>
          </table:table-cell>
          <table:table-cell office:value-type="float" office:value="30215.5" calcext:value-type="float">
            <text:p>30215.5</text:p>
          </table:table-cell>
          <table:table-cell office:value-type="float" office:value="35166" calcext:value-type="float">
            <text:p>35166</text:p>
          </table:table-cell>
          <table:table-cell office:value-type="float" office:value="-6.4" calcext:value-type="float">
            <text:p>-6.4</text:p>
          </table:table-cell>
          <table:table-cell office:value-type="float" office:value="0.2" calcext:value-type="float">
            <text:p>0.2</text:p>
          </table:table-cell>
          <table:table-cell office:value-type="float" office:value="-28.3" calcext:value-type="float">
            <text:p>-28.3</text:p>
          </table:table-cell>
          <table:table-cell office:value-type="float" office:value="-19.8" calcext:value-type="float">
            <text:p>-19.8</text:p>
          </table:table-cell>
          <table:table-cell office:value-type="float" office:value="-39.1" calcext:value-type="float">
            <text:p>-39.1</text:p>
          </table:table-cell>
          <table:table-cell office:value-type="float" office:value="-43.3" calcext:value-type="float">
            <text:p>-43.3</text:p>
          </table:table-cell>
          <table:table-cell office:value-type="float" office:value="-51.7" calcext:value-type="float">
            <text:p>-51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35.1847323517421" calcext:value-type="float">
            <text:p>35.1847323517421</text:p>
          </table:table-cell>
          <table:table-cell office:value-type="float" office:value="-139.74860207113" calcext:value-type="float">
            <text:p>-139.74860207113</text:p>
          </table:table-cell>
          <table:table-cell office:value-type="string" calcext:value-type="string">
            <text:p>12d</text:p>
          </table:table-cell>
          <table:table-cell office:value-type="string" calcext:value-type="string">
            <text:p>40m</text:p>
          </table:table-cell>
          <table:table-cell office:value-type="string" calcext:value-type="string">
            <text:p>55d</text:p>
          </table:table-cell>
          <table:table-cell office:value-type="string" calcext:value-type="string">
            <text:p>50m</text:p>
          </table:table-cell>
          <table:table-cell office:value-type="float" office:value="18811.3" calcext:value-type="float">
            <text:p>18811.3</text:p>
          </table:table-cell>
          <table:table-cell office:value-type="float" office:value="18353.6" calcext:value-type="float">
            <text:p>18353.6</text:p>
          </table:table-cell>
          <table:table-cell office:value-type="float" office:value="4124.2" calcext:value-type="float">
            <text:p>4124.2</text:p>
          </table:table-cell>
          <table:table-cell office:value-type="float" office:value="27716.6" calcext:value-type="float">
            <text:p>27716.6</text:p>
          </table:table-cell>
          <table:table-cell office:value-type="float" office:value="33497.4" calcext:value-type="float">
            <text:p>33497.4</text:p>
          </table:table-cell>
          <table:table-cell office:value-type="float" office:value="-5.5" calcext:value-type="float">
            <text:p>-5.5</text:p>
          </table:table-cell>
          <table:table-cell office:value-type="float" office:value="0.6" calcext:value-type="float">
            <text:p>0.6</text:p>
          </table:table-cell>
          <table:table-cell office:value-type="float" office:value="-31.9" calcext:value-type="float">
            <text:p>-31.9</text:p>
          </table:table-cell>
          <table:table-cell office:value-type="float" office:value="-24.6" calcext:value-type="float">
            <text:p>-24.6</text:p>
          </table:table-cell>
          <table:table-cell office:value-type="float" office:value="-36.1" calcext:value-type="float">
            <text:p>-36.1</text:p>
          </table:table-cell>
          <table:table-cell office:value-type="float" office:value="-36.2" calcext:value-type="float">
            <text:p>-36.2</text:p>
          </table:table-cell>
          <table:table-cell office:value-type="float" office:value="-47.9" calcext:value-type="float">
            <text:p>-47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31.5091879675926" calcext:value-type="float">
            <text:p>31.5091879675926</text:p>
          </table:table-cell>
          <table:table-cell office:value-type="float" office:value="-140.742498905727" calcext:value-type="float">
            <text:p>-140.742498905727</text:p>
          </table:table-cell>
          <table:table-cell office:value-type="string" calcext:value-type="string">
            <text:p>11d</text:p>
          </table:table-cell>
          <table:table-cell office:value-type="string" calcext:value-type="string">
            <text:p>59m</text:p>
          </table:table-cell>
          <table:table-cell office:value-type="string" calcext:value-type="string">
            <text:p>52d</text:p>
          </table:table-cell>
          <table:table-cell office:value-type="string" calcext:value-type="string">
            <text:p>13m</text:p>
          </table:table-cell>
          <table:table-cell office:value-type="float" office:value="19531" calcext:value-type="float">
            <text:p>19531</text:p>
          </table:table-cell>
          <table:table-cell office:value-type="float" office:value="19104.9" calcext:value-type="float">
            <text:p>19104.9</text:p>
          </table:table-cell>
          <table:table-cell office:value-type="float" office:value="4057.6" calcext:value-type="float">
            <text:p>4057.6</text:p>
          </table:table-cell>
          <table:table-cell office:value-type="float" office:value="25189.3" calcext:value-type="float">
            <text:p>25189.3</text:p>
          </table:table-cell>
          <table:table-cell office:value-type="float" office:value="31874.2" calcext:value-type="float">
            <text:p>31874.2</text:p>
          </table:table-cell>
          <table:table-cell office:value-type="float" office:value="-4.7" calcext:value-type="float">
            <text:p>-4.7</text:p>
          </table:table-cell>
          <table:table-cell office:value-type="float" office:value="1.1" calcext:value-type="float">
            <text:p>1.1</text:p>
          </table:table-cell>
          <table:table-cell office:value-type="float" office:value="-34.5" calcext:value-type="float">
            <text:p>-34.5</text:p>
          </table:table-cell>
          <table:table-cell office:value-type="float" office:value="-28.3" calcext:value-type="float">
            <text:p>-28.3</text:p>
          </table:table-cell>
          <table:table-cell office:value-type="float" office:value="-33" calcext:value-type="float">
            <text:p>-33</text:p>
          </table:table-cell>
          <table:table-cell office:value-type="float" office:value="-28.3" calcext:value-type="float">
            <text:p>-28.3</text:p>
          </table:table-cell>
          <table:table-cell office:value-type="float" office:value="-43.5" calcext:value-type="float">
            <text:p>-43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27.8274586280716" calcext:value-type="float">
            <text:p>27.8274586280716</text:p>
          </table:table-cell>
          <table:table-cell office:value-type="float" office:value="-141.680396934818" calcext:value-type="float">
            <text:p>-141.680396934818</text:p>
          </table:table-cell>
          <table:table-cell office:value-type="string" calcext:value-type="string">
            <text:p>11d</text:p>
          </table:table-cell>
          <table:table-cell office:value-type="string" calcext:value-type="string">
            <text:p>22m</text:p>
          </table:table-cell>
          <table:table-cell office:value-type="string" calcext:value-type="string">
            <text:p>48d</text:p>
          </table:table-cell>
          <table:table-cell office:value-type="string" calcext:value-type="string">
            <text:p>17m</text:p>
          </table:table-cell>
          <table:table-cell office:value-type="float" office:value="20183.9" calcext:value-type="float">
            <text:p>20183.9</text:p>
          </table:table-cell>
          <table:table-cell office:value-type="float" office:value="19788.4" calcext:value-type="float">
            <text:p>19788.4</text:p>
          </table:table-cell>
          <table:table-cell office:value-type="float" office:value="3976.2" calcext:value-type="float">
            <text:p>3976.2</text:p>
          </table:table-cell>
          <table:table-cell office:value-type="float" office:value="22641.2" calcext:value-type="float">
            <text:p>22641.2</text:p>
          </table:table-cell>
          <table:table-cell office:value-type="float" office:value="30331.8" calcext:value-type="float">
            <text:p>30331.8</text:p>
          </table:table-cell>
          <table:table-cell office:value-type="float" office:value="-4" calcext:value-type="float">
            <text:p>-4</text:p>
          </table:table-cell>
          <table:table-cell office:value-type="float" office:value="1.6" calcext:value-type="float">
            <text:p>1.6</text:p>
          </table:table-cell>
          <table:table-cell office:value-type="float" office:value="-36" calcext:value-type="float">
            <text:p>-36</text:p>
          </table:table-cell>
          <table:table-cell office:value-type="float" office:value="-30.7" calcext:value-type="float">
            <text:p>-30.7</text:p>
          </table:table-cell>
          <table:table-cell office:value-type="float" office:value="-29.9" calcext:value-type="float">
            <text:p>-29.9</text:p>
          </table:table-cell>
          <table:table-cell office:value-type="float" office:value="-19.8" calcext:value-type="float">
            <text:p>-19.8</text:p>
          </table:table-cell>
          <table:table-cell office:value-type="float" office:value="-38.8" calcext:value-type="float">
            <text:p>-38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24.1405102893566" calcext:value-type="float">
            <text:p>24.1405102893566</text:p>
          </table:table-cell>
          <table:table-cell office:value-type="float" office:value="-142.573426803281" calcext:value-type="float">
            <text:p>-142.573426803281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48m</text:p>
          </table:table-cell>
          <table:table-cell office:value-type="string" calcext:value-type="string">
            <text:p>43d</text:p>
          </table:table-cell>
          <table:table-cell office:value-type="string" calcext:value-type="string">
            <text:p>58m</text:p>
          </table:table-cell>
          <table:table-cell office:value-type="float" office:value="20797.9" calcext:value-type="float">
            <text:p>20797.9</text:p>
          </table:table-cell>
          <table:table-cell office:value-type="float" office:value="20430" calcext:value-type="float">
            <text:p>20430</text:p>
          </table:table-cell>
          <table:table-cell office:value-type="float" office:value="3894.6" calcext:value-type="float">
            <text:p>3894.6</text:p>
          </table:table-cell>
          <table:table-cell office:value-type="float" office:value="20065.1" calcext:value-type="float">
            <text:p>20065.1</text:p>
          </table:table-cell>
          <table:table-cell office:value-type="float" office:value="28899.1" calcext:value-type="float">
            <text:p>28899.1</text:p>
          </table:table-cell>
          <table:table-cell office:value-type="float" office:value="-3.4" calcext:value-type="float">
            <text:p>-3.4</text:p>
          </table:table-cell>
          <table:table-cell office:value-type="float" office:value="2" calcext:value-type="float">
            <text:p>2</text:p>
          </table:table-cell>
          <table:table-cell office:value-type="float" office:value="-36.4" calcext:value-type="float">
            <text:p>-36.4</text:p>
          </table:table-cell>
          <table:table-cell office:value-type="float" office:value="-31.9" calcext:value-type="float">
            <text:p>-31.9</text:p>
          </table:table-cell>
          <table:table-cell office:value-type="float" office:value="-26.9" calcext:value-type="float">
            <text:p>-26.9</text:p>
          </table:table-cell>
          <table:table-cell office:value-type="float" office:value="-11.3" calcext:value-type="float">
            <text:p>-11.3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20.4492019038391" calcext:value-type="float">
            <text:p>20.4492019038391</text:p>
          </table:table-cell>
          <table:table-cell office:value-type="float" office:value="-143.430639652513" calcext:value-type="float">
            <text:p>-143.430639652513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18m</text:p>
          </table:table-cell>
          <table:table-cell office:value-type="string" calcext:value-type="string">
            <text:p>39d</text:p>
          </table:table-cell>
          <table:table-cell office:value-type="string" calcext:value-type="string">
            <text:p>12m</text:p>
          </table:table-cell>
          <table:table-cell office:value-type="float" office:value="21390.8" calcext:value-type="float">
            <text:p>21390.8</text:p>
          </table:table-cell>
          <table:table-cell office:value-type="float" office:value="21045.8" calcext:value-type="float">
            <text:p>21045.8</text:p>
          </table:table-cell>
          <table:table-cell office:value-type="float" office:value="3826.3" calcext:value-type="float">
            <text:p>3826.3</text:p>
          </table:table-cell>
          <table:table-cell office:value-type="float" office:value="17442.2" calcext:value-type="float">
            <text:p>17442.2</text:p>
          </table:table-cell>
          <table:table-cell office:value-type="float" office:value="27600.7" calcext:value-type="float">
            <text:p>27600.7</text:p>
          </table:table-cell>
          <table:table-cell office:value-type="float" office:value="-2.9" calcext:value-type="float">
            <text:p>-2.9</text:p>
          </table:table-cell>
          <table:table-cell office:value-type="float" office:value="2.5" calcext:value-type="float">
            <text:p>2.5</text:p>
          </table:table-cell>
          <table:table-cell office:value-type="float" office:value="-35.6" calcext:value-type="float">
            <text:p>-35.6</text:p>
          </table:table-cell>
          <table:table-cell office:value-type="float" office:value="-31.9" calcext:value-type="float">
            <text:p>-31.9</text:p>
          </table:table-cell>
          <table:table-cell office:value-type="float" office:value="-23.9" calcext:value-type="float">
            <text:p>-23.9</text:p>
          </table:table-cell>
          <table:table-cell office:value-type="float" office:value="-3.1" calcext:value-type="float">
            <text:p>-3.1</text:p>
          </table:table-cell>
          <table:table-cell office:value-type="float" office:value="-29.5" calcext:value-type="float">
            <text:p>-29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16.7543212571628" calcext:value-type="float">
            <text:p>16.7543212571628</text:p>
          </table:table-cell>
          <table:table-cell office:value-type="float" office:value="-144.259558975827" calcext:value-type="float">
            <text:p>-144.259558975827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55m</text:p>
          </table:table-cell>
          <table:table-cell office:value-type="string" calcext:value-type="string">
            <text:p>33d</text:p>
          </table:table-cell>
          <table:table-cell office:value-type="string" calcext:value-type="string">
            <text:p>53m</text:p>
          </table:table-cell>
          <table:table-cell office:value-type="float" office:value="21968.1" calcext:value-type="float">
            <text:p>21968.1</text:p>
          </table:table-cell>
          <table:table-cell office:value-type="float" office:value="21640" calcext:value-type="float">
            <text:p>21640</text:p>
          </table:table-cell>
          <table:table-cell office:value-type="float" office:value="3782.7" calcext:value-type="float">
            <text:p>3782.7</text:p>
          </table:table-cell>
          <table:table-cell office:value-type="float" office:value="14748.6" calcext:value-type="float">
            <text:p>14748.6</text:p>
          </table:table-cell>
          <table:table-cell office:value-type="float" office:value="26459.8" calcext:value-type="float">
            <text:p>26459.8</text:p>
          </table:table-cell>
          <table:table-cell office:value-type="float" office:value="-2.4" calcext:value-type="float">
            <text:p>-2.4</text:p>
          </table:table-cell>
          <table:table-cell office:value-type="float" office:value="3" calcext:value-type="float">
            <text:p>3</text:p>
          </table:table-cell>
          <table:table-cell office:value-type="float" office:value="-34" calcext:value-type="float">
            <text:p>-34</text:p>
          </table:table-cell>
          <table:table-cell office:value-type="float" office:value="-30.8" calcext:value-type="float">
            <text:p>-30.8</text:p>
          </table:table-cell>
          <table:table-cell office:value-type="float" office:value="-21" calcext:value-type="float">
            <text:p>-21</text:p>
          </table:table-cell>
          <table:table-cell office:value-type="float" office:value="4.5" calcext:value-type="float">
            <text:p>4.5</text:p>
          </table:table-cell>
          <table:table-cell office:value-type="float" office:value="-25.7" calcext:value-type="float">
            <text:p>-25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13.0566092897581" calcext:value-type="float">
            <text:p>13.0566092897581</text:p>
          </table:table-cell>
          <table:table-cell office:value-type="float" office:value="-145.06658492223" calcext:value-type="float">
            <text:p>-145.06658492223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39m</text:p>
          </table:table-cell>
          <table:table-cell office:value-type="string" calcext:value-type="string">
            <text:p>27d</text:p>
          </table:table-cell>
          <table:table-cell office:value-type="string" calcext:value-type="string">
            <text:p>58m</text:p>
          </table:table-cell>
          <table:table-cell office:value-type="float" office:value="22522.6" calcext:value-type="float">
            <text:p>22522.6</text:p>
          </table:table-cell>
          <table:table-cell office:value-type="float" office:value="22204.2" calcext:value-type="float">
            <text:p>22204.2</text:p>
          </table:table-cell>
          <table:table-cell office:value-type="float" office:value="3773.5" calcext:value-type="float">
            <text:p>3773.5</text:p>
          </table:table-cell>
          <table:table-cell office:value-type="float" office:value="11961" calcext:value-type="float">
            <text:p>11961</text:p>
          </table:table-cell>
          <table:table-cell office:value-type="float" office:value="25501.6" calcext:value-type="float">
            <text:p>25501.6</text:p>
          </table:table-cell>
          <table:table-cell office:value-type="float" office:value="-2" calcext:value-type="float">
            <text:p>-2</text:p>
          </table:table-cell>
          <table:table-cell office:value-type="float" office:value="3.3" calcext:value-type="float">
            <text:p>3.3</text:p>
          </table:table-cell>
          <table:table-cell office:value-type="float" office:value="-31.7" calcext:value-type="float">
            <text:p>-31.7</text:p>
          </table:table-cell>
          <table:table-cell office:value-type="float" office:value="-29.1" calcext:value-type="float">
            <text:p>-29.1</text:p>
          </table:table-cell>
          <table:table-cell office:value-type="float" office:value="-18.3" calcext:value-type="float">
            <text:p>-18.3</text:p>
          </table:table-cell>
          <table:table-cell office:value-type="float" office:value="11.2" calcext:value-type="float">
            <text:p>11.2</text:p>
          </table:table-cell>
          <table:table-cell office:value-type="float" office:value="-22.7" calcext:value-type="float">
            <text:p>-22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9.35677654591647" calcext:value-type="float">
            <text:p>9.35677654591647</text:p>
          </table:table-cell>
          <table:table-cell office:value-type="float" office:value="-145.857299094611" calcext:value-type="float">
            <text:p>-145.857299094611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31m</text:p>
          </table:table-cell>
          <table:table-cell office:value-type="string" calcext:value-type="string">
            <text:p>21d</text:p>
          </table:table-cell>
          <table:table-cell office:value-type="string" calcext:value-type="string">
            <text:p>29m</text:p>
          </table:table-cell>
          <table:table-cell office:value-type="float" office:value="23036" calcext:value-type="float">
            <text:p>23036</text:p>
          </table:table-cell>
          <table:table-cell office:value-type="float" office:value="22719.5" calcext:value-type="float">
            <text:p>22719.5</text:p>
          </table:table-cell>
          <table:table-cell office:value-type="float" office:value="3805.5" calcext:value-type="float">
            <text:p>3805.5</text:p>
          </table:table-cell>
          <table:table-cell office:value-type="float" office:value="9062.7" calcext:value-type="float">
            <text:p>9062.7</text:p>
          </table:table-cell>
          <table:table-cell office:value-type="float" office:value="24754.6" calcext:value-type="float">
            <text:p>24754.6</text:p>
          </table:table-cell>
          <table:table-cell office:value-type="float" office:value="-1.7" calcext:value-type="float">
            <text:p>-1.7</text:p>
          </table:table-cell>
          <table:table-cell office:value-type="float" office:value="3.7" calcext:value-type="float">
            <text:p>3.7</text:p>
          </table:table-cell>
          <table:table-cell office:value-type="float" office:value="-29" calcext:value-type="float">
            <text:p>-29</text:p>
          </table:table-cell>
          <table:table-cell office:value-type="float" office:value="-26.8" calcext:value-type="float">
            <text:p>-26.8</text:p>
          </table:table-cell>
          <table:table-cell office:value-type="float" office:value="-15.7" calcext:value-type="float">
            <text:p>-15.7</text:p>
          </table:table-cell>
          <table:table-cell office:value-type="float" office:value="16.9" calcext:value-type="float">
            <text:p>16.9</text:p>
          </table:table-cell>
          <table:table-cell office:value-type="float" office:value="-20.8" calcext:value-type="float">
            <text:p>-20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5.65551419426594" calcext:value-type="float">
            <text:p>5.65551419426594</text:p>
          </table:table-cell>
          <table:table-cell office:value-type="float" office:value="-146.636702023668" calcext:value-type="float">
            <text:p>-146.636702023668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31m</text:p>
          </table:table-cell>
          <table:table-cell office:value-type="string" calcext:value-type="string">
            <text:p>14d</text:p>
          </table:table-cell>
          <table:table-cell office:value-type="string" calcext:value-type="string">
            <text:p>26m</text:p>
          </table:table-cell>
          <table:table-cell office:value-type="float" office:value="23483.6" calcext:value-type="float">
            <text:p>23483.6</text:p>
          </table:table-cell>
          <table:table-cell office:value-type="float" office:value="23160.3" calcext:value-type="float">
            <text:p>23160.3</text:p>
          </table:table-cell>
          <table:table-cell office:value-type="float" office:value="3883" calcext:value-type="float">
            <text:p>3883</text:p>
          </table:table-cell>
          <table:table-cell office:value-type="float" office:value="6047.5" calcext:value-type="float">
            <text:p>6047.5</text:p>
          </table:table-cell>
          <table:table-cell office:value-type="float" office:value="24249.7" calcext:value-type="float">
            <text:p>24249.7</text:p>
          </table:table-cell>
          <table:table-cell office:value-type="float" office:value="-1.3" calcext:value-type="float">
            <text:p>-1.3</text:p>
          </table:table-cell>
          <table:table-cell office:value-type="float" office:value="3.9" calcext:value-type="float">
            <text:p>3.9</text:p>
          </table:table-cell>
          <table:table-cell office:value-type="float" office:value="-26.2" calcext:value-type="float">
            <text:p>-26.2</text:p>
          </table:table-cell>
          <table:table-cell office:value-type="float" office:value="-24.3" calcext:value-type="float">
            <text:p>-24.3</text:p>
          </table:table-cell>
          <table:table-cell office:value-type="float" office:value="-13.3" calcext:value-type="float">
            <text:p>-13.3</text:p>
          </table:table-cell>
          <table:table-cell office:value-type="float" office:value="21.4" calcext:value-type="float">
            <text:p>21.4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1.95350140497035" calcext:value-type="float">
            <text:p>1.95350140497035</text:p>
          </table:table-cell>
          <table:table-cell office:value-type="float" office:value="-147.409405704956" calcext:value-type="float">
            <text:p>-147.409405704956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41m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59m</text:p>
          </table:table-cell>
          <table:table-cell office:value-type="float" office:value="23838.3" calcext:value-type="float">
            <text:p>23838.3</text:p>
          </table:table-cell>
          <table:table-cell office:value-type="float" office:value="23499.1" calcext:value-type="float">
            <text:p>23499.1</text:p>
          </table:table-cell>
          <table:table-cell office:value-type="float" office:value="4007.1" calcext:value-type="float">
            <text:p>4007.1</text:p>
          </table:table-cell>
          <table:table-cell office:value-type="float" office:value="2921.9" calcext:value-type="float">
            <text:p>2921.9</text:p>
          </table:table-cell>
          <table:table-cell office:value-type="float" office:value="24016.7" calcext:value-type="float">
            <text:p>24016.7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23.5" calcext:value-type="float">
            <text:p>-23.5</text:p>
          </table:table-cell>
          <table:table-cell office:value-type="float" office:value="-21.9" calcext:value-type="float">
            <text:p>-21.9</text:p>
          </table:table-cell>
          <table:table-cell office:value-type="float" office:value="-11" calcext:value-type="float">
            <text:p>-11</text:p>
          </table:table-cell>
          <table:table-cell office:value-type="float" office:value="25" calcext:value-type="float">
            <text:p>25</text:p>
          </table:table-cell>
          <table:table-cell office:value-type="float" office:value="-20.2" calcext:value-type="float">
            <text:p>-20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1.7485896457027" calcext:value-type="float">
            <text:p>-1.7485896457027</text:p>
          </table:table-cell>
          <table:table-cell office:value-type="float" office:value="-148.179797488963" calcext:value-type="float">
            <text:p>-148.179797488963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59m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-42m</text:p>
          </table:table-cell>
          <table:table-cell office:value-type="float" office:value="24075.5" calcext:value-type="float">
            <text:p>24075.5</text:p>
          </table:table-cell>
          <table:table-cell office:value-type="float" office:value="23710.5" calcext:value-type="float">
            <text:p>23710.5</text:p>
          </table:table-cell>
          <table:table-cell office:value-type="float" office:value="4176.4" calcext:value-type="float">
            <text:p>4176.4</text:p>
          </table:table-cell>
          <table:table-cell office:value-type="float" office:value="-296.4" calcext:value-type="float">
            <text:p>-296.4</text:p>
          </table:table-cell>
          <table:table-cell office:value-type="float" office:value="24077.4" calcext:value-type="float">
            <text:p>24077.4</text:p>
          </table:table-cell>
          <table:table-cell office:value-type="float" office:value="-0.8" calcext:value-type="float">
            <text:p>-0.8</text:p>
          </table:table-cell>
          <table:table-cell office:value-type="float" office:value="3.9" calcext:value-type="float">
            <text:p>3.9</text:p>
          </table:table-cell>
          <table:table-cell office:value-type="float" office:value="-21" calcext:value-type="float">
            <text:p>-21</text:p>
          </table:table-cell>
          <table:table-cell office:value-type="float" office:value="-19.8" calcext:value-type="float">
            <text:p>-19.8</text:p>
          </table:table-cell>
          <table:table-cell office:value-type="float" office:value="-8.9" calcext:value-type="float">
            <text:p>-8.9</text:p>
          </table:table-cell>
          <table:table-cell office:value-type="float" office:value="27.7" calcext:value-type="float">
            <text:p>27.7</text:p>
          </table:table-cell>
          <table:table-cell office:value-type="float" office:value="-21.3" calcext:value-type="float">
            <text:p>-21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5.45009006434366" calcext:value-type="float">
            <text:p>-5.45009006434366</text:p>
          </table:table-cell>
          <table:table-cell office:value-type="float" office:value="-148.952187907767" calcext:value-type="float">
            <text:p>-148.952187907767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27m</text:p>
          </table:table-cell>
          <table:table-cell office:value-type="string" calcext:value-type="string">
            <text:p>-8d</text:p>
          </table:table-cell>
          <table:table-cell office:value-type="string" calcext:value-type="string">
            <text:p>26m</text:p>
          </table:table-cell>
          <table:table-cell office:value-type="float" office:value="24176.2" calcext:value-type="float">
            <text:p>24176.2</text:p>
          </table:table-cell>
          <table:table-cell office:value-type="float" office:value="23775" calcext:value-type="float">
            <text:p>23775</text:p>
          </table:table-cell>
          <table:table-cell office:value-type="float" office:value="4386.3" calcext:value-type="float">
            <text:p>4386.3</text:p>
          </table:table-cell>
          <table:table-cell office:value-type="float" office:value="-3580.9" calcext:value-type="float">
            <text:p>-3580.9</text:p>
          </table:table-cell>
          <table:table-cell office:value-type="float" office:value="24440" calcext:value-type="float">
            <text:p>24440</text:p>
          </table:table-cell>
          <table:table-cell office:value-type="float" office:value="-0.5" calcext:value-type="float">
            <text:p>-0.5</text:p>
          </table:table-cell>
          <table:table-cell office:value-type="float" office:value="3.8" calcext:value-type="float">
            <text:p>3.8</text:p>
          </table:table-cell>
          <table:table-cell office:value-type="float" office:value="-18.9" calcext:value-type="float">
            <text:p>-18.9</text:p>
          </table:table-cell>
          <table:table-cell office:value-type="float" office:value="-17.9" calcext:value-type="float">
            <text:p>-17.9</text:p>
          </table:table-cell>
          <table:table-cell office:value-type="float" office:value="-7" calcext:value-type="float">
            <text:p>-7</text:p>
          </table:table-cell>
          <table:table-cell office:value-type="float" office:value="29.8" calcext:value-type="float">
            <text:p>29.8</text:p>
          </table:table-cell>
          <table:table-cell office:value-type="float" office:value="-23.1" calcext:value-type="float">
            <text:p>-23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9.15033095475344" calcext:value-type="float">
            <text:p>-9.15033095475344</text:p>
          </table:table-cell>
          <table:table-cell office:value-type="float" office:value="-149.730953077855" calcext:value-type="float">
            <text:p>-149.730953077855</text:p>
          </table:table-cell>
          <table:table-cell office:value-type="string" calcext:value-type="string">
            <text:p>11d</text:p>
          </table:table-cell>
          <table:table-cell office:value-type="string" calcext:value-type="string">
            <text:p>4m</text:p>
          </table:table-cell>
          <table:table-cell office:value-type="string" calcext:value-type="string">
            <text:p>-15d</text:p>
          </table:table-cell>
          <table:table-cell office:value-type="string" calcext:value-type="string">
            <text:p>57m</text:p>
          </table:table-cell>
          <table:table-cell office:value-type="float" office:value="24127.9" calcext:value-type="float">
            <text:p>24127.9</text:p>
          </table:table-cell>
          <table:table-cell office:value-type="float" office:value="23679.4" calcext:value-type="float">
            <text:p>23679.4</text:p>
          </table:table-cell>
          <table:table-cell office:value-type="float" office:value="4630.3" calcext:value-type="float">
            <text:p>4630.3</text:p>
          </table:table-cell>
          <table:table-cell office:value-type="float" office:value="-6899.4" calcext:value-type="float">
            <text:p>-6899.4</text:p>
          </table:table-cell>
          <table:table-cell office:value-type="float" office:value="25094.9" calcext:value-type="float">
            <text:p>25094.9</text:p>
          </table:table-cell>
          <table:table-cell office:value-type="float" office:value="-0.3" calcext:value-type="float">
            <text:p>-0.3</text:p>
          </table:table-cell>
          <table:table-cell office:value-type="float" office:value="3.5" calcext:value-type="float">
            <text:p>3.5</text:p>
          </table:table-cell>
          <table:table-cell office:value-type="float" office:value="-17.2" calcext:value-type="float">
            <text:p>-17.2</text:p>
          </table:table-cell>
          <table:table-cell office:value-type="float" office:value="-16.5" calcext:value-type="float">
            <text:p>-16.5</text:p>
          </table:table-cell>
          <table:table-cell office:value-type="float" office:value="-5.2" calcext:value-type="float">
            <text:p>-5.2</text:p>
          </table:table-cell>
          <table:table-cell office:value-type="float" office:value="31.4" calcext:value-type="float">
            <text:p>31.4</text:p>
          </table:table-cell>
          <table:table-cell office:value-type="float" office:value="-25.2" calcext:value-type="float">
            <text:p>-25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12.8486397257195" calcext:value-type="float">
            <text:p>-12.8486397257195</text:p>
          </table:table-cell>
          <table:table-cell office:value-type="float" office:value="-150.52068167" calcext:value-type="float">
            <text:p>-150.52068167</text:p>
          </table:table-cell>
          <table:table-cell office:value-type="string" calcext:value-type="string">
            <text:p>11d</text:p>
          </table:table-cell>
          <table:table-cell office:value-type="string" calcext:value-type="string">
            <text:p>49m</text:p>
          </table:table-cell>
          <table:table-cell office:value-type="string" calcext:value-type="string">
            <text:p>-23d</text:p>
          </table:table-cell>
          <table:table-cell office:value-type="string" calcext:value-type="string">
            <text:p>8m</text:p>
          </table:table-cell>
          <table:table-cell office:value-type="float" office:value="23925.1" calcext:value-type="float">
            <text:p>23925.1</text:p>
          </table:table-cell>
          <table:table-cell office:value-type="float" office:value="23417.8" calcext:value-type="float">
            <text:p>23417.8</text:p>
          </table:table-cell>
          <table:table-cell office:value-type="float" office:value="4900.5" calcext:value-type="float">
            <text:p>4900.5</text:p>
          </table:table-cell>
          <table:table-cell office:value-type="float" office:value="-10217.4" calcext:value-type="float">
            <text:p>-10217.4</text:p>
          </table:table-cell>
          <table:table-cell office:value-type="float" office:value="26015.5" calcext:value-type="float">
            <text:p>26015.5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-15.9" calcext:value-type="float">
            <text:p>-15.9</text:p>
          </table:table-cell>
          <table:table-cell office:value-type="float" office:value="-15.5" calcext:value-type="float">
            <text:p>-15.5</text:p>
          </table:table-cell>
          <table:table-cell office:value-type="float" office:value="-3.5" calcext:value-type="float">
            <text:p>-3.5</text:p>
          </table:table-cell>
          <table:table-cell office:value-type="float" office:value="32.8" calcext:value-type="float">
            <text:p>32.8</text:p>
          </table:table-cell>
          <table:table-cell office:value-type="float" office:value="-27.5" calcext:value-type="float">
            <text:p>-27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16.544335108228" calcext:value-type="float">
            <text:p>-16.544335108228</text:p>
          </table:table-cell>
          <table:table-cell office:value-type="float" office:value="-151.326336944141" calcext:value-type="float">
            <text:p>-151.326336944141</text:p>
          </table:table-cell>
          <table:table-cell office:value-type="string" calcext:value-type="string">
            <text:p>12d</text:p>
          </table:table-cell>
          <table:table-cell office:value-type="string" calcext:value-type="string">
            <text:p>43m</text:p>
          </table:table-cell>
          <table:table-cell office:value-type="string" calcext:value-type="string">
            <text:p>-29d</text:p>
          </table:table-cell>
          <table:table-cell office:value-type="string" calcext:value-type="string">
            <text:p>48m</text:p>
          </table:table-cell>
          <table:table-cell office:value-type="float" office:value="23568.9" calcext:value-type="float">
            <text:p>23568.9</text:p>
          </table:table-cell>
          <table:table-cell office:value-type="float" office:value="22990.8" calcext:value-type="float">
            <text:p>22990.8</text:p>
          </table:table-cell>
          <table:table-cell office:value-type="float" office:value="5188.1" calcext:value-type="float">
            <text:p>5188.1</text:p>
          </table:table-cell>
          <table:table-cell office:value-type="float" office:value="-13500.7" calcext:value-type="float">
            <text:p>-13500.7</text:p>
          </table:table-cell>
          <table:table-cell office:value-type="float" office:value="27161.8" calcext:value-type="float">
            <text:p>27161.8</text:p>
          </table:table-cell>
          <table:table-cell office:value-type="float" office:value="0.2" calcext:value-type="float">
            <text:p>0.2</text:p>
          </table:table-cell>
          <table:table-cell office:value-type="float" office:value="2.8" calcext:value-type="float">
            <text:p>2.8</text:p>
          </table:table-cell>
          <table:table-cell office:value-type="float" office:value="-14.9" calcext:value-type="float">
            <text:p>-14.9</text:p>
          </table:table-cell>
          <table:table-cell office:value-type="float" office:value="-14.8" calcext:value-type="float">
            <text:p>-14.8</text:p>
          </table:table-cell>
          <table:table-cell office:value-type="float" office:value="-1.9" calcext:value-type="float">
            <text:p>-1.9</text:p>
          </table:table-cell>
          <table:table-cell office:value-type="float" office:value="34" calcext:value-type="float">
            <text:p>34</text:p>
          </table:table-cell>
          <table:table-cell office:value-type="float" office:value="-29.8" calcext:value-type="float">
            <text:p>-29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20.2367198612855" calcext:value-type="float">
            <text:p>-20.2367198612855</text:p>
          </table:table-cell>
          <table:table-cell office:value-type="float" office:value="-152.153446269796" calcext:value-type="float">
            <text:p>-152.153446269796</text:p>
          </table:table-cell>
          <table:table-cell office:value-type="string" calcext:value-type="string">
            <text:p>13d</text:p>
          </table:table-cell>
          <table:table-cell office:value-type="string" calcext:value-type="string">
            <text:p>45m</text:p>
          </table:table-cell>
          <table:table-cell office:value-type="string" calcext:value-type="string">
            <text:p>-35d</text:p>
          </table:table-cell>
          <table:table-cell office:value-type="string" calcext:value-type="string">
            <text:p>56m</text:p>
          </table:table-cell>
          <table:table-cell office:value-type="float" office:value="23066.2" calcext:value-type="float">
            <text:p>23066.2</text:p>
          </table:table-cell>
          <table:table-cell office:value-type="float" office:value="22404.5" calcext:value-type="float">
            <text:p>22404.5</text:p>
          </table:table-cell>
          <table:table-cell office:value-type="float" office:value="5485.2" calcext:value-type="float">
            <text:p>5485.2</text:p>
          </table:table-cell>
          <table:table-cell office:value-type="float" office:value="-16716.7" calcext:value-type="float">
            <text:p>-16716.7</text:p>
          </table:table-cell>
          <table:table-cell office:value-type="float" office:value="28486.8" calcext:value-type="float">
            <text:p>28486.8</text:p>
          </table:table-cell>
          <table:table-cell office:value-type="float" office:value="0.4" calcext:value-type="float">
            <text:p>0.4</text:p>
          </table:table-cell>
          <table:table-cell office:value-type="float" office:value="2.4" calcext:value-type="float">
            <text:p>2.4</text:p>
          </table:table-cell>
          <table:table-cell office:value-type="float" office:value="-14.1" calcext:value-type="float">
            <text:p>-14.1</text:p>
          </table:table-cell>
          <table:table-cell office:value-type="float" office:value="-14.4" calcext:value-type="float">
            <text:p>-14.4</text:p>
          </table:table-cell>
          <table:table-cell office:value-type="float" office:value="-0.4" calcext:value-type="float">
            <text:p>-0.4</text:p>
          </table:table-cell>
          <table:table-cell office:value-type="float" office:value="35.1" calcext:value-type="float">
            <text:p>35.1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23.9250698904388" calcext:value-type="float">
            <text:p>-23.9250698904388</text:p>
          </table:table-cell>
          <table:table-cell office:value-type="float" office:value="-153.008333990079" calcext:value-type="float">
            <text:p>-153.008333990079</text:p>
          </table:table-cell>
          <table:table-cell office:value-type="string" calcext:value-type="string">
            <text:p>14d</text:p>
          </table:table-cell>
          <table:table-cell office:value-type="string" calcext:value-type="string">
            <text:p>57m</text:p>
          </table:table-cell>
          <table:table-cell office:value-type="string" calcext:value-type="string">
            <text:p>-41d</text:p>
          </table:table-cell>
          <table:table-cell office:value-type="string" calcext:value-type="string">
            <text:p>29m</text:p>
          </table:table-cell>
          <table:table-cell office:value-type="float" office:value="22429" calcext:value-type="float">
            <text:p>22429</text:p>
          </table:table-cell>
          <table:table-cell office:value-type="float" office:value="21670.2" calcext:value-type="float">
            <text:p>21670.2</text:p>
          </table:table-cell>
          <table:table-cell office:value-type="float" office:value="5784.6" calcext:value-type="float">
            <text:p>5784.6</text:p>
          </table:table-cell>
          <table:table-cell office:value-type="float" office:value="-19837.2" calcext:value-type="float">
            <text:p>-19837.2</text:p>
          </table:table-cell>
          <table:table-cell office:value-type="float" office:value="29942.9" calcext:value-type="float">
            <text:p>29942.9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-13.4" calcext:value-type="float">
            <text:p>-13.4</text:p>
          </table:table-cell>
          <table:table-cell office:value-type="float" office:value="-14.1" calcext:value-type="float">
            <text:p>-14.1</text:p>
          </table:table-cell>
          <table:table-cell office:value-type="float" office:value="1" calcext:value-type="float">
            <text:p>1</text:p>
          </table:table-cell>
          <table:table-cell office:value-type="float" office:value="36.4" calcext:value-type="float">
            <text:p>36.4</text:p>
          </table:table-cell>
          <table:table-cell office:value-type="float" office:value="-34.1" calcext:value-type="float">
            <text:p>-34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27.6086181193676" calcext:value-type="float">
            <text:p>-27.6086181193676</text:p>
          </table:table-cell>
          <table:table-cell office:value-type="float" office:value="-153.898419392494" calcext:value-type="float">
            <text:p>-153.898419392494</text:p>
          </table:table-cell>
          <table:table-cell office:value-type="string" calcext:value-type="string">
            <text:p>16d</text:p>
          </table:table-cell>
          <table:table-cell office:value-type="string" calcext:value-type="string">
            <text:p>18m</text:p>
          </table:table-cell>
          <table:table-cell office:value-type="string" calcext:value-type="string">
            <text:p>-46d</text:p>
          </table:table-cell>
          <table:table-cell office:value-type="string" calcext:value-type="string">
            <text:p>30m</text:p>
          </table:table-cell>
          <table:table-cell office:value-type="float" office:value="21673.4" calcext:value-type="float">
            <text:p>21673.4</text:p>
          </table:table-cell>
          <table:table-cell office:value-type="float" office:value="20802.7" calcext:value-type="float">
            <text:p>20802.7</text:p>
          </table:table-cell>
          <table:table-cell office:value-type="float" office:value="6081.5" calcext:value-type="float">
            <text:p>6081.5</text:p>
          </table:table-cell>
          <table:table-cell office:value-type="float" office:value="-22840" calcext:value-type="float">
            <text:p>-22840</text:p>
          </table:table-cell>
          <table:table-cell office:value-type="float" office:value="31486.5" calcext:value-type="float">
            <text:p>31486.5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-12.8" calcext:value-type="float">
            <text:p>-12.8</text:p>
          </table:table-cell>
          <table:table-cell office:value-type="float" office:value="-14.1" calcext:value-type="float">
            <text:p>-14.1</text:p>
          </table:table-cell>
          <table:table-cell office:value-type="float" office:value="2.5" calcext:value-type="float">
            <text:p>2.5</text:p>
          </table:table-cell>
          <table:table-cell office:value-type="float" office:value="37.7" calcext:value-type="float">
            <text:p>37.7</text:p>
          </table:table-cell>
          <table:table-cell office:value-type="float" office:value="-36.2" calcext:value-type="float">
            <text:p>-36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31.2865306948305" calcext:value-type="float">
            <text:p>-31.2865306948305</text:p>
          </table:table-cell>
          <table:table-cell office:value-type="float" office:value="-154.832610960537" calcext:value-type="float">
            <text:p>-154.832610960537</text:p>
          </table:table-cell>
          <table:table-cell office:value-type="string" calcext:value-type="string">
            <text:p>17d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-51d</text:p>
          </table:table-cell>
          <table:table-cell office:value-type="string" calcext:value-type="string">
            <text:p>0m</text:p>
          </table:table-cell>
          <table:table-cell office:value-type="float" office:value="20817" calcext:value-type="float">
            <text:p>20817</text:p>
          </table:table-cell>
          <table:table-cell office:value-type="float" office:value="19817.6" calcext:value-type="float">
            <text:p>19817.6</text:p>
          </table:table-cell>
          <table:table-cell office:value-type="float" office:value="6372.7" calcext:value-type="float">
            <text:p>6372.7</text:p>
          </table:table-cell>
          <table:table-cell office:value-type="float" office:value="-25710.2" calcext:value-type="float">
            <text:p>-25710.2</text:p>
          </table:table-cell>
          <table:table-cell office:value-type="float" office:value="33081.1" calcext:value-type="float">
            <text:p>33081.1</text:p>
          </table:table-cell>
          <table:table-cell office:value-type="float" office:value="1.3" calcext:value-type="float">
            <text:p>1.3</text:p>
          </table:table-cell>
          <table:table-cell office:value-type="float" office:value="1.6" calcext:value-type="float">
            <text:p>1.6</text:p>
          </table:table-cell>
          <table:table-cell office:value-type="float" office:value="-12.1" calcext:value-type="float">
            <text:p>-12.1</text:p>
          </table:table-cell>
          <table:table-cell office:value-type="float" office:value="-14" calcext:value-type="float">
            <text:p>-14</text:p>
          </table:table-cell>
          <table:table-cell office:value-type="float" office:value="4" calcext:value-type="float">
            <text:p>4</text:p>
          </table:table-cell>
          <table:table-cell office:value-type="float" office:value="39.2" calcext:value-type="float">
            <text:p>39.2</text:p>
          </table:table-cell>
          <table:table-cell office:value-type="float" office:value="-38.1" calcext:value-type="float">
            <text:p>-38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34.9578721278596" calcext:value-type="float">
            <text:p>-34.9578721278596</text:p>
          </table:table-cell>
          <table:table-cell office:value-type="float" office:value="-155.821843222311" calcext:value-type="float">
            <text:p>-155.821843222311</text:p>
          </table:table-cell>
          <table:table-cell office:value-type="string" calcext:value-type="string">
            <text:p>19d</text:p>
          </table:table-cell>
          <table:table-cell office:value-type="string" calcext:value-type="string">
            <text:p>34m</text:p>
          </table:table-cell>
          <table:table-cell office:value-type="string" calcext:value-type="string">
            <text:p>-55d</text:p>
          </table:table-cell>
          <table:table-cell office:value-type="string" calcext:value-type="string">
            <text:p>3m</text:p>
          </table:table-cell>
          <table:table-cell office:value-type="float" office:value="19876.7" calcext:value-type="float">
            <text:p>19876.7</text:p>
          </table:table-cell>
          <table:table-cell office:value-type="float" office:value="18728.9" calcext:value-type="float">
            <text:p>18728.9</text:p>
          </table:table-cell>
          <table:table-cell office:value-type="float" office:value="6656.6" calcext:value-type="float">
            <text:p>6656.6</text:p>
          </table:table-cell>
          <table:table-cell office:value-type="float" office:value="-28441" calcext:value-type="float">
            <text:p>-28441</text:p>
          </table:table-cell>
          <table:table-cell office:value-type="float" office:value="34698.3" calcext:value-type="float">
            <text:p>34698.3</text:p>
          </table:table-cell>
          <table:table-cell office:value-type="float" office:value="1.7" calcext:value-type="float">
            <text:p>1.7</text:p>
          </table:table-cell>
          <table:table-cell office:value-type="float" office:value="1.4" calcext:value-type="float">
            <text:p>1.4</text:p>
          </table:table-cell>
          <table:table-cell office:value-type="float" office:value="-11.4" calcext:value-type="float">
            <text:p>-11.4</text:p>
          </table:table-cell>
          <table:table-cell office:value-type="float" office:value="-14" calcext:value-type="float">
            <text:p>-14</text:p>
          </table:table-cell>
          <table:table-cell office:value-type="float" office:value="5.5" calcext:value-type="float">
            <text:p>5.5</text:p>
          </table:table-cell>
          <table:table-cell office:value-type="float" office:value="40.9" calcext:value-type="float">
            <text:p>40.9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38.6215540783143" calcext:value-type="float">
            <text:p>-38.6215540783143</text:p>
          </table:table-cell>
          <table:table-cell office:value-type="float" office:value="-156.879827214809" calcext:value-type="float">
            <text:p>-156.879827214809</text:p>
          </table:table-cell>
          <table:table-cell office:value-type="string" calcext:value-type="string">
            <text:p>21d</text:p>
          </table:table-cell>
          <table:table-cell office:value-type="string" calcext:value-type="string">
            <text:p>34m</text:p>
          </table:table-cell>
          <table:table-cell office:value-type="string" calcext:value-type="string">
            <text:p>-58d</text:p>
          </table:table-cell>
          <table:table-cell office:value-type="string" calcext:value-type="string">
            <text:p>42m</text:p>
          </table:table-cell>
          <table:table-cell office:value-type="float" office:value="18864.9" calcext:value-type="float">
            <text:p>18864.9</text:p>
          </table:table-cell>
          <table:table-cell office:value-type="float" office:value="17545" calcext:value-type="float">
            <text:p>17545</text:p>
          </table:table-cell>
          <table:table-cell office:value-type="float" office:value="6932.2" calcext:value-type="float">
            <text:p>6932.2</text:p>
          </table:table-cell>
          <table:table-cell office:value-type="float" office:value="-31031.6" calcext:value-type="float">
            <text:p>-31031.6</text:p>
          </table:table-cell>
          <table:table-cell office:value-type="float" office:value="36315.9" calcext:value-type="float">
            <text:p>36315.9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-10.3" calcext:value-type="float">
            <text:p>-10.3</text:p>
          </table:table-cell>
          <table:table-cell office:value-type="float" office:value="-13.9" calcext:value-type="float">
            <text:p>-13.9</text:p>
          </table:table-cell>
          <table:table-cell office:value-type="float" office:value="7.1" calcext:value-type="float">
            <text:p>7.1</text:p>
          </table:table-cell>
          <table:table-cell office:value-type="float" office:value="42.8" calcext:value-type="float">
            <text:p>42.8</text:p>
          </table:table-cell>
          <table:table-cell office:value-type="float" office:value="-41.9" calcext:value-type="float">
            <text:p>-41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42.2762595073658" calcext:value-type="float">
            <text:p>-42.2762595073658</text:p>
          </table:table-cell>
          <table:table-cell office:value-type="float" office:value="-158.024126470657" calcext:value-type="float">
            <text:p>-158.024126470657</text:p>
          </table:table-cell>
          <table:table-cell office:value-type="string" calcext:value-type="string">
            <text:p>23d</text:p>
          </table:table-cell>
          <table:table-cell office:value-type="string" calcext:value-type="string">
            <text:p>52m</text:p>
          </table:table-cell>
          <table:table-cell office:value-type="string" calcext:value-type="string">
            <text:p>-62d</text:p>
          </table:table-cell>
          <table:table-cell office:value-type="string" calcext:value-type="string">
            <text:p>1m</text:p>
          </table:table-cell>
          <table:table-cell office:value-type="float" office:value="17787.8" calcext:value-type="float">
            <text:p>17787.8</text:p>
          </table:table-cell>
          <table:table-cell office:value-type="float" office:value="16266.4" calcext:value-type="float">
            <text:p>16266.4</text:p>
          </table:table-cell>
          <table:table-cell office:value-type="float" office:value="7198" calcext:value-type="float">
            <text:p>7198</text:p>
          </table:table-cell>
          <table:table-cell office:value-type="float" office:value="-33484.3" calcext:value-type="float">
            <text:p>-33484.3</text:p>
          </table:table-cell>
          <table:table-cell office:value-type="float" office:value="37915.7" calcext:value-type="float">
            <text:p>37915.7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-8.8" calcext:value-type="float">
            <text:p>-8.8</text:p>
          </table:table-cell>
          <table:table-cell office:value-type="float" office:value="-13.5" calcext:value-type="float">
            <text:p>-13.5</text:p>
          </table:table-cell>
          <table:table-cell office:value-type="float" office:value="8.8" calcext:value-type="float">
            <text:p>8.8</text:p>
          </table:table-cell>
          <table:table-cell office:value-type="float" office:value="45" calcext:value-type="float">
            <text:p>45</text:p>
          </table:table-cell>
          <table:table-cell office:value-type="float" office:value="-43.8" calcext:value-type="float">
            <text:p>-43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45.9203286139566" calcext:value-type="float">
            <text:p>-45.9203286139566</text:p>
          </table:table-cell>
          <table:table-cell office:value-type="float" office:value="-159.277740198559" calcext:value-type="float">
            <text:p>-159.277740198559</text:p>
          </table:table-cell>
          <table:table-cell office:value-type="string" calcext:value-type="string">
            <text:p>26d</text:p>
          </table:table-cell>
          <table:table-cell office:value-type="string" calcext:value-type="string">
            <text:p>35m</text:p>
          </table:table-cell>
          <table:table-cell office:value-type="string" calcext:value-type="string">
            <text:p>-65d</text:p>
          </table:table-cell>
          <table:table-cell office:value-type="string" calcext:value-type="string">
            <text:p>4m</text:p>
          </table:table-cell>
          <table:table-cell office:value-type="float" office:value="16645.4" calcext:value-type="float">
            <text:p>16645.4</text:p>
          </table:table-cell>
          <table:table-cell office:value-type="float" office:value="14884.7" calcext:value-type="float">
            <text:p>14884.7</text:p>
          </table:table-cell>
          <table:table-cell office:value-type="float" office:value="7450.8" calcext:value-type="float">
            <text:p>7450.8</text:p>
          </table:table-cell>
          <table:table-cell office:value-type="float" office:value="-35798.8" calcext:value-type="float">
            <text:p>-35798.8</text:p>
          </table:table-cell>
          <table:table-cell office:value-type="float" office:value="39479.4" calcext:value-type="float">
            <text:p>39479.4</text:p>
          </table:table-cell>
          <table:table-cell office:value-type="float" office:value="3.1" calcext:value-type="float">
            <text:p>3.1</text:p>
          </table:table-cell>
          <table:table-cell office:value-type="float" office:value="1.2" calcext:value-type="float">
            <text:p>1.2</text:p>
          </table:table-cell>
          <table:table-cell office:value-type="float" office:value="-6.7" calcext:value-type="float">
            <text:p>-6.7</text:p>
          </table:table-cell>
          <table:table-cell office:value-type="float" office:value="-12.8" calcext:value-type="float">
            <text:p>-12.8</text:p>
          </table:table-cell>
          <table:table-cell office:value-type="float" office:value="10.5" calcext:value-type="float">
            <text:p>10.5</text:p>
          </table:table-cell>
          <table:table-cell office:value-type="float" office:value="47.3" calcext:value-type="float">
            <text:p>47.3</text:p>
          </table:table-cell>
          <table:table-cell office:value-type="float" office:value="-45.7" calcext:value-type="float">
            <text:p>-45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49.5515836647481" calcext:value-type="float">
            <text:p>-49.5515836647481</text:p>
          </table:table-cell>
          <table:table-cell office:value-type="float" office:value="-160.671497613268" calcext:value-type="float">
            <text:p>-160.671497613268</text:p>
          </table:table-cell>
          <table:table-cell office:value-type="string" calcext:value-type="string">
            <text:p>29d</text:p>
          </table:table-cell>
          <table:table-cell office:value-type="string" calcext:value-type="string">
            <text:p>52m</text:p>
          </table:table-cell>
          <table:table-cell office:value-type="string" calcext:value-type="string">
            <text:p>-67d</text:p>
          </table:table-cell>
          <table:table-cell office:value-type="string" calcext:value-type="string">
            <text:p>53m</text:p>
          </table:table-cell>
          <table:table-cell office:value-type="float" office:value="15433.2" calcext:value-type="float">
            <text:p>15433.2</text:p>
          </table:table-cell>
          <table:table-cell office:value-type="float" office:value="13384" calcext:value-type="float">
            <text:p>13384</text:p>
          </table:table-cell>
          <table:table-cell office:value-type="float" office:value="7684.6" calcext:value-type="float">
            <text:p>7684.6</text:p>
          </table:table-cell>
          <table:table-cell office:value-type="float" office:value="-37968.8" calcext:value-type="float">
            <text:p>-37968.8</text:p>
          </table:table-cell>
          <table:table-cell office:value-type="float" office:value="40985.5" calcext:value-type="float">
            <text:p>40985.5</text:p>
          </table:table-cell>
          <table:table-cell office:value-type="float" office:value="3.7" calcext:value-type="float">
            <text:p>3.7</text:p>
          </table:table-cell>
          <table:table-cell office:value-type="float" office:value="1.3" calcext:value-type="float">
            <text:p>1.3</text:p>
          </table:table-cell>
          <table:table-cell office:value-type="float" office:value="-3.8" calcext:value-type="float">
            <text:p>-3.8</text:p>
          </table:table-cell>
          <table:table-cell office:value-type="float" office:value="-11.6" calcext:value-type="float">
            <text:p>-11.6</text:p>
          </table:table-cell>
          <table:table-cell office:value-type="float" office:value="12.5" calcext:value-type="float">
            <text:p>12.5</text:p>
          </table:table-cell>
          <table:table-cell office:value-type="float" office:value="49.6" calcext:value-type="float">
            <text:p>49.6</text:p>
          </table:table-cell>
          <table:table-cell office:value-type="float" office:value="-47.4" calcext:value-type="float">
            <text:p>-47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53.1670524617429" calcext:value-type="float">
            <text:p>-53.1670524617429</text:p>
          </table:table-cell>
          <table:table-cell office:value-type="float" office:value="-162.247789005206" calcext:value-type="float">
            <text:p>-162.247789005206</text:p>
          </table:table-cell>
          <table:table-cell office:value-type="string" calcext:value-type="string">
            <text:p>33d</text:p>
          </table:table-cell>
          <table:table-cell office:value-type="string" calcext:value-type="string">
            <text:p>54m</text:p>
          </table:table-cell>
          <table:table-cell office:value-type="string" calcext:value-type="string">
            <text:p>-70d</text:p>
          </table:table-cell>
          <table:table-cell office:value-type="string" calcext:value-type="string">
            <text:p>31m</text:p>
          </table:table-cell>
          <table:table-cell office:value-type="float" office:value="14147.7" calcext:value-type="float">
            <text:p>14147.7</text:p>
          </table:table-cell>
          <table:table-cell office:value-type="float" office:value="11743.7" calcext:value-type="float">
            <text:p>11743.7</text:p>
          </table:table-cell>
          <table:table-cell office:value-type="float" office:value="7889.4" calcext:value-type="float">
            <text:p>7889.4</text:p>
          </table:table-cell>
          <table:table-cell office:value-type="float" office:value="-39977.5" calcext:value-type="float">
            <text:p>-39977.5</text:p>
          </table:table-cell>
          <table:table-cell office:value-type="float" office:value="42407" calcext:value-type="float">
            <text:p>42407</text:p>
          </table:table-cell>
          <table:table-cell office:value-type="float" office:value="4.3" calcext:value-type="float">
            <text:p>4.3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-9.8" calcext:value-type="float">
            <text:p>-9.8</text:p>
          </table:table-cell>
          <table:table-cell office:value-type="float" office:value="14.6" calcext:value-type="float">
            <text:p>14.6</text:p>
          </table:table-cell>
          <table:table-cell office:value-type="float" office:value="51.7" calcext:value-type="float">
            <text:p>51.7</text:p>
          </table:table-cell>
          <table:table-cell office:value-type="float" office:value="-48.7" calcext:value-type="float">
            <text:p>-48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56.7625170369742" calcext:value-type="float">
            <text:p>-56.7625170369742</text:p>
          </table:table-cell>
          <table:table-cell office:value-type="float" office:value="-164.066575775667" calcext:value-type="float">
            <text:p>-164.066575775667</text:p>
          </table:table-cell>
          <table:table-cell office:value-type="string" calcext:value-type="string">
            <text:p>38d</text:p>
          </table:table-cell>
          <table:table-cell office:value-type="string" calcext:value-type="string">
            <text:p>60m</text:p>
          </table:table-cell>
          <table:table-cell office:value-type="string" calcext:value-type="string">
            <text:p>-72d</text:p>
          </table:table-cell>
          <table:table-cell office:value-type="string" calcext:value-type="string">
            <text:p>59m</text:p>
          </table:table-cell>
          <table:table-cell office:value-type="float" office:value="12792.4" calcext:value-type="float">
            <text:p>12792.4</text:p>
          </table:table-cell>
          <table:table-cell office:value-type="float" office:value="9942.2" calcext:value-type="float">
            <text:p>9942.2</text:p>
          </table:table-cell>
          <table:table-cell office:value-type="float" office:value="8049.8" calcext:value-type="float">
            <text:p>8049.8</text:p>
          </table:table-cell>
          <table:table-cell office:value-type="float" office:value="-41796.6" calcext:value-type="float">
            <text:p>-41796.6</text:p>
          </table:table-cell>
          <table:table-cell office:value-type="float" office:value="43710.4" calcext:value-type="float">
            <text:p>43710.4</text:p>
          </table:table-cell>
          <table:table-cell office:value-type="float" office:value="4.8" calcext:value-type="float">
            <text:p>4.8</text:p>
          </table:table-cell>
          <table:table-cell office:value-type="float" office:value="1.6" calcext:value-type="float">
            <text:p>1.6</text:p>
          </table:table-cell>
          <table:table-cell office:value-type="float" office:value="4.9" calcext:value-type="float">
            <text:p>4.9</text:p>
          </table:table-cell>
          <table:table-cell office:value-type="float" office:value="-7.5" calcext:value-type="float">
            <text:p>-7.5</text:p>
          </table:table-cell>
          <table:table-cell office:value-type="float" office:value="17" calcext:value-type="float">
            <text:p>17</text:p>
          </table:table-cell>
          <table:table-cell office:value-type="float" office:value="53.3" calcext:value-type="float">
            <text:p>53.3</text:p>
          </table:table-cell>
          <table:table-cell office:value-type="float" office:value="-49.5" calcext:value-type="float">
            <text:p>-49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60.3317473008828" calcext:value-type="float">
            <text:p>-60.3317473008828</text:p>
          </table:table-cell>
          <table:table-cell office:value-type="float" office:value="-166.215435598807" calcext:value-type="float">
            <text:p>-166.215435598807</text:p>
          </table:table-cell>
          <table:table-cell office:value-type="string" calcext:value-type="string">
            <text:p>45d</text:p>
          </table:table-cell>
          <table:table-cell office:value-type="string" calcext:value-type="string">
            <text:p>39m</text:p>
          </table:table-cell>
          <table:table-cell office:value-type="string" calcext:value-type="string">
            <text:p>-75d</text:p>
          </table:table-cell>
          <table:table-cell office:value-type="string" calcext:value-type="string">
            <text:p>18m</text:p>
          </table:table-cell>
          <table:table-cell office:value-type="float" office:value="11387.7" calcext:value-type="float">
            <text:p>11387.7</text:p>
          </table:table-cell>
          <table:table-cell office:value-type="float" office:value="7960.9" calcext:value-type="float">
            <text:p>7960.9</text:p>
          </table:table-cell>
          <table:table-cell office:value-type="float" office:value="8142.7" calcext:value-type="float">
            <text:p>8142.7</text:p>
          </table:table-cell>
          <table:table-cell office:value-type="float" office:value="-43387.2" calcext:value-type="float">
            <text:p>-43387.2</text:p>
          </table:table-cell>
          <table:table-cell office:value-type="float" office:value="44856.8" calcext:value-type="float">
            <text:p>44856.8</text:p>
          </table:table-cell>
          <table:table-cell office:value-type="float" office:value="5.2" calcext:value-type="float">
            <text:p>5.2</text:p>
          </table:table-cell>
          <table:table-cell office:value-type="float" office:value="1.8" calcext:value-type="float">
            <text:p>1.8</text:p>
          </table:table-cell>
          <table:table-cell office:value-type="float" office:value="10.7" calcext:value-type="float">
            <text:p>10.7</text:p>
          </table:table-cell>
          <table:table-cell office:value-type="float" office:value="-4.8" calcext:value-type="float">
            <text:p>-4.8</text:p>
          </table:table-cell>
          <table:table-cell office:value-type="float" office:value="19.6" calcext:value-type="float">
            <text:p>19.6</text:p>
          </table:table-cell>
          <table:table-cell office:value-type="float" office:value="54.1" calcext:value-type="float">
            <text:p>54.1</text:p>
          </table:table-cell>
          <table:table-cell office:value-type="float" office:value="-49.6" calcext:value-type="float">
            <text:p>-49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63.8651376004751" calcext:value-type="float">
            <text:p>-63.8651376004751</text:p>
          </table:table-cell>
          <table:table-cell office:value-type="float" office:value="-168.827053188801" calcext:value-type="float">
            <text:p>-168.827053188801</text:p>
          </table:table-cell>
          <table:table-cell office:value-type="string" calcext:value-type="string">
            <text:p>54d</text:p>
          </table:table-cell>
          <table:table-cell office:value-type="string" calcext:value-type="string">
            <text:p>34m</text:p>
          </table:table-cell>
          <table:table-cell office:value-type="string" calcext:value-type="string">
            <text:p>-77d</text:p>
          </table:table-cell>
          <table:table-cell office:value-type="string" calcext:value-type="string">
            <text:p>25m</text:p>
          </table:table-cell>
          <table:table-cell office:value-type="float" office:value="9982.9" calcext:value-type="float">
            <text:p>9982.9</text:p>
          </table:table-cell>
          <table:table-cell office:value-type="float" office:value="5788" calcext:value-type="float">
            <text:p>5788</text:p>
          </table:table-cell>
          <table:table-cell office:value-type="float" office:value="8133.7" calcext:value-type="float">
            <text:p>8133.7</text:p>
          </table:table-cell>
          <table:table-cell office:value-type="float" office:value="-44702.3" calcext:value-type="float">
            <text:p>-44702.3</text:p>
          </table:table-cell>
          <table:table-cell office:value-type="float" office:value="45803.4" calcext:value-type="float">
            <text:p>45803.4</text:p>
          </table:table-cell>
          <table:table-cell office:value-type="float" office:value="5" calcext:value-type="float">
            <text:p>5</text:p>
          </table:table-cell>
          <table:table-cell office:value-type="float" office:value="2.1" calcext:value-type="float">
            <text:p>2.1</text:p>
          </table:table-cell>
          <table:table-cell office:value-type="float" office:value="17.2" calcext:value-type="float">
            <text:p>17.2</text:p>
          </table:table-cell>
          <table:table-cell office:value-type="float" office:value="-1.9" calcext:value-type="float">
            <text:p>-1.9</text:p>
          </table:table-cell>
          <table:table-cell office:value-type="float" office:value="22.5" calcext:value-type="float">
            <text:p>22.5</text:p>
          </table:table-cell>
          <table:table-cell office:value-type="float" office:value="53.8" calcext:value-type="float">
            <text:p>53.8</text:p>
          </table:table-cell>
          <table:table-cell office:value-type="float" office:value="-48.8" calcext:value-type="float">
            <text:p>-48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67.3471458537731" calcext:value-type="float">
            <text:p>-67.3471458537731</text:p>
          </table:table-cell>
          <table:table-cell office:value-type="float" office:value="-172.111050888008" calcext:value-type="float">
            <text:p>-172.111050888008</text:p>
          </table:table-cell>
          <table:table-cell office:value-type="string" calcext:value-type="string">
            <text:p>66d</text:p>
          </table:table-cell>
          <table:table-cell office:value-type="string" calcext:value-type="string">
            <text:p>46m</text:p>
          </table:table-cell>
          <table:table-cell office:value-type="string" calcext:value-type="string">
            <text:p>-79d</text:p>
          </table:table-cell>
          <table:table-cell office:value-type="string" calcext:value-type="string">
            <text:p>15m</text:p>
          </table:table-cell>
          <table:table-cell office:value-type="float" office:value="8672.7" calcext:value-type="float">
            <text:p>8672.7</text:p>
          </table:table-cell>
          <table:table-cell office:value-type="float" office:value="3420.5" calcext:value-type="float">
            <text:p>3420.5</text:p>
          </table:table-cell>
          <table:table-cell office:value-type="float" office:value="7969.7" calcext:value-type="float">
            <text:p>7969.7</text:p>
          </table:table-cell>
          <table:table-cell office:value-type="float" office:value="-45691.6" calcext:value-type="float">
            <text:p>-45691.6</text:p>
          </table:table-cell>
          <table:table-cell office:value-type="float" office:value="46507.4" calcext:value-type="float">
            <text:p>46507.4</text:p>
          </table:table-cell>
          <table:table-cell office:value-type="float" office:value="3.8" calcext:value-type="float">
            <text:p>3.8</text:p>
          </table:table-cell>
          <table:table-cell office:value-type="float" office:value="2.4" calcext:value-type="float">
            <text:p>2.4</text:p>
          </table:table-cell>
          <table:table-cell office:value-type="float" office:value="23.8" calcext:value-type="float">
            <text:p>23.8</text:p>
          </table:table-cell>
          <table:table-cell office:value-type="float" office:value="0.6" calcext:value-type="float">
            <text:p>0.6</text:p>
          </table:table-cell>
          <table:table-cell office:value-type="float" office:value="25.6" calcext:value-type="float">
            <text:p>25.6</text:p>
          </table:table-cell>
          <table:table-cell office:value-type="float" office:value="52.3" calcext:value-type="float">
            <text:p>52.3</text:p>
          </table:table-cell>
          <table:table-cell office:value-type="float" office:value="-46.9" calcext:value-type="float">
            <text:p>-46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70.751176786221" calcext:value-type="float">
            <text:p>-70.751176786221</text:p>
          </table:table-cell>
          <table:table-cell office:value-type="float" office:value="-176.414513281215" calcext:value-type="float">
            <text:p>-176.414513281215</text:p>
          </table:table-cell>
          <table:table-cell office:value-type="string" calcext:value-type="string">
            <text:p>83d</text:p>
          </table:table-cell>
          <table:table-cell office:value-type="string" calcext:value-type="string">
            <text:p>27m</text:p>
          </table:table-cell>
          <table:table-cell office:value-type="string" calcext:value-type="string">
            <text:p>-80d</text:p>
          </table:table-cell>
          <table:table-cell office:value-type="string" calcext:value-type="string">
            <text:p>40m</text:p>
          </table:table-cell>
          <table:table-cell office:value-type="float" office:value="7613.9" calcext:value-type="float">
            <text:p>7613.9</text:p>
          </table:table-cell>
          <table:table-cell office:value-type="float" office:value="867.9" calcext:value-type="float">
            <text:p>867.9</text:p>
          </table:table-cell>
          <table:table-cell office:value-type="float" office:value="7564.2" calcext:value-type="float">
            <text:p>7564.2</text:p>
          </table:table-cell>
          <table:table-cell office:value-type="float" office:value="-46307.1" calcext:value-type="float">
            <text:p>-46307.1</text:p>
          </table:table-cell>
          <table:table-cell office:value-type="float" office:value="46928.9" calcext:value-type="float">
            <text:p>46928.9</text:p>
          </table:table-cell>
          <table:table-cell office:value-type="float" office:value="0.5" calcext:value-type="float">
            <text:p>0.5</text:p>
          </table:table-cell>
          <table:table-cell office:value-type="float" office:value="2.7" calcext:value-type="float">
            <text:p>2.7</text:p>
          </table:table-cell>
          <table:table-cell office:value-type="float" office:value="29" calcext:value-type="float">
            <text:p>29</text:p>
          </table:table-cell>
          <table:table-cell office:value-type="float" office:value="2.1" calcext:value-type="float">
            <text:p>2.1</text:p>
          </table:table-cell>
          <table:table-cell office:value-type="float" office:value="29" calcext:value-type="float">
            <text:p>29</text:p>
          </table:table-cell>
          <table:table-cell office:value-type="float" office:value="49.4" calcext:value-type="float">
            <text:p>49.4</text:p>
          </table:table-cell>
          <table:table-cell office:value-type="float" office:value="-44.1" calcext:value-type="float">
            <text:p>-44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74.0286513753262" calcext:value-type="float">
            <text:p>-74.0286513753262</text:p>
          </table:table-cell>
          <table:table-cell office:value-type="float" office:value="177.659258694611" calcext:value-type="float">
            <text:p>177.659258694611</text:p>
          </table:table-cell>
          <table:table-cell office:value-type="string" calcext:value-type="string">
            <text:p>105d</text:p>
          </table:table-cell>
          <table:table-cell office:value-type="string" calcext:value-type="string">
            <text:p>13m</text:p>
          </table:table-cell>
          <table:table-cell office:value-type="string" calcext:value-type="string">
            <text:p>-81d</text:p>
          </table:table-cell>
          <table:table-cell office:value-type="string" calcext:value-type="string">
            <text:p>26m</text:p>
          </table:table-cell>
          <table:table-cell office:value-type="float" office:value="7012.5" calcext:value-type="float">
            <text:p>7012.5</text:p>
          </table:table-cell>
          <table:table-cell office:value-type="float" office:value="-1839.9" calcext:value-type="float">
            <text:p>-1839.9</text:p>
          </table:table-cell>
          <table:table-cell office:value-type="float" office:value="6766.8" calcext:value-type="float">
            <text:p>6766.8</text:p>
          </table:table-cell>
          <table:table-cell office:value-type="float" office:value="-46510.2" calcext:value-type="float">
            <text:p>-46510.2</text:p>
          </table:table-cell>
          <table:table-cell office:value-type="float" office:value="47035.9" calcext:value-type="float">
            <text:p>47035.9</text:p>
          </table:table-cell>
          <table:table-cell office:value-type="float" office:value="-5.1" calcext:value-type="float">
            <text:p>-5.1</text:p>
          </table:table-cell>
          <table:table-cell office:value-type="float" office:value="2.7" calcext:value-type="float">
            <text:p>2.7</text:p>
          </table:table-cell>
          <table:table-cell office:value-type="float" office:value="30.7" calcext:value-type="float">
            <text:p>30.7</text:p>
          </table:table-cell>
          <table:table-cell office:value-type="float" office:value="2" calcext:value-type="float">
            <text:p>2</text:p>
          </table:table-cell>
          <table:table-cell office:value-type="float" office:value="32.3" calcext:value-type="float">
            <text:p>32.3</text:p>
          </table:table-cell>
          <table:table-cell office:value-type="float" office:value="45.4" calcext:value-type="float">
            <text:p>45.4</text:p>
          </table:table-cell>
          <table:table-cell office:value-type="float" office:value="-40.3" calcext:value-type="float">
            <text:p>-40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77.0842229940124" calcext:value-type="float">
            <text:p>-77.0842229940124</text:p>
          </table:table-cell>
          <table:table-cell office:value-type="float" office:value="169.023377529814" calcext:value-type="float">
            <text:p>169.023377529814</text:p>
          </table:table-cell>
          <table:table-cell office:value-type="string" calcext:value-type="string">
            <text:p>131d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-81d</text:p>
          </table:table-cell>
          <table:table-cell office:value-type="string" calcext:value-type="string">
            <text:p>22m</text:p>
          </table:table-cell>
          <table:table-cell office:value-type="float" office:value="7025.5" calcext:value-type="float">
            <text:p>7025.5</text:p>
          </table:table-cell>
          <table:table-cell office:value-type="float" office:value="-4612.9" calcext:value-type="float">
            <text:p>-4612.9</text:p>
          </table:table-cell>
          <table:table-cell office:value-type="float" office:value="5298.9" calcext:value-type="float">
            <text:p>5298.9</text:p>
          </table:table-cell>
          <table:table-cell office:value-type="float" office:value="-46277.7" calcext:value-type="float">
            <text:p>-46277.7</text:p>
          </table:table-cell>
          <table:table-cell office:value-type="float" office:value="46807.9" calcext:value-type="float">
            <text:p>46807.9</text:p>
          </table:table-cell>
          <table:table-cell office:value-type="float" office:value="-10.9" calcext:value-type="float">
            <text:p>-10.9</text:p>
          </table:table-cell>
          <table:table-cell office:value-type="float" office:value="2.4" calcext:value-type="float">
            <text:p>2.4</text:p>
          </table:table-cell>
          <table:table-cell office:value-type="float" office:value="27.4" calcext:value-type="float">
            <text:p>27.4</text:p>
          </table:table-cell>
          <table:table-cell office:value-type="float" office:value="-1.1" calcext:value-type="float">
            <text:p>-1.1</text:p>
          </table:table-cell>
          <table:table-cell office:value-type="float" office:value="35.3" calcext:value-type="float">
            <text:p>35.3</text:p>
          </table:table-cell>
          <table:table-cell office:value-type="float" office:value="40.3" calcext:value-type="float">
            <text:p>40.3</text:p>
          </table:table-cell>
          <table:table-cell office:value-type="float" office:value="-35.8" calcext:value-type="float">
            <text:p>-35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79.7193504525118" calcext:value-type="float">
            <text:p>-79.7193504525118</text:p>
          </table:table-cell>
          <table:table-cell office:value-type="float" office:value="155.781740751143" calcext:value-type="float">
            <text:p>155.781740751143</text:p>
          </table:table-cell>
          <table:table-cell office:value-type="string" calcext:value-type="string">
            <text:p>159d</text:p>
          </table:table-cell>
          <table:table-cell office:value-type="string" calcext:value-type="string">
            <text:p>34m</text:p>
          </table:table-cell>
          <table:table-cell office:value-type="string" calcext:value-type="string">
            <text:p>-80d</text:p>
          </table:table-cell>
          <table:table-cell office:value-type="string" calcext:value-type="string">
            <text:p>31m</text:p>
          </table:table-cell>
          <table:table-cell office:value-type="float" office:value="7620.1" calcext:value-type="float">
            <text:p>7620.1</text:p>
          </table:table-cell>
          <table:table-cell office:value-type="float" office:value="-7140.4" calcext:value-type="float">
            <text:p>-7140.4</text:p>
          </table:table-cell>
          <table:table-cell office:value-type="float" office:value="2660.9" calcext:value-type="float">
            <text:p>2660.9</text:p>
          </table:table-cell>
          <table:table-cell office:value-type="float" office:value="-45607.5" calcext:value-type="float">
            <text:p>-45607.5</text:p>
          </table:table-cell>
          <table:table-cell office:value-type="float" office:value="46239.7" calcext:value-type="float">
            <text:p>46239.7</text:p>
          </table:table-cell>
          <table:table-cell office:value-type="float" office:value="-14.1" calcext:value-type="float">
            <text:p>-14.1</text:p>
          </table:table-cell>
          <table:table-cell office:value-type="float" office:value="2" calcext:value-type="float">
            <text:p>2</text:p>
          </table:table-cell>
          <table:table-cell office:value-type="float" office:value="20.8" calcext:value-type="float">
            <text:p>20.8</text:p>
          </table:table-cell>
          <table:table-cell office:value-type="float" office:value="-8.5" calcext:value-type="float">
            <text:p>-8.5</text:p>
          </table:table-cell>
          <table:table-cell office:value-type="float" office:value="36.6" calcext:value-type="float">
            <text:p>36.6</text:p>
          </table:table-cell>
          <table:table-cell office:value-type="float" office:value="34.7" calcext:value-type="float">
            <text:p>34.7</text:p>
          </table:table-cell>
          <table:table-cell office:value-type="float" office:value="-30.8" calcext:value-type="float">
            <text:p>-30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81.5328734718621" calcext:value-type="float">
            <text:p>-81.5328734718621</text:p>
          </table:table-cell>
          <table:table-cell office:value-type="float" office:value="135.579066434426" calcext:value-type="float">
            <text:p>135.579066434426</text:p>
          </table:table-cell>
          <table:table-cell office:value-type="string" calcext:value-type="string">
            <text:p>-168d</text:p>
          </table:table-cell>
          <table:table-cell office:value-type="string" calcext:value-type="string">
            <text:p>36m</text:p>
          </table:table-cell>
          <table:table-cell office:value-type="string" calcext:value-type="string">
            <text:p>-79d</text:p>
          </table:table-cell>
          <table:table-cell office:value-type="string" calcext:value-type="string">
            <text:p>5m</text:p>
          </table:table-cell>
          <table:table-cell office:value-type="float" office:value="8591.3" calcext:value-type="float">
            <text:p>8591.3</text:p>
          </table:table-cell>
          <table:table-cell office:value-type="float" office:value="-8421.9" calcext:value-type="float">
            <text:p>-8421.9</text:p>
          </table:table-cell>
          <table:table-cell office:value-type="float" office:value="-1697.7" calcext:value-type="float">
            <text:p>-1697.7</text:p>
          </table:table-cell>
          <table:table-cell office:value-type="float" office:value="-44521.1" calcext:value-type="float">
            <text:p>-44521.1</text:p>
          </table:table-cell>
          <table:table-cell office:value-type="float" office:value="45342.5" calcext:value-type="float">
            <text:p>45342.5</text:p>
          </table:table-cell>
          <table:table-cell office:value-type="float" office:value="-14.6" calcext:value-type="float">
            <text:p>-14.6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office:value-type="float" office:value="-20.9" calcext:value-type="float">
            <text:p>-20.9</text:p>
          </table:table-cell>
          <table:table-cell office:value-type="float" office:value="33" calcext:value-type="float">
            <text:p>33</text:p>
          </table:table-cell>
          <table:table-cell office:value-type="float" office:value="28.9" calcext:value-type="float">
            <text:p>28.9</text:p>
          </table:table-cell>
          <table:table-cell office:value-type="float" office:value="-25.7" calcext:value-type="float">
            <text:p>-25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81.9492589846477" calcext:value-type="float">
            <text:p>-81.9492589846477</text:p>
          </table:table-cell>
          <table:table-cell office:value-type="float" office:value="109.55183405083" calcext:value-type="float">
            <text:p>109.55183405083</text:p>
          </table:table-cell>
          <table:table-cell office:value-type="string" calcext:value-type="string">
            <text:p>-134d</text:p>
          </table:table-cell>
          <table:table-cell office:value-type="string" calcext:value-type="string">
            <text:p>22m</text:p>
          </table:table-cell>
          <table:table-cell office:value-type="string" calcext:value-type="string">
            <text:p>-77d</text:p>
          </table:table-cell>
          <table:table-cell office:value-type="string" calcext:value-type="string">
            <text:p>18m</text:p>
          </table:table-cell>
          <table:table-cell office:value-type="float" office:value="9708.7" calcext:value-type="float">
            <text:p>9708.7</text:p>
          </table:table-cell>
          <table:table-cell office:value-type="float" office:value="-6789.4" calcext:value-type="float">
            <text:p>-6789.4</text:p>
          </table:table-cell>
          <table:table-cell office:value-type="float" office:value="-6939.9" calcext:value-type="float">
            <text:p>-6939.9</text:p>
          </table:table-cell>
          <table:table-cell office:value-type="float" office:value="-43063.2" calcext:value-type="float">
            <text:p>-43063.2</text:p>
          </table:table-cell>
          <table:table-cell office:value-type="float" office:value="44144" calcext:value-type="float">
            <text:p>44144</text:p>
          </table:table-cell>
          <table:table-cell office:value-type="float" office:value="-13.7" calcext:value-type="float">
            <text:p>-13.7</text:p>
          </table:table-cell>
          <table:table-cell office:value-type="float" office:value="1.1" calcext:value-type="float">
            <text:p>1.1</text:p>
          </table:table-cell>
          <table:table-cell office:value-type="float" office:value="8.9" calcext:value-type="float">
            <text:p>8.9</text:p>
          </table:table-cell>
          <table:table-cell office:value-type="float" office:value="-33.9" calcext:value-type="float">
            <text:p>-33.9</text:p>
          </table:table-cell>
          <table:table-cell office:value-type="float" office:value="20.8" calcext:value-type="float">
            <text:p>20.8</text:p>
          </table:table-cell>
          <table:table-cell office:value-type="float" office:value="23.3" calcext:value-type="float">
            <text:p>23.3</text:p>
          </table:table-cell>
          <table:table-cell office:value-type="float" office:value="-20.8" calcext:value-type="float">
            <text:p>-20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80.7769216601434" calcext:value-type="float">
            <text:p>-80.7769216601434</text:p>
          </table:table-cell>
          <table:table-cell office:value-type="float" office:value="85.751202515638" calcext:value-type="float">
            <text:p>85.751202515638</text:p>
          </table:table-cell>
          <table:table-cell office:value-type="string" calcext:value-type="string">
            <text:p>-104d</text:p>
          </table:table-cell>
          <table:table-cell office:value-type="string" calcext:value-type="string">
            <text:p>55m</text:p>
          </table:table-cell>
          <table:table-cell office:value-type="string" calcext:value-type="string">
            <text:p>-75d</text:p>
          </table:table-cell>
          <table:table-cell office:value-type="string" calcext:value-type="string">
            <text:p>21m</text:p>
          </table:table-cell>
          <table:table-cell office:value-type="float" office:value="10799" calcext:value-type="float">
            <text:p>10799</text:p>
          </table:table-cell>
          <table:table-cell office:value-type="float" office:value="-2780.9" calcext:value-type="float">
            <text:p>-2780.9</text:p>
          </table:table-cell>
          <table:table-cell office:value-type="float" office:value="-10434.8" calcext:value-type="float">
            <text:p>-10434.8</text:p>
          </table:table-cell>
          <table:table-cell office:value-type="float" office:value="-41297.2" calcext:value-type="float">
            <text:p>-41297.2</text:p>
          </table:table-cell>
          <table:table-cell office:value-type="float" office:value="42685.8" calcext:value-type="float">
            <text:p>42685.8</text:p>
          </table:table-cell>
          <table:table-cell office:value-type="float" office:value="-12.6" calcext:value-type="float">
            <text:p>-12.6</text:p>
          </table:table-cell>
          <table:table-cell office:value-type="float" office:value="0.8" calcext:value-type="float">
            <text:p>0.8</text:p>
          </table:table-cell>
          <table:table-cell office:value-type="float" office:value="5.5" calcext:value-type="float">
            <text:p>5.5</text:p>
          </table:table-cell>
          <table:table-cell office:value-type="float" office:value="-39.5" calcext:value-type="float">
            <text:p>-39.5</text:p>
          </table:table-cell>
          <table:table-cell office:value-type="float" office:value="4.9" calcext:value-type="float">
            <text:p>4.9</text:p>
          </table:table-cell>
          <table:table-cell office:value-type="float" office:value="18.2" calcext:value-type="float">
            <text:p>18.2</text:p>
          </table:table-cell>
          <table:table-cell office:value-type="float" office:value="-16.2" calcext:value-type="float">
            <text:p>-16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78.4907684942985" calcext:value-type="float">
            <text:p>-78.4907684942985</text:p>
          </table:table-cell>
          <table:table-cell office:value-type="float" office:value="69.2095332527338" calcext:value-type="float">
            <text:p>69.2095332527338</text:p>
          </table:table-cell>
          <table:table-cell office:value-type="string" calcext:value-type="string">
            <text:p>-84d</text:p>
          </table:table-cell>
          <table:table-cell office:value-type="string" calcext:value-type="string">
            <text:p>30m</text:p>
          </table:table-cell>
          <table:table-cell office:value-type="string" calcext:value-type="string">
            <text:p>-73d</text:p>
          </table:table-cell>
          <table:table-cell office:value-type="string" calcext:value-type="string">
            <text:p>21m</text:p>
          </table:table-cell>
          <table:table-cell office:value-type="float" office:value="11752.8" calcext:value-type="float">
            <text:p>11752.8</text:p>
          </table:table-cell>
          <table:table-cell office:value-type="float" office:value="1126" calcext:value-type="float">
            <text:p>1126</text:p>
          </table:table-cell>
          <table:table-cell office:value-type="float" office:value="-11698.7" calcext:value-type="float">
            <text:p>-11698.7</text:p>
          </table:table-cell>
          <table:table-cell office:value-type="float" office:value="-39299.5" calcext:value-type="float">
            <text:p>-39299.5</text:p>
          </table:table-cell>
          <table:table-cell office:value-type="float" office:value="41019.2" calcext:value-type="float">
            <text:p>41019.2</text:p>
          </table:table-cell>
          <table:table-cell office:value-type="float" office:value="-11.5" calcext:value-type="float">
            <text:p>-11.5</text:p>
          </table:table-cell>
          <table:table-cell office:value-type="float" office:value="0.6" calcext:value-type="float">
            <text:p>0.6</text:p>
          </table:table-cell>
          <table:table-cell office:value-type="float" office:value="3.6" calcext:value-type="float">
            <text:p>3.6</text:p>
          </table:table-cell>
          <table:table-cell office:value-type="float" office:value="-38.9" calcext:value-type="float">
            <text:p>-38.9</text:p>
          </table:table-cell>
          <table:table-cell office:value-type="float" office:value="-7.3" calcext:value-type="float">
            <text:p>-7.3</text:p>
          </table:table-cell>
          <table:table-cell office:value-type="float" office:value="13.8" calcext:value-type="float">
            <text:p>13.8</text:p>
          </table:table-cell>
          <table:table-cell office:value-type="float" office:value="-12.2" calcext:value-type="float">
            <text:p>-12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75.6112908270007" calcext:value-type="float">
            <text:p>-75.6112908270007</text:p>
          </table:table-cell>
          <table:table-cell office:value-type="float" office:value="58.5314564425454" calcext:value-type="float">
            <text:p>58.5314564425454</text:p>
          </table:table-cell>
          <table:table-cell office:value-type="string" calcext:value-type="string">
            <text:p>-71d</text:p>
          </table:table-cell>
          <table:table-cell office:value-type="string" calcext:value-type="string">
            <text:p>9m</text:p>
          </table:table-cell>
          <table:table-cell office:value-type="string" calcext:value-type="string">
            <text:p>-71d</text:p>
          </table:table-cell>
          <table:table-cell office:value-type="string" calcext:value-type="string">
            <text:p>24m</text:p>
          </table:table-cell>
          <table:table-cell office:value-type="float" office:value="12508.4" calcext:value-type="float">
            <text:p>12508.4</text:p>
          </table:table-cell>
          <table:table-cell office:value-type="float" office:value="4040.2" calcext:value-type="float">
            <text:p>4040.2</text:p>
          </table:table-cell>
          <table:table-cell office:value-type="float" office:value="-11838" calcext:value-type="float">
            <text:p>-11838</text:p>
          </table:table-cell>
          <table:table-cell office:value-type="float" office:value="-37152.3" calcext:value-type="float">
            <text:p>-37152.3</text:p>
          </table:table-cell>
          <table:table-cell office:value-type="float" office:value="39201.4" calcext:value-type="float">
            <text:p>39201.4</text:p>
          </table:table-cell>
          <table:table-cell office:value-type="float" office:value="-10.7" calcext:value-type="float">
            <text:p>-10.7</text:p>
          </table:table-cell>
          <table:table-cell office:value-type="float" office:value="0.5" calcext:value-type="float">
            <text:p>0.5</text:p>
          </table:table-cell>
          <table:table-cell office:value-type="float" office:value="2.7" calcext:value-type="float">
            <text:p>2.7</text:p>
          </table:table-cell>
          <table:table-cell office:value-type="float" office:value="-36.1" calcext:value-type="float">
            <text:p>-36.1</text:p>
          </table:table-cell>
          <table:table-cell office:value-type="float" office:value="-15.1" calcext:value-type="float">
            <text:p>-15.1</text:p>
          </table:table-cell>
          <table:table-cell office:value-type="float" office:value="10.1" calcext:value-type="float">
            <text:p>10.1</text:p>
          </table:table-cell>
          <table:table-cell office:value-type="float" office:value="-8.8" calcext:value-type="float">
            <text:p>-8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72.4266695563059" calcext:value-type="float">
            <text:p>-72.4266695563059</text:p>
          </table:table-cell>
          <table:table-cell office:value-type="float" office:value="51.4085143221627" calcext:value-type="float">
            <text:p>51.4085143221627</text:p>
          </table:table-cell>
          <table:table-cell office:value-type="string" calcext:value-type="string">
            <text:p>-62d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-69d</text:p>
          </table:table-cell>
          <table:table-cell office:value-type="string" calcext:value-type="string">
            <text:p>32m</text:p>
          </table:table-cell>
          <table:table-cell office:value-type="float" office:value="13038.9" calcext:value-type="float">
            <text:p>13038.9</text:p>
          </table:table-cell>
          <table:table-cell office:value-type="float" office:value="6081.6" calcext:value-type="float">
            <text:p>6081.6</text:p>
          </table:table-cell>
          <table:table-cell office:value-type="float" office:value="-11533.8" calcext:value-type="float">
            <text:p>-11533.8</text:p>
          </table:table-cell>
          <table:table-cell office:value-type="float" office:value="-34937.2" calcext:value-type="float">
            <text:p>-34937.2</text:p>
          </table:table-cell>
          <table:table-cell office:value-type="float" office:value="37291" calcext:value-type="float">
            <text:p>37291</text:p>
          </table:table-cell>
          <table:table-cell office:value-type="float" office:value="-10.2" calcext:value-type="float">
            <text:p>-10.2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-33.1" calcext:value-type="float">
            <text:p>-33.1</text:p>
          </table:table-cell>
          <table:table-cell office:value-type="float" office:value="-20" calcext:value-type="float">
            <text:p>-20</text:p>
          </table:table-cell>
          <table:table-cell office:value-type="float" office:value="7.1" calcext:value-type="float">
            <text:p>7.1</text:p>
          </table:table-cell>
          <table:table-cell office:value-type="float" office:value="-5.9" calcext:value-type="float">
            <text:p>-5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69.0746073509547" calcext:value-type="float">
            <text:p>-69.0746073509547</text:p>
          </table:table-cell>
          <table:table-cell office:value-type="float" office:value="46.3797536819106" calcext:value-type="float">
            <text:p>46.3797536819106</text:p>
          </table:table-cell>
          <table:table-cell office:value-type="string" calcext:value-type="string">
            <text:p>-55d</text:p>
          </table:table-cell>
          <table:table-cell office:value-type="string" calcext:value-type="string">
            <text:p>54m</text:p>
          </table:table-cell>
          <table:table-cell office:value-type="string" calcext:value-type="string">
            <text:p>-67d</text:p>
          </table:table-cell>
          <table:table-cell office:value-type="string" calcext:value-type="string">
            <text:p>49m</text:p>
          </table:table-cell>
          <table:table-cell office:value-type="float" office:value="13341.6" calcext:value-type="float">
            <text:p>13341.6</text:p>
          </table:table-cell>
          <table:table-cell office:value-type="float" office:value="7478.3" calcext:value-type="float">
            <text:p>7478.3</text:p>
          </table:table-cell>
          <table:table-cell office:value-type="float" office:value="-11048.6" calcext:value-type="float">
            <text:p>-11048.6</text:p>
          </table:table-cell>
          <table:table-cell office:value-type="float" office:value="-32730.3" calcext:value-type="float">
            <text:p>-32730.3</text:p>
          </table:table-cell>
          <table:table-cell office:value-type="float" office:value="35345" calcext:value-type="float">
            <text:p>35345</text:p>
          </table:table-cell>
          <table:table-cell office:value-type="float" office:value="-9.8" calcext:value-type="float">
            <text:p>-9.8</text:p>
          </table:table-cell>
          <table:table-cell office:value-type="float" office:value="0.4" calcext:value-type="float">
            <text:p>0.4</text:p>
          </table:table-cell>
          <table:table-cell office:value-type="float" office:value="2.3" calcext:value-type="float">
            <text:p>2.3</text:p>
          </table:table-cell>
          <table:table-cell office:value-type="float" office:value="-30.3" calcext:value-type="float">
            <text:p>-30.3</text:p>
          </table:table-cell>
          <table:table-cell office:value-type="float" office:value="-23.3" calcext:value-type="float">
            <text:p>-23.3</text:p>
          </table:table-cell>
          <table:table-cell office:value-type="float" office:value="4.6" calcext:value-type="float">
            <text:p>4.6</text:p>
          </table:table-cell>
          <table:table-cell office:value-type="float" office:value="-3.3" calcext:value-type="float">
            <text:p>-3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65.6229114207056" calcext:value-type="float">
            <text:p>-65.6229114207056</text:p>
          </table:table-cell>
          <table:table-cell office:value-type="float" office:value="42.6336667054631" calcext:value-type="float">
            <text:p>42.6336667054631</text:p>
          </table:table-cell>
          <table:table-cell office:value-type="string" calcext:value-type="string">
            <text:p>-51d</text:p>
          </table:table-cell>
          <table:table-cell office:value-type="string" calcext:value-type="string">
            <text:p>17m</text:p>
          </table:table-cell>
          <table:table-cell office:value-type="string" calcext:value-type="string">
            <text:p>-66d</text:p>
          </table:table-cell>
          <table:table-cell office:value-type="string" calcext:value-type="string">
            <text:p>18m</text:p>
          </table:table-cell>
          <table:table-cell office:value-type="float" office:value="13431" calcext:value-type="float">
            <text:p>13431</text:p>
          </table:table-cell>
          <table:table-cell office:value-type="float" office:value="8400.8" calcext:value-type="float">
            <text:p>8400.8</text:p>
          </table:table-cell>
          <table:table-cell office:value-type="float" office:value="-10479.4" calcext:value-type="float">
            <text:p>-10479.4</text:p>
          </table:table-cell>
          <table:table-cell office:value-type="float" office:value="-30598.6" calcext:value-type="float">
            <text:p>-30598.6</text:p>
          </table:table-cell>
          <table:table-cell office:value-type="float" office:value="33416.6" calcext:value-type="float">
            <text:p>33416.6</text:p>
          </table:table-cell>
          <table:table-cell office:value-type="float" office:value="-9.6" calcext:value-type="float">
            <text:p>-9.6</text:p>
          </table:table-cell>
          <table:table-cell office:value-type="float" office:value="0.3" calcext:value-type="float">
            <text:p>0.3</text:p>
          </table:table-cell>
          <table:table-cell office:value-type="float" office:value="2.6" calcext:value-type="float">
            <text:p>2.6</text:p>
          </table:table-cell>
          <table:table-cell office:value-type="float" office:value="-27.8" calcext:value-type="float">
            <text:p>-27.8</text:p>
          </table:table-cell>
          <table:table-cell office:value-type="float" office:value="-25.6" calcext:value-type="float">
            <text:p>-25.6</text:p>
          </table:table-cell>
          <table:table-cell office:value-type="float" office:value="2.3" calcext:value-type="float">
            <text:p>2.3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62.107394311637" calcext:value-type="float">
            <text:p>-62.107394311637</text:p>
          </table:table-cell>
          <table:table-cell office:value-type="float" office:value="39.7133724156267" calcext:value-type="float">
            <text:p>39.7133724156267</text:p>
          </table:table-cell>
          <table:table-cell office:value-type="string" calcext:value-type="string">
            <text:p>-47d</text:p>
          </table:table-cell>
          <table:table-cell office:value-type="string" calcext:value-type="string">
            <text:p>43m</text:p>
          </table:table-cell>
          <table:table-cell office:value-type="string" calcext:value-type="string">
            <text:p>-65d</text:p>
          </table:table-cell>
          <table:table-cell office:value-type="string" calcext:value-type="string">
            <text:p>0m</text:p>
          </table:table-cell>
          <table:table-cell office:value-type="float" office:value="13333.7" calcext:value-type="float">
            <text:p>13333.7</text:p>
          </table:table-cell>
          <table:table-cell office:value-type="float" office:value="8971.3" calcext:value-type="float">
            <text:p>8971.3</text:p>
          </table:table-cell>
          <table:table-cell office:value-type="float" office:value="-9864.2" calcext:value-type="float">
            <text:p>-9864.2</text:p>
          </table:table-cell>
          <table:table-cell office:value-type="float" office:value="-28597.7" calcext:value-type="float">
            <text:p>-28597.7</text:p>
          </table:table-cell>
          <table:table-cell office:value-type="float" office:value="31553.4" calcext:value-type="float">
            <text:p>31553.4</text:p>
          </table:table-cell>
          <table:table-cell office:value-type="float" office:value="-9.6" calcext:value-type="float">
            <text:p>-9.6</text:p>
          </table:table-cell>
          <table:table-cell office:value-type="float" office:value="0.3" calcext:value-type="float">
            <text:p>0.3</text:p>
          </table:table-cell>
          <table:table-cell office:value-type="float" office:value="3.1" calcext:value-type="float">
            <text:p>3.1</text:p>
          </table:table-cell>
          <table:table-cell office:value-type="float" office:value="-25.5" calcext:value-type="float">
            <text:p>-25.5</text:p>
          </table:table-cell>
          <table:table-cell office:value-type="float" office:value="-27.3" calcext:value-type="float">
            <text:p>-27.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58.5483372620332" calcext:value-type="float">
            <text:p>-58.5483372620332</text:p>
          </table:table-cell>
          <table:table-cell office:value-type="float" office:value="37.34973239796" calcext:value-type="float">
            <text:p>37.34973239796</text:p>
          </table:table-cell>
          <table:table-cell office:value-type="string" calcext:value-type="string">
            <text:p>-44d</text:p>
          </table:table-cell>
          <table:table-cell office:value-type="string" calcext:value-type="string">
            <text:p>48m</text:p>
          </table:table-cell>
          <table:table-cell office:value-type="string" calcext:value-type="string">
            <text:p>-63d</text:p>
          </table:table-cell>
          <table:table-cell office:value-type="string" calcext:value-type="string">
            <text:p>57m</text:p>
          </table:table-cell>
          <table:table-cell office:value-type="float" office:value="13084.3" calcext:value-type="float">
            <text:p>13084.3</text:p>
          </table:table-cell>
          <table:table-cell office:value-type="float" office:value="9284.3" calcext:value-type="float">
            <text:p>9284.3</text:p>
          </table:table-cell>
          <table:table-cell office:value-type="float" office:value="-9219.6" calcext:value-type="float">
            <text:p>-9219.6</text:p>
          </table:table-cell>
          <table:table-cell office:value-type="float" office:value="-26770.1" calcext:value-type="float">
            <text:p>-26770.1</text:p>
          </table:table-cell>
          <table:table-cell office:value-type="float" office:value="29796.6" calcext:value-type="float">
            <text:p>29796.6</text:p>
          </table:table-cell>
          <table:table-cell office:value-type="float" office:value="-9.6" calcext:value-type="float">
            <text:p>-9.6</text:p>
          </table:table-cell>
          <table:table-cell office:value-type="float" office:value="0.3" calcext:value-type="float">
            <text:p>0.3</text:p>
          </table:table-cell>
          <table:table-cell office:value-type="float" office:value="3.9" calcext:value-type="float">
            <text:p>3.9</text:p>
          </table:table-cell>
          <table:table-cell office:value-type="float" office:value="-23" calcext:value-type="float">
            <text:p>-23</text:p>
          </table:table-cell>
          <table:table-cell office:value-type="float" office:value="-28.6" calcext:value-type="float">
            <text:p>-28.6</text:p>
          </table:table-cell>
          <table:table-cell office:value-type="float" office:value="-1.4" calcext:value-type="float">
            <text:p>-1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54.9579487865264" calcext:value-type="float">
            <text:p>-54.9579487865264</text:p>
          </table:table-cell>
          <table:table-cell office:value-type="float" office:value="35.3763098368428" calcext:value-type="float">
            <text:p>35.3763098368428</text:p>
          </table:table-cell>
          <table:table-cell office:value-type="string" calcext:value-type="string">
            <text:p>-42d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-63d</text:p>
          </table:table-cell>
          <table:table-cell office:value-type="string" calcext:value-type="string">
            <text:p>10m</text:p>
          </table:table-cell>
          <table:table-cell office:value-type="float" office:value="12721.9" calcext:value-type="float">
            <text:p>12721.9</text:p>
          </table:table-cell>
          <table:table-cell office:value-type="float" office:value="9417.3" calcext:value-type="float">
            <text:p>9417.3</text:p>
          </table:table-cell>
          <table:table-cell office:value-type="float" office:value="-8553.4" calcext:value-type="float">
            <text:p>-8553.4</text:p>
          </table:table-cell>
          <table:table-cell office:value-type="float" office:value="-25145.7" calcext:value-type="float">
            <text:p>-25145.7</text:p>
          </table:table-cell>
          <table:table-cell office:value-type="float" office:value="28180.7" calcext:value-type="float">
            <text:p>28180.7</text:p>
          </table:table-cell>
          <table:table-cell office:value-type="float" office:value="-9.6" calcext:value-type="float">
            <text:p>-9.6</text:p>
          </table:table-cell>
          <table:table-cell office:value-type="float" office:value="0.4" calcext:value-type="float">
            <text:p>0.4</text:p>
          </table:table-cell>
          <table:table-cell office:value-type="float" office:value="4.8" calcext:value-type="float">
            <text:p>4.8</text:p>
          </table:table-cell>
          <table:table-cell office:value-type="float" office:value="-20.3" calcext:value-type="float">
            <text:p>-20.3</text:p>
          </table:table-cell>
          <table:table-cell office:value-type="float" office:value="-29.5" calcext:value-type="float">
            <text:p>-29.5</text:p>
          </table:table-cell>
          <table:table-cell office:value-type="float" office:value="-2.8" calcext:value-type="float">
            <text:p>-2.8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51.3439739659706" calcext:value-type="float">
            <text:p>-51.3439739659706</text:p>
          </table:table-cell>
          <table:table-cell office:value-type="float" office:value="33.6854859241786" calcext:value-type="float">
            <text:p>33.6854859241786</text:p>
          </table:table-cell>
          <table:table-cell office:value-type="string" calcext:value-type="string">
            <text:p>-39d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-62d</text:p>
          </table:table-cell>
          <table:table-cell office:value-type="string" calcext:value-type="string">
            <text:p>38m</text:p>
          </table:table-cell>
          <table:table-cell office:value-type="float" office:value="12288.2" calcext:value-type="float">
            <text:p>12288.2</text:p>
          </table:table-cell>
          <table:table-cell office:value-type="float" office:value="9437" calcext:value-type="float">
            <text:p>9437</text:p>
          </table:table-cell>
          <table:table-cell office:value-type="float" office:value="-7870.3" calcext:value-type="float">
            <text:p>-7870.3</text:p>
          </table:table-cell>
          <table:table-cell office:value-type="float" office:value="-23742.5" calcext:value-type="float">
            <text:p>-23742.5</text:p>
          </table:table-cell>
          <table:table-cell office:value-type="float" office:value="26734" calcext:value-type="float">
            <text:p>26734</text:p>
          </table:table-cell>
          <table:table-cell office:value-type="float" office:value="-9.5" calcext:value-type="float">
            <text:p>-9.5</text:p>
          </table:table-cell>
          <table:table-cell office:value-type="float" office:value="0.5" calcext:value-type="float">
            <text:p>0.5</text:p>
          </table:table-cell>
          <table:table-cell office:value-type="float" office:value="5.9" calcext:value-type="float">
            <text:p>5.9</text:p>
          </table:table-cell>
          <table:table-cell office:value-type="float" office:value="-17.2" calcext:value-type="float">
            <text:p>-17.2</text:p>
          </table:table-cell>
          <table:table-cell office:value-type="float" office:value="-29.8" calcext:value-type="float">
            <text:p>-29.8</text:p>
          </table:table-cell>
          <table:table-cell office:value-type="float" office:value="-3.6" calcext:value-type="float">
            <text:p>-3.6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47.7115584679373" calcext:value-type="float">
            <text:p>-47.7115584679373</text:p>
          </table:table-cell>
          <table:table-cell office:value-type="float" office:value="32.2048884212531" calcext:value-type="float">
            <text:p>32.2048884212531</text:p>
          </table:table-cell>
          <table:table-cell office:value-type="string" calcext:value-type="string">
            <text:p>-37d</text:p>
          </table:table-cell>
          <table:table-cell office:value-type="string" calcext:value-type="string">
            <text:p>21m</text:p>
          </table:table-cell>
          <table:table-cell office:value-type="string" calcext:value-type="string">
            <text:p>-62d</text:p>
          </table:table-cell>
          <table:table-cell office:value-type="string" calcext:value-type="string">
            <text:p>21m</text:p>
          </table:table-cell>
          <table:table-cell office:value-type="float" office:value="11826.5" calcext:value-type="float">
            <text:p>11826.5</text:p>
          </table:table-cell>
          <table:table-cell office:value-type="float" office:value="9402" calcext:value-type="float">
            <text:p>9402</text:p>
          </table:table-cell>
          <table:table-cell office:value-type="float" office:value="-7174.3" calcext:value-type="float">
            <text:p>-7174.3</text:p>
          </table:table-cell>
          <table:table-cell office:value-type="float" office:value="-22568.3" calcext:value-type="float">
            <text:p>-22568.3</text:p>
          </table:table-cell>
          <table:table-cell office:value-type="float" office:value="25479.3" calcext:value-type="float">
            <text:p>25479.3</text:p>
          </table:table-cell>
          <table:table-cell office:value-type="float" office:value="-9.2" calcext:value-type="float">
            <text:p>-9.2</text:p>
          </table:table-cell>
          <table:table-cell office:value-type="float" office:value="0.6" calcext:value-type="float">
            <text:p>0.6</text:p>
          </table:table-cell>
          <table:table-cell office:value-type="float" office:value="7" calcext:value-type="float">
            <text:p>7</text:p>
          </table:table-cell>
          <table:table-cell office:value-type="float" office:value="-13.6" calcext:value-type="float">
            <text:p>-13.6</text:p>
          </table:table-cell>
          <table:table-cell office:value-type="float" office:value="-29.3" calcext:value-type="float">
            <text:p>-29.3</text:p>
          </table:table-cell>
          <table:table-cell office:value-type="float" office:value="-3.5" calcext:value-type="float">
            <text:p>-3.5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44.0642689342091" calcext:value-type="float">
            <text:p>-44.0642689342091</text:p>
          </table:table-cell>
          <table:table-cell office:value-type="float" office:value="30.8841507396313" calcext:value-type="float">
            <text:p>30.8841507396313</text:p>
          </table:table-cell>
          <table:table-cell office:value-type="string" calcext:value-type="string">
            <text:p>-34d</text:p>
          </table:table-cell>
          <table:table-cell office:value-type="string" calcext:value-type="string">
            <text:p>38m</text:p>
          </table:table-cell>
          <table:table-cell office:value-type="string" calcext:value-type="string">
            <text:p>-62d</text:p>
          </table:table-cell>
          <table:table-cell office:value-type="string" calcext:value-type="string">
            <text:p>14m</text:p>
          </table:table-cell>
          <table:table-cell office:value-type="float" office:value="11383.6" calcext:value-type="float">
            <text:p>11383.6</text:p>
          </table:table-cell>
          <table:table-cell office:value-type="float" office:value="9366.2" calcext:value-type="float">
            <text:p>9366.2</text:p>
          </table:table-cell>
          <table:table-cell office:value-type="float" office:value="-6469.8" calcext:value-type="float">
            <text:p>-6469.8</text:p>
          </table:table-cell>
          <table:table-cell office:value-type="float" office:value="-21622.7" calcext:value-type="float">
            <text:p>-21622.7</text:p>
          </table:table-cell>
          <table:table-cell office:value-type="float" office:value="24436.2" calcext:value-type="float">
            <text:p>24436.2</text:p>
          </table:table-cell>
          <table:table-cell office:value-type="float" office:value="-8.7" calcext:value-type="float">
            <text:p>-8.7</text:p>
          </table:table-cell>
          <table:table-cell office:value-type="float" office:value="0.8" calcext:value-type="float">
            <text:p>0.8</text:p>
          </table:table-cell>
          <table:table-cell office:value-type="float" office:value="7.8" calcext:value-type="float">
            <text:p>7.8</text:p>
          </table:table-cell>
          <table:table-cell office:value-type="float" office:value="-9.9" calcext:value-type="float">
            <text:p>-9.9</text:p>
          </table:table-cell>
          <table:table-cell office:value-type="float" office:value="-28" calcext:value-type="float">
            <text:p>-28</text:p>
          </table:table-cell>
          <table:table-cell office:value-type="float" office:value="-2.4" calcext:value-type="float">
            <text:p>-2.4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40.4046804387467" calcext:value-type="float">
            <text:p>-40.4046804387467</text:p>
          </table:table-cell>
          <table:table-cell office:value-type="float" office:value="29.6871489579558" calcext:value-type="float">
            <text:p>29.6871489579558</text:p>
          </table:table-cell>
          <table:table-cell office:value-type="string" calcext:value-type="string">
            <text:p>-31d</text:p>
          </table:table-cell>
          <table:table-cell office:value-type="string" calcext:value-type="string">
            <text:p>34m</text:p>
          </table:table-cell>
          <table:table-cell office:value-type="string" calcext:value-type="string">
            <text:p>-62d</text:p>
          </table:table-cell>
          <table:table-cell office:value-type="string" calcext:value-type="string">
            <text:p>13m</text:p>
          </table:table-cell>
          <table:table-cell office:value-type="float" office:value="11011.3" calcext:value-type="float">
            <text:p>11011.3</text:p>
          </table:table-cell>
          <table:table-cell office:value-type="float" office:value="9382.7" calcext:value-type="float">
            <text:p>9382.7</text:p>
          </table:table-cell>
          <table:table-cell office:value-type="float" office:value="-5763.1" calcext:value-type="float">
            <text:p>-5763.1</text:p>
          </table:table-cell>
          <table:table-cell office:value-type="float" office:value="-20896.7" calcext:value-type="float">
            <text:p>-20896.7</text:p>
          </table:table-cell>
          <table:table-cell office:value-type="float" office:value="23620.4" calcext:value-type="float">
            <text:p>23620.4</text:p>
          </table:table-cell>
          <table:table-cell office:value-type="float" office:value="-7.8" calcext:value-type="float">
            <text:p>-7.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-6.3" calcext:value-type="float">
            <text:p>-6.3</text:p>
          </table:table-cell>
          <table:table-cell office:value-type="float" office:value="-25.5" calcext:value-type="float">
            <text:p>-25.5</text:p>
          </table:table-cell>
          <table:table-cell office:value-type="float" office:value="-0.3" calcext:value-type="float">
            <text:p>-0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36.7347295877442" calcext:value-type="float">
            <text:p>-36.7347295877442</text:p>
          </table:table-cell>
          <table:table-cell office:value-type="float" office:value="28.5872696212633" calcext:value-type="float">
            <text:p>28.5872696212633</text:p>
          </table:table-cell>
          <table:table-cell office:value-type="string" calcext:value-type="string">
            <text:p>-28d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-62d</text:p>
          </table:table-cell>
          <table:table-cell office:value-type="string" calcext:value-type="string">
            <text:p>8m</text:p>
          </table:table-cell>
          <table:table-cell office:value-type="float" office:value="10769.9" calcext:value-type="float">
            <text:p>10769.9</text:p>
          </table:table-cell>
          <table:table-cell office:value-type="float" office:value="9506.2" calcext:value-type="float">
            <text:p>9506.2</text:p>
          </table:table-cell>
          <table:table-cell office:value-type="float" office:value="-5062.1" calcext:value-type="float">
            <text:p>-5062.1</text:p>
          </table:table-cell>
          <table:table-cell office:value-type="float" office:value="-20369.7" calcext:value-type="float">
            <text:p>-20369.7</text:p>
          </table:table-cell>
          <table:table-cell office:value-type="float" office:value="23041.7" calcext:value-type="float">
            <text:p>23041.7</text:p>
          </table:table-cell>
          <table:table-cell office:value-type="float" office:value="-6.6" calcext:value-type="float">
            <text:p>-6.6</text:p>
          </table:table-cell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-3.2" calcext:value-type="float">
            <text:p>-3.2</text:p>
          </table:table-cell>
          <table:table-cell office:value-type="float" office:value="-21.8" calcext:value-type="float">
            <text:p>-21.8</text:p>
          </table:table-cell>
          <table:table-cell office:value-type="float" office:value="2.6" calcext:value-type="float">
            <text:p>2.6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33.0559345567721" calcext:value-type="float">
            <text:p>-33.0559345567721</text:p>
          </table:table-cell>
          <table:table-cell office:value-type="float" office:value="27.5644222604037" calcext:value-type="float">
            <text:p>27.5644222604037</text:p>
          </table:table-cell>
          <table:table-cell office:value-type="string" calcext:value-type="string">
            <text:p>-24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-61d</text:p>
          </table:table-cell>
          <table:table-cell office:value-type="string" calcext:value-type="string">
            <text:p>48m</text:p>
          </table:table-cell>
          <table:table-cell office:value-type="float" office:value="10726.9" calcext:value-type="float">
            <text:p>10726.9</text:p>
          </table:table-cell>
          <table:table-cell office:value-type="float" office:value="9793.4" calcext:value-type="float">
            <text:p>9793.4</text:p>
          </table:table-cell>
          <table:table-cell office:value-type="float" office:value="-4376.7" calcext:value-type="float">
            <text:p>-4376.7</text:p>
          </table:table-cell>
          <table:table-cell office:value-type="float" office:value="-20004.4" calcext:value-type="float">
            <text:p>-20004.4</text:p>
          </table:table-cell>
          <table:table-cell office:value-type="float" office:value="22698.9" calcext:value-type="float">
            <text:p>22698.9</text:p>
          </table:table-cell>
          <table:table-cell office:value-type="float" office:value="-5" calcext:value-type="float">
            <text:p>-5</text:p>
          </table:table-cell>
          <table:table-cell office:value-type="float" office:value="1.3" calcext:value-type="float">
            <text:p>1.3</text:p>
          </table:table-cell>
          <table:table-cell office:value-type="float" office:value="6.1" calcext:value-type="float">
            <text:p>6.1</text:p>
          </table:table-cell>
          <table:table-cell office:value-type="float" office:value="-0.8" calcext:value-type="float">
            <text:p>-0.8</text:p>
          </table:table-cell>
          <table:table-cell office:value-type="float" office:value="-16.8" calcext:value-type="float">
            <text:p>-16.8</text:p>
          </table:table-cell>
          <table:table-cell office:value-type="float" office:value="6.2" calcext:value-type="float">
            <text:p>6.2</text:p>
          </table:table-cell>
          <table:table-cell office:value-type="float" office:value="-2.5" calcext:value-type="float">
            <text:p>-2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29.3695363958669" calcext:value-type="float">
            <text:p>-29.3695363958669</text:p>
          </table:table-cell>
          <table:table-cell office:value-type="float" office:value="26.6030930026339" calcext:value-type="float">
            <text:p>26.6030930026339</text:p>
          </table:table-cell>
          <table:table-cell office:value-type="string" calcext:value-type="string">
            <text:p>-19d</text:p>
          </table:table-cell>
          <table:table-cell office:value-type="string" calcext:value-type="string">
            <text:p>51m</text:p>
          </table:table-cell>
          <table:table-cell office:value-type="string" calcext:value-type="string">
            <text:p>-60d</text:p>
          </table:table-cell>
          <table:table-cell office:value-type="string" calcext:value-type="string">
            <text:p>59m</text:p>
          </table:table-cell>
          <table:table-cell office:value-type="float" office:value="10950.3" calcext:value-type="float">
            <text:p>10950.3</text:p>
          </table:table-cell>
          <table:table-cell office:value-type="float" office:value="10299.9" calcext:value-type="float">
            <text:p>10299.9</text:p>
          </table:table-cell>
          <table:table-cell office:value-type="float" office:value="-3717.9" calcext:value-type="float">
            <text:p>-3717.9</text:p>
          </table:table-cell>
          <table:table-cell office:value-type="float" office:value="-19740.5" calcext:value-type="float">
            <text:p>-19740.5</text:p>
          </table:table-cell>
          <table:table-cell office:value-type="float" office:value="22574.3" calcext:value-type="float">
            <text:p>22574.3</text:p>
          </table:table-cell>
          <table:table-cell office:value-type="float" office:value="-3.1" calcext:value-type="float">
            <text:p>-3.1</text:p>
          </table:table-cell>
          <table:table-cell office:value-type="float" office:value="1.3" calcext:value-type="float">
            <text:p>1.3</text:p>
          </table:table-cell>
          <table:table-cell office:value-type="float" office:value="4.2" calcext:value-type="float">
            <text:p>4.2</text:p>
          </table:table-cell>
          <table:table-cell office:value-type="float" office:value="0.7" calcext:value-type="float">
            <text:p>0.7</text:p>
          </table:table-cell>
          <table:table-cell office:value-type="float" office:value="-10.6" calcext:value-type="float">
            <text:p>-10.6</text:p>
          </table:table-cell>
          <table:table-cell office:value-type="float" office:value="9.8" calcext:value-type="float">
            <text:p>9.8</text:p>
          </table:table-cell>
          <table:table-cell office:value-type="float" office:value="-6.5" calcext:value-type="float">
            <text:p>-6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25.6765918946147" calcext:value-type="float">
            <text:p>-25.6765918946147</text:p>
          </table:table-cell>
          <table:table-cell office:value-type="float" office:value="25.6910396289173" calcext:value-type="float">
            <text:p>25.6910396289173</text:p>
          </table:table-cell>
          <table:table-cell office:value-type="string" calcext:value-type="string">
            <text:p>-15d</text:p>
          </table:table-cell>
          <table:table-cell office:value-type="string" calcext:value-type="string">
            <text:p>38m</text:p>
          </table:table-cell>
          <table:table-cell office:value-type="string" calcext:value-type="string">
            <text:p>-59d</text:p>
          </table:table-cell>
          <table:table-cell office:value-type="string" calcext:value-type="string">
            <text:p>28m</text:p>
          </table:table-cell>
          <table:table-cell office:value-type="float" office:value="11496.1" calcext:value-type="float">
            <text:p>11496.1</text:p>
          </table:table-cell>
          <table:table-cell office:value-type="float" office:value="11071.2" calcext:value-type="float">
            <text:p>11071.2</text:p>
          </table:table-cell>
          <table:table-cell office:value-type="float" office:value="-3096.6" calcext:value-type="float">
            <text:p>-3096.6</text:p>
          </table:table-cell>
          <table:table-cell office:value-type="float" office:value="-19492.6" calcext:value-type="float">
            <text:p>-19492.6</text:p>
          </table:table-cell>
          <table:table-cell office:value-type="float" office:value="22630.2" calcext:value-type="float">
            <text:p>22630.2</text:p>
          </table:table-cell>
          <table:table-cell office:value-type="float" office:value="-0.9" calcext:value-type="float">
            <text:p>-0.9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-3.4" calcext:value-type="float">
            <text:p>-3.4</text:p>
          </table:table-cell>
          <table:table-cell office:value-type="float" office:value="12.9" calcext:value-type="float">
            <text:p>12.9</text:p>
          </table:table-cell>
          <table:table-cell office:value-type="float" office:value="-10.1" calcext:value-type="float">
            <text:p>-10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21.9780356959861" calcext:value-type="float">
            <text:p>-21.9780356959861</text:p>
          </table:table-cell>
          <table:table-cell office:value-type="float" office:value="24.8183930531947" calcext:value-type="float">
            <text:p>24.8183930531947</text:p>
          </table:table-cell>
          <table:table-cell office:value-type="string" calcext:value-type="string">
            <text:p>-11d</text:p>
          </table:table-cell>
          <table:table-cell office:value-type="string" calcext:value-type="string">
            <text:p>45m</text:p>
          </table:table-cell>
          <table:table-cell office:value-type="string" calcext:value-type="string">
            <text:p>-57d</text:p>
          </table:table-cell>
          <table:table-cell office:value-type="string" calcext:value-type="string">
            <text:p>6m</text:p>
          </table:table-cell>
          <table:table-cell office:value-type="float" office:value="12392.5" calcext:value-type="float">
            <text:p>12392.5</text:p>
          </table:table-cell>
          <table:table-cell office:value-type="float" office:value="12133" calcext:value-type="float">
            <text:p>12133</text:p>
          </table:table-cell>
          <table:table-cell office:value-type="float" office:value="-2522.7" calcext:value-type="float">
            <text:p>-2522.7</text:p>
          </table:table-cell>
          <table:table-cell office:value-type="float" office:value="-19152.3" calcext:value-type="float">
            <text:p>-19152.3</text:p>
          </table:table-cell>
          <table:table-cell office:value-type="float" office:value="22812" calcext:value-type="float">
            <text:p>22812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-0.3" calcext:value-type="float">
            <text:p>-0.3</text:p>
          </table:table-cell>
          <table:table-cell office:value-type="float" office:value="0.6" calcext:value-type="float">
            <text:p>0.6</text:p>
          </table:table-cell>
          <table:table-cell office:value-type="float" office:value="4.4" calcext:value-type="float">
            <text:p>4.4</text:p>
          </table:table-cell>
          <table:table-cell office:value-type="float" office:value="15" calcext:value-type="float">
            <text:p>15</text:p>
          </table:table-cell>
          <table:table-cell office:value-type="float" office:value="-12.7" calcext:value-type="float">
            <text:p>-12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18.2747222786441" calcext:value-type="float">
            <text:p>-18.2747222786441</text:p>
          </table:table-cell>
          <table:table-cell office:value-type="float" office:value="23.9770226353673" calcext:value-type="float">
            <text:p>23.9770226353673</text:p>
          </table:table-cell>
          <table:table-cell office:value-type="string" calcext:value-type="string">
            <text:p>-8d</text:p>
          </table:table-cell>
          <table:table-cell office:value-type="string" calcext:value-type="string">
            <text:p>27m</text:p>
          </table:table-cell>
          <table:table-cell office:value-type="string" calcext:value-type="string">
            <text:p>-53d</text:p>
          </table:table-cell>
          <table:table-cell office:value-type="string" calcext:value-type="string">
            <text:p>46m</text:p>
          </table:table-cell>
          <table:table-cell office:value-type="float" office:value="13628.9" calcext:value-type="float">
            <text:p>13628.9</text:p>
          </table:table-cell>
          <table:table-cell office:value-type="float" office:value="13480.9" calcext:value-type="float">
            <text:p>13480.9</text:p>
          </table:table-cell>
          <table:table-cell office:value-type="float" office:value="-2003.2" calcext:value-type="float">
            <text:p>-2003.2</text:p>
          </table:table-cell>
          <table:table-cell office:value-type="float" office:value="-18598.2" calcext:value-type="float">
            <text:p>-18598.2</text:p>
          </table:table-cell>
          <table:table-cell office:value-type="float" office:value="23057.3" calcext:value-type="float">
            <text:p>23057.3</text:p>
          </table:table-cell>
          <table:table-cell office:value-type="float" office:value="3.1" calcext:value-type="float">
            <text:p>3.1</text:p>
          </table:table-cell>
          <table:table-cell office:value-type="float" office:value="1.1" calcext:value-type="float">
            <text:p>1.1</text:p>
          </table:table-cell>
          <table:table-cell office:value-type="float" office:value="-2.2" calcext:value-type="float">
            <text:p>-2.2</text:p>
          </table:table-cell>
          <table:table-cell office:value-type="float" office:value="-0.4" calcext:value-type="float">
            <text:p>-0.4</text:p>
          </table:table-cell>
          <table:table-cell office:value-type="float" office:value="12.5" calcext:value-type="float">
            <text:p>12.5</text:p>
          </table:table-cell>
          <table:table-cell office:value-type="float" office:value="15.8" calcext:value-type="float">
            <text:p>15.8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14.5674544748449" calcext:value-type="float">
            <text:p>-14.5674544748449</text:p>
          </table:table-cell>
          <table:table-cell office:value-type="float" office:value="23.1600761653819" calcext:value-type="float">
            <text:p>23.1600761653819</text:p>
          </table:table-cell>
          <table:table-cell office:value-type="string" calcext:value-type="string">
            <text:p>-5d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-49d</text:p>
          </table:table-cell>
          <table:table-cell office:value-type="string" calcext:value-type="string">
            <text:p>27m</text:p>
          </table:table-cell>
          <table:table-cell office:value-type="float" office:value="15154.2" calcext:value-type="float">
            <text:p>15154.2</text:p>
          </table:table-cell>
          <table:table-cell office:value-type="float" office:value="15075.5" calcext:value-type="float">
            <text:p>15075.5</text:p>
          </table:table-cell>
          <table:table-cell office:value-type="float" office:value="-1542.3" calcext:value-type="float">
            <text:p>-1542.3</text:p>
          </table:table-cell>
          <table:table-cell office:value-type="float" office:value="-17710.7" calcext:value-type="float">
            <text:p>-17710.7</text:p>
          </table:table-cell>
          <table:table-cell office:value-type="float" office:value="23309.2" calcext:value-type="float">
            <text:p>23309.2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-3.6" calcext:value-type="float">
            <text:p>-3.6</text:p>
          </table:table-cell>
          <table:table-cell office:value-type="float" office:value="-1.5" calcext:value-type="float">
            <text:p>-1.5</text:p>
          </table:table-cell>
          <table:table-cell office:value-type="float" office:value="20.3" calcext:value-type="float">
            <text:p>20.3</text:p>
          </table:table-cell>
          <table:table-cell office:value-type="float" office:value="15" calcext:value-type="float">
            <text:p>15</text:p>
          </table:table-cell>
          <table:table-cell office:value-type="float" office:value="-13.7" calcext:value-type="float">
            <text:p>-13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10.8570027659058" calcext:value-type="float">
            <text:p>-10.8570027659058</text:p>
          </table:table-cell>
          <table:table-cell office:value-type="float" office:value="22.3616371585365" calcext:value-type="float">
            <text:p>22.3616371585365</text:p>
          </table:table-cell>
          <table:table-cell office:value-type="string" calcext:value-type="string">
            <text:p>-3d</text:p>
          </table:table-cell>
          <table:table-cell office:value-type="string" calcext:value-type="string">
            <text:p>52m</text:p>
          </table:table-cell>
          <table:table-cell office:value-type="string" calcext:value-type="string">
            <text:p>-44d</text:p>
          </table:table-cell>
          <table:table-cell office:value-type="string" calcext:value-type="string">
            <text:p>9m</text:p>
          </table:table-cell>
          <table:table-cell office:value-type="float" office:value="16882.2" calcext:value-type="float">
            <text:p>16882.2</text:p>
          </table:table-cell>
          <table:table-cell office:value-type="float" office:value="16843.6" calcext:value-type="float">
            <text:p>16843.6</text:p>
          </table:table-cell>
          <table:table-cell office:value-type="float" office:value="-1140.8" calcext:value-type="float">
            <text:p>-1140.8</text:p>
          </table:table-cell>
          <table:table-cell office:value-type="float" office:value="-16389.3" calcext:value-type="float">
            <text:p>-16389.3</text:p>
          </table:table-cell>
          <table:table-cell office:value-type="float" office:value="23529.1" calcext:value-type="float">
            <text:p>23529.1</text:p>
          </table:table-cell>
          <table:table-cell office:value-type="float" office:value="5.6" calcext:value-type="float">
            <text:p>5.6</text:p>
          </table:table-cell>
          <table:table-cell office:value-type="float" office:value="0.9" calcext:value-type="float">
            <text:p>0.9</text:p>
          </table:table-cell>
          <table:table-cell office:value-type="float" office:value="-4.2" calcext:value-type="float">
            <text:p>-4.2</text:p>
          </table:table-cell>
          <table:table-cell office:value-type="float" office:value="-2.4" calcext:value-type="float">
            <text:p>-2.4</text:p>
          </table:table-cell>
          <table:table-cell office:value-type="float" office:value="27.5" calcext:value-type="float">
            <text:p>27.5</text:p>
          </table:table-cell>
          <table:table-cell office:value-type="float" office:value="12.9" calcext:value-type="float">
            <text:p>12.9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7.1441182558196" calcext:value-type="float">
            <text:p>-7.1441182558196</text:p>
          </table:table-cell>
          <table:table-cell office:value-type="float" office:value="21.5764614791242" calcext:value-type="float">
            <text:p>21.5764614791242</text:p>
          </table:table-cell>
          <table:table-cell office:value-type="string" calcext:value-type="string">
            <text:p>-2d</text:p>
          </table:table-cell>
          <table:table-cell office:value-type="string" calcext:value-type="string">
            <text:p>26m</text:p>
          </table:table-cell>
          <table:table-cell office:value-type="string" calcext:value-type="string">
            <text:p>-37d</text:p>
          </table:table-cell>
          <table:table-cell office:value-type="string" calcext:value-type="string">
            <text:p>55m</text:p>
          </table:table-cell>
          <table:table-cell office:value-type="float" office:value="18703.1" calcext:value-type="float">
            <text:p>18703.1</text:p>
          </table:table-cell>
          <table:table-cell office:value-type="float" office:value="18686.1" calcext:value-type="float">
            <text:p>18686.1</text:p>
          </table:table-cell>
          <table:table-cell office:value-type="float" office:value="-796.4" calcext:value-type="float">
            <text:p>-796.4</text:p>
          </table:table-cell>
          <table:table-cell office:value-type="float" office:value="-14567.3" calcext:value-type="float">
            <text:p>-14567.3</text:p>
          </table:table-cell>
          <table:table-cell office:value-type="float" office:value="23706.8" calcext:value-type="float">
            <text:p>23706.8</text:p>
          </table:table-cell>
          <table:table-cell office:value-type="float" office:value="6.2" calcext:value-type="float">
            <text:p>6.2</text:p>
          </table:table-cell>
          <table:table-cell office:value-type="float" office:value="0.8" calcext:value-type="float">
            <text:p>0.8</text:p>
          </table:table-cell>
          <table:table-cell office:value-type="float" office:value="-4" calcext:value-type="float">
            <text:p>-4</text:p>
          </table:table-cell>
          <table:table-cell office:value-type="float" office:value="-2.5" calcext:value-type="float">
            <text:p>-2.5</text:p>
          </table:table-cell>
          <table:table-cell office:value-type="float" office:value="33.7" calcext:value-type="float">
            <text:p>33.7</text:p>
          </table:table-cell>
          <table:table-cell office:value-type="float" office:value="9.7" calcext:value-type="float">
            <text:p>9.7</text:p>
          </table:table-cell>
          <table:table-cell office:value-type="float" office:value="-9.1" calcext:value-type="float">
            <text:p>-9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3.42954128723065" calcext:value-type="float">
            <text:p>-3.42954128723065</text:p>
          </table:table-cell>
          <table:table-cell office:value-type="float" office:value="20.7997672695471" calcext:value-type="float">
            <text:p>20.7997672695471</text:p>
          </table:table-cell>
          <table:table-cell office:value-type="string" calcext:value-type="string">
            <text:p>-1d</text:p>
          </table:table-cell>
          <table:table-cell office:value-type="string" calcext:value-type="string">
            <text:p>25m</text:p>
          </table:table-cell>
          <table:table-cell office:value-type="string" calcext:value-type="string">
            <text:p>-30d</text:p>
          </table:table-cell>
          <table:table-cell office:value-type="string" calcext:value-type="string">
            <text:p>48m</text:p>
          </table:table-cell>
          <table:table-cell office:value-type="float" office:value="20497" calcext:value-type="float">
            <text:p>20497</text:p>
          </table:table-cell>
          <table:table-cell office:value-type="float" office:value="20490.8" calcext:value-type="float">
            <text:p>20490.8</text:p>
          </table:table-cell>
          <table:table-cell office:value-type="float" office:value="-504.7" calcext:value-type="float">
            <text:p>-504.7</text:p>
          </table:table-cell>
          <table:table-cell office:value-type="float" office:value="-12220.4" calcext:value-type="float">
            <text:p>-12220.4</text:p>
          </table:table-cell>
          <table:table-cell office:value-type="float" office:value="23863.5" calcext:value-type="float">
            <text:p>23863.5</text:p>
          </table:table-cell>
          <table:table-cell office:value-type="float" office:value="6.5" calcext:value-type="float">
            <text:p>6.5</text:p>
          </table:table-cell>
          <table:table-cell office:value-type="float" office:value="0.5" calcext:value-type="float">
            <text:p>0.5</text:p>
          </table:table-cell>
          <table:table-cell office:value-type="float" office:value="-2.8" calcext:value-type="float">
            <text:p>-2.8</text:p>
          </table:table-cell>
          <table:table-cell office:value-type="float" office:value="-1.8" calcext:value-type="float">
            <text:p>-1.8</text:p>
          </table:table-cell>
          <table:table-cell office:value-type="float" office:value="38.6" calcext:value-type="float">
            <text:p>38.6</text:p>
          </table:table-cell>
          <table:table-cell office:value-type="float" office:value="6" calcext:value-type="float">
            <text:p>6</text:p>
          </table:table-cell>
          <table:table-cell office:value-type="float" office:value="-5.4" calcext:value-type="float">
            <text:p>-5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0.285992862196367" calcext:value-type="float">
            <text:p>0.285992862196367</text:p>
          </table:table-cell>
          <table:table-cell office:value-type="float" office:value="20.0270596131118" calcext:value-type="float">
            <text:p>20.0270596131118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-40m</text:p>
          </table:table-cell>
          <table:table-cell office:value-type="string" calcext:value-type="string">
            <text:p>-22d</text:p>
          </table:table-cell>
          <table:table-cell office:value-type="string" calcext:value-type="string">
            <text:p>56m</text:p>
          </table:table-cell>
          <table:table-cell office:value-type="float" office:value="22147.1" calcext:value-type="float">
            <text:p>22147.1</text:p>
          </table:table-cell>
          <table:table-cell office:value-type="float" office:value="22145.6" calcext:value-type="float">
            <text:p>22145.6</text:p>
          </table:table-cell>
          <table:table-cell office:value-type="float" office:value="-259.8" calcext:value-type="float">
            <text:p>-259.8</text:p>
          </table:table-cell>
          <table:table-cell office:value-type="float" office:value="-9369" calcext:value-type="float">
            <text:p>-9369</text:p>
          </table:table-cell>
          <table:table-cell office:value-type="float" office:value="24047.3" calcext:value-type="float">
            <text:p>24047.3</text:p>
          </table:table-cell>
          <table:table-cell office:value-type="float" office:value="6.5" calcext:value-type="float">
            <text:p>6.5</text:p>
          </table:table-cell>
          <table:table-cell office:value-type="float" office:value="0.3" calcext:value-type="float">
            <text:p>0.3</text:p>
          </table:table-cell>
          <table:table-cell office:value-type="float" office:value="-0.7" calcext:value-type="float">
            <text:p>-0.7</text:p>
          </table:table-cell>
          <table:table-cell office:value-type="float" office:value="-0.2" calcext:value-type="float">
            <text:p>-0.2</text:p>
          </table:table-cell>
          <table:table-cell office:value-type="float" office:value="42.1" calcext:value-type="float">
            <text:p>42.1</text:p>
          </table:table-cell>
          <table:table-cell office:value-type="float" office:value="2.4" calcext:value-type="float">
            <text:p>2.4</text:p>
          </table:table-cell>
          <table:table-cell office:value-type="float" office:value="-1.5" calcext:value-type="float">
            <text:p>-1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4.00175007815199" calcext:value-type="float">
            <text:p>4.00175007815199</text:p>
          </table:table-cell>
          <table:table-cell office:value-type="float" office:value="19.2539759554486" calcext:value-type="float">
            <text:p>19.2539759554486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-8m</text:p>
          </table:table-cell>
          <table:table-cell office:value-type="string" calcext:value-type="string">
            <text:p>-14d</text:p>
          </table:table-cell>
          <table:table-cell office:value-type="string" calcext:value-type="string">
            <text:p>28m</text:p>
          </table:table-cell>
          <table:table-cell table:number-columns-repeated="2" office:value-type="float" office:value="23551.4" calcext:value-type="float">
            <text:p>23551.4</text:p>
          </table:table-cell>
          <table:table-cell office:value-type="float" office:value="-55.5" calcext:value-type="float">
            <text:p>-55.5</text:p>
          </table:table-cell>
          <table:table-cell office:value-type="float" office:value="-6073.5" calcext:value-type="float">
            <text:p>-6073.5</text:p>
          </table:table-cell>
          <table:table-cell office:value-type="float" office:value="24322" calcext:value-type="float">
            <text:p>24322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44.3" calcext:value-type="float">
            <text:p>44.3</text:p>
          </table:table-cell>
          <table:table-cell office:value-type="float" office:value="-0.7" calcext:value-type="float">
            <text:p>-0.7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7.71699435428716" calcext:value-type="float">
            <text:p>7.71699435428716</text:p>
          </table:table-cell>
          <table:table-cell office:value-type="float" office:value="18.4761408460064" calcext:value-type="float">
            <text:p>18.4761408460064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16m</text:p>
          </table:table-cell>
          <table:table-cell office:value-type="string" calcext:value-type="string">
            <text:p>-5d</text:p>
          </table:table-cell>
          <table:table-cell office:value-type="string" calcext:value-type="string">
            <text:p>37m</text:p>
          </table:table-cell>
          <table:table-cell office:value-type="float" office:value="24630.5" calcext:value-type="float">
            <text:p>24630.5</text:p>
          </table:table-cell>
          <table:table-cell office:value-type="float" office:value="24630.2" calcext:value-type="float">
            <text:p>24630.2</text:p>
          </table:table-cell>
          <table:table-cell office:value-type="float" office:value="114.1" calcext:value-type="float">
            <text:p>114.1</text:p>
          </table:table-cell>
          <table:table-cell office:value-type="float" office:value="-2425.4" calcext:value-type="float">
            <text:p>-2425.4</text:p>
          </table:table-cell>
          <table:table-cell office:value-type="float" office:value="24749.6" calcext:value-type="float">
            <text:p>24749.6</text:p>
          </table:table-cell>
          <table:table-cell office:value-type="float" office:value="6.3" calcext:value-type="float">
            <text:p>6.3</text:p>
          </table:table-cell>
          <table:table-cell office:value-type="float" office:value="-0.3" calcext:value-type="float">
            <text:p>-0.3</text:p>
          </table:table-cell>
          <table:table-cell office:value-type="float" office:value="5.4" calcext:value-type="float">
            <text:p>5.4</text:p>
          </table:table-cell>
          <table:table-cell office:value-type="float" office:value="5.1" calcext:value-type="float">
            <text:p>5.1</text:p>
          </table:table-cell>
          <table:table-cell office:value-type="float" office:value="45.2" calcext:value-type="float">
            <text:p>45.2</text:p>
          </table:table-cell>
          <table:table-cell office:value-type="float" office:value="-2.6" calcext:value-type="float">
            <text:p>-2.6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11.4309847010277" calcext:value-type="float">
            <text:p>11.4309847010277</text:p>
          </table:table-cell>
          <table:table-cell office:value-type="float" office:value="17.689019773877" calcext:value-type="float">
            <text:p>17.68901977387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34m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18m</text:p>
          </table:table-cell>
          <table:table-cell office:value-type="float" office:value="25332" calcext:value-type="float">
            <text:p>25332</text:p>
          </table:table-cell>
          <table:table-cell office:value-type="float" office:value="25330.8" calcext:value-type="float">
            <text:p>25330.8</text:p>
          </table:table-cell>
          <table:table-cell office:value-type="float" office:value="254.2" calcext:value-type="float">
            <text:p>254.2</text:p>
          </table:table-cell>
          <table:table-cell office:value-type="float" office:value="1462.6" calcext:value-type="float">
            <text:p>1462.6</text:p>
          </table:table-cell>
          <table:table-cell office:value-type="float" office:value="25374.2" calcext:value-type="float">
            <text:p>25374.2</text:p>
          </table:table-cell>
          <table:table-cell office:value-type="float" office:value="6.1" calcext:value-type="float">
            <text:p>6.1</text:p>
          </table:table-cell>
          <table:table-cell office:value-type="float" office:value="-0.5" calcext:value-type="float">
            <text:p>-0.5</text:p>
          </table:table-cell>
          <table:table-cell office:value-type="float" office:value="8.6" calcext:value-type="float">
            <text:p>8.6</text:p>
          </table:table-cell>
          <table:table-cell office:value-type="float" office:value="8.1" calcext:value-type="float">
            <text:p>8.1</text:p>
          </table:table-cell>
          <table:table-cell office:value-type="float" office:value="45.1" calcext:value-type="float">
            <text:p>45.1</text:p>
          </table:table-cell>
          <table:table-cell office:value-type="float" office:value="-3.3" calcext:value-type="float">
            <text:p>-3.3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15.1429711504966" calcext:value-type="float">
            <text:p>15.1429711504966</text:p>
          </table:table-cell>
          <table:table-cell office:value-type="float" office:value="16.8877616981566" calcext:value-type="float">
            <text:p>16.8877616981566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49m</text:p>
          </table:table-cell>
          <table:table-cell office:value-type="string" calcext:value-type="string">
            <text:p>12d</text:p>
          </table:table-cell>
          <table:table-cell office:value-type="string" calcext:value-type="string">
            <text:p>3m</text:p>
          </table:table-cell>
          <table:table-cell office:value-type="float" office:value="25632.9" calcext:value-type="float">
            <text:p>25632.9</text:p>
          </table:table-cell>
          <table:table-cell office:value-type="float" office:value="25630.2" calcext:value-type="float">
            <text:p>25630.2</text:p>
          </table:table-cell>
          <table:table-cell office:value-type="float" office:value="368.3" calcext:value-type="float">
            <text:p>368.3</text:p>
          </table:table-cell>
          <table:table-cell office:value-type="float" office:value="5468.5" calcext:value-type="float">
            <text:p>5468.5</text:p>
          </table:table-cell>
          <table:table-cell office:value-type="float" office:value="26209.7" calcext:value-type="float">
            <text:p>26209.7</text:p>
          </table:table-cell>
          <table:table-cell office:value-type="float" office:value="5.9" calcext:value-type="float">
            <text:p>5.9</text:p>
          </table:table-cell>
          <table:table-cell office:value-type="float" office:value="-0.7" calcext:value-type="float">
            <text:p>-0.7</text:p>
          </table:table-cell>
          <table:table-cell office:value-type="float" office:value="11.5" calcext:value-type="float">
            <text:p>11.5</text:p>
          </table:table-cell>
          <table:table-cell office:value-type="float" office:value="10.8" calcext:value-type="float">
            <text:p>10.8</text:p>
          </table:table-cell>
          <table:table-cell office:value-type="float" office:value="44.3" calcext:value-type="float">
            <text:p>44.3</text:p>
          </table:table-cell>
          <table:table-cell office:value-type="float" office:value="-2.8" calcext:value-type="float">
            <text:p>-2.8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18.8521887970581" calcext:value-type="float">
            <text:p>18.8521887970581</text:p>
          </table:table-cell>
          <table:table-cell office:value-type="float" office:value="16.0670185089954" calcext:value-type="float">
            <text:p>16.067018508995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0d</text:p>
          </table:table-cell>
          <table:table-cell office:value-type="string" calcext:value-type="string">
            <text:p>21m</text:p>
          </table:table-cell>
          <table:table-cell office:value-type="float" office:value="25538" calcext:value-type="float">
            <text:p>25538</text:p>
          </table:table-cell>
          <table:table-cell office:value-type="float" office:value="25533.9" calcext:value-type="float">
            <text:p>25533.9</text:p>
          </table:table-cell>
          <table:table-cell office:value-type="float" office:value="458.4" calcext:value-type="float">
            <text:p>458.4</text:p>
          </table:table-cell>
          <table:table-cell office:value-type="float" office:value="9471" calcext:value-type="float">
            <text:p>9471</text:p>
          </table:table-cell>
          <table:table-cell office:value-type="float" office:value="27237.6" calcext:value-type="float">
            <text:p>27237.6</text:p>
          </table:table-cell>
          <table:table-cell office:value-type="float" office:value="5.8" calcext:value-type="float">
            <text:p>5.8</text:p>
          </table:table-cell>
          <table:table-cell office:value-type="float" office:value="-0.7" calcext:value-type="float">
            <text:p>-0.7</text:p>
          </table:table-cell>
          <table:table-cell office:value-type="float" office:value="13.7" calcext:value-type="float">
            <text:p>13.7</text:p>
          </table:table-cell>
          <table:table-cell office:value-type="float" office:value="12.9" calcext:value-type="float">
            <text:p>12.9</text:p>
          </table:table-cell>
          <table:table-cell office:value-type="float" office:value="43.1" calcext:value-type="float">
            <text:p>43.1</text:p>
          </table:table-cell>
          <table:table-cell office:value-type="float" office:value="-1.1" calcext:value-type="float">
            <text:p>-1.1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22.5578487224419" calcext:value-type="float">
            <text:p>22.5578487224419</text:p>
          </table:table-cell>
          <table:table-cell office:value-type="float" office:value="15.2207267646479" calcext:value-type="float">
            <text:p>15.220726764647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28d</text:p>
          </table:table-cell>
          <table:table-cell office:value-type="string" calcext:value-type="string">
            <text:p>3m</text:p>
          </table:table-cell>
          <table:table-cell office:value-type="float" office:value="25077.6" calcext:value-type="float">
            <text:p>25077.6</text:p>
          </table:table-cell>
          <table:table-cell office:value-type="float" office:value="25072.2" calcext:value-type="float">
            <text:p>25072.2</text:p>
          </table:table-cell>
          <table:table-cell office:value-type="float" office:value="525.1" calcext:value-type="float">
            <text:p>525.1</text:p>
          </table:table-cell>
          <table:table-cell office:value-type="float" office:value="13359.8" calcext:value-type="float">
            <text:p>13359.8</text:p>
          </table:table-cell>
          <table:table-cell office:value-type="float" office:value="28414.3" calcext:value-type="float">
            <text:p>28414.3</text:p>
          </table:table-cell>
          <table:table-cell office:value-type="float" office:value="5.7" calcext:value-type="float">
            <text:p>5.7</text:p>
          </table:table-cell>
          <table:table-cell office:value-type="float" office:value="-0.7" calcext:value-type="float">
            <text:p>-0.7</text:p>
          </table:table-cell>
          <table:table-cell office:value-type="float" office:value="15.1" calcext:value-type="float">
            <text:p>15.1</text:p>
          </table:table-cell>
          <table:table-cell office:value-type="float" office:value="14.2" calcext:value-type="float">
            <text:p>14.2</text:p>
          </table:table-cell>
          <table:table-cell office:value-type="float" office:value="41.8" calcext:value-type="float">
            <text:p>41.8</text:p>
          </table:table-cell>
          <table:table-cell office:value-type="float" office:value="1.2" calcext:value-type="float">
            <text:p>1.2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26.2591242142287" calcext:value-type="float">
            <text:p>26.2591242142287</text:p>
          </table:table-cell>
          <table:table-cell office:value-type="float" office:value="14.3418319756248" calcext:value-type="float">
            <text:p>14.34183197562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0m</text:p>
          </table:table-cell>
          <table:table-cell office:value-type="string" calcext:value-type="string">
            <text:p>35d</text:p>
          </table:table-cell>
          <table:table-cell office:value-type="string" calcext:value-type="string">
            <text:p>3m</text:p>
          </table:table-cell>
          <table:table-cell office:value-type="float" office:value="24302.2" calcext:value-type="float">
            <text:p>24302.2</text:p>
          </table:table-cell>
          <table:table-cell office:value-type="float" office:value="24295.6" calcext:value-type="float">
            <text:p>24295.6</text:p>
          </table:table-cell>
          <table:table-cell office:value-type="float" office:value="567.6" calcext:value-type="float">
            <text:p>567.6</text:p>
          </table:table-cell>
          <table:table-cell office:value-type="float" office:value="17043.9" calcext:value-type="float">
            <text:p>17043.9</text:p>
          </table:table-cell>
          <table:table-cell office:value-type="float" office:value="29683.2" calcext:value-type="float">
            <text:p>29683.2</text:p>
          </table:table-cell>
          <table:table-cell office:value-type="float" office:value="5.7" calcext:value-type="float">
            <text:p>5.7</text:p>
          </table:table-cell>
          <table:table-cell office:value-type="float" office:value="-0.7" calcext:value-type="float">
            <text:p>-0.7</text:p>
          </table:table-cell>
          <table:table-cell office:value-type="float" office:value="15.6" calcext:value-type="float">
            <text:p>15.6</text:p>
          </table:table-cell>
          <table:table-cell office:value-type="float" office:value="14.6" calcext:value-type="float">
            <text:p>14.6</text:p>
          </table:table-cell>
          <table:table-cell office:value-type="float" office:value="40.7" calcext:value-type="float">
            <text:p>40.7</text:p>
          </table:table-cell>
          <table:table-cell office:value-type="float" office:value="3.8" calcext:value-type="float">
            <text:p>3.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29.9551301758122" calcext:value-type="float">
            <text:p>29.9551301758122</text:p>
          </table:table-cell>
          <table:table-cell office:value-type="float" office:value="13.4219276404601" calcext:value-type="float">
            <text:p>13.4219276404601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6m</text:p>
          </table:table-cell>
          <table:table-cell office:value-type="string" calcext:value-type="string">
            <text:p>41d</text:p>
          </table:table-cell>
          <table:table-cell office:value-type="string" calcext:value-type="string">
            <text:p>19m</text:p>
          </table:table-cell>
          <table:table-cell office:value-type="float" office:value="23274.8" calcext:value-type="float">
            <text:p>23274.8</text:p>
          </table:table-cell>
          <table:table-cell office:value-type="float" office:value="23267.4" calcext:value-type="float">
            <text:p>23267.4</text:p>
          </table:table-cell>
          <table:table-cell office:value-type="float" office:value="584.5" calcext:value-type="float">
            <text:p>584.5</text:p>
          </table:table-cell>
          <table:table-cell office:value-type="float" office:value="20457.7" calcext:value-type="float">
            <text:p>20457.7</text:p>
          </table:table-cell>
          <table:table-cell office:value-type="float" office:value="30987.6" calcext:value-type="float">
            <text:p>30987.6</text:p>
          </table:table-cell>
          <table:table-cell office:value-type="float" office:value="5.8" calcext:value-type="float">
            <text:p>5.8</text:p>
          </table:table-cell>
          <table:table-cell office:value-type="float" office:value="-0.6" calcext:value-type="float">
            <text:p>-0.6</text:p>
          </table:table-cell>
          <table:table-cell office:value-type="float" office:value="15.4" calcext:value-type="float">
            <text:p>15.4</text:p>
          </table:table-cell>
          <table:table-cell office:value-type="float" office:value="14.4" calcext:value-type="float">
            <text:p>14.4</text:p>
          </table:table-cell>
          <table:table-cell office:value-type="float" office:value="39.9" calcext:value-type="float">
            <text:p>39.9</text:p>
          </table:table-cell>
          <table:table-cell office:value-type="float" office:value="6.4" calcext:value-type="float">
            <text:p>6.4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33.6448926426529" calcext:value-type="float">
            <text:p>33.6448926426529</text:p>
          </table:table-cell>
          <table:table-cell office:value-type="float" office:value="12.4507680885519" calcext:value-type="float">
            <text:p>12.45076808855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30m</text:p>
          </table:table-cell>
          <table:table-cell office:value-type="string" calcext:value-type="string">
            <text:p>46d</text:p>
          </table:table-cell>
          <table:table-cell office:value-type="string" calcext:value-type="string">
            <text:p>53m</text:p>
          </table:table-cell>
          <table:table-cell office:value-type="float" office:value="22062.9" calcext:value-type="float">
            <text:p>22062.9</text:p>
          </table:table-cell>
          <table:table-cell office:value-type="float" office:value="22055.4" calcext:value-type="float">
            <text:p>22055.4</text:p>
          </table:table-cell>
          <table:table-cell office:value-type="float" office:value="574.4" calcext:value-type="float">
            <text:p>574.4</text:p>
          </table:table-cell>
          <table:table-cell office:value-type="float" office:value="23562.8" calcext:value-type="float">
            <text:p>23562.8</text:p>
          </table:table-cell>
          <table:table-cell office:value-type="float" office:value="32279.7" calcext:value-type="float">
            <text:p>32279.7</text:p>
          </table:table-cell>
          <table:table-cell office:value-type="float" office:value="6.1" calcext:value-type="float">
            <text:p>6.1</text:p>
          </table:table-cell>
          <table:table-cell office:value-type="float" office:value="-0.5" calcext:value-type="float">
            <text:p>-0.5</text:p>
          </table:table-cell>
          <table:table-cell office:value-type="float" office:value="14.7" calcext:value-type="float">
            <text:p>14.7</text:p>
          </table:table-cell>
          <table:table-cell office:value-type="float" office:value="13.6" calcext:value-type="float">
            <text:p>13.6</text:p>
          </table:table-cell>
          <table:table-cell office:value-type="float" office:value="39.4" calcext:value-type="float">
            <text:p>39.4</text:p>
          </table:table-cell>
          <table:table-cell office:value-type="float" office:value="8.7" calcext:value-type="float">
            <text:p>8.7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37.327303837077" calcext:value-type="float">
            <text:p>37.327303837077</text:p>
          </table:table-cell>
          <table:table-cell office:value-type="float" office:value="11.4155929834958" calcext:value-type="float">
            <text:p>11.415592983495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9m</text:p>
          </table:table-cell>
          <table:table-cell office:value-type="string" calcext:value-type="string">
            <text:p>51d</text:p>
          </table:table-cell>
          <table:table-cell office:value-type="string" calcext:value-type="string">
            <text:p>48m</text:p>
          </table:table-cell>
          <table:table-cell office:value-type="float" office:value="20730.5" calcext:value-type="float">
            <text:p>20730.5</text:p>
          </table:table-cell>
          <table:table-cell office:value-type="float" office:value="20723.5" calcext:value-type="float">
            <text:p>20723.5</text:p>
          </table:table-cell>
          <table:table-cell office:value-type="float" office:value="536.2" calcext:value-type="float">
            <text:p>536.2</text:p>
          </table:table-cell>
          <table:table-cell office:value-type="float" office:value="26346.3" calcext:value-type="float">
            <text:p>26346.3</text:p>
          </table:table-cell>
          <table:table-cell office:value-type="float" office:value="33524.3" calcext:value-type="float">
            <text:p>33524.3</text:p>
          </table:table-cell>
          <table:table-cell office:value-type="float" office:value="6.4" calcext:value-type="float">
            <text:p>6.4</text:p>
          </table:table-cell>
          <table:table-cell office:value-type="float" office:value="-0.4" calcext:value-type="float">
            <text:p>-0.4</text:p>
          </table:table-cell>
          <table:table-cell office:value-type="float" office:value="13.6" calcext:value-type="float">
            <text:p>13.6</text:p>
          </table:table-cell>
          <table:table-cell office:value-type="float" office:value="12.6" calcext:value-type="float">
            <text:p>12.6</text:p>
          </table:table-cell>
          <table:table-cell office:value-type="float" office:value="39.2" calcext:value-type="float">
            <text:p>39.2</text:p>
          </table:table-cell>
          <table:table-cell office:value-type="float" office:value="10.5" calcext:value-type="float">
            <text:p>10.5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41.001055516983" calcext:value-type="float">
            <text:p>41.001055516983</text:p>
          </table:table-cell>
          <table:table-cell office:value-type="float" office:value="10.3001664106316" calcext:value-type="float">
            <text:p>10.30016641063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56d</text:p>
          </table:table-cell>
          <table:table-cell office:value-type="string" calcext:value-type="string">
            <text:p>9m</text:p>
          </table:table-cell>
          <table:table-cell office:value-type="float" office:value="19331.9" calcext:value-type="float">
            <text:p>19331.9</text:p>
          </table:table-cell>
          <table:table-cell office:value-type="float" office:value="19326.2" calcext:value-type="float">
            <text:p>19326.2</text:p>
          </table:table-cell>
          <table:table-cell office:value-type="float" office:value="469.6" calcext:value-type="float">
            <text:p>469.6</text:p>
          </table:table-cell>
          <table:table-cell office:value-type="float" office:value="28815.9" calcext:value-type="float">
            <text:p>28815.9</text:p>
          </table:table-cell>
          <table:table-cell office:value-type="float" office:value="34699.8" calcext:value-type="float">
            <text:p>34699.8</text:p>
          </table:table-cell>
          <table:table-cell office:value-type="float" office:value="6.9" calcext:value-type="float">
            <text:p>6.9</text:p>
          </table:table-cell>
          <table:table-cell office:value-type="float" office:value="-0.4" calcext:value-type="float">
            <text:p>-0.4</text:p>
          </table:table-cell>
          <table:table-cell office:value-type="float" office:value="12.4" calcext:value-type="float">
            <text:p>12.4</text:p>
          </table:table-cell>
          <table:table-cell office:value-type="float" office:value="11.4" calcext:value-type="float">
            <text:p>11.4</text:p>
          </table:table-cell>
          <table:table-cell office:value-type="float" office:value="39.2" calcext:value-type="float">
            <text:p>39.2</text:p>
          </table:table-cell>
          <table:table-cell office:value-type="float" office:value="12" calcext:value-type="float">
            <text:p>12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44.664538982131" calcext:value-type="float">
            <text:p>44.664538982131</text:p>
          </table:table-cell>
          <table:table-cell office:value-type="float" office:value="9.08337431243345" calcext:value-type="float">
            <text:p>9.083374312433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59d</text:p>
          </table:table-cell>
          <table:table-cell office:value-type="string" calcext:value-type="string">
            <text:p>59m</text:p>
          </table:table-cell>
          <table:table-cell office:value-type="float" office:value="17909.3" calcext:value-type="float">
            <text:p>17909.3</text:p>
          </table:table-cell>
          <table:table-cell office:value-type="float" office:value="17905.4" calcext:value-type="float">
            <text:p>17905.4</text:p>
          </table:table-cell>
          <table:table-cell office:value-type="float" office:value="374.6" calcext:value-type="float">
            <text:p>374.6</text:p>
          </table:table-cell>
          <table:table-cell office:value-type="float" office:value="30992.7" calcext:value-type="float">
            <text:p>30992.7</text:p>
          </table:table-cell>
          <table:table-cell office:value-type="float" office:value="35795.2" calcext:value-type="float">
            <text:p>35795.2</text:p>
          </table:table-cell>
          <table:table-cell office:value-type="float" office:value="7.5" calcext:value-type="float">
            <text:p>7.5</text:p>
          </table:table-cell>
          <table:table-cell office:value-type="float" office:value="-0.3" calcext:value-type="float">
            <text:p>-0.3</text:p>
          </table:table-cell>
          <table:table-cell office:value-type="float" office:value="11.1" calcext:value-type="float">
            <text:p>11.1</text:p>
          </table:table-cell>
          <table:table-cell office:value-type="float" office:value="10.2" calcext:value-type="float">
            <text:p>10.2</text:p>
          </table:table-cell>
          <table:table-cell office:value-type="float" office:value="39.4" calcext:value-type="float">
            <text:p>39.4</text:p>
          </table:table-cell>
          <table:table-cell office:value-type="float" office:value="13" calcext:value-type="float">
            <text:p>13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48.3156922517507" calcext:value-type="float">
            <text:p>48.3156922517507</text:p>
          </table:table-cell>
          <table:table-cell office:value-type="float" office:value="7.7371213107507" calcext:value-type="float">
            <text:p>7.737121310750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52m</text:p>
          </table:table-cell>
          <table:table-cell office:value-type="string" calcext:value-type="string">
            <text:p>63d</text:p>
          </table:table-cell>
          <table:table-cell office:value-type="string" calcext:value-type="string">
            <text:p>23m</text:p>
          </table:table-cell>
          <table:table-cell office:value-type="float" office:value="16492.7" calcext:value-type="float">
            <text:p>16492.7</text:p>
          </table:table-cell>
          <table:table-cell office:value-type="float" office:value="16490.7" calcext:value-type="float">
            <text:p>16490.7</text:p>
          </table:table-cell>
          <table:table-cell office:value-type="float" office:value="251.4" calcext:value-type="float">
            <text:p>251.4</text:p>
          </table:table-cell>
          <table:table-cell office:value-type="float" office:value="32905.8" calcext:value-type="float">
            <text:p>32905.8</text:p>
          </table:table-cell>
          <table:table-cell office:value-type="float" office:value="36807.6" calcext:value-type="float">
            <text:p>36807.6</text:p>
          </table:table-cell>
          <table:table-cell office:value-type="float" office:value="8.2" calcext:value-type="float">
            <text:p>8.2</text:p>
          </table:table-cell>
          <table:table-cell office:value-type="float" office:value="-0.2" calcext:value-type="float">
            <text:p>-0.2</text:p>
          </table:table-cell>
          <table:table-cell office:value-type="float" office:value="9.7" calcext:value-type="float">
            <text:p>9.7</text:p>
          </table:table-cell>
          <table:table-cell office:value-type="float" office:value="9.1" calcext:value-type="float">
            <text:p>9.1</text:p>
          </table:table-cell>
          <table:table-cell office:value-type="float" office:value="39.7" calcext:value-type="float">
            <text:p>39.7</text:p>
          </table:table-cell>
          <table:table-cell office:value-type="float" office:value="13.7" calcext:value-type="float">
            <text:p>13.7</text:p>
          </table:table-cell>
          <table:table-cell office:value-type="float" office:value="16.6" calcext:value-type="float">
            <text:p>16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51.9517606360778" calcext:value-type="float">
            <text:p>51.9517606360778</text:p>
          </table:table-cell>
          <table:table-cell office:value-type="float" office:value="6.22308364438568" calcext:value-type="float">
            <text:p>6.22308364438568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23m</text:p>
          </table:table-cell>
          <table:table-cell office:value-type="string" calcext:value-type="string">
            <text:p>66d</text:p>
          </table:table-cell>
          <table:table-cell office:value-type="string" calcext:value-type="string">
            <text:p>25m</text:p>
          </table:table-cell>
          <table:table-cell office:value-type="float" office:value="15101" calcext:value-type="float">
            <text:p>15101</text:p>
          </table:table-cell>
          <table:table-cell office:value-type="float" office:value="15100.7" calcext:value-type="float">
            <text:p>15100.7</text:p>
          </table:table-cell>
          <table:table-cell office:value-type="float" office:value="100.1" calcext:value-type="float">
            <text:p>100.1</text:p>
          </table:table-cell>
          <table:table-cell office:value-type="float" office:value="34587.1" calcext:value-type="float">
            <text:p>34587.1</text:p>
          </table:table-cell>
          <table:table-cell office:value-type="float" office:value="37740" calcext:value-type="float">
            <text:p>37740</text:p>
          </table:table-cell>
          <table:table-cell office:value-type="float" office:value="9.1" calcext:value-type="float">
            <text:p>9.1</text:p>
          </table:table-cell>
          <table:table-cell office:value-type="float" office:value="-0.2" calcext:value-type="float">
            <text:p>-0.2</text:p>
          </table:table-cell>
          <table:table-cell office:value-type="float" office:value="8.2" calcext:value-type="float">
            <text:p>8.2</text:p>
          </table:table-cell>
          <table:table-cell office:value-type="float" office:value="7.9" calcext:value-type="float">
            <text:p>7.9</text:p>
          </table:table-cell>
          <table:table-cell office:value-type="float" office:value="40" calcext:value-type="float">
            <text:p>40</text:p>
          </table:table-cell>
          <table:table-cell office:value-type="float" office:value="14.1" calcext:value-type="float">
            <text:p>14.1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55.5689098392284" calcext:value-type="float">
            <text:p>55.5689098392284</text:p>
          </table:table-cell>
          <table:table-cell office:value-type="float" office:value="4.48753216394207" calcext:value-type="float">
            <text:p>4.4875321639420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-20m</text:p>
          </table:table-cell>
          <table:table-cell office:value-type="string" calcext:value-type="string">
            <text:p>69d</text:p>
          </table:table-cell>
          <table:table-cell office:value-type="string" calcext:value-type="string">
            <text:p>8m</text:p>
          </table:table-cell>
          <table:table-cell office:value-type="float" office:value="13744.5" calcext:value-type="float">
            <text:p>13744.5</text:p>
          </table:table-cell>
          <table:table-cell office:value-type="float" office:value="13744.3" calcext:value-type="float">
            <text:p>13744.3</text:p>
          </table:table-cell>
          <table:table-cell office:value-type="float" office:value="-79.6" calcext:value-type="float">
            <text:p>-79.6</text:p>
          </table:table-cell>
          <table:table-cell office:value-type="float" office:value="36069.3" calcext:value-type="float">
            <text:p>36069.3</text:p>
          </table:table-cell>
          <table:table-cell office:value-type="float" office:value="38599.3" calcext:value-type="float">
            <text:p>38599.3</text:p>
          </table:table-cell>
          <table:table-cell office:value-type="float" office:value="10.1" calcext:value-type="float">
            <text:p>10.1</text:p>
          </table:table-cell>
          <table:table-cell office:value-type="float" office:value="-0.1" calcext:value-type="float">
            <text:p>-0.1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40.3" calcext:value-type="float">
            <text:p>40.3</text:p>
          </table:table-cell>
          <table:table-cell office:value-type="float" office:value="14.1" calcext:value-type="float">
            <text:p>14.1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59.1615769807154" calcext:value-type="float">
            <text:p>59.1615769807154</text:p>
          </table:table-cell>
          <table:table-cell office:value-type="float" office:value="2.45277749020357" calcext:value-type="float">
            <text:p>2.45277749020357</text:p>
          </table:table-cell>
          <table:table-cell office:value-type="string" calcext:value-type="string">
            <text:p>-1d</text:p>
          </table:table-cell>
          <table:table-cell office:value-type="string" calcext:value-type="string">
            <text:p>20m</text:p>
          </table:table-cell>
          <table:table-cell office:value-type="string" calcext:value-type="string">
            <text:p>71d</text:p>
          </table:table-cell>
          <table:table-cell office:value-type="string" calcext:value-type="string">
            <text:p>37m</text:p>
          </table:table-cell>
          <table:table-cell office:value-type="float" office:value="12425.6" calcext:value-type="float">
            <text:p>12425.6</text:p>
          </table:table-cell>
          <table:table-cell office:value-type="float" office:value="12422.3" calcext:value-type="float">
            <text:p>12422.3</text:p>
          </table:table-cell>
          <table:table-cell office:value-type="float" office:value="-287.9" calcext:value-type="float">
            <text:p>-287.9</text:p>
          </table:table-cell>
          <table:table-cell office:value-type="float" office:value="37383.7" calcext:value-type="float">
            <text:p>37383.7</text:p>
          </table:table-cell>
          <table:table-cell office:value-type="float" office:value="39394.6" calcext:value-type="float">
            <text:p>39394.6</text:p>
          </table:table-cell>
          <table:table-cell office:value-type="float" office:value="11.3" calcext:value-type="float">
            <text:p>11.3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5.4" calcext:value-type="float">
            <text:p>5.4</text:p>
          </table:table-cell>
          <table:table-cell office:value-type="float" office:value="40.6" calcext:value-type="float">
            <text:p>40.6</text:p>
          </table:table-cell>
          <table:table-cell office:value-type="float" office:value="13.7" calcext:value-type="float">
            <text:p>13.7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62.7213327537138" calcext:value-type="float">
            <text:p>62.7213327537138</text:p>
          </table:table-cell>
          <table:table-cell office:value-type="float" office:value="0.002459036040278" calcext:value-type="float">
            <text:p>0.002459036040278</text:p>
          </table:table-cell>
          <table:table-cell office:value-type="string" calcext:value-type="string">
            <text:p>-2d</text:p>
          </table:table-cell>
          <table:table-cell office:value-type="string" calcext:value-type="string">
            <text:p>42m</text:p>
          </table:table-cell>
          <table:table-cell office:value-type="string" calcext:value-type="string">
            <text:p>73d</text:p>
          </table:table-cell>
          <table:table-cell office:value-type="string" calcext:value-type="string">
            <text:p>53m</text:p>
          </table:table-cell>
          <table:table-cell office:value-type="float" office:value="11139.9" calcext:value-type="float">
            <text:p>11139.9</text:p>
          </table:table-cell>
          <table:table-cell office:value-type="float" office:value="11127.5" calcext:value-type="float">
            <text:p>11127.5</text:p>
          </table:table-cell>
          <table:table-cell office:value-type="float" office:value="-524.7" calcext:value-type="float">
            <text:p>-524.7</text:p>
          </table:table-cell>
          <table:table-cell office:value-type="float" office:value="38558.9" calcext:value-type="float">
            <text:p>38558.9</text:p>
          </table:table-cell>
          <table:table-cell office:value-type="float" office:value="40135.8" calcext:value-type="float">
            <text:p>40135.8</text:p>
          </table:table-cell>
          <table:table-cell office:value-type="float" office:value="12.7" calcext:value-type="float">
            <text:p>12.7</text:p>
          </table:table-cell>
          <table:table-cell office:value-type="float" office:value="0.1" calcext:value-type="float">
            <text:p>0.1</text:p>
          </table:table-cell>
          <table:table-cell office:value-type="float" office:value="2.3" calcext:value-type="float">
            <text:p>2.3</text:p>
          </table:table-cell>
          <table:table-cell office:value-type="float" office:value="4.2" calcext:value-type="float">
            <text:p>4.2</text:p>
          </table:table-cell>
          <table:table-cell office:value-type="float" office:value="41.1" calcext:value-type="float">
            <text:p>41.1</text:p>
          </table:table-cell>
          <table:table-cell office:value-type="float" office:value="12.5" calcext:value-type="float">
            <text:p>12.5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66.2347801986908" calcext:value-type="float">
            <text:p>66.2347801986908</text:p>
          </table:table-cell>
          <table:table-cell office:value-type="float" office:value="-3.04487701816989" calcext:value-type="float">
            <text:p>-3.04487701816989</text:p>
          </table:table-cell>
          <table:table-cell office:value-type="string" calcext:value-type="string">
            <text:p>-4d</text:p>
          </table:table-cell>
          <table:table-cell office:value-type="string" calcext:value-type="string">
            <text:p>35m</text:p>
          </table:table-cell>
          <table:table-cell office:value-type="string" calcext:value-type="string">
            <text:p>76d</text:p>
          </table:table-cell>
          <table:table-cell office:value-type="string" calcext:value-type="string">
            <text:p>0m</text:p>
          </table:table-cell>
          <table:table-cell office:value-type="float" office:value="9877" calcext:value-type="float">
            <text:p>9877</text:p>
          </table:table-cell>
          <table:table-cell office:value-type="float" office:value="9845.4" calcext:value-type="float">
            <text:p>9845.4</text:p>
          </table:table-cell>
          <table:table-cell office:value-type="float" office:value="-789" calcext:value-type="float">
            <text:p>-789</text:p>
          </table:table-cell>
          <table:table-cell office:value-type="float" office:value="39618.3" calcext:value-type="float">
            <text:p>39618.3</text:p>
          </table:table-cell>
          <table:table-cell office:value-type="float" office:value="40830.9" calcext:value-type="float">
            <text:p>40830.9</text:p>
          </table:table-cell>
          <table:table-cell office:value-type="float" office:value="14.5" calcext:value-type="float">
            <text:p>14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.5" calcext:value-type="float">
            <text:p>3.5</text:p>
          </table:table-cell>
          <table:table-cell office:value-type="float" office:value="41.6" calcext:value-type="float">
            <text:p>41.6</text:p>
          </table:table-cell>
          <table:table-cell office:value-type="float" office:value="10.5" calcext:value-type="float">
            <text:p>10.5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69.6794356662499" calcext:value-type="float">
            <text:p>69.6794356662499</text:p>
          </table:table-cell>
          <table:table-cell office:value-type="float" office:value="-6.98541174328781" calcext:value-type="float">
            <text:p>-6.98541174328781</text:p>
          </table:table-cell>
          <table:table-cell office:value-type="string" calcext:value-type="string">
            <text:p>-7d</text:p>
          </table:table-cell>
          <table:table-cell office:value-type="string" calcext:value-type="string">
            <text:p>11m</text:p>
          </table:table-cell>
          <table:table-cell office:value-type="string" calcext:value-type="string">
            <text:p>78d</text:p>
          </table:table-cell>
          <table:table-cell office:value-type="string" calcext:value-type="string">
            <text:p>0m</text:p>
          </table:table-cell>
          <table:table-cell office:value-type="float" office:value="8623" calcext:value-type="float">
            <text:p>8623</text:p>
          </table:table-cell>
          <table:table-cell office:value-type="float" office:value="8555.3" calcext:value-type="float">
            <text:p>8555.3</text:p>
          </table:table-cell>
          <table:table-cell office:value-type="float" office:value="-1078.8" calcext:value-type="float">
            <text:p>-1078.8</text:p>
          </table:table-cell>
          <table:table-cell office:value-type="float" office:value="40578.3" calcext:value-type="float">
            <text:p>40578.3</text:p>
          </table:table-cell>
          <table:table-cell office:value-type="float" office:value="41484.4" calcext:value-type="float">
            <text:p>41484.4</text:p>
          </table:table-cell>
          <table:table-cell office:value-type="float" office:value="16.9" calcext:value-type="float">
            <text:p>16.9</text:p>
          </table:table-cell>
          <table:table-cell office:value-type="float" office:value="0.2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office:value-type="float" office:value="3.7" calcext:value-type="float">
            <text:p>3.7</text:p>
          </table:table-cell>
          <table:table-cell office:value-type="float" office:value="42.4" calcext:value-type="float">
            <text:p>42.4</text:p>
          </table:table-cell>
          <table:table-cell office:value-type="float" office:value="7.4" calcext:value-type="float">
            <text:p>7.4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73.0151015660636" calcext:value-type="float">
            <text:p>73.0151015660636</text:p>
          </table:table-cell>
          <table:table-cell office:value-type="float" office:value="-12.3268920796683" calcext:value-type="float">
            <text:p>-12.3268920796683</text:p>
          </table:table-cell>
          <table:table-cell office:value-type="string" calcext:value-type="string">
            <text:p>-10d</text:p>
          </table:table-cell>
          <table:table-cell office:value-type="string" calcext:value-type="string">
            <text:p>52m</text:p>
          </table:table-cell>
          <table:table-cell office:value-type="string" calcext:value-type="string">
            <text:p>79d</text:p>
          </table:table-cell>
          <table:table-cell office:value-type="string" calcext:value-type="string">
            <text:p>56m</text:p>
          </table:table-cell>
          <table:table-cell office:value-type="float" office:value="7363.2" calcext:value-type="float">
            <text:p>7363.2</text:p>
          </table:table-cell>
          <table:table-cell office:value-type="float" office:value="7230.9" calcext:value-type="float">
            <text:p>7230.9</text:p>
          </table:table-cell>
          <table:table-cell office:value-type="float" office:value="-1389.2" calcext:value-type="float">
            <text:p>-1389.2</text:p>
          </table:table-cell>
          <table:table-cell office:value-type="float" office:value="41447.7" calcext:value-type="float">
            <text:p>41447.7</text:p>
          </table:table-cell>
          <table:table-cell office:value-type="float" office:value="42096.6" calcext:value-type="float">
            <text:p>42096.6</text:p>
          </table:table-cell>
          <table:table-cell office:value-type="float" office:value="20.3" calcext:value-type="float">
            <text:p>20.3</text:p>
          </table:table-cell>
          <table:table-cell office:value-type="float" office:value="0.2" calcext:value-type="float">
            <text:p>0.2</text:p>
          </table:table-cell>
          <table:table-cell office:value-type="float" office:value="-2.4" calcext:value-type="float">
            <text:p>-2.4</text:p>
          </table:table-cell>
          <table:table-cell office:value-type="float" office:value="5.7" calcext:value-type="float">
            <text:p>5.7</text:p>
          </table:table-cell>
          <table:table-cell office:value-type="float" office:value="43.1" calcext:value-type="float">
            <text:p>43.1</text:p>
          </table:table-cell>
          <table:table-cell office:value-type="float" office:value="3.3" calcext:value-type="float">
            <text:p>3.3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76.1645886523859" calcext:value-type="float">
            <text:p>76.1645886523859</text:p>
          </table:table-cell>
          <table:table-cell office:value-type="float" office:value="-19.9779642331633" calcext:value-type="float">
            <text:p>-19.9779642331633</text:p>
          </table:table-cell>
          <table:table-cell office:value-type="string" calcext:value-type="string">
            <text:p>-16d</text:p>
          </table:table-cell>
          <table:table-cell office:value-type="string" calcext:value-type="string">
            <text:p>17m</text:p>
          </table:table-cell>
          <table:table-cell office:value-type="string" calcext:value-type="string">
            <text:p>81d</text:p>
          </table:table-cell>
          <table:table-cell office:value-type="string" calcext:value-type="string">
            <text:p>48m</text:p>
          </table:table-cell>
          <table:table-cell office:value-type="float" office:value="6084.6" calcext:value-type="float">
            <text:p>6084.6</text:p>
          </table:table-cell>
          <table:table-cell office:value-type="float" office:value="5840.7" calcext:value-type="float">
            <text:p>5840.7</text:p>
          </table:table-cell>
          <table:table-cell office:value-type="float" office:value="-1705.5" calcext:value-type="float">
            <text:p>-1705.5</text:p>
          </table:table-cell>
          <table:table-cell office:value-type="float" office:value="42228.3" calcext:value-type="float">
            <text:p>42228.3</text:p>
          </table:table-cell>
          <table:table-cell office:value-type="float" office:value="42664.4" calcext:value-type="float">
            <text:p>42664.4</text:p>
          </table:table-cell>
          <table:table-cell office:value-type="float" office:value="25.1" calcext:value-type="float">
            <text:p>25.1</text:p>
          </table:table-cell>
          <table:table-cell office:value-type="float" office:value="0.1" calcext:value-type="float">
            <text:p>0.1</text:p>
          </table:table-cell>
          <table:table-cell office:value-type="float" office:value="-1.8" calcext:value-type="float">
            <text:p>-1.8</text:p>
          </table:table-cell>
          <table:table-cell office:value-type="float" office:value="10.6" calcext:value-type="float">
            <text:p>10.6</text:p>
          </table:table-cell>
          <table:table-cell office:value-type="float" office:value="43.2" calcext:value-type="float">
            <text:p>43.2</text:p>
          </table:table-cell>
          <table:table-cell office:value-type="float" office:value="-1.6" calcext:value-type="float">
            <text:p>-1.6</text:p>
          </table:table-cell>
          <table:table-cell office:value-type="float" office:value="-1.9" calcext:value-type="float">
            <text:p>-1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78.969261066012" calcext:value-type="float">
            <text:p>78.969261066012</text:p>
          </table:table-cell>
          <table:table-cell office:value-type="float" office:value="-31.5652944069901" calcext:value-type="float">
            <text:p>-31.5652944069901</text:p>
          </table:table-cell>
          <table:table-cell office:value-type="string" calcext:value-type="string">
            <text:p>-24d</text:p>
          </table:table-cell>
          <table:table-cell office:value-type="string" calcext:value-type="string">
            <text:p>26m</text:p>
          </table:table-cell>
          <table:table-cell office:value-type="string" calcext:value-type="string">
            <text:p>83d</text:p>
          </table:table-cell>
          <table:table-cell office:value-type="string" calcext:value-type="string">
            <text:p>39m</text:p>
          </table:table-cell>
          <table:table-cell office:value-type="float" office:value="4779.8" calcext:value-type="float">
            <text:p>4779.8</text:p>
          </table:table-cell>
          <table:table-cell office:value-type="float" office:value="4351.5" calcext:value-type="float">
            <text:p>4351.5</text:p>
          </table:table-cell>
          <table:table-cell office:value-type="float" office:value="-1977.4" calcext:value-type="float">
            <text:p>-1977.4</text:p>
          </table:table-cell>
          <table:table-cell office:value-type="float" office:value="42916.6" calcext:value-type="float">
            <text:p>42916.6</text:p>
          </table:table-cell>
          <table:table-cell office:value-type="float" office:value="43182" calcext:value-type="float">
            <text:p>43182</text:p>
          </table:table-cell>
          <table:table-cell office:value-type="float" office:value="32.7" calcext:value-type="float">
            <text:p>32.7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float" office:value="41.1" calcext:value-type="float">
            <text:p>41.1</text:p>
          </table:table-cell>
          <table:table-cell office:value-type="float" office:value="-7.1" calcext:value-type="float">
            <text:p>-7.1</text:p>
          </table:table-cell>
          <table:table-cell office:value-type="float" office:value="-6.9" calcext:value-type="float">
            <text:p>-6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81.0990065065114" calcext:value-type="float">
            <text:p>81.0990065065114</text:p>
          </table:table-cell>
          <table:table-cell office:value-type="float" office:value="-49.4969645660999" calcext:value-type="float">
            <text:p>-49.4969645660999</text:p>
          </table:table-cell>
          <table:table-cell office:value-type="string" calcext:value-type="string">
            <text:p>-36d</text:p>
          </table:table-cell>
          <table:table-cell office:value-type="string" calcext:value-type="string">
            <text:p>14m</text:p>
          </table:table-cell>
          <table:table-cell office:value-type="string" calcext:value-type="string">
            <text:p>85d</text:p>
          </table:table-cell>
          <table:table-cell office:value-type="string" calcext:value-type="string">
            <text:p>28m</text:p>
          </table:table-cell>
          <table:table-cell office:value-type="float" office:value="3452.9" calcext:value-type="float">
            <text:p>3452.9</text:p>
          </table:table-cell>
          <table:table-cell office:value-type="float" office:value="2785" calcext:value-type="float">
            <text:p>2785</text:p>
          </table:table-cell>
          <table:table-cell office:value-type="float" office:value="-2041.1" calcext:value-type="float">
            <text:p>-2041.1</text:p>
          </table:table-cell>
          <table:table-cell office:value-type="float" office:value="43505.5" calcext:value-type="float">
            <text:p>43505.5</text:p>
          </table:table-cell>
          <table:table-cell office:value-type="float" office:value="43642.3" calcext:value-type="float">
            <text:p>43642.3</text:p>
          </table:table-cell>
          <table:table-cell office:value-type="float" office:value="45.6" calcext:value-type="float">
            <text:p>45.6</text:p>
          </table:table-cell>
          <table:table-cell office:value-type="float" office:value="-0.7" calcext:value-type="float">
            <text:p>-0.7</text:p>
          </table:table-cell>
          <table:table-cell office:value-type="float" office:value="7.3" calcext:value-type="float">
            <text:p>7.3</text:p>
          </table:table-cell>
          <table:table-cell table:number-columns-repeated="2" office:value-type="float" office:value="32.8" calcext:value-type="float">
            <text:p>32.8</text:p>
          </table:table-cell>
          <table:table-cell office:value-type="float" office:value="-12.5" calcext:value-type="float">
            <text:p>-12.5</text:p>
          </table:table-cell>
          <table:table-cell office:value-type="float" office:value="-11.9" calcext:value-type="float">
            <text:p>-11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81.9972068327875" calcext:value-type="float">
            <text:p>81.9972068327875</text:p>
          </table:table-cell>
          <table:table-cell office:value-type="float" office:value="-74.4130352525894" calcext:value-type="float">
            <text:p>-74.4130352525894</text:p>
          </table:table-cell>
          <table:table-cell office:value-type="string" calcext:value-type="string">
            <text:p>-46d</text:p>
          </table:table-cell>
          <table:table-cell office:value-type="string" calcext:value-type="string">
            <text:p>59m</text:p>
          </table:table-cell>
          <table:table-cell office:value-type="string" calcext:value-type="string">
            <text:p>87d</text:p>
          </table:table-cell>
          <table:table-cell office:value-type="string" calcext:value-type="string">
            <text:p>12m</text:p>
          </table:table-cell>
          <table:table-cell office:value-type="float" office:value="2155" calcext:value-type="float">
            <text:p>2155</text:p>
          </table:table-cell>
          <table:table-cell office:value-type="float" office:value="1470.2" calcext:value-type="float">
            <text:p>1470.2</text:p>
          </table:table-cell>
          <table:table-cell office:value-type="float" office:value="-1575.6" calcext:value-type="float">
            <text:p>-1575.6</text:p>
          </table:table-cell>
          <table:table-cell office:value-type="float" office:value="43982.8" calcext:value-type="float">
            <text:p>43982.8</text:p>
          </table:table-cell>
          <table:table-cell office:value-type="float" office:value="44035.5" calcext:value-type="float">
            <text:p>44035.5</text:p>
          </table:table-cell>
          <table:table-cell office:value-type="float" office:value="67.4" calcext:value-type="float">
            <text:p>67.4</text:p>
          </table:table-cell>
          <table:table-cell office:value-type="float" office:value="-1.7" calcext:value-type="float">
            <text:p>-1.7</text:p>
          </table:table-cell>
          <table:table-cell office:value-type="float" office:value="21.2" calcext:value-type="float">
            <text:p>21.2</text:p>
          </table:table-cell>
          <table:table-cell office:value-type="float" office:value="45.3" calcext:value-type="float">
            <text:p>45.3</text:p>
          </table:table-cell>
          <table:table-cell office:value-type="float" office:value="13.9" calcext:value-type="float">
            <text:p>13.9</text:p>
          </table:table-cell>
          <table:table-cell office:value-type="float" office:value="-17.5" calcext:value-type="float">
            <text:p>-17.5</text:p>
          </table:table-cell>
          <table:table-cell office:value-type="float" office:value="-16.4" calcext:value-type="float">
            <text:p>-16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81.2757299972474" calcext:value-type="float">
            <text:p>81.2757299972474</text:p>
          </table:table-cell>
          <table:table-cell office:value-type="float" office:value="-99.8556433048131" calcext:value-type="float">
            <text:p>-99.8556433048131</text:p>
          </table:table-cell>
          <table:table-cell office:value-type="string" calcext:value-type="string">
            <text:p>-27d</text:p>
          </table:table-cell>
          <table:table-cell office:value-type="string" calcext:value-type="string">
            <text:p>38m</text:p>
          </table:table-cell>
          <table:table-cell office:value-type="string" calcext:value-type="string">
            <text:p>88d</text:p>
          </table:table-cell>
          <table:table-cell office:value-type="string" calcext:value-type="string">
            <text:p>22m</text:p>
          </table:table-cell>
          <table:table-cell office:value-type="float" office:value="1258.8" calcext:value-type="float">
            <text:p>1258.8</text:p>
          </table:table-cell>
          <table:table-cell office:value-type="float" office:value="1115.2" calcext:value-type="float">
            <text:p>1115.2</text:p>
          </table:table-cell>
          <table:table-cell office:value-type="float" office:value="-583.8" calcext:value-type="float">
            <text:p>-583.8</text:p>
          </table:table-cell>
          <table:table-cell office:value-type="float" office:value="44328.9" calcext:value-type="float">
            <text:p>44328.9</text:p>
          </table:table-cell>
          <table:table-cell office:value-type="float" office:value="44346.8" calcext:value-type="float">
            <text:p>44346.8</text:p>
          </table:table-cell>
          <table:table-cell office:value-type="float" office:value="33.4" calcext:value-type="float">
            <text:p>33.4</text:p>
          </table:table-cell>
          <table:table-cell office:value-type="float" office:value="-3.7" calcext:value-type="float">
            <text:p>-3.7</text:p>
          </table:table-cell>
          <table:table-cell office:value-type="float" office:value="47.1" calcext:value-type="float">
            <text:p>47.1</text:p>
          </table:table-cell>
          <table:table-cell office:value-type="float" office:value="47.6" calcext:value-type="float">
            <text:p>47.6</text:p>
          </table:table-cell>
          <table:table-cell office:value-type="float" office:value="-10.6" calcext:value-type="float">
            <text:p>-10.6</text:p>
          </table:table-cell>
          <table:table-cell office:value-type="float" office:value="-21.6" calcext:value-type="float">
            <text:p>-21.6</text:p>
          </table:table-cell>
          <table:table-cell office:value-type="float" office:value="-20.2" calcext:value-type="float">
            <text:p>-20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79.2562984171201" calcext:value-type="float">
            <text:p>79.2562984171201</text:p>
          </table:table-cell>
          <table:table-cell office:value-type="float" office:value="-118.641041500664" calcext:value-type="float">
            <text:p>-118.641041500664</text:p>
          </table:table-cell>
          <table:table-cell office:value-type="string" calcext:value-type="string">
            <text:p>12d</text:p>
          </table:table-cell>
          <table:table-cell office:value-type="string" calcext:value-type="string">
            <text:p>34m</text:p>
          </table:table-cell>
          <table:table-cell office:value-type="string" calcext:value-type="string">
            <text:p>87d</text:p>
          </table:table-cell>
          <table:table-cell office:value-type="string" calcext:value-type="string">
            <text:p>35m</text:p>
          </table:table-cell>
          <table:table-cell office:value-type="float" office:value="1876.9" calcext:value-type="float">
            <text:p>1876.9</text:p>
          </table:table-cell>
          <table:table-cell office:value-type="float" office:value="1831.9" calcext:value-type="float">
            <text:p>1831.9</text:p>
          </table:table-cell>
          <table:table-cell office:value-type="float" office:value="408.6" calcext:value-type="float">
            <text:p>408.6</text:p>
          </table:table-cell>
          <table:table-cell office:value-type="float" office:value="44513.8" calcext:value-type="float">
            <text:p>44513.8</text:p>
          </table:table-cell>
          <table:table-cell office:value-type="float" office:value="44553.3" calcext:value-type="float">
            <text:p>44553.3</text:p>
          </table:table-cell>
          <table:table-cell office:value-type="float" office:value="-67.9" calcext:value-type="float">
            <text:p>-67.9</text:p>
          </table:table-cell>
          <table:table-cell office:value-type="float" office:value="-2.7" calcext:value-type="float">
            <text:p>-2.7</text:p>
          </table:table-cell>
          <table:table-cell office:value-type="float" office:value="33.7" calcext:value-type="float">
            <text:p>33.7</text:p>
          </table:table-cell>
          <table:table-cell office:value-type="float" office:value="40.8" calcext:value-type="float">
            <text:p>40.8</text:p>
          </table:table-cell>
          <table:table-cell office:value-type="float" office:value="-29.6" calcext:value-type="float">
            <text:p>-29.6</text:p>
          </table:table-cell>
          <table:table-cell office:value-type="float" office:value="-24.3" calcext:value-type="float">
            <text:p>-24.3</text:p>
          </table:table-cell>
          <table:table-cell office:value-type="float" office:value="-22.9" calcext:value-type="float">
            <text:p>-22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76.5095422482876" calcext:value-type="float">
            <text:p>76.5095422482876</text:p>
          </table:table-cell>
          <table:table-cell office:value-type="float" office:value="-130.820417331884" calcext:value-type="float">
            <text:p>-130.820417331884</text:p>
          </table:table-cell>
          <table:table-cell office:value-type="string" calcext:value-type="string">
            <text:p>20d</text:p>
          </table:table-cell>
          <table:table-cell office:value-type="string" calcext:value-type="string">
            <text:p>16m</text:p>
          </table:table-cell>
          <table:table-cell office:value-type="string" calcext:value-type="string">
            <text:p>85d</text:p>
          </table:table-cell>
          <table:table-cell office:value-type="string" calcext:value-type="string">
            <text:p>40m</text:p>
          </table:table-cell>
          <table:table-cell office:value-type="float" office:value="3376.5" calcext:value-type="float">
            <text:p>3376.5</text:p>
          </table:table-cell>
          <table:table-cell office:value-type="float" office:value="3167.5" calcext:value-type="float">
            <text:p>3167.5</text:p>
          </table:table-cell>
          <table:table-cell office:value-type="float" office:value="1169.7" calcext:value-type="float">
            <text:p>1169.7</text:p>
          </table:table-cell>
          <table:table-cell office:value-type="float" office:value="44495.2" calcext:value-type="float">
            <text:p>44495.2</text:p>
          </table:table-cell>
          <table:table-cell office:value-type="float" office:value="44623.2" calcext:value-type="float">
            <text:p>44623.2</text:p>
          </table:table-cell>
          <table:table-cell office:value-type="float" office:value="-50.7" calcext:value-type="float">
            <text:p>-50.7</text:p>
          </table:table-cell>
          <table:table-cell office:value-type="float" office:value="-1.4" calcext:value-type="float">
            <text:p>-1.4</text:p>
          </table:table-cell>
          <table:table-cell office:value-type="float" office:value="15.7" calcext:value-type="float">
            <text:p>15.7</text:p>
          </table:table-cell>
          <table:table-cell office:value-type="float" office:value="31.7" calcext:value-type="float">
            <text:p>31.7</text:p>
          </table:table-cell>
          <table:table-cell office:value-type="float" office:value="-41.6" calcext:value-type="float">
            <text:p>-41.6</text:p>
          </table:table-cell>
          <table:table-cell office:value-type="float" office:value="-25.7" calcext:value-type="float">
            <text:p>-25.7</text:p>
          </table:table-cell>
          <table:table-cell office:value-type="float" office:value="-24.4" calcext:value-type="float">
            <text:p>-24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73.3920579649388" calcext:value-type="float">
            <text:p>73.3920579649388</text:p>
          </table:table-cell>
          <table:table-cell office:value-type="float" office:value="-138.819722165592" calcext:value-type="float">
            <text:p>-138.819722165592</text:p>
          </table:table-cell>
          <table:table-cell office:value-type="string" calcext:value-type="string">
            <text:p>19d</text:p>
          </table:table-cell>
          <table:table-cell office:value-type="string" calcext:value-type="string">
            <text:p>54m</text:p>
          </table:table-cell>
          <table:table-cell office:value-type="string" calcext:value-type="string">
            <text:p>83d</text:p>
          </table:table-cell>
          <table:table-cell office:value-type="string" calcext:value-type="string">
            <text:p>24m</text:p>
          </table:table-cell>
          <table:table-cell office:value-type="float" office:value="5113.8" calcext:value-type="float">
            <text:p>5113.8</text:p>
          </table:table-cell>
          <table:table-cell office:value-type="float" office:value="4808.6" calcext:value-type="float">
            <text:p>4808.6</text:p>
          </table:table-cell>
          <table:table-cell office:value-type="float" office:value="1740.1" calcext:value-type="float">
            <text:p>1740.1</text:p>
          </table:table-cell>
          <table:table-cell office:value-type="float" office:value="44223.3" calcext:value-type="float">
            <text:p>44223.3</text:p>
          </table:table-cell>
          <table:table-cell office:value-type="float" office:value="44517.9" calcext:value-type="float">
            <text:p>44517.9</text:p>
          </table:table-cell>
          <table:table-cell office:value-type="float" office:value="-36.4" calcext:value-type="float">
            <text:p>-36.4</text:p>
          </table:table-cell>
          <table:table-cell office:value-type="float" office:value="-0.6" calcext:value-type="float">
            <text:p>-0.6</text:p>
          </table:table-cell>
          <table:table-cell office:value-type="float" office:value="5.4" calcext:value-type="float">
            <text:p>5.4</text:p>
          </table:table-cell>
          <table:table-cell office:value-type="float" office:value="23.3" calcext:value-type="float">
            <text:p>23.3</text:p>
          </table:table-cell>
          <table:table-cell office:value-type="float" office:value="-49.2" calcext:value-type="float">
            <text:p>-49.2</text:p>
          </table:table-cell>
          <table:table-cell office:value-type="float" office:value="-25.6" calcext:value-type="float">
            <text:p>-25.6</text:p>
          </table:table-cell>
          <table:table-cell office:value-type="float" office:value="-24.8" calcext:value-type="float">
            <text:p>-24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70.0765195396841" calcext:value-type="float">
            <text:p>70.0765195396841</text:p>
          </table:table-cell>
          <table:table-cell office:value-type="float" office:value="-144.367565853759" calcext:value-type="float">
            <text:p>-144.367565853759</text:p>
          </table:table-cell>
          <table:table-cell office:value-type="string" calcext:value-type="string">
            <text:p>18d</text:p>
          </table:table-cell>
          <table:table-cell office:value-type="string" calcext:value-type="string">
            <text:p>16m</text:p>
          </table:table-cell>
          <table:table-cell office:value-type="string" calcext:value-type="string">
            <text:p>80d</text:p>
          </table:table-cell>
          <table:table-cell office:value-type="string" calcext:value-type="string">
            <text:p>57m</text:p>
          </table:table-cell>
          <table:table-cell office:value-type="float" office:value="6954.9" calcext:value-type="float">
            <text:p>6954.9</text:p>
          </table:table-cell>
          <table:table-cell office:value-type="float" office:value="6604.5" calcext:value-type="float">
            <text:p>6604.5</text:p>
          </table:table-cell>
          <table:table-cell office:value-type="float" office:value="2179.7" calcext:value-type="float">
            <text:p>2179.7</text:p>
          </table:table-cell>
          <table:table-cell office:value-type="float" office:value="43648.1" calcext:value-type="float">
            <text:p>43648.1</text:p>
          </table:table-cell>
          <table:table-cell office:value-type="float" office:value="44198.7" calcext:value-type="float">
            <text:p>44198.7</text:p>
          </table:table-cell>
          <table:table-cell office:value-type="float" office:value="-27.8" calcext:value-type="float">
            <text:p>-27.8</text:p>
          </table:table-cell>
          <table:table-cell office:value-type="float" office:value="-0.2" calcext:value-type="float">
            <text:p>-0.2</text:p>
          </table:table-cell>
          <table:table-cell office:value-type="float" office:value="-1.4" calcext:value-type="float">
            <text:p>-1.4</text:p>
          </table:table-cell>
          <table:table-cell office:value-type="float" office:value="16.1" calcext:value-type="float">
            <text:p>16.1</text:p>
          </table:table-cell>
          <table:table-cell office:value-type="float" office:value="-53.9" calcext:value-type="float">
            <text:p>-53.9</text:p>
          </table:table-cell>
          <table:table-cell office:value-type="float" office:value="-24.3" calcext:value-type="float">
            <text:p>-24.3</text:p>
          </table:table-cell>
          <table:table-cell office:value-type="float" office:value="-24.2" calcext:value-type="float">
            <text:p>-24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66.6464376647624" calcext:value-type="float">
            <text:p>66.6464376647624</text:p>
          </table:table-cell>
          <table:table-cell office:value-type="float" office:value="-148.436201733943" calcext:value-type="float">
            <text:p>-148.436201733943</text:p>
          </table:table-cell>
          <table:table-cell office:value-type="string" calcext:value-type="string">
            <text:p>16d</text:p>
          </table:table-cell>
          <table:table-cell office:value-type="string" calcext:value-type="string">
            <text:p>36m</text:p>
          </table:table-cell>
          <table:table-cell office:value-type="string" calcext:value-type="string">
            <text:p>78d</text:p>
          </table:table-cell>
          <table:table-cell office:value-type="string" calcext:value-type="string">
            <text:p>20m</text:p>
          </table:table-cell>
          <table:table-cell office:value-type="float" office:value="8828.5" calcext:value-type="float">
            <text:p>8828.5</text:p>
          </table:table-cell>
          <table:table-cell office:value-type="float" office:value="8460.6" calcext:value-type="float">
            <text:p>8460.6</text:p>
          </table:table-cell>
          <table:table-cell office:value-type="float" office:value="2522" calcext:value-type="float">
            <text:p>2522</text:p>
          </table:table-cell>
          <table:table-cell office:value-type="float" office:value="42732.3" calcext:value-type="float">
            <text:p>42732.3</text:p>
          </table:table-cell>
          <table:table-cell office:value-type="float" office:value="43634.7" calcext:value-type="float">
            <text:p>43634.7</text:p>
          </table:table-cell>
          <table:table-cell office:value-type="float" office:value="-22.3" calcext:value-type="float">
            <text:p>-22.3</text:p>
          </table:table-cell>
          <table:table-cell office:value-type="float" office:value="0.1" calcext:value-type="float">
            <text:p>0.1</text:p>
          </table:table-cell>
          <table:table-cell office:value-type="float" office:value="-6.1" calcext:value-type="float">
            <text:p>-6.1</text:p>
          </table:table-cell>
          <table:table-cell office:value-type="float" office:value="10.3" calcext:value-type="float">
            <text:p>10.3</text:p>
          </table:table-cell>
          <table:table-cell office:value-type="float" office:value="-56.6" calcext:value-type="float">
            <text:p>-56.6</text:p>
          </table:table-cell>
          <table:table-cell office:value-type="float" office:value="-22.2" calcext:value-type="float">
            <text:p>-22.2</text:p>
          </table:table-cell>
          <table:table-cell office:value-type="float" office:value="-22.9" calcext:value-type="float">
            <text:p>-22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63.1449303210032" calcext:value-type="float">
            <text:p>63.1449303210032</text:p>
          </table:table-cell>
          <table:table-cell office:value-type="float" office:value="-151.567075409301" calcext:value-type="float">
            <text:p>-151.567075409301</text:p>
          </table:table-cell>
          <table:table-cell office:value-type="string" calcext:value-type="string">
            <text:p>15d</text:p>
          </table:table-cell>
          <table:table-cell office:value-type="string" calcext:value-type="string">
            <text:p>8m</text:p>
          </table:table-cell>
          <table:table-cell office:value-type="string" calcext:value-type="string">
            <text:p>75d</text:p>
          </table:table-cell>
          <table:table-cell office:value-type="string" calcext:value-type="string">
            <text:p>34m</text:p>
          </table:table-cell>
          <table:table-cell office:value-type="float" office:value="10665.9" calcext:value-type="float">
            <text:p>10665.9</text:p>
          </table:table-cell>
          <table:table-cell office:value-type="float" office:value="10296.1" calcext:value-type="float">
            <text:p>10296.1</text:p>
          </table:table-cell>
          <table:table-cell office:value-type="float" office:value="2783.9" calcext:value-type="float">
            <text:p>2783.9</text:p>
          </table:table-cell>
          <table:table-cell office:value-type="float" office:value="41461.4" calcext:value-type="float">
            <text:p>41461.4</text:p>
          </table:table-cell>
          <table:table-cell office:value-type="float" office:value="42811.3" calcext:value-type="float">
            <text:p>42811.3</text:p>
          </table:table-cell>
          <table:table-cell office:value-type="float" office:value="-18.4" calcext:value-type="float">
            <text:p>-18.4</text:p>
          </table:table-cell>
          <table:table-cell office:value-type="float" office:value="0.3" calcext:value-type="float">
            <text:p>0.3</text:p>
          </table:table-cell>
          <table:table-cell office:value-type="float" office:value="-9.4" calcext:value-type="float">
            <text:p>-9.4</text:p>
          </table:table-cell>
          <table:table-cell office:value-type="float" office:value="5.7" calcext:value-type="float">
            <text:p>5.7</text:p>
          </table:table-cell>
          <table:table-cell office:value-type="float" office:value="-57.7" calcext:value-type="float">
            <text:p>-57.7</text:p>
          </table:table-cell>
          <table:table-cell office:value-type="float" office:value="-19.5" calcext:value-type="float">
            <text:p>-19.5</text:p>
          </table:table-cell>
          <table:table-cell office:value-type="float" office:value="-21.2" calcext:value-type="float">
            <text:p>-21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59.5959171207184" calcext:value-type="float">
            <text:p>59.5959171207184</text:p>
          </table:table-cell>
          <table:table-cell office:value-type="float" office:value="-154.074289274242" calcext:value-type="float">
            <text:p>-154.074289274242</text:p>
          </table:table-cell>
          <table:table-cell office:value-type="string" calcext:value-type="string">
            <text:p>13d</text:p>
          </table:table-cell>
          <table:table-cell office:value-type="string" calcext:value-type="string">
            <text:p>53m</text:p>
          </table:table-cell>
          <table:table-cell office:value-type="string" calcext:value-type="string">
            <text:p>72d</text:p>
          </table:table-cell>
          <table:table-cell office:value-type="string" calcext:value-type="string">
            <text:p>43m</text:p>
          </table:table-cell>
          <table:table-cell office:value-type="float" office:value="12400.2" calcext:value-type="float">
            <text:p>12400.2</text:p>
          </table:table-cell>
          <table:table-cell office:value-type="float" office:value="12037.9" calcext:value-type="float">
            <text:p>12037.9</text:p>
          </table:table-cell>
          <table:table-cell office:value-type="float" office:value="2975.5" calcext:value-type="float">
            <text:p>2975.5</text:p>
          </table:table-cell>
          <table:table-cell office:value-type="float" office:value="39850.8" calcext:value-type="float">
            <text:p>39850.8</text:p>
          </table:table-cell>
          <table:table-cell office:value-type="float" office:value="41735.5" calcext:value-type="float">
            <text:p>41735.5</text:p>
          </table:table-cell>
          <table:table-cell office:value-type="float" office:value="-15.6" calcext:value-type="float">
            <text:p>-15.6</text:p>
          </table:table-cell>
          <table:table-cell office:value-type="float" office:value="0.5" calcext:value-type="float">
            <text:p>0.5</text:p>
          </table:table-cell>
          <table:table-cell office:value-type="float" office:value="-11.5" calcext:value-type="float">
            <text:p>-11.5</text:p>
          </table:table-cell>
          <table:table-cell office:value-type="float" office:value="2.2" calcext:value-type="float">
            <text:p>2.2</text:p>
          </table:table-cell>
          <table:table-cell office:value-type="float" office:value="-57.4" calcext:value-type="float">
            <text:p>-57.4</text:p>
          </table:table-cell>
          <table:table-cell office:value-type="float" office:value="-16.7" calcext:value-type="float">
            <text:p>-16.7</text:p>
          </table:table-cell>
          <table:table-cell office:value-type="float" office:value="-19.4" calcext:value-type="float">
            <text:p>-19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56.0135440302237" calcext:value-type="float">
            <text:p>56.0135440302237</text:p>
          </table:table-cell>
          <table:table-cell office:value-type="float" office:value="-156.149223600546" calcext:value-type="float">
            <text:p>-156.149223600546</text:p>
          </table:table-cell>
          <table:table-cell office:value-type="string" calcext:value-type="string">
            <text:p>12d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69d</text:p>
          </table:table-cell>
          <table:table-cell office:value-type="string" calcext:value-type="string">
            <text:p>47m</text:p>
          </table:table-cell>
          <table:table-cell office:value-type="float" office:value="13975.6" calcext:value-type="float">
            <text:p>13975.6</text:p>
          </table:table-cell>
          <table:table-cell office:value-type="float" office:value="13626.2" calcext:value-type="float">
            <text:p>13626.2</text:p>
          </table:table-cell>
          <table:table-cell office:value-type="float" office:value="3105.7" calcext:value-type="float">
            <text:p>3105.7</text:p>
          </table:table-cell>
          <table:table-cell office:value-type="float" office:value="37944.3" calcext:value-type="float">
            <text:p>37944.3</text:p>
          </table:table-cell>
          <table:table-cell office:value-type="float" office:value="40436.2" calcext:value-type="float">
            <text:p>40436.2</text:p>
          </table:table-cell>
          <table:table-cell office:value-type="float" office:value="-13.4" calcext:value-type="float">
            <text:p>-13.4</text:p>
          </table:table-cell>
          <table:table-cell office:value-type="float" office:value="0.6" calcext:value-type="float">
            <text:p>0.6</text:p>
          </table:table-cell>
          <table:table-cell office:value-type="float" office:value="-12.8" calcext:value-type="float">
            <text:p>-12.8</text:p>
          </table:table-cell>
          <table:table-cell office:value-type="float" office:value="-0.5" calcext:value-type="float">
            <text:p>-0.5</text:p>
          </table:table-cell>
          <table:table-cell office:value-type="float" office:value="-55.9" calcext:value-type="float">
            <text:p>-55.9</text:p>
          </table:table-cell>
          <table:table-cell office:value-type="float" office:value="-14" calcext:value-type="float">
            <text:p>-14</text:p>
          </table:table-cell>
          <table:table-cell office:value-type="float" office:value="-17.5" calcext:value-type="float">
            <text:p>-17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52.4066482720643" calcext:value-type="float">
            <text:p>52.4066482720643</text:p>
          </table:table-cell>
          <table:table-cell office:value-type="float" office:value="-157.913999882114" calcext:value-type="float">
            <text:p>-157.913999882114</text:p>
          </table:table-cell>
          <table:table-cell office:value-type="string" calcext:value-type="string">
            <text:p>11d</text:p>
          </table:table-cell>
          <table:table-cell office:value-type="string" calcext:value-type="string">
            <text:p>58m</text:p>
          </table:table-cell>
          <table:table-cell office:value-type="string" calcext:value-type="string">
            <text:p>66d</text:p>
          </table:table-cell>
          <table:table-cell office:value-type="string" calcext:value-type="string">
            <text:p>47m</text:p>
          </table:table-cell>
          <table:table-cell office:value-type="float" office:value="15356.3" calcext:value-type="float">
            <text:p>15356.3</text:p>
          </table:table-cell>
          <table:table-cell office:value-type="float" office:value="15022.4" calcext:value-type="float">
            <text:p>15022.4</text:p>
          </table:table-cell>
          <table:table-cell office:value-type="float" office:value="3184.7" calcext:value-type="float">
            <text:p>3184.7</text:p>
          </table:table-cell>
          <table:table-cell office:value-type="float" office:value="35806.9" calcext:value-type="float">
            <text:p>35806.9</text:p>
          </table:table-cell>
          <table:table-cell office:value-type="float" office:value="38960.8" calcext:value-type="float">
            <text:p>38960.8</text:p>
          </table:table-cell>
          <table:table-cell office:value-type="float" office:value="-11.6" calcext:value-type="float">
            <text:p>-11.6</text:p>
          </table:table-cell>
          <table:table-cell office:value-type="float" office:value="0.7" calcext:value-type="float">
            <text:p>0.7</text:p>
          </table:table-cell>
          <table:table-cell office:value-type="float" office:value="-13.6" calcext:value-type="float">
            <text:p>-13.6</text:p>
          </table:table-cell>
          <table:table-cell office:value-type="float" office:value="-2.7" calcext:value-type="float">
            <text:p>-2.7</text:p>
          </table:table-cell>
          <table:table-cell office:value-type="float" office:value="-53.3" calcext:value-type="float">
            <text:p>-53.3</text:p>
          </table:table-cell>
          <table:table-cell office:value-type="float" office:value="-11.4" calcext:value-type="float">
            <text:p>-11.4</text:p>
          </table:table-cell>
          <table:table-cell office:value-type="float" office:value="-15.9" calcext:value-type="float">
            <text:p>-15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48.7810192659833" calcext:value-type="float">
            <text:p>48.7810192659833</text:p>
          </table:table-cell>
          <table:table-cell office:value-type="float" office:value="-159.449801554718" calcext:value-type="float">
            <text:p>-159.449801554718</text:p>
          </table:table-cell>
          <table:table-cell office:value-type="string" calcext:value-type="string">
            <text:p>11d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63d</text:p>
          </table:table-cell>
          <table:table-cell office:value-type="string" calcext:value-type="string">
            <text:p>45m</text:p>
          </table:table-cell>
          <table:table-cell office:value-type="float" office:value="16531" calcext:value-type="float">
            <text:p>16531</text:p>
          </table:table-cell>
          <table:table-cell office:value-type="float" office:value="16213.5" calcext:value-type="float">
            <text:p>16213.5</text:p>
          </table:table-cell>
          <table:table-cell office:value-type="float" office:value="3224.5" calcext:value-type="float">
            <text:p>3224.5</text:p>
          </table:table-cell>
          <table:table-cell office:value-type="float" office:value="33512.3" calcext:value-type="float">
            <text:p>33512.3</text:p>
          </table:table-cell>
          <table:table-cell office:value-type="float" office:value="37367.7" calcext:value-type="float">
            <text:p>37367.7</text:p>
          </table:table-cell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.8</text:p>
          </table:table-cell>
          <table:table-cell office:value-type="float" office:value="-14" calcext:value-type="float">
            <text:p>-14</text:p>
          </table:table-cell>
          <table:table-cell office:value-type="float" office:value="-4.5" calcext:value-type="float">
            <text:p>-4.5</text:p>
          </table:table-cell>
          <table:table-cell office:value-type="float" office:value="-49.8" calcext:value-type="float">
            <text:p>-49.8</text:p>
          </table:table-cell>
          <table:table-cell office:value-type="float" office:value="-9.2" calcext:value-type="float">
            <text:p>-9.2</text:p>
          </table:table-cell>
          <table:table-cell office:value-type="float" office:value="-14.4" calcext:value-type="float">
            <text:p>-14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45.1406150638225" calcext:value-type="float">
            <text:p>45.1406150638225</text:p>
          </table:table-cell>
          <table:table-cell office:value-type="float" office:value="-160.812561682611" calcext:value-type="float">
            <text:p>-160.812561682611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39m</text:p>
          </table:table-cell>
          <table:table-cell office:value-type="string" calcext:value-type="string">
            <text:p>60d</text:p>
          </table:table-cell>
          <table:table-cell office:value-type="string" calcext:value-type="string">
            <text:p>38m</text:p>
          </table:table-cell>
          <table:table-cell office:value-type="float" office:value="17512.7" calcext:value-type="float">
            <text:p>17512.7</text:p>
          </table:table-cell>
          <table:table-cell office:value-type="float" office:value="17210.7" calcext:value-type="float">
            <text:p>17210.7</text:p>
          </table:table-cell>
          <table:table-cell office:value-type="float" office:value="3237.9" calcext:value-type="float">
            <text:p>3237.9</text:p>
          </table:table-cell>
          <table:table-cell office:value-type="float" office:value="31130.4" calcext:value-type="float">
            <text:p>31130.4</text:p>
          </table:table-cell>
          <table:table-cell office:value-type="float" office:value="35718.3" calcext:value-type="float">
            <text:p>35718.3</text:p>
          </table:table-cell>
          <table:table-cell office:value-type="float" office:value="-8.6" calcext:value-type="float">
            <text:p>-8.6</text:p>
          </table:table-cell>
          <table:table-cell office:value-type="float" office:value="0.9" calcext:value-type="float">
            <text:p>0.9</text:p>
          </table:table-cell>
          <table:table-cell office:value-type="float" office:value="-14.4" calcext:value-type="float">
            <text:p>-14.4</text:p>
          </table:table-cell>
          <table:table-cell office:value-type="float" office:value="-6.2" calcext:value-type="float">
            <text:p>-6.2</text:p>
          </table:table-cell>
          <table:table-cell office:value-type="float" office:value="-45.6" calcext:value-type="float">
            <text:p>-45.6</text:p>
          </table:table-cell>
          <table:table-cell office:value-type="float" office:value="-7" calcext:value-type="float">
            <text:p>-7</text:p>
          </table:table-cell>
          <table:table-cell office:value-type="float" office:value="-13.2" calcext:value-type="float">
            <text:p>-13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41.4882524096033" calcext:value-type="float">
            <text:p>41.4882524096033</text:p>
          </table:table-cell>
          <table:table-cell office:value-type="float" office:value="-162.042042269364" calcext:value-type="float">
            <text:p>-162.042042269364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57d</text:p>
          </table:table-cell>
          <table:table-cell office:value-type="string" calcext:value-type="string">
            <text:p>27m</text:p>
          </table:table-cell>
          <table:table-cell office:value-type="float" office:value="18332.8" calcext:value-type="float">
            <text:p>18332.8</text:p>
          </table:table-cell>
          <table:table-cell office:value-type="float" office:value="18044.7" calcext:value-type="float">
            <text:p>18044.7</text:p>
          </table:table-cell>
          <table:table-cell office:value-type="float" office:value="3237.6" calcext:value-type="float">
            <text:p>3237.6</text:p>
          </table:table-cell>
          <table:table-cell office:value-type="float" office:value="28716.8" calcext:value-type="float">
            <text:p>28716.8</text:p>
          </table:table-cell>
          <table:table-cell office:value-type="float" office:value="34069.7" calcext:value-type="float">
            <text:p>34069.7</text:p>
          </table:table-cell>
          <table:table-cell office:value-type="float" office:value="-7.3" calcext:value-type="float">
            <text:p>-7.3</text:p>
          </table:table-cell>
          <table:table-cell office:value-type="float" office:value="1" calcext:value-type="float">
            <text:p>1</text:p>
          </table:table-cell>
          <table:table-cell office:value-type="float" office:value="-14.8" calcext:value-type="float">
            <text:p>-14.8</text:p>
          </table:table-cell>
          <table:table-cell office:value-type="float" office:value="-7.7" calcext:value-type="float">
            <text:p>-7.7</text:p>
          </table:table-cell>
          <table:table-cell office:value-type="float" office:value="-40.8" calcext:value-type="float">
            <text:p>-40.8</text:p>
          </table:table-cell>
          <table:table-cell office:value-type="float" office:value="-4.9" calcext:value-type="float">
            <text:p>-4.9</text:p>
          </table:table-cell>
          <table:table-cell office:value-type="float" office:value="-12.1" calcext:value-type="float">
            <text:p>-12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37.8260163570598" calcext:value-type="float">
            <text:p>37.8260163570598</text:p>
          </table:table-cell>
          <table:table-cell office:value-type="float" office:value="-163.16730484811" calcext:value-type="float">
            <text:p>-163.16730484811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47m</text:p>
          </table:table-cell>
          <table:table-cell office:value-type="string" calcext:value-type="string">
            <text:p>54d</text:p>
          </table:table-cell>
          <table:table-cell office:value-type="string" calcext:value-type="string">
            <text:p>7m</text:p>
          </table:table-cell>
          <table:table-cell office:value-type="float" office:value="19034" calcext:value-type="float">
            <text:p>19034</text:p>
          </table:table-cell>
          <table:table-cell office:value-type="float" office:value="18757" calcext:value-type="float">
            <text:p>18757</text:p>
          </table:table-cell>
          <table:table-cell office:value-type="float" office:value="3235.3" calcext:value-type="float">
            <text:p>3235.3</text:p>
          </table:table-cell>
          <table:table-cell office:value-type="float" office:value="26307" calcext:value-type="float">
            <text:p>26307</text:p>
          </table:table-cell>
          <table:table-cell office:value-type="float" office:value="32470.8" calcext:value-type="float">
            <text:p>32470.8</text:p>
          </table:table-cell>
          <table:table-cell office:value-type="float" office:value="-6.1" calcext:value-type="float">
            <text:p>-6.1</text:p>
          </table:table-cell>
          <table:table-cell office:value-type="float" office:value="1.1" calcext:value-type="float">
            <text:p>1.1</text:p>
          </table:table-cell>
          <table:table-cell office:value-type="float" office:value="-15.1" calcext:value-type="float">
            <text:p>-15.1</text:p>
          </table:table-cell>
          <table:table-cell office:value-type="float" office:value="-9.2" calcext:value-type="float">
            <text:p>-9.2</text:p>
          </table:table-cell>
          <table:table-cell office:value-type="float" office:value="-35.6" calcext:value-type="float">
            <text:p>-35.6</text:p>
          </table:table-cell>
          <table:table-cell office:value-type="float" office:value="-2.8" calcext:value-type="float">
            <text:p>-2.8</text:p>
          </table:table-cell>
          <table:table-cell office:value-type="float" office:value="-11.1" calcext:value-type="float">
            <text:p>-11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34.1555129914661" calcext:value-type="float">
            <text:p>34.1555129914661</text:p>
          </table:table-cell>
          <table:table-cell office:value-type="float" office:value="-164.210128367422" calcext:value-type="float">
            <text:p>-164.210128367422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29m</text:p>
          </table:table-cell>
          <table:table-cell office:value-type="string" calcext:value-type="string">
            <text:p>50d</text:p>
          </table:table-cell>
          <table:table-cell office:value-type="string" calcext:value-type="string">
            <text:p>34m</text:p>
          </table:table-cell>
          <table:table-cell office:value-type="float" office:value="19661.7" calcext:value-type="float">
            <text:p>19661.7</text:p>
          </table:table-cell>
          <table:table-cell office:value-type="float" office:value="19392.8" calcext:value-type="float">
            <text:p>19392.8</text:p>
          </table:table-cell>
          <table:table-cell office:value-type="float" office:value="3240.6" calcext:value-type="float">
            <text:p>3240.6</text:p>
          </table:table-cell>
          <table:table-cell office:value-type="float" office:value="23915" calcext:value-type="float">
            <text:p>23915</text:p>
          </table:table-cell>
          <table:table-cell office:value-type="float" office:value="30959.8" calcext:value-type="float">
            <text:p>30959.8</text:p>
          </table:table-cell>
          <table:table-cell office:value-type="float" office:value="-4.9" calcext:value-type="float">
            <text:p>-4.9</text:p>
          </table:table-cell>
          <table:table-cell office:value-type="float" office:value="1.3" calcext:value-type="float">
            <text:p>1.3</text:p>
          </table:table-cell>
          <table:table-cell office:value-type="float" office:value="-15.3" calcext:value-type="float">
            <text:p>-15.3</text:p>
          </table:table-cell>
          <table:table-cell office:value-type="float" office:value="-10.5" calcext:value-type="float">
            <text:p>-10.5</text:p>
          </table:table-cell>
          <table:table-cell office:value-type="float" office:value="-30.1" calcext:value-type="float">
            <text:p>-30.1</text:p>
          </table:table-cell>
          <table:table-cell office:value-type="float" office:value="-0.4" calcext:value-type="float">
            <text:p>-0.4</text:p>
          </table:table-cell>
          <table:table-cell office:value-type="float" office:value="-10.1" calcext:value-type="float">
            <text:p>-10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30.478030409656" calcext:value-type="float">
            <text:p>30.478030409656</text:p>
          </table:table-cell>
          <table:table-cell office:value-type="float" office:value="-165.187215192569" calcext:value-type="float">
            <text:p>-165.187215192569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16m</text:p>
          </table:table-cell>
          <table:table-cell office:value-type="string" calcext:value-type="string">
            <text:p>46d</text:p>
          </table:table-cell>
          <table:table-cell office:value-type="string" calcext:value-type="string">
            <text:p>45m</text:p>
          </table:table-cell>
          <table:table-cell office:value-type="float" office:value="20258" calcext:value-type="float">
            <text:p>20258</text:p>
          </table:table-cell>
          <table:table-cell office:value-type="float" office:value="19993.9" calcext:value-type="float">
            <text:p>19993.9</text:p>
          </table:table-cell>
          <table:table-cell office:value-type="float" office:value="3260.6" calcext:value-type="float">
            <text:p>3260.6</text:p>
          </table:table-cell>
          <table:table-cell office:value-type="float" office:value="21534.7" calcext:value-type="float">
            <text:p>21534.7</text:p>
          </table:table-cell>
          <table:table-cell office:value-type="float" office:value="29565.7" calcext:value-type="float">
            <text:p>29565.7</text:p>
          </table:table-cell>
          <table:table-cell office:value-type="float" office:value="-3.8" calcext:value-type="float">
            <text:p>-3.8</text:p>
          </table:table-cell>
          <table:table-cell office:value-type="float" office:value="1.5" calcext:value-type="float">
            <text:p>1.5</text:p>
          </table:table-cell>
          <table:table-cell office:value-type="float" office:value="-15.4" calcext:value-type="float">
            <text:p>-15.4</text:p>
          </table:table-cell>
          <table:table-cell office:value-type="float" office:value="-11.6" calcext:value-type="float">
            <text:p>-11.6</text:p>
          </table:table-cell>
          <table:table-cell office:value-type="float" office:value="-24.7" calcext:value-type="float">
            <text:p>-24.7</text:p>
          </table:table-cell>
          <table:table-cell office:value-type="float" office:value="2" calcext:value-type="float">
            <text:p>2</text:p>
          </table:table-cell>
          <table:table-cell office:value-type="float" office:value="-9.1" calcext:value-type="float">
            <text:p>-9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26.7946439364633" calcext:value-type="float">
            <text:p>26.7946439364633</text:p>
          </table:table-cell>
          <table:table-cell office:value-type="float" office:value="-166.111657486681" calcext:value-type="float">
            <text:p>-166.111657486681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42d</text:p>
          </table:table-cell>
          <table:table-cell office:value-type="string" calcext:value-type="string">
            <text:p>33m</text:p>
          </table:table-cell>
          <table:table-cell office:value-type="float" office:value="20856.5" calcext:value-type="float">
            <text:p>20856.5</text:p>
          </table:table-cell>
          <table:table-cell office:value-type="float" office:value="20593.7" calcext:value-type="float">
            <text:p>20593.7</text:p>
          </table:table-cell>
          <table:table-cell office:value-type="float" office:value="3300.2" calcext:value-type="float">
            <text:p>3300.2</text:p>
          </table:table-cell>
          <table:table-cell office:value-type="float" office:value="19143.6" calcext:value-type="float">
            <text:p>19143.6</text:p>
          </table:table-cell>
          <table:table-cell office:value-type="float" office:value="28310.2" calcext:value-type="float">
            <text:p>28310.2</text:p>
          </table:table-cell>
          <table:table-cell office:value-type="float" office:value="-2.8" calcext:value-type="float">
            <text:p>-2.8</text:p>
          </table:table-cell>
          <table:table-cell office:value-type="float" office:value="1.6" calcext:value-type="float">
            <text:p>1.6</text:p>
          </table:table-cell>
          <table:table-cell office:value-type="float" office:value="-15.2" calcext:value-type="float">
            <text:p>-15.2</text:p>
          </table:table-cell>
          <table:table-cell office:value-type="float" office:value="-12.3" calcext:value-type="float">
            <text:p>-12.3</text:p>
          </table:table-cell>
          <table:table-cell office:value-type="float" office:value="-19.3" calcext:value-type="float">
            <text:p>-19.3</text:p>
          </table:table-cell>
          <table:table-cell office:value-type="float" office:value="4.5" calcext:value-type="float">
            <text:p>4.5</text:p>
          </table:table-cell>
          <table:table-cell office:value-type="float" office:value="-8.1" calcext:value-type="float">
            <text:p>-8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23.1062861791635" calcext:value-type="float">
            <text:p>23.1062861791635</text:p>
          </table:table-cell>
          <table:table-cell office:value-type="float" office:value="-166.993938777064" calcext:value-type="float">
            <text:p>-166.993938777064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0m</text:p>
          </table:table-cell>
          <table:table-cell office:value-type="string" calcext:value-type="string">
            <text:p>37d</text:p>
          </table:table-cell>
          <table:table-cell office:value-type="string" calcext:value-type="string">
            <text:p>53m</text:p>
          </table:table-cell>
          <table:table-cell office:value-type="float" office:value="21478.7" calcext:value-type="float">
            <text:p>21478.7</text:p>
          </table:table-cell>
          <table:table-cell office:value-type="float" office:value="21214" calcext:value-type="float">
            <text:p>21214</text:p>
          </table:table-cell>
          <table:table-cell office:value-type="float" office:value="3361.9" calcext:value-type="float">
            <text:p>3361.9</text:p>
          </table:table-cell>
          <table:table-cell office:value-type="float" office:value="16707.5" calcext:value-type="float">
            <text:p>16707.5</text:p>
          </table:table-cell>
          <table:table-cell office:value-type="float" office:value="27211.7" calcext:value-type="float">
            <text:p>27211.7</text:p>
          </table:table-cell>
          <table:table-cell office:value-type="float" office:value="-1.9" calcext:value-type="float">
            <text:p>-1.9</text:p>
          </table:table-cell>
          <table:table-cell office:value-type="float" office:value="1.8" calcext:value-type="float">
            <text:p>1.8</text:p>
          </table:table-cell>
          <table:table-cell office:value-type="float" office:value="-14.6" calcext:value-type="float">
            <text:p>-14.6</text:p>
          </table:table-cell>
          <table:table-cell office:value-type="float" office:value="-12.6" calcext:value-type="float">
            <text:p>-12.6</text:p>
          </table:table-cell>
          <table:table-cell office:value-type="float" office:value="-14.2" calcext:value-type="float">
            <text:p>-14.2</text:p>
          </table:table-cell>
          <table:table-cell office:value-type="float" office:value="6.9" calcext:value-type="float">
            <text:p>6.9</text:p>
          </table:table-cell>
          <table:table-cell office:value-type="float" office:value="-7.3" calcext:value-type="float">
            <text:p>-7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19.413794270358" calcext:value-type="float">
            <text:p>19.413794270358</text:p>
          </table:table-cell>
          <table:table-cell office:value-type="float" office:value="-167.84263586576" calcext:value-type="float">
            <text:p>-167.84263586576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58m</text:p>
          </table:table-cell>
          <table:table-cell office:value-type="string" calcext:value-type="string">
            <text:p>32d</text:p>
          </table:table-cell>
          <table:table-cell office:value-type="string" calcext:value-type="string">
            <text:p>40m</text:p>
          </table:table-cell>
          <table:table-cell office:value-type="float" office:value="22132" calcext:value-type="float">
            <text:p>22132</text:p>
          </table:table-cell>
          <table:table-cell office:value-type="float" office:value="21861.9" calcext:value-type="float">
            <text:p>21861.9</text:p>
          </table:table-cell>
          <table:table-cell office:value-type="float" office:value="3446.9" calcext:value-type="float">
            <text:p>3446.9</text:p>
          </table:table-cell>
          <table:table-cell office:value-type="float" office:value="14185.9" calcext:value-type="float">
            <text:p>14185.9</text:p>
          </table:table-cell>
          <table:table-cell office:value-type="float" office:value="26288.1" calcext:value-type="float">
            <text:p>26288.1</text:p>
          </table:table-cell>
          <table:table-cell office:value-type="float" office:value="-1.2" calcext:value-type="float">
            <text:p>-1.2</text:p>
          </table:table-cell>
          <table:table-cell office:value-type="float" office:value="2" calcext:value-type="float">
            <text:p>2</text:p>
          </table:table-cell>
          <table:table-cell office:value-type="float" office:value="-13.8" calcext:value-type="float">
            <text:p>-13.8</text:p>
          </table:table-cell>
          <table:table-cell office:value-type="float" office:value="-12.5" calcext:value-type="float">
            <text:p>-12.5</text:p>
          </table:table-cell>
          <table:table-cell office:value-type="float" office:value="-9.6" calcext:value-type="float">
            <text:p>-9.6</text:p>
          </table:table-cell>
          <table:table-cell office:value-type="float" office:value="9" calcext:value-type="float">
            <text:p>9</text:p>
          </table:table-cell>
          <table:table-cell office:value-type="float" office:value="-6.7" calcext:value-type="float">
            <text:p>-6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15.7179418970639" calcext:value-type="float">
            <text:p>15.7179418970639</text:p>
          </table:table-cell>
          <table:table-cell office:value-type="float" office:value="-168.664923421634" calcext:value-type="float">
            <text:p>-168.664923421634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58m</text:p>
          </table:table-cell>
          <table:table-cell office:value-type="string" calcext:value-type="string">
            <text:p>26d</text:p>
          </table:table-cell>
          <table:table-cell office:value-type="string" calcext:value-type="string">
            <text:p>50m</text:p>
          </table:table-cell>
          <table:table-cell office:value-type="float" office:value="22808.3" calcext:value-type="float">
            <text:p>22808.3</text:p>
          </table:table-cell>
          <table:table-cell office:value-type="float" office:value="22529.6" calcext:value-type="float">
            <text:p>22529.6</text:p>
          </table:table-cell>
          <table:table-cell office:value-type="float" office:value="3555.1" calcext:value-type="float">
            <text:p>3555.1</text:p>
          </table:table-cell>
          <table:table-cell office:value-type="float" office:value="11537.7" calcext:value-type="float">
            <text:p>11537.7</text:p>
          </table:table-cell>
          <table:table-cell office:value-type="float" office:value="25560.5" calcext:value-type="float">
            <text:p>25560.5</text:p>
          </table:table-cell>
          <table:table-cell office:value-type="float" office:value="-0.5" calcext:value-type="float">
            <text:p>-0.5</text:p>
          </table:table-cell>
          <table:table-cell office:value-type="float" office:value="2.1" calcext:value-type="float">
            <text:p>2.1</text:p>
          </table:table-cell>
          <table:table-cell office:value-type="float" office:value="-12.8" calcext:value-type="float">
            <text:p>-12.8</text:p>
          </table:table-cell>
          <table:table-cell office:value-type="float" office:value="-12.1" calcext:value-type="float">
            <text:p>-12.1</text:p>
          </table:table-cell>
          <table:table-cell office:value-type="float" office:value="-5.3" calcext:value-type="float">
            <text:p>-5.3</text:p>
          </table:table-cell>
          <table:table-cell office:value-type="float" office:value="10.8" calcext:value-type="float">
            <text:p>10.8</text:p>
          </table:table-cell>
          <table:table-cell office:value-type="float" office:value="-6.5" calcext:value-type="float">
            <text:p>-6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12.0194610021324" calcext:value-type="float">
            <text:p>12.0194610021324</text:p>
          </table:table-cell>
          <table:table-cell office:value-type="float" office:value="-169.466946514699" calcext:value-type="float">
            <text:p>-169.466946514699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0d</text:p>
          </table:table-cell>
          <table:table-cell office:value-type="string" calcext:value-type="string">
            <text:p>23m</text:p>
          </table:table-cell>
          <table:table-cell office:value-type="float" office:value="23485.1" calcext:value-type="float">
            <text:p>23485.1</text:p>
          </table:table-cell>
          <table:table-cell office:value-type="float" office:value="23194.1" calcext:value-type="float">
            <text:p>23194.1</text:p>
          </table:table-cell>
          <table:table-cell office:value-type="float" office:value="3685.9" calcext:value-type="float">
            <text:p>3685.9</text:p>
          </table:table-cell>
          <table:table-cell office:value-type="float" office:value="8727.9" calcext:value-type="float">
            <text:p>8727.9</text:p>
          </table:table-cell>
          <table:table-cell office:value-type="float" office:value="25054.5" calcext:value-type="float">
            <text:p>25054.5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-11.7" calcext:value-type="float">
            <text:p>-11.7</text:p>
          </table:table-cell>
          <table:table-cell office:value-type="float" office:value="-11.6" calcext:value-type="float">
            <text:p>-11.6</text:p>
          </table:table-cell>
          <table:table-cell office:value-type="float" office:value="-1.6" calcext:value-type="float">
            <text:p>-1.6</text:p>
          </table:table-cell>
          <table:table-cell office:value-type="float" office:value="12.2" calcext:value-type="float">
            <text:p>12.2</text:p>
          </table:table-cell>
          <table:table-cell office:value-type="float" office:value="-6.7" calcext:value-type="float">
            <text:p>-6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8.31905642228015" calcext:value-type="float">
            <text:p>8.31905642228015</text:p>
          </table:table-cell>
          <table:table-cell office:value-type="float" office:value="-170.254103856834" calcext:value-type="float">
            <text:p>-170.254103856834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m</text:p>
          </table:table-cell>
          <table:table-cell office:value-type="string" calcext:value-type="string">
            <text:p>13d</text:p>
          </table:table-cell>
          <table:table-cell office:value-type="string" calcext:value-type="string">
            <text:p>22m</text:p>
          </table:table-cell>
          <table:table-cell office:value-type="float" office:value="24127.4" calcext:value-type="float">
            <text:p>24127.4</text:p>
          </table:table-cell>
          <table:table-cell office:value-type="float" office:value="23820.1" calcext:value-type="float">
            <text:p>23820.1</text:p>
          </table:table-cell>
          <table:table-cell office:value-type="float" office:value="3838.3" calcext:value-type="float">
            <text:p>3838.3</text:p>
          </table:table-cell>
          <table:table-cell office:value-type="float" office:value="5733.4" calcext:value-type="float">
            <text:p>5733.4</text:p>
          </table:table-cell>
          <table:table-cell office:value-type="float" office:value="24799.2" calcext:value-type="float">
            <text:p>24799.2</text:p>
          </table:table-cell>
          <table:table-cell office:value-type="float" office:value="0.5" calcext:value-type="float">
            <text:p>0.5</text:p>
          </table:table-cell>
          <table:table-cell office:value-type="float" office:value="2.1" calcext:value-type="float">
            <text:p>2.1</text:p>
          </table:table-cell>
          <table:table-cell office:value-type="float" office:value="-10.6" calcext:value-type="float">
            <text:p>-10.6</text:p>
          </table:table-cell>
          <table:table-cell office:value-type="float" office:value="-11" calcext:value-type="float">
            <text:p>-11</text:p>
          </table:table-cell>
          <table:table-cell office:value-type="float" office:value="1.5" calcext:value-type="float">
            <text:p>1.5</text:p>
          </table:table-cell>
          <table:table-cell office:value-type="float" office:value="13.2" calcext:value-type="float">
            <text:p>13.2</text:p>
          </table:table-cell>
          <table:table-cell office:value-type="float" office:value="-7.3" calcext:value-type="float">
            <text:p>-7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4.61741571869544" calcext:value-type="float">
            <text:p>4.61741571869544</text:p>
          </table:table-cell>
          <table:table-cell office:value-type="float" office:value="-171.031270784339" calcext:value-type="float">
            <text:p>-171.031270784339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21m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53m</text:p>
          </table:table-cell>
          <table:table-cell office:value-type="float" office:value="24692.3" calcext:value-type="float">
            <text:p>24692.3</text:p>
          </table:table-cell>
          <table:table-cell office:value-type="float" office:value="24364.4" calcext:value-type="float">
            <text:p>24364.4</text:p>
          </table:table-cell>
          <table:table-cell office:value-type="float" office:value="4010.9" calcext:value-type="float">
            <text:p>4010.9</text:p>
          </table:table-cell>
          <table:table-cell office:value-type="float" office:value="2547.5" calcext:value-type="float">
            <text:p>2547.5</text:p>
          </table:table-cell>
          <table:table-cell office:value-type="float" office:value="24823.4" calcext:value-type="float">
            <text:p>24823.4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-9.7" calcext:value-type="float">
            <text:p>-9.7</text:p>
          </table:table-cell>
          <table:table-cell office:value-type="float" office:value="-10.5" calcext:value-type="float">
            <text:p>-10.5</text:p>
          </table:table-cell>
          <table:table-cell office:value-type="float" office:value="4.2" calcext:value-type="float">
            <text:p>4.2</text:p>
          </table:table-cell>
          <table:table-cell office:value-type="float" office:value="13.8" calcext:value-type="float">
            <text:p>13.8</text:p>
          </table:table-cell>
          <table:table-cell office:value-type="float" office:value="-8.3" calcext:value-type="float">
            <text:p>-8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0.915215819179661" calcext:value-type="float">
            <text:p>0.915215819179661</text:p>
          </table:table-cell>
          <table:table-cell office:value-type="float" office:value="-171.802982321192" calcext:value-type="float">
            <text:p>-171.802982321192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37m</text:p>
          </table:table-cell>
          <table:table-cell office:value-type="string" calcext:value-type="string">
            <text:p>-1d</text:p>
          </table:table-cell>
          <table:table-cell office:value-type="string" calcext:value-type="string">
            <text:p>52m</text:p>
          </table:table-cell>
          <table:table-cell office:value-type="float" office:value="25134.9" calcext:value-type="float">
            <text:p>25134.9</text:p>
          </table:table-cell>
          <table:table-cell office:value-type="float" office:value="24781.3" calcext:value-type="float">
            <text:p>24781.3</text:p>
          </table:table-cell>
          <table:table-cell office:value-type="float" office:value="4201.5" calcext:value-type="float">
            <text:p>4201.5</text:p>
          </table:table-cell>
          <table:table-cell office:value-type="float" office:value="-817.8" calcext:value-type="float">
            <text:p>-817.8</text:p>
          </table:table-cell>
          <table:table-cell office:value-type="float" office:value="25148.2" calcext:value-type="float">
            <text:p>25148.2</text:p>
          </table:table-cell>
          <table:table-cell office:value-type="float" office:value="1.1" calcext:value-type="float">
            <text:p>1.1</text:p>
          </table:table-cell>
          <table:table-cell office:value-type="float" office:value="1.9" calcext:value-type="float">
            <text:p>1.9</text:p>
          </table:table-cell>
          <table:table-cell office:value-type="float" office:value="-9.1" calcext:value-type="float">
            <text:p>-9.1</text:p>
          </table:table-cell>
          <table:table-cell office:value-type="float" office:value="-10.3" calcext:value-type="float">
            <text:p>-10.3</text:p>
          </table:table-cell>
          <table:table-cell office:value-type="float" office:value="6.3" calcext:value-type="float">
            <text:p>6.3</text:p>
          </table:table-cell>
          <table:table-cell office:value-type="float" office:value="14.2" calcext:value-type="float">
            <text:p>14.2</text:p>
          </table:table-cell>
          <table:table-cell office:value-type="float" office:value="-9.5" calcext:value-type="float">
            <text:p>-9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2.78687234969261" calcext:value-type="float">
            <text:p>-2.78687234969261</text:p>
          </table:table-cell>
          <table:table-cell office:value-type="float" office:value="-172.573591380538" calcext:value-type="float">
            <text:p>-172.573591380538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59m</text:p>
          </table:table-cell>
          <table:table-cell office:value-type="string" calcext:value-type="string">
            <text:p>-9d</text:p>
          </table:table-cell>
          <table:table-cell office:value-type="string" calcext:value-type="string">
            <text:p>40m</text:p>
          </table:table-cell>
          <table:table-cell office:value-type="float" office:value="25413.5" calcext:value-type="float">
            <text:p>25413.5</text:p>
          </table:table-cell>
          <table:table-cell office:value-type="float" office:value="25028.4" calcext:value-type="float">
            <text:p>25028.4</text:p>
          </table:table-cell>
          <table:table-cell office:value-type="float" office:value="4407.4" calcext:value-type="float">
            <text:p>4407.4</text:p>
          </table:table-cell>
          <table:table-cell office:value-type="float" office:value="-4332.1" calcext:value-type="float">
            <text:p>-4332.1</text:p>
          </table:table-cell>
          <table:table-cell office:value-type="float" office:value="25780.1" calcext:value-type="float">
            <text:p>25780.1</text:p>
          </table:table-cell>
          <table:table-cell office:value-type="float" office:value="1.3" calcext:value-type="float">
            <text:p>1.3</text:p>
          </table:table-cell>
          <table:table-cell office:value-type="float" office:value="1.7" calcext:value-type="float">
            <text:p>1.7</text:p>
          </table:table-cell>
          <table:table-cell office:value-type="float" office:value="-8.7" calcext:value-type="float">
            <text:p>-8.7</text:p>
          </table:table-cell>
          <table:table-cell office:value-type="float" office:value="-10.3" calcext:value-type="float">
            <text:p>-10.3</text:p>
          </table:table-cell>
          <table:table-cell office:value-type="float" office:value="8" calcext:value-type="float">
            <text:p>8</text:p>
          </table:table-cell>
          <table:table-cell office:value-type="float" office:value="14.4" calcext:value-type="float">
            <text:p>14.4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6.48818022162133" calcext:value-type="float">
            <text:p>-6.48818022162133</text:p>
          </table:table-cell>
          <table:table-cell office:value-type="float" office:value="-173.34741405288" calcext:value-type="float">
            <text:p>-173.34741405288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27m</text:p>
          </table:table-cell>
          <table:table-cell office:value-type="string" calcext:value-type="string">
            <text:p>-17d</text:p>
          </table:table-cell>
          <table:table-cell office:value-type="string" calcext:value-type="string">
            <text:p>19m</text:p>
          </table:table-cell>
          <table:table-cell office:value-type="float" office:value="25495.5" calcext:value-type="float">
            <text:p>25495.5</text:p>
          </table:table-cell>
          <table:table-cell office:value-type="float" office:value="25072.5" calcext:value-type="float">
            <text:p>25072.5</text:p>
          </table:table-cell>
          <table:table-cell office:value-type="float" office:value="4624.8" calcext:value-type="float">
            <text:p>4624.8</text:p>
          </table:table-cell>
          <table:table-cell office:value-type="float" office:value="-7950.1" calcext:value-type="float">
            <text:p>-7950.1</text:p>
          </table:table-cell>
          <table:table-cell office:value-type="float" office:value="26706.2" calcext:value-type="float">
            <text:p>26706.2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-8.6" calcext:value-type="float">
            <text:p>-8.6</text:p>
          </table:table-cell>
          <table:table-cell office:value-type="float" office:value="-10.5" calcext:value-type="float">
            <text:p>-10.5</text:p>
          </table:table-cell>
          <table:table-cell office:value-type="float" office:value="9.3" calcext:value-type="float">
            <text:p>9.3</text:p>
          </table:table-cell>
          <table:table-cell office:value-type="float" office:value="14.7" calcext:value-type="float">
            <text:p>14.7</text:p>
          </table:table-cell>
          <table:table-cell office:value-type="float" office:value="-12.6" calcext:value-type="float">
            <text:p>-12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10.1880381623944" calcext:value-type="float">
            <text:p>-10.1880381623944</text:p>
          </table:table-cell>
          <table:table-cell office:value-type="float" office:value="-174.128872251576" calcext:value-type="float">
            <text:p>-174.128872251576</text:p>
          </table:table-cell>
          <table:table-cell office:value-type="string" calcext:value-type="string">
            <text:p>11d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-24d</text:p>
          </table:table-cell>
          <table:table-cell office:value-type="string" calcext:value-type="string">
            <text:p>37m</text:p>
          </table:table-cell>
          <table:table-cell office:value-type="float" office:value="25360.2" calcext:value-type="float">
            <text:p>25360.2</text:p>
          </table:table-cell>
          <table:table-cell office:value-type="float" office:value="24892.3" calcext:value-type="float">
            <text:p>24892.3</text:p>
          </table:table-cell>
          <table:table-cell office:value-type="float" office:value="4849.4" calcext:value-type="float">
            <text:p>4849.4</text:p>
          </table:table-cell>
          <table:table-cell office:value-type="float" office:value="-11616" calcext:value-type="float">
            <text:p>-11616</text:p>
          </table:table-cell>
          <table:table-cell office:value-type="float" office:value="27894" calcext:value-type="float">
            <text:p>27894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-8.7" calcext:value-type="float">
            <text:p>-8.7</text:p>
          </table:table-cell>
          <table:table-cell office:value-type="float" office:value="-10.9" calcext:value-type="float">
            <text:p>-10.9</text:p>
          </table:table-cell>
          <table:table-cell office:value-type="float" office:value="10.2" calcext:value-type="float">
            <text:p>10.2</text:p>
          </table:table-cell>
          <table:table-cell office:value-type="float" office:value="15.1" calcext:value-type="float">
            <text:p>15.1</text:p>
          </table:table-cell>
          <table:table-cell office:value-type="float" office:value="-14.2" calcext:value-type="float">
            <text:p>-14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13.8857714058201" calcext:value-type="float">
            <text:p>-13.8857714058201</text:p>
          </table:table-cell>
          <table:table-cell office:value-type="float" office:value="-174.92264379657" calcext:value-type="float">
            <text:p>-174.92264379657</text:p>
          </table:table-cell>
          <table:table-cell office:value-type="string" calcext:value-type="string">
            <text:p>11d</text:p>
          </table:table-cell>
          <table:table-cell office:value-type="string" calcext:value-type="string">
            <text:p>43m</text:p>
          </table:table-cell>
          <table:table-cell office:value-type="string" calcext:value-type="string">
            <text:p>-31d</text:p>
          </table:table-cell>
          <table:table-cell office:value-type="string" calcext:value-type="string">
            <text:p>25m</text:p>
          </table:table-cell>
          <table:table-cell office:value-type="float" office:value="25001.4" calcext:value-type="float">
            <text:p>25001.4</text:p>
          </table:table-cell>
          <table:table-cell office:value-type="float" office:value="24480.7" calcext:value-type="float">
            <text:p>24480.7</text:p>
          </table:table-cell>
          <table:table-cell office:value-type="float" office:value="5076.4" calcext:value-type="float">
            <text:p>5076.4</text:p>
          </table:table-cell>
          <table:table-cell office:value-type="float" office:value="-15270.5" calcext:value-type="float">
            <text:p>-15270.5</text:p>
          </table:table-cell>
          <table:table-cell office:value-type="float" office:value="29296.1" calcext:value-type="float">
            <text:p>29296.1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-11.4" calcext:value-type="float">
            <text:p>-11.4</text:p>
          </table:table-cell>
          <table:table-cell office:value-type="float" office:value="10.9" calcext:value-type="float">
            <text:p>10.9</text:p>
          </table:table-cell>
          <table:table-cell office:value-type="float" office:value="15.7" calcext:value-type="float">
            <text:p>15.7</text:p>
          </table:table-cell>
          <table:table-cell office:value-type="float" office:value="-15.8" calcext:value-type="float">
            <text:p>-15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17.5806944898845" calcext:value-type="float">
            <text:p>-17.5806944898845</text:p>
          </table:table-cell>
          <table:table-cell office:value-type="float" office:value="-175.733830812002" calcext:value-type="float">
            <text:p>-175.733830812002</text:p>
          </table:table-cell>
          <table:table-cell office:value-type="string" calcext:value-type="string">
            <text:p>12d</text:p>
          </table:table-cell>
          <table:table-cell office:value-type="string" calcext:value-type="string">
            <text:p>32m</text:p>
          </table:table-cell>
          <table:table-cell office:value-type="string" calcext:value-type="string">
            <text:p>-37d</text:p>
          </table:table-cell>
          <table:table-cell office:value-type="string" calcext:value-type="string">
            <text:p>40m</text:p>
          </table:table-cell>
          <table:table-cell office:value-type="float" office:value="24426.2" calcext:value-type="float">
            <text:p>24426.2</text:p>
          </table:table-cell>
          <table:table-cell office:value-type="float" office:value="23844.1" calcext:value-type="float">
            <text:p>23844.1</text:p>
          </table:table-cell>
          <table:table-cell office:value-type="float" office:value="5300.9" calcext:value-type="float">
            <text:p>5300.9</text:p>
          </table:table-cell>
          <table:table-cell office:value-type="float" office:value="-18856.3" calcext:value-type="float">
            <text:p>-18856.3</text:p>
          </table:table-cell>
          <table:table-cell office:value-type="float" office:value="30857.7" calcext:value-type="float">
            <text:p>30857.7</text:p>
          </table:table-cell>
          <table:table-cell office:value-type="float" office:value="1.9" calcext:value-type="float">
            <text:p>1.9</text:p>
          </table:table-cell>
          <table:table-cell office:value-type="float" office:value="0.8" calcext:value-type="float">
            <text:p>0.8</text:p>
          </table:table-cell>
          <table:table-cell office:value-type="float" office:value="-9.2" calcext:value-type="float">
            <text:p>-9.2</text:p>
          </table:table-cell>
          <table:table-cell office:value-type="float" office:value="-11.9" calcext:value-type="float">
            <text:p>-11.9</text:p>
          </table:table-cell>
          <table:table-cell office:value-type="float" office:value="11.3" calcext:value-type="float">
            <text:p>11.3</text:p>
          </table:table-cell>
          <table:table-cell office:value-type="float" office:value="16.5" calcext:value-type="float">
            <text:p>16.5</text:p>
          </table:table-cell>
          <table:table-cell office:value-type="float" office:value="-17.4" calcext:value-type="float">
            <text:p>-17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21.2721031022404" calcext:value-type="float">
            <text:p>-21.2721031022404</text:p>
          </table:table-cell>
          <table:table-cell office:value-type="float" office:value="-176.568159630484" calcext:value-type="float">
            <text:p>-176.568159630484</text:p>
          </table:table-cell>
          <table:table-cell office:value-type="string" calcext:value-type="string">
            <text:p>13d</text:p>
          </table:table-cell>
          <table:table-cell office:value-type="string" calcext:value-type="string">
            <text:p>30m</text:p>
          </table:table-cell>
          <table:table-cell office:value-type="string" calcext:value-type="string">
            <text:p>-43d</text:p>
          </table:table-cell>
          <table:table-cell office:value-type="string" calcext:value-type="string">
            <text:p>21m</text:p>
          </table:table-cell>
          <table:table-cell office:value-type="float" office:value="23652.7" calcext:value-type="float">
            <text:p>23652.7</text:p>
          </table:table-cell>
          <table:table-cell office:value-type="float" office:value="22999.9" calcext:value-type="float">
            <text:p>22999.9</text:p>
          </table:table-cell>
          <table:table-cell office:value-type="float" office:value="5518.8" calcext:value-type="float">
            <text:p>5518.8</text:p>
          </table:table-cell>
          <table:table-cell office:value-type="float" office:value="-22323.5" calcext:value-type="float">
            <text:p>-22323.5</text:p>
          </table:table-cell>
          <table:table-cell office:value-type="float" office:value="32523.7" calcext:value-type="float">
            <text:p>32523.7</text:p>
          </table:table-cell>
          <table:table-cell office:value-type="float" office:value="2.1" calcext:value-type="float">
            <text:p>2.1</text:p>
          </table:table-cell>
          <table:table-cell office:value-type="float" office:value="0.7" calcext:value-type="float">
            <text:p>0.7</text:p>
          </table:table-cell>
          <table:table-cell office:value-type="float" office:value="-9.4" calcext:value-type="float">
            <text:p>-9.4</text:p>
          </table:table-cell>
          <table:table-cell office:value-type="float" office:value="-12.4" calcext:value-type="float">
            <text:p>-12.4</text:p>
          </table:table-cell>
          <table:table-cell office:value-type="float" office:value="11.6" calcext:value-type="float">
            <text:p>11.6</text:p>
          </table:table-cell>
          <table:table-cell office:value-type="float" office:value="17.7" calcext:value-type="float">
            <text:p>17.7</text:p>
          </table:table-cell>
          <table:table-cell office:value-type="float" office:value="-18.9" calcext:value-type="float">
            <text:p>-18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24.959262001373" calcext:value-type="float">
            <text:p>-24.959262001373</text:p>
          </table:table-cell>
          <table:table-cell office:value-type="float" office:value="-177.432229487922" calcext:value-type="float">
            <text:p>-177.432229487922</text:p>
          </table:table-cell>
          <table:table-cell office:value-type="string" calcext:value-type="string">
            <text:p>14d</text:p>
          </table:table-cell>
          <table:table-cell office:value-type="string" calcext:value-type="string">
            <text:p>36m</text:p>
          </table:table-cell>
          <table:table-cell office:value-type="string" calcext:value-type="string">
            <text:p>-48d</text:p>
          </table:table-cell>
          <table:table-cell office:value-type="string" calcext:value-type="string">
            <text:p>28m</text:p>
          </table:table-cell>
          <table:table-cell office:value-type="float" office:value="22706.7" calcext:value-type="float">
            <text:p>22706.7</text:p>
          </table:table-cell>
          <table:table-cell office:value-type="float" office:value="21972.8" calcext:value-type="float">
            <text:p>21972.8</text:p>
          </table:table-cell>
          <table:table-cell office:value-type="float" office:value="5726.2" calcext:value-type="float">
            <text:p>5726.2</text:p>
          </table:table-cell>
          <table:table-cell office:value-type="float" office:value="-25633.6" calcext:value-type="float">
            <text:p>-25633.6</text:p>
          </table:table-cell>
          <table:table-cell office:value-type="float" office:value="34244.3" calcext:value-type="float">
            <text:p>34244.3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-9.4" calcext:value-type="float">
            <text:p>-9.4</text:p>
          </table:table-cell>
          <table:table-cell office:value-type="float" office:value="-12.9" calcext:value-type="float">
            <text:p>-12.9</text:p>
          </table:table-cell>
          <table:table-cell office:value-type="float" office:value="11.8" calcext:value-type="float">
            <text:p>11.8</text:p>
          </table:table-cell>
          <table:table-cell office:value-type="float" office:value="19" calcext:value-type="float">
            <text:p>19</text:p>
          </table:table-cell>
          <table:table-cell office:value-type="float" office:value="-20.5" calcext:value-type="float">
            <text:p>-20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28.6413871082456" calcext:value-type="float">
            <text:p>-28.6413871082456</text:p>
          </table:table-cell>
          <table:table-cell office:value-type="float" office:value="-178.333833938899" calcext:value-type="float">
            <text:p>-178.333833938899</text:p>
          </table:table-cell>
          <table:table-cell office:value-type="string" calcext:value-type="string">
            <text:p>15d</text:p>
          </table:table-cell>
          <table:table-cell office:value-type="string" calcext:value-type="string">
            <text:p>54m</text:p>
          </table:table-cell>
          <table:table-cell office:value-type="string" calcext:value-type="string">
            <text:p>-53d</text:p>
          </table:table-cell>
          <table:table-cell office:value-type="string" calcext:value-type="string">
            <text:p>4m</text:p>
          </table:table-cell>
          <table:table-cell office:value-type="float" office:value="21616.4" calcext:value-type="float">
            <text:p>21616.4</text:p>
          </table:table-cell>
          <table:table-cell office:value-type="float" office:value="20790.1" calcext:value-type="float">
            <text:p>20790.1</text:p>
          </table:table-cell>
          <table:table-cell office:value-type="float" office:value="5919.5" calcext:value-type="float">
            <text:p>5919.5</text:p>
          </table:table-cell>
          <table:table-cell office:value-type="float" office:value="-28760.8" calcext:value-type="float">
            <text:p>-28760.8</text:p>
          </table:table-cell>
          <table:table-cell office:value-type="float" office:value="35978.5" calcext:value-type="float">
            <text:p>35978.5</text:p>
          </table:table-cell>
          <table:table-cell office:value-type="float" office:value="2.4" calcext:value-type="float">
            <text:p>2.4</text:p>
          </table:table-cell>
          <table:table-cell office:value-type="float" office:value="0.5" calcext:value-type="float">
            <text:p>0.5</text:p>
          </table:table-cell>
          <table:table-cell office:value-type="float" office:value="-9.3" calcext:value-type="float">
            <text:p>-9.3</text:p>
          </table:table-cell>
          <table:table-cell office:value-type="float" office:value="-13.1" calcext:value-type="float">
            <text:p>-13.1</text:p>
          </table:table-cell>
          <table:table-cell office:value-type="float" office:value="12.1" calcext:value-type="float">
            <text:p>12.1</text:p>
          </table:table-cell>
          <table:table-cell office:value-type="float" office:value="20.6" calcext:value-type="float">
            <text:p>20.6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32.3176191418131" calcext:value-type="float">
            <text:p>-32.3176191418131</text:p>
          </table:table-cell>
          <table:table-cell office:value-type="float" office:value="-179.282389732905" calcext:value-type="float">
            <text:p>-179.282389732905</text:p>
          </table:table-cell>
          <table:table-cell office:value-type="string" calcext:value-type="string">
            <text:p>17d</text:p>
          </table:table-cell>
          <table:table-cell office:value-type="string" calcext:value-type="string">
            <text:p>23m</text:p>
          </table:table-cell>
          <table:table-cell office:value-type="string" calcext:value-type="string">
            <text:p>-57d</text:p>
          </table:table-cell>
          <table:table-cell office:value-type="string" calcext:value-type="string">
            <text:p>13m</text:p>
          </table:table-cell>
          <table:table-cell office:value-type="float" office:value="20408.3" calcext:value-type="float">
            <text:p>20408.3</text:p>
          </table:table-cell>
          <table:table-cell office:value-type="float" office:value="19476.8" calcext:value-type="float">
            <text:p>19476.8</text:p>
          </table:table-cell>
          <table:table-cell office:value-type="float" office:value="6095.3" calcext:value-type="float">
            <text:p>6095.3</text:p>
          </table:table-cell>
          <table:table-cell office:value-type="float" office:value="-31691.7" calcext:value-type="float">
            <text:p>-31691.7</text:p>
          </table:table-cell>
          <table:table-cell office:value-type="float" office:value="37694.4" calcext:value-type="float">
            <text:p>37694.4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-8.9" calcext:value-type="float">
            <text:p>-8.9</text:p>
          </table:table-cell>
          <table:table-cell office:value-type="float" office:value="-13.2" calcext:value-type="float">
            <text:p>-13.2</text:p>
          </table:table-cell>
          <table:table-cell office:value-type="float" office:value="12.4" calcext:value-type="float">
            <text:p>12.4</text:p>
          </table:table-cell>
          <table:table-cell office:value-type="float" office:value="22.4" calcext:value-type="float">
            <text:p>22.4</text:p>
          </table:table-cell>
          <table:table-cell office:value-type="float" office:value="-23.6" calcext:value-type="float">
            <text:p>-23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35.9869849008586" calcext:value-type="float">
            <text:p>-35.9869849008586</text:p>
          </table:table-cell>
          <table:table-cell office:value-type="float" office:value="179.710474750409" calcext:value-type="float">
            <text:p>179.710474750409</text:p>
          </table:table-cell>
          <table:table-cell office:value-type="string" calcext:value-type="string">
            <text:p>19d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-60d</text:p>
          </table:table-cell>
          <table:table-cell office:value-type="string" calcext:value-type="string">
            <text:p>58m</text:p>
          </table:table-cell>
          <table:table-cell office:value-type="float" office:value="19103" calcext:value-type="float">
            <text:p>19103</text:p>
          </table:table-cell>
          <table:table-cell office:value-type="float" office:value="18051.9" calcext:value-type="float">
            <text:p>18051.9</text:p>
          </table:table-cell>
          <table:table-cell office:value-type="float" office:value="6249.2" calcext:value-type="float">
            <text:p>6249.2</text:p>
          </table:table-cell>
          <table:table-cell office:value-type="float" office:value="-34422.2" calcext:value-type="float">
            <text:p>-34422.2</text:p>
          </table:table-cell>
          <table:table-cell office:value-type="float" office:value="39367.7" calcext:value-type="float">
            <text:p>39367.7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-8" calcext:value-type="float">
            <text:p>-8</text:p>
          </table:table-cell>
          <table:table-cell office:value-type="float" office:value="-13" calcext:value-type="float">
            <text:p>-13</text:p>
          </table:table-cell>
          <table:table-cell office:value-type="float" office:value="12.9" calcext:value-type="float">
            <text:p>12.9</text:p>
          </table:table-cell>
          <table:table-cell office:value-type="float" office:value="24.3" calcext:value-type="float">
            <text:p>24.3</text:p>
          </table:table-cell>
          <table:table-cell office:value-type="float" office:value="-25.2" calcext:value-type="float">
            <text:p>-25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39.6483402056958" calcext:value-type="float">
            <text:p>-39.6483402056958</text:p>
          </table:table-cell>
          <table:table-cell office:value-type="float" office:value="178.630091108162" calcext:value-type="float">
            <text:p>178.630091108162</text:p>
          </table:table-cell>
          <table:table-cell office:value-type="string" calcext:value-type="string">
            <text:p>21d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-64d</text:p>
          </table:table-cell>
          <table:table-cell office:value-type="string" calcext:value-type="string">
            <text:p>23m</text:p>
          </table:table-cell>
          <table:table-cell office:value-type="float" office:value="17712.8" calcext:value-type="float">
            <text:p>17712.8</text:p>
          </table:table-cell>
          <table:table-cell office:value-type="float" office:value="16525.6" calcext:value-type="float">
            <text:p>16525.6</text:p>
          </table:table-cell>
          <table:table-cell office:value-type="float" office:value="6375.7" calcext:value-type="float">
            <text:p>6375.7</text:p>
          </table:table-cell>
          <table:table-cell office:value-type="float" office:value="-36953.3" calcext:value-type="float">
            <text:p>-36953.3</text:p>
          </table:table-cell>
          <table:table-cell office:value-type="float" office:value="40979.2" calcext:value-type="float">
            <text:p>40979.2</text:p>
          </table:table-cell>
          <table:table-cell office:value-type="float" office:value="3.4" calcext:value-type="float">
            <text:p>3.4</text:p>
          </table:table-cell>
          <table:table-cell office:value-type="float" office:value="0.4" calcext:value-type="float">
            <text:p>0.4</text:p>
          </table:table-cell>
          <table:table-cell office:value-type="float" office:value="-6.8" calcext:value-type="float">
            <text:p>-6.8</text:p>
          </table:table-cell>
          <table:table-cell office:value-type="float" office:value="-12.5" calcext:value-type="float">
            <text:p>-12.5</text:p>
          </table:table-cell>
          <table:table-cell office:value-type="float" office:value="13.7" calcext:value-type="float">
            <text:p>13.7</text:p>
          </table:table-cell>
          <table:table-cell office:value-type="float" office:value="26.3" calcext:value-type="float">
            <text:p>26.3</text:p>
          </table:table-cell>
          <table:table-cell office:value-type="float" office:value="-26.7" calcext:value-type="float">
            <text:p>-26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43.3002849863223" calcext:value-type="float">
            <text:p>-43.3002849863223</text:p>
          </table:table-cell>
          <table:table-cell office:value-type="float" office:value="177.457554650562" calcext:value-type="float">
            <text:p>177.457554650562</text:p>
          </table:table-cell>
          <table:table-cell office:value-type="string" calcext:value-type="string">
            <text:p>23d</text:p>
          </table:table-cell>
          <table:table-cell office:value-type="string" calcext:value-type="string">
            <text:p>28m</text:p>
          </table:table-cell>
          <table:table-cell office:value-type="string" calcext:value-type="string">
            <text:p>-67d</text:p>
          </table:table-cell>
          <table:table-cell office:value-type="string" calcext:value-type="string">
            <text:p>32m</text:p>
          </table:table-cell>
          <table:table-cell office:value-type="float" office:value="16241.7" calcext:value-type="float">
            <text:p>16241.7</text:p>
          </table:table-cell>
          <table:table-cell office:value-type="float" office:value="14898.4" calcext:value-type="float">
            <text:p>14898.4</text:p>
          </table:table-cell>
          <table:table-cell office:value-type="float" office:value="6467.7" calcext:value-type="float">
            <text:p>6467.7</text:p>
          </table:table-cell>
          <table:table-cell office:value-type="float" office:value="-39286" calcext:value-type="float">
            <text:p>-39286</text:p>
          </table:table-cell>
          <table:table-cell office:value-type="float" office:value="42511" calcext:value-type="float">
            <text:p>42511</text:p>
          </table:table-cell>
          <table:table-cell office:value-type="float" office:value="3.9" calcext:value-type="float">
            <text:p>3.9</text:p>
          </table:table-cell>
          <table:table-cell office:value-type="float" office:value="0.5" calcext:value-type="float">
            <text:p>0.5</text:p>
          </table:table-cell>
          <table:table-cell office:value-type="float" office:value="-4.9" calcext:value-type="float">
            <text:p>-4.9</text:p>
          </table:table-cell>
          <table:table-cell office:value-type="float" office:value="-11.8" calcext:value-type="float">
            <text:p>-11.8</text:p>
          </table:table-cell>
          <table:table-cell office:value-type="float" office:value="14.8" calcext:value-type="float">
            <text:p>14.8</text:p>
          </table:table-cell>
          <table:table-cell office:value-type="float" office:value="28.4" calcext:value-type="float">
            <text:p>28.4</text:p>
          </table:table-cell>
          <table:table-cell office:value-type="float" office:value="-28.1" calcext:value-type="float">
            <text:p>-28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46.9410348490916" calcext:value-type="float">
            <text:p>-46.9410348490916</text:p>
          </table:table-cell>
          <table:table-cell office:value-type="float" office:value="176.167951051671" calcext:value-type="float">
            <text:p>176.167951051671</text:p>
          </table:table-cell>
          <table:table-cell office:value-type="string" calcext:value-type="string">
            <text:p>26d</text:p>
          </table:table-cell>
          <table:table-cell office:value-type="string" calcext:value-type="string">
            <text:p>20m</text:p>
          </table:table-cell>
          <table:table-cell office:value-type="string" calcext:value-type="string">
            <text:p>-70d</text:p>
          </table:table-cell>
          <table:table-cell office:value-type="string" calcext:value-type="string">
            <text:p>28m</text:p>
          </table:table-cell>
          <table:table-cell office:value-type="float" office:value="14686.9" calcext:value-type="float">
            <text:p>14686.9</text:p>
          </table:table-cell>
          <table:table-cell office:value-type="float" office:value="13162.5" calcext:value-type="float">
            <text:p>13162.5</text:p>
          </table:table-cell>
          <table:table-cell office:value-type="float" office:value="6515.8" calcext:value-type="float">
            <text:p>6515.8</text:p>
          </table:table-cell>
          <table:table-cell office:value-type="float" office:value="-41416.3" calcext:value-type="float">
            <text:p>-41416.3</text:p>
          </table:table-cell>
          <table:table-cell office:value-type="float" office:value="43943.3" calcext:value-type="float">
            <text:p>43943.3</text:p>
          </table:table-cell>
          <table:table-cell office:value-type="float" office:value="4.5" calcext:value-type="float">
            <text:p>4.5</text:p>
          </table:table-cell>
          <table:table-cell office:value-type="float" office:value="0.6" calcext:value-type="float">
            <text:p>0.6</text:p>
          </table:table-cell>
          <table:table-cell office:value-type="float" office:value="-2.3" calcext:value-type="float">
            <text:p>-2.3</text:p>
          </table:table-cell>
          <table:table-cell office:value-type="float" office:value="-10.7" calcext:value-type="float">
            <text:p>-10.7</text:p>
          </table:table-cell>
          <table:table-cell office:value-type="float" office:value="16.4" calcext:value-type="float">
            <text:p>16.4</text:p>
          </table:table-cell>
          <table:table-cell office:value-type="float" office:value="30.2" calcext:value-type="float">
            <text:p>30.2</text:p>
          </table:table-cell>
          <table:table-cell office:value-type="float" office:value="-29.3" calcext:value-type="float">
            <text:p>-29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50.5682224103121" calcext:value-type="float">
            <text:p>-50.5682224103121</text:p>
          </table:table-cell>
          <table:table-cell office:value-type="float" office:value="174.727652614159" calcext:value-type="float">
            <text:p>174.727652614159</text:p>
          </table:table-cell>
          <table:table-cell office:value-type="string" calcext:value-type="string">
            <text:p>29d</text:p>
          </table:table-cell>
          <table:table-cell office:value-type="string" calcext:value-type="string">
            <text:p>56m</text:p>
          </table:table-cell>
          <table:table-cell office:value-type="string" calcext:value-type="string">
            <text:p>-73d</text:p>
          </table:table-cell>
          <table:table-cell office:value-type="string" calcext:value-type="string">
            <text:p>15m</text:p>
          </table:table-cell>
          <table:table-cell office:value-type="float" office:value="13043.8" calcext:value-type="float">
            <text:p>13043.8</text:p>
          </table:table-cell>
          <table:table-cell office:value-type="float" office:value="11304.5" calcext:value-type="float">
            <text:p>11304.5</text:p>
          </table:table-cell>
          <table:table-cell office:value-type="float" office:value="6507.7" calcext:value-type="float">
            <text:p>6507.7</text:p>
          </table:table-cell>
          <table:table-cell office:value-type="float" office:value="-43330.7" calcext:value-type="float">
            <text:p>-43330.7</text:p>
          </table:table-cell>
          <table:table-cell office:value-type="float" office:value="45251.4" calcext:value-type="float">
            <text:p>45251.4</text:p>
          </table:table-cell>
          <table:table-cell office:value-type="float" office:value="5.4" calcext:value-type="float">
            <text:p>5.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-9.4" calcext:value-type="float">
            <text:p>-9.4</text:p>
          </table:table-cell>
          <table:table-cell office:value-type="float" office:value="18.4" calcext:value-type="float">
            <text:p>18.4</text:p>
          </table:table-cell>
          <table:table-cell office:value-type="float" office:value="31.8" calcext:value-type="float">
            <text:p>31.8</text:p>
          </table:table-cell>
          <table:table-cell office:value-type="float" office:value="-30.1" calcext:value-type="float">
            <text:p>-30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54.1785809330513" calcext:value-type="float">
            <text:p>-54.1785809330513</text:p>
          </table:table-cell>
          <table:table-cell office:value-type="float" office:value="173.090067203891" calcext:value-type="float">
            <text:p>173.090067203891</text:p>
          </table:table-cell>
          <table:table-cell office:value-type="string" calcext:value-type="string">
            <text:p>34d</text:p>
          </table:table-cell>
          <table:table-cell office:value-type="string" calcext:value-type="string">
            <text:p>37m</text:p>
          </table:table-cell>
          <table:table-cell office:value-type="string" calcext:value-type="string">
            <text:p>-75d</text:p>
          </table:table-cell>
          <table:table-cell office:value-type="string" calcext:value-type="string">
            <text:p>53m</text:p>
          </table:table-cell>
          <table:table-cell office:value-type="float" office:value="11313" calcext:value-type="float">
            <text:p>11313</text:p>
          </table:table-cell>
          <table:table-cell office:value-type="float" office:value="9310.3" calcext:value-type="float">
            <text:p>9310.3</text:p>
          </table:table-cell>
          <table:table-cell office:value-type="float" office:value="6426.7" calcext:value-type="float">
            <text:p>6426.7</text:p>
          </table:table-cell>
          <table:table-cell office:value-type="float" office:value="-45004" calcext:value-type="float">
            <text:p>-45004</text:p>
          </table:table-cell>
          <table:table-cell office:value-type="float" office:value="46404.1" calcext:value-type="float">
            <text:p>46404.1</text:p>
          </table:table-cell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office:value-type="float" office:value="-8" calcext:value-type="float">
            <text:p>-8</text:p>
          </table:table-cell>
          <table:table-cell office:value-type="float" office:value="20.8" calcext:value-type="float">
            <text:p>20.8</text:p>
          </table:table-cell>
          <table:table-cell office:value-type="float" office:value="32.9" calcext:value-type="float">
            <text:p>32.9</text:p>
          </table:table-cell>
          <table:table-cell office:value-type="float" office:value="-30.6" calcext:value-type="float">
            <text:p>-30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57.7674226814796" calcext:value-type="float">
            <text:p>-57.7674226814796</text:p>
          </table:table-cell>
          <table:table-cell office:value-type="float" office:value="171.188722134915" calcext:value-type="float">
            <text:p>171.188722134915</text:p>
          </table:table-cell>
          <table:table-cell office:value-type="string" calcext:value-type="string">
            <text:p>41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-78d</text:p>
          </table:table-cell>
          <table:table-cell office:value-type="string" calcext:value-type="string">
            <text:p>25m</text:p>
          </table:table-cell>
          <table:table-cell office:value-type="float" office:value="9512.4" calcext:value-type="float">
            <text:p>9512.4</text:p>
          </table:table-cell>
          <table:table-cell office:value-type="float" office:value="7170.4" calcext:value-type="float">
            <text:p>7170.4</text:p>
          </table:table-cell>
          <table:table-cell office:value-type="float" office:value="6250.7" calcext:value-type="float">
            <text:p>6250.7</text:p>
          </table:table-cell>
          <table:table-cell office:value-type="float" office:value="-46398.4" calcext:value-type="float">
            <text:p>-46398.4</text:p>
          </table:table-cell>
          <table:table-cell office:value-type="float" office:value="47363.5" calcext:value-type="float">
            <text:p>47363.5</text:p>
          </table:table-cell>
          <table:table-cell office:value-type="float" office:value="8" calcext:value-type="float">
            <text:p>8</text:p>
          </table:table-cell>
          <table:table-cell office:value-type="float" office:value="1.2" calcext:value-type="float">
            <text:p>1.2</text:p>
          </table:table-cell>
          <table:table-cell office:value-type="float" office:value="10.5" calcext:value-type="float">
            <text:p>10.5</text:p>
          </table:table-cell>
          <table:table-cell office:value-type="float" office:value="-6.6" calcext:value-type="float">
            <text:p>-6.6</text:p>
          </table:table-cell>
          <table:table-cell office:value-type="float" office:value="23.5" calcext:value-type="float">
            <text:p>23.5</text:p>
          </table:table-cell>
          <table:table-cell office:value-type="float" office:value="33.4" calcext:value-type="float">
            <text:p>33.4</text:p>
          </table:table-cell>
          <table:table-cell office:value-type="float" office:value="-30.6" calcext:value-type="float">
            <text:p>-30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61.3277421935354" calcext:value-type="float">
            <text:p>-61.3277421935354</text:p>
          </table:table-cell>
          <table:table-cell office:value-type="float" office:value="168.925575855567" calcext:value-type="float">
            <text:p>168.925575855567</text:p>
          </table:table-cell>
          <table:table-cell office:value-type="string" calcext:value-type="string">
            <text:p>50d</text:p>
          </table:table-cell>
          <table:table-cell office:value-type="string" calcext:value-type="string">
            <text:p>36m</text:p>
          </table:table-cell>
          <table:table-cell office:value-type="string" calcext:value-type="string">
            <text:p>-80d</text:p>
          </table:table-cell>
          <table:table-cell office:value-type="string" calcext:value-type="string">
            <text:p>47m</text:p>
          </table:table-cell>
          <table:table-cell office:value-type="float" office:value="7698.5" calcext:value-type="float">
            <text:p>7698.5</text:p>
          </table:table-cell>
          <table:table-cell office:value-type="float" office:value="4886.6" calcext:value-type="float">
            <text:p>4886.6</text:p>
          </table:table-cell>
          <table:table-cell office:value-type="float" office:value="5948.8" calcext:value-type="float">
            <text:p>5948.8</text:p>
          </table:table-cell>
          <table:table-cell office:value-type="float" office:value="-47466.3" calcext:value-type="float">
            <text:p>-47466.3</text:p>
          </table:table-cell>
          <table:table-cell office:value-type="float" office:value="48086.5" calcext:value-type="float">
            <text:p>48086.5</text:p>
          </table:table-cell>
          <table:table-cell office:value-type="float" office:value="9.4" calcext:value-type="float">
            <text:p>9.4</text:p>
          </table:table-cell>
          <table:table-cell office:value-type="float" office:value="1.6" calcext:value-type="float">
            <text:p>1.6</text:p>
          </table:table-cell>
          <table:table-cell office:value-type="float" office:value="17" calcext:value-type="float">
            <text:p>17</text:p>
          </table:table-cell>
          <table:table-cell office:value-type="float" office:value="-5.4" calcext:value-type="float">
            <text:p>-5.4</text:p>
          </table:table-cell>
          <table:table-cell office:value-type="float" office:value="26.5" calcext:value-type="float">
            <text:p>26.5</text:p>
          </table:table-cell>
          <table:table-cell office:value-type="float" office:value="33.2" calcext:value-type="float">
            <text:p>33.2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64.8485978205479" calcext:value-type="float">
            <text:p>-64.8485978205479</text:p>
          </table:table-cell>
          <table:table-cell office:value-type="float" office:value="166.150417781038" calcext:value-type="float">
            <text:p>166.150417781038</text:p>
          </table:table-cell>
          <table:table-cell office:value-type="string" calcext:value-type="string">
            <text:p>65d</text:p>
          </table:table-cell>
          <table:table-cell office:value-type="string" calcext:value-type="string">
            <text:p>39m</text:p>
          </table:table-cell>
          <table:table-cell office:value-type="string" calcext:value-type="string">
            <text:p>-82d</text:p>
          </table:table-cell>
          <table:table-cell office:value-type="string" calcext:value-type="string">
            <text:p>53m</text:p>
          </table:table-cell>
          <table:table-cell office:value-type="float" office:value="6012.6" calcext:value-type="float">
            <text:p>6012.6</text:p>
          </table:table-cell>
          <table:table-cell office:value-type="float" office:value="2478.3" calcext:value-type="float">
            <text:p>2478.3</text:p>
          </table:table-cell>
          <table:table-cell office:value-type="float" office:value="5478.1" calcext:value-type="float">
            <text:p>5478.1</text:p>
          </table:table-cell>
          <table:table-cell office:value-type="float" office:value="-48154.8" calcext:value-type="float">
            <text:p>-48154.8</text:p>
          </table:table-cell>
          <table:table-cell office:value-type="float" office:value="48528.8" calcext:value-type="float">
            <text:p>48528.8</text:p>
          </table:table-cell>
          <table:table-cell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float" office:value="24.9" calcext:value-type="float">
            <text:p>24.9</text:p>
          </table:table-cell>
          <table:table-cell office:value-type="float" office:value="-4.9" calcext:value-type="float">
            <text:p>-4.9</text:p>
          </table:table-cell>
          <table:table-cell office:value-type="float" office:value="29.5" calcext:value-type="float">
            <text:p>29.5</text:p>
          </table:table-cell>
          <table:table-cell office:value-type="float" office:value="32.3" calcext:value-type="float">
            <text:p>32.3</text:p>
          </table:table-cell>
          <table:table-cell office:value-type="float" office:value="-28.9" calcext:value-type="float">
            <text:p>-28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68.3120210513745" calcext:value-type="float">
            <text:p>-68.3120210513745</text:p>
          </table:table-cell>
          <table:table-cell office:value-type="float" office:value="162.622904117758" calcext:value-type="float">
            <text:p>162.622904117758</text:p>
          </table:table-cell>
          <table:table-cell office:value-type="string" calcext:value-type="string">
            <text:p>90d</text:p>
          </table:table-cell>
          <table:table-cell office:value-type="string" calcext:value-type="string">
            <text:p>8m</text:p>
          </table:table-cell>
          <table:table-cell office:value-type="string" calcext:value-type="string">
            <text:p>-84d</text:p>
          </table:table-cell>
          <table:table-cell office:value-type="string" calcext:value-type="string">
            <text:p>22m</text:p>
          </table:table-cell>
          <table:table-cell office:value-type="float" office:value="4775.1" calcext:value-type="float">
            <text:p>4775.1</text:p>
          </table:table-cell>
          <table:table-cell office:value-type="float" office:value="-10.6" calcext:value-type="float">
            <text:p>-10.6</text:p>
          </table:table-cell>
          <table:table-cell office:value-type="float" office:value="4775.1" calcext:value-type="float">
            <text:p>4775.1</text:p>
          </table:table-cell>
          <table:table-cell office:value-type="float" office:value="-48414.1" calcext:value-type="float">
            <text:p>-48414.1</text:p>
          </table:table-cell>
          <table:table-cell office:value-type="float" office:value="48649" calcext:value-type="float">
            <text:p>48649</text:p>
          </table:table-cell>
          <table:table-cell office:value-type="float" office:value="3.7" calcext:value-type="float">
            <text:p>3.7</text:p>
          </table:table-cell>
          <table:table-cell office:value-type="float" office:value="2.5" calcext:value-type="float">
            <text:p>2.5</text:p>
          </table:table-cell>
          <table:table-cell office:value-type="float" office:value="32.3" calcext:value-type="float">
            <text:p>32.3</text:p>
          </table:table-cell>
          <table:table-cell office:value-type="float" office:value="-5.3" calcext:value-type="float">
            <text:p>-5.3</text:p>
          </table:table-cell>
          <table:table-cell office:value-type="float" office:value="32.3" calcext:value-type="float">
            <text:p>32.3</text:p>
          </table:table-cell>
          <table:table-cell office:value-type="float" office:value="30.7" calcext:value-type="float">
            <text:p>30.7</text:p>
          </table:table-cell>
          <table:table-cell office:value-type="float" office:value="-27.4" calcext:value-type="float">
            <text:p>-27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71.6867260357423" calcext:value-type="float">
            <text:p>-71.6867260357423</text:p>
          </table:table-cell>
          <table:table-cell office:value-type="float" office:value="157.939575374277" calcext:value-type="float">
            <text:p>157.939575374277</text:p>
          </table:table-cell>
          <table:table-cell office:value-type="string" calcext:value-type="string">
            <text:p>123d</text:p>
          </table:table-cell>
          <table:table-cell office:value-type="string" calcext:value-type="string">
            <text:p>46m</text:p>
          </table:table-cell>
          <table:table-cell office:value-type="string" calcext:value-type="string">
            <text:p>-84d</text:p>
          </table:table-cell>
          <table:table-cell office:value-type="string" calcext:value-type="string">
            <text:p>40m</text:p>
          </table:table-cell>
          <table:table-cell office:value-type="float" office:value="4500.7" calcext:value-type="float">
            <text:p>4500.7</text:p>
          </table:table-cell>
          <table:table-cell office:value-type="float" office:value="-2501.8" calcext:value-type="float">
            <text:p>-2501.8</text:p>
          </table:table-cell>
          <table:table-cell office:value-type="float" office:value="3741.3" calcext:value-type="float">
            <text:p>3741.3</text:p>
          </table:table-cell>
          <table:table-cell office:value-type="float" office:value="-48205.9" calcext:value-type="float">
            <text:p>-48205.9</text:p>
          </table:table-cell>
          <table:table-cell office:value-type="float" office:value="48415.5" calcext:value-type="float">
            <text:p>48415.5</text:p>
          </table:table-cell>
          <table:table-cell office:value-type="float" office:value="-10.1" calcext:value-type="float">
            <text:p>-10.1</text:p>
          </table:table-cell>
          <table:table-cell office:value-type="float" office:value="2.5" calcext:value-type="float">
            <text:p>2.5</text:p>
          </table:table-cell>
          <table:table-cell office:value-type="float" office:value="32.6" calcext:value-type="float">
            <text:p>32.6</text:p>
          </table:table-cell>
          <table:table-cell office:value-type="float" office:value="-7.1" calcext:value-type="float">
            <text:p>-7.1</text:p>
          </table:table-cell>
          <table:table-cell office:value-type="float" office:value="34.5" calcext:value-type="float">
            <text:p>34.5</text:p>
          </table:table-cell>
          <table:table-cell office:value-type="float" office:value="28.8" calcext:value-type="float">
            <text:p>28.8</text:p>
          </table:table-cell>
          <table:table-cell office:value-type="float" office:value="-25.7" calcext:value-type="float">
            <text:p>-25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74.9144218202924" calcext:value-type="float">
            <text:p>-74.9144218202924</text:p>
          </table:table-cell>
          <table:table-cell office:value-type="float" office:value="151.390344916473" calcext:value-type="float">
            <text:p>151.390344916473</text:p>
          </table:table-cell>
          <table:table-cell office:value-type="string" calcext:value-type="string">
            <text:p>155d</text:p>
          </table:table-cell>
          <table:table-cell office:value-type="string" calcext:value-type="string">
            <text:p>30m</text:p>
          </table:table-cell>
          <table:table-cell office:value-type="string" calcext:value-type="string">
            <text:p>-83d</text:p>
          </table:table-cell>
          <table:table-cell office:value-type="string" calcext:value-type="string">
            <text:p>35m</text:p>
          </table:table-cell>
          <table:table-cell office:value-type="float" office:value="5336.8" calcext:value-type="float">
            <text:p>5336.8</text:p>
          </table:table-cell>
          <table:table-cell office:value-type="float" office:value="-4856" calcext:value-type="float">
            <text:p>-4856</text:p>
          </table:table-cell>
          <table:table-cell office:value-type="float" office:value="2213.6" calcext:value-type="float">
            <text:p>2213.6</text:p>
          </table:table-cell>
          <table:table-cell office:value-type="float" office:value="-47512.2" calcext:value-type="float">
            <text:p>-47512.2</text:p>
          </table:table-cell>
          <table:table-cell office:value-type="float" office:value="47811" calcext:value-type="float">
            <text:p>47811</text:p>
          </table:table-cell>
          <table:table-cell office:value-type="float" office:value="-18" calcext:value-type="float">
            <text:p>-18</text:p>
          </table:table-cell>
          <table:table-cell office:value-type="float" office:value="2" calcext:value-type="float">
            <text:p>2</text:p>
          </table:table-cell>
          <table:table-cell office:value-type="float" office:value="24.7" calcext:value-type="float">
            <text:p>24.7</text:p>
          </table:table-cell>
          <table:table-cell office:value-type="float" office:value="-10.8" calcext:value-type="float">
            <text:p>-10.8</text:p>
          </table:table-cell>
          <table:table-cell office:value-type="float" office:value="35.7" calcext:value-type="float">
            <text:p>35.7</text:p>
          </table:table-cell>
          <table:table-cell office:value-type="float" office:value="26.7" calcext:value-type="float">
            <text:p>26.7</text:p>
          </table:table-cell>
          <table:table-cell office:value-type="float" office:value="-23.8" calcext:value-type="float">
            <text:p>-23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77.8784463767936" calcext:value-type="float">
            <text:p>-77.8784463767936</text:p>
          </table:table-cell>
          <table:table-cell office:value-type="float" office:value="141.693074200683" calcext:value-type="float">
            <text:p>141.693074200683</text:p>
          </table:table-cell>
          <table:table-cell office:value-type="string" calcext:value-type="string">
            <text:p>-179d</text:p>
          </table:table-cell>
          <table:table-cell office:value-type="string" calcext:value-type="string">
            <text:p>20m</text:p>
          </table:table-cell>
          <table:table-cell office:value-type="string" calcext:value-type="string">
            <text:p>-81d</text:p>
          </table:table-cell>
          <table:table-cell office:value-type="string" calcext:value-type="string">
            <text:p>40m</text:p>
          </table:table-cell>
          <table:table-cell office:value-type="float" office:value="6791.5" calcext:value-type="float">
            <text:p>6791.5</text:p>
          </table:table-cell>
          <table:table-cell office:value-type="float" office:value="-6791.1" calcext:value-type="float">
            <text:p>-6791.1</text:p>
          </table:table-cell>
          <table:table-cell office:value-type="float" office:value="-79.5" calcext:value-type="float">
            <text:p>-79.5</text:p>
          </table:table-cell>
          <table:table-cell office:value-type="float" office:value="-46342" calcext:value-type="float">
            <text:p>-46342</text:p>
          </table:table-cell>
          <table:table-cell office:value-type="float" office:value="46837" calcext:value-type="float">
            <text:p>46837</text:p>
          </table:table-cell>
          <table:table-cell office:value-type="float" office:value="-17.7" calcext:value-type="float">
            <text:p>-17.7</text:p>
          </table:table-cell>
          <table:table-cell office:value-type="float" office:value="1.5" calcext:value-type="float">
            <text:p>1.5</text:p>
          </table:table-cell>
          <table:table-cell office:value-type="float" office:value="16.6" calcext:value-type="float">
            <text:p>16.6</text:p>
          </table:table-cell>
          <table:table-cell office:value-type="float" office:value="-16.9" calcext:value-type="float">
            <text:p>-16.9</text:p>
          </table:table-cell>
          <table:table-cell office:value-type="float" office:value="34.8" calcext:value-type="float">
            <text:p>34.8</text:p>
          </table:table-cell>
          <table:table-cell office:value-type="float" office:value="24.8" calcext:value-type="float">
            <text:p>24.8</text:p>
          </table:table-cell>
          <table:table-cell office:value-type="float" office:value="-22.1" calcext:value-type="float">
            <text:p>-22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80.3343118328524" calcext:value-type="float">
            <text:p>-80.3343118328524</text:p>
          </table:table-cell>
          <table:table-cell office:value-type="float" office:value="126.705211451104" calcext:value-type="float">
            <text:p>126.705211451104</text:p>
          </table:table-cell>
          <table:table-cell office:value-type="string" calcext:value-type="string">
            <text:p>-155d</text:p>
          </table:table-cell>
          <table:table-cell office:value-type="string" calcext:value-type="string">
            <text:p>28m</text:p>
          </table:table-cell>
          <table:table-cell office:value-type="string" calcext:value-type="string">
            <text:p>-79d</text:p>
          </table:table-cell>
          <table:table-cell office:value-type="string" calcext:value-type="string">
            <text:p>22m</text:p>
          </table:table-cell>
          <table:table-cell office:value-type="float" office:value="8402.2" calcext:value-type="float">
            <text:p>8402.2</text:p>
          </table:table-cell>
          <table:table-cell office:value-type="float" office:value="-7644.1" calcext:value-type="float">
            <text:p>-7644.1</text:p>
          </table:table-cell>
          <table:table-cell office:value-type="float" office:value="-3487.8" calcext:value-type="float">
            <text:p>-3487.8</text:p>
          </table:table-cell>
          <table:table-cell office:value-type="float" office:value="-44732.4" calcext:value-type="float">
            <text:p>-44732.4</text:p>
          </table:table-cell>
          <table:table-cell office:value-type="float" office:value="45514.7" calcext:value-type="float">
            <text:p>45514.7</text:p>
          </table:table-cell>
          <table:table-cell office:value-type="float" office:value="-15.5" calcext:value-type="float">
            <text:p>-15.5</text:p>
          </table:table-cell>
          <table:table-cell office:value-type="float" office:value="1.2" calcext:value-type="float">
            <text:p>1.2</text:p>
          </table:table-cell>
          <table:table-cell office:value-type="float" office:value="11.3" calcext:value-type="float">
            <text:p>11.3</text:p>
          </table:table-cell>
          <table:table-cell office:value-type="float" office:value="-25.9" calcext:value-type="float">
            <text:p>-25.9</text:p>
          </table:table-cell>
          <table:table-cell office:value-type="float" office:value="29.9" calcext:value-type="float">
            <text:p>29.9</text:p>
          </table:table-cell>
          <table:table-cell office:value-type="float" office:value="23.2" calcext:value-type="float">
            <text:p>23.2</text:p>
          </table:table-cell>
          <table:table-cell office:value-type="float" office:value="-20.7" calcext:value-type="float">
            <text:p>-20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81.8120292454372" calcext:value-type="float">
            <text:p>-81.8120292454372</text:p>
          </table:table-cell>
          <table:table-cell office:value-type="float" office:value="104.426639884151" calcext:value-type="float">
            <text:p>104.426639884151</text:p>
          </table:table-cell>
          <table:table-cell office:value-type="string" calcext:value-type="string">
            <text:p>-127d</text:p>
          </table:table-cell>
          <table:table-cell office:value-type="string" calcext:value-type="string">
            <text:p>56m</text:p>
          </table:table-cell>
          <table:table-cell office:value-type="string" calcext:value-type="string">
            <text:p>-76d</text:p>
          </table:table-cell>
          <table:table-cell office:value-type="string" calcext:value-type="string">
            <text:p>56m</text:p>
          </table:table-cell>
          <table:table-cell office:value-type="float" office:value="9923.8" calcext:value-type="float">
            <text:p>9923.8</text:p>
          </table:table-cell>
          <table:table-cell office:value-type="float" office:value="-6100.2" calcext:value-type="float">
            <text:p>-6100.2</text:p>
          </table:table-cell>
          <table:table-cell office:value-type="float" office:value="-7827.5" calcext:value-type="float">
            <text:p>-7827.5</text:p>
          </table:table-cell>
          <table:table-cell office:value-type="float" office:value="-42746.4" calcext:value-type="float">
            <text:p>-42746.4</text:p>
          </table:table-cell>
          <table:table-cell office:value-type="float" office:value="43883.3" calcext:value-type="float">
            <text:p>43883.3</text:p>
          </table:table-cell>
          <table:table-cell office:value-type="float" office:value="-13.5" calcext:value-type="float">
            <text:p>-13.5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.1</text:p>
          </table:table-cell>
          <table:table-cell office:value-type="float" office:value="-35.7" calcext:value-type="float">
            <text:p>-35.7</text:p>
          </table:table-cell>
          <table:table-cell office:value-type="float" office:value="17.7" calcext:value-type="float">
            <text:p>17.7</text:p>
          </table:table-cell>
          <table:table-cell office:value-type="float" office:value="22.2" calcext:value-type="float">
            <text:p>22.2</text:p>
          </table:table-cell>
          <table:table-cell office:value-type="float" office:value="-19.8" calcext:value-type="float">
            <text:p>-19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81.7669684781792" calcext:value-type="float">
            <text:p>-81.7669684781792</text:p>
          </table:table-cell>
          <table:table-cell office:value-type="float" office:value="78.0860746715875" calcext:value-type="float">
            <text:p>78.0860746715875</text:p>
          </table:table-cell>
          <table:table-cell office:value-type="string" calcext:value-type="string">
            <text:p>-98d</text:p>
          </table:table-cell>
          <table:table-cell office:value-type="string" calcext:value-type="string">
            <text:p>20m</text:p>
          </table:table-cell>
          <table:table-cell office:value-type="string" calcext:value-type="string">
            <text:p>-74d</text:p>
          </table:table-cell>
          <table:table-cell office:value-type="string" calcext:value-type="string">
            <text:p>29m</text:p>
          </table:table-cell>
          <table:table-cell office:value-type="float" office:value="11231.5" calcext:value-type="float">
            <text:p>11231.5</text:p>
          </table:table-cell>
          <table:table-cell office:value-type="float" office:value="-1628" calcext:value-type="float">
            <text:p>-1628</text:p>
          </table:table-cell>
          <table:table-cell office:value-type="float" office:value="-11112.9" calcext:value-type="float">
            <text:p>-11112.9</text:p>
          </table:table-cell>
          <table:table-cell office:value-type="float" office:value="-40466.3" calcext:value-type="float">
            <text:p>-40466.3</text:p>
          </table:table-cell>
          <table:table-cell office:value-type="float" office:value="41996" calcext:value-type="float">
            <text:p>41996</text:p>
          </table:table-cell>
          <table:table-cell office:value-type="float" office:value="-11.9" calcext:value-type="float">
            <text:p>-11.9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office:value-type="float" office:value="-39.5" calcext:value-type="float">
            <text:p>-39.5</text:p>
          </table:table-cell>
          <table:table-cell office:value-type="float" office:value="-0.4" calcext:value-type="float">
            <text:p>-0.4</text:p>
          </table:table-cell>
          <table:table-cell office:value-type="float" office:value="21.8" calcext:value-type="float">
            <text:p>21.8</text:p>
          </table:table-cell>
          <table:table-cell office:value-type="float" office:value="-19.4" calcext:value-type="float">
            <text:p>-19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80.2196507073543" calcext:value-type="float">
            <text:p>-80.2196507073543</text:p>
          </table:table-cell>
          <table:table-cell office:value-type="float" office:value="56.1952198246999" calcext:value-type="float">
            <text:p>56.1952198246999</text:p>
          </table:table-cell>
          <table:table-cell office:value-type="string" calcext:value-type="string">
            <text:p>-74d</text:p>
          </table:table-cell>
          <table:table-cell office:value-type="string" calcext:value-type="string">
            <text:p>23m</text:p>
          </table:table-cell>
          <table:table-cell office:value-type="string" calcext:value-type="string">
            <text:p>-72d</text:p>
          </table:table-cell>
          <table:table-cell office:value-type="string" calcext:value-type="string">
            <text:p>7m</text:p>
          </table:table-cell>
          <table:table-cell office:value-type="float" office:value="12261.7" calcext:value-type="float">
            <text:p>12261.7</text:p>
          </table:table-cell>
          <table:table-cell office:value-type="float" office:value="3300" calcext:value-type="float">
            <text:p>3300</text:p>
          </table:table-cell>
          <table:table-cell office:value-type="float" office:value="-11809.3" calcext:value-type="float">
            <text:p>-11809.3</text:p>
          </table:table-cell>
          <table:table-cell office:value-type="float" office:value="-37984.9" calcext:value-type="float">
            <text:p>-37984.9</text:p>
          </table:table-cell>
          <table:table-cell office:value-type="float" office:value="39915" calcext:value-type="float">
            <text:p>39915</text:p>
          </table:table-cell>
          <table:table-cell office:value-type="float" office:value="-10.8" calcext:value-type="float">
            <text:p>-10.8</text:p>
          </table:table-cell>
          <table:table-cell office:value-type="float" office:value="1" calcext:value-type="float">
            <text:p>1</text:p>
          </table:table-cell>
          <table:table-cell office:value-type="float" office:value="5.1" calcext:value-type="float">
            <text:p>5.1</text:p>
          </table:table-cell>
          <table:table-cell office:value-type="float" office:value="-35.6" calcext:value-type="float">
            <text:p>-35.6</text:p>
          </table:table-cell>
          <table:table-cell office:value-type="float" office:value="-15.2" calcext:value-type="float">
            <text:p>-15.2</text:p>
          </table:table-cell>
          <table:table-cell office:value-type="float" office:value="22.2" calcext:value-type="float">
            <text:p>22.2</text:p>
          </table:table-cell>
          <table:table-cell office:value-type="float" office:value="-19.6" calcext:value-type="float">
            <text:p>-19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77.7247774443018" calcext:value-type="float">
            <text:p>-77.7247774443018</text:p>
          </table:table-cell>
          <table:table-cell office:value-type="float" office:value="41.5586909641279" calcext:value-type="float">
            <text:p>41.5586909641279</text:p>
          </table:table-cell>
          <table:table-cell office:value-type="string" calcext:value-type="string">
            <text:p>-58d</text:p>
          </table:table-cell>
          <table:table-cell office:value-type="string" calcext:value-type="string">
            <text:p>28m</text:p>
          </table:table-cell>
          <table:table-cell office:value-type="string" calcext:value-type="string">
            <text:p>-69d</text:p>
          </table:table-cell>
          <table:table-cell office:value-type="string" calcext:value-type="string">
            <text:p>51m</text:p>
          </table:table-cell>
          <table:table-cell office:value-type="float" office:value="12988.2" calcext:value-type="float">
            <text:p>12988.2</text:p>
          </table:table-cell>
          <table:table-cell office:value-type="float" office:value="6793.7" calcext:value-type="float">
            <text:p>6793.7</text:p>
          </table:table-cell>
          <table:table-cell office:value-type="float" office:value="-11069.7" calcext:value-type="float">
            <text:p>-11069.7</text:p>
          </table:table-cell>
          <table:table-cell office:value-type="float" office:value="-35397.7" calcext:value-type="float">
            <text:p>-35397.7</text:p>
          </table:table-cell>
          <table:table-cell office:value-type="float" office:value="37705.3" calcext:value-type="float">
            <text:p>37705.3</text:p>
          </table:table-cell>
          <table:table-cell office:value-type="float" office:value="-9.9" calcext:value-type="float">
            <text:p>-9.9</text:p>
          </table:table-cell>
          <table:table-cell office:value-type="float" office:value="1.1" calcext:value-type="float">
            <text:p>1.1</text:p>
          </table:table-cell>
          <table:table-cell office:value-type="float" office:value="4.3" calcext:value-type="float">
            <text:p>4.3</text:p>
          </table:table-cell>
          <table:table-cell office:value-type="float" office:value="-29.6" calcext:value-type="float">
            <text:p>-29.6</text:p>
          </table:table-cell>
          <table:table-cell office:value-type="float" office:value="-23.1" calcext:value-type="float">
            <text:p>-23.1</text:p>
          </table:table-cell>
          <table:table-cell office:value-type="float" office:value="23.3" calcext:value-type="float">
            <text:p>23.3</text:p>
          </table:table-cell>
          <table:table-cell office:value-type="float" office:value="-20.4" calcext:value-type="float">
            <text:p>-20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74.7391984453644" calcext:value-type="float">
            <text:p>-74.7391984453644</text:p>
          </table:table-cell>
          <table:table-cell office:value-type="float" office:value="32.0778126047505" calcext:value-type="float">
            <text:p>32.0778126047505</text:p>
          </table:table-cell>
          <table:table-cell office:value-type="string" calcext:value-type="string">
            <text:p>-48d</text:p>
          </table:table-cell>
          <table:table-cell office:value-type="string" calcext:value-type="string">
            <text:p>13m</text:p>
          </table:table-cell>
          <table:table-cell office:value-type="string" calcext:value-type="string">
            <text:p>-67d</text:p>
          </table:table-cell>
          <table:table-cell office:value-type="string" calcext:value-type="string">
            <text:p>46m</text:p>
          </table:table-cell>
          <table:table-cell office:value-type="float" office:value="13409.5" calcext:value-type="float">
            <text:p>13409.5</text:p>
          </table:table-cell>
          <table:table-cell office:value-type="float" office:value="8936.3" calcext:value-type="float">
            <text:p>8936.3</text:p>
          </table:table-cell>
          <table:table-cell office:value-type="float" office:value="-9997.8" calcext:value-type="float">
            <text:p>-9997.8</text:p>
          </table:table-cell>
          <table:table-cell office:value-type="float" office:value="-32796.4" calcext:value-type="float">
            <text:p>-32796.4</text:p>
          </table:table-cell>
          <table:table-cell office:value-type="float" office:value="35431.9" calcext:value-type="float">
            <text:p>35431.9</text:p>
          </table:table-cell>
          <table:table-cell office:value-type="float" office:value="-9.2" calcext:value-type="float">
            <text:p>-9.2</text:p>
          </table:table-cell>
          <table:table-cell office:value-type="float" office:value="1.2" calcext:value-type="float">
            <text:p>1.2</text:p>
          </table:table-cell>
          <table:table-cell office:value-type="float" office:value="3.5" calcext:value-type="float">
            <text:p>3.5</text:p>
          </table:table-cell>
          <table:table-cell office:value-type="float" office:value="-24.4" calcext:value-type="float">
            <text:p>-24.4</text:p>
          </table:table-cell>
          <table:table-cell office:value-type="float" office:value="-26.4" calcext:value-type="float">
            <text:p>-26.4</text:p>
          </table:table-cell>
          <table:table-cell office:value-type="float" office:value="24.8" calcext:value-type="float">
            <text:p>24.8</text:p>
          </table:table-cell>
          <table:table-cell office:value-type="float" office:value="-21.6" calcext:value-type="float">
            <text:p>-21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71.4978387096249" calcext:value-type="float">
            <text:p>-71.4978387096249</text:p>
          </table:table-cell>
          <table:table-cell office:value-type="float" office:value="25.6552377168145" calcext:value-type="float">
            <text:p>25.6552377168145</text:p>
          </table:table-cell>
          <table:table-cell office:value-type="string" calcext:value-type="string">
            <text:p>-41d</text:p>
          </table:table-cell>
          <table:table-cell office:value-type="string" calcext:value-type="string">
            <text:p>23m</text:p>
          </table:table-cell>
          <table:table-cell office:value-type="string" calcext:value-type="string">
            <text:p>-65d</text:p>
          </table:table-cell>
          <table:table-cell office:value-type="string" calcext:value-type="string">
            <text:p>54m</text:p>
          </table:table-cell>
          <table:table-cell office:value-type="float" office:value="13542.3" calcext:value-type="float">
            <text:p>13542.3</text:p>
          </table:table-cell>
          <table:table-cell office:value-type="float" office:value="10161.6" calcext:value-type="float">
            <text:p>10161.6</text:p>
          </table:table-cell>
          <table:table-cell office:value-type="float" office:value="-8951.9" calcext:value-type="float">
            <text:p>-8951.9</text:p>
          </table:table-cell>
          <table:table-cell office:value-type="float" office:value="-30264.9" calcext:value-type="float">
            <text:p>-30264.9</text:p>
          </table:table-cell>
          <table:table-cell office:value-type="float" office:value="33156.6" calcext:value-type="float">
            <text:p>33156.6</text:p>
          </table:table-cell>
          <table:table-cell office:value-type="float" office:value="-8.6" calcext:value-type="float">
            <text:p>-8.6</text:p>
          </table:table-cell>
          <table:table-cell office:value-type="float" office:value="1.4" calcext:value-type="float">
            <text:p>1.4</text:p>
          </table:table-cell>
          <table:table-cell office:value-type="float" office:value="2.6" calcext:value-type="float">
            <text:p>2.6</text:p>
          </table:table-cell>
          <table:table-cell office:value-type="float" office:value="-20.6" calcext:value-type="float">
            <text:p>-20.6</text:p>
          </table:table-cell>
          <table:table-cell office:value-type="float" office:value="-27.2" calcext:value-type="float">
            <text:p>-27.2</text:p>
          </table:table-cell>
          <table:table-cell office:value-type="float" office:value="26.6" calcext:value-type="float">
            <text:p>26.6</text:p>
          </table:table-cell>
          <table:table-cell office:value-type="float" office:value="-23.2" calcext:value-type="float">
            <text:p>-23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68.1128830717881" calcext:value-type="float">
            <text:p>-68.1128830717881</text:p>
          </table:table-cell>
          <table:table-cell office:value-type="float" office:value="21.0486150957511" calcext:value-type="float">
            <text:p>21.0486150957511</text:p>
          </table:table-cell>
          <table:table-cell office:value-type="string" calcext:value-type="string">
            <text:p>-36d</text:p>
          </table:table-cell>
          <table:table-cell office:value-type="string" calcext:value-type="string">
            <text:p>38m</text:p>
          </table:table-cell>
          <table:table-cell office:value-type="string" calcext:value-type="string">
            <text:p>-64d</text:p>
          </table:table-cell>
          <table:table-cell office:value-type="string" calcext:value-type="string">
            <text:p>18m</text:p>
          </table:table-cell>
          <table:table-cell office:value-type="float" office:value="13416.3" calcext:value-type="float">
            <text:p>13416.3</text:p>
          </table:table-cell>
          <table:table-cell office:value-type="float" office:value="10767" calcext:value-type="float">
            <text:p>10767</text:p>
          </table:table-cell>
          <table:table-cell office:value-type="float" office:value="-8004.3" calcext:value-type="float">
            <text:p>-8004.3</text:p>
          </table:table-cell>
          <table:table-cell office:value-type="float" office:value="-27877.1" calcext:value-type="float">
            <text:p>-27877.1</text:p>
          </table:table-cell>
          <table:table-cell office:value-type="float" office:value="30937.5" calcext:value-type="float">
            <text:p>30937.5</text:p>
          </table:table-cell>
          <table:table-cell office:value-type="float" office:value="-8.1" calcext:value-type="float">
            <text:p>-8.1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-17.9" calcext:value-type="float">
            <text:p>-17.9</text:p>
          </table:table-cell>
          <table:table-cell office:value-type="float" office:value="-26.2" calcext:value-type="float">
            <text:p>-26.2</text:p>
          </table:table-cell>
          <table:table-cell office:value-type="float" office:value="28.5" calcext:value-type="float">
            <text:p>28.5</text:p>
          </table:table-cell>
          <table:table-cell office:value-type="float" office:value="-25.1" calcext:value-type="float">
            <text:p>-25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64.6406028216694" calcext:value-type="float">
            <text:p>-64.6406028216694</text:p>
          </table:table-cell>
          <table:table-cell office:value-type="float" office:value="17.5698978067151" calcext:value-type="float">
            <text:p>17.5698978067151</text:p>
          </table:table-cell>
          <table:table-cell office:value-type="string" calcext:value-type="string">
            <text:p>-33d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-63d</text:p>
          </table:table-cell>
          <table:table-cell office:value-type="string" calcext:value-type="string">
            <text:p>2m</text:p>
          </table:table-cell>
          <table:table-cell office:value-type="float" office:value="13071.5" calcext:value-type="float">
            <text:p>13071.5</text:p>
          </table:table-cell>
          <table:table-cell office:value-type="float" office:value="10938.4" calcext:value-type="float">
            <text:p>10938.4</text:p>
          </table:table-cell>
          <table:table-cell office:value-type="float" office:value="-7156.4" calcext:value-type="float">
            <text:p>-7156.4</text:p>
          </table:table-cell>
          <table:table-cell office:value-type="float" office:value="-25695.9" calcext:value-type="float">
            <text:p>-25695.9</text:p>
          </table:table-cell>
          <table:table-cell office:value-type="float" office:value="28829.5" calcext:value-type="float">
            <text:p>28829.5</text:p>
          </table:table-cell>
          <table:table-cell office:value-type="float" office:value="-7.6" calcext:value-type="float">
            <text:p>-7.6</text:p>
          </table:table-cell>
          <table:table-cell office:value-type="float" office:value="1.6" calcext:value-type="float">
            <text:p>1.6</text:p>
          </table:table-cell>
          <table:table-cell office:value-type="float" office:value="-0.3" calcext:value-type="float">
            <text:p>-0.3</text:p>
          </table:table-cell>
          <table:table-cell office:value-type="float" office:value="-16.2" calcext:value-type="float">
            <text:p>-16.2</text:p>
          </table:table-cell>
          <table:table-cell office:value-type="float" office:value="-24.2" calcext:value-type="float">
            <text:p>-24.2</text:p>
          </table:table-cell>
          <table:table-cell office:value-type="float" office:value="30.5" calcext:value-type="float">
            <text:p>30.5</text:p>
          </table:table-cell>
          <table:table-cell office:value-type="float" office:value="-27.3" calcext:value-type="float">
            <text:p>-27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61.1113275880929" calcext:value-type="float">
            <text:p>-61.1113275880929</text:p>
          </table:table-cell>
          <table:table-cell office:value-type="float" office:value="14.8272415665214" calcext:value-type="float">
            <text:p>14.8272415665214</text:p>
          </table:table-cell>
          <table:table-cell office:value-type="string" calcext:value-type="string">
            <text:p>-30d</text:p>
          </table:table-cell>
          <table:table-cell office:value-type="string" calcext:value-type="string">
            <text:p>38m</text:p>
          </table:table-cell>
          <table:table-cell office:value-type="string" calcext:value-type="string">
            <text:p>-62d</text:p>
          </table:table-cell>
          <table:table-cell office:value-type="string" calcext:value-type="string">
            <text:p>9m</text:p>
          </table:table-cell>
          <table:table-cell office:value-type="float" office:value="12556.3" calcext:value-type="float">
            <text:p>12556.3</text:p>
          </table:table-cell>
          <table:table-cell office:value-type="float" office:value="10804.4" calcext:value-type="float">
            <text:p>10804.4</text:p>
          </table:table-cell>
          <table:table-cell office:value-type="float" office:value="-6397.3" calcext:value-type="float">
            <text:p>-6397.3</text:p>
          </table:table-cell>
          <table:table-cell office:value-type="float" office:value="-23771.1" calcext:value-type="float">
            <text:p>-23771.1</text:p>
          </table:table-cell>
          <table:table-cell office:value-type="float" office:value="26883.6" calcext:value-type="float">
            <text:p>26883.6</text:p>
          </table:table-cell>
          <table:table-cell office:value-type="float" office:value="-7.1" calcext:value-type="float">
            <text:p>-7.1</text:p>
          </table:table-cell>
          <table:table-cell office:value-type="float" office:value="1.7" calcext:value-type="float">
            <text:p>1.7</text:p>
          </table:table-cell>
          <table:table-cell office:value-type="float" office:value="-2.3" calcext:value-type="float">
            <text:p>-2.3</text:p>
          </table:table-cell>
          <table:table-cell office:value-type="float" office:value="-15.2" calcext:value-type="float">
            <text:p>-15.2</text:p>
          </table:table-cell>
          <table:table-cell office:value-type="float" office:value="-21.1" calcext:value-type="float">
            <text:p>-21.1</text:p>
          </table:table-cell>
          <table:table-cell office:value-type="float" office:value="32.2" calcext:value-type="float">
            <text:p>32.2</text:p>
          </table:table-cell>
          <table:table-cell office:value-type="float" office:value="-29.6" calcext:value-type="float">
            <text:p>-29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57.542547392077" calcext:value-type="float">
            <text:p>-57.542547392077</text:p>
          </table:table-cell>
          <table:table-cell office:value-type="float" office:value="12.5866000769803" calcext:value-type="float">
            <text:p>12.5866000769803</text:p>
          </table:table-cell>
          <table:table-cell office:value-type="string" calcext:value-type="string">
            <text:p>-28d</text:p>
          </table:table-cell>
          <table:table-cell office:value-type="string" calcext:value-type="string">
            <text:p>39m</text:p>
          </table:table-cell>
          <table:table-cell office:value-type="string" calcext:value-type="string">
            <text:p>-61d</text:p>
          </table:table-cell>
          <table:table-cell office:value-type="string" calcext:value-type="string">
            <text:p>41m</text:p>
          </table:table-cell>
          <table:table-cell office:value-type="float" office:value="11925.8" calcext:value-type="float">
            <text:p>11925.8</text:p>
          </table:table-cell>
          <table:table-cell office:value-type="float" office:value="10465.6" calcext:value-type="float">
            <text:p>10465.6</text:p>
          </table:table-cell>
          <table:table-cell office:value-type="float" office:value="-5718.1" calcext:value-type="float">
            <text:p>-5718.1</text:p>
          </table:table-cell>
          <table:table-cell office:value-type="float" office:value="-22138.4" calcext:value-type="float">
            <text:p>-22138.4</text:p>
          </table:table-cell>
          <table:table-cell office:value-type="float" office:value="25146.3" calcext:value-type="float">
            <text:p>25146.3</text:p>
          </table:table-cell>
          <table:table-cell office:value-type="float" office:value="-6.5" calcext:value-type="float">
            <text:p>-6.5</text:p>
          </table:table-cell>
          <table:table-cell office:value-type="float" office:value="1.6" calcext:value-type="float">
            <text:p>1.6</text:p>
          </table:table-cell>
          <table:table-cell office:value-type="float" office:value="-4.9" calcext:value-type="float">
            <text:p>-4.9</text:p>
          </table:table-cell>
          <table:table-cell office:value-type="float" office:value="-15.1" calcext:value-type="float">
            <text:p>-15.1</text:p>
          </table:table-cell>
          <table:table-cell office:value-type="float" office:value="-17.3" calcext:value-type="float">
            <text:p>-17.3</text:p>
          </table:table-cell>
          <table:table-cell office:value-type="float" office:value="33.6" calcext:value-type="float">
            <text:p>33.6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53.9449553213607" calcext:value-type="float">
            <text:p>-53.9449553213607</text:p>
          </table:table-cell>
          <table:table-cell office:value-type="float" office:value="10.7013347096824" calcext:value-type="float">
            <text:p>10.7013347096824</text:p>
          </table:table-cell>
          <table:table-cell office:value-type="string" calcext:value-type="string">
            <text:p>-27d</text:p>
          </table:table-cell>
          <table:table-cell office:value-type="string" calcext:value-type="string">
            <text:p>4m</text:p>
          </table:table-cell>
          <table:table-cell office:value-type="string" calcext:value-type="string">
            <text:p>-61d</text:p>
          </table:table-cell>
          <table:table-cell office:value-type="string" calcext:value-type="string">
            <text:p>38m</text:p>
          </table:table-cell>
          <table:table-cell office:value-type="float" office:value="11239.7" calcext:value-type="float">
            <text:p>11239.7</text:p>
          </table:table-cell>
          <table:table-cell office:value-type="float" office:value="10008.7" calcext:value-type="float">
            <text:p>10008.7</text:p>
          </table:table-cell>
          <table:table-cell office:value-type="float" office:value="-5114.4" calcext:value-type="float">
            <text:p>-5114.4</text:p>
          </table:table-cell>
          <table:table-cell office:value-type="float" office:value="-20817.4" calcext:value-type="float">
            <text:p>-20817.4</text:p>
          </table:table-cell>
          <table:table-cell office:value-type="float" office:value="23657.9" calcext:value-type="float">
            <text:p>23657.9</text:p>
          </table:table-cell>
          <table:table-cell office:value-type="float" office:value="-5.6" calcext:value-type="float">
            <text:p>-5.6</text:p>
          </table:table-cell>
          <table:table-cell office:value-type="float" office:value="1.3" calcext:value-type="float">
            <text:p>1.3</text:p>
          </table:table-cell>
          <table:table-cell office:value-type="float" office:value="-8.2" calcext:value-type="float">
            <text:p>-8.2</text:p>
          </table:table-cell>
          <table:table-cell office:value-type="float" office:value="-15.7" calcext:value-type="float">
            <text:p>-15.7</text:p>
          </table:table-cell>
          <table:table-cell office:value-type="float" office:value="-12.6" calcext:value-type="float">
            <text:p>-12.6</text:p>
          </table:table-cell>
          <table:table-cell office:value-type="float" office:value="34.5" calcext:value-type="float">
            <text:p>34.5</text:p>
          </table:table-cell>
          <table:table-cell office:value-type="float" office:value="-34.3" calcext:value-type="float">
            <text:p>-34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50.3254272339677" calcext:value-type="float">
            <text:p>-50.3254272339677</text:p>
          </table:table-cell>
          <table:table-cell office:value-type="float" office:value="9.07552429466605" calcext:value-type="float">
            <text:p>9.07552429466605</text:p>
          </table:table-cell>
          <table:table-cell office:value-type="string" calcext:value-type="string">
            <text:p>-25d</text:p>
          </table:table-cell>
          <table:table-cell office:value-type="string" calcext:value-type="string">
            <text:p>44m</text:p>
          </table:table-cell>
          <table:table-cell office:value-type="string" calcext:value-type="string">
            <text:p>-61d</text:p>
          </table:table-cell>
          <table:table-cell office:value-type="string" calcext:value-type="string">
            <text:p>57m</text:p>
          </table:table-cell>
          <table:table-cell office:value-type="float" office:value="10559.5" calcext:value-type="float">
            <text:p>10559.5</text:p>
          </table:table-cell>
          <table:table-cell office:value-type="float" office:value="9511.6" calcext:value-type="float">
            <text:p>9511.6</text:p>
          </table:table-cell>
          <table:table-cell office:value-type="float" office:value="-4586.1" calcext:value-type="float">
            <text:p>-4586.1</text:p>
          </table:table-cell>
          <table:table-cell office:value-type="float" office:value="-19810.9" calcext:value-type="float">
            <text:p>-19810.9</text:p>
          </table:table-cell>
          <table:table-cell office:value-type="float" office:value="22449.4" calcext:value-type="float">
            <text:p>22449.4</text:p>
          </table:table-cell>
          <table:table-cell office:value-type="float" office:value="-4.5" calcext:value-type="float">
            <text:p>-4.5</text:p>
          </table:table-cell>
          <table:table-cell office:value-type="float" office:value="0.8" calcext:value-type="float">
            <text:p>0.8</text:p>
          </table:table-cell>
          <table:table-cell office:value-type="float" office:value="-12.2" calcext:value-type="float">
            <text:p>-12.2</text:p>
          </table:table-cell>
          <table:table-cell office:value-type="float" office:value="-17.1" calcext:value-type="float">
            <text:p>-17.1</text:p>
          </table:table-cell>
          <table:table-cell office:value-type="float" office:value="-7.2" calcext:value-type="float">
            <text:p>-7.2</text:p>
          </table:table-cell>
          <table:table-cell office:value-type="float" office:value="34.6" calcext:value-type="float">
            <text:p>34.6</text:p>
          </table:table-cell>
          <table:table-cell office:value-type="float" office:value="-36.3" calcext:value-type="float">
            <text:p>-36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46.6885872757382" calcext:value-type="float">
            <text:p>-46.6885872757382</text:p>
          </table:table-cell>
          <table:table-cell office:value-type="float" office:value="7.64400792346255" calcext:value-type="float">
            <text:p>7.64400792346255</text:p>
          </table:table-cell>
          <table:table-cell office:value-type="string" calcext:value-type="string">
            <text:p>-24d</text:p>
          </table:table-cell>
          <table:table-cell office:value-type="string" calcext:value-type="string">
            <text:p>34m</text:p>
          </table:table-cell>
          <table:table-cell office:value-type="string" calcext:value-type="string">
            <text:p>-62d</text:p>
          </table:table-cell>
          <table:table-cell office:value-type="string" calcext:value-type="string">
            <text:p>30m</text:p>
          </table:table-cell>
          <table:table-cell office:value-type="float" office:value="9945.9" calcext:value-type="float">
            <text:p>9945.9</text:p>
          </table:table-cell>
          <table:table-cell office:value-type="float" office:value="9045.2" calcext:value-type="float">
            <text:p>9045.2</text:p>
          </table:table-cell>
          <table:table-cell office:value-type="float" office:value="-4135.9" calcext:value-type="float">
            <text:p>-4135.9</text:p>
          </table:table-cell>
          <table:table-cell office:value-type="float" office:value="-19105.4" calcext:value-type="float">
            <text:p>-19105.4</text:p>
          </table:table-cell>
          <table:table-cell office:value-type="float" office:value="21539.2" calcext:value-type="float">
            <text:p>21539.2</text:p>
          </table:table-cell>
          <table:table-cell office:value-type="float" office:value="-3.2" calcext:value-type="float">
            <text:p>-3.2</text:p>
          </table:table-cell>
          <table:table-cell office:value-type="float" office:value="0.1" calcext:value-type="float">
            <text:p>0.1</text:p>
          </table:table-cell>
          <table:table-cell office:value-type="float" office:value="-17" calcext:value-type="float">
            <text:p>-17</text:p>
          </table:table-cell>
          <table:table-cell office:value-type="float" office:value="-19.2" calcext:value-type="float">
            <text:p>-19.2</text:p>
          </table:table-cell>
          <table:table-cell office:value-type="float" office:value="-1.2" calcext:value-type="float">
            <text:p>-1.2</text:p>
          </table:table-cell>
          <table:table-cell office:value-type="float" office:value="33.7" calcext:value-type="float">
            <text:p>33.7</text:p>
          </table:table-cell>
          <table:table-cell office:value-type="float" office:value="-37.7" calcext:value-type="float">
            <text:p>-37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43.03767775516" calcext:value-type="float">
            <text:p>-43.03767775516</text:p>
          </table:table-cell>
          <table:table-cell office:value-type="float" office:value="6.36103471067958" calcext:value-type="float">
            <text:p>6.36103471067958</text:p>
          </table:table-cell>
          <table:table-cell office:value-type="string" calcext:value-type="string">
            <text:p>-23d</text:p>
          </table:table-cell>
          <table:table-cell office:value-type="string" calcext:value-type="string">
            <text:p>28m</text:p>
          </table:table-cell>
          <table:table-cell office:value-type="string" calcext:value-type="string">
            <text:p>-63d</text:p>
          </table:table-cell>
          <table:table-cell office:value-type="string" calcext:value-type="string">
            <text:p>8m</text:p>
          </table:table-cell>
          <table:table-cell office:value-type="float" office:value="9457" calcext:value-type="float">
            <text:p>9457</text:p>
          </table:table-cell>
          <table:table-cell office:value-type="float" office:value="8674.4" calcext:value-type="float">
            <text:p>8674.4</text:p>
          </table:table-cell>
          <table:table-cell office:value-type="float" office:value="-3766.9" calcext:value-type="float">
            <text:p>-3766.9</text:p>
          </table:table-cell>
          <table:table-cell office:value-type="float" office:value="-18671.4" calcext:value-type="float">
            <text:p>-18671.4</text:p>
          </table:table-cell>
          <table:table-cell office:value-type="float" office:value="20929.8" calcext:value-type="float">
            <text:p>20929.8</text:p>
          </table:table-cell>
          <table:table-cell office:value-type="float" office:value="-1.5" calcext:value-type="float">
            <text:p>-1.5</text:p>
          </table:table-cell>
          <table:table-cell office:value-type="float" office:value="-0.9" calcext:value-type="float">
            <text:p>-0.9</text:p>
          </table:table-cell>
          <table:table-cell office:value-type="float" office:value="-22.3" calcext:value-type="float">
            <text:p>-22.3</text:p>
          </table:table-cell>
          <table:table-cell office:value-type="float" office:value="-22.1" calcext:value-type="float">
            <text:p>-22.1</text:p>
          </table:table-cell>
          <table:table-cell office:value-type="float" office:value="5.2" calcext:value-type="float">
            <text:p>5.2</text:p>
          </table:table-cell>
          <table:table-cell office:value-type="float" office:value="31.5" calcext:value-type="float">
            <text:p>31.5</text:p>
          </table:table-cell>
          <table:table-cell office:value-type="float" office:value="-38.2" calcext:value-type="float">
            <text:p>-38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39.3750664065658" calcext:value-type="float">
            <text:p>-39.3750664065658</text:p>
          </table:table-cell>
          <table:table-cell office:value-type="float" office:value="5.19353316749984" calcext:value-type="float">
            <text:p>5.19353316749984</text:p>
          </table:table-cell>
          <table:table-cell office:value-type="string" calcext:value-type="string">
            <text:p>-22d</text:p>
          </table:table-cell>
          <table:table-cell office:value-type="string" calcext:value-type="string">
            <text:p>22m</text:p>
          </table:table-cell>
          <table:table-cell office:value-type="string" calcext:value-type="string">
            <text:p>-63d</text:p>
          </table:table-cell>
          <table:table-cell office:value-type="string" calcext:value-type="string">
            <text:p>39m</text:p>
          </table:table-cell>
          <table:table-cell office:value-type="float" office:value="9146.1" calcext:value-type="float">
            <text:p>9146.1</text:p>
          </table:table-cell>
          <table:table-cell office:value-type="float" office:value="8458" calcext:value-type="float">
            <text:p>8458</text:p>
          </table:table-cell>
          <table:table-cell office:value-type="float" office:value="-3480.6" calcext:value-type="float">
            <text:p>-3480.6</text:p>
          </table:table-cell>
          <table:table-cell office:value-type="float" office:value="-18464.6" calcext:value-type="float">
            <text:p>-18464.6</text:p>
          </table:table-cell>
          <table:table-cell office:value-type="float" office:value="20605.7" calcext:value-type="float">
            <text:p>20605.7</text:p>
          </table:table-cell>
          <table:table-cell office:value-type="float" office:value="0.5" calcext:value-type="float">
            <text:p>0.5</text:p>
          </table:table-cell>
          <table:table-cell office:value-type="float" office:value="-2.2" calcext:value-type="float">
            <text:p>-2.2</text:p>
          </table:table-cell>
          <table:table-cell office:value-type="float" office:value="-28.1" calcext:value-type="float">
            <text:p>-28.1</text:p>
          </table:table-cell>
          <table:table-cell office:value-type="float" office:value="-25.5" calcext:value-type="float">
            <text:p>-25.5</text:p>
          </table:table-cell>
          <table:table-cell office:value-type="float" office:value="11.9" calcext:value-type="float">
            <text:p>11.9</text:p>
          </table:table-cell>
          <table:table-cell office:value-type="float" office:value="27.6" calcext:value-type="float">
            <text:p>27.6</text:p>
          </table:table-cell>
          <table:table-cell office:value-type="float" office:value="-37.2" calcext:value-type="float">
            <text:p>-37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35.7025545665538" calcext:value-type="float">
            <text:p>-35.7025545665538</text:p>
          </table:table-cell>
          <table:table-cell office:value-type="float" office:value="4.11696607415267" calcext:value-type="float">
            <text:p>4.11696607415267</text:p>
          </table:table-cell>
          <table:table-cell office:value-type="string" calcext:value-type="string">
            <text:p>-21d</text:p>
          </table:table-cell>
          <table:table-cell office:value-type="string" calcext:value-type="string">
            <text:p>11m</text:p>
          </table:table-cell>
          <table:table-cell office:value-type="string" calcext:value-type="string">
            <text:p>-63d</text:p>
          </table:table-cell>
          <table:table-cell office:value-type="string" calcext:value-type="string">
            <text:p>49m</text:p>
          </table:table-cell>
          <table:table-cell office:value-type="float" office:value="9060.2" calcext:value-type="float">
            <text:p>9060.2</text:p>
          </table:table-cell>
          <table:table-cell office:value-type="float" office:value="8447.7" calcext:value-type="float">
            <text:p>8447.7</text:p>
          </table:table-cell>
          <table:table-cell office:value-type="float" office:value="-3274.5" calcext:value-type="float">
            <text:p>-3274.5</text:p>
          </table:table-cell>
          <table:table-cell office:value-type="float" office:value="-18426" calcext:value-type="float">
            <text:p>-18426</text:p>
          </table:table-cell>
          <table:table-cell office:value-type="float" office:value="20533" calcext:value-type="float">
            <text:p>20533</text:p>
          </table:table-cell>
          <table:table-cell office:value-type="float" office:value="2.6" calcext:value-type="float">
            <text:p>2.6</text:p>
          </table:table-cell>
          <table:table-cell office:value-type="float" office:value="-3.5" calcext:value-type="float">
            <text:p>-3.5</text:p>
          </table:table-cell>
          <table:table-cell office:value-type="float" office:value="-33.8" calcext:value-type="float">
            <text:p>-33.8</text:p>
          </table:table-cell>
          <table:table-cell office:value-type="float" office:value="-29.1" calcext:value-type="float">
            <text:p>-29.1</text:p>
          </table:table-cell>
          <table:table-cell office:value-type="float" office:value="18.6" calcext:value-type="float">
            <text:p>18.6</text:p>
          </table:table-cell>
          <table:table-cell office:value-type="float" office:value="21.9" calcext:value-type="float">
            <text:p>21.9</text:p>
          </table:table-cell>
          <table:table-cell office:value-type="float" office:value="-34.5" calcext:value-type="float">
            <text:p>-34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32.0215709774768" calcext:value-type="float">
            <text:p>-32.0215709774768</text:p>
          </table:table-cell>
          <table:table-cell office:value-type="float" office:value="3.11268945855271" calcext:value-type="float">
            <text:p>3.11268945855271</text:p>
          </table:table-cell>
          <table:table-cell office:value-type="string" calcext:value-type="string">
            <text:p>-19d</text:p>
          </table:table-cell>
          <table:table-cell office:value-type="string" calcext:value-type="string">
            <text:p>52m</text:p>
          </table:table-cell>
          <table:table-cell office:value-type="string" calcext:value-type="string">
            <text:p>-63d</text:p>
          </table:table-cell>
          <table:table-cell office:value-type="string" calcext:value-type="string">
            <text:p>27m</text:p>
          </table:table-cell>
          <table:table-cell office:value-type="float" office:value="9237.3" calcext:value-type="float">
            <text:p>9237.3</text:p>
          </table:table-cell>
          <table:table-cell office:value-type="float" office:value="8687.2" calcext:value-type="float">
            <text:p>8687.2</text:p>
          </table:table-cell>
          <table:table-cell office:value-type="float" office:value="-3140.3" calcext:value-type="float">
            <text:p>-3140.3</text:p>
          </table:table-cell>
          <table:table-cell office:value-type="float" office:value="-18482.3" calcext:value-type="float">
            <text:p>-18482.3</text:p>
          </table:table-cell>
          <table:table-cell office:value-type="float" office:value="20662.2" calcext:value-type="float">
            <text:p>20662.2</text:p>
          </table:table-cell>
          <table:table-cell office:value-type="float" office:value="4.6" calcext:value-type="float">
            <text:p>4.6</text:p>
          </table:table-cell>
          <table:table-cell office:value-type="float" office:value="-4.8" calcext:value-type="float">
            <text:p>-4.8</text:p>
          </table:table-cell>
          <table:table-cell office:value-type="float" office:value="-39" calcext:value-type="float">
            <text:p>-39</text:p>
          </table:table-cell>
          <table:table-cell office:value-type="float" office:value="-32.5" calcext:value-type="float">
            <text:p>-32.5</text:p>
          </table:table-cell>
          <table:table-cell office:value-type="float" office:value="24.9" calcext:value-type="float">
            <text:p>24.9</text:p>
          </table:table-cell>
          <table:table-cell office:value-type="float" office:value="14.2" calcext:value-type="float">
            <text:p>14.2</text:p>
          </table:table-cell>
          <table:table-cell office:value-type="float" office:value="-30.1" calcext:value-type="float">
            <text:p>-30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28.3332971309683" calcext:value-type="float">
            <text:p>-28.3332971309683</text:p>
          </table:table-cell>
          <table:table-cell office:value-type="float" office:value="2.16621758729729" calcext:value-type="float">
            <text:p>2.16621758729729</text:p>
          </table:table-cell>
          <table:table-cell office:value-type="string" calcext:value-type="string">
            <text:p>-18d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-62d</text:p>
          </table:table-cell>
          <table:table-cell office:value-type="string" calcext:value-type="string">
            <text:p>23m</text:p>
          </table:table-cell>
          <table:table-cell office:value-type="float" office:value="9704.4" calcext:value-type="float">
            <text:p>9704.4</text:p>
          </table:table-cell>
          <table:table-cell office:value-type="float" office:value="9208.1" calcext:value-type="float">
            <text:p>9208.1</text:p>
          </table:table-cell>
          <table:table-cell office:value-type="float" office:value="-3063.6" calcext:value-type="float">
            <text:p>-3063.6</text:p>
          </table:table-cell>
          <table:table-cell office:value-type="float" office:value="-18547.5" calcext:value-type="float">
            <text:p>-18547.5</text:p>
          </table:table-cell>
          <table:table-cell office:value-type="float" office:value="20932.8" calcext:value-type="float">
            <text:p>20932.8</text:p>
          </table:table-cell>
          <table:table-cell office:value-type="float" office:value="6.4" calcext:value-type="float">
            <text:p>6.4</text:p>
          </table:table-cell>
          <table:table-cell office:value-type="float" office:value="-5.9" calcext:value-type="float">
            <text:p>-5.9</text:p>
          </table:table-cell>
          <table:table-cell office:value-type="float" office:value="-43.1" calcext:value-type="float">
            <text:p>-43.1</text:p>
          </table:table-cell>
          <table:table-cell office:value-type="float" office:value="-35.2" calcext:value-type="float">
            <text:p>-35.2</text:p>
          </table:table-cell>
          <table:table-cell office:value-type="float" office:value="30.7" calcext:value-type="float">
            <text:p>30.7</text:p>
          </table:table-cell>
          <table:table-cell office:value-type="float" office:value="4.7" calcext:value-type="float">
            <text:p>4.7</text:p>
          </table:table-cell>
          <table:table-cell office:value-type="float" office:value="-24.1" calcext:value-type="float">
            <text:p>-24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24.6387501263428" calcext:value-type="float">
            <text:p>-24.6387501263428</text:p>
          </table:table-cell>
          <table:table-cell office:value-type="float" office:value="1.26605076710647" calcext:value-type="float">
            <text:p>1.26605076710647</text:p>
          </table:table-cell>
          <table:table-cell office:value-type="string" calcext:value-type="string">
            <text:p>-16d</text:p>
          </table:table-cell>
          <table:table-cell office:value-type="string" calcext:value-type="string">
            <text:p>47m</text:p>
          </table:table-cell>
          <table:table-cell office:value-type="string" calcext:value-type="string">
            <text:p>-60d</text:p>
          </table:table-cell>
          <table:table-cell office:value-type="string" calcext:value-type="string">
            <text:p>31m</text:p>
          </table:table-cell>
          <table:table-cell office:value-type="float" office:value="10472.8" calcext:value-type="float">
            <text:p>10472.8</text:p>
          </table:table-cell>
          <table:table-cell office:value-type="float" office:value="10026.3" calcext:value-type="float">
            <text:p>10026.3</text:p>
          </table:table-cell>
          <table:table-cell office:value-type="float" office:value="-3025.2" calcext:value-type="float">
            <text:p>-3025.2</text:p>
          </table:table-cell>
          <table:table-cell office:value-type="float" office:value="-18524.8" calcext:value-type="float">
            <text:p>-18524.8</text:p>
          </table:table-cell>
          <table:table-cell office:value-type="float" office:value="21280.2" calcext:value-type="float">
            <text:p>21280.2</text:p>
          </table:table-cell>
          <table:table-cell office:value-type="float" office:value="7.8" calcext:value-type="float">
            <text:p>7.8</text:p>
          </table:table-cell>
          <table:table-cell office:value-type="float" office:value="-6.9" calcext:value-type="float">
            <text:p>-6.9</text:p>
          </table:table-cell>
          <table:table-cell office:value-type="float" office:value="-45.4" calcext:value-type="float">
            <text:p>-45.4</text:p>
          </table:table-cell>
          <table:table-cell office:value-type="float" office:value="-36.7" calcext:value-type="float">
            <text:p>-36.7</text:p>
          </table:table-cell>
          <table:table-cell office:value-type="float" office:value="35.7" calcext:value-type="float">
            <text:p>35.7</text:p>
          </table:table-cell>
          <table:table-cell office:value-type="float" office:value="-6.2" calcext:value-type="float">
            <text:p>-6.2</text:p>
          </table:table-cell>
          <table:table-cell office:value-type="float" office:value="-16.9" calcext:value-type="float">
            <text:p>-16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20.9388383098142" calcext:value-type="float">
            <text:p>-20.9388383098142</text:p>
          </table:table-cell>
          <table:table-cell office:value-type="float" office:value="0.402862385577474" calcext:value-type="float">
            <text:p>0.402862385577474</text:p>
          </table:table-cell>
          <table:table-cell office:value-type="string" calcext:value-type="string">
            <text:p>-15d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-57d</text:p>
          </table:table-cell>
          <table:table-cell office:value-type="string" calcext:value-type="string">
            <text:p>48m</text:p>
          </table:table-cell>
          <table:table-cell office:value-type="float" office:value="11535.3" calcext:value-type="float">
            <text:p>11535.3</text:p>
          </table:table-cell>
          <table:table-cell office:value-type="float" office:value="11137.4" calcext:value-type="float">
            <text:p>11137.4</text:p>
          </table:table-cell>
          <table:table-cell office:value-type="float" office:value="-3003.5" calcext:value-type="float">
            <text:p>-3003.5</text:p>
          </table:table-cell>
          <table:table-cell office:value-type="float" office:value="-18312.8" calcext:value-type="float">
            <text:p>-18312.8</text:p>
          </table:table-cell>
          <table:table-cell office:value-type="float" office:value="21643" calcext:value-type="float">
            <text:p>21643</text:p>
          </table:table-cell>
          <table:table-cell office:value-type="float" office:value="8.6" calcext:value-type="float">
            <text:p>8.6</text:p>
          </table:table-cell>
          <table:table-cell office:value-type="float" office:value="-7.6" calcext:value-type="float">
            <text:p>-7.6</text:p>
          </table:table-cell>
          <table:table-cell office:value-type="float" office:value="-45.6" calcext:value-type="float">
            <text:p>-45.6</text:p>
          </table:table-cell>
          <table:table-cell office:value-type="float" office:value="-36.5" calcext:value-type="float">
            <text:p>-36.5</text:p>
          </table:table-cell>
          <table:table-cell office:value-type="float" office:value="39.7" calcext:value-type="float">
            <text:p>39.7</text:p>
          </table:table-cell>
          <table:table-cell office:value-type="float" office:value="-18" calcext:value-type="float">
            <text:p>-18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17.2343989820256" calcext:value-type="float">
            <text:p>-17.2343989820256</text:p>
          </table:table-cell>
          <table:table-cell office:value-type="float" office:value="-0.431079483301273" calcext:value-type="float">
            <text:p>-0.431079483301273</text:p>
          </table:table-cell>
          <table:table-cell office:value-type="string" calcext:value-type="string">
            <text:p>-13d</text:p>
          </table:table-cell>
          <table:table-cell office:value-type="string" calcext:value-type="string">
            <text:p>23m</text:p>
          </table:table-cell>
          <table:table-cell office:value-type="string" calcext:value-type="string">
            <text:p>-54d</text:p>
          </table:table-cell>
          <table:table-cell office:value-type="string" calcext:value-type="string">
            <text:p>10m</text:p>
          </table:table-cell>
          <table:table-cell office:value-type="float" office:value="12862.8" calcext:value-type="float">
            <text:p>12862.8</text:p>
          </table:table-cell>
          <table:table-cell office:value-type="float" office:value="12513.3" calcext:value-type="float">
            <text:p>12513.3</text:p>
          </table:table-cell>
          <table:table-cell office:value-type="float" office:value="-2977.8" calcext:value-type="float">
            <text:p>-2977.8</text:p>
          </table:table-cell>
          <table:table-cell office:value-type="float" office:value="-17812.4" calcext:value-type="float">
            <text:p>-17812.4</text:p>
          </table:table-cell>
          <table:table-cell office:value-type="float" office:value="21971.2" calcext:value-type="float">
            <text:p>21971.2</text:p>
          </table:table-cell>
          <table:table-cell office:value-type="float" office:value="9" calcext:value-type="float">
            <text:p>9</text:p>
          </table:table-cell>
          <table:table-cell office:value-type="float" office:value="-8.2" calcext:value-type="float">
            <text:p>-8.2</text:p>
          </table:table-cell>
          <table:table-cell office:value-type="float" office:value="-43.2" calcext:value-type="float">
            <text:p>-43.2</text:p>
          </table:table-cell>
          <table:table-cell office:value-type="float" office:value="-34.3" calcext:value-type="float">
            <text:p>-34.3</text:p>
          </table:table-cell>
          <table:table-cell office:value-type="float" office:value="42.7" calcext:value-type="float">
            <text:p>42.7</text:p>
          </table:table-cell>
          <table:table-cell office:value-type="float" office:value="-29.8" calcext:value-type="float">
            <text:p>-29.8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13.5262240179394" calcext:value-type="float">
            <text:p>-13.5262240179394</text:p>
          </table:table-cell>
          <table:table-cell office:value-type="float" office:value="-1.24233442656629" calcext:value-type="float">
            <text:p>-1.24233442656629</text:p>
          </table:table-cell>
          <table:table-cell office:value-type="string" calcext:value-type="string">
            <text:p>-11d</text:p>
          </table:table-cell>
          <table:table-cell office:value-type="string" calcext:value-type="string">
            <text:p>45m</text:p>
          </table:table-cell>
          <table:table-cell office:value-type="string" calcext:value-type="string">
            <text:p>-49d</text:p>
          </table:table-cell>
          <table:table-cell office:value-type="string" calcext:value-type="string">
            <text:p>37m</text:p>
          </table:table-cell>
          <table:table-cell office:value-type="float" office:value="14403.8" calcext:value-type="float">
            <text:p>14403.8</text:p>
          </table:table-cell>
          <table:table-cell office:value-type="float" office:value="14102.3" calcext:value-type="float">
            <text:p>14102.3</text:p>
          </table:table-cell>
          <table:table-cell office:value-type="float" office:value="-2932" calcext:value-type="float">
            <text:p>-2932</text:p>
          </table:table-cell>
          <table:table-cell office:value-type="float" office:value="-16936" calcext:value-type="float">
            <text:p>-16936</text:p>
          </table:table-cell>
          <table:table-cell office:value-type="float" office:value="22232.8" calcext:value-type="float">
            <text:p>22232.8</text:p>
          </table:table-cell>
          <table:table-cell office:value-type="float" office:value="9" calcext:value-type="float">
            <text:p>9</text:p>
          </table:table-cell>
          <table:table-cell office:value-type="float" office:value="-8.6" calcext:value-type="float">
            <text:p>-8.6</text:p>
          </table:table-cell>
          <table:table-cell office:value-type="float" office:value="-38.5" calcext:value-type="float">
            <text:p>-38.5</text:p>
          </table:table-cell>
          <table:table-cell office:value-type="float" office:value="-30.1" calcext:value-type="float">
            <text:p>-30.1</text:p>
          </table:table-cell>
          <table:table-cell office:value-type="float" office:value="44.6" calcext:value-type="float">
            <text:p>44.6</text:p>
          </table:table-cell>
          <table:table-cell office:value-type="float" office:value="-40.8" calcext:value-type="float">
            <text:p>-40.8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9.81507716792586" calcext:value-type="float">
            <text:p>-9.81507716792586</text:p>
          </table:table-cell>
          <table:table-cell office:value-type="float" office:value="-2.0366069308746" calcext:value-type="float">
            <text:p>-2.0366069308746</text:p>
          </table:table-cell>
          <table:table-cell office:value-type="string" calcext:value-type="string">
            <text:p>-10d</text:p>
          </table:table-cell>
          <table:table-cell office:value-type="string" calcext:value-type="string">
            <text:p>14m</text:p>
          </table:table-cell>
          <table:table-cell office:value-type="string" calcext:value-type="string">
            <text:p>-44d</text:p>
          </table:table-cell>
          <table:table-cell office:value-type="string" calcext:value-type="string">
            <text:p>9m</text:p>
          </table:table-cell>
          <table:table-cell office:value-type="float" office:value="16086.4" calcext:value-type="float">
            <text:p>16086.4</text:p>
          </table:table-cell>
          <table:table-cell office:value-type="float" office:value="15830.8" calcext:value-type="float">
            <text:p>15830.8</text:p>
          </table:table-cell>
          <table:table-cell office:value-type="float" office:value="-2856.5" calcext:value-type="float">
            <text:p>-2856.5</text:p>
          </table:table-cell>
          <table:table-cell office:value-type="float" office:value="-15616.2" calcext:value-type="float">
            <text:p>-15616.2</text:p>
          </table:table-cell>
          <table:table-cell office:value-type="float" office:value="22419.6" calcext:value-type="float">
            <text:p>22419.6</text:p>
          </table:table-cell>
          <table:table-cell office:value-type="float" office:value="8.7" calcext:value-type="float">
            <text:p>8.7</text:p>
          </table:table-cell>
          <table:table-cell office:value-type="float" office:value="-8.9" calcext:value-type="float">
            <text:p>-8.9</text:p>
          </table:table-cell>
          <table:table-cell office:value-type="float" office:value="-31.7" calcext:value-type="float">
            <text:p>-31.7</text:p>
          </table:table-cell>
          <table:table-cell office:value-type="float" office:value="-24" calcext:value-type="float">
            <text:p>-24</text:p>
          </table:table-cell>
          <table:table-cell office:value-type="float" office:value="45.6" calcext:value-type="float">
            <text:p>45.6</text:p>
          </table:table-cell>
          <table:table-cell office:value-type="float" office:value="-50.1" calcext:value-type="float">
            <text:p>-50.1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6.10170566019992" calcext:value-type="float">
            <text:p>-6.10170566019992</text:p>
          </table:table-cell>
          <table:table-cell office:value-type="float" office:value="-2.81899258014151" calcext:value-type="float">
            <text:p>-2.81899258014151</text:p>
          </table:table-cell>
          <table:table-cell office:value-type="string" calcext:value-type="string">
            <text:p>-8d</text:p>
          </table:table-cell>
          <table:table-cell office:value-type="string" calcext:value-type="string">
            <text:p>52m</text:p>
          </table:table-cell>
          <table:table-cell office:value-type="string" calcext:value-type="string">
            <text:p>-37d</text:p>
          </table:table-cell>
          <table:table-cell office:value-type="string" calcext:value-type="string">
            <text:p>47m</text:p>
          </table:table-cell>
          <table:table-cell office:value-type="float" office:value="17822.9" calcext:value-type="float">
            <text:p>17822.9</text:p>
          </table:table-cell>
          <table:table-cell office:value-type="float" office:value="17609.6" calcext:value-type="float">
            <text:p>17609.6</text:p>
          </table:table-cell>
          <table:table-cell office:value-type="float" office:value="-2749.2" calcext:value-type="float">
            <text:p>-2749.2</text:p>
          </table:table-cell>
          <table:table-cell office:value-type="float" office:value="-13812.8" calcext:value-type="float">
            <text:p>-13812.8</text:p>
          </table:table-cell>
          <table:table-cell office:value-type="float" office:value="22548.8" calcext:value-type="float">
            <text:p>22548.8</text:p>
          </table:table-cell>
          <table:table-cell office:value-type="float" office:value="8.3" calcext:value-type="float">
            <text:p>8.3</text:p>
          </table:table-cell>
          <table:table-cell office:value-type="float" office:value="-9" calcext:value-type="float">
            <text:p>-9</text:p>
          </table:table-cell>
          <table:table-cell office:value-type="float" office:value="-23.3" calcext:value-type="float">
            <text:p>-23.3</text:p>
          </table:table-cell>
          <table:table-cell office:value-type="float" office:value="-16.5" calcext:value-type="float">
            <text:p>-16.5</text:p>
          </table:table-cell>
          <table:table-cell office:value-type="float" office:value="45.9" calcext:value-type="float">
            <text:p>45.9</text:p>
          </table:table-cell>
          <table:table-cell office:value-type="float" office:value="-57" calcext:value-type="float">
            <text:p>-57</text:p>
          </table:table-cell>
          <table:table-cell office:value-type="float" office:value="16.6" calcext:value-type="float">
            <text:p>16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2.38684785209025" calcext:value-type="float">
            <text:p>-2.38684785209025</text:p>
          </table:table-cell>
          <table:table-cell office:value-type="float" office:value="-3.59417672617381" calcext:value-type="float">
            <text:p>-3.59417672617381</text:p>
          </table:table-cell>
          <table:table-cell office:value-type="string" calcext:value-type="string">
            <text:p>-7d</text:p>
          </table:table-cell>
          <table:table-cell office:value-type="string" calcext:value-type="string">
            <text:p>42m</text:p>
          </table:table-cell>
          <table:table-cell office:value-type="string" calcext:value-type="string">
            <text:p>-30d</text:p>
          </table:table-cell>
          <table:table-cell office:value-type="string" calcext:value-type="string">
            <text:p>33m</text:p>
          </table:table-cell>
          <table:table-cell office:value-type="float" office:value="19516.8" calcext:value-type="float">
            <text:p>19516.8</text:p>
          </table:table-cell>
          <table:table-cell office:value-type="float" office:value="19340.9" calcext:value-type="float">
            <text:p>19340.9</text:p>
          </table:table-cell>
          <table:table-cell office:value-type="float" office:value="-2614.6" calcext:value-type="float">
            <text:p>-2614.6</text:p>
          </table:table-cell>
          <table:table-cell office:value-type="float" office:value="-11518.1" calcext:value-type="float">
            <text:p>-11518.1</text:p>
          </table:table-cell>
          <table:table-cell office:value-type="float" office:value="22662.1" calcext:value-type="float">
            <text:p>22662.1</text:p>
          </table:table-cell>
          <table:table-cell office:value-type="float" office:value="7.8" calcext:value-type="float">
            <text:p>7.8</text:p>
          </table:table-cell>
          <table:table-cell office:value-type="float" office:value="-9.1" calcext:value-type="float">
            <text:p>-9.1</text:p>
          </table:table-cell>
          <table:table-cell office:value-type="float" office:value="-14.1" calcext:value-type="float">
            <text:p>-14.1</text:p>
          </table:table-cell>
          <table:table-cell office:value-type="float" office:value="-8.1" calcext:value-type="float">
            <text:p>-8.1</text:p>
          </table:table-cell>
          <table:table-cell office:value-type="float" office:value="45.5" calcext:value-type="float">
            <text:p>45.5</text:p>
          </table:table-cell>
          <table:table-cell office:value-type="float" office:value="-61.1" calcext:value-type="float">
            <text:p>-61.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1.32876169343378" calcext:value-type="float">
            <text:p>1.32876169343378</text:p>
          </table:table-cell>
          <table:table-cell office:value-type="float" office:value="-4.36660271601817" calcext:value-type="float">
            <text:p>-4.36660271601817</text:p>
          </table:table-cell>
          <table:table-cell office:value-type="string" calcext:value-type="string">
            <text:p>-6d</text:p>
          </table:table-cell>
          <table:table-cell office:value-type="string" calcext:value-type="string">
            <text:p>42m</text:p>
          </table:table-cell>
          <table:table-cell office:value-type="string" calcext:value-type="string">
            <text:p>-22d</text:p>
          </table:table-cell>
          <table:table-cell office:value-type="string" calcext:value-type="string">
            <text:p>34m</text:p>
          </table:table-cell>
          <table:table-cell office:value-type="float" office:value="21071.8" calcext:value-type="float">
            <text:p>21071.8</text:p>
          </table:table-cell>
          <table:table-cell office:value-type="float" office:value="20927.6" calcext:value-type="float">
            <text:p>20927.6</text:p>
          </table:table-cell>
          <table:table-cell office:value-type="float" office:value="-2461.2" calcext:value-type="float">
            <text:p>-2461.2</text:p>
          </table:table-cell>
          <table:table-cell office:value-type="float" office:value="-8757.4" calcext:value-type="float">
            <text:p>-8757.4</text:p>
          </table:table-cell>
          <table:table-cell office:value-type="float" office:value="22819.1" calcext:value-type="float">
            <text:p>22819.1</text:p>
          </table:table-cell>
          <table:table-cell office:value-type="float" office:value="7.3" calcext:value-type="float">
            <text:p>7.3</text:p>
          </table:table-cell>
          <table:table-cell office:value-type="float" office:value="-8.9" calcext:value-type="float">
            <text:p>-8.9</text:p>
          </table:table-cell>
          <table:table-cell office:value-type="float" office:value="-4.9" calcext:value-type="float">
            <text:p>-4.9</text:p>
          </table:table-cell>
          <table:table-cell office:value-type="float" office:value="0.3" calcext:value-type="float">
            <text:p>0.3</text:p>
          </table:table-cell>
          <table:table-cell office:value-type="float" office:value="44.9" calcext:value-type="float">
            <text:p>44.9</text:p>
          </table:table-cell>
          <table:table-cell office:value-type="float" office:value="-62.1" calcext:value-type="float">
            <text:p>-62.1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5.04438866282835" calcext:value-type="float">
            <text:p>5.04438866282835</text:p>
          </table:table-cell>
          <table:table-cell office:value-type="float" office:value="-5.14062275509613" calcext:value-type="float">
            <text:p>-5.14062275509613</text:p>
          </table:table-cell>
          <table:table-cell office:value-type="string" calcext:value-type="string">
            <text:p>-5d</text:p>
          </table:table-cell>
          <table:table-cell office:value-type="string" calcext:value-type="string">
            <text:p>54m</text:p>
          </table:table-cell>
          <table:table-cell office:value-type="string" calcext:value-type="string">
            <text:p>-14d</text:p>
          </table:table-cell>
          <table:table-cell office:value-type="string" calcext:value-type="string">
            <text:p>0m</text:p>
          </table:table-cell>
          <table:table-cell office:value-type="float" office:value="22400.4" calcext:value-type="float">
            <text:p>22400.4</text:p>
          </table:table-cell>
          <table:table-cell office:value-type="float" office:value="22282" calcext:value-type="float">
            <text:p>22282</text:p>
          </table:table-cell>
          <table:table-cell office:value-type="float" office:value="-2299.8" calcext:value-type="float">
            <text:p>-2299.8</text:p>
          </table:table-cell>
          <table:table-cell office:value-type="float" office:value="-5587.8" calcext:value-type="float">
            <text:p>-5587.8</text:p>
          </table:table-cell>
          <table:table-cell office:value-type="float" office:value="23086.8" calcext:value-type="float">
            <text:p>23086.8</text:p>
          </table:table-cell>
          <table:table-cell office:value-type="float" office:value="6.9" calcext:value-type="float">
            <text:p>6.9</text:p>
          </table:table-cell>
          <table:table-cell office:value-type="float" office:value="-8.6" calcext:value-type="float">
            <text:p>-8.6</text:p>
          </table:table-cell>
          <table:table-cell office:value-type="float" office:value="3.7" calcext:value-type="float">
            <text:p>3.7</text:p>
          </table:table-cell>
          <table:table-cell office:value-type="float" office:value="8.2" calcext:value-type="float">
            <text:p>8.2</text:p>
          </table:table-cell>
          <table:table-cell office:value-type="float" office:value="44.2" calcext:value-type="float">
            <text:p>44.2</text:p>
          </table:table-cell>
          <table:table-cell office:value-type="float" office:value="-60.4" calcext:value-type="float">
            <text:p>-60.4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8.75929603062213" calcext:value-type="float">
            <text:p>8.75929603062213</text:p>
          </table:table-cell>
          <table:table-cell office:value-type="float" office:value="-5.92064236746153" calcext:value-type="float">
            <text:p>-5.92064236746153</text:p>
          </table:table-cell>
          <table:table-cell office:value-type="string" calcext:value-type="string">
            <text:p>-5d</text:p>
          </table:table-cell>
          <table:table-cell office:value-type="string" calcext:value-type="string">
            <text:p>14m</text:p>
          </table:table-cell>
          <table:table-cell office:value-type="string" calcext:value-type="string">
            <text:p>-5d</text:p>
          </table:table-cell>
          <table:table-cell office:value-type="string" calcext:value-type="string">
            <text:p>6m</text:p>
          </table:table-cell>
          <table:table-cell office:value-type="float" office:value="23432.1" calcext:value-type="float">
            <text:p>23432.1</text:p>
          </table:table-cell>
          <table:table-cell office:value-type="float" office:value="23334.1" calcext:value-type="float">
            <text:p>23334.1</text:p>
          </table:table-cell>
          <table:table-cell office:value-type="float" office:value="-2140.6" calcext:value-type="float">
            <text:p>-2140.6</text:p>
          </table:table-cell>
          <table:table-cell office:value-type="float" office:value="-2092" calcext:value-type="float">
            <text:p>-2092</text:p>
          </table:table-cell>
          <table:table-cell office:value-type="float" office:value="23525.3" calcext:value-type="float">
            <text:p>23525.3</text:p>
          </table:table-cell>
          <table:table-cell office:value-type="float" office:value="6.6" calcext:value-type="float">
            <text:p>6.6</text:p>
          </table:table-cell>
          <table:table-cell office:value-type="float" office:value="-8.1" calcext:value-type="float">
            <text:p>-8.1</text:p>
          </table:table-cell>
          <table:table-cell office:value-type="float" office:value="10.9" calcext:value-type="float">
            <text:p>10.9</text:p>
          </table:table-cell>
          <table:table-cell office:value-type="float" office:value="14.9" calcext:value-type="float">
            <text:p>14.9</text:p>
          </table:table-cell>
          <table:table-cell office:value-type="float" office:value="43.5" calcext:value-type="float">
            <text:p>43.5</text:p>
          </table:table-cell>
          <table:table-cell office:value-type="float" office:value="-56.4" calcext:value-type="float">
            <text:p>-56.4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12.472740843516" calcext:value-type="float">
            <text:p>12.472740843516</text:p>
          </table:table-cell>
          <table:table-cell office:value-type="float" office:value="-6.71126864688697" calcext:value-type="float">
            <text:p>-6.71126864688697</text:p>
          </table:table-cell>
          <table:table-cell office:value-type="string" calcext:value-type="string">
            <text:p>-4d</text:p>
          </table:table-cell>
          <table:table-cell office:value-type="string" calcext:value-type="string">
            <text:p>44m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52m</text:p>
          </table:table-cell>
          <table:table-cell office:value-type="float" office:value="24119.5" calcext:value-type="float">
            <text:p>24119.5</text:p>
          </table:table-cell>
          <table:table-cell office:value-type="float" office:value="24037.1" calcext:value-type="float">
            <text:p>24037.1</text:p>
          </table:table-cell>
          <table:table-cell office:value-type="float" office:value="-1992.2" calcext:value-type="float">
            <text:p>-1992.2</text:p>
          </table:table-cell>
          <table:table-cell office:value-type="float" office:value="1629.3" calcext:value-type="float">
            <text:p>1629.3</text:p>
          </table:table-cell>
          <table:table-cell office:value-type="float" office:value="24174.5" calcext:value-type="float">
            <text:p>24174.5</text:p>
          </table:table-cell>
          <table:table-cell office:value-type="float" office:value="6.4" calcext:value-type="float">
            <text:p>6.4</text:p>
          </table:table-cell>
          <table:table-cell office:value-type="float" office:value="-7.4" calcext:value-type="float">
            <text:p>-7.4</text:p>
          </table:table-cell>
          <table:table-cell office:value-type="float" office:value="16.4" calcext:value-type="float">
            <text:p>16.4</text:p>
          </table:table-cell>
          <table:table-cell office:value-type="float" office:value="20" calcext:value-type="float">
            <text:p>20</text:p>
          </table:table-cell>
          <table:table-cell office:value-type="float" office:value="43.1" calcext:value-type="float">
            <text:p>43.1</text:p>
          </table:table-cell>
          <table:table-cell office:value-type="float" office:value="-50.9" calcext:value-type="float">
            <text:p>-50.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16.1839697908294" calcext:value-type="float">
            <text:p>16.1839697908294</text:p>
          </table:table-cell>
          <table:table-cell office:value-type="float" office:value="-7.51747291218539" calcext:value-type="float">
            <text:p>-7.51747291218539</text:p>
          </table:table-cell>
          <table:table-cell office:value-type="string" calcext:value-type="string">
            <text:p>-4d</text:p>
          </table:table-cell>
          <table:table-cell office:value-type="string" calcext:value-type="string">
            <text:p>22m</text:p>
          </table:table-cell>
          <table:table-cell office:value-type="string" calcext:value-type="string">
            <text:p>12d</text:p>
          </table:table-cell>
          <table:table-cell office:value-type="string" calcext:value-type="string">
            <text:p>37m</text:p>
          </table:table-cell>
          <table:table-cell office:value-type="float" office:value="24441.4" calcext:value-type="float">
            <text:p>24441.4</text:p>
          </table:table-cell>
          <table:table-cell office:value-type="float" office:value="24370.4" calcext:value-type="float">
            <text:p>24370.4</text:p>
          </table:table-cell>
          <table:table-cell office:value-type="float" office:value="-1861.5" calcext:value-type="float">
            <text:p>-1861.5</text:p>
          </table:table-cell>
          <table:table-cell office:value-type="float" office:value="5467.5" calcext:value-type="float">
            <text:p>5467.5</text:p>
          </table:table-cell>
          <table:table-cell office:value-type="float" office:value="25045.4" calcext:value-type="float">
            <text:p>25045.4</text:p>
          </table:table-cell>
          <table:table-cell office:value-type="float" office:value="6.3" calcext:value-type="float">
            <text:p>6.3</text:p>
          </table:table-cell>
          <table:table-cell office:value-type="float" office:value="-6.6" calcext:value-type="float">
            <text:p>-6.6</text:p>
          </table:table-cell>
          <table:table-cell office:value-type="float" office:value="20.1" calcext:value-type="float">
            <text:p>20.1</text:p>
          </table:table-cell>
          <table:table-cell office:value-type="float" office:value="23.4" calcext:value-type="float">
            <text:p>23.4</text:p>
          </table:table-cell>
          <table:table-cell office:value-type="float" office:value="42.9" calcext:value-type="float">
            <text:p>42.9</text:p>
          </table:table-cell>
          <table:table-cell office:value-type="float" office:value="-44.5" calcext:value-type="float">
            <text:p>-44.5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19.8922125305795" calcext:value-type="float">
            <text:p>19.8922125305795</text:p>
          </table:table-cell>
          <table:table-cell office:value-type="float" office:value="-8.34478018780414" calcext:value-type="float">
            <text:p>-8.34478018780414</text:p>
          </table:table-cell>
          <table:table-cell office:value-type="string" calcext:value-type="string">
            <text:p>-4d</text:p>
          </table:table-cell>
          <table:table-cell office:value-type="string" calcext:value-type="string">
            <text:p>7m</text:p>
          </table:table-cell>
          <table:table-cell office:value-type="string" calcext:value-type="string">
            <text:p>20d</text:p>
          </table:table-cell>
          <table:table-cell office:value-type="string" calcext:value-type="string">
            <text:p>54m</text:p>
          </table:table-cell>
          <table:table-cell office:value-type="float" office:value="24402.5" calcext:value-type="float">
            <text:p>24402.5</text:p>
          </table:table-cell>
          <table:table-cell office:value-type="float" office:value="24339.5" calcext:value-type="float">
            <text:p>24339.5</text:p>
          </table:table-cell>
          <table:table-cell office:value-type="float" office:value="-1753.4" calcext:value-type="float">
            <text:p>-1753.4</text:p>
          </table:table-cell>
          <table:table-cell office:value-type="float" office:value="9316.3" calcext:value-type="float">
            <text:p>9316.3</text:p>
          </table:table-cell>
          <table:table-cell office:value-type="float" office:value="26120.4" calcext:value-type="float">
            <text:p>26120.4</text:p>
          </table:table-cell>
          <table:table-cell office:value-type="float" office:value="6.3" calcext:value-type="float">
            <text:p>6.3</text:p>
          </table:table-cell>
          <table:table-cell office:value-type="float" office:value="-5.7" calcext:value-type="float">
            <text:p>-5.7</text:p>
          </table:table-cell>
          <table:table-cell office:value-type="float" office:value="22.1" calcext:value-type="float">
            <text:p>22.1</text:p>
          </table:table-cell>
          <table:table-cell office:value-type="float" office:value="25.2" calcext:value-type="float">
            <text:p>25.2</text:p>
          </table:table-cell>
          <table:table-cell office:value-type="float" office:value="42.9" calcext:value-type="float">
            <text:p>42.9</text:p>
          </table:table-cell>
          <table:table-cell office:value-type="float" office:value="-38.1" calcext:value-type="float">
            <text:p>-38.1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23.5966714862131" calcext:value-type="float">
            <text:p>23.5966714862131</text:p>
          </table:table-cell>
          <table:table-cell office:value-type="float" office:value="-9.1995013594315" calcext:value-type="float">
            <text:p>-9.1995013594315</text:p>
          </table:table-cell>
          <table:table-cell office:value-type="string" calcext:value-type="string">
            <text:p>-3d</text:p>
          </table:table-cell>
          <table:table-cell office:value-type="string" calcext:value-type="string">
            <text:p>59m</text:p>
          </table:table-cell>
          <table:table-cell office:value-type="string" calcext:value-type="string">
            <text:p>28d</text:p>
          </table:table-cell>
          <table:table-cell office:value-type="string" calcext:value-type="string">
            <text:p>34m</text:p>
          </table:table-cell>
          <table:table-cell office:value-type="float" office:value="24030" calcext:value-type="float">
            <text:p>24030</text:p>
          </table:table-cell>
          <table:table-cell office:value-type="float" office:value="23971.8" calcext:value-type="float">
            <text:p>23971.8</text:p>
          </table:table-cell>
          <table:table-cell office:value-type="float" office:value="-1671.7" calcext:value-type="float">
            <text:p>-1671.7</text:p>
          </table:table-cell>
          <table:table-cell office:value-type="float" office:value="13081" calcext:value-type="float">
            <text:p>13081</text:p>
          </table:table-cell>
          <table:table-cell office:value-type="float" office:value="27359.7" calcext:value-type="float">
            <text:p>27359.7</text:p>
          </table:table-cell>
          <table:table-cell office:value-type="float" office:value="6.4" calcext:value-type="float">
            <text:p>6.4</text:p>
          </table:table-cell>
          <table:table-cell office:value-type="float" office:value="-4.9" calcext:value-type="float">
            <text:p>-4.9</text:p>
          </table:table-cell>
          <table:table-cell office:value-type="float" office:value="22.8" calcext:value-type="float">
            <text:p>22.8</text:p>
          </table:table-cell>
          <table:table-cell office:value-type="float" office:value="25.8" calcext:value-type="float">
            <text:p>25.8</text:p>
          </table:table-cell>
          <table:table-cell office:value-type="float" office:value="43.1" calcext:value-type="float">
            <text:p>43.1</text:p>
          </table:table-cell>
          <table:table-cell office:value-type="float" office:value="-32.2" calcext:value-type="float">
            <text:p>-32.2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27.2965064167123" calcext:value-type="float">
            <text:p>27.2965064167123</text:p>
          </table:table-cell>
          <table:table-cell office:value-type="float" office:value="-10.0890295700555" calcext:value-type="float">
            <text:p>-10.0890295700555</text:p>
          </table:table-cell>
          <table:table-cell office:value-type="string" calcext:value-type="string">
            <text:p>-3d</text:p>
          </table:table-cell>
          <table:table-cell office:value-type="string" calcext:value-type="string">
            <text:p>58m</text:p>
          </table:table-cell>
          <table:table-cell office:value-type="string" calcext:value-type="string">
            <text:p>35d</text:p>
          </table:table-cell>
          <table:table-cell office:value-type="string" calcext:value-type="string">
            <text:p>32m</text:p>
          </table:table-cell>
          <table:table-cell office:value-type="float" office:value="23367" calcext:value-type="float">
            <text:p>23367</text:p>
          </table:table-cell>
          <table:table-cell office:value-type="float" office:value="23310.8" calcext:value-type="float">
            <text:p>23310.8</text:p>
          </table:table-cell>
          <table:table-cell office:value-type="float" office:value="-1619.6" calcext:value-type="float">
            <text:p>-1619.6</text:p>
          </table:table-cell>
          <table:table-cell office:value-type="float" office:value="16685" calcext:value-type="float">
            <text:p>16685</text:p>
          </table:table-cell>
          <table:table-cell office:value-type="float" office:value="28712.5" calcext:value-type="float">
            <text:p>28712.5</text:p>
          </table:table-cell>
          <table:table-cell office:value-type="float" office:value="6.6" calcext:value-type="float">
            <text:p>6.6</text:p>
          </table:table-cell>
          <table:table-cell office:value-type="float" office:value="-4.2" calcext:value-type="float">
            <text:p>-4.2</text:p>
          </table:table-cell>
          <table:table-cell office:value-type="float" office:value="22.6" calcext:value-type="float">
            <text:p>22.6</text:p>
          </table:table-cell>
          <table:table-cell office:value-type="float" office:value="25.6" calcext:value-type="float">
            <text:p>25.6</text:p>
          </table:table-cell>
          <table:table-cell office:value-type="float" office:value="43.5" calcext:value-type="float">
            <text:p>43.5</text:p>
          </table:table-cell>
          <table:table-cell office:value-type="float" office:value="-27.2" calcext:value-type="float">
            <text:p>-27.2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30.9908114064534" calcext:value-type="float">
            <text:p>30.9908114064534</text:p>
          </table:table-cell>
          <table:table-cell office:value-type="float" office:value="-11.0222317824069" calcext:value-type="float">
            <text:p>-11.0222317824069</text:p>
          </table:table-cell>
          <table:table-cell office:value-type="string" calcext:value-type="string">
            <text:p>-4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41d</text:p>
          </table:table-cell>
          <table:table-cell office:value-type="string" calcext:value-type="string">
            <text:p>47m</text:p>
          </table:table-cell>
          <table:table-cell office:value-type="float" office:value="22465.3" calcext:value-type="float">
            <text:p>22465.3</text:p>
          </table:table-cell>
          <table:table-cell office:value-type="float" office:value="22408.3" calcext:value-type="float">
            <text:p>22408.3</text:p>
          </table:table-cell>
          <table:table-cell office:value-type="float" office:value="-1599" calcext:value-type="float">
            <text:p>-1599</text:p>
          </table:table-cell>
          <table:table-cell office:value-type="float" office:value="20073" calcext:value-type="float">
            <text:p>20073</text:p>
          </table:table-cell>
          <table:table-cell office:value-type="float" office:value="30126.6" calcext:value-type="float">
            <text:p>30126.6</text:p>
          </table:table-cell>
          <table:table-cell office:value-type="float" office:value="7" calcext:value-type="float">
            <text:p>7</text:p>
          </table:table-cell>
          <table:table-cell office:value-type="float" office:value="-3.6" calcext:value-type="float">
            <text:p>-3.6</text:p>
          </table:table-cell>
          <table:table-cell office:value-type="float" office:value="21.8" calcext:value-type="float">
            <text:p>21.8</text:p>
          </table:table-cell>
          <table:table-cell office:value-type="float" office:value="25" calcext:value-type="float">
            <text:p>25</text:p>
          </table:table-cell>
          <table:table-cell office:value-type="float" office:value="43.8" calcext:value-type="float">
            <text:p>43.8</text:p>
          </table:table-cell>
          <table:table-cell office:value-type="float" office:value="-23.2" calcext:value-type="float">
            <text:p>-23.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34.6785808450297" calcext:value-type="float">
            <text:p>34.6785808450297</text:p>
          </table:table-cell>
          <table:table-cell office:value-type="float" office:value="-12.0099813423591" calcext:value-type="float">
            <text:p>-12.0099813423591</text:p>
          </table:table-cell>
          <table:table-cell office:value-type="string" calcext:value-type="string">
            <text:p>-4d</text:p>
          </table:table-cell>
          <table:table-cell office:value-type="string" calcext:value-type="string">
            <text:p>19m</text:p>
          </table:table-cell>
          <table:table-cell office:value-type="string" calcext:value-type="string">
            <text:p>47d</text:p>
          </table:table-cell>
          <table:table-cell office:value-type="string" calcext:value-type="string">
            <text:p>21m</text:p>
          </table:table-cell>
          <table:table-cell office:value-type="float" office:value="21378.5" calcext:value-type="float">
            <text:p>21378.5</text:p>
          </table:table-cell>
          <table:table-cell office:value-type="float" office:value="21317.7" calcext:value-type="float">
            <text:p>21317.7</text:p>
          </table:table-cell>
          <table:table-cell office:value-type="float" office:value="-1611.3" calcext:value-type="float">
            <text:p>-1611.3</text:p>
          </table:table-cell>
          <table:table-cell office:value-type="float" office:value="23210.8" calcext:value-type="float">
            <text:p>23210.8</text:p>
          </table:table-cell>
          <table:table-cell office:value-type="float" office:value="31556" calcext:value-type="float">
            <text:p>31556</text:p>
          </table:table-cell>
          <table:table-cell office:value-type="float" office:value="7.4" calcext:value-type="float">
            <text:p>7.4</text:p>
          </table:table-cell>
          <table:table-cell office:value-type="float" office:value="-3.1" calcext:value-type="float">
            <text:p>-3.1</text:p>
          </table:table-cell>
          <table:table-cell office:value-type="float" office:value="20.9" calcext:value-type="float">
            <text:p>20.9</text:p>
          </table:table-cell>
          <table:table-cell office:value-type="float" office:value="24.2" calcext:value-type="float">
            <text:p>24.2</text:p>
          </table:table-cell>
          <table:table-cell office:value-type="float" office:value="44.1" calcext:value-type="float">
            <text:p>44.1</text:p>
          </table:table-cell>
          <table:table-cell office:value-type="float" office:value="-19.9" calcext:value-type="float">
            <text:p>-19.9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38.3586592184461" calcext:value-type="float">
            <text:p>38.3586592184461</text:p>
          </table:table-cell>
          <table:table-cell office:value-type="float" office:value="-13.0659017650801" calcext:value-type="float">
            <text:p>-13.0659017650801</text:p>
          </table:table-cell>
          <table:table-cell office:value-type="string" calcext:value-type="string">
            <text:p>-4d</text:p>
          </table:table-cell>
          <table:table-cell office:value-type="string" calcext:value-type="string">
            <text:p>43m</text:p>
          </table:table-cell>
          <table:table-cell office:value-type="string" calcext:value-type="string">
            <text:p>52d</text:p>
          </table:table-cell>
          <table:table-cell office:value-type="string" calcext:value-type="string">
            <text:p>18m</text:p>
          </table:table-cell>
          <table:table-cell office:value-type="float" office:value="20156.7" calcext:value-type="float">
            <text:p>20156.7</text:p>
          </table:table-cell>
          <table:table-cell office:value-type="float" office:value="20088.6" calcext:value-type="float">
            <text:p>20088.6</text:p>
          </table:table-cell>
          <table:table-cell office:value-type="float" office:value="-1656.3" calcext:value-type="float">
            <text:p>-1656.3</text:p>
          </table:table-cell>
          <table:table-cell office:value-type="float" office:value="26082.4" calcext:value-type="float">
            <text:p>26082.4</text:p>
          </table:table-cell>
          <table:table-cell office:value-type="float" office:value="32963.4" calcext:value-type="float">
            <text:p>32963.4</text:p>
          </table:table-cell>
          <table:table-cell office:value-type="float" office:value="7.8" calcext:value-type="float">
            <text:p>7.8</text:p>
          </table:table-cell>
          <table:table-cell office:value-type="float" office:value="-2.8" calcext:value-type="float">
            <text:p>-2.8</text:p>
          </table:table-cell>
          <table:table-cell office:value-type="float" office:value="20" calcext:value-type="float">
            <text:p>20</text:p>
          </table:table-cell>
          <table:table-cell office:value-type="float" office:value="23.7" calcext:value-type="float">
            <text:p>23.7</text:p>
          </table:table-cell>
          <table:table-cell office:value-type="float" office:value="44.2" calcext:value-type="float">
            <text:p>44.2</text:p>
          </table:table-cell>
          <table:table-cell office:value-type="float" office:value="-17.3" calcext:value-type="float">
            <text:p>-17.3</text:p>
          </table:table-cell>
          <table:table-cell office:value-type="float" office:value="-1.5" calcext:value-type="float">
            <text:p>-1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42.0296664456224" calcext:value-type="float">
            <text:p>42.0296664456224</text:p>
          </table:table-cell>
          <table:table-cell office:value-type="float" office:value="-14.2074323857284" calcext:value-type="float">
            <text:p>-14.2074323857284</text:p>
          </table:table-cell>
          <table:table-cell office:value-type="string" calcext:value-type="string">
            <text:p>-5d</text:p>
          </table:table-cell>
          <table:table-cell office:value-type="string" calcext:value-type="string">
            <text:p>16m</text:p>
          </table:table-cell>
          <table:table-cell office:value-type="string" calcext:value-type="string">
            <text:p>56d</text:p>
          </table:table-cell>
          <table:table-cell office:value-type="string" calcext:value-type="string">
            <text:p>42m</text:p>
          </table:table-cell>
          <table:table-cell office:value-type="float" office:value="18843" calcext:value-type="float">
            <text:p>18843</text:p>
          </table:table-cell>
          <table:table-cell office:value-type="float" office:value="18763.2" calcext:value-type="float">
            <text:p>18763.2</text:p>
          </table:table-cell>
          <table:table-cell office:value-type="float" office:value="-1732.3" calcext:value-type="float">
            <text:p>-1732.3</text:p>
          </table:table-cell>
          <table:table-cell office:value-type="float" office:value="28686.3" calcext:value-type="float">
            <text:p>28686.3</text:p>
          </table:table-cell>
          <table:table-cell office:value-type="float" office:value="34321.4" calcext:value-type="float">
            <text:p>34321.4</text:p>
          </table:table-cell>
          <table:table-cell office:value-type="float" office:value="8.4" calcext:value-type="float">
            <text:p>8.4</text:p>
          </table:table-cell>
          <table:table-cell office:value-type="float" office:value="-2.4" calcext:value-type="float">
            <text:p>-2.4</text:p>
          </table:table-cell>
          <table:table-cell office:value-type="float" office:value="19.2" calcext:value-type="float">
            <text:p>19.2</text:p>
          </table:table-cell>
          <table:table-cell office:value-type="float" office:value="23.3" calcext:value-type="float">
            <text:p>23.3</text:p>
          </table:table-cell>
          <table:table-cell office:value-type="float" office:value="44.3" calcext:value-type="float">
            <text:p>44.3</text:p>
          </table:table-cell>
          <table:table-cell office:value-type="float" office:value="-15.1" calcext:value-type="float">
            <text:p>-15.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45.6898854124906" calcext:value-type="float">
            <text:p>45.6898854124906</text:p>
          </table:table-cell>
          <table:table-cell office:value-type="float" office:value="-15.4573953011732" calcext:value-type="float">
            <text:p>-15.4573953011732</text:p>
          </table:table-cell>
          <table:table-cell office:value-type="string" calcext:value-type="string">
            <text:p>-6d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60d</text:p>
          </table:table-cell>
          <table:table-cell office:value-type="string" calcext:value-type="string">
            <text:p>37m</text:p>
          </table:table-cell>
          <table:table-cell office:value-type="float" office:value="17471.6" calcext:value-type="float">
            <text:p>17471.6</text:p>
          </table:table-cell>
          <table:table-cell office:value-type="float" office:value="17374.8" calcext:value-type="float">
            <text:p>17374.8</text:p>
          </table:table-cell>
          <table:table-cell office:value-type="float" office:value="-1836.2" calcext:value-type="float">
            <text:p>-1836.2</text:p>
          </table:table-cell>
          <table:table-cell office:value-type="float" office:value="31031" calcext:value-type="float">
            <text:p>31031</text:p>
          </table:table-cell>
          <table:table-cell office:value-type="float" office:value="35611.5" calcext:value-type="float">
            <text:p>35611.5</text:p>
          </table:table-cell>
          <table:table-cell office:value-type="float" office:value="9.1" calcext:value-type="float">
            <text:p>9.1</text:p>
          </table:table-cell>
          <table:table-cell office:value-type="float" office:value="-2.2" calcext:value-type="float">
            <text:p>-2.2</text:p>
          </table:table-cell>
          <table:table-cell office:value-type="float" office:value="18.4" calcext:value-type="float">
            <text:p>18.4</text:p>
          </table:table-cell>
          <table:table-cell office:value-type="float" office:value="23.1" calcext:value-type="float">
            <text:p>23.1</text:p>
          </table:table-cell>
          <table:table-cell office:value-type="float" office:value="44.3" calcext:value-type="float">
            <text:p>44.3</text:p>
          </table:table-cell>
          <table:table-cell office:value-type="float" office:value="-12.9" calcext:value-type="float">
            <text:p>-12.9</text:p>
          </table:table-cell>
          <table:table-cell office:value-type="float" office:value="-2.2" calcext:value-type="float">
            <text:p>-2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49.337089037541" calcext:value-type="float">
            <text:p>49.337089037541</text:p>
          </table:table-cell>
          <table:table-cell office:value-type="float" office:value="-16.8463637100501" calcext:value-type="float">
            <text:p>-16.8463637100501</text:p>
          </table:table-cell>
          <table:table-cell office:value-type="string" calcext:value-type="string">
            <text:p>-7d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64d</text:p>
          </table:table-cell>
          <table:table-cell office:value-type="string" calcext:value-type="string">
            <text:p>8m</text:p>
          </table:table-cell>
          <table:table-cell office:value-type="float" office:value="16068.3" calcext:value-type="float">
            <text:p>16068.3</text:p>
          </table:table-cell>
          <table:table-cell office:value-type="float" office:value="15948" calcext:value-type="float">
            <text:p>15948</text:p>
          </table:table-cell>
          <table:table-cell office:value-type="float" office:value="-1962.6" calcext:value-type="float">
            <text:p>-1962.6</text:p>
          </table:table-cell>
          <table:table-cell office:value-type="float" office:value="33131.2" calcext:value-type="float">
            <text:p>33131.2</text:p>
          </table:table-cell>
          <table:table-cell office:value-type="float" office:value="36822.1" calcext:value-type="float">
            <text:p>36822.1</text:p>
          </table:table-cell>
          <table:table-cell office:value-type="float" office:value="10" calcext:value-type="float">
            <text:p>10</text:p>
          </table:table-cell>
          <table:table-cell office:value-type="float" office:value="-1.9" calcext:value-type="float">
            <text:p>-1.9</text:p>
          </table:table-cell>
          <table:table-cell office:value-type="float" office:value="17.4" calcext:value-type="float">
            <text:p>17.4</text:p>
          </table:table-cell>
          <table:table-cell office:value-type="float" office:value="22.8" calcext:value-type="float">
            <text:p>22.8</text:p>
          </table:table-cell>
          <table:table-cell office:value-type="float" office:value="44.2" calcext:value-type="float">
            <text:p>44.2</text:p>
          </table:table-cell>
          <table:table-cell office:value-type="float" office:value="-10.8" calcext:value-type="float">
            <text:p>-10.8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52.968267228834" calcext:value-type="float">
            <text:p>52.968267228834</text:p>
          </table:table-cell>
          <table:table-cell office:value-type="float" office:value="-18.4163503169922" calcext:value-type="float">
            <text:p>-18.4163503169922</text:p>
          </table:table-cell>
          <table:table-cell office:value-type="string" calcext:value-type="string">
            <text:p>-8d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67d</text:p>
          </table:table-cell>
          <table:table-cell office:value-type="string" calcext:value-type="string">
            <text:p>17m</text:p>
          </table:table-cell>
          <table:table-cell office:value-type="float" office:value="14650.7" calcext:value-type="float">
            <text:p>14650.7</text:p>
          </table:table-cell>
          <table:table-cell office:value-type="float" office:value="14498.8" calcext:value-type="float">
            <text:p>14498.8</text:p>
          </table:table-cell>
          <table:table-cell office:value-type="float" office:value="-2104" calcext:value-type="float">
            <text:p>-2104</text:p>
          </table:table-cell>
          <table:table-cell office:value-type="float" office:value="35004.8" calcext:value-type="float">
            <text:p>35004.8</text:p>
          </table:table-cell>
          <table:table-cell office:value-type="float" office:value="37947" calcext:value-type="float">
            <text:p>37947</text:p>
          </table:table-cell>
          <table:table-cell office:value-type="float" office:value="11" calcext:value-type="float">
            <text:p>11</text:p>
          </table:table-cell>
          <table:table-cell office:value-type="float" office:value="-1.6" calcext:value-type="float">
            <text:p>-1.6</text:p>
          </table:table-cell>
          <table:table-cell office:value-type="float" office:value="15.9" calcext:value-type="float">
            <text:p>15.9</text:p>
          </table:table-cell>
          <table:table-cell office:value-type="float" office:value="22.4" calcext:value-type="float">
            <text:p>22.4</text:p>
          </table:table-cell>
          <table:table-cell office:value-type="float" office:value="44.1" calcext:value-type="float">
            <text:p>44.1</text:p>
          </table:table-cell>
          <table:table-cell office:value-type="float" office:value="-8.8" calcext:value-type="float">
            <text:p>-8.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56.5791813892331" calcext:value-type="float">
            <text:p>56.5791813892331</text:p>
          </table:table-cell>
          <table:table-cell office:value-type="float" office:value="-20.2267450039557" calcext:value-type="float">
            <text:p>-20.2267450039557</text:p>
          </table:table-cell>
          <table:table-cell office:value-type="string" calcext:value-type="string">
            <text:p>-9d</text:p>
          </table:table-cell>
          <table:table-cell office:value-type="string" calcext:value-type="string">
            <text:p>48m</text:p>
          </table:table-cell>
          <table:table-cell office:value-type="string" calcext:value-type="string">
            <text:p>70d</text:p>
          </table:table-cell>
          <table:table-cell office:value-type="string" calcext:value-type="string">
            <text:p>10m</text:p>
          </table:table-cell>
          <table:table-cell office:value-type="float" office:value="13229.3" calcext:value-type="float">
            <text:p>13229.3</text:p>
          </table:table-cell>
          <table:table-cell office:value-type="float" office:value="13036.4" calcext:value-type="float">
            <text:p>13036.4</text:p>
          </table:table-cell>
          <table:table-cell office:value-type="float" office:value="-2250.7" calcext:value-type="float">
            <text:p>-2250.7</text:p>
          </table:table-cell>
          <table:table-cell office:value-type="float" office:value="36669.7" calcext:value-type="float">
            <text:p>36669.7</text:p>
          </table:table-cell>
          <table:table-cell office:value-type="float" office:value="38983.1" calcext:value-type="float">
            <text:p>38983.1</text:p>
          </table:table-cell>
          <table:table-cell office:value-type="float" office:value="12.2" calcext:value-type="float">
            <text:p>12.2</text:p>
          </table:table-cell>
          <table:table-cell office:value-type="float" office:value="-1.4" calcext:value-type="float">
            <text:p>-1.4</text:p>
          </table:table-cell>
          <table:table-cell office:value-type="float" office:value="14.1" calcext:value-type="float">
            <text:p>14.1</text:p>
          </table:table-cell>
          <table:table-cell office:value-type="float" office:value="21.8" calcext:value-type="float">
            <text:p>21.8</text:p>
          </table:table-cell>
          <table:table-cell office:value-type="float" office:value="44" calcext:value-type="float">
            <text:p>44</text:p>
          </table:table-cell>
          <table:table-cell office:value-type="float" office:value="-7.2" calcext:value-type="float">
            <text:p>-7.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60.1636084204434" calcext:value-type="float">
            <text:p>60.1636084204434</text:p>
          </table:table-cell>
          <table:table-cell office:value-type="float" office:value="-22.364232879601" calcext:value-type="float">
            <text:p>-22.364232879601</text:p>
          </table:table-cell>
          <table:table-cell office:value-type="string" calcext:value-type="string">
            <text:p>-11d</text:p>
          </table:table-cell>
          <table:table-cell office:value-type="string" calcext:value-type="string">
            <text:p>41m</text:p>
          </table:table-cell>
          <table:table-cell office:value-type="string" calcext:value-type="string">
            <text:p>72d</text:p>
          </table:table-cell>
          <table:table-cell office:value-type="string" calcext:value-type="string">
            <text:p>48m</text:p>
          </table:table-cell>
          <table:table-cell office:value-type="float" office:value="11809.4" calcext:value-type="float">
            <text:p>11809.4</text:p>
          </table:table-cell>
          <table:table-cell office:value-type="float" office:value="11565" calcext:value-type="float">
            <text:p>11565</text:p>
          </table:table-cell>
          <table:table-cell office:value-type="float" office:value="-2390.4" calcext:value-type="float">
            <text:p>-2390.4</text:p>
          </table:table-cell>
          <table:table-cell office:value-type="float" office:value="38142.3" calcext:value-type="float">
            <text:p>38142.3</text:p>
          </table:table-cell>
          <table:table-cell office:value-type="float" office:value="39928.7" calcext:value-type="float">
            <text:p>39928.7</text:p>
          </table:table-cell>
          <table:table-cell office:value-type="float" office:value="13.8" calcext:value-type="float">
            <text:p>13.8</text:p>
          </table:table-cell>
          <table:table-cell office:value-type="float" office:value="-1.1" calcext:value-type="float">
            <text:p>-1.1</text:p>
          </table:table-cell>
          <table:table-cell office:value-type="float" office:value="11.8" calcext:value-type="float">
            <text:p>11.8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-6.2" calcext:value-type="float">
            <text:p>-6.2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63.7119968158048" calcext:value-type="float">
            <text:p>63.7119968158048</text:p>
          </table:table-cell>
          <table:table-cell office:value-type="float" office:value="-24.9600531097446" calcext:value-type="float">
            <text:p>-24.9600531097446</text:p>
          </table:table-cell>
          <table:table-cell office:value-type="string" calcext:value-type="string">
            <text:p>-13d</text:p>
          </table:table-cell>
          <table:table-cell office:value-type="string" calcext:value-type="string">
            <text:p>58m</text:p>
          </table:table-cell>
          <table:table-cell office:value-type="string" calcext:value-type="string">
            <text:p>75d</text:p>
          </table:table-cell>
          <table:table-cell office:value-type="string" calcext:value-type="string">
            <text:p>14m</text:p>
          </table:table-cell>
          <table:table-cell office:value-type="float" office:value="10393" calcext:value-type="float">
            <text:p>10393</text:p>
          </table:table-cell>
          <table:table-cell office:value-type="float" office:value="10085.5" calcext:value-type="float">
            <text:p>10085.5</text:p>
          </table:table-cell>
          <table:table-cell office:value-type="float" office:value="-2509.3" calcext:value-type="float">
            <text:p>-2509.3</text:p>
          </table:table-cell>
          <table:table-cell office:value-type="float" office:value="39436.5" calcext:value-type="float">
            <text:p>39436.5</text:p>
          </table:table-cell>
          <table:table-cell office:value-type="float" office:value="40783" calcext:value-type="float">
            <text:p>40783</text:p>
          </table:table-cell>
          <table:table-cell office:value-type="float" office:value="15.7" calcext:value-type="float">
            <text:p>15.7</text:p>
          </table:table-cell>
          <table:table-cell office:value-type="float" office:value="-0.9" calcext:value-type="float">
            <text:p>-0.9</text:p>
          </table:table-cell>
          <table:table-cell office:value-type="float" office:value="9.3" calcext:value-type="float">
            <text:p>9.3</text:p>
          </table:table-cell>
          <table:table-cell office:value-type="float" office:value="20.5" calcext:value-type="float">
            <text:p>20.5</text:p>
          </table:table-cell>
          <table:table-cell office:value-type="float" office:value="44" calcext:value-type="float">
            <text:p>44</text:p>
          </table:table-cell>
          <table:table-cell office:value-type="float" office:value="-6.1" calcext:value-type="float">
            <text:p>-6.1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67.2089449161099" calcext:value-type="float">
            <text:p>67.2089449161099</text:p>
          </table:table-cell>
          <table:table-cell office:value-type="float" office:value="-28.2213911716407" calcext:value-type="float">
            <text:p>-28.2213911716407</text:p>
          </table:table-cell>
          <table:table-cell office:value-type="string" calcext:value-type="string">
            <text:p>-16d</text:p>
          </table:table-cell>
          <table:table-cell office:value-type="string" calcext:value-type="string">
            <text:p>47m</text:p>
          </table:table-cell>
          <table:table-cell office:value-type="string" calcext:value-type="string">
            <text:p>77d</text:p>
          </table:table-cell>
          <table:table-cell office:value-type="string" calcext:value-type="string">
            <text:p>31m</text:p>
          </table:table-cell>
          <table:table-cell office:value-type="float" office:value="8980" calcext:value-type="float">
            <text:p>8980</text:p>
          </table:table-cell>
          <table:table-cell office:value-type="float" office:value="8597.6" calcext:value-type="float">
            <text:p>8597.6</text:p>
          </table:table-cell>
          <table:table-cell office:value-type="float" office:value="-2592.5" calcext:value-type="float">
            <text:p>-2592.5</text:p>
          </table:table-cell>
          <table:table-cell office:value-type="float" office:value="40564" calcext:value-type="float">
            <text:p>40564</text:p>
          </table:table-cell>
          <table:table-cell office:value-type="float" office:value="41546.1" calcext:value-type="float">
            <text:p>41546.1</text:p>
          </table:table-cell>
          <table:table-cell office:value-type="float" office:value="18.3" calcext:value-type="float">
            <text:p>18.3</text:p>
          </table:table-cell>
          <table:table-cell office:value-type="float" office:value="-0.7" calcext:value-type="float">
            <text:p>-0.7</text:p>
          </table:table-cell>
          <table:table-cell office:value-type="float" office:value="7.2" calcext:value-type="float">
            <text:p>7.2</text:p>
          </table:table-cell>
          <table:table-cell office:value-type="float" office:value="20.6" calcext:value-type="float">
            <text:p>20.6</text:p>
          </table:table-cell>
          <table:table-cell office:value-type="float" office:value="43.8" calcext:value-type="float">
            <text:p>43.8</text:p>
          </table:table-cell>
          <table:table-cell office:value-type="float" office:value="-7.1" calcext:value-type="float">
            <text:p>-7.1</text:p>
          </table:table-cell>
          <table:table-cell office:value-type="float" office:value="-5.4" calcext:value-type="float">
            <text:p>-5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70.6281672554125" calcext:value-type="float">
            <text:p>70.6281672554125</text:p>
          </table:table-cell>
          <table:table-cell office:value-type="float" office:value="-32.4910592241549" calcext:value-type="float">
            <text:p>-32.4910592241549</text:p>
          </table:table-cell>
          <table:table-cell office:value-type="string" calcext:value-type="string">
            <text:p>-20d</text:p>
          </table:table-cell>
          <table:table-cell office:value-type="string" calcext:value-type="string">
            <text:p>17m</text:p>
          </table:table-cell>
          <table:table-cell office:value-type="string" calcext:value-type="string">
            <text:p>79d</text:p>
          </table:table-cell>
          <table:table-cell office:value-type="string" calcext:value-type="string">
            <text:p>40m</text:p>
          </table:table-cell>
          <table:table-cell office:value-type="float" office:value="7569.8" calcext:value-type="float">
            <text:p>7569.8</text:p>
          </table:table-cell>
          <table:table-cell office:value-type="float" office:value="7100.5" calcext:value-type="float">
            <text:p>7100.5</text:p>
          </table:table-cell>
          <table:table-cell office:value-type="float" office:value="-2624" calcext:value-type="float">
            <text:p>-2624</text:p>
          </table:table-cell>
          <table:table-cell office:value-type="float" office:value="41535.5" calcext:value-type="float">
            <text:p>41535.5</text:p>
          </table:table-cell>
          <table:table-cell office:value-type="float" office:value="42219.6" calcext:value-type="float">
            <text:p>42219.6</text:p>
          </table:table-cell>
          <table:table-cell office:value-type="float" office:value="21.8" calcext:value-type="float">
            <text:p>21.8</text:p>
          </table:table-cell>
          <table:table-cell office:value-type="float" office:value="-0.6" calcext:value-type="float">
            <text:p>-0.6</text:p>
          </table:table-cell>
          <table:table-cell office:value-type="float" office:value="5.9" calcext:value-type="float">
            <text:p>5.9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-9.1" calcext:value-type="float">
            <text:p>-9.1</text:p>
          </table:table-cell>
          <table:table-cell office:value-type="float" office:value="-7.9" calcext:value-type="float">
            <text:p>-7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73.9217497536546" calcext:value-type="float">
            <text:p>73.9217497536546</text:p>
          </table:table-cell>
          <table:table-cell office:value-type="float" office:value="-38.3646911429504" calcext:value-type="float">
            <text:p>-38.3646911429504</text:p>
          </table:table-cell>
          <table:table-cell office:value-type="string" calcext:value-type="string">
            <text:p>-24d</text:p>
          </table:table-cell>
          <table:table-cell office:value-type="string" calcext:value-type="string">
            <text:p>47m</text:p>
          </table:table-cell>
          <table:table-cell office:value-type="string" calcext:value-type="string">
            <text:p>81d</text:p>
          </table:table-cell>
          <table:table-cell office:value-type="string" calcext:value-type="string">
            <text:p>43m</text:p>
          </table:table-cell>
          <table:table-cell office:value-type="float" office:value="6161.3" calcext:value-type="float">
            <text:p>6161.3</text:p>
          </table:table-cell>
          <table:table-cell office:value-type="float" office:value="5593.5" calcext:value-type="float">
            <text:p>5593.5</text:p>
          </table:table-cell>
          <table:table-cell office:value-type="float" office:value="-2583.5" calcext:value-type="float">
            <text:p>-2583.5</text:p>
          </table:table-cell>
          <table:table-cell office:value-type="float" office:value="42361.7" calcext:value-type="float">
            <text:p>42361.7</text:p>
          </table:table-cell>
          <table:table-cell office:value-type="float" office:value="42807.4" calcext:value-type="float">
            <text:p>42807.4</text:p>
          </table:table-cell>
          <table:table-cell office:value-type="float" office:value="26.7" calcext:value-type="float">
            <text:p>26.7</text:p>
          </table:table-cell>
          <table:table-cell office:value-type="float" office:value="-0.6" calcext:value-type="float">
            <text:p>-0.6</text:p>
          </table:table-cell>
          <table:table-cell office:value-type="float" office:value="6" calcext:value-type="float">
            <text:p>6</text:p>
          </table:table-cell>
          <table:table-cell office:value-type="float" office:value="25.3" calcext:value-type="float">
            <text:p>25.3</text:p>
          </table:table-cell>
          <table:table-cell office:value-type="float" office:value="41" calcext:value-type="float">
            <text:p>41</text:p>
          </table:table-cell>
          <table:table-cell office:value-type="float" office:value="-11.8" calcext:value-type="float">
            <text:p>-11.8</text:p>
          </table:table-cell>
          <table:table-cell office:value-type="float" office:value="-10.9" calcext:value-type="float">
            <text:p>-10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76.9957833684318" calcext:value-type="float">
            <text:p>76.9957833684318</text:p>
          </table:table-cell>
          <table:table-cell office:value-type="float" office:value="-46.9160643880881" calcext:value-type="float">
            <text:p>-46.9160643880881</text:p>
          </table:table-cell>
          <table:table-cell office:value-type="string" calcext:value-type="string">
            <text:p>-30d</text:p>
          </table:table-cell>
          <table:table-cell office:value-type="string" calcext:value-type="string">
            <text:p>49m</text:p>
          </table:table-cell>
          <table:table-cell office:value-type="string" calcext:value-type="string">
            <text:p>83d</text:p>
          </table:table-cell>
          <table:table-cell office:value-type="string" calcext:value-type="string">
            <text:p>42m</text:p>
          </table:table-cell>
          <table:table-cell office:value-type="float" office:value="4752.6" calcext:value-type="float">
            <text:p>4752.6</text:p>
          </table:table-cell>
          <table:table-cell office:value-type="float" office:value="4081.9" calcext:value-type="float">
            <text:p>4081.9</text:p>
          </table:table-cell>
          <table:table-cell office:value-type="float" office:value="-2434.2" calcext:value-type="float">
            <text:p>-2434.2</text:p>
          </table:table-cell>
          <table:table-cell office:value-type="float" office:value="43053.5" calcext:value-type="float">
            <text:p>43053.5</text:p>
          </table:table-cell>
          <table:table-cell office:value-type="float" office:value="43315.1" calcext:value-type="float">
            <text:p>43315.1</text:p>
          </table:table-cell>
          <table:table-cell office:value-type="float" office:value="34.2" calcext:value-type="float">
            <text:p>34.2</text:p>
          </table:table-cell>
          <table:table-cell office:value-type="float" office:value="-0.8" calcext:value-type="float">
            <text:p>-0.8</text:p>
          </table:table-cell>
          <table:table-cell office:value-type="float" office:value="8.4" calcext:value-type="float">
            <text:p>8.4</text:p>
          </table:table-cell>
          <table:table-cell office:value-type="float" office:value="31.2" calcext:value-type="float">
            <text:p>31.2</text:p>
          </table:table-cell>
          <table:table-cell office:value-type="float" office:value="36.5" calcext:value-type="float">
            <text:p>36.5</text:p>
          </table:table-cell>
          <table:table-cell office:value-type="float" office:value="-14.9" calcext:value-type="float">
            <text:p>-14.9</text:p>
          </table:table-cell>
          <table:table-cell office:value-type="float" office:value="-13.9" calcext:value-type="float">
            <text:p>-13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79.6546959194643" calcext:value-type="float">
            <text:p>79.6546959194643</text:p>
          </table:table-cell>
          <table:table-cell office:value-type="float" office:value="-60.02657683849" calcext:value-type="float">
            <text:p>-60.02657683849</text:p>
          </table:table-cell>
          <table:table-cell office:value-type="string" calcext:value-type="string">
            <text:p>-38d</text:p>
          </table:table-cell>
          <table:table-cell office:value-type="string" calcext:value-type="string">
            <text:p>45m</text:p>
          </table:table-cell>
          <table:table-cell office:value-type="string" calcext:value-type="string">
            <text:p>85d</text:p>
          </table:table-cell>
          <table:table-cell office:value-type="string" calcext:value-type="string">
            <text:p>37m</text:p>
          </table:table-cell>
          <table:table-cell office:value-type="float" office:value="3345.8" calcext:value-type="float">
            <text:p>3345.8</text:p>
          </table:table-cell>
          <table:table-cell office:value-type="float" office:value="2609.6" calcext:value-type="float">
            <text:p>2609.6</text:p>
          </table:table-cell>
          <table:table-cell office:value-type="float" office:value="-2093.9" calcext:value-type="float">
            <text:p>-2093.9</text:p>
          </table:table-cell>
          <table:table-cell office:value-type="float" office:value="43620" calcext:value-type="float">
            <text:p>43620</text:p>
          </table:table-cell>
          <table:table-cell office:value-type="float" office:value="43748.1" calcext:value-type="float">
            <text:p>43748.1</text:p>
          </table:table-cell>
          <table:table-cell office:value-type="float" office:value="47" calcext:value-type="float">
            <text:p>47</text:p>
          </table:table-cell>
          <table:table-cell office:value-type="float" office:value="-1.2" calcext:value-type="float">
            <text:p>-1.2</text:p>
          </table:table-cell>
          <table:table-cell office:value-type="float" office:value="14.2" calcext:value-type="float">
            <text:p>14.2</text:p>
          </table:table-cell>
          <table:table-cell office:value-type="float" office:value="39.6" calcext:value-type="float">
            <text:p>39.6</text:p>
          </table:table-cell>
          <table:table-cell office:value-type="float" office:value="27.1" calcext:value-type="float">
            <text:p>27.1</text:p>
          </table:table-cell>
          <table:table-cell office:value-type="float" office:value="-17.6" calcext:value-type="float">
            <text:p>-17.6</text:p>
          </table:table-cell>
          <table:table-cell office:value-type="float" office:value="-16.5" calcext:value-type="float">
            <text:p>-16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81.5014705313499" calcext:value-type="float">
            <text:p>81.5014705313499</text:p>
          </table:table-cell>
          <table:table-cell office:value-type="float" office:value="-80.0809332713235" calcext:value-type="float">
            <text:p>-80.0809332713235</text:p>
          </table:table-cell>
          <table:table-cell office:value-type="string" calcext:value-type="string">
            <text:p>-45d</text:p>
          </table:table-cell>
          <table:table-cell office:value-type="string" calcext:value-type="string">
            <text:p>25m</text:p>
          </table:table-cell>
          <table:table-cell office:value-type="string" calcext:value-type="string">
            <text:p>87d</text:p>
          </table:table-cell>
          <table:table-cell office:value-type="string" calcext:value-type="string">
            <text:p>26m</text:p>
          </table:table-cell>
          <table:table-cell office:value-type="float" office:value="1978.5" calcext:value-type="float">
            <text:p>1978.5</text:p>
          </table:table-cell>
          <table:table-cell office:value-type="float" office:value="1388.7" calcext:value-type="float">
            <text:p>1388.7</text:p>
          </table:table-cell>
          <table:table-cell office:value-type="float" office:value="-1409.3" calcext:value-type="float">
            <text:p>-1409.3</text:p>
          </table:table-cell>
          <table:table-cell office:value-type="float" office:value="44063.6" calcext:value-type="float">
            <text:p>44063.6</text:p>
          </table:table-cell>
          <table:table-cell office:value-type="float" office:value="44108" calcext:value-type="float">
            <text:p>44108</text:p>
          </table:table-cell>
          <table:table-cell office:value-type="float" office:value="68.3" calcext:value-type="float">
            <text:p>68.3</text:p>
          </table:table-cell>
          <table:table-cell office:value-type="float" office:value="-2.2" calcext:value-type="float">
            <text:p>-2.2</text:p>
          </table:table-cell>
          <table:table-cell office:value-type="float" office:value="27.1" calcext:value-type="float">
            <text:p>27.1</text:p>
          </table:table-cell>
          <table:table-cell office:value-type="float" office:value="47.1" calcext:value-type="float">
            <text:p>47.1</text:p>
          </table:table-cell>
          <table:table-cell office:value-type="float" office:value="9" calcext:value-type="float">
            <text:p>9</text:p>
          </table:table-cell>
          <table:table-cell office:value-type="float" office:value="-19.4" calcext:value-type="float">
            <text:p>-19.4</text:p>
          </table:table-cell>
          <table:table-cell office:value-type="float" office:value="-18.2" calcext:value-type="float">
            <text:p>-18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81.9572217555675" calcext:value-type="float">
            <text:p>81.9572217555675</text:p>
          </table:table-cell>
          <table:table-cell office:value-type="float" office:value="-106.102491969" calcext:value-type="float">
            <text:p>-106.102491969</text:p>
          </table:table-cell>
          <table:table-cell office:value-type="string" calcext:value-type="string">
            <text:p>-20d</text:p>
          </table:table-cell>
          <table:table-cell office:value-type="string" calcext:value-type="string">
            <text:p>18m</text:p>
          </table:table-cell>
          <table:table-cell office:value-type="string" calcext:value-type="string">
            <text:p>88d</text:p>
          </table:table-cell>
          <table:table-cell office:value-type="string" calcext:value-type="string">
            <text:p>39m</text:p>
          </table:table-cell>
          <table:table-cell office:value-type="float" office:value="1041.3" calcext:value-type="float">
            <text:p>1041.3</text:p>
          </table:table-cell>
          <table:table-cell office:value-type="float" office:value="976.6" calcext:value-type="float">
            <text:p>976.6</text:p>
          </table:table-cell>
          <table:table-cell office:value-type="float" office:value="-361.1" calcext:value-type="float">
            <text:p>-361.1</text:p>
          </table:table-cell>
          <table:table-cell office:value-type="float" office:value="44375.8" calcext:value-type="float">
            <text:p>44375.8</text:p>
          </table:table-cell>
          <table:table-cell office:value-type="float" office:value="44388.1" calcext:value-type="float">
            <text:p>44388.1</text:p>
          </table:table-cell>
          <table:table-cell office:value-type="float" office:value="0.8" calcext:value-type="float">
            <text:p>0.8</text:p>
          </table:table-cell>
          <table:table-cell office:value-type="float" office:value="-3.8" calcext:value-type="float">
            <text:p>-3.8</text:p>
          </table:table-cell>
          <table:table-cell office:value-type="float" office:value="48.3" calcext:value-type="float">
            <text:p>48.3</text:p>
          </table:table-cell>
          <table:table-cell office:value-type="float" office:value="45.4" calcext:value-type="float">
            <text:p>45.4</text:p>
          </table:table-cell>
          <table:table-cell office:value-type="float" office:value="-16.5" calcext:value-type="float">
            <text:p>-16.5</text:p>
          </table:table-cell>
          <table:table-cell office:value-type="float" office:value="-19.8" calcext:value-type="float">
            <text:p>-19.8</text:p>
          </table:table-cell>
          <table:table-cell office:value-type="float" office:value="-18.6" calcext:value-type="float">
            <text:p>-18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80.8132251132601" calcext:value-type="float">
            <text:p>80.8132251132601</text:p>
          </table:table-cell>
          <table:table-cell office:value-type="float" office:value="-130.082212381049" calcext:value-type="float">
            <text:p>-130.082212381049</text:p>
          </table:table-cell>
          <table:table-cell office:value-type="string" calcext:value-type="string">
            <text:p>18d</text:p>
          </table:table-cell>
          <table:table-cell office:value-type="string" calcext:value-type="string">
            <text:p>44m</text:p>
          </table:table-cell>
          <table:table-cell office:value-type="string" calcext:value-type="string">
            <text:p>87d</text:p>
          </table:table-cell>
          <table:table-cell office:value-type="string" calcext:value-type="string">
            <text:p>40m</text:p>
          </table:table-cell>
          <table:table-cell office:value-type="float" office:value="1816.1" calcext:value-type="float">
            <text:p>1816.1</text:p>
          </table:table-cell>
          <table:table-cell office:value-type="float" office:value="1720" calcext:value-type="float">
            <text:p>1720</text:p>
          </table:table-cell>
          <table:table-cell office:value-type="float" office:value="583" calcext:value-type="float">
            <text:p>583</text:p>
          </table:table-cell>
          <table:table-cell office:value-type="float" office:value="44534" calcext:value-type="float">
            <text:p>44534</text:p>
          </table:table-cell>
          <table:table-cell office:value-type="float" office:value="44571.1" calcext:value-type="float">
            <text:p>44571.1</text:p>
          </table:table-cell>
          <table:table-cell office:value-type="float" office:value="-85.3" calcext:value-type="float">
            <text:p>-85.3</text:p>
          </table:table-cell>
          <table:table-cell office:value-type="float" office:value="-1.5" calcext:value-type="float">
            <text:p>-1.5</text:p>
          </table:table-cell>
          <table:table-cell office:value-type="float" office:value="19" calcext:value-type="float">
            <text:p>19</text:p>
          </table:table-cell>
          <table:table-cell office:value-type="float" office:value="32.1" calcext:value-type="float">
            <text:p>32.1</text:p>
          </table:table-cell>
          <table:table-cell office:value-type="float" office:value="-37.2" calcext:value-type="float">
            <text:p>-37.2</text:p>
          </table:table-cell>
          <table:table-cell office:value-type="float" office:value="-18.2" calcext:value-type="float">
            <text:p>-18.2</text:p>
          </table:table-cell>
          <table:table-cell office:value-type="float" office:value="-17.4" calcext:value-type="float">
            <text:p>-17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78.5389976167398" calcext:value-type="float">
            <text:p>78.5389976167398</text:p>
          </table:table-cell>
          <table:table-cell office:value-type="float" office:value="-146.793159230017" calcext:value-type="float">
            <text:p>-146.793159230017</text:p>
          </table:table-cell>
          <table:table-cell office:value-type="string" calcext:value-type="string">
            <text:p>19d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85d</text:p>
          </table:table-cell>
          <table:table-cell office:value-type="string" calcext:value-type="string">
            <text:p>40m</text:p>
          </table:table-cell>
          <table:table-cell office:value-type="float" office:value="3370.9" calcext:value-type="float">
            <text:p>3370.9</text:p>
          </table:table-cell>
          <table:table-cell office:value-type="float" office:value="3184.2" calcext:value-type="float">
            <text:p>3184.2</text:p>
          </table:table-cell>
          <table:table-cell office:value-type="float" office:value="1106.3" calcext:value-type="float">
            <text:p>1106.3</text:p>
          </table:table-cell>
          <table:table-cell office:value-type="float" office:value="44501.6" calcext:value-type="float">
            <text:p>44501.6</text:p>
          </table:table-cell>
          <table:table-cell office:value-type="float" office:value="44629.1" calcext:value-type="float">
            <text:p>44629.1</text:p>
          </table:table-cell>
          <table:table-cell office:value-type="float" office:value="-51.2" calcext:value-type="float">
            <text:p>-51.2</text:p>
          </table:table-cell>
          <table:table-cell office:value-type="float" office:value="-0.1" calcext:value-type="float">
            <text:p>-0.1</text:p>
          </table:table-cell>
          <table:table-cell office:value-type="float" office:value="0.4" calcext:value-type="float">
            <text:p>0.4</text:p>
          </table:table-cell>
          <table:table-cell office:value-type="float" office:value="16.5" calcext:value-type="float">
            <text:p>16.5</text:p>
          </table:table-cell>
          <table:table-cell office:value-type="float" office:value="-47.4" calcext:value-type="float">
            <text:p>-47.4</text:p>
          </table:table-cell>
          <table:table-cell office:value-type="float" office:value="-14.7" calcext:value-type="float">
            <text:p>-14.7</text:p>
          </table:table-cell>
          <table:table-cell office:value-type="float" office:value="-14.6" calcext:value-type="float">
            <text:p>-14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75.6623739539229" calcext:value-type="float">
            <text:p>75.6623739539229</text:p>
          </table:table-cell>
          <table:table-cell office:value-type="float" office:value="-157.570538768999" calcext:value-type="float">
            <text:p>-157.570538768999</text:p>
          </table:table-cell>
          <table:table-cell office:value-type="string" calcext:value-type="string">
            <text:p>15d</text:p>
          </table:table-cell>
          <table:table-cell office:value-type="string" calcext:value-type="string">
            <text:p>0m</text:p>
          </table:table-cell>
          <table:table-cell office:value-type="string" calcext:value-type="string">
            <text:p>83d</text:p>
          </table:table-cell>
          <table:table-cell office:value-type="string" calcext:value-type="string">
            <text:p>25m</text:p>
          </table:table-cell>
          <table:table-cell office:value-type="float" office:value="5110.3" calcext:value-type="float">
            <text:p>5110.3</text:p>
          </table:table-cell>
          <table:table-cell office:value-type="float" office:value="4936.2" calcext:value-type="float">
            <text:p>4936.2</text:p>
          </table:table-cell>
          <table:table-cell office:value-type="float" office:value="1322.7" calcext:value-type="float">
            <text:p>1322.7</text:p>
          </table:table-cell>
          <table:table-cell office:value-type="float" office:value="44233.4" calcext:value-type="float">
            <text:p>44233.4</text:p>
          </table:table-cell>
          <table:table-cell office:value-type="float" office:value="44527.6" calcext:value-type="float">
            <text:p>44527.6</text:p>
          </table:table-cell>
          <table:table-cell office:value-type="float" office:value="-33.9" calcext:value-type="float">
            <text:p>-33.9</text:p>
          </table:table-cell>
          <table:table-cell office:value-type="float" office:value="0.6" calcext:value-type="float">
            <text:p>0.6</text:p>
          </table:table-cell>
          <table:table-cell office:value-type="float" office:value="-9.3" calcext:value-type="float">
            <text:p>-9.3</text:p>
          </table:table-cell>
          <table:table-cell office:value-type="float" office:value="3.8" calcext:value-type="float">
            <text:p>3.8</text:p>
          </table:table-cell>
          <table:table-cell office:value-type="float" office:value="-51.1" calcext:value-type="float">
            <text:p>-51.1</text:p>
          </table:table-cell>
          <table:table-cell office:value-type="float" office:value="-9.4" calcext:value-type="float">
            <text:p>-9.4</text:p>
          </table:table-cell>
          <table:table-cell office:value-type="float" office:value="-10.4" calcext:value-type="float">
            <text:p>-10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72.4770624097472" calcext:value-type="float">
            <text:p>72.4770624097472</text:p>
          </table:table-cell>
          <table:table-cell office:value-type="float" office:value="-164.747214492402" calcext:value-type="float">
            <text:p>-164.747214492402</text:p>
          </table:table-cell>
          <table:table-cell office:value-type="string" calcext:value-type="string">
            <text:p>11d</text:p>
          </table:table-cell>
          <table:table-cell office:value-type="string" calcext:value-type="string">
            <text:p>26m</text:p>
          </table:table-cell>
          <table:table-cell office:value-type="string" calcext:value-type="string">
            <text:p>80d</text:p>
          </table:table-cell>
          <table:table-cell office:value-type="string" calcext:value-type="string">
            <text:p>59m</text:p>
          </table:table-cell>
          <table:table-cell office:value-type="float" office:value="6936.5" calcext:value-type="float">
            <text:p>6936.5</text:p>
          </table:table-cell>
          <table:table-cell office:value-type="float" office:value="6798.7" calcext:value-type="float">
            <text:p>6798.7</text:p>
          </table:table-cell>
          <table:table-cell office:value-type="float" office:value="1376" calcext:value-type="float">
            <text:p>1376</text:p>
          </table:table-cell>
          <table:table-cell office:value-type="float" office:value="43684.6" calcext:value-type="float">
            <text:p>43684.6</text:p>
          </table:table-cell>
          <table:table-cell office:value-type="float" office:value="44231.9" calcext:value-type="float">
            <text:p>44231.9</text:p>
          </table:table-cell>
          <table:table-cell office:value-type="float" office:value="-24.5" calcext:value-type="float">
            <text:p>-24.5</text:p>
          </table:table-cell>
          <table:table-cell office:value-type="float" office:value="1.1" calcext:value-type="float">
            <text:p>1.1</text:p>
          </table:table-cell>
          <table:table-cell office:value-type="float" office:value="-15.2" calcext:value-type="float">
            <text:p>-15.2</text:p>
          </table:table-cell>
          <table:table-cell office:value-type="float" office:value="-5.3" calcext:value-type="float">
            <text:p>-5.3</text:p>
          </table:table-cell>
          <table:table-cell office:value-type="float" office:value="-51.5" calcext:value-type="float">
            <text:p>-51.5</text:p>
          </table:table-cell>
          <table:table-cell office:value-type="float" office:value="-2.7" calcext:value-type="float">
            <text:p>-2.7</text:p>
          </table:table-cell>
          <table:table-cell office:value-type="float" office:value="-5.1" calcext:value-type="float">
            <text:p>-5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69.1232502070687" calcext:value-type="float">
            <text:p>69.1232502070687</text:p>
          </table:table-cell>
          <table:table-cell office:value-type="float" office:value="-169.805891007725" calcext:value-type="float">
            <text:p>-169.805891007725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47m</text:p>
          </table:table-cell>
          <table:table-cell office:value-type="string" calcext:value-type="string">
            <text:p>78d</text:p>
          </table:table-cell>
          <table:table-cell office:value-type="string" calcext:value-type="string">
            <text:p>24m</text:p>
          </table:table-cell>
          <table:table-cell office:value-type="float" office:value="8793" calcext:value-type="float">
            <text:p>8793</text:p>
          </table:table-cell>
          <table:table-cell office:value-type="float" office:value="8689.8" calcext:value-type="float">
            <text:p>8689.8</text:p>
          </table:table-cell>
          <table:table-cell office:value-type="float" office:value="1343.3" calcext:value-type="float">
            <text:p>1343.3</text:p>
          </table:table-cell>
          <table:table-cell office:value-type="float" office:value="42821.6" calcext:value-type="float">
            <text:p>42821.6</text:p>
          </table:table-cell>
          <table:table-cell office:value-type="float" office:value="43715.1" calcext:value-type="float">
            <text:p>43715.1</text:p>
          </table:table-cell>
          <table:table-cell office:value-type="float" office:value="-18.8" calcext:value-type="float">
            <text:p>-18.8</text:p>
          </table:table-cell>
          <table:table-cell office:value-type="float" office:value="1.5" calcext:value-type="float">
            <text:p>1.5</text:p>
          </table:table-cell>
          <table:table-cell office:value-type="float" office:value="-18.5" calcext:value-type="float">
            <text:p>-18.5</text:p>
          </table:table-cell>
          <table:table-cell office:value-type="float" office:value="-11.1" calcext:value-type="float">
            <text:p>-11.1</text:p>
          </table:table-cell>
          <table:table-cell office:value-type="float" office:value="-50.1" calcext:value-type="float">
            <text:p>-50.1</text:p>
          </table:table-cell>
          <table:table-cell office:value-type="float" office:value="4.7" calcext:value-type="float">
            <text:p>4.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65.6698087962538" calcext:value-type="float">
            <text:p>65.6698087962538</text:p>
          </table:table-cell>
          <table:table-cell office:value-type="float" office:value="-173.569465750466" calcext:value-type="float">
            <text:p>-173.569465750466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75d</text:p>
          </table:table-cell>
          <table:table-cell office:value-type="string" calcext:value-type="string">
            <text:p>41m</text:p>
          </table:table-cell>
          <table:table-cell office:value-type="float" office:value="10623.2" calcext:value-type="float">
            <text:p>10623.2</text:p>
          </table:table-cell>
          <table:table-cell office:value-type="float" office:value="10547.7" calcext:value-type="float">
            <text:p>10547.7</text:p>
          </table:table-cell>
          <table:table-cell office:value-type="float" office:value="1264.6" calcext:value-type="float">
            <text:p>1264.6</text:p>
          </table:table-cell>
          <table:table-cell office:value-type="float" office:value="41630.5" calcext:value-type="float">
            <text:p>41630.5</text:p>
          </table:table-cell>
          <table:table-cell office:value-type="float" office:value="42964.5" calcext:value-type="float">
            <text:p>42964.5</text:p>
          </table:table-cell>
          <table:table-cell office:value-type="float" office:value="-14.9" calcext:value-type="float">
            <text:p>-14.9</text:p>
          </table:table-cell>
          <table:table-cell office:value-type="float" office:value="1.8" calcext:value-type="float">
            <text:p>1.8</text:p>
          </table:table-cell>
          <table:table-cell office:value-type="float" office:value="-19.5" calcext:value-type="float">
            <text:p>-19.5</text:p>
          </table:table-cell>
          <table:table-cell office:value-type="float" office:value="-14" calcext:value-type="float">
            <text:p>-14</text:p>
          </table:table-cell>
          <table:table-cell office:value-type="float" office:value="-47.8" calcext:value-type="float">
            <text:p>-47.8</text:p>
          </table:table-cell>
          <table:table-cell office:value-type="float" office:value="12.2" calcext:value-type="float">
            <text:p>12.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62.1530358685493" calcext:value-type="float">
            <text:p>62.1530358685493</text:p>
          </table:table-cell>
          <table:table-cell office:value-type="float" office:value="-176.500453849699" calcext:value-type="float">
            <text:p>-176.500453849699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72d</text:p>
          </table:table-cell>
          <table:table-cell office:value-type="string" calcext:value-type="string">
            <text:p>52m</text:p>
          </table:table-cell>
          <table:table-cell office:value-type="float" office:value="12371.8" calcext:value-type="float">
            <text:p>12371.8</text:p>
          </table:table-cell>
          <table:table-cell office:value-type="float" office:value="12316.8" calcext:value-type="float">
            <text:p>12316.8</text:p>
          </table:table-cell>
          <table:table-cell office:value-type="float" office:value="1164.9" calcext:value-type="float">
            <text:p>1164.9</text:p>
          </table:table-cell>
          <table:table-cell office:value-type="float" office:value="40121.2" calcext:value-type="float">
            <text:p>40121.2</text:p>
          </table:table-cell>
          <table:table-cell office:value-type="float" office:value="41985.4" calcext:value-type="float">
            <text:p>41985.4</text:p>
          </table:table-cell>
          <table:table-cell office:value-type="float" office:value="-12.1" calcext:value-type="float">
            <text:p>-12.1</text:p>
          </table:table-cell>
          <table:table-cell office:value-type="float" office:value="1.9" calcext:value-type="float">
            <text:p>1.9</text:p>
          </table:table-cell>
          <table:table-cell office:value-type="float" office:value="-18.7" calcext:value-type="float">
            <text:p>-18.7</text:p>
          </table:table-cell>
          <table:table-cell office:value-type="float" office:value="-14.6" calcext:value-type="float">
            <text:p>-14.6</text:p>
          </table:table-cell>
          <table:table-cell office:value-type="float" office:value="-44.9" calcext:value-type="float">
            <text:p>-44.9</text:p>
          </table:table-cell>
          <table:table-cell office:value-type="float" office:value="19" calcext:value-type="float">
            <text:p>19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58.5934519466845" calcext:value-type="float">
            <text:p>58.5934519466845</text:p>
          </table:table-cell>
          <table:table-cell office:value-type="float" office:value="-178.870869360217" calcext:value-type="float">
            <text:p>-178.870869360217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22m</text:p>
          </table:table-cell>
          <table:table-cell office:value-type="string" calcext:value-type="string">
            <text:p>69d</text:p>
          </table:table-cell>
          <table:table-cell office:value-type="string" calcext:value-type="string">
            <text:p>57m</text:p>
          </table:table-cell>
          <table:table-cell office:value-type="float" office:value="13992.3" calcext:value-type="float">
            <text:p>13992.3</text:p>
          </table:table-cell>
          <table:table-cell office:value-type="float" office:value="13951.8" calcext:value-type="float">
            <text:p>13951.8</text:p>
          </table:table-cell>
          <table:table-cell office:value-type="float" office:value="1063.9" calcext:value-type="float">
            <text:p>1063.9</text:p>
          </table:table-cell>
          <table:table-cell office:value-type="float" office:value="38326.7" calcext:value-type="float">
            <text:p>38326.7</text:p>
          </table:table-cell>
          <table:table-cell office:value-type="float" office:value="40801" calcext:value-type="float">
            <text:p>40801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-16.4" calcext:value-type="float">
            <text:p>-16.4</text:p>
          </table:table-cell>
          <table:table-cell office:value-type="float" office:value="-13.4" calcext:value-type="float">
            <text:p>-13.4</text:p>
          </table:table-cell>
          <table:table-cell office:value-type="float" office:value="-41.6" calcext:value-type="float">
            <text:p>-41.6</text:p>
          </table:table-cell>
          <table:table-cell office:value-type="float" office:value="24.6" calcext:value-type="float">
            <text:p>24.6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55.0033916271534" calcext:value-type="float">
            <text:p>55.0033916271534</text:p>
          </table:table-cell>
          <table:table-cell office:value-type="float" office:value="179.151309096605" calcext:value-type="float">
            <text:p>179.15130909660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38m</text:p>
          </table:table-cell>
          <table:table-cell office:value-type="string" calcext:value-type="string">
            <text:p>66d</text:p>
          </table:table-cell>
          <table:table-cell office:value-type="string" calcext:value-type="string">
            <text:p>56m</text:p>
          </table:table-cell>
          <table:table-cell office:value-type="float" office:value="15453.9" calcext:value-type="float">
            <text:p>15453.9</text:p>
          </table:table-cell>
          <table:table-cell office:value-type="float" office:value="15422.9" calcext:value-type="float">
            <text:p>15422.9</text:p>
          </table:table-cell>
          <table:table-cell office:value-type="float" office:value="978.8" calcext:value-type="float">
            <text:p>978.8</text:p>
          </table:table-cell>
          <table:table-cell office:value-type="float" office:value="36295.9" calcext:value-type="float">
            <text:p>36295.9</text:p>
          </table:table-cell>
          <table:table-cell office:value-type="float" office:value="39448.9" calcext:value-type="float">
            <text:p>39448.9</text:p>
          </table:table-cell>
          <table:table-cell office:value-type="float" office:value="-8.3" calcext:value-type="float">
            <text:p>-8.3</text:p>
          </table:table-cell>
          <table:table-cell office:value-type="float" office:value="2" calcext:value-type="float">
            <text:p>2</text:p>
          </table:table-cell>
          <table:table-cell office:value-type="float" office:value="-13.1" calcext:value-type="float">
            <text:p>-13.1</text:p>
          </table:table-cell>
          <table:table-cell office:value-type="float" office:value="-10.7" calcext:value-type="float">
            <text:p>-10.7</text:p>
          </table:table-cell>
          <table:table-cell office:value-type="float" office:value="-38.2" calcext:value-type="float">
            <text:p>-38.2</text:p>
          </table:table-cell>
          <table:table-cell office:value-type="float" office:value="28.5" calcext:value-type="float">
            <text:p>28.5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51.3906689637515" calcext:value-type="float">
            <text:p>51.3906689637515</text:p>
          </table:table-cell>
          <table:table-cell office:value-type="float" office:value="177.457594704881" calcext:value-type="float">
            <text:p>177.45759470488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63d</text:p>
          </table:table-cell>
          <table:table-cell office:value-type="string" calcext:value-type="string">
            <text:p>50m</text:p>
          </table:table-cell>
          <table:table-cell office:value-type="float" office:value="16744.9" calcext:value-type="float">
            <text:p>16744.9</text:p>
          </table:table-cell>
          <table:table-cell office:value-type="float" office:value="16719.4" calcext:value-type="float">
            <text:p>16719.4</text:p>
          </table:table-cell>
          <table:table-cell office:value-type="float" office:value="924.6" calcext:value-type="float">
            <text:p>924.6</text:p>
          </table:table-cell>
          <table:table-cell office:value-type="float" office:value="34084.9" calcext:value-type="float">
            <text:p>34084.9</text:p>
          </table:table-cell>
          <table:table-cell office:value-type="float" office:value="37976" calcext:value-type="float">
            <text:p>37976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9.2" calcext:value-type="float">
            <text:p>-9.2</text:p>
          </table:table-cell>
          <table:table-cell office:value-type="float" office:value="-7.3" calcext:value-type="float">
            <text:p>-7.3</text:p>
          </table:table-cell>
          <table:table-cell office:value-type="float" office:value="-34.6" calcext:value-type="float">
            <text:p>-34.6</text:p>
          </table:table-cell>
          <table:table-cell office:value-type="float" office:value="30.6" calcext:value-type="float">
            <text:p>30.6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47.7604668266901" calcext:value-type="float">
            <text:p>47.7604668266901</text:p>
          </table:table-cell>
          <table:table-cell office:value-type="float" office:value="175.975104932871" calcext:value-type="float">
            <text:p>175.97510493287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56m</text:p>
          </table:table-cell>
          <table:table-cell office:value-type="string" calcext:value-type="string">
            <text:p>60d</text:p>
          </table:table-cell>
          <table:table-cell office:value-type="string" calcext:value-type="string">
            <text:p>37m</text:p>
          </table:table-cell>
          <table:table-cell office:value-type="float" office:value="17872.1" calcext:value-type="float">
            <text:p>17872.1</text:p>
          </table:table-cell>
          <table:table-cell office:value-type="float" office:value="17848.7" calcext:value-type="float">
            <text:p>17848.7</text:p>
          </table:table-cell>
          <table:table-cell office:value-type="float" office:value="912.7" calcext:value-type="float">
            <text:p>912.7</text:p>
          </table:table-cell>
          <table:table-cell office:value-type="float" office:value="31747.4" calcext:value-type="float">
            <text:p>31747.4</text:p>
          </table:table-cell>
          <table:table-cell office:value-type="float" office:value="36432.2" calcext:value-type="float">
            <text:p>36432.2</text:p>
          </table:table-cell>
          <table:table-cell office:value-type="float" office:value="-5.9" calcext:value-type="float">
            <text:p>-5.9</text:p>
          </table:table-cell>
          <table:table-cell office:value-type="float" office:value="1.9" calcext:value-type="float">
            <text:p>1.9</text:p>
          </table:table-cell>
          <table:table-cell office:value-type="float" office:value="-5.1" calcext:value-type="float">
            <text:p>-5.1</text:p>
          </table:table-cell>
          <table:table-cell office:value-type="float" office:value="-3.6" calcext:value-type="float">
            <text:p>-3.6</text:p>
          </table:table-cell>
          <table:table-cell office:value-type="float" office:value="-31" calcext:value-type="float">
            <text:p>-31</text:p>
          </table:table-cell>
          <table:table-cell office:value-type="float" office:value="30.9" calcext:value-type="float">
            <text:p>30.9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44.1163694792938" calcext:value-type="float">
            <text:p>44.1163694792938</text:p>
          </table:table-cell>
          <table:table-cell office:value-type="float" office:value="174.653162082302" calcext:value-type="float">
            <text:p>174.6531620823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53m</text:p>
          </table:table-cell>
          <table:table-cell office:value-type="string" calcext:value-type="string">
            <text:p>57d</text:p>
          </table:table-cell>
          <table:table-cell office:value-type="string" calcext:value-type="string">
            <text:p>16m</text:p>
          </table:table-cell>
          <table:table-cell office:value-type="float" office:value="18856.3" calcext:value-type="float">
            <text:p>18856.3</text:p>
          </table:table-cell>
          <table:table-cell office:value-type="float" office:value="18832.4" calcext:value-type="float">
            <text:p>18832.4</text:p>
          </table:table-cell>
          <table:table-cell office:value-type="float" office:value="950.1" calcext:value-type="float">
            <text:p>950.1</text:p>
          </table:table-cell>
          <table:table-cell office:value-type="float" office:value="29326.9" calcext:value-type="float">
            <text:p>29326.9</text:p>
          </table:table-cell>
          <table:table-cell office:value-type="float" office:value="34865.9" calcext:value-type="float">
            <text:p>34865.9</text:p>
          </table:table-cell>
          <table:table-cell office:value-type="float" office:value="-5" calcext:value-type="float">
            <text:p>-5</text:p>
          </table:table-cell>
          <table:table-cell office:value-type="float" office:value="1.7" calcext:value-type="float">
            <text:p>1.7</text:p>
          </table:table-cell>
          <table:table-cell office:value-type="float" office:value="-1.4" calcext:value-type="float">
            <text:p>-1.4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float" office:value="29.6" calcext:value-type="float">
            <text:p>29.6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40.4609562533448" calcext:value-type="float">
            <text:p>40.4609562533448</text:p>
          </table:table-cell>
          <table:table-cell office:value-type="float" office:value="173.455446983354" calcext:value-type="float">
            <text:p>173.45544698335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53d</text:p>
          </table:table-cell>
          <table:table-cell office:value-type="string" calcext:value-type="string">
            <text:p>42m</text:p>
          </table:table-cell>
          <table:table-cell office:value-type="float" office:value="19727.1" calcext:value-type="float">
            <text:p>19727.1</text:p>
          </table:table-cell>
          <table:table-cell office:value-type="float" office:value="19699.7" calcext:value-type="float">
            <text:p>19699.7</text:p>
          </table:table-cell>
          <table:table-cell office:value-type="float" office:value="1039.3" calcext:value-type="float">
            <text:p>1039.3</text:p>
          </table:table-cell>
          <table:table-cell office:value-type="float" office:value="26853.1" calcext:value-type="float">
            <text:p>26853.1</text:p>
          </table:table-cell>
          <table:table-cell office:value-type="float" office:value="33320.3" calcext:value-type="float">
            <text:p>33320.3</text:p>
          </table:table-cell>
          <table:table-cell office:value-type="float" office:value="-4.2" calcext:value-type="float">
            <text:p>-4.2</text:p>
          </table:table-cell>
          <table:table-cell office:value-type="float" office:value="1.5" calcext:value-type="float">
            <text:p>1.5</text:p>
          </table:table-cell>
          <table:table-cell office:value-type="float" office:value="1.9" calcext:value-type="float">
            <text:p>1.9</text:p>
          </table:table-cell>
          <table:table-cell office:value-type="float" office:value="3.2" calcext:value-type="float">
            <text:p>3.2</text:p>
          </table:table-cell>
          <table:table-cell office:value-type="float" office:value="-24.1" calcext:value-type="float">
            <text:p>-24.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36.796158001709" calcext:value-type="float">
            <text:p>36.796158001709</text:p>
          </table:table-cell>
          <table:table-cell office:value-type="float" office:value="172.355221048434" calcext:value-type="float">
            <text:p>172.35522104843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18m</text:p>
          </table:table-cell>
          <table:table-cell office:value-type="string" calcext:value-type="string">
            <text:p>49d</text:p>
          </table:table-cell>
          <table:table-cell office:value-type="string" calcext:value-type="string">
            <text:p>52m</text:p>
          </table:table-cell>
          <table:table-cell office:value-type="float" office:value="20516.4" calcext:value-type="float">
            <text:p>20516.4</text:p>
          </table:table-cell>
          <table:table-cell office:value-type="float" office:value="20482.5" calcext:value-type="float">
            <text:p>20482.5</text:p>
          </table:table-cell>
          <table:table-cell office:value-type="float" office:value="1178.6" calcext:value-type="float">
            <text:p>1178.6</text:p>
          </table:table-cell>
          <table:table-cell office:value-type="float" office:value="24340.1" calcext:value-type="float">
            <text:p>24340.1</text:p>
          </table:table-cell>
          <table:table-cell office:value-type="float" office:value="31833.4" calcext:value-type="float">
            <text:p>31833.4</text:p>
          </table:table-cell>
          <table:table-cell office:value-type="float" office:value="-3.5" calcext:value-type="float">
            <text:p>-3.5</text:p>
          </table:table-cell>
          <table:table-cell office:value-type="float" office:value="1.3" calcext:value-type="float">
            <text:p>1.3</text:p>
          </table:table-cell>
          <table:table-cell office:value-type="float" office:value="4.6" calcext:value-type="float">
            <text:p>4.6</text:p>
          </table:table-cell>
          <table:table-cell office:value-type="float" office:value="5.8" calcext:value-type="float">
            <text:p>5.8</text:p>
          </table:table-cell>
          <table:table-cell office:value-type="float" office:value="-20.8" calcext:value-type="float">
            <text:p>-20.8</text:p>
          </table:table-cell>
          <table:table-cell office:value-type="float" office:value="23.5" calcext:value-type="float">
            <text:p>23.5</text:p>
          </table:table-cell>
          <table:table-cell office:value-type="float" office:value="20.9" calcext:value-type="float">
            <text:p>20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33.1234790937771" calcext:value-type="float">
            <text:p>33.1234790937771</text:p>
          </table:table-cell>
          <table:table-cell office:value-type="float" office:value="171.332312714708" calcext:value-type="float">
            <text:p>171.33231271470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41m</text:p>
          </table:table-cell>
          <table:table-cell office:value-type="string" calcext:value-type="string">
            <text:p>45d</text:p>
          </table:table-cell>
          <table:table-cell office:value-type="string" calcext:value-type="string">
            <text:p>43m</text:p>
          </table:table-cell>
          <table:table-cell office:value-type="float" office:value="21253.8" calcext:value-type="float">
            <text:p>21253.8</text:p>
          </table:table-cell>
          <table:table-cell office:value-type="float" office:value="21210.1" calcext:value-type="float">
            <text:p>21210.1</text:p>
          </table:table-cell>
          <table:table-cell office:value-type="float" office:value="1362.6" calcext:value-type="float">
            <text:p>1362.6</text:p>
          </table:table-cell>
          <table:table-cell office:value-type="float" office:value="21788.8" calcext:value-type="float">
            <text:p>21788.8</text:p>
          </table:table-cell>
          <table:table-cell office:value-type="float" office:value="30438.1" calcext:value-type="float">
            <text:p>30438.1</text:p>
          </table:table-cell>
          <table:table-cell office:value-type="float" office:value="-2.9" calcext:value-type="float">
            <text:p>-2.9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.6</text:p>
          </table:table-cell>
          <table:table-cell office:value-type="float" office:value="7.7" calcext:value-type="float">
            <text:p>7.7</text:p>
          </table:table-cell>
          <table:table-cell office:value-type="float" office:value="-17.6" calcext:value-type="float">
            <text:p>-17.6</text:p>
          </table:table-cell>
          <table:table-cell office:value-type="float" office:value="19.3" calcext:value-type="float">
            <text:p>19.3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29.4441399058689" calcext:value-type="float">
            <text:p>29.4441399058689</text:p>
          </table:table-cell>
          <table:table-cell office:value-type="float" office:value="170.37115569042" calcext:value-type="float">
            <text:p>170.37115569042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8m</text:p>
          </table:table-cell>
          <table:table-cell office:value-type="string" calcext:value-type="string">
            <text:p>41d</text:p>
          </table:table-cell>
          <table:table-cell office:value-type="string" calcext:value-type="string">
            <text:p>9m</text:p>
          </table:table-cell>
          <table:table-cell office:value-type="float" office:value="21963" calcext:value-type="float">
            <text:p>21963</text:p>
          </table:table-cell>
          <table:table-cell office:value-type="float" office:value="21905.9" calcext:value-type="float">
            <text:p>21905.9</text:p>
          </table:table-cell>
          <table:table-cell office:value-type="float" office:value="1583.2" calcext:value-type="float">
            <text:p>1583.2</text:p>
          </table:table-cell>
          <table:table-cell office:value-type="float" office:value="19188.9" calcext:value-type="float">
            <text:p>19188.9</text:p>
          </table:table-cell>
          <table:table-cell office:value-type="float" office:value="29164.9" calcext:value-type="float">
            <text:p>29164.9</text:p>
          </table:table-cell>
          <table:table-cell office:value-type="float" office:value="-2.4" calcext:value-type="float">
            <text:p>-2.4</text:p>
          </table:table-cell>
          <table:table-cell office:value-type="float" office:value="0.7" calcext:value-type="float">
            <text:p>0.7</text:p>
          </table:table-cell>
          <table:table-cell office:value-type="float" office:value="7.9" calcext:value-type="float">
            <text:p>7.9</text:p>
          </table:table-cell>
          <table:table-cell office:value-type="float" office:value="9" calcext:value-type="float">
            <text:p>9</text:p>
          </table:table-cell>
          <table:table-cell office:value-type="float" office:value="-14.6" calcext:value-type="float">
            <text:p>-14.6</text:p>
          </table:table-cell>
          <table:table-cell office:value-type="float" office:value="14.8" calcext:value-type="float">
            <text:p>14.8</text:p>
          </table:table-cell>
          <table:table-cell office:value-type="float" office:value="15.7" calcext:value-type="float">
            <text:p>15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25.7591704870408" calcext:value-type="float">
            <text:p>25.7591704870408</text:p>
          </table:table-cell>
          <table:table-cell office:value-type="float" office:value="169.459474716347" calcext:value-type="float">
            <text:p>169.459474716347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38m</text:p>
          </table:table-cell>
          <table:table-cell office:value-type="string" calcext:value-type="string">
            <text:p>36d</text:p>
          </table:table-cell>
          <table:table-cell office:value-type="string" calcext:value-type="string">
            <text:p>6m</text:p>
          </table:table-cell>
          <table:table-cell office:value-type="float" office:value="22660.1" calcext:value-type="float">
            <text:p>22660.1</text:p>
          </table:table-cell>
          <table:table-cell office:value-type="float" office:value="22586" calcext:value-type="float">
            <text:p>22586</text:p>
          </table:table-cell>
          <table:table-cell office:value-type="float" office:value="1830.9" calcext:value-type="float">
            <text:p>1830.9</text:p>
          </table:table-cell>
          <table:table-cell office:value-type="float" office:value="16522.4" calcext:value-type="float">
            <text:p>16522.4</text:p>
          </table:table-cell>
          <table:table-cell office:value-type="float" office:value="28044.1" calcext:value-type="float">
            <text:p>28044.1</text:p>
          </table:table-cell>
          <table:table-cell office:value-type="float" office:value="-1.9" calcext:value-type="float">
            <text:p>-1.9</text:p>
          </table:table-cell>
          <table:table-cell office:value-type="float" office:value="0.4" calcext:value-type="float">
            <text:p>0.4</text:p>
          </table:table-cell>
          <table:table-cell office:value-type="float" office:value="8.6" calcext:value-type="float">
            <text:p>8.6</text:p>
          </table:table-cell>
          <table:table-cell office:value-type="float" office:value="9.6" calcext:value-type="float">
            <text:p>9.6</text:p>
          </table:table-cell>
          <table:table-cell office:value-type="float" office:value="-11.7" calcext:value-type="float">
            <text:p>-11.7</text:p>
          </table:table-cell>
          <table:table-cell office:value-type="float" office:value="10.2" calcext:value-type="float">
            <text:p>10.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22.0694731811159" calcext:value-type="float">
            <text:p>22.0694731811159</text:p>
          </table:table-cell>
          <table:table-cell office:value-type="float" office:value="168.587381348446" calcext:value-type="float">
            <text:p>168.587381348446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9m</text:p>
          </table:table-cell>
          <table:table-cell office:value-type="string" calcext:value-type="string">
            <text:p>30d</text:p>
          </table:table-cell>
          <table:table-cell office:value-type="string" calcext:value-type="string">
            <text:p>31m</text:p>
          </table:table-cell>
          <table:table-cell office:value-type="float" office:value="23351.9" calcext:value-type="float">
            <text:p>23351.9</text:p>
          </table:table-cell>
          <table:table-cell office:value-type="float" office:value="23257.7" calcext:value-type="float">
            <text:p>23257.7</text:p>
          </table:table-cell>
          <table:table-cell office:value-type="float" office:value="2095.6" calcext:value-type="float">
            <text:p>2095.6</text:p>
          </table:table-cell>
          <table:table-cell office:value-type="float" office:value="13766" calcext:value-type="float">
            <text:p>13766</text:p>
          </table:table-cell>
          <table:table-cell office:value-type="float" office:value="27107.5" calcext:value-type="float">
            <text:p>27107.5</text:p>
          </table:table-cell>
          <table:table-cell office:value-type="float" office:value="-1.4" calcext:value-type="float">
            <text:p>-1.4</text:p>
          </table:table-cell>
          <table:table-cell office:value-type="float" office:value="0.1" calcext:value-type="float">
            <text:p>0.1</text:p>
          </table:table-cell>
          <table:table-cell office:value-type="float" office:value="8.7" calcext:value-type="float">
            <text:p>8.7</text:p>
          </table:table-cell>
          <table:table-cell office:value-type="float" office:value="9.6" calcext:value-type="float">
            <text:p>9.6</text:p>
          </table:table-cell>
          <table:table-cell office:value-type="float" office:value="-8.9" calcext:value-type="float">
            <text:p>-8.9</text:p>
          </table:table-cell>
          <table:table-cell office:value-type="float" office:value="5.7" calcext:value-type="float">
            <text:p>5.7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18.3758649925878" calcext:value-type="float">
            <text:p>18.3758649925878</text:p>
          </table:table-cell>
          <table:table-cell office:value-type="float" office:value="167.746735744812" calcext:value-type="float">
            <text:p>167.746735744812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39m</text:p>
          </table:table-cell>
          <table:table-cell office:value-type="string" calcext:value-type="string">
            <text:p>24d</text:p>
          </table:table-cell>
          <table:table-cell office:value-type="string" calcext:value-type="string">
            <text:p>23m</text:p>
          </table:table-cell>
          <table:table-cell office:value-type="float" office:value="24035.7" calcext:value-type="float">
            <text:p>24035.7</text:p>
          </table:table-cell>
          <table:table-cell office:value-type="float" office:value="23918.8" calcext:value-type="float">
            <text:p>23918.8</text:p>
          </table:table-cell>
          <table:table-cell office:value-type="float" office:value="2367.4" calcext:value-type="float">
            <text:p>2367.4</text:p>
          </table:table-cell>
          <table:table-cell office:value-type="float" office:value="10894.5" calcext:value-type="float">
            <text:p>10894.5</text:p>
          </table:table-cell>
          <table:table-cell office:value-type="float" office:value="26389.5" calcext:value-type="float">
            <text:p>26389.5</text:p>
          </table:table-cell>
          <table:table-cell office:value-type="float" office:value="-1" calcext:value-type="float">
            <text:p>-1</text:p>
          </table:table-cell>
          <table:table-cell office:value-type="float" office:value="-0.3" calcext:value-type="float">
            <text:p>-0.3</text:p>
          </table:table-cell>
          <table:table-cell office:value-type="float" office:value="8.3" calcext:value-type="float">
            <text:p>8.3</text:p>
          </table:table-cell>
          <table:table-cell office:value-type="float" office:value="9" calcext:value-type="float">
            <text:p>9</text:p>
          </table:table-cell>
          <table:table-cell office:value-type="float" office:value="-6.4" calcext:value-type="float">
            <text:p>-6.4</text:p>
          </table:table-cell>
          <table:table-cell office:value-type="float" office:value="1.5" calcext:value-type="float">
            <text:p>1.5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14.6791063414616" calcext:value-type="float">
            <text:p>14.6791063414616</text:p>
          </table:table-cell>
          <table:table-cell office:value-type="float" office:value="166.930684556304" calcext:value-type="float">
            <text:p>166.930684556304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8m</text:p>
          </table:table-cell>
          <table:table-cell office:value-type="string" calcext:value-type="string">
            <text:p>17d</text:p>
          </table:table-cell>
          <table:table-cell office:value-type="string" calcext:value-type="string">
            <text:p>42m</text:p>
          </table:table-cell>
          <table:table-cell office:value-type="float" office:value="24698.1" calcext:value-type="float">
            <text:p>24698.1</text:p>
          </table:table-cell>
          <table:table-cell office:value-type="float" office:value="24556.9" calcext:value-type="float">
            <text:p>24556.9</text:p>
          </table:table-cell>
          <table:table-cell office:value-type="float" office:value="2637.3" calcext:value-type="float">
            <text:p>2637.3</text:p>
          </table:table-cell>
          <table:table-cell office:value-type="float" office:value="7883.3" calcext:value-type="float">
            <text:p>7883.3</text:p>
          </table:table-cell>
          <table:table-cell office:value-type="float" office:value="25925.7" calcext:value-type="float">
            <text:p>25925.7</text:p>
          </table:table-cell>
          <table:table-cell office:value-type="float" office:value="-0.7" calcext:value-type="float">
            <text:p>-0.7</text:p>
          </table:table-cell>
          <table:table-cell office:value-type="float" office:value="-0.6" calcext:value-type="float">
            <text:p>-0.6</text:p>
          </table:table-cell>
          <table:table-cell office:value-type="float" office:value="7.4" calcext:value-type="float">
            <text:p>7.4</text:p>
          </table:table-cell>
          <table:table-cell office:value-type="float" office:value="7.9" calcext:value-type="float">
            <text:p>7.9</text:p>
          </table:table-cell>
          <table:table-cell office:value-type="float" office:value="-4.1" calcext:value-type="float">
            <text:p>-4.1</text:p>
          </table:table-cell>
          <table:table-cell office:value-type="float" office:value="-2.4" calcext:value-type="float">
            <text:p>-2.4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10.9799205814527" calcext:value-type="float">
            <text:p>10.9799205814527</text:p>
          </table:table-cell>
          <table:table-cell office:value-type="float" office:value="166.133317066619" calcext:value-type="float">
            <text:p>166.133317066619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34m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33m</text:p>
          </table:table-cell>
          <table:table-cell office:value-type="float" office:value="25315.6" calcext:value-type="float">
            <text:p>25315.6</text:p>
          </table:table-cell>
          <table:table-cell office:value-type="float" office:value="25149.1" calcext:value-type="float">
            <text:p>25149.1</text:p>
          </table:table-cell>
          <table:table-cell office:value-type="float" office:value="2898" calcext:value-type="float">
            <text:p>2898</text:p>
          </table:table-cell>
          <table:table-cell office:value-type="float" office:value="4712.7" calcext:value-type="float">
            <text:p>4712.7</text:p>
          </table:table-cell>
          <table:table-cell office:value-type="float" office:value="25750.5" calcext:value-type="float">
            <text:p>25750.5</text:p>
          </table:table-cell>
          <table:table-cell office:value-type="float" office:value="-0.4" calcext:value-type="float">
            <text:p>-0.4</text:p>
          </table:table-cell>
          <table:table-cell office:value-type="float" office:value="-0.9" calcext:value-type="float">
            <text:p>-0.9</text:p>
          </table:table-cell>
          <table:table-cell office:value-type="float" office:value="6" calcext:value-type="float">
            <text:p>6</text:p>
          </table:table-cell>
          <table:table-cell office:value-type="float" office:value="6.3" calcext:value-type="float">
            <text:p>6.3</text:p>
          </table:table-cell>
          <table:table-cell office:value-type="float" office:value="-2" calcext:value-type="float">
            <text:p>-2</text:p>
          </table:table-cell>
          <table:table-cell office:value-type="float" office:value="-5.8" calcext:value-type="float">
            <text:p>-5.8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7.27900716879349" calcext:value-type="float">
            <text:p>7.27900716879349</text:p>
          </table:table-cell>
          <table:table-cell office:value-type="float" office:value="165.349401367275" calcext:value-type="float">
            <text:p>165.349401367275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59m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2m</text:p>
          </table:table-cell>
          <table:table-cell office:value-type="float" office:value="25855.1" calcext:value-type="float">
            <text:p>25855.1</text:p>
          </table:table-cell>
          <table:table-cell office:value-type="float" office:value="25663.3" calcext:value-type="float">
            <text:p>25663.3</text:p>
          </table:table-cell>
          <table:table-cell office:value-type="float" office:value="3143.5" calcext:value-type="float">
            <text:p>3143.5</text:p>
          </table:table-cell>
          <table:table-cell office:value-type="float" office:value="1372.1" calcext:value-type="float">
            <text:p>1372.1</text:p>
          </table:table-cell>
          <table:table-cell office:value-type="float" office:value="25891.5" calcext:value-type="float">
            <text:p>25891.5</text:p>
          </table:table-cell>
          <table:table-cell office:value-type="float" office:value="-0.1" calcext:value-type="float">
            <text:p>-0.1</text:p>
          </table:table-cell>
          <table:table-cell office:value-type="float" office:value="-1.2" calcext:value-type="float">
            <text:p>-1.2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-0.3" calcext:value-type="float">
            <text:p>-0.3</text:p>
          </table:table-cell>
          <table:table-cell office:value-type="float" office:value="-8.7" calcext:value-type="float">
            <text:p>-8.7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3.57705053098093" calcext:value-type="float">
            <text:p>3.57705053098093</text:p>
          </table:table-cell>
          <table:table-cell office:value-type="float" office:value="164.574174395247" calcext:value-type="float">
            <text:p>164.574174395247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22m</text:p>
          </table:table-cell>
          <table:table-cell office:value-type="string" calcext:value-type="string">
            <text:p>-4d</text:p>
          </table:table-cell>
          <table:table-cell office:value-type="string" calcext:value-type="string">
            <text:p>39m</text:p>
          </table:table-cell>
          <table:table-cell office:value-type="float" office:value="26277.2" calcext:value-type="float">
            <text:p>26277.2</text:p>
          </table:table-cell>
          <table:table-cell office:value-type="float" office:value="26060.2" calcext:value-type="float">
            <text:p>26060.2</text:p>
          </table:table-cell>
          <table:table-cell office:value-type="float" office:value="3369.9" calcext:value-type="float">
            <text:p>3369.9</text:p>
          </table:table-cell>
          <table:table-cell office:value-type="float" office:value="-2136.1" calcext:value-type="float">
            <text:p>-2136.1</text:p>
          </table:table-cell>
          <table:table-cell office:value-type="float" office:value="26363.9" calcext:value-type="float">
            <text:p>26363.9</text:p>
          </table:table-cell>
          <table:table-cell office:value-type="float" office:value="0.1" calcext:value-type="float">
            <text:p>0.1</text:p>
          </table:table-cell>
          <table:table-cell office:value-type="float" office:value="-1.4" calcext:value-type="float">
            <text:p>-1.4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-10.7" calcext:value-type="float">
            <text:p>-10.7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0.12527391083808" calcext:value-type="float">
            <text:p>-0.12527391083808</text:p>
          </table:table-cell>
          <table:table-cell office:value-type="float" office:value="163.803167205355" calcext:value-type="float">
            <text:p>163.803167205355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44m</text:p>
          </table:table-cell>
          <table:table-cell office:value-type="string" calcext:value-type="string">
            <text:p>-12d</text:p>
          </table:table-cell>
          <table:table-cell office:value-type="string" calcext:value-type="string">
            <text:p>19m</text:p>
          </table:table-cell>
          <table:table-cell office:value-type="float" office:value="26540.2" calcext:value-type="float">
            <text:p>26540.2</text:p>
          </table:table-cell>
          <table:table-cell office:value-type="float" office:value="26298.4" calcext:value-type="float">
            <text:p>26298.4</text:p>
          </table:table-cell>
          <table:table-cell office:value-type="float" office:value="3574.8" calcext:value-type="float">
            <text:p>3574.8</text:p>
          </table:table-cell>
          <table:table-cell office:value-type="float" office:value="-5793.2" calcext:value-type="float">
            <text:p>-5793.2</text:p>
          </table:table-cell>
          <table:table-cell office:value-type="float" office:value="27165.2" calcext:value-type="float">
            <text:p>27165.2</text:p>
          </table:table-cell>
          <table:table-cell office:value-type="float" office:value="0.3" calcext:value-type="float">
            <text:p>0.3</text:p>
          </table:table-cell>
          <table:table-cell office:value-type="float" office:value="-1.5" calcext:value-type="float">
            <text:p>-1.5</text:p>
          </table:table-cell>
          <table:table-cell office:value-type="float" office:value="-0.6" calcext:value-type="float">
            <text:p>-0.6</text:p>
          </table:table-cell>
          <table:table-cell office:value-type="float" office:value="-0.8" calcext:value-type="float">
            <text:p>-0.8</text:p>
          </table:table-cell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3.82729560806497" calcext:value-type="float">
            <text:p>-3.82729560806497</text:p>
          </table:table-cell>
          <table:table-cell office:value-type="float" office:value="163.032051503964" calcext:value-type="float">
            <text:p>163.032051503964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7m</text:p>
          </table:table-cell>
          <table:table-cell office:value-type="string" calcext:value-type="string">
            <text:p>-19d</text:p>
          </table:table-cell>
          <table:table-cell office:value-type="string" calcext:value-type="string">
            <text:p>46m</text:p>
          </table:table-cell>
          <table:table-cell office:value-type="float" office:value="26605.7" calcext:value-type="float">
            <text:p>26605.7</text:p>
          </table:table-cell>
          <table:table-cell office:value-type="float" office:value="26339.1" calcext:value-type="float">
            <text:p>26339.1</text:p>
          </table:table-cell>
          <table:table-cell office:value-type="float" office:value="3757.2" calcext:value-type="float">
            <text:p>3757.2</text:p>
          </table:table-cell>
          <table:table-cell office:value-type="float" office:value="-9563.6" calcext:value-type="float">
            <text:p>-9563.6</text:p>
          </table:table-cell>
          <table:table-cell office:value-type="float" office:value="28272.4" calcext:value-type="float">
            <text:p>28272.4</text:p>
          </table:table-cell>
          <table:table-cell office:value-type="float" office:value="0.4" calcext:value-type="float">
            <text:p>0.4</text:p>
          </table:table-cell>
          <table:table-cell office:value-type="float" office:value="-1.5" calcext:value-type="float">
            <text:p>-1.5</text:p>
          </table:table-cell>
          <table:table-cell office:value-type="float" office:value="-3.2" calcext:value-type="float">
            <text:p>-3.2</text:p>
          </table:table-cell>
          <table:table-cell office:value-type="float" office:value="-3.6" calcext:value-type="float">
            <text:p>-3.6</text:p>
          </table:table-cell>
          <table:table-cell office:value-type="float" office:value="2.6" calcext:value-type="float">
            <text:p>2.6</text:p>
          </table:table-cell>
          <table:table-cell office:value-type="float" office:value="-12.3" calcext:value-type="float">
            <text:p>-12.3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7.52834514529872" calcext:value-type="float">
            <text:p>-7.52834514529872</text:p>
          </table:table-cell>
          <table:table-cell office:value-type="float" office:value="162.256496101666" calcext:value-type="float">
            <text:p>162.256496101666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31m</text:p>
          </table:table-cell>
          <table:table-cell office:value-type="string" calcext:value-type="string">
            <text:p>-26d</text:p>
          </table:table-cell>
          <table:table-cell office:value-type="string" calcext:value-type="string">
            <text:p>52m</text:p>
          </table:table-cell>
          <table:table-cell office:value-type="float" office:value="26443.8" calcext:value-type="float">
            <text:p>26443.8</text:p>
          </table:table-cell>
          <table:table-cell office:value-type="float" office:value="26152.1" calcext:value-type="float">
            <text:p>26152.1</text:p>
          </table:table-cell>
          <table:table-cell office:value-type="float" office:value="3917.2" calcext:value-type="float">
            <text:p>3917.2</text:p>
          </table:table-cell>
          <table:table-cell office:value-type="float" office:value="-13397.1" calcext:value-type="float">
            <text:p>-13397.1</text:p>
          </table:table-cell>
          <table:table-cell office:value-type="float" office:value="29643.9" calcext:value-type="float">
            <text:p>29643.9</text:p>
          </table:table-cell>
          <table:table-cell office:value-type="float" office:value="0.5" calcext:value-type="float">
            <text:p>0.5</text:p>
          </table:table-cell>
          <table:table-cell office:value-type="float" office:value="-1.5" calcext:value-type="float">
            <text:p>-1.5</text:p>
          </table:table-cell>
          <table:table-cell office:value-type="float" office:value="-5.8" calcext:value-type="float">
            <text:p>-5.8</text:p>
          </table:table-cell>
          <table:table-cell office:value-type="float" office:value="-6.3" calcext:value-type="float">
            <text:p>-6.3</text:p>
          </table:table-cell>
          <table:table-cell office:value-type="float" office:value="2.9" calcext:value-type="float">
            <text:p>2.9</text:p>
          </table:table-cell>
          <table:table-cell office:value-type="float" office:value="-11.6" calcext:value-type="float">
            <text:p>-1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11.2277510674774" calcext:value-type="float">
            <text:p>-11.2277510674774</text:p>
          </table:table-cell>
          <table:table-cell office:value-type="float" office:value="161.472023147189" calcext:value-type="float">
            <text:p>161.472023147189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58m</text:p>
          </table:table-cell>
          <table:table-cell office:value-type="string" calcext:value-type="string">
            <text:p>-33d</text:p>
          </table:table-cell>
          <table:table-cell office:value-type="string" calcext:value-type="string">
            <text:p>30m</text:p>
          </table:table-cell>
          <table:table-cell office:value-type="float" office:value="26037.9" calcext:value-type="float">
            <text:p>26037.9</text:p>
          </table:table-cell>
          <table:table-cell office:value-type="float" office:value="25720.1" calcext:value-type="float">
            <text:p>25720.1</text:p>
          </table:table-cell>
          <table:table-cell office:value-type="float" office:value="4055.3" calcext:value-type="float">
            <text:p>4055.3</text:p>
          </table:table-cell>
          <table:table-cell office:value-type="float" office:value="-17233.7" calcext:value-type="float">
            <text:p>-17233.7</text:p>
          </table:table-cell>
          <table:table-cell office:value-type="float" office:value="31224.5" calcext:value-type="float">
            <text:p>31224.5</text:p>
          </table:table-cell>
          <table:table-cell office:value-type="float" office:value="0.6" calcext:value-type="float">
            <text:p>0.6</text:p>
          </table:table-cell>
          <table:table-cell office:value-type="float" office:value="-1.4" calcext:value-type="float">
            <text:p>-1.4</text:p>
          </table:table-cell>
          <table:table-cell office:value-type="float" office:value="-8.1" calcext:value-type="float">
            <text:p>-8.1</text:p>
          </table:table-cell>
          <table:table-cell office:value-type="float" office:value="-8.7" calcext:value-type="float">
            <text:p>-8.7</text:p>
          </table:table-cell>
          <table:table-cell office:value-type="float" office:value="2.9" calcext:value-type="float">
            <text:p>2.9</text:p>
          </table:table-cell>
          <table:table-cell office:value-type="float" office:value="-9.9" calcext:value-type="float">
            <text:p>-9.9</text:p>
          </table:table-cell>
          <table:table-cell office:value-type="float" office:value="-1.3" calcext:value-type="float">
            <text:p>-1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14.9248354363604" calcext:value-type="float">
            <text:p>-14.9248354363604</text:p>
          </table:table-cell>
          <table:table-cell office:value-type="float" office:value="160.673854028555" calcext:value-type="float">
            <text:p>160.673854028555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28m</text:p>
          </table:table-cell>
          <table:table-cell office:value-type="string" calcext:value-type="string">
            <text:p>-39d</text:p>
          </table:table-cell>
          <table:table-cell office:value-type="string" calcext:value-type="string">
            <text:p>37m</text:p>
          </table:table-cell>
          <table:table-cell office:value-type="float" office:value="25385.9" calcext:value-type="float">
            <text:p>25385.9</text:p>
          </table:table-cell>
          <table:table-cell office:value-type="float" office:value="25040.7" calcext:value-type="float">
            <text:p>25040.7</text:p>
          </table:table-cell>
          <table:table-cell office:value-type="float" office:value="4172.3" calcext:value-type="float">
            <text:p>4172.3</text:p>
          </table:table-cell>
          <table:table-cell office:value-type="float" office:value="-21010.4" calcext:value-type="float">
            <text:p>-21010.4</text:p>
          </table:table-cell>
          <table:table-cell office:value-type="float" office:value="32952.7" calcext:value-type="float">
            <text:p>32952.7</text:p>
          </table:table-cell>
          <table:table-cell office:value-type="float" office:value="0.6" calcext:value-type="float">
            <text:p>0.6</text:p>
          </table:table-cell>
          <table:table-cell office:value-type="float" office:value="-1.3" calcext:value-type="float">
            <text:p>-1.3</text:p>
          </table:table-cell>
          <table:table-cell office:value-type="float" office:value="-10" calcext:value-type="float">
            <text:p>-10</text:p>
          </table:table-cell>
          <table:table-cell office:value-type="float" office:value="-10.6" calcext:value-type="float">
            <text:p>-10.6</text:p>
          </table:table-cell>
          <table:table-cell office:value-type="float" office:value="2.8" calcext:value-type="float">
            <text:p>2.8</text:p>
          </table:table-cell>
          <table:table-cell office:value-type="float" office:value="-7.5" calcext:value-type="float">
            <text:p>-7.5</text:p>
          </table:table-cell>
          <table:table-cell office:value-type="float" office:value="-2.9" calcext:value-type="float">
            <text:p>-2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18.6189077670537" calcext:value-type="float">
            <text:p>-18.6189077670537</text:p>
          </table:table-cell>
          <table:table-cell office:value-type="float" office:value="159.856733507328" calcext:value-type="float">
            <text:p>159.856733507328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-45d</text:p>
          </table:table-cell>
          <table:table-cell office:value-type="string" calcext:value-type="string">
            <text:p>12m</text:p>
          </table:table-cell>
          <table:table-cell office:value-type="float" office:value="24500.1" calcext:value-type="float">
            <text:p>24500.1</text:p>
          </table:table-cell>
          <table:table-cell office:value-type="float" office:value="24125.3" calcext:value-type="float">
            <text:p>24125.3</text:p>
          </table:table-cell>
          <table:table-cell office:value-type="float" office:value="4268.7" calcext:value-type="float">
            <text:p>4268.7</text:p>
          </table:table-cell>
          <table:table-cell office:value-type="float" office:value="-24668.3" calcext:value-type="float">
            <text:p>-24668.3</text:p>
          </table:table-cell>
          <table:table-cell office:value-type="float" office:value="34767.5" calcext:value-type="float">
            <text:p>34767.5</text:p>
          </table:table-cell>
          <table:table-cell office:value-type="float" office:value="0.7" calcext:value-type="float">
            <text:p>0.7</text:p>
          </table:table-cell>
          <table:table-cell office:value-type="float" office:value="-1.1" calcext:value-type="float">
            <text:p>-1.1</text:p>
          </table:table-cell>
          <table:table-cell office:value-type="float" office:value="-11.2" calcext:value-type="float">
            <text:p>-11.2</text:p>
          </table:table-cell>
          <table:table-cell office:value-type="float" office:value="-11.8" calcext:value-type="float">
            <text:p>-11.8</text:p>
          </table:table-cell>
          <table:table-cell office:value-type="float" office:value="2.7" calcext:value-type="float">
            <text:p>2.7</text:p>
          </table:table-cell>
          <table:table-cell office:value-type="float" office:value="-4.4" calcext:value-type="float">
            <text:p>-4.4</text:p>
          </table:table-cell>
          <table:table-cell office:value-type="float" office:value="-4.7" calcext:value-type="float">
            <text:p>-4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22.3092559885251" calcext:value-type="float">
            <text:p>-22.3092559885251</text:p>
          </table:table-cell>
          <table:table-cell office:value-type="float" office:value="159.014718004041" calcext:value-type="float">
            <text:p>159.014718004041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42m</text:p>
          </table:table-cell>
          <table:table-cell office:value-type="string" calcext:value-type="string">
            <text:p>-50d</text:p>
          </table:table-cell>
          <table:table-cell office:value-type="string" calcext:value-type="string">
            <text:p>16m</text:p>
          </table:table-cell>
          <table:table-cell office:value-type="float" office:value="23402.9" calcext:value-type="float">
            <text:p>23402.9</text:p>
          </table:table-cell>
          <table:table-cell office:value-type="float" office:value="22996.1" calcext:value-type="float">
            <text:p>22996.1</text:p>
          </table:table-cell>
          <table:table-cell office:value-type="float" office:value="4344.4" calcext:value-type="float">
            <text:p>4344.4</text:p>
          </table:table-cell>
          <table:table-cell office:value-type="float" office:value="-28158" calcext:value-type="float">
            <text:p>-28158</text:p>
          </table:table-cell>
          <table:table-cell office:value-type="float" office:value="36613.8" calcext:value-type="float">
            <text:p>36613.8</text:p>
          </table:table-cell>
          <table:table-cell office:value-type="float" office:value="0.7" calcext:value-type="float">
            <text:p>0.7</text:p>
          </table:table-cell>
          <table:table-cell office:value-type="float" office:value="-0.9" calcext:value-type="float">
            <text:p>-0.9</text:p>
          </table:table-cell>
          <table:table-cell office:value-type="float" office:value="-11.6" calcext:value-type="float">
            <text:p>-11.6</text:p>
          </table:table-cell>
          <table:table-cell office:value-type="float" office:value="-12.3" calcext:value-type="float">
            <text:p>-12.3</text:p>
          </table:table-cell>
          <table:table-cell office:value-type="float" office:value="2.7" calcext:value-type="float">
            <text:p>2.7</text:p>
          </table:table-cell>
          <table:table-cell office:value-type="float" office:value="-0.9" calcext:value-type="float">
            <text:p>-0.9</text:p>
          </table:table-cell>
          <table:table-cell office:value-type="float" office:value="-6.7" calcext:value-type="float">
            <text:p>-6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25.9951329843126" calcext:value-type="float">
            <text:p>-25.9951329843126</text:p>
          </table:table-cell>
          <table:table-cell office:value-type="float" office:value="158.140909191208" calcext:value-type="float">
            <text:p>158.140909191208</text:p>
          </table:table-cell>
          <table:table-cell office:value-type="string" calcext:value-type="string">
            <text:p>11d</text:p>
          </table:table-cell>
          <table:table-cell office:value-type="string" calcext:value-type="string">
            <text:p>28m</text:p>
          </table:table-cell>
          <table:table-cell office:value-type="string" calcext:value-type="string">
            <text:p>-54d</text:p>
          </table:table-cell>
          <table:table-cell office:value-type="string" calcext:value-type="string">
            <text:p>52m</text:p>
          </table:table-cell>
          <table:table-cell office:value-type="float" office:value="22122.3" calcext:value-type="float">
            <text:p>22122.3</text:p>
          </table:table-cell>
          <table:table-cell office:value-type="float" office:value="21680.7" calcext:value-type="float">
            <text:p>21680.7</text:p>
          </table:table-cell>
          <table:table-cell office:value-type="float" office:value="4397.9" calcext:value-type="float">
            <text:p>4397.9</text:p>
          </table:table-cell>
          <table:table-cell office:value-type="float" office:value="-31442.9" calcext:value-type="float">
            <text:p>-31442.9</text:p>
          </table:table-cell>
          <table:table-cell office:value-type="float" office:value="38445.5" calcext:value-type="float">
            <text:p>38445.5</text:p>
          </table:table-cell>
          <table:table-cell office:value-type="float" office:value="0.8" calcext:value-type="float">
            <text:p>0.8</text:p>
          </table:table-cell>
          <table:table-cell office:value-type="float" office:value="-0.7" calcext:value-type="float">
            <text:p>-0.7</text:p>
          </table:table-cell>
          <table:table-cell office:value-type="float" office:value="-11.3" calcext:value-type="float">
            <text:p>-11.3</text:p>
          </table:table-cell>
          <table:table-cell office:value-type="float" office:value="-12.1" calcext:value-type="float">
            <text:p>-12.1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  <table:table-cell office:value-type="float" office:value="-8.6" calcext:value-type="float">
            <text:p>-8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29.6757366052277" calcext:value-type="float">
            <text:p>-29.6757366052277</text:p>
          </table:table-cell>
          <table:table-cell office:value-type="float" office:value="157.227106408804" calcext:value-type="float">
            <text:p>157.227106408804</text:p>
          </table:table-cell>
          <table:table-cell office:value-type="string" calcext:value-type="string">
            <text:p>12d</text:p>
          </table:table-cell>
          <table:table-cell office:value-type="string" calcext:value-type="string">
            <text:p>21m</text:p>
          </table:table-cell>
          <table:table-cell office:value-type="string" calcext:value-type="string">
            <text:p>-59d</text:p>
          </table:table-cell>
          <table:table-cell office:value-type="string" calcext:value-type="string">
            <text:p>3m</text:p>
          </table:table-cell>
          <table:table-cell office:value-type="float" office:value="20686.4" calcext:value-type="float">
            <text:p>20686.4</text:p>
          </table:table-cell>
          <table:table-cell office:value-type="float" office:value="20207.3" calcext:value-type="float">
            <text:p>20207.3</text:p>
          </table:table-cell>
          <table:table-cell office:value-type="float" office:value="4426.6" calcext:value-type="float">
            <text:p>4426.6</text:p>
          </table:table-cell>
          <table:table-cell office:value-type="float" office:value="-34499.2" calcext:value-type="float">
            <text:p>-34499.2</text:p>
          </table:table-cell>
          <table:table-cell office:value-type="float" office:value="40225.9" calcext:value-type="float">
            <text:p>40225.9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-10.2" calcext:value-type="float">
            <text:p>-10.2</text:p>
          </table:table-cell>
          <table:table-cell office:value-type="float" office:value="-11.2" calcext:value-type="float">
            <text:p>-11.2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float" office:value="-10.4" calcext:value-type="float">
            <text:p>-10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33.3501802718247" calcext:value-type="float">
            <text:p>-33.3501802718247</text:p>
          </table:table-cell>
          <table:table-cell office:value-type="float" office:value="156.263339118608" calcext:value-type="float">
            <text:p>156.263339118608</text:p>
          </table:table-cell>
          <table:table-cell office:value-type="string" calcext:value-type="string">
            <text:p>13d</text:p>
          </table:table-cell>
          <table:table-cell office:value-type="string" calcext:value-type="string">
            <text:p>23m</text:p>
          </table:table-cell>
          <table:table-cell office:value-type="string" calcext:value-type="string">
            <text:p>-62d</text:p>
          </table:table-cell>
          <table:table-cell office:value-type="string" calcext:value-type="string">
            <text:p>52m</text:p>
          </table:table-cell>
          <table:table-cell office:value-type="float" office:value="19119.1" calcext:value-type="float">
            <text:p>19119.1</text:p>
          </table:table-cell>
          <table:table-cell office:value-type="float" office:value="18599.9" calcext:value-type="float">
            <text:p>18599.9</text:p>
          </table:table-cell>
          <table:table-cell office:value-type="float" office:value="4425.6" calcext:value-type="float">
            <text:p>4425.6</text:p>
          </table:table-cell>
          <table:table-cell office:value-type="float" office:value="-37313.4" calcext:value-type="float">
            <text:p>-37313.4</text:p>
          </table:table-cell>
          <table:table-cell office:value-type="float" office:value="41926.5" calcext:value-type="float">
            <text:p>41926.5</text:p>
          </table:table-cell>
          <table:table-cell office:value-type="float" office:value="1.3" calcext:value-type="float">
            <text:p>1.3</text:p>
          </table:table-cell>
          <table:table-cell office:value-type="float" office:value="-0.3" calcext:value-type="float">
            <text:p>-0.3</text:p>
          </table:table-cell>
          <table:table-cell office:value-type="float" office:value="-8.5" calcext:value-type="float">
            <text:p>-8.5</text:p>
          </table:table-cell>
          <table:table-cell office:value-type="float" office:value="-9.8" calcext:value-type="float">
            <text:p>-9.8</text:p>
          </table:table-cell>
          <table:table-cell office:value-type="float" office:value="4.9" calcext:value-type="float">
            <text:p>4.9</text:p>
          </table:table-cell>
          <table:table-cell office:value-type="float" office:value="8.9" calcext:value-type="float">
            <text:p>8.9</text:p>
          </table:table-cell>
          <table:table-cell office:value-type="float" office:value="-11.8" calcext:value-type="float">
            <text:p>-11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37.0174497596761" calcext:value-type="float">
            <text:p>-37.0174497596761</text:p>
          </table:table-cell>
          <table:table-cell office:value-type="float" office:value="155.237220719927" calcext:value-type="float">
            <text:p>155.237220719927</text:p>
          </table:table-cell>
          <table:table-cell office:value-type="string" calcext:value-type="string">
            <text:p>14d</text:p>
          </table:table-cell>
          <table:table-cell office:value-type="string" calcext:value-type="string">
            <text:p>34m</text:p>
          </table:table-cell>
          <table:table-cell office:value-type="string" calcext:value-type="string">
            <text:p>-66d</text:p>
          </table:table-cell>
          <table:table-cell office:value-type="string" calcext:value-type="string">
            <text:p>23m</text:p>
          </table:table-cell>
          <table:table-cell office:value-type="float" office:value="17437" calcext:value-type="float">
            <text:p>17437</text:p>
          </table:table-cell>
          <table:table-cell office:value-type="float" office:value="16875.9" calcext:value-type="float">
            <text:p>16875.9</text:p>
          </table:table-cell>
          <table:table-cell office:value-type="float" office:value="4387.9" calcext:value-type="float">
            <text:p>4387.9</text:p>
          </table:table-cell>
          <table:table-cell office:value-type="float" office:value="-39878.9" calcext:value-type="float">
            <text:p>-39878.9</text:p>
          </table:table-cell>
          <table:table-cell office:value-type="float" office:value="43524.4" calcext:value-type="float">
            <text:p>43524.4</text:p>
          </table:table-cell>
          <table:table-cell office:value-type="float" office:value="1.7" calcext:value-type="float">
            <text:p>1.7</text:p>
          </table:table-cell>
          <table:table-cell office:value-type="float" office:value="-0.1" calcext:value-type="float">
            <text:p>-0.1</text:p>
          </table:table-cell>
          <table:table-cell office:value-type="float" office:value="-6.2" calcext:value-type="float">
            <text:p>-6.2</text:p>
          </table:table-cell>
          <table:table-cell office:value-type="float" office:value="-8.1" calcext:value-type="float">
            <text:p>-8.1</text:p>
          </table:table-cell>
          <table:table-cell office:value-type="float" office:value="6.6" calcext:value-type="float">
            <text:p>6.6</text:p>
          </table:table-cell>
          <table:table-cell office:value-type="float" office:value="11.2" calcext:value-type="float">
            <text:p>11.2</text:p>
          </table:table-cell>
          <table:table-cell office:value-type="float" office:value="-12.7" calcext:value-type="float">
            <text:p>-12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40.6763394032114" calcext:value-type="float">
            <text:p>-40.6763394032114</text:p>
          </table:table-cell>
          <table:table-cell office:value-type="float" office:value="154.133032334472" calcext:value-type="float">
            <text:p>154.133032334472</text:p>
          </table:table-cell>
          <table:table-cell office:value-type="string" calcext:value-type="string">
            <text:p>15d</text:p>
          </table:table-cell>
          <table:table-cell office:value-type="string" calcext:value-type="string">
            <text:p>58m</text:p>
          </table:table-cell>
          <table:table-cell office:value-type="string" calcext:value-type="string">
            <text:p>-69d</text:p>
          </table:table-cell>
          <table:table-cell office:value-type="string" calcext:value-type="string">
            <text:p>39m</text:p>
          </table:table-cell>
          <table:table-cell office:value-type="float" office:value="15648.7" calcext:value-type="float">
            <text:p>15648.7</text:p>
          </table:table-cell>
          <table:table-cell office:value-type="float" office:value="15045.3" calcext:value-type="float">
            <text:p>15045.3</text:p>
          </table:table-cell>
          <table:table-cell office:value-type="float" office:value="4303.8" calcext:value-type="float">
            <text:p>4303.8</text:p>
          </table:table-cell>
          <table:table-cell office:value-type="float" office:value="-42190.1" calcext:value-type="float">
            <text:p>-42190.1</text:p>
          </table:table-cell>
          <table:table-cell office:value-type="float" office:value="44998.7" calcext:value-type="float">
            <text:p>44998.7</text:p>
          </table:table-cell>
          <table:table-cell office:value-type="float" office:value="2.3" calcext:value-type="float">
            <text:p>2.3</text:p>
          </table:table-cell>
          <table:table-cell office:value-type="float" office:value="0.1" calcext:value-type="float">
            <text:p>0.1</text:p>
          </table:table-cell>
          <table:table-cell office:value-type="float" office:value="-3.7" calcext:value-type="float">
            <text:p>-3.7</text:p>
          </table:table-cell>
          <table:table-cell office:value-type="float" office:value="-6.4" calcext:value-type="float">
            <text:p>-6.4</text:p>
          </table:table-cell>
          <table:table-cell office:value-type="float" office:value="8.9" calcext:value-type="float">
            <text:p>8.9</text:p>
          </table:table-cell>
          <table:table-cell office:value-type="float" office:value="12.7" calcext:value-type="float">
            <text:p>12.7</text:p>
          </table:table-cell>
          <table:table-cell office:value-type="float" office:value="-13.2" calcext:value-type="float">
            <text:p>-13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44.325356817432" calcext:value-type="float">
            <text:p>-44.325356817432</text:p>
          </table:table-cell>
          <table:table-cell office:value-type="float" office:value="152.930390166079" calcext:value-type="float">
            <text:p>152.930390166079</text:p>
          </table:table-cell>
          <table:table-cell office:value-type="string" calcext:value-type="string">
            <text:p>17d</text:p>
          </table:table-cell>
          <table:table-cell office:value-type="string" calcext:value-type="string">
            <text:p>36m</text:p>
          </table:table-cell>
          <table:table-cell office:value-type="string" calcext:value-type="string">
            <text:p>-72d</text:p>
          </table:table-cell>
          <table:table-cell office:value-type="string" calcext:value-type="string">
            <text:p>44m</text:p>
          </table:table-cell>
          <table:table-cell office:value-type="float" office:value="13755.9" calcext:value-type="float">
            <text:p>13755.9</text:p>
          </table:table-cell>
          <table:table-cell office:value-type="float" office:value="13111.6" calcext:value-type="float">
            <text:p>13111.6</text:p>
          </table:table-cell>
          <table:table-cell office:value-type="float" office:value="4160.6" calcext:value-type="float">
            <text:p>4160.6</text:p>
          </table:table-cell>
          <table:table-cell office:value-type="float" office:value="-44238.6" calcext:value-type="float">
            <text:p>-44238.6</text:p>
          </table:table-cell>
          <table:table-cell office:value-type="float" office:value="46328" calcext:value-type="float">
            <text:p>46328</text:p>
          </table:table-cell>
          <table:table-cell office:value-type="float" office:value="3.1" calcext:value-type="float">
            <text:p>3.1</text:p>
          </table:table-cell>
          <table:table-cell office:value-type="float" office:value="0.2" calcext:value-type="float">
            <text:p>0.2</text:p>
          </table:table-cell>
          <table:table-cell office:value-type="float" office:value="-1" calcext:value-type="float">
            <text:p>-1</text:p>
          </table:table-cell>
          <table:table-cell office:value-type="float" office:value="-4.8" calcext:value-type="float">
            <text:p>-4.8</text:p>
          </table:table-cell>
          <table:table-cell office:value-type="float" office:value="11.7" calcext:value-type="float">
            <text:p>11.7</text:p>
          </table:table-cell>
          <table:table-cell office:value-type="float" office:value="13.5" calcext:value-type="float">
            <text:p>13.5</text:p>
          </table:table-cell>
          <table:table-cell office:value-type="float" office:value="-13.2" calcext:value-type="float">
            <text:p>-13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47.9625780323711" calcext:value-type="float">
            <text:p>-47.9625780323711</text:p>
          </table:table-cell>
          <table:table-cell office:value-type="float" office:value="151.602254725279" calcext:value-type="float">
            <text:p>151.602254725279</text:p>
          </table:table-cell>
          <table:table-cell office:value-type="string" calcext:value-type="string">
            <text:p>19d</text:p>
          </table:table-cell>
          <table:table-cell office:value-type="string" calcext:value-type="string">
            <text:p>36m</text:p>
          </table:table-cell>
          <table:table-cell office:value-type="string" calcext:value-type="string">
            <text:p>-75d</text:p>
          </table:table-cell>
          <table:table-cell office:value-type="string" calcext:value-type="string">
            <text:p>40m</text:p>
          </table:table-cell>
          <table:table-cell office:value-type="float" office:value="11756.1" calcext:value-type="float">
            <text:p>11756.1</text:p>
          </table:table-cell>
          <table:table-cell office:value-type="float" office:value="11075.2" calcext:value-type="float">
            <text:p>11075.2</text:p>
          </table:table-cell>
          <table:table-cell office:value-type="float" office:value="3943" calcext:value-type="float">
            <text:p>3943</text:p>
          </table:table-cell>
          <table:table-cell office:value-type="float" office:value="-46009" calcext:value-type="float">
            <text:p>-46009</text:p>
          </table:table-cell>
          <table:table-cell office:value-type="float" office:value="47487.3" calcext:value-type="float">
            <text:p>47487.3</text:p>
          </table:table-cell>
          <table:table-cell office:value-type="float" office:value="4.4" calcext:value-type="float">
            <text:p>4.4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office:value-type="float" office:value="-3.6" calcext:value-type="float">
            <text:p>-3.6</text:p>
          </table:table-cell>
          <table:table-cell office:value-type="float" office:value="14.8" calcext:value-type="float">
            <text:p>14.8</text:p>
          </table:table-cell>
          <table:table-cell office:value-type="float" office:value="13.5" calcext:value-type="float">
            <text:p>13.5</text:p>
          </table:table-cell>
          <table:table-cell office:value-type="float" office:value="-12.7" calcext:value-type="float">
            <text:p>-12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51.5854217282257" calcext:value-type="float">
            <text:p>-51.5854217282257</text:p>
          </table:table-cell>
          <table:table-cell office:value-type="float" office:value="150.111870155943" calcext:value-type="float">
            <text:p>150.111870155943</text:p>
          </table:table-cell>
          <table:table-cell office:value-type="string" calcext:value-type="string">
            <text:p>22d</text:p>
          </table:table-cell>
          <table:table-cell office:value-type="string" calcext:value-type="string">
            <text:p>7m</text:p>
          </table:table-cell>
          <table:table-cell office:value-type="string" calcext:value-type="string">
            <text:p>-78d</text:p>
          </table:table-cell>
          <table:table-cell office:value-type="string" calcext:value-type="string">
            <text:p>31m</text:p>
          </table:table-cell>
          <table:table-cell office:value-type="float" office:value="9647.7" calcext:value-type="float">
            <text:p>9647.7</text:p>
          </table:table-cell>
          <table:table-cell office:value-type="float" office:value="8937.5" calcext:value-type="float">
            <text:p>8937.5</text:p>
          </table:table-cell>
          <table:table-cell office:value-type="float" office:value="3632.8" calcext:value-type="float">
            <text:p>3632.8</text:p>
          </table:table-cell>
          <table:table-cell office:value-type="float" office:value="-47476.6" calcext:value-type="float">
            <text:p>-47476.6</text:p>
          </table:table-cell>
          <table:table-cell office:value-type="float" office:value="48446.9" calcext:value-type="float">
            <text:p>48446.9</text:p>
          </table:table-cell>
          <table:table-cell office:value-type="float" office:value="6.4" calcext:value-type="float">
            <text:p>6.4</text:p>
          </table:table-cell>
          <table:table-cell office:value-type="float" office:value="0.5" calcext:value-type="float">
            <text:p>0.5</text:p>
          </table:table-cell>
          <table:table-cell office:value-type="float" office:value="4.1" calcext:value-type="float">
            <text:p>4.1</text:p>
          </table:table-cell>
          <table:table-cell office:value-type="float" office:value="-3" calcext:value-type="float">
            <text:p>-3</text:p>
          </table:table-cell>
          <table:table-cell office:value-type="float" office:value="18.3" calcext:value-type="float">
            <text:p>18.3</text:p>
          </table:table-cell>
          <table:table-cell office:value-type="float" office:value="12.9" calcext:value-type="float">
            <text:p>12.9</text:p>
          </table:table-cell>
          <table:table-cell office:value-type="float" office:value="-11.8" calcext:value-type="float">
            <text:p>-11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55.1902864817408" calcext:value-type="float">
            <text:p>-55.1902864817408</text:p>
          </table:table-cell>
          <table:table-cell office:value-type="float" office:value="148.407907302133" calcext:value-type="float">
            <text:p>148.407907302133</text:p>
          </table:table-cell>
          <table:table-cell office:value-type="string" calcext:value-type="string">
            <text:p>25d</text:p>
          </table:table-cell>
          <table:table-cell office:value-type="string" calcext:value-type="string">
            <text:p>34m</text:p>
          </table:table-cell>
          <table:table-cell office:value-type="string" calcext:value-type="string">
            <text:p>-81d</text:p>
          </table:table-cell>
          <table:table-cell office:value-type="string" calcext:value-type="string">
            <text:p>18m</text:p>
          </table:table-cell>
          <table:table-cell office:value-type="float" office:value="7435.5" calcext:value-type="float">
            <text:p>7435.5</text:p>
          </table:table-cell>
          <table:table-cell office:value-type="float" office:value="6707.2" calcext:value-type="float">
            <text:p>6707.2</text:p>
          </table:table-cell>
          <table:table-cell office:value-type="float" office:value="3209.4" calcext:value-type="float">
            <text:p>3209.4</text:p>
          </table:table-cell>
          <table:table-cell office:value-type="float" office:value="-48607.4" calcext:value-type="float">
            <text:p>-48607.4</text:p>
          </table:table-cell>
          <table:table-cell office:value-type="float" office:value="49172.8" calcext:value-type="float">
            <text:p>49172.8</text:p>
          </table:table-cell>
          <table:table-cell office:value-type="float" office:value="9.7" calcext:value-type="float">
            <text:p>9.7</text:p>
          </table:table-cell>
          <table:table-cell office:value-type="float" office:value="0.6" calcext:value-type="float">
            <text:p>0.6</text:p>
          </table:table-cell>
          <table:table-cell office:value-type="float" office:value="6.5" calcext:value-type="float">
            <text:p>6.5</text:p>
          </table:table-cell>
          <table:table-cell office:value-type="float" office:value="-3.3" calcext:value-type="float">
            <text:p>-3.3</text:p>
          </table:table-cell>
          <table:table-cell office:value-type="float" office:value="21.8" calcext:value-type="float">
            <text:p>21.8</text:p>
          </table:table-cell>
          <table:table-cell office:value-type="float" office:value="11.9" calcext:value-type="float">
            <text:p>11.9</text:p>
          </table:table-cell>
          <table:table-cell office:value-type="float" office:value="-10.8" calcext:value-type="float">
            <text:p>-10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58.7719460000439" calcext:value-type="float">
            <text:p>-58.7719460000439</text:p>
          </table:table-cell>
          <table:table-cell office:value-type="float" office:value="146.416480105449" calcext:value-type="float">
            <text:p>146.416480105449</text:p>
          </table:table-cell>
          <table:table-cell office:value-type="string" calcext:value-type="string">
            <text:p>31d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-84d</text:p>
          </table:table-cell>
          <table:table-cell office:value-type="string" calcext:value-type="string">
            <text:p>3m</text:p>
          </table:table-cell>
          <table:table-cell office:value-type="float" office:value="5141.2" calcext:value-type="float">
            <text:p>5141.2</text:p>
          </table:table-cell>
          <table:table-cell office:value-type="float" office:value="4405.9" calcext:value-type="float">
            <text:p>4405.9</text:p>
          </table:table-cell>
          <table:table-cell office:value-type="float" office:value="2649.5" calcext:value-type="float">
            <text:p>2649.5</text:p>
          </table:table-cell>
          <table:table-cell office:value-type="float" office:value="-49360.9" calcext:value-type="float">
            <text:p>-49360.9</text:p>
          </table:table-cell>
          <table:table-cell office:value-type="float" office:value="49627.9" calcext:value-type="float">
            <text:p>49627.9</text:p>
          </table:table-cell>
          <table:table-cell office:value-type="float" office:value="15.9" calcext:value-type="float">
            <text:p>15.9</text:p>
          </table:table-cell>
          <table:table-cell office:value-type="float" office:value="0.7" calcext:value-type="float">
            <text:p>0.7</text:p>
          </table:table-cell>
          <table:table-cell office:value-type="float" office:value="9.2" calcext:value-type="float">
            <text:p>9.2</text:p>
          </table:table-cell>
          <table:table-cell office:value-type="float" office:value="-4.5" calcext:value-type="float">
            <text:p>-4.5</text:p>
          </table:table-cell>
          <table:table-cell office:value-type="float" office:value="25.1" calcext:value-type="float">
            <text:p>25.1</text:p>
          </table:table-cell>
          <table:table-cell office:value-type="float" office:value="10.8" calcext:value-type="float">
            <text:p>10.8</text:p>
          </table:table-cell>
          <table:table-cell office:value-type="float" office:value="-9.7" calcext:value-type="float">
            <text:p>-9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62.322495975998" calcext:value-type="float">
            <text:p>-62.322495975998</text:p>
          </table:table-cell>
          <table:table-cell office:value-type="float" office:value="144.027498214512" calcext:value-type="float">
            <text:p>144.027498214512</text:p>
          </table:table-cell>
          <table:table-cell office:value-type="string" calcext:value-type="string">
            <text:p>42d</text:p>
          </table:table-cell>
          <table:table-cell office:value-type="string" calcext:value-type="string">
            <text:p>53m</text:p>
          </table:table-cell>
          <table:table-cell office:value-type="string" calcext:value-type="string">
            <text:p>-86d</text:p>
          </table:table-cell>
          <table:table-cell office:value-type="string" calcext:value-type="string">
            <text:p>44m</text:p>
          </table:table-cell>
          <table:table-cell office:value-type="float" office:value="2831" calcext:value-type="float">
            <text:p>2831</text:p>
          </table:table-cell>
          <table:table-cell office:value-type="float" office:value="2074.1" calcext:value-type="float">
            <text:p>2074.1</text:p>
          </table:table-cell>
          <table:table-cell office:value-type="float" office:value="1926.8" calcext:value-type="float">
            <text:p>1926.8</text:p>
          </table:table-cell>
          <table:table-cell office:value-type="float" office:value="-49696.2" calcext:value-type="float">
            <text:p>-49696.2</text:p>
          </table:table-cell>
          <table:table-cell office:value-type="float" office:value="49776.8" calcext:value-type="float">
            <text:p>49776.8</text:p>
          </table:table-cell>
          <table:table-cell office:value-type="float" office:value="30.3" calcext:value-type="float">
            <text:p>30.3</text:p>
          </table:table-cell>
          <table:table-cell office:value-type="float" office:value="1" calcext:value-type="float">
            <text:p>1</text:p>
          </table:table-cell>
          <table:table-cell office:value-type="float" office:value="14.3" calcext:value-type="float">
            <text:p>14.3</text:p>
          </table:table-cell>
          <table:table-cell office:value-type="float" office:value="-6.6" calcext:value-type="float">
            <text:p>-6.6</text:p>
          </table:table-cell>
          <table:table-cell office:value-type="float" office:value="28" calcext:value-type="float">
            <text:p>28</text:p>
          </table:table-cell>
          <table:table-cell office:value-type="float" office:value="9.7" calcext:value-type="float">
            <text:p>9.7</text:p>
          </table:table-cell>
          <table:table-cell office:value-type="float" office:value="-8.9" calcext:value-type="float">
            <text:p>-8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65.8294244164902" calcext:value-type="float">
            <text:p>-65.8294244164902</text:p>
          </table:table-cell>
          <table:table-cell office:value-type="float" office:value="141.070314138164" calcext:value-type="float">
            <text:p>141.070314138164</text:p>
          </table:table-cell>
          <table:table-cell office:value-type="string" calcext:value-type="string">
            <text:p>102d</text:p>
          </table:table-cell>
          <table:table-cell office:value-type="string" calcext:value-type="string">
            <text:p>27m</text:p>
          </table:table-cell>
          <table:table-cell office:value-type="string" calcext:value-type="string">
            <text:p>-88d</text:p>
          </table:table-cell>
          <table:table-cell office:value-type="string" calcext:value-type="string">
            <text:p>48m</text:p>
          </table:table-cell>
          <table:table-cell office:value-type="float" office:value="1032.8" calcext:value-type="float">
            <text:p>1032.8</text:p>
          </table:table-cell>
          <table:table-cell office:value-type="float" office:value="-222.7" calcext:value-type="float">
            <text:p>-222.7</text:p>
          </table:table-cell>
          <table:table-cell office:value-type="float" office:value="1008.5" calcext:value-type="float">
            <text:p>1008.5</text:p>
          </table:table-cell>
          <table:table-cell office:value-type="float" office:value="-49579.2" calcext:value-type="float">
            <text:p>-49579.2</text:p>
          </table:table-cell>
          <table:table-cell office:value-type="float" office:value="49590" calcext:value-type="float">
            <text:p>49590</text:p>
          </table:table-cell>
          <table:table-cell office:value-type="float" office:value="9.7" calcext:value-type="float">
            <text:p>9.7</text:p>
          </table:table-cell>
          <table:table-cell office:value-type="float" office:value="2.2" calcext:value-type="float">
            <text:p>2.2</text:p>
          </table:table-cell>
          <table:table-cell office:value-type="float" office:value="31.7" calcext:value-type="float">
            <text:p>31.7</text:p>
          </table:table-cell>
          <table:table-cell office:value-type="float" office:value="-9.8" calcext:value-type="float">
            <text:p>-9.8</text:p>
          </table:table-cell>
          <table:table-cell office:value-type="float" office:value="30.3" calcext:value-type="float">
            <text:p>30.3</text:p>
          </table:table-cell>
          <table:table-cell office:value-type="float" office:value="9.1" calcext:value-type="float">
            <text:p>9.1</text:p>
          </table:table-cell>
          <table:table-cell office:value-type="float" office:value="-8.5" calcext:value-type="float">
            <text:p>-8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69.271862570575" calcext:value-type="float">
            <text:p>-69.271862570575</text:p>
          </table:table-cell>
          <table:table-cell office:value-type="float" office:value="137.268278267738" calcext:value-type="float">
            <text:p>137.268278267738</text:p>
          </table:table-cell>
          <table:table-cell office:value-type="string" calcext:value-type="string">
            <text:p>-176d</text:p>
          </table:table-cell>
          <table:table-cell office:value-type="string" calcext:value-type="string">
            <text:p>22m</text:p>
          </table:table-cell>
          <table:table-cell office:value-type="string" calcext:value-type="string">
            <text:p>-87d</text:p>
          </table:table-cell>
          <table:table-cell office:value-type="string" calcext:value-type="string">
            <text:p>12m</text:p>
          </table:table-cell>
          <table:table-cell office:value-type="float" office:value="2392.8" calcext:value-type="float">
            <text:p>2392.8</text:p>
          </table:table-cell>
          <table:table-cell office:value-type="float" office:value="-2388" calcext:value-type="float">
            <text:p>-2388</text:p>
          </table:table-cell>
          <table:table-cell office:value-type="float" office:value="-151.4" calcext:value-type="float">
            <text:p>-151.4</text:p>
          </table:table-cell>
          <table:table-cell office:value-type="float" office:value="-48991.5" calcext:value-type="float">
            <text:p>-48991.5</text:p>
          </table:table-cell>
          <table:table-cell office:value-type="float" office:value="49049.9" calcext:value-type="float">
            <text:p>49049.9</text:p>
          </table:table-cell>
          <table:table-cell office:value-type="float" office:value="-46.4" calcext:value-type="float">
            <text:p>-46.4</text:p>
          </table:table-cell>
          <table:table-cell office:value-type="float" office:value="0.9" calcext:value-type="float">
            <text:p>0.9</text:p>
          </table:table-cell>
          <table:table-cell office:value-type="float" office:value="12.1" calcext:value-type="float">
            <text:p>12.1</text:p>
          </table:table-cell>
          <table:table-cell office:value-type="float" office:value="-13.9" calcext:value-type="float">
            <text:p>-13.9</text:p>
          </table:table-cell>
          <table:table-cell office:value-type="float" office:value="31.7" calcext:value-type="float">
            <text:p>31.7</text:p>
          </table:table-cell>
          <table:table-cell office:value-type="float" office:value="9.2" calcext:value-type="float">
            <text:p>9.2</text:p>
          </table:table-cell>
          <table:table-cell office:value-type="float" office:value="-8.6" calcext:value-type="float">
            <text:p>-8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72.6128091712459" calcext:value-type="float">
            <text:p>-72.6128091712459</text:p>
          </table:table-cell>
          <table:table-cell office:value-type="float" office:value="132.150526072925" calcext:value-type="float">
            <text:p>132.150526072925</text:p>
          </table:table-cell>
          <table:table-cell office:value-type="string" calcext:value-type="string">
            <text:p>-159d</text:p>
          </table:table-cell>
          <table:table-cell office:value-type="string" calcext:value-type="string">
            <text:p>13m</text:p>
          </table:table-cell>
          <table:table-cell office:value-type="string" calcext:value-type="string">
            <text:p>-84d</text:p>
          </table:table-cell>
          <table:table-cell office:value-type="string" calcext:value-type="string">
            <text:p>33m</text:p>
          </table:table-cell>
          <table:table-cell office:value-type="float" office:value="4576.1" calcext:value-type="float">
            <text:p>4576.1</text:p>
          </table:table-cell>
          <table:table-cell office:value-type="float" office:value="-4278.1" calcext:value-type="float">
            <text:p>-4278.1</text:p>
          </table:table-cell>
          <table:table-cell office:value-type="float" office:value="-1624.2" calcext:value-type="float">
            <text:p>-1624.2</text:p>
          </table:table-cell>
          <table:table-cell office:value-type="float" office:value="-47936.9" calcext:value-type="float">
            <text:p>-47936.9</text:p>
          </table:table-cell>
          <table:table-cell office:value-type="float" office:value="48154.8" calcext:value-type="float">
            <text:p>48154.8</text:p>
          </table:table-cell>
          <table:table-cell office:value-type="float" office:value="-27.2" calcext:value-type="float">
            <text:p>-27.2</text:p>
          </table:table-cell>
          <table:table-cell office:value-type="float" office:value="0.5" calcext:value-type="float">
            <text:p>0.5</text:p>
          </table:table-cell>
          <table:table-cell office:value-type="float" office:value="6.7" calcext:value-type="float">
            <text:p>6.7</text:p>
          </table:table-cell>
          <table:table-cell office:value-type="float" office:value="-19" calcext:value-type="float">
            <text:p>-19</text:p>
          </table:table-cell>
          <table:table-cell office:value-type="float" office:value="31.6" calcext:value-type="float">
            <text:p>31.6</text:p>
          </table:table-cell>
          <table:table-cell office:value-type="float" office:value="10.1" calcext:value-type="float">
            <text:p>10.1</text:p>
          </table:table-cell>
          <table:table-cell office:value-type="float" office:value="-9.4" calcext:value-type="float">
            <text:p>-9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75.781911234534" calcext:value-type="float">
            <text:p>-75.781911234534</text:p>
          </table:table-cell>
          <table:table-cell office:value-type="float" office:value="124.879100455642" calcext:value-type="float">
            <text:p>124.879100455642</text:p>
          </table:table-cell>
          <table:table-cell office:value-type="string" calcext:value-type="string">
            <text:p>-148d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-81d</text:p>
          </table:table-cell>
          <table:table-cell office:value-type="string" calcext:value-type="string">
            <text:p>50m</text:p>
          </table:table-cell>
          <table:table-cell office:value-type="float" office:value="6666.9" calcext:value-type="float">
            <text:p>6666.9</text:p>
          </table:table-cell>
          <table:table-cell office:value-type="float" office:value="-5659.6" calcext:value-type="float">
            <text:p>-5659.6</text:p>
          </table:table-cell>
          <table:table-cell office:value-type="float" office:value="-3523.7" calcext:value-type="float">
            <text:p>-3523.7</text:p>
          </table:table-cell>
          <table:table-cell office:value-type="float" office:value="-46445" calcext:value-type="float">
            <text:p>-46445</text:p>
          </table:table-cell>
          <table:table-cell office:value-type="float" office:value="46921.1" calcext:value-type="float">
            <text:p>46921.1</text:p>
          </table:table-cell>
          <table:table-cell office:value-type="float" office:value="-19.7" calcext:value-type="float">
            <text:p>-19.7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  <table:table-cell office:value-type="float" office:value="-25" calcext:value-type="float">
            <text:p>-25</text:p>
          </table:table-cell>
          <table:table-cell office:value-type="float" office:value="29.4" calcext:value-type="float">
            <text:p>29.4</text:p>
          </table:table-cell>
          <table:table-cell office:value-type="float" office:value="12" calcext:value-type="float">
            <text:p>12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78.6358115683649" calcext:value-type="float">
            <text:p>-78.6358115683649</text:p>
          </table:table-cell>
          <table:table-cell office:value-type="float" office:value="113.947996585228" calcext:value-type="float">
            <text:p>113.947996585228</text:p>
          </table:table-cell>
          <table:table-cell office:value-type="string" calcext:value-type="string">
            <text:p>-135d</text:p>
          </table:table-cell>
          <table:table-cell office:value-type="string" calcext:value-type="string">
            <text:p>28m</text:p>
          </table:table-cell>
          <table:table-cell office:value-type="string" calcext:value-type="string">
            <text:p>-79d</text:p>
          </table:table-cell>
          <table:table-cell office:value-type="string" calcext:value-type="string">
            <text:p>9m</text:p>
          </table:table-cell>
          <table:table-cell office:value-type="float" office:value="8547.5" calcext:value-type="float">
            <text:p>8547.5</text:p>
          </table:table-cell>
          <table:table-cell office:value-type="float" office:value="-6092.4" calcext:value-type="float">
            <text:p>-6092.4</text:p>
          </table:table-cell>
          <table:table-cell office:value-type="float" office:value="-5995.1" calcext:value-type="float">
            <text:p>-5995.1</text:p>
          </table:table-cell>
          <table:table-cell office:value-type="float" office:value="-44569.9" calcext:value-type="float">
            <text:p>-44569.9</text:p>
          </table:table-cell>
          <table:table-cell office:value-type="float" office:value="45382.1" calcext:value-type="float">
            <text:p>45382.1</text:p>
          </table:table-cell>
          <table:table-cell office:value-type="float" office:value="-15.8" calcext:value-type="float">
            <text:p>-15.8</text:p>
          </table:table-cell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office:value-type="float" office:value="-31.7" calcext:value-type="float">
            <text:p>-31.7</text:p>
          </table:table-cell>
          <table:table-cell office:value-type="float" office:value="23.8" calcext:value-type="float">
            <text:p>23.8</text:p>
          </table:table-cell>
          <table:table-cell office:value-type="float" office:value="14.8" calcext:value-type="float">
            <text:p>14.8</text:p>
          </table:table-cell>
          <table:table-cell office:value-type="float" office:value="-13.4" calcext:value-type="float">
            <text:p>-13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80.8749408465405" calcext:value-type="float">
            <text:p>-80.8749408465405</text:p>
          </table:table-cell>
          <table:table-cell office:value-type="float" office:value="97.0188301356932" calcext:value-type="float">
            <text:p>97.0188301356932</text:p>
          </table:table-cell>
          <table:table-cell office:value-type="string" calcext:value-type="string">
            <text:p>-117d</text:p>
          </table:table-cell>
          <table:table-cell office:value-type="string" calcext:value-type="string">
            <text:p>43m</text:p>
          </table:table-cell>
          <table:table-cell office:value-type="string" calcext:value-type="string">
            <text:p>-76d</text:p>
          </table:table-cell>
          <table:table-cell office:value-type="string" calcext:value-type="string">
            <text:p>31m</text:p>
          </table:table-cell>
          <table:table-cell office:value-type="float" office:value="10158.6" calcext:value-type="float">
            <text:p>10158.6</text:p>
          </table:table-cell>
          <table:table-cell office:value-type="float" office:value="-4725.8" calcext:value-type="float">
            <text:p>-4725.8</text:p>
          </table:table-cell>
          <table:table-cell office:value-type="float" office:value="-8992.4" calcext:value-type="float">
            <text:p>-8992.4</text:p>
          </table:table-cell>
          <table:table-cell office:value-type="float" office:value="-42384.7" calcext:value-type="float">
            <text:p>-42384.7</text:p>
          </table:table-cell>
          <table:table-cell office:value-type="float" office:value="43585.1" calcext:value-type="float">
            <text:p>43585.1</text:p>
          </table:table-cell>
          <table:table-cell office:value-type="float" office:value="-13.3" calcext:value-type="float">
            <text:p>-13.3</text:p>
          </table:table-cell>
          <table:table-cell office:value-type="float" office:value="0.8" calcext:value-type="float">
            <text:p>0.8</text:p>
          </table:table-cell>
          <table:table-cell office:value-type="float" office:value="6.3" calcext:value-type="float">
            <text:p>6.3</text:p>
          </table:table-cell>
          <table:table-cell office:value-type="float" office:value="-37.8" calcext:value-type="float">
            <text:p>-37.8</text:p>
          </table:table-cell>
          <table:table-cell office:value-type="float" office:value="12.8" calcext:value-type="float">
            <text:p>12.8</text:p>
          </table:table-cell>
          <table:table-cell office:value-type="float" office:value="18.6" calcext:value-type="float">
            <text:p>18.6</text:p>
          </table:table-cell>
          <table:table-cell office:value-type="float" office:value="-16.6" calcext:value-type="float">
            <text:p>-16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81.96815438487" calcext:value-type="float">
            <text:p>-81.96815438487</text:p>
          </table:table-cell>
          <table:table-cell office:value-type="float" office:value="72.8931685300026" calcext:value-type="float">
            <text:p>72.8931685300026</text:p>
          </table:table-cell>
          <table:table-cell office:value-type="string" calcext:value-type="string">
            <text:p>-93d</text:p>
          </table:table-cell>
          <table:table-cell office:value-type="string" calcext:value-type="string">
            <text:p>16m</text:p>
          </table:table-cell>
          <table:table-cell office:value-type="string" calcext:value-type="string">
            <text:p>-73d</text:p>
          </table:table-cell>
          <table:table-cell office:value-type="string" calcext:value-type="string">
            <text:p>60m</text:p>
          </table:table-cell>
          <table:table-cell office:value-type="float" office:value="11466.1" calcext:value-type="float">
            <text:p>11466.1</text:p>
          </table:table-cell>
          <table:table-cell office:value-type="float" office:value="-654.3" calcext:value-type="float">
            <text:p>-654.3</text:p>
          </table:table-cell>
          <table:table-cell office:value-type="float" office:value="-11447.5" calcext:value-type="float">
            <text:p>-11447.5</text:p>
          </table:table-cell>
          <table:table-cell office:value-type="float" office:value="-39974.2" calcext:value-type="float">
            <text:p>-39974.2</text:p>
          </table:table-cell>
          <table:table-cell office:value-type="float" office:value="41586.2" calcext:value-type="float">
            <text:p>41586.2</text:p>
          </table:table-cell>
          <table:table-cell office:value-type="float" office:value="-11.6" calcext:value-type="float">
            <text:p>-11.6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office:value-type="float" office:value="-39.1" calcext:value-type="float">
            <text:p>-39.1</text:p>
          </table:table-cell>
          <table:table-cell office:value-type="float" office:value="-4" calcext:value-type="float">
            <text:p>-4</text:p>
          </table:table-cell>
          <table:table-cell office:value-type="float" office:value="23.1" calcext:value-type="float">
            <text:p>23.1</text:p>
          </table:table-cell>
          <table:table-cell office:value-type="float" office:value="-20.5" calcext:value-type="float">
            <text:p>-20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81.4631369710326" calcext:value-type="float">
            <text:p>-81.4631369710326</text:p>
          </table:table-cell>
          <table:table-cell office:value-type="float" office:value="47.0197876199737" calcext:value-type="float">
            <text:p>47.0197876199737</text:p>
          </table:table-cell>
          <table:table-cell office:value-type="string" calcext:value-type="string">
            <text:p>-67d</text:p>
          </table:table-cell>
          <table:table-cell office:value-type="string" calcext:value-type="string">
            <text:p>23m</text:p>
          </table:table-cell>
          <table:table-cell office:value-type="string" calcext:value-type="string">
            <text:p>-71d</text:p>
          </table:table-cell>
          <table:table-cell office:value-type="string" calcext:value-type="string">
            <text:p>35m</text:p>
          </table:table-cell>
          <table:table-cell office:value-type="float" office:value="12456.5" calcext:value-type="float">
            <text:p>12456.5</text:p>
          </table:table-cell>
          <table:table-cell office:value-type="float" office:value="4789.4" calcext:value-type="float">
            <text:p>4789.4</text:p>
          </table:table-cell>
          <table:table-cell office:value-type="float" office:value="-11499" calcext:value-type="float">
            <text:p>-11499</text:p>
          </table:table-cell>
          <table:table-cell office:value-type="float" office:value="-37425.8" calcext:value-type="float">
            <text:p>-37425.8</text:p>
          </table:table-cell>
          <table:table-cell office:value-type="float" office:value="39444.3" calcext:value-type="float">
            <text:p>39444.3</text:p>
          </table:table-cell>
          <table:table-cell office:value-type="float" office:value="-10.3" calcext:value-type="float">
            <text:p>-10.3</text:p>
          </table:table-cell>
          <table:table-cell office:value-type="float" office:value="1.2" calcext:value-type="float">
            <text:p>1.2</text:p>
          </table:table-cell>
          <table:table-cell office:value-type="float" office:value="5.5" calcext:value-type="float">
            <text:p>5.5</text:p>
          </table:table-cell>
          <table:table-cell office:value-type="float" office:value="-32.2" calcext:value-type="float">
            <text:p>-32.2</text:p>
          </table:table-cell>
          <table:table-cell office:value-type="float" office:value="-19.4" calcext:value-type="float">
            <text:p>-19.4</text:p>
          </table:table-cell>
          <table:table-cell office:value-type="float" office:value="28" calcext:value-type="float">
            <text:p>28</text:p>
          </table:table-cell>
          <table:table-cell office:value-type="float" office:value="-24.8" calcext:value-type="float">
            <text:p>-24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79.5893301746556" calcext:value-type="float">
            <text:p>-79.5893301746556</text:p>
          </table:table-cell>
          <table:table-cell office:value-type="float" office:value="27.2305892657645" calcext:value-type="float">
            <text:p>27.2305892657645</text:p>
          </table:table-cell>
          <table:table-cell office:value-type="string" calcext:value-type="string">
            <text:p>-47d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-69d</text:p>
          </table:table-cell>
          <table:table-cell office:value-type="string" calcext:value-type="string">
            <text:p>20m</text:p>
          </table:table-cell>
          <table:table-cell office:value-type="float" office:value="13132.5" calcext:value-type="float">
            <text:p>13132.5</text:p>
          </table:table-cell>
          <table:table-cell office:value-type="float" office:value="8815.9" calcext:value-type="float">
            <text:p>8815.9</text:p>
          </table:table-cell>
          <table:table-cell office:value-type="float" office:value="-9733.6" calcext:value-type="float">
            <text:p>-9733.6</text:p>
          </table:table-cell>
          <table:table-cell office:value-type="float" office:value="-34823.6" calcext:value-type="float">
            <text:p>-34823.6</text:p>
          </table:table-cell>
          <table:table-cell office:value-type="float" office:value="37217.6" calcext:value-type="float">
            <text:p>37217.6</text:p>
          </table:table-cell>
          <table:table-cell office:value-type="float" office:value="-9.1" calcext:value-type="float">
            <text:p>-9.1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float" office:value="-23" calcext:value-type="float">
            <text:p>-23</text:p>
          </table:table-cell>
          <table:table-cell office:value-type="float" office:value="-26.2" calcext:value-type="float">
            <text:p>-26.2</text:p>
          </table:table-cell>
          <table:table-cell office:value-type="float" office:value="33" calcext:value-type="float">
            <text:p>33</text:p>
          </table:table-cell>
          <table:table-cell office:value-type="float" office:value="-29.4" calcext:value-type="float">
            <text:p>-29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76.9215259080796" calcext:value-type="float">
            <text:p>-76.9215259080796</text:p>
          </table:table-cell>
          <table:table-cell office:value-type="float" office:value="14.3025876496585" calcext:value-type="float">
            <text:p>14.3025876496585</text:p>
          </table:table-cell>
          <table:table-cell office:value-type="string" calcext:value-type="string">
            <text:p>-35d</text:p>
          </table:table-cell>
          <table:table-cell office:value-type="string" calcext:value-type="string">
            <text:p>21m</text:p>
          </table:table-cell>
          <table:table-cell office:value-type="string" calcext:value-type="string">
            <text:p>-67d</text:p>
          </table:table-cell>
          <table:table-cell office:value-type="string" calcext:value-type="string">
            <text:p>16m</text:p>
          </table:table-cell>
          <table:table-cell office:value-type="float" office:value="13509.8" calcext:value-type="float">
            <text:p>13509.8</text:p>
          </table:table-cell>
          <table:table-cell office:value-type="float" office:value="11019.1" calcext:value-type="float">
            <text:p>11019.1</text:p>
          </table:table-cell>
          <table:table-cell office:value-type="float" office:value="-7816.3" calcext:value-type="float">
            <text:p>-7816.3</text:p>
          </table:table-cell>
          <table:table-cell office:value-type="float" office:value="-32244.4" calcext:value-type="float">
            <text:p>-32244.4</text:p>
          </table:table-cell>
          <table:table-cell office:value-type="float" office:value="34960.2" calcext:value-type="float">
            <text:p>34960.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-16.8" calcext:value-type="float">
            <text:p>-16.8</text:p>
          </table:table-cell>
          <table:table-cell office:value-type="float" office:value="-26.5" calcext:value-type="float">
            <text:p>-26.5</text:p>
          </table:table-cell>
          <table:table-cell office:value-type="float" office:value="37.6" calcext:value-type="float">
            <text:p>37.6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73.8474200366501" calcext:value-type="float">
            <text:p>-73.8474200366501</text:p>
          </table:table-cell>
          <table:table-cell office:value-type="float" office:value="5.85331974328335" calcext:value-type="float">
            <text:p>5.85331974328335</text:p>
          </table:table-cell>
          <table:table-cell office:value-type="string" calcext:value-type="string">
            <text:p>-27d</text:p>
          </table:table-cell>
          <table:table-cell office:value-type="string" calcext:value-type="string">
            <text:p>33m</text:p>
          </table:table-cell>
          <table:table-cell office:value-type="string" calcext:value-type="string">
            <text:p>-65d</text:p>
          </table:table-cell>
          <table:table-cell office:value-type="string" calcext:value-type="string">
            <text:p>25m</text:p>
          </table:table-cell>
          <table:table-cell office:value-type="float" office:value="13613.5" calcext:value-type="float">
            <text:p>13613.5</text:p>
          </table:table-cell>
          <table:table-cell office:value-type="float" office:value="12070.2" calcext:value-type="float">
            <text:p>12070.2</text:p>
          </table:table-cell>
          <table:table-cell office:value-type="float" office:value="-6295.8" calcext:value-type="float">
            <text:p>-6295.8</text:p>
          </table:table-cell>
          <table:table-cell office:value-type="float" office:value="-29756.5" calcext:value-type="float">
            <text:p>-29756.5</text:p>
          </table:table-cell>
          <table:table-cell office:value-type="float" office:value="32722.7" calcext:value-type="float">
            <text:p>32722.7</text:p>
          </table:table-cell>
          <table:table-cell office:value-type="float" office:value="-6.9" calcext:value-type="float">
            <text:p>-6.9</text:p>
          </table:table-cell>
          <table:table-cell office:value-type="float" office:value="1.7" calcext:value-type="float">
            <text:p>1.7</text:p>
          </table:table-cell>
          <table:table-cell office:value-type="float" office:value="-1.7" calcext:value-type="float">
            <text:p>-1.7</text:p>
          </table:table-cell>
          <table:table-cell office:value-type="float" office:value="-14.1" calcext:value-type="float">
            <text:p>-14.1</text:p>
          </table:table-cell>
          <table:table-cell office:value-type="float" office:value="-23.3" calcext:value-type="float">
            <text:p>-23.3</text:p>
          </table:table-cell>
          <table:table-cell office:value-type="float" office:value="41.5" calcext:value-type="float">
            <text:p>41.5</text:p>
          </table:table-cell>
          <table:table-cell office:value-type="float" office:value="-38.4" calcext:value-type="float">
            <text:p>-38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70.5576614350321" calcext:value-type="float">
            <text:p>-70.5576614350321</text:p>
          </table:table-cell>
          <table:table-cell office:value-type="float" office:value="0.036679705719817" calcext:value-type="float">
            <text:p>0.036679705719817</text:p>
          </table:table-cell>
          <table:table-cell office:value-type="string" calcext:value-type="string">
            <text:p>-22d</text:p>
          </table:table-cell>
          <table:table-cell office:value-type="string" calcext:value-type="string">
            <text:p>35m</text:p>
          </table:table-cell>
          <table:table-cell office:value-type="string" calcext:value-type="string">
            <text:p>-63d</text:p>
          </table:table-cell>
          <table:table-cell office:value-type="string" calcext:value-type="string">
            <text:p>50m</text:p>
          </table:table-cell>
          <table:table-cell office:value-type="float" office:value="13476.8" calcext:value-type="float">
            <text:p>13476.8</text:p>
          </table:table-cell>
          <table:table-cell office:value-type="float" office:value="12443.7" calcext:value-type="float">
            <text:p>12443.7</text:p>
          </table:table-cell>
          <table:table-cell office:value-type="float" office:value="-5174.7" calcext:value-type="float">
            <text:p>-5174.7</text:p>
          </table:table-cell>
          <table:table-cell office:value-type="float" office:value="-27419.8" calcext:value-type="float">
            <text:p>-27419.8</text:p>
          </table:table-cell>
          <table:table-cell office:value-type="float" office:value="30552.7" calcext:value-type="float">
            <text:p>30552.7</text:p>
          </table:table-cell>
          <table:table-cell office:value-type="float" office:value="-5.7" calcext:value-type="float">
            <text:p>-5.7</text:p>
          </table:table-cell>
          <table:table-cell office:value-type="float" office:value="1.6" calcext:value-type="float">
            <text:p>1.6</text:p>
          </table:table-cell>
          <table:table-cell office:value-type="float" office:value="-5.8" calcext:value-type="float">
            <text:p>-5.8</text:p>
          </table:table-cell>
          <table:table-cell office:value-type="float" office:value="-14" calcext:value-type="float">
            <text:p>-14</text:p>
          </table:table-cell>
          <table:table-cell office:value-type="float" office:value="-18.5" calcext:value-type="float">
            <text:p>-18.5</text:p>
          </table:table-cell>
          <table:table-cell office:value-type="float" office:value="44.3" calcext:value-type="float">
            <text:p>44.3</text:p>
          </table:table-cell>
          <table:table-cell office:value-type="float" office:value="-42.3" calcext:value-type="float">
            <text:p>-42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67.1440170148968" calcext:value-type="float">
            <text:p>-67.1440170148968</text:p>
          </table:table-cell>
          <table:table-cell office:value-type="float" office:value="-4.19965665827987" calcext:value-type="float">
            <text:p>-4.19965665827987</text:p>
          </table:table-cell>
          <table:table-cell office:value-type="string" calcext:value-type="string">
            <text:p>-19d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-62d</text:p>
          </table:table-cell>
          <table:table-cell office:value-type="string" calcext:value-type="string">
            <text:p>32m</text:p>
          </table:table-cell>
          <table:table-cell office:value-type="float" office:value="13140.9" calcext:value-type="float">
            <text:p>13140.9</text:p>
          </table:table-cell>
          <table:table-cell office:value-type="float" office:value="12394.2" calcext:value-type="float">
            <text:p>12394.2</text:p>
          </table:table-cell>
          <table:table-cell office:value-type="float" office:value="-4366.5" calcext:value-type="float">
            <text:p>-4366.5</text:p>
          </table:table-cell>
          <table:table-cell office:value-type="float" office:value="-25285.9" calcext:value-type="float">
            <text:p>-25285.9</text:p>
          </table:table-cell>
          <table:table-cell office:value-type="float" office:value="28496.7" calcext:value-type="float">
            <text:p>28496.7</text:p>
          </table:table-cell>
          <table:table-cell office:value-type="float" office:value="-4.6" calcext:value-type="float">
            <text:p>-4.6</text:p>
          </table:table-cell>
          <table:table-cell office:value-type="float" office:value="1.4" calcext:value-type="float">
            <text:p>1.4</text:p>
          </table:table-cell>
          <table:table-cell office:value-type="float" office:value="-10.7" calcext:value-type="float">
            <text:p>-10.7</text:p>
          </table:table-cell>
          <table:table-cell office:value-type="float" office:value="-15.9" calcext:value-type="float">
            <text:p>-15.9</text:p>
          </table:table-cell>
          <table:table-cell office:value-type="float" office:value="-12.8" calcext:value-type="float">
            <text:p>-12.8</text:p>
          </table:table-cell>
          <table:table-cell office:value-type="float" office:value="45.8" calcext:value-type="float">
            <text:p>45.8</text:p>
          </table:table-cell>
          <table:table-cell office:value-type="float" office:value="-45.6" calcext:value-type="float">
            <text:p>-45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63.6534378855824" calcext:value-type="float">
            <text:p>-63.6534378855824</text:p>
          </table:table-cell>
          <table:table-cell office:value-type="float" office:value="-7.44046499048813" calcext:value-type="float">
            <text:p>-7.44046499048813</text:p>
          </table:table-cell>
          <table:table-cell office:value-type="string" calcext:value-type="string">
            <text:p>-17d</text:p>
          </table:table-cell>
          <table:table-cell office:value-type="string" calcext:value-type="string">
            <text:p>28m</text:p>
          </table:table-cell>
          <table:table-cell office:value-type="string" calcext:value-type="string">
            <text:p>-61d</text:p>
          </table:table-cell>
          <table:table-cell office:value-type="string" calcext:value-type="string">
            <text:p>35m</text:p>
          </table:table-cell>
          <table:table-cell office:value-type="float" office:value="12655.6" calcext:value-type="float">
            <text:p>12655.6</text:p>
          </table:table-cell>
          <table:table-cell office:value-type="float" office:value="12072.4" calcext:value-type="float">
            <text:p>12072.4</text:p>
          </table:table-cell>
          <table:table-cell office:value-type="float" office:value="-3797.6" calcext:value-type="float">
            <text:p>-3797.6</text:p>
          </table:table-cell>
          <table:table-cell office:value-type="float" office:value="-23396.5" calcext:value-type="float">
            <text:p>-23396.5</text:p>
          </table:table-cell>
          <table:table-cell office:value-type="float" office:value="26600" calcext:value-type="float">
            <text:p>26600</text:p>
          </table:table-cell>
          <table:table-cell office:value-type="float" office:value="-3.3" calcext:value-type="float">
            <text:p>-3.3</text:p>
          </table:table-cell>
          <table:table-cell office:value-type="float" office:value="1" calcext:value-type="float">
            <text:p>1</text:p>
          </table:table-cell>
          <table:table-cell office:value-type="float" office:value="-16.2" calcext:value-type="float">
            <text:p>-16.2</text:p>
          </table:table-cell>
          <table:table-cell office:value-type="float" office:value="-19.2" calcext:value-type="float">
            <text:p>-19.2</text:p>
          </table:table-cell>
          <table:table-cell office:value-type="float" office:value="-6.9" calcext:value-type="float">
            <text:p>-6.9</text:p>
          </table:table-cell>
          <table:table-cell office:value-type="float" office:value="45.7" calcext:value-type="float">
            <text:p>45.7</text:p>
          </table:table-cell>
          <table:table-cell office:value-type="float" office:value="-47.9" calcext:value-type="float">
            <text:p>-47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60.1117371727625" calcext:value-type="float">
            <text:p>-60.1117371727625</text:p>
          </table:table-cell>
          <table:table-cell office:value-type="float" office:value="-10.0230432788769" calcext:value-type="float">
            <text:p>-10.0230432788769</text:p>
          </table:table-cell>
          <table:table-cell office:value-type="string" calcext:value-type="string">
            <text:p>-16d</text:p>
          </table:table-cell>
          <table:table-cell office:value-type="string" calcext:value-type="string">
            <text:p>26m</text:p>
          </table:table-cell>
          <table:table-cell office:value-type="string" calcext:value-type="string">
            <text:p>-60d</text:p>
          </table:table-cell>
          <table:table-cell office:value-type="string" calcext:value-type="string">
            <text:p>59m</text:p>
          </table:table-cell>
          <table:table-cell office:value-type="float" office:value="12079.2" calcext:value-type="float">
            <text:p>12079.2</text:p>
          </table:table-cell>
          <table:table-cell office:value-type="float" office:value="11586.1" calcext:value-type="float">
            <text:p>11586.1</text:p>
          </table:table-cell>
          <table:table-cell office:value-type="float" office:value="-3416" calcext:value-type="float">
            <text:p>-3416</text:p>
          </table:table-cell>
          <table:table-cell office:value-type="float" office:value="-21779.9" calcext:value-type="float">
            <text:p>-21779.9</text:p>
          </table:table-cell>
          <table:table-cell office:value-type="float" office:value="24905.3" calcext:value-type="float">
            <text:p>24905.3</text:p>
          </table:table-cell>
          <table:table-cell office:value-type="float" office:value="-2.1" calcext:value-type="float">
            <text:p>-2.1</text:p>
          </table:table-cell>
          <table:table-cell office:value-type="float" office:value="0.3" calcext:value-type="float">
            <text:p>0.3</text:p>
          </table:table-cell>
          <table:table-cell office:value-type="float" office:value="-22.2" calcext:value-type="float">
            <text:p>-22.2</text:p>
          </table:table-cell>
          <table:table-cell office:value-type="float" office:value="-23.4" calcext:value-type="float">
            <text:p>-23.4</text:p>
          </table:table-cell>
          <table:table-cell office:value-type="float" office:value="-0.9" calcext:value-type="float">
            <text:p>-0.9</text:p>
          </table:table-cell>
          <table:table-cell office:value-type="float" office:value="44" calcext:value-type="float">
            <text:p>44</text:p>
          </table:table-cell>
          <table:table-cell office:value-type="float" office:value="-49.2" calcext:value-type="float">
            <text:p>-49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56.5340609772407" calcext:value-type="float">
            <text:p>-56.5340609772407</text:p>
          </table:table-cell>
          <table:table-cell office:value-type="float" office:value="-12.151651211404" calcext:value-type="float">
            <text:p>-12.151651211404</text:p>
          </table:table-cell>
          <table:table-cell office:value-type="string" calcext:value-type="string">
            <text:p>-16d</text:p>
          </table:table-cell>
          <table:table-cell office:value-type="string" calcext:value-type="string">
            <text:p>7m</text:p>
          </table:table-cell>
          <table:table-cell office:value-type="string" calcext:value-type="string">
            <text:p>-60d</text:p>
          </table:table-cell>
          <table:table-cell office:value-type="string" calcext:value-type="string">
            <text:p>42m</text:p>
          </table:table-cell>
          <table:table-cell office:value-type="float" office:value="11476.4" calcext:value-type="float">
            <text:p>11476.4</text:p>
          </table:table-cell>
          <table:table-cell office:value-type="float" office:value="11025.5" calcext:value-type="float">
            <text:p>11025.5</text:p>
          </table:table-cell>
          <table:table-cell office:value-type="float" office:value="-3185.3" calcext:value-type="float">
            <text:p>-3185.3</text:p>
          </table:table-cell>
          <table:table-cell office:value-type="float" office:value="-20447.8" calcext:value-type="float">
            <text:p>-20447.8</text:p>
          </table:table-cell>
          <table:table-cell office:value-type="float" office:value="23448.2" calcext:value-type="float">
            <text:p>23448.2</text:p>
          </table:table-cell>
          <table:table-cell office:value-type="float" office:value="-1" calcext:value-type="float">
            <text:p>-1</text:p>
          </table:table-cell>
          <table:table-cell office:value-type="float" office:value="-0.7" calcext:value-type="float">
            <text:p>-0.7</text:p>
          </table:table-cell>
          <table:table-cell office:value-type="float" office:value="-28.5" calcext:value-type="float">
            <text:p>-28.5</text:p>
          </table:table-cell>
          <table:table-cell office:value-type="float" office:value="-28.3" calcext:value-type="float">
            <text:p>-28.3</text:p>
          </table:table-cell>
          <table:table-cell office:value-type="float" office:value="4.7" calcext:value-type="float">
            <text:p>4.7</text:p>
          </table:table-cell>
          <table:table-cell office:value-type="float" office:value="40.6" calcext:value-type="float">
            <text:p>40.6</text:p>
          </table:table-cell>
          <table:table-cell office:value-type="float" office:value="-49.3" calcext:value-type="float">
            <text:p>-49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52.9298083256631" calcext:value-type="float">
            <text:p>-52.9298083256631</text:p>
          </table:table-cell>
          <table:table-cell office:value-type="float" office:value="-13.9558956577018" calcext:value-type="float">
            <text:p>-13.9558956577018</text:p>
          </table:table-cell>
          <table:table-cell office:value-type="string" calcext:value-type="string">
            <text:p>-16d</text:p>
          </table:table-cell>
          <table:table-cell office:value-type="string" calcext:value-type="string">
            <text:p>23m</text:p>
          </table:table-cell>
          <table:table-cell office:value-type="string" calcext:value-type="string">
            <text:p>-60d</text:p>
          </table:table-cell>
          <table:table-cell office:value-type="string" calcext:value-type="string">
            <text:p>38m</text:p>
          </table:table-cell>
          <table:table-cell office:value-type="float" office:value="10913.3" calcext:value-type="float">
            <text:p>10913.3</text:p>
          </table:table-cell>
          <table:table-cell office:value-type="float" office:value="10469.9" calcext:value-type="float">
            <text:p>10469.9</text:p>
          </table:table-cell>
          <table:table-cell office:value-type="float" office:value="-3079.4" calcext:value-type="float">
            <text:p>-3079.4</text:p>
          </table:table-cell>
          <table:table-cell office:value-type="float" office:value="-19391.7" calcext:value-type="float">
            <text:p>-19391.7</text:p>
          </table:table-cell>
          <table:table-cell office:value-type="float" office:value="22251.7" calcext:value-type="float">
            <text:p>22251.7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4.9" calcext:value-type="float">
            <text:p>-34.9</text:p>
          </table:table-cell>
          <table:table-cell office:value-type="float" office:value="-33.4" calcext:value-type="float">
            <text:p>-33.4</text:p>
          </table:table-cell>
          <table:table-cell office:value-type="float" office:value="9.9" calcext:value-type="float">
            <text:p>9.9</text:p>
          </table:table-cell>
          <table:table-cell office:value-type="float" office:value="35.5" calcext:value-type="float">
            <text:p>35.5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49.3051024600067" calcext:value-type="float">
            <text:p>-49.3051024600067</text:p>
          </table:table-cell>
          <table:table-cell office:value-type="float" office:value="-15.5215070385546" calcext:value-type="float">
            <text:p>-15.5215070385546</text:p>
          </table:table-cell>
          <table:table-cell office:value-type="string" calcext:value-type="string">
            <text:p>-17d</text:p>
          </table:table-cell>
          <table:table-cell office:value-type="string" calcext:value-type="string">
            <text:p>8m</text:p>
          </table:table-cell>
          <table:table-cell office:value-type="string" calcext:value-type="string">
            <text:p>-60d</text:p>
          </table:table-cell>
          <table:table-cell office:value-type="string" calcext:value-type="string">
            <text:p>39m</text:p>
          </table:table-cell>
          <table:table-cell office:value-type="float" office:value="10451.8" calcext:value-type="float">
            <text:p>10451.8</text:p>
          </table:table-cell>
          <table:table-cell office:value-type="float" office:value="9988.3" calcext:value-type="float">
            <text:p>9988.3</text:p>
          </table:table-cell>
          <table:table-cell office:value-type="float" office:value="-3078" calcext:value-type="float">
            <text:p>-3078</text:p>
          </table:table-cell>
          <table:table-cell office:value-type="float" office:value="-18582.8" calcext:value-type="float">
            <text:p>-18582.8</text:p>
          </table:table-cell>
          <table:table-cell office:value-type="float" office:value="21320.4" calcext:value-type="float">
            <text:p>21320.4</text:p>
          </table:table-cell>
          <table:table-cell office:value-type="float" office:value="0.8" calcext:value-type="float">
            <text:p>0.8</text:p>
          </table:table-cell>
          <table:table-cell office:value-type="float" office:value="-3.5" calcext:value-type="float">
            <text:p>-3.5</text:p>
          </table:table-cell>
          <table:table-cell office:value-type="float" office:value="-41.2" calcext:value-type="float">
            <text:p>-41.2</text:p>
          </table:table-cell>
          <table:table-cell office:value-type="float" office:value="-38.7" calcext:value-type="float">
            <text:p>-38.7</text:p>
          </table:table-cell>
          <table:table-cell office:value-type="float" office:value="14.3" calcext:value-type="float">
            <text:p>14.3</text:p>
          </table:table-cell>
          <table:table-cell office:value-type="float" office:value="28.7" calcext:value-type="float">
            <text:p>28.7</text:p>
          </table:table-cell>
          <table:table-cell office:value-type="float" office:value="-45.2" calcext:value-type="float">
            <text:p>-45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45.664110848069" calcext:value-type="float">
            <text:p>-45.664110848069</text:p>
          </table:table-cell>
          <table:table-cell office:value-type="float" office:value="-16.9072929275994" calcext:value-type="float">
            <text:p>-16.9072929275994</text:p>
          </table:table-cell>
          <table:table-cell office:value-type="string" calcext:value-type="string">
            <text:p>-18d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-60d</text:p>
          </table:table-cell>
          <table:table-cell office:value-type="string" calcext:value-type="string">
            <text:p>34m</text:p>
          </table:table-cell>
          <table:table-cell office:value-type="float" office:value="10141.6" calcext:value-type="float">
            <text:p>10141.6</text:p>
          </table:table-cell>
          <table:table-cell office:value-type="float" office:value="9635.6" calcext:value-type="float">
            <text:p>9635.6</text:p>
          </table:table-cell>
          <table:table-cell office:value-type="float" office:value="-3163.3" calcext:value-type="float">
            <text:p>-3163.3</text:p>
          </table:table-cell>
          <table:table-cell office:value-type="float" office:value="-17975.2" calcext:value-type="float">
            <text:p>-17975.2</text:p>
          </table:table-cell>
          <table:table-cell office:value-type="float" office:value="20638.8" calcext:value-type="float">
            <text:p>20638.8</text:p>
          </table:table-cell>
          <table:table-cell office:value-type="float" office:value="1.2" calcext:value-type="float">
            <text:p>1.2</text:p>
          </table:table-cell>
          <table:table-cell office:value-type="float" office:value="-5.2" calcext:value-type="float">
            <text:p>-5.2</text:p>
          </table:table-cell>
          <table:table-cell office:value-type="float" office:value="-47.2" calcext:value-type="float">
            <text:p>-47.2</text:p>
          </table:table-cell>
          <table:table-cell office:value-type="float" office:value="-43.8" calcext:value-type="float">
            <text:p>-43.8</text:p>
          </table:table-cell>
          <table:table-cell office:value-type="float" office:value="18" calcext:value-type="float">
            <text:p>18</text:p>
          </table:table-cell>
          <table:table-cell office:value-type="float" office:value="20.4" calcext:value-type="float">
            <text:p>20.4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42.0097892099865" calcext:value-type="float">
            <text:p>-42.0097892099865</text:p>
          </table:table-cell>
          <table:table-cell office:value-type="float" office:value="-18.1548976499814" calcext:value-type="float">
            <text:p>-18.1548976499814</text:p>
          </table:table-cell>
          <table:table-cell office:value-type="string" calcext:value-type="string">
            <text:p>-19d</text:p>
          </table:table-cell>
          <table:table-cell office:value-type="string" calcext:value-type="string">
            <text:p>21m</text:p>
          </table:table-cell>
          <table:table-cell office:value-type="string" calcext:value-type="string">
            <text:p>-60d</text:p>
          </table:table-cell>
          <table:table-cell office:value-type="string" calcext:value-type="string">
            <text:p>14m</text:p>
          </table:table-cell>
          <table:table-cell office:value-type="float" office:value="10016.2" calcext:value-type="float">
            <text:p>10016.2</text:p>
          </table:table-cell>
          <table:table-cell office:value-type="float" office:value="9450.5" calcext:value-type="float">
            <text:p>9450.5</text:p>
          </table:table-cell>
          <table:table-cell office:value-type="float" office:value="-3318.4" calcext:value-type="float">
            <text:p>-3318.4</text:p>
          </table:table-cell>
          <table:table-cell office:value-type="float" office:value="-17511.6" calcext:value-type="float">
            <text:p>-17511.6</text:p>
          </table:table-cell>
          <table:table-cell office:value-type="float" office:value="20173.7" calcext:value-type="float">
            <text:p>20173.7</text:p>
          </table:table-cell>
          <table:table-cell office:value-type="float" office:value="1.3" calcext:value-type="float">
            <text:p>1.3</text:p>
          </table:table-cell>
          <table:table-cell office:value-type="float" office:value="-6.9" calcext:value-type="float">
            <text:p>-6.9</text:p>
          </table:table-cell>
          <table:table-cell office:value-type="float" office:value="-52.6" calcext:value-type="float">
            <text:p>-52.6</text:p>
          </table:table-cell>
          <table:table-cell office:value-type="float" office:value="-48.4" calcext:value-type="float">
            <text:p>-48.4</text:p>
          </table:table-cell>
          <table:table-cell office:value-type="float" office:value="20.9" calcext:value-type="float">
            <text:p>20.9</text:p>
          </table:table-cell>
          <table:table-cell office:value-type="float" office:value="10.7" calcext:value-type="float">
            <text:p>10.7</text:p>
          </table:table-cell>
          <table:table-cell office:value-type="float" office:value="-35.4" calcext:value-type="float">
            <text:p>-35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38.3443207171838" calcext:value-type="float">
            <text:p>-38.3443207171838</text:p>
          </table:table-cell>
          <table:table-cell office:value-type="float" office:value="-19.2946539502863" calcext:value-type="float">
            <text:p>-19.2946539502863</text:p>
          </table:table-cell>
          <table:table-cell office:value-type="string" calcext:value-type="string">
            <text:p>-20d</text:p>
          </table:table-cell>
          <table:table-cell office:value-type="string" calcext:value-type="string">
            <text:p>27m</text:p>
          </table:table-cell>
          <table:table-cell office:value-type="string" calcext:value-type="string">
            <text:p>-59d</text:p>
          </table:table-cell>
          <table:table-cell office:value-type="string" calcext:value-type="string">
            <text:p>30m</text:p>
          </table:table-cell>
          <table:table-cell office:value-type="float" office:value="10090.7" calcext:value-type="float">
            <text:p>10090.7</text:p>
          </table:table-cell>
          <table:table-cell office:value-type="float" office:value="9454.7" calcext:value-type="float">
            <text:p>9454.7</text:p>
          </table:table-cell>
          <table:table-cell office:value-type="float" office:value="-3525.7" calcext:value-type="float">
            <text:p>-3525.7</text:p>
          </table:table-cell>
          <table:table-cell office:value-type="float" office:value="-17130.8" calcext:value-type="float">
            <text:p>-17130.8</text:p>
          </table:table-cell>
          <table:table-cell office:value-type="float" office:value="19881.8" calcext:value-type="float">
            <text:p>19881.8</text:p>
          </table:table-cell>
          <table:table-cell office:value-type="float" office:value="1.1" calcext:value-type="float">
            <text:p>1.1</text:p>
          </table:table-cell>
          <table:table-cell office:value-type="float" office:value="-8.5" calcext:value-type="float">
            <text:p>-8.5</text:p>
          </table:table-cell>
          <table:table-cell office:value-type="float" office:value="-57.1" calcext:value-type="float">
            <text:p>-57.1</text:p>
          </table:table-cell>
          <table:table-cell office:value-type="float" office:value="-52.3" calcext:value-type="float">
            <text:p>-52.3</text:p>
          </table:table-cell>
          <table:table-cell office:value-type="float" office:value="23" calcext:value-type="float">
            <text:p>23</text:p>
          </table:table-cell>
          <table:table-cell office:value-type="float" office:value="-0.2" calcext:value-type="float">
            <text:p>-0.2</text:p>
          </table:table-cell>
          <table:table-cell office:value-type="float" office:value="-28.7" calcext:value-type="float">
            <text:p>-28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34.6693855877457" calcext:value-type="float">
            <text:p>-34.6693855877457</text:p>
          </table:table-cell>
          <table:table-cell office:value-type="float" office:value="-20.3492227242921" calcext:value-type="float">
            <text:p>-20.3492227242921</text:p>
          </table:table-cell>
          <table:table-cell office:value-type="string" calcext:value-type="string">
            <text:p>-21d</text:p>
          </table:table-cell>
          <table:table-cell office:value-type="string" calcext:value-type="string">
            <text:p>19m</text:p>
          </table:table-cell>
          <table:table-cell office:value-type="string" calcext:value-type="string">
            <text:p>-58d</text:p>
          </table:table-cell>
          <table:table-cell office:value-type="string" calcext:value-type="string">
            <text:p>17m</text:p>
          </table:table-cell>
          <table:table-cell office:value-type="float" office:value="10364.9" calcext:value-type="float">
            <text:p>10364.9</text:p>
          </table:table-cell>
          <table:table-cell office:value-type="float" office:value="9655.7" calcext:value-type="float">
            <text:p>9655.7</text:p>
          </table:table-cell>
          <table:table-cell office:value-type="float" office:value="-3768" calcext:value-type="float">
            <text:p>-3768</text:p>
          </table:table-cell>
          <table:table-cell office:value-type="float" office:value="-16774.8" calcext:value-type="float">
            <text:p>-16774.8</text:p>
          </table:table-cell>
          <table:table-cell office:value-type="float" office:value="19718.6" calcext:value-type="float">
            <text:p>19718.6</text:p>
          </table:table-cell>
          <table:table-cell office:value-type="float" office:value="0.9" calcext:value-type="float">
            <text:p>0.9</text:p>
          </table:table-cell>
          <table:table-cell office:value-type="float" office:value="-10.1" calcext:value-type="float">
            <text:p>-10.1</text:p>
          </table:table-cell>
          <table:table-cell office:value-type="float" office:value="-60.3" calcext:value-type="float">
            <text:p>-60.3</text:p>
          </table:table-cell>
          <table:table-cell office:value-type="float" office:value="-55.2" calcext:value-type="float">
            <text:p>-55.2</text:p>
          </table:table-cell>
          <table:table-cell office:value-type="float" office:value="24.4" calcext:value-type="float">
            <text:p>24.4</text:p>
          </table:table-cell>
          <table:table-cell office:value-type="float" office:value="-12.3" calcext:value-type="float">
            <text:p>-12.3</text:p>
          </table:table-cell>
          <table:table-cell office:value-type="float" office:value="-21.2" calcext:value-type="float">
            <text:p>-21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30.986332117844" calcext:value-type="float">
            <text:p>-30.986332117844</text:p>
          </table:table-cell>
          <table:table-cell office:value-type="float" office:value="-21.3359327995025" calcext:value-type="float">
            <text:p>-21.3359327995025</text:p>
          </table:table-cell>
          <table:table-cell office:value-type="string" calcext:value-type="string">
            <text:p>-21d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-56d</text:p>
          </table:table-cell>
          <table:table-cell office:value-type="string" calcext:value-type="string">
            <text:p>33m</text:p>
          </table:table-cell>
          <table:table-cell office:value-type="float" office:value="10829.6" calcext:value-type="float">
            <text:p>10829.6</text:p>
          </table:table-cell>
          <table:table-cell office:value-type="float" office:value="10052.5" calcext:value-type="float">
            <text:p>10052.5</text:p>
          </table:table-cell>
          <table:table-cell office:value-type="float" office:value="-4028.3" calcext:value-type="float">
            <text:p>-4028.3</text:p>
          </table:table-cell>
          <table:table-cell office:value-type="float" office:value="-16391.9" calcext:value-type="float">
            <text:p>-16391.9</text:p>
          </table:table-cell>
          <table:table-cell office:value-type="float" office:value="19646.2" calcext:value-type="float">
            <text:p>19646.2</text:p>
          </table:table-cell>
          <table:table-cell office:value-type="float" office:value="0.8" calcext:value-type="float">
            <text:p>0.8</text:p>
          </table:table-cell>
          <table:table-cell office:value-type="float" office:value="-11.5" calcext:value-type="float">
            <text:p>-11.5</text:p>
          </table:table-cell>
          <table:table-cell office:value-type="float" office:value="-62.2" calcext:value-type="float">
            <text:p>-62.2</text:p>
          </table:table-cell>
          <table:table-cell office:value-type="float" office:value="-56.8" calcext:value-type="float">
            <text:p>-56.8</text:p>
          </table:table-cell>
          <table:table-cell office:value-type="float" office:value="25.3" calcext:value-type="float">
            <text:p>25.3</text:p>
          </table:table-cell>
          <table:table-cell office:value-type="float" office:value="-25.1" calcext:value-type="float">
            <text:p>-25.1</text:p>
          </table:table-cell>
          <table:table-cell office:value-type="float" office:value="-13.2" calcext:value-type="float">
            <text:p>-13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27.2962880643816" calcext:value-type="float">
            <text:p>-27.2962880643816</text:p>
          </table:table-cell>
          <table:table-cell office:value-type="float" office:value="-22.2683305219727" calcext:value-type="float">
            <text:p>-22.2683305219727</text:p>
          </table:table-cell>
          <table:table-cell office:value-type="string" calcext:value-type="string">
            <text:p>-21d</text:p>
          </table:table-cell>
          <table:table-cell office:value-type="string" calcext:value-type="string">
            <text:p>58m</text:p>
          </table:table-cell>
          <table:table-cell office:value-type="string" calcext:value-type="string">
            <text:p>-54d</text:p>
          </table:table-cell>
          <table:table-cell office:value-type="string" calcext:value-type="string">
            <text:p>15m</text:p>
          </table:table-cell>
          <table:table-cell office:value-type="float" office:value="11472.6" calcext:value-type="float">
            <text:p>11472.6</text:p>
          </table:table-cell>
          <table:table-cell office:value-type="float" office:value="10639.6" calcext:value-type="float">
            <text:p>10639.6</text:p>
          </table:table-cell>
          <table:table-cell office:value-type="float" office:value="-4291.7" calcext:value-type="float">
            <text:p>-4291.7</text:p>
          </table:table-cell>
          <table:table-cell office:value-type="float" office:value="-15936.5" calcext:value-type="float">
            <text:p>-15936.5</text:p>
          </table:table-cell>
          <table:table-cell office:value-type="float" office:value="19636.5" calcext:value-type="float">
            <text:p>19636.5</text:p>
          </table:table-cell>
          <table:table-cell office:value-type="float" office:value="0.8" calcext:value-type="float">
            <text:p>0.8</text:p>
          </table:table-cell>
          <table:table-cell office:value-type="float" office:value="-12.8" calcext:value-type="float">
            <text:p>-12.8</text:p>
          </table:table-cell>
          <table:table-cell office:value-type="float" office:value="-62.4" calcext:value-type="float">
            <text:p>-62.4</text:p>
          </table:table-cell>
          <table:table-cell office:value-type="float" office:value="-56.8" calcext:value-type="float">
            <text:p>-56.8</text:p>
          </table:table-cell>
          <table:table-cell office:value-type="float" office:value="25.9" calcext:value-type="float">
            <text:p>25.9</text:p>
          </table:table-cell>
          <table:table-cell office:value-type="float" office:value="-38.3" calcext:value-type="float">
            <text:p>-38.3</text:p>
          </table:table-cell>
          <table:table-cell office:value-type="float" office:value="-5.2" calcext:value-type="float">
            <text:p>-5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23.6002346918143" calcext:value-type="float">
            <text:p>-23.6002346918143</text:p>
          </table:table-cell>
          <table:table-cell office:value-type="float" office:value="-23.1572345479742" calcext:value-type="float">
            <text:p>-23.1572345479742</text:p>
          </table:table-cell>
          <table:table-cell office:value-type="string" calcext:value-type="string">
            <text:p>-21d</text:p>
          </table:table-cell>
          <table:table-cell office:value-type="string" calcext:value-type="string">
            <text:p>43m</text:p>
          </table:table-cell>
          <table:table-cell office:value-type="string" calcext:value-type="string">
            <text:p>-51d</text:p>
          </table:table-cell>
          <table:table-cell office:value-type="string" calcext:value-type="string">
            <text:p>22m</text:p>
          </table:table-cell>
          <table:table-cell office:value-type="float" office:value="12283.1" calcext:value-type="float">
            <text:p>12283.1</text:p>
          </table:table-cell>
          <table:table-cell office:value-type="float" office:value="11411" calcext:value-type="float">
            <text:p>11411</text:p>
          </table:table-cell>
          <table:table-cell office:value-type="float" office:value="-4545.6" calcext:value-type="float">
            <text:p>-4545.6</text:p>
          </table:table-cell>
          <table:table-cell office:value-type="float" office:value="-15365.2" calcext:value-type="float">
            <text:p>-15365.2</text:p>
          </table:table-cell>
          <table:table-cell office:value-type="float" office:value="19671.4" calcext:value-type="float">
            <text:p>19671.4</text:p>
          </table:table-cell>
          <table:table-cell office:value-type="float" office:value="1.1" calcext:value-type="float">
            <text:p>1.1</text:p>
          </table:table-cell>
          <table:table-cell office:value-type="float" office:value="-13.9" calcext:value-type="float">
            <text:p>-13.9</text:p>
          </table:table-cell>
          <table:table-cell office:value-type="float" office:value="-60.8" calcext:value-type="float">
            <text:p>-60.8</text:p>
          </table:table-cell>
          <table:table-cell office:value-type="float" office:value="-55" calcext:value-type="float">
            <text:p>-55</text:p>
          </table:table-cell>
          <table:table-cell office:value-type="float" office:value="26.3" calcext:value-type="float">
            <text:p>26.3</text:p>
          </table:table-cell>
          <table:table-cell office:value-type="float" office:value="-51.4" calcext:value-type="float">
            <text:p>-51.4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19.8990566687673" calcext:value-type="float">
            <text:p>-19.8990566687673</text:p>
          </table:table-cell>
          <table:table-cell office:value-type="float" office:value="-24.0114726549176" calcext:value-type="float">
            <text:p>-24.0114726549176</text:p>
          </table:table-cell>
          <table:table-cell office:value-type="string" calcext:value-type="string">
            <text:p>-21d</text:p>
          </table:table-cell>
          <table:table-cell office:value-type="string" calcext:value-type="string">
            <text:p>9m</text:p>
          </table:table-cell>
          <table:table-cell office:value-type="string" calcext:value-type="string">
            <text:p>-47d</text:p>
          </table:table-cell>
          <table:table-cell office:value-type="string" calcext:value-type="string">
            <text:p>50m</text:p>
          </table:table-cell>
          <table:table-cell office:value-type="float" office:value="13251.4" calcext:value-type="float">
            <text:p>13251.4</text:p>
          </table:table-cell>
          <table:table-cell office:value-type="float" office:value="12359" calcext:value-type="float">
            <text:p>12359</text:p>
          </table:table-cell>
          <table:table-cell office:value-type="float" office:value="-4780.7" calcext:value-type="float">
            <text:p>-4780.7</text:p>
          </table:table-cell>
          <table:table-cell office:value-type="float" office:value="-14631.5" calcext:value-type="float">
            <text:p>-14631.5</text:p>
          </table:table-cell>
          <table:table-cell office:value-type="float" office:value="19740.3" calcext:value-type="float">
            <text:p>19740.3</text:p>
          </table:table-cell>
          <table:table-cell office:value-type="float" office:value="1.6" calcext:value-type="float">
            <text:p>1.6</text:p>
          </table:table-cell>
          <table:table-cell office:value-type="float" office:value="-14.9" calcext:value-type="float">
            <text:p>-14.9</text:p>
          </table:table-cell>
          <table:table-cell office:value-type="float" office:value="-57.5" calcext:value-type="float">
            <text:p>-57.5</text:p>
          </table:table-cell>
          <table:table-cell office:value-type="float" office:value="-51.3" calcext:value-type="float">
            <text:p>-51.3</text:p>
          </table:table-cell>
          <table:table-cell office:value-type="float" office:value="26.6" calcext:value-type="float">
            <text:p>26.6</text:p>
          </table:table-cell>
          <table:table-cell office:value-type="float" office:value="-63.9" calcext:value-type="float">
            <text:p>-63.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16.1935759455368" calcext:value-type="float">
            <text:p>-16.1935759455368</text:p>
          </table:table-cell>
          <table:table-cell office:value-type="float" office:value="-24.8384097308085" calcext:value-type="float">
            <text:p>-24.8384097308085</text:p>
          </table:table-cell>
          <table:table-cell office:value-type="string" calcext:value-type="string">
            <text:p>-20d</text:p>
          </table:table-cell>
          <table:table-cell office:value-type="string" calcext:value-type="string">
            <text:p>20m</text:p>
          </table:table-cell>
          <table:table-cell office:value-type="string" calcext:value-type="string">
            <text:p>-43d</text:p>
          </table:table-cell>
          <table:table-cell office:value-type="string" calcext:value-type="string">
            <text:p>37m</text:p>
          </table:table-cell>
          <table:table-cell office:value-type="float" office:value="14364.6" calcext:value-type="float">
            <text:p>14364.6</text:p>
          </table:table-cell>
          <table:table-cell office:value-type="float" office:value="13470.1" calcext:value-type="float">
            <text:p>13470.1</text:p>
          </table:table-cell>
          <table:table-cell office:value-type="float" office:value="-4989.9" calcext:value-type="float">
            <text:p>-4989.9</text:p>
          </table:table-cell>
          <table:table-cell office:value-type="float" office:value="-13683.3" calcext:value-type="float">
            <text:p>-13683.3</text:p>
          </table:table-cell>
          <table:table-cell office:value-type="float" office:value="19838.7" calcext:value-type="float">
            <text:p>19838.7</text:p>
          </table:table-cell>
          <table:table-cell office:value-type="float" office:value="2.3" calcext:value-type="float">
            <text:p>2.3</text:p>
          </table:table-cell>
          <table:table-cell office:value-type="float" office:value="-15.7" calcext:value-type="float">
            <text:p>-15.7</text:p>
          </table:table-cell>
          <table:table-cell office:value-type="float" office:value="-52.4" calcext:value-type="float">
            <text:p>-52.4</text:p>
          </table:table-cell>
          <table:table-cell office:value-type="float" office:value="-45.8" calcext:value-type="float">
            <text:p>-45.8</text:p>
          </table:table-cell>
          <table:table-cell office:value-type="float" office:value="27.1" calcext:value-type="float">
            <text:p>27.1</text:p>
          </table:table-cell>
          <table:table-cell office:value-type="float" office:value="-75.3" calcext:value-type="float">
            <text:p>-75.3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12.4845747189772" calcext:value-type="float">
            <text:p>-12.4845747189772</text:p>
          </table:table-cell>
          <table:table-cell office:value-type="float" office:value="-25.6443362902867" calcext:value-type="float">
            <text:p>-25.6443362902867</text:p>
          </table:table-cell>
          <table:table-cell office:value-type="string" calcext:value-type="string">
            <text:p>-19d</text:p>
          </table:table-cell>
          <table:table-cell office:value-type="string" calcext:value-type="string">
            <text:p>21m</text:p>
          </table:table-cell>
          <table:table-cell office:value-type="string" calcext:value-type="string">
            <text:p>-38d</text:p>
          </table:table-cell>
          <table:table-cell office:value-type="string" calcext:value-type="string">
            <text:p>37m</text:p>
          </table:table-cell>
          <table:table-cell office:value-type="float" office:value="15599.9" calcext:value-type="float">
            <text:p>15599.9</text:p>
          </table:table-cell>
          <table:table-cell office:value-type="float" office:value="14719.2" calcext:value-type="float">
            <text:p>14719.2</text:p>
          </table:table-cell>
          <table:table-cell office:value-type="float" office:value="-5167.4" calcext:value-type="float">
            <text:p>-5167.4</text:p>
          </table:table-cell>
          <table:table-cell office:value-type="float" office:value="-12463.8" calcext:value-type="float">
            <text:p>-12463.8</text:p>
          </table:table-cell>
          <table:table-cell office:value-type="float" office:value="19967.6" calcext:value-type="float">
            <text:p>19967.6</text:p>
          </table:table-cell>
          <table:table-cell office:value-type="float" office:value="3" calcext:value-type="float">
            <text:p>3</text:p>
          </table:table-cell>
          <table:table-cell office:value-type="float" office:value="-16.3" calcext:value-type="float">
            <text:p>-16.3</text:p>
          </table:table-cell>
          <table:table-cell office:value-type="float" office:value="-45.7" calcext:value-type="float">
            <text:p>-45.7</text:p>
          </table:table-cell>
          <table:table-cell office:value-type="float" office:value="-38.7" calcext:value-type="float">
            <text:p>-38.7</text:p>
          </table:table-cell>
          <table:table-cell office:value-type="float" office:value="27.8" calcext:value-type="float">
            <text:p>27.8</text:p>
          </table:table-cell>
          <table:table-cell office:value-type="float" office:value="-85" calcext:value-type="float">
            <text:p>-85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8.77281091089021" calcext:value-type="float">
            <text:p>-8.77281091089021</text:p>
          </table:table-cell>
          <table:table-cell office:value-type="float" office:value="-26.4347628431156" calcext:value-type="float">
            <text:p>-26.4347628431156</text:p>
          </table:table-cell>
          <table:table-cell office:value-type="string" calcext:value-type="string">
            <text:p>-18d</text:p>
          </table:table-cell>
          <table:table-cell office:value-type="string" calcext:value-type="string">
            <text:p>17m</text:p>
          </table:table-cell>
          <table:table-cell office:value-type="string" calcext:value-type="string">
            <text:p>-32d</text:p>
          </table:table-cell>
          <table:table-cell office:value-type="string" calcext:value-type="string">
            <text:p>50m</text:p>
          </table:table-cell>
          <table:table-cell office:value-type="float" office:value="16918.3" calcext:value-type="float">
            <text:p>16918.3</text:p>
          </table:table-cell>
          <table:table-cell office:value-type="float" office:value="16064.1" calcext:value-type="float">
            <text:p>16064.1</text:p>
          </table:table-cell>
          <table:table-cell office:value-type="float" office:value="-5308" calcext:value-type="float">
            <text:p>-5308</text:p>
          </table:table-cell>
          <table:table-cell office:value-type="float" office:value="-10918.1" calcext:value-type="float">
            <text:p>-10918.1</text:p>
          </table:table-cell>
          <table:table-cell office:value-type="float" office:value="20135.4" calcext:value-type="float">
            <text:p>20135.4</text:p>
          </table:table-cell>
          <table:table-cell office:value-type="float" office:value="3.6" calcext:value-type="float">
            <text:p>3.6</text:p>
          </table:table-cell>
          <table:table-cell office:value-type="float" office:value="-16.8" calcext:value-type="float">
            <text:p>-16.8</text:p>
          </table:table-cell>
          <table:table-cell office:value-type="float" office:value="-37.8" calcext:value-type="float">
            <text:p>-37.8</text:p>
          </table:table-cell>
          <table:table-cell office:value-type="float" office:value="-30.4" calcext:value-type="float">
            <text:p>-30.4</text:p>
          </table:table-cell>
          <table:table-cell office:value-type="float" office:value="28.7" calcext:value-type="float">
            <text:p>28.7</text:p>
          </table:table-cell>
          <table:table-cell office:value-type="float" office:value="-92.7" calcext:value-type="float">
            <text:p>-92.7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5.05902845991263" calcext:value-type="float">
            <text:p>-5.05902845991263</text:p>
          </table:table-cell>
          <table:table-cell office:value-type="float" office:value="-27.214650694653" calcext:value-type="float">
            <text:p>-27.214650694653</text:p>
          </table:table-cell>
          <table:table-cell office:value-type="string" calcext:value-type="string">
            <text:p>-17d</text:p>
          </table:table-cell>
          <table:table-cell office:value-type="string" calcext:value-type="string">
            <text:p>13m</text:p>
          </table:table-cell>
          <table:table-cell office:value-type="string" calcext:value-type="string">
            <text:p>-26d</text:p>
          </table:table-cell>
          <table:table-cell office:value-type="string" calcext:value-type="string">
            <text:p>15m</text:p>
          </table:table-cell>
          <table:table-cell office:value-type="float" office:value="18262.7" calcext:value-type="float">
            <text:p>18262.7</text:p>
          </table:table-cell>
          <table:table-cell office:value-type="float" office:value="17444.1" calcext:value-type="float">
            <text:p>17444.1</text:p>
          </table:table-cell>
          <table:table-cell office:value-type="float" office:value="-5406.5" calcext:value-type="float">
            <text:p>-5406.5</text:p>
          </table:table-cell>
          <table:table-cell office:value-type="float" office:value="-9003.6" calcext:value-type="float">
            <text:p>-9003.6</text:p>
          </table:table-cell>
          <table:table-cell office:value-type="float" office:value="20361.5" calcext:value-type="float">
            <text:p>20361.5</text:p>
          </table:table-cell>
          <table:table-cell office:value-type="float" office:value="4.2" calcext:value-type="float">
            <text:p>4.2</text:p>
          </table:table-cell>
          <table:table-cell office:value-type="float" office:value="-17" calcext:value-type="float">
            <text:p>-17</text:p>
          </table:table-cell>
          <table:table-cell office:value-type="float" office:value="-29.1" calcext:value-type="float">
            <text:p>-29.1</text:p>
          </table:table-cell>
          <table:table-cell office:value-type="float" office:value="-21.3" calcext:value-type="float">
            <text:p>-21.3</text:p>
          </table:table-cell>
          <table:table-cell office:value-type="float" office:value="29.9" calcext:value-type="float">
            <text:p>29.9</text:p>
          </table:table-cell>
          <table:table-cell office:value-type="float" office:value="-97.9" calcext:value-type="float">
            <text:p>-97.9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1.34396408386092" calcext:value-type="float">
            <text:p>-1.34396408386092</text:p>
          </table:table-cell>
          <table:table-cell office:value-type="float" office:value="-27.9886005806671" calcext:value-type="float">
            <text:p>-27.9886005806671</text:p>
          </table:table-cell>
          <table:table-cell office:value-type="string" calcext:value-type="string">
            <text:p>-16d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-18d</text:p>
          </table:table-cell>
          <table:table-cell office:value-type="string" calcext:value-type="string">
            <text:p>55m</text:p>
          </table:table-cell>
          <table:table-cell office:value-type="float" office:value="19560.9" calcext:value-type="float">
            <text:p>19560.9</text:p>
          </table:table-cell>
          <table:table-cell office:value-type="float" office:value="18784.1" calcext:value-type="float">
            <text:p>18784.1</text:p>
          </table:table-cell>
          <table:table-cell office:value-type="float" office:value="-5457.8" calcext:value-type="float">
            <text:p>-5457.8</text:p>
          </table:table-cell>
          <table:table-cell office:value-type="float" office:value="-6700.5" calcext:value-type="float">
            <text:p>-6700.5</text:p>
          </table:table-cell>
          <table:table-cell office:value-type="float" office:value="20676.7" calcext:value-type="float">
            <text:p>20676.7</text:p>
          </table:table-cell>
          <table:table-cell office:value-type="float" office:value="4.7" calcext:value-type="float">
            <text:p>4.7</text:p>
          </table:table-cell>
          <table:table-cell office:value-type="float" office:value="-16.9" calcext:value-type="float">
            <text:p>-16.9</text:p>
          </table:table-cell>
          <table:table-cell office:value-type="float" office:value="-20.1" calcext:value-type="float">
            <text:p>-20.1</text:p>
          </table:table-cell>
          <table:table-cell office:value-type="float" office:value="-11.9" calcext:value-type="float">
            <text:p>-11.9</text:p>
          </table:table-cell>
          <table:table-cell office:value-type="float" office:value="31.2" calcext:value-type="float">
            <text:p>31.2</text:p>
          </table:table-cell>
          <table:table-cell office:value-type="float" office:value="-100.7" calcext:value-type="float">
            <text:p>-100.7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2.37164822261036" calcext:value-type="float">
            <text:p>2.37164822261036</text:p>
          </table:table-cell>
          <table:table-cell office:value-type="float" office:value="-28.7610148224285" calcext:value-type="float">
            <text:p>-28.7610148224285</text:p>
          </table:table-cell>
          <table:table-cell office:value-type="string" calcext:value-type="string">
            <text:p>-15d</text:p>
          </table:table-cell>
          <table:table-cell office:value-type="string" calcext:value-type="string">
            <text:p>16m</text:p>
          </table:table-cell>
          <table:table-cell office:value-type="string" calcext:value-type="string">
            <text:p>-10d</text:p>
          </table:table-cell>
          <table:table-cell office:value-type="string" calcext:value-type="string">
            <text:p>58m</text:p>
          </table:table-cell>
          <table:table-cell office:value-type="float" office:value="20734.3" calcext:value-type="float">
            <text:p>20734.3</text:p>
          </table:table-cell>
          <table:table-cell office:value-type="float" office:value="20002.9" calcext:value-type="float">
            <text:p>20002.9</text:p>
          </table:table-cell>
          <table:table-cell office:value-type="float" office:value="-5458.3" calcext:value-type="float">
            <text:p>-5458.3</text:p>
          </table:table-cell>
          <table:table-cell office:value-type="float" office:value="-4020.1" calcext:value-type="float">
            <text:p>-4020.1</text:p>
          </table:table-cell>
          <table:table-cell office:value-type="float" office:value="21120.4" calcext:value-type="float">
            <text:p>21120.4</text:p>
          </table:table-cell>
          <table:table-cell office:value-type="float" office:value="5.1" calcext:value-type="float">
            <text:p>5.1</text:p>
          </table:table-cell>
          <table:table-cell office:value-type="float" office:value="-16.5" calcext:value-type="float">
            <text:p>-16.5</text:p>
          </table:table-cell>
          <table:table-cell office:value-type="float" office:value="-11.4" calcext:value-type="float">
            <text:p>-11.4</text:p>
          </table:table-cell>
          <table:table-cell office:value-type="float" office:value="-2.9" calcext:value-type="float">
            <text:p>-2.9</text:p>
          </table:table-cell>
          <table:table-cell office:value-type="float" office:value="32.7" calcext:value-type="float">
            <text:p>32.7</text:p>
          </table:table-cell>
          <table:table-cell office:value-type="float" office:value="-101.2" calcext:value-type="float">
            <text:p>-101.2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6.0870739270421" calcext:value-type="float">
            <text:p>6.0870739270421</text:p>
          </table:table-cell>
          <table:table-cell office:value-type="float" office:value="-29.5362453748623" calcext:value-type="float">
            <text:p>-29.5362453748623</text:p>
          </table:table-cell>
          <table:table-cell office:value-type="string" calcext:value-type="string">
            <text:p>-14d</text:p>
          </table:table-cell>
          <table:table-cell office:value-type="string" calcext:value-type="string">
            <text:p>25m</text:p>
          </table:table-cell>
          <table:table-cell office:value-type="string" calcext:value-type="string">
            <text:p>-2d</text:p>
          </table:table-cell>
          <table:table-cell office:value-type="string" calcext:value-type="string">
            <text:p>39m</text:p>
          </table:table-cell>
          <table:table-cell office:value-type="float" office:value="21709.3" calcext:value-type="float">
            <text:p>21709.3</text:p>
          </table:table-cell>
          <table:table-cell office:value-type="float" office:value="21025.1" calcext:value-type="float">
            <text:p>21025.1</text:p>
          </table:table-cell>
          <table:table-cell office:value-type="float" office:value="-5407.2" calcext:value-type="float">
            <text:p>-5407.2</text:p>
          </table:table-cell>
          <table:table-cell office:value-type="float" office:value="-1005.8" calcext:value-type="float">
            <text:p>-1005.8</text:p>
          </table:table-cell>
          <table:table-cell office:value-type="float" office:value="21732.6" calcext:value-type="float">
            <text:p>21732.6</text:p>
          </table:table-cell>
          <table:table-cell office:value-type="float" office:value="5.5" calcext:value-type="float">
            <text:p>5.5</text:p>
          </table:table-cell>
          <table:table-cell office:value-type="float" office:value="-15.8" calcext:value-type="float">
            <text:p>-15.8</text:p>
          </table:table-cell>
          <table:table-cell office:value-type="float" office:value="-3.3" calcext:value-type="float">
            <text:p>-3.3</text:p>
          </table:table-cell>
          <table:table-cell office:value-type="float" office:value="5.4" calcext:value-type="float">
            <text:p>5.4</text:p>
          </table:table-cell>
          <table:table-cell office:value-type="float" office:value="34.2" calcext:value-type="float">
            <text:p>34.2</text:p>
          </table:table-cell>
          <table:table-cell office:value-type="float" office:value="-99.6" calcext:value-type="float">
            <text:p>-99.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9.80157502505437" calcext:value-type="float">
            <text:p>9.80157502505437</text:p>
          </table:table-cell>
          <table:table-cell office:value-type="float" office:value="-30.318738329445" calcext:value-type="float">
            <text:p>-30.318738329445</text:p>
          </table:table-cell>
          <table:table-cell office:value-type="string" calcext:value-type="string">
            <text:p>-13d</text:p>
          </table:table-cell>
          <table:table-cell office:value-type="string" calcext:value-type="string">
            <text:p>41m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47m</text:p>
          </table:table-cell>
          <table:table-cell office:value-type="float" office:value="22428.6" calcext:value-type="float">
            <text:p>22428.6</text:p>
          </table:table-cell>
          <table:table-cell office:value-type="float" office:value="21791.5" calcext:value-type="float">
            <text:p>21791.5</text:p>
          </table:table-cell>
          <table:table-cell office:value-type="float" office:value="-5307.6" calcext:value-type="float">
            <text:p>-5307.6</text:p>
          </table:table-cell>
          <table:table-cell office:value-type="float" office:value="2271.3" calcext:value-type="float">
            <text:p>2271.3</text:p>
          </table:table-cell>
          <table:table-cell office:value-type="float" office:value="22543.3" calcext:value-type="float">
            <text:p>22543.3</text:p>
          </table:table-cell>
          <table:table-cell office:value-type="float" office:value="5.8" calcext:value-type="float">
            <text:p>5.8</text:p>
          </table:table-cell>
          <table:table-cell office:value-type="float" office:value="-14.7" calcext:value-type="float">
            <text:p>-14.7</text:p>
          </table:table-cell>
          <table:table-cell office:value-type="float" office:value="3.8" calcext:value-type="float">
            <text:p>3.8</text:p>
          </table:table-cell>
          <table:table-cell office:value-type="float" office:value="12.6" calcext:value-type="float">
            <text:p>12.6</text:p>
          </table:table-cell>
          <table:table-cell office:value-type="float" office:value="35.7" calcext:value-type="float">
            <text:p>35.7</text:p>
          </table:table-cell>
          <table:table-cell office:value-type="float" office:value="-96.3" calcext:value-type="float">
            <text:p>-96.3</text:p>
          </table:table-cell>
          <table:table-cell office:value-type="float" office:value="-5.7" calcext:value-type="float">
            <text:p>-5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13.5144065820522" calcext:value-type="float">
            <text:p>13.5144065820522</text:p>
          </table:table-cell>
          <table:table-cell office:value-type="float" office:value="-31.1131850710779" calcext:value-type="float">
            <text:p>-31.1131850710779</text:p>
          </table:table-cell>
          <table:table-cell office:value-type="string" calcext:value-type="string">
            <text:p>-13d</text:p>
          </table:table-cell>
          <table:table-cell office:value-type="string" calcext:value-type="string">
            <text:p>4m</text:p>
          </table:table-cell>
          <table:table-cell office:value-type="string" calcext:value-type="string">
            <text:p>14d</text:p>
          </table:table-cell>
          <table:table-cell office:value-type="string" calcext:value-type="string">
            <text:p>3m</text:p>
          </table:table-cell>
          <table:table-cell office:value-type="float" office:value="22858" calcext:value-type="float">
            <text:p>22858</text:p>
          </table:table-cell>
          <table:table-cell office:value-type="float" office:value="22266.3" calcext:value-type="float">
            <text:p>22266.3</text:p>
          </table:table-cell>
          <table:table-cell office:value-type="float" office:value="-5167.1" calcext:value-type="float">
            <text:p>-5167.1</text:p>
          </table:table-cell>
          <table:table-cell office:value-type="float" office:value="5723.4" calcext:value-type="float">
            <text:p>5723.4</text:p>
          </table:table-cell>
          <table:table-cell office:value-type="float" office:value="23563.7" calcext:value-type="float">
            <text:p>23563.7</text:p>
          </table:table-cell>
          <table:table-cell office:value-type="float" office:value="6" calcext:value-type="float">
            <text:p>6</text:p>
          </table:table-cell>
          <table:table-cell office:value-type="float" office:value="-13.4" calcext:value-type="float">
            <text:p>-13.4</text:p>
          </table:table-cell>
          <table:table-cell office:value-type="float" office:value="9.7" calcext:value-type="float">
            <text:p>9.7</text:p>
          </table:table-cell>
          <table:table-cell office:value-type="float" office:value="18.6" calcext:value-type="float">
            <text:p>18.6</text:p>
          </table:table-cell>
          <table:table-cell office:value-type="float" office:value="37" calcext:value-type="float">
            <text:p>37</text:p>
          </table:table-cell>
          <table:table-cell office:value-type="float" office:value="-91.9" calcext:value-type="float">
            <text:p>-91.9</text:p>
          </table:table-cell>
          <table:table-cell office:value-type="float" office:value="-12.7" calcext:value-type="float">
            <text:p>-12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17.2248117556691" calcext:value-type="float">
            <text:p>17.2248117556691</text:p>
          </table:table-cell>
          <table:table-cell office:value-type="float" office:value="-31.9246910761732" calcext:value-type="float">
            <text:p>-31.9246910761732</text:p>
          </table:table-cell>
          <table:table-cell office:value-type="string" calcext:value-type="string">
            <text:p>-12d</text:p>
          </table:table-cell>
          <table:table-cell office:value-type="string" calcext:value-type="string">
            <text:p>33m</text:p>
          </table:table-cell>
          <table:table-cell office:value-type="string" calcext:value-type="string">
            <text:p>21d</text:p>
          </table:table-cell>
          <table:table-cell office:value-type="string" calcext:value-type="string">
            <text:p>56m</text:p>
          </table:table-cell>
          <table:table-cell office:value-type="float" office:value="22988.4" calcext:value-type="float">
            <text:p>22988.4</text:p>
          </table:table-cell>
          <table:table-cell office:value-type="float" office:value="22438.6" calcext:value-type="float">
            <text:p>22438.6</text:p>
          </table:table-cell>
          <table:table-cell office:value-type="float" office:value="-4997.4" calcext:value-type="float">
            <text:p>-4997.4</text:p>
          </table:table-cell>
          <table:table-cell office:value-type="float" office:value="9258.6" calcext:value-type="float">
            <text:p>9258.6</text:p>
          </table:table-cell>
          <table:table-cell office:value-type="float" office:value="24782.8" calcext:value-type="float">
            <text:p>24782.8</text:p>
          </table:table-cell>
          <table:table-cell office:value-type="float" office:value="6.3" calcext:value-type="float">
            <text:p>6.3</text:p>
          </table:table-cell>
          <table:table-cell office:value-type="float" office:value="-11.9" calcext:value-type="float">
            <text:p>-11.9</text:p>
          </table:table-cell>
          <table:table-cell office:value-type="float" office:value="14.4" calcext:value-type="float">
            <text:p>14.4</text:p>
          </table:table-cell>
          <table:table-cell office:value-type="float" office:value="23.2" calcext:value-type="float">
            <text:p>23.2</text:p>
          </table:table-cell>
          <table:table-cell office:value-type="float" office:value="38.1" calcext:value-type="float">
            <text:p>38.1</text:p>
          </table:table-cell>
          <table:table-cell office:value-type="float" office:value="-86.8" calcext:value-type="float">
            <text:p>-86.8</text:p>
          </table:table-cell>
          <table:table-cell office:value-type="float" office:value="-18.9" calcext:value-type="float">
            <text:p>-18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20.9320142568678" calcext:value-type="float">
            <text:p>20.9320142568678</text:p>
          </table:table-cell>
          <table:table-cell office:value-type="float" office:value="-32.7589755210261" calcext:value-type="float">
            <text:p>-32.7589755210261</text:p>
          </table:table-cell>
          <table:table-cell office:value-type="string" calcext:value-type="string">
            <text:p>-12d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29d</text:p>
          </table:table-cell>
          <table:table-cell office:value-type="string" calcext:value-type="string">
            <text:p>16m</text:p>
          </table:table-cell>
          <table:table-cell office:value-type="float" office:value="22832" calcext:value-type="float">
            <text:p>22832</text:p>
          </table:table-cell>
          <table:table-cell office:value-type="float" office:value="22319" calcext:value-type="float">
            <text:p>22319</text:p>
          </table:table-cell>
          <table:table-cell office:value-type="float" office:value="-4812.8" calcext:value-type="float">
            <text:p>-4812.8</text:p>
          </table:table-cell>
          <table:table-cell office:value-type="float" office:value="12791.8" calcext:value-type="float">
            <text:p>12791.8</text:p>
          </table:table-cell>
          <table:table-cell office:value-type="float" office:value="26171.2" calcext:value-type="float">
            <text:p>26171.2</text:p>
          </table:table-cell>
          <table:table-cell office:value-type="float" office:value="6.6" calcext:value-type="float">
            <text:p>6.6</text:p>
          </table:table-cell>
          <table:table-cell office:value-type="float" office:value="-10.5" calcext:value-type="float">
            <text:p>-10.5</text:p>
          </table:table-cell>
          <table:table-cell office:value-type="float" office:value="18" calcext:value-type="float">
            <text:p>18</text:p>
          </table:table-cell>
          <table:table-cell office:value-type="float" office:value="26.8" calcext:value-type="float">
            <text:p>26.8</text:p>
          </table:table-cell>
          <table:table-cell office:value-type="float" office:value="38.9" calcext:value-type="float">
            <text:p>38.9</text:p>
          </table:table-cell>
          <table:table-cell office:value-type="float" office:value="-81.4" calcext:value-type="float">
            <text:p>-81.4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24.635206841145" calcext:value-type="float">
            <text:p>24.635206841145</text:p>
          </table:table-cell>
          <table:table-cell office:value-type="float" office:value="-33.6226188789409" calcext:value-type="float">
            <text:p>-33.6226188789409</text:p>
          </table:table-cell>
          <table:table-cell office:value-type="string" calcext:value-type="string">
            <text:p>-11d</text:p>
          </table:table-cell>
          <table:table-cell office:value-type="string" calcext:value-type="string">
            <text:p>55m</text:p>
          </table:table-cell>
          <table:table-cell office:value-type="string" calcext:value-type="string">
            <text:p>35d</text:p>
          </table:table-cell>
          <table:table-cell office:value-type="string" calcext:value-type="string">
            <text:p>57m</text:p>
          </table:table-cell>
          <table:table-cell office:value-type="float" office:value="22415.6" calcext:value-type="float">
            <text:p>22415.6</text:p>
          </table:table-cell>
          <table:table-cell office:value-type="float" office:value="21932.6" calcext:value-type="float">
            <text:p>21932.6</text:p>
          </table:table-cell>
          <table:table-cell office:value-type="float" office:value="-4628.1" calcext:value-type="float">
            <text:p>-4628.1</text:p>
          </table:table-cell>
          <table:table-cell office:value-type="float" office:value="16253" calcext:value-type="float">
            <text:p>16253</text:p>
          </table:table-cell>
          <table:table-cell office:value-type="float" office:value="27687.9" calcext:value-type="float">
            <text:p>27687.9</text:p>
          </table:table-cell>
          <table:table-cell office:value-type="float" office:value="6.9" calcext:value-type="float">
            <text:p>6.9</text:p>
          </table:table-cell>
          <table:table-cell office:value-type="float" office:value="-9.2" calcext:value-type="float">
            <text:p>-9.2</text:p>
          </table:table-cell>
          <table:table-cell office:value-type="float" office:value="20.7" calcext:value-type="float">
            <text:p>20.7</text:p>
          </table:table-cell>
          <table:table-cell office:value-type="float" office:value="29.4" calcext:value-type="float">
            <text:p>29.4</text:p>
          </table:table-cell>
          <table:table-cell office:value-type="float" office:value="39.5" calcext:value-type="float">
            <text:p>39.5</text:p>
          </table:table-cell>
          <table:table-cell office:value-type="float" office:value="-76" calcext:value-type="float">
            <text:p>-76</text:p>
          </table:table-cell>
          <table:table-cell office:value-type="float" office:value="-27.8" calcext:value-type="float">
            <text:p>-27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28.3335340024172" calcext:value-type="float">
            <text:p>28.3335340024172</text:p>
          </table:table-cell>
          <table:table-cell office:value-type="float" office:value="-34.5233823005685" calcext:value-type="float">
            <text:p>-34.5233823005685</text:p>
          </table:table-cell>
          <table:table-cell office:value-type="string" calcext:value-type="string">
            <text:p>-11d</text:p>
          </table:table-cell>
          <table:table-cell office:value-type="string" calcext:value-type="string">
            <text:p>49m</text:p>
          </table:table-cell>
          <table:table-cell office:value-type="string" calcext:value-type="string">
            <text:p>41d</text:p>
          </table:table-cell>
          <table:table-cell office:value-type="string" calcext:value-type="string">
            <text:p>59m</text:p>
          </table:table-cell>
          <table:table-cell office:value-type="float" office:value="21772.7" calcext:value-type="float">
            <text:p>21772.7</text:p>
          </table:table-cell>
          <table:table-cell office:value-type="float" office:value="21311.8" calcext:value-type="float">
            <text:p>21311.8</text:p>
          </table:table-cell>
          <table:table-cell office:value-type="float" office:value="-4456.5" calcext:value-type="float">
            <text:p>-4456.5</text:p>
          </table:table-cell>
          <table:table-cell office:value-type="float" office:value="19589" calcext:value-type="float">
            <text:p>19589</text:p>
          </table:table-cell>
          <table:table-cell office:value-type="float" office:value="29287.9" calcext:value-type="float">
            <text:p>29287.9</text:p>
          </table:table-cell>
          <table:table-cell office:value-type="float" office:value="7.2" calcext:value-type="float">
            <text:p>7.2</text:p>
          </table:table-cell>
          <table:table-cell office:value-type="float" office:value="-8" calcext:value-type="float">
            <text:p>-8</text:p>
          </table:table-cell>
          <table:table-cell office:value-type="float" office:value="22.6" calcext:value-type="float">
            <text:p>22.6</text:p>
          </table:table-cell>
          <table:table-cell office:value-type="float" office:value="31.4" calcext:value-type="float">
            <text:p>31.4</text:p>
          </table:table-cell>
          <table:table-cell office:value-type="float" office:value="39.8" calcext:value-type="float">
            <text:p>39.8</text:p>
          </table:table-cell>
          <table:table-cell office:value-type="float" office:value="-70.7" calcext:value-type="float">
            <text:p>-70.7</text:p>
          </table:table-cell>
          <table:table-cell office:value-type="float" office:value="-30.4" calcext:value-type="float">
            <text:p>-30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32.0260662626158" calcext:value-type="float">
            <text:p>32.0260662626158</text:p>
          </table:table-cell>
          <table:table-cell office:value-type="float" office:value="-35.4706331399314" calcext:value-type="float">
            <text:p>-35.4706331399314</text:p>
          </table:table-cell>
          <table:table-cell office:value-type="string" calcext:value-type="string">
            <text:p>-11d</text:p>
          </table:table-cell>
          <table:table-cell office:value-type="string" calcext:value-type="string">
            <text:p>52m</text:p>
          </table:table-cell>
          <table:table-cell office:value-type="string" calcext:value-type="string">
            <text:p>47d</text:p>
          </table:table-cell>
          <table:table-cell office:value-type="string" calcext:value-type="string">
            <text:p>24m</text:p>
          </table:table-cell>
          <table:table-cell office:value-type="float" office:value="20937.4" calcext:value-type="float">
            <text:p>20937.4</text:p>
          </table:table-cell>
          <table:table-cell office:value-type="float" office:value="20489.4" calcext:value-type="float">
            <text:p>20489.4</text:p>
          </table:table-cell>
          <table:table-cell office:value-type="float" office:value="-4307.8" calcext:value-type="float">
            <text:p>-4307.8</text:p>
          </table:table-cell>
          <table:table-cell office:value-type="float" office:value="22763.2" calcext:value-type="float">
            <text:p>22763.2</text:p>
          </table:table-cell>
          <table:table-cell office:value-type="float" office:value="30927.9" calcext:value-type="float">
            <text:p>30927.9</text:p>
          </table:table-cell>
          <table:table-cell office:value-type="float" office:value="7.5" calcext:value-type="float">
            <text:p>7.5</text:p>
          </table:table-cell>
          <table:table-cell office:value-type="float" office:value="-6.9" calcext:value-type="float">
            <text:p>-6.9</text:p>
          </table:table-cell>
          <table:table-cell office:value-type="float" office:value="24" calcext:value-type="float">
            <text:p>24</text:p>
          </table:table-cell>
          <table:table-cell office:value-type="float" office:value="32.9" calcext:value-type="float">
            <text:p>32.9</text:p>
          </table:table-cell>
          <table:table-cell office:value-type="float" office:value="39.9" calcext:value-type="float">
            <text:p>39.9</text:p>
          </table:table-cell>
          <table:table-cell office:value-type="float" office:value="-65.6" calcext:value-type="float">
            <text:p>-65.6</text:p>
          </table:table-cell>
          <table:table-cell office:value-type="float" office:value="-31.9" calcext:value-type="float">
            <text:p>-31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35.7117622460923" calcext:value-type="float">
            <text:p>35.7117622460923</text:p>
          </table:table-cell>
          <table:table-cell office:value-type="float" office:value="-36.4759281971208" calcext:value-type="float">
            <text:p>-36.4759281971208</text:p>
          </table:table-cell>
          <table:table-cell office:value-type="string" calcext:value-type="string">
            <text:p>-12d</text:p>
          </table:table-cell>
          <table:table-cell office:value-type="string" calcext:value-type="string">
            <text:p>7m</text:p>
          </table:table-cell>
          <table:table-cell office:value-type="string" calcext:value-type="string">
            <text:p>52d</text:p>
          </table:table-cell>
          <table:table-cell office:value-type="string" calcext:value-type="string">
            <text:p>15m</text:p>
          </table:table-cell>
          <table:table-cell office:value-type="float" office:value="19939.8" calcext:value-type="float">
            <text:p>19939.8</text:p>
          </table:table-cell>
          <table:table-cell office:value-type="float" office:value="19495.2" calcext:value-type="float">
            <text:p>19495.2</text:p>
          </table:table-cell>
          <table:table-cell office:value-type="float" office:value="-4187.3" calcext:value-type="float">
            <text:p>-4187.3</text:p>
          </table:table-cell>
          <table:table-cell office:value-type="float" office:value="25750.8" calcext:value-type="float">
            <text:p>25750.8</text:p>
          </table:table-cell>
          <table:table-cell office:value-type="float" office:value="32568.4" calcext:value-type="float">
            <text:p>32568.4</text:p>
          </table:table-cell>
          <table:table-cell office:value-type="float" office:value="7.9" calcext:value-type="float">
            <text:p>7.9</text:p>
          </table:table-cell>
          <table:table-cell office:value-type="float" office:value="-6" calcext:value-type="float">
            <text:p>-6</text:p>
          </table:table-cell>
          <table:table-cell office:value-type="float" office:value="25" calcext:value-type="float">
            <text:p>25</text:p>
          </table:table-cell>
          <table:table-cell office:value-type="float" office:value="34.1" calcext:value-type="float">
            <text:p>34.1</text:p>
          </table:table-cell>
          <table:table-cell office:value-type="float" office:value="39.9" calcext:value-type="float">
            <text:p>39.9</text:p>
          </table:table-cell>
          <table:table-cell office:value-type="float" office:value="-60.6" calcext:value-type="float">
            <text:p>-60.6</text:p>
          </table:table-cell>
          <table:table-cell office:value-type="float" office:value="-32.5" calcext:value-type="float">
            <text:p>-32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39.3894126160003" calcext:value-type="float">
            <text:p>39.3894126160003</text:p>
          </table:table-cell>
          <table:table-cell office:value-type="float" office:value="-37.5538341686651" calcext:value-type="float">
            <text:p>-37.5538341686651</text:p>
          </table:table-cell>
          <table:table-cell office:value-type="string" calcext:value-type="string">
            <text:p>-12d</text:p>
          </table:table-cell>
          <table:table-cell office:value-type="string" calcext:value-type="string">
            <text:p>35m</text:p>
          </table:table-cell>
          <table:table-cell office:value-type="string" calcext:value-type="string">
            <text:p>56d</text:p>
          </table:table-cell>
          <table:table-cell office:value-type="string" calcext:value-type="string">
            <text:p>37m</text:p>
          </table:table-cell>
          <table:table-cell office:value-type="float" office:value="18805.5" calcext:value-type="float">
            <text:p>18805.5</text:p>
          </table:table-cell>
          <table:table-cell office:value-type="float" office:value="18354.2" calcext:value-type="float">
            <text:p>18354.2</text:p>
          </table:table-cell>
          <table:table-cell office:value-type="float" office:value="-4095.1" calcext:value-type="float">
            <text:p>-4095.1</text:p>
          </table:table-cell>
          <table:table-cell office:value-type="float" office:value="28535.3" calcext:value-type="float">
            <text:p>28535.3</text:p>
          </table:table-cell>
          <table:table-cell office:value-type="float" office:value="34174.7" calcext:value-type="float">
            <text:p>34174.7</text:p>
          </table:table-cell>
          <table:table-cell office:value-type="float" office:value="8.5" calcext:value-type="float">
            <text:p>8.5</text:p>
          </table:table-cell>
          <table:table-cell office:value-type="float" office:value="-5.2" calcext:value-type="float">
            <text:p>-5.2</text:p>
          </table:table-cell>
          <table:table-cell office:value-type="float" office:value="25.6" calcext:value-type="float">
            <text:p>25.6</text:p>
          </table:table-cell>
          <table:table-cell office:value-type="float" office:value="35" calcext:value-type="float">
            <text:p>35</text:p>
          </table:table-cell>
          <table:table-cell office:value-type="float" office:value="39.7" calcext:value-type="float">
            <text:p>39.7</text:p>
          </table:table-cell>
          <table:table-cell office:value-type="float" office:value="-55.6" calcext:value-type="float">
            <text:p>-55.6</text:p>
          </table:table-cell>
          <table:table-cell office:value-type="float" office:value="-32.3" calcext:value-type="float">
            <text:p>-32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43.0575565017344" calcext:value-type="float">
            <text:p>43.0575565017344</text:p>
          </table:table-cell>
          <table:table-cell office:value-type="float" office:value="-38.7231116488374" calcext:value-type="float">
            <text:p>-38.7231116488374</text:p>
          </table:table-cell>
          <table:table-cell office:value-type="string" calcext:value-type="string">
            <text:p>-13d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60d</text:p>
          </table:table-cell>
          <table:table-cell office:value-type="string" calcext:value-type="string">
            <text:p>34m</text:p>
          </table:table-cell>
          <table:table-cell office:value-type="float" office:value="17555.2" calcext:value-type="float">
            <text:p>17555.2</text:p>
          </table:table-cell>
          <table:table-cell office:value-type="float" office:value="17087.3" calcext:value-type="float">
            <text:p>17087.3</text:p>
          </table:table-cell>
          <table:table-cell office:value-type="float" office:value="-4026.1" calcext:value-type="float">
            <text:p>-4026.1</text:p>
          </table:table-cell>
          <table:table-cell office:value-type="float" office:value="31104.3" calcext:value-type="float">
            <text:p>31104.3</text:p>
          </table:table-cell>
          <table:table-cell office:value-type="float" office:value="35716.4" calcext:value-type="float">
            <text:p>35716.4</text:p>
          </table:table-cell>
          <table:table-cell office:value-type="float" office:value="9.1" calcext:value-type="float">
            <text:p>9.1</text:p>
          </table:table-cell>
          <table:table-cell office:value-type="float" office:value="-4.6" calcext:value-type="float">
            <text:p>-4.6</text:p>
          </table:table-cell>
          <table:table-cell office:value-type="float" office:value="25.8" calcext:value-type="float">
            <text:p>25.8</text:p>
          </table:table-cell>
          <table:table-cell office:value-type="float" office:value="35.7" calcext:value-type="float">
            <text:p>35.7</text:p>
          </table:table-cell>
          <table:table-cell office:value-type="float" office:value="39.5" calcext:value-type="float">
            <text:p>39.5</text:p>
          </table:table-cell>
          <table:table-cell office:value-type="float" office:value="-50.8" calcext:value-type="float">
            <text:p>-50.8</text:p>
          </table:table-cell>
          <table:table-cell office:value-type="float" office:value="-31.5" calcext:value-type="float">
            <text:p>-31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46.7143549578777" calcext:value-type="float">
            <text:p>46.7143549578777</text:p>
          </table:table-cell>
          <table:table-cell office:value-type="float" office:value="-40.0084693021159" calcext:value-type="float">
            <text:p>-40.0084693021159</text:p>
          </table:table-cell>
          <table:table-cell office:value-type="string" calcext:value-type="string">
            <text:p>-14d</text:p>
          </table:table-cell>
          <table:table-cell office:value-type="string" calcext:value-type="string">
            <text:p>11m</text:p>
          </table:table-cell>
          <table:table-cell office:value-type="string" calcext:value-type="string">
            <text:p>64d</text:p>
          </table:table-cell>
          <table:table-cell office:value-type="string" calcext:value-type="string">
            <text:p>9m</text:p>
          </table:table-cell>
          <table:table-cell office:value-type="float" office:value="16207" calcext:value-type="float">
            <text:p>16207</text:p>
          </table:table-cell>
          <table:table-cell office:value-type="float" office:value="15713.1" calcext:value-type="float">
            <text:p>15713.1</text:p>
          </table:table-cell>
          <table:table-cell office:value-type="float" office:value="-3970.8" calcext:value-type="float">
            <text:p>-3970.8</text:p>
          </table:table-cell>
          <table:table-cell office:value-type="float" office:value="33447" calcext:value-type="float">
            <text:p>33447</text:p>
          </table:table-cell>
          <table:table-cell office:value-type="float" office:value="37166.7" calcext:value-type="float">
            <text:p>37166.7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office:value-type="float" office:value="25.5" calcext:value-type="float">
            <text:p>25.5</text:p>
          </table:table-cell>
          <table:table-cell office:value-type="float" office:value="36.1" calcext:value-type="float">
            <text:p>36.1</text:p>
          </table:table-cell>
          <table:table-cell office:value-type="float" office:value="39.4" calcext:value-type="float">
            <text:p>39.4</text:p>
          </table:table-cell>
          <table:table-cell office:value-type="float" office:value="-46" calcext:value-type="float">
            <text:p>-46</text:p>
          </table:table-cell>
          <table:table-cell office:value-type="float" office:value="-30.3" calcext:value-type="float">
            <text:p>-30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50.3573950690048" calcext:value-type="float">
            <text:p>50.3573950690048</text:p>
          </table:table-cell>
          <table:table-cell office:value-type="float" office:value="-41.4432368392029" calcext:value-type="float">
            <text:p>-41.4432368392029</text:p>
          </table:table-cell>
          <table:table-cell office:value-type="string" calcext:value-type="string">
            <text:p>-15d</text:p>
          </table:table-cell>
          <table:table-cell office:value-type="string" calcext:value-type="string">
            <text:p>22m</text:p>
          </table:table-cell>
          <table:table-cell office:value-type="string" calcext:value-type="string">
            <text:p>67d</text:p>
          </table:table-cell>
          <table:table-cell office:value-type="string" calcext:value-type="string">
            <text:p>26m</text:p>
          </table:table-cell>
          <table:table-cell office:value-type="float" office:value="14778" calcext:value-type="float">
            <text:p>14778</text:p>
          </table:table-cell>
          <table:table-cell office:value-type="float" office:value="14249.6" calcext:value-type="float">
            <text:p>14249.6</text:p>
          </table:table-cell>
          <table:table-cell office:value-type="float" office:value="-3916.2" calcext:value-type="float">
            <text:p>-3916.2</text:p>
          </table:table-cell>
          <table:table-cell office:value-type="float" office:value="35553" calcext:value-type="float">
            <text:p>35553</text:p>
          </table:table-cell>
          <table:table-cell office:value-type="float" office:value="38502" calcext:value-type="float">
            <text:p>38502</text:p>
          </table:table-cell>
          <table:table-cell office:value-type="float" office:value="11" calcext:value-type="float">
            <text:p>11</text:p>
          </table:table-cell>
          <table:table-cell office:value-type="float" office:value="-3.5" calcext:value-type="float">
            <text:p>-3.5</text:p>
          </table:table-cell>
          <table:table-cell office:value-type="float" office:value="24.6" calcext:value-type="float">
            <text:p>24.6</text:p>
          </table:table-cell>
          <table:table-cell office:value-type="float" office:value="36.2" calcext:value-type="float">
            <text:p>36.2</text:p>
          </table:table-cell>
          <table:table-cell office:value-type="float" office:value="39.2" calcext:value-type="float">
            <text:p>39.2</text:p>
          </table:table-cell>
          <table:table-cell office:value-type="float" office:value="-41.5" calcext:value-type="float">
            <text:p>-41.5</text:p>
          </table:table-cell>
          <table:table-cell office:value-type="float" office:value="-28.9" calcext:value-type="float">
            <text:p>-28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53.9833779552788" calcext:value-type="float">
            <text:p>53.9833779552788</text:p>
          </table:table-cell>
          <table:table-cell office:value-type="float" office:value="-43.0735652540724" calcext:value-type="float">
            <text:p>-43.0735652540724</text:p>
          </table:table-cell>
          <table:table-cell office:value-type="string" calcext:value-type="string">
            <text:p>-16d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70d</text:p>
          </table:table-cell>
          <table:table-cell office:value-type="string" calcext:value-type="string">
            <text:p>27m</text:p>
          </table:table-cell>
          <table:table-cell office:value-type="float" office:value="13286.4" calcext:value-type="float">
            <text:p>13286.4</text:p>
          </table:table-cell>
          <table:table-cell office:value-type="float" office:value="12717.2" calcext:value-type="float">
            <text:p>12717.2</text:p>
          </table:table-cell>
          <table:table-cell office:value-type="float" office:value="-3847.3" calcext:value-type="float">
            <text:p>-3847.3</text:p>
          </table:table-cell>
          <table:table-cell office:value-type="float" office:value="37412.7" calcext:value-type="float">
            <text:p>37412.7</text:p>
          </table:table-cell>
          <table:table-cell office:value-type="float" office:value="39701.9" calcext:value-type="float">
            <text:p>39701.9</text:p>
          </table:table-cell>
          <table:table-cell office:value-type="float" office:value="12.4" calcext:value-type="float">
            <text:p>12.4</text:p>
          </table:table-cell>
          <table:table-cell office:value-type="float" office:value="-3" calcext:value-type="float">
            <text:p>-3</text:p>
          </table:table-cell>
          <table:table-cell office:value-type="float" office:value="23.3" calcext:value-type="float">
            <text:p>23.3</text:p>
          </table:table-cell>
          <table:table-cell office:value-type="float" office:value="36.1" calcext:value-type="float">
            <text:p>36.1</text:p>
          </table:table-cell>
          <table:table-cell office:value-type="float" office:value="39.1" calcext:value-type="float">
            <text:p>39.1</text:p>
          </table:table-cell>
          <table:table-cell office:value-type="float" office:value="-37.5" calcext:value-type="float">
            <text:p>-37.5</text:p>
          </table:table-cell>
          <table:table-cell office:value-type="float" office:value="-27.5" calcext:value-type="float">
            <text:p>-27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57.5876044262866" calcext:value-type="float">
            <text:p>57.5876044262866</text:p>
          </table:table-cell>
          <table:table-cell office:value-type="float" office:value="-44.9652562072427" calcext:value-type="float">
            <text:p>-44.9652562072427</text:p>
          </table:table-cell>
          <table:table-cell office:value-type="string" calcext:value-type="string">
            <text:p>-18d</text:p>
          </table:table-cell>
          <table:table-cell office:value-type="string" calcext:value-type="string">
            <text:p>36m</text:p>
          </table:table-cell>
          <table:table-cell office:value-type="string" calcext:value-type="string">
            <text:p>73d</text:p>
          </table:table-cell>
          <table:table-cell office:value-type="string" calcext:value-type="string">
            <text:p>14m</text:p>
          </table:table-cell>
          <table:table-cell office:value-type="float" office:value="11753.3" calcext:value-type="float">
            <text:p>11753.3</text:p>
          </table:table-cell>
          <table:table-cell office:value-type="float" office:value="11139.4" calcext:value-type="float">
            <text:p>11139.4</text:p>
          </table:table-cell>
          <table:table-cell office:value-type="float" office:value="-3748.7" calcext:value-type="float">
            <text:p>-3748.7</text:p>
          </table:table-cell>
          <table:table-cell office:value-type="float" office:value="39019" calcext:value-type="float">
            <text:p>39019</text:p>
          </table:table-cell>
          <table:table-cell office:value-type="float" office:value="40750.8" calcext:value-type="float">
            <text:p>40750.8</text:p>
          </table:table-cell>
          <table:table-cell office:value-type="float" office:value="14.1" calcext:value-type="float">
            <text:p>14.1</text:p>
          </table:table-cell>
          <table:table-cell office:value-type="float" office:value="-2.6" calcext:value-type="float">
            <text:p>-2.6</text:p>
          </table:table-cell>
          <table:table-cell office:value-type="float" office:value="21.7" calcext:value-type="float">
            <text:p>21.7</text:p>
          </table:table-cell>
          <table:table-cell office:value-type="float" office:value="35.8" calcext:value-type="float">
            <text:p>35.8</text:p>
          </table:table-cell>
          <table:table-cell office:value-type="float" office:value="38.9" calcext:value-type="float">
            <text:p>38.9</text:p>
          </table:table-cell>
          <table:table-cell office:value-type="float" office:value="-34.1" calcext:value-type="float">
            <text:p>-34.1</text:p>
          </table:table-cell>
          <table:table-cell office:value-type="float" office:value="-26.4" calcext:value-type="float">
            <text:p>-26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61.1630912646478" calcext:value-type="float">
            <text:p>61.1630912646478</text:p>
          </table:table-cell>
          <table:table-cell office:value-type="float" office:value="-47.2152967053909" calcext:value-type="float">
            <text:p>-47.2152967053909</text:p>
          </table:table-cell>
          <table:table-cell office:value-type="string" calcext:value-type="string">
            <text:p>-20d</text:p>
          </table:table-cell>
          <table:table-cell office:value-type="string" calcext:value-type="string">
            <text:p>42m</text:p>
          </table:table-cell>
          <table:table-cell office:value-type="string" calcext:value-type="string">
            <text:p>75d</text:p>
          </table:table-cell>
          <table:table-cell office:value-type="string" calcext:value-type="string">
            <text:p>49m</text:p>
          </table:table-cell>
          <table:table-cell office:value-type="float" office:value="10202.6" calcext:value-type="float">
            <text:p>10202.6</text:p>
          </table:table-cell>
          <table:table-cell office:value-type="float" office:value="9544.1" calcext:value-type="float">
            <text:p>9544.1</text:p>
          </table:table-cell>
          <table:table-cell office:value-type="float" office:value="-3605.9" calcext:value-type="float">
            <text:p>-3605.9</text:p>
          </table:table-cell>
          <table:table-cell office:value-type="float" office:value="40370.1" calcext:value-type="float">
            <text:p>40370.1</text:p>
          </table:table-cell>
          <table:table-cell office:value-type="float" office:value="41639.4" calcext:value-type="float">
            <text:p>41639.4</text:p>
          </table:table-cell>
          <table:table-cell office:value-type="float" office:value="16.3" calcext:value-type="float">
            <text:p>16.3</text:p>
          </table:table-cell>
          <table:table-cell office:value-type="float" office:value="-2.2" calcext:value-type="float">
            <text:p>-2.2</text:p>
          </table:table-cell>
          <table:table-cell office:value-type="float" office:value="20" calcext:value-type="float">
            <text:p>20</text:p>
          </table:table-cell>
          <table:table-cell office:value-type="float" office:value="35.7" calcext:value-type="float">
            <text:p>35.7</text:p>
          </table:table-cell>
          <table:table-cell office:value-type="float" office:value="38.4" calcext:value-type="float">
            <text:p>38.4</text:p>
          </table:table-cell>
          <table:table-cell office:value-type="float" office:value="-31.5" calcext:value-type="float">
            <text:p>-31.5</text:p>
          </table:table-cell>
          <table:table-cell office:value-type="float" office:value="-25.6" calcext:value-type="float">
            <text:p>-25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64.6989774888398" calcext:value-type="float">
            <text:p>64.6989774888398</text:p>
          </table:table-cell>
          <table:table-cell office:value-type="float" office:value="-49.9721769208083" calcext:value-type="float">
            <text:p>-49.9721769208083</text:p>
          </table:table-cell>
          <table:table-cell office:value-type="string" calcext:value-type="string">
            <text:p>-23d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78d</text:p>
          </table:table-cell>
          <table:table-cell office:value-type="string" calcext:value-type="string">
            <text:p>12m</text:p>
          </table:table-cell>
          <table:table-cell office:value-type="float" office:value="8660.2" calcext:value-type="float">
            <text:p>8660.2</text:p>
          </table:table-cell>
          <table:table-cell office:value-type="float" office:value="7962.1" calcext:value-type="float">
            <text:p>7962.1</text:p>
          </table:table-cell>
          <table:table-cell office:value-type="float" office:value="-3406.6" calcext:value-type="float">
            <text:p>-3406.6</text:p>
          </table:table-cell>
          <table:table-cell office:value-type="float" office:value="41473" calcext:value-type="float">
            <text:p>41473</text:p>
          </table:table-cell>
          <table:table-cell office:value-type="float" office:value="42367.5" calcext:value-type="float">
            <text:p>42367.5</text:p>
          </table:table-cell>
          <table:table-cell office:value-type="float" office:value="19.2" calcext:value-type="float">
            <text:p>19.2</text:p>
          </table:table-cell>
          <table:table-cell office:value-type="float" office:value="-2" calcext:value-type="float">
            <text:p>-2</text:p>
          </table:table-cell>
          <table:table-cell office:value-type="float" office:value="18.6" calcext:value-type="float">
            <text:p>18.6</text:p>
          </table:table-cell>
          <table:table-cell office:value-type="float" office:value="36.1" calcext:value-type="float">
            <text:p>36.1</text:p>
          </table:table-cell>
          <table:table-cell office:value-type="float" office:value="37.4" calcext:value-type="float">
            <text:p>37.4</text:p>
          </table:table-cell>
          <table:table-cell office:value-type="float" office:value="-29.7" calcext:value-type="float">
            <text:p>-29.7</text:p>
          </table:table-cell>
          <table:table-cell office:value-type="float" office:value="-25.3" calcext:value-type="float">
            <text:p>-25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68.177483709152" calcext:value-type="float">
            <text:p>68.177483709152</text:p>
          </table:table-cell>
          <table:table-cell office:value-type="float" office:value="-53.4733189478811" calcext:value-type="float">
            <text:p>-53.4733189478811</text:p>
          </table:table-cell>
          <table:table-cell office:value-type="string" calcext:value-type="string">
            <text:p>-26d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80d</text:p>
          </table:table-cell>
          <table:table-cell office:value-type="string" calcext:value-type="string">
            <text:p>25m</text:p>
          </table:table-cell>
          <table:table-cell office:value-type="float" office:value="7150.7" calcext:value-type="float">
            <text:p>7150.7</text:p>
          </table:table-cell>
          <table:table-cell office:value-type="float" office:value="6424.3" calcext:value-type="float">
            <text:p>6424.3</text:p>
          </table:table-cell>
          <table:table-cell office:value-type="float" office:value="-3140.2" calcext:value-type="float">
            <text:p>-3140.2</text:p>
          </table:table-cell>
          <table:table-cell office:value-type="float" office:value="42346" calcext:value-type="float">
            <text:p>42346</text:p>
          </table:table-cell>
          <table:table-cell office:value-type="float" office:value="42945.5" calcext:value-type="float">
            <text:p>42945.5</text:p>
          </table:table-cell>
          <table:table-cell office:value-type="float" office:value="23.1" calcext:value-type="float">
            <text:p>23.1</text:p>
          </table:table-cell>
          <table:table-cell office:value-type="float" office:value="-1.8" calcext:value-type="float">
            <text:p>-1.8</text:p>
          </table:table-cell>
          <table:table-cell office:value-type="float" office:value="18.1" calcext:value-type="float">
            <text:p>18.1</text:p>
          </table:table-cell>
          <table:table-cell office:value-type="float" office:value="37.3" calcext:value-type="float">
            <text:p>37.3</text:p>
          </table:table-cell>
          <table:table-cell office:value-type="float" office:value="35.4" calcext:value-type="float">
            <text:p>35.4</text:p>
          </table:table-cell>
          <table:table-cell office:value-type="float" office:value="-28.6" calcext:value-type="float">
            <text:p>-28.6</text:p>
          </table:table-cell>
          <table:table-cell office:value-type="float" office:value="-25.2" calcext:value-type="float">
            <text:p>-25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71.5677290315208" calcext:value-type="float">
            <text:p>71.5677290315208</text:p>
          </table:table-cell>
          <table:table-cell office:value-type="float" office:value="-58.117037054814" calcext:value-type="float">
            <text:p>-58.117037054814</text:p>
          </table:table-cell>
          <table:table-cell office:value-type="string" calcext:value-type="string">
            <text:p>-29d</text:p>
          </table:table-cell>
          <table:table-cell office:value-type="string" calcext:value-type="string">
            <text:p>25m</text:p>
          </table:table-cell>
          <table:table-cell office:value-type="string" calcext:value-type="string">
            <text:p>82d</text:p>
          </table:table-cell>
          <table:table-cell office:value-type="string" calcext:value-type="string">
            <text:p>28m</text:p>
          </table:table-cell>
          <table:table-cell office:value-type="float" office:value="5693.2" calcext:value-type="float">
            <text:p>5693.2</text:p>
          </table:table-cell>
          <table:table-cell office:value-type="float" office:value="4959.3" calcext:value-type="float">
            <text:p>4959.3</text:p>
          </table:table-cell>
          <table:table-cell office:value-type="float" office:value="-2796" calcext:value-type="float">
            <text:p>-2796</text:p>
          </table:table-cell>
          <table:table-cell office:value-type="float" office:value="43018.8" calcext:value-type="float">
            <text:p>43018.8</text:p>
          </table:table-cell>
          <table:table-cell office:value-type="float" office:value="43393.9" calcext:value-type="float">
            <text:p>43393.9</text:p>
          </table:table-cell>
          <table:table-cell office:value-type="float" office:value="28.4" calcext:value-type="float">
            <text:p>28.4</text:p>
          </table:table-cell>
          <table:table-cell office:value-type="float" office:value="-1.8" calcext:value-type="float">
            <text:p>-1.8</text:p>
          </table:table-cell>
          <table:table-cell office:value-type="float" office:value="19" calcext:value-type="float">
            <text:p>19</text:p>
          </table:table-cell>
          <table:table-cell office:value-type="float" office:value="39.5" calcext:value-type="float">
            <text:p>39.5</text:p>
          </table:table-cell>
          <table:table-cell office:value-type="float" office:value="31.9" calcext:value-type="float">
            <text:p>31.9</text:p>
          </table:table-cell>
          <table:table-cell office:value-type="float" office:value="-27.9" calcext:value-type="float">
            <text:p>-27.9</text:p>
          </table:table-cell>
          <table:table-cell office:value-type="float" office:value="-25.1" calcext:value-type="float">
            <text:p>-25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74.8122841204472" calcext:value-type="float">
            <text:p>74.8122841204472</text:p>
          </table:table-cell>
          <table:table-cell office:value-type="float" office:value="-64.6042636443499" calcext:value-type="float">
            <text:p>-64.6042636443499</text:p>
          </table:table-cell>
          <table:table-cell office:value-type="string" calcext:value-type="string">
            <text:p>-33d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84d</text:p>
          </table:table-cell>
          <table:table-cell office:value-type="string" calcext:value-type="string">
            <text:p>22m</text:p>
          </table:table-cell>
          <table:table-cell office:value-type="float" office:value="4299" calcext:value-type="float">
            <text:p>4299</text:p>
          </table:table-cell>
          <table:table-cell office:value-type="float" office:value="3595" calcext:value-type="float">
            <text:p>3595</text:p>
          </table:table-cell>
          <table:table-cell office:value-type="float" office:value="-2357.3" calcext:value-type="float">
            <text:p>-2357.3</text:p>
          </table:table-cell>
          <table:table-cell office:value-type="float" office:value="43528.8" calcext:value-type="float">
            <text:p>43528.8</text:p>
          </table:table-cell>
          <table:table-cell office:value-type="float" office:value="43740.6" calcext:value-type="float">
            <text:p>43740.6</text:p>
          </table:table-cell>
          <table:table-cell office:value-type="float" office:value="36" calcext:value-type="float">
            <text:p>36</text:p>
          </table:table-cell>
          <table:table-cell office:value-type="float" office:value="-1.9" calcext:value-type="float">
            <text:p>-1.9</text:p>
          </table:table-cell>
          <table:table-cell office:value-type="float" office:value="21.9" calcext:value-type="float">
            <text:p>21.9</text:p>
          </table:table-cell>
          <table:table-cell office:value-type="float" office:value="42.9" calcext:value-type="float">
            <text:p>42.9</text:p>
          </table:table-cell>
          <table:table-cell office:value-type="float" office:value="26" calcext:value-type="float">
            <text:p>26</text:p>
          </table:table-cell>
          <table:table-cell office:value-type="float" office:value="-27.1" calcext:value-type="float">
            <text:p>-27.1</text:p>
          </table:table-cell>
          <table:table-cell office:value-type="float" office:value="-24.8" calcext:value-type="float">
            <text:p>-24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77.7963299387898" calcext:value-type="float">
            <text:p>77.7963299387898</text:p>
          </table:table-cell>
          <table:table-cell office:value-type="float" office:value="-74.2024403614336" calcext:value-type="float">
            <text:p>-74.2024403614336</text:p>
          </table:table-cell>
          <table:table-cell office:value-type="string" calcext:value-type="string">
            <text:p>-37d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6d</text:p>
          </table:table-cell>
          <table:table-cell office:value-type="string" calcext:value-type="string">
            <text:p>7m</text:p>
          </table:table-cell>
          <table:table-cell office:value-type="float" office:value="2975.9" calcext:value-type="float">
            <text:p>2975.9</text:p>
          </table:table-cell>
          <table:table-cell office:value-type="float" office:value="2375.4" calcext:value-type="float">
            <text:p>2375.4</text:p>
          </table:table-cell>
          <table:table-cell office:value-type="float" office:value="-1792.6" calcext:value-type="float">
            <text:p>-1792.6</text:p>
          </table:table-cell>
          <table:table-cell office:value-type="float" office:value="43914.5" calcext:value-type="float">
            <text:p>43914.5</text:p>
          </table:table-cell>
          <table:table-cell office:value-type="float" office:value="44015.2" calcext:value-type="float">
            <text:p>44015.2</text:p>
          </table:table-cell>
          <table:table-cell office:value-type="float" office:value="47.1" calcext:value-type="float">
            <text:p>47.1</text:p>
          </table:table-cell>
          <table:table-cell office:value-type="float" office:value="-2.3" calcext:value-type="float">
            <text:p>-2.3</text:p>
          </table:table-cell>
          <table:table-cell office:value-type="float" office:value="27.9" calcext:value-type="float">
            <text:p>27.9</text:p>
          </table:table-cell>
          <table:table-cell office:value-type="float" office:value="46.8" calcext:value-type="float">
            <text:p>46.8</text:p>
          </table:table-cell>
          <table:table-cell office:value-type="float" office:value="16.2" calcext:value-type="float">
            <text:p>16.2</text:p>
          </table:table-cell>
          <table:table-cell office:value-type="float" office:value="-25.7" calcext:value-type="float">
            <text:p>-25.7</text:p>
          </table:table-cell>
          <table:table-cell office:value-type="float" office:value="-23.8" calcext:value-type="float">
            <text:p>-23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80.2789622455942" calcext:value-type="float">
            <text:p>80.2789622455942</text:p>
          </table:table-cell>
          <table:table-cell office:value-type="float" office:value="-89.0444591683108" calcext:value-type="float">
            <text:p>-89.0444591683108</text:p>
          </table:table-cell>
          <table:table-cell office:value-type="string" calcext:value-type="string">
            <text:p>-36d</text:p>
          </table:table-cell>
          <table:table-cell office:value-type="string" calcext:value-type="string">
            <text:p>30m</text:p>
          </table:table-cell>
          <table:table-cell office:value-type="string" calcext:value-type="string">
            <text:p>87d</text:p>
          </table:table-cell>
          <table:table-cell office:value-type="string" calcext:value-type="string">
            <text:p>43m</text:p>
          </table:table-cell>
          <table:table-cell office:value-type="float" office:value="1768.1" calcext:value-type="float">
            <text:p>1768.1</text:p>
          </table:table-cell>
          <table:table-cell office:value-type="float" office:value="1421.3" calcext:value-type="float">
            <text:p>1421.3</text:p>
          </table:table-cell>
          <table:table-cell office:value-type="float" office:value="-1051.7" calcext:value-type="float">
            <text:p>-1051.7</text:p>
          </table:table-cell>
          <table:table-cell office:value-type="float" office:value="44206.7" calcext:value-type="float">
            <text:p>44206.7</text:p>
          </table:table-cell>
          <table:table-cell office:value-type="float" office:value="44242" calcext:value-type="float">
            <text:p>44242</text:p>
          </table:table-cell>
          <table:table-cell office:value-type="float" office:value="56.2" calcext:value-type="float">
            <text:p>56.2</text:p>
          </table:table-cell>
          <table:table-cell office:value-type="float" office:value="-3.1" calcext:value-type="float">
            <text:p>-3.1</text:p>
          </table:table-cell>
          <table:table-cell office:value-type="float" office:value="39.3" calcext:value-type="float">
            <text:p>39.3</text:p>
          </table:table-cell>
          <table:table-cell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-23.4" calcext:value-type="float">
            <text:p>-23.4</text:p>
          </table:table-cell>
          <table:table-cell office:value-type="float" office:value="-21.8" calcext:value-type="float">
            <text:p>-21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81.7936369428963" calcext:value-type="float">
            <text:p>81.7936369428963</text:p>
          </table:table-cell>
          <table:table-cell office:value-type="float" office:value="-111.195306181429" calcext:value-type="float">
            <text:p>-111.195306181429</text:p>
          </table:table-cell>
          <table:table-cell office:value-type="string" calcext:value-type="string">
            <text:p>-7d</text:p>
          </table:table-cell>
          <table:table-cell office:value-type="string" calcext:value-type="string">
            <text:p>56m</text:p>
          </table:table-cell>
          <table:table-cell office:value-type="string" calcext:value-type="string">
            <text:p>88d</text:p>
          </table:table-cell>
          <table:table-cell office:value-type="string" calcext:value-type="string">
            <text:p>38m</text:p>
          </table:table-cell>
          <table:table-cell office:value-type="float" office:value="1059.9" calcext:value-type="float">
            <text:p>1059.9</text:p>
          </table:table-cell>
          <table:table-cell office:value-type="float" office:value="1049.8" calcext:value-type="float">
            <text:p>1049.8</text:p>
          </table:table-cell>
          <table:table-cell office:value-type="float" office:value="-146.3" calcext:value-type="float">
            <text:p>-146.3</text:p>
          </table:table-cell>
          <table:table-cell office:value-type="float" office:value="44420.7" calcext:value-type="float">
            <text:p>44420.7</text:p>
          </table:table-cell>
          <table:table-cell office:value-type="float" office:value="44433.4" calcext:value-type="float">
            <text:p>44433.4</text:p>
          </table:table-cell>
          <table:table-cell office:value-type="float" office:value="-47" calcext:value-type="float">
            <text:p>-47</text:p>
          </table:table-cell>
          <table:table-cell office:value-type="float" office:value="-3.6" calcext:value-type="float">
            <text:p>-3.6</text:p>
          </table:table-cell>
          <table:table-cell office:value-type="float" office:value="46.2" calcext:value-type="float">
            <text:p>46.2</text:p>
          </table:table-cell>
          <table:table-cell office:value-type="float" office:value="43.6" calcext:value-type="float">
            <text:p>43.6</text:p>
          </table:table-cell>
          <table:table-cell office:value-type="float" office:value="-21.3" calcext:value-type="float">
            <text:p>-21.3</text:p>
          </table:table-cell>
          <table:table-cell office:value-type="float" office:value="-19.7" calcext:value-type="float">
            <text:p>-19.7</text:p>
          </table:table-cell>
          <table:table-cell office:value-type="float" office:value="-18.6" calcext:value-type="float">
            <text:p>-18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81.7873576890402" calcext:value-type="float">
            <text:p>81.7873576890402</text:p>
          </table:table-cell>
          <table:table-cell office:value-type="float" office:value="-137.602176432477" calcext:value-type="float">
            <text:p>-137.602176432477</text:p>
          </table:table-cell>
          <table:table-cell office:value-type="string" calcext:value-type="string">
            <text:p>20d</text:p>
          </table:table-cell>
          <table:table-cell office:value-type="string" calcext:value-type="string">
            <text:p>16m</text:p>
          </table:table-cell>
          <table:table-cell office:value-type="string" calcext:value-type="string">
            <text:p>87d</text:p>
          </table:table-cell>
          <table:table-cell office:value-type="string" calcext:value-type="string">
            <text:p>46m</text:p>
          </table:table-cell>
          <table:table-cell office:value-type="float" office:value="1737.1" calcext:value-type="float">
            <text:p>1737.1</text:p>
          </table:table-cell>
          <table:table-cell office:value-type="float" office:value="1629.6" calcext:value-type="float">
            <text:p>1629.6</text:p>
          </table:table-cell>
          <table:table-cell office:value-type="float" office:value="601.5" calcext:value-type="float">
            <text:p>601.5</text:p>
          </table:table-cell>
          <table:table-cell office:value-type="float" office:value="44552.1" calcext:value-type="float">
            <text:p>44552.1</text:p>
          </table:table-cell>
          <table:table-cell office:value-type="float" office:value="44586" calcext:value-type="float">
            <text:p>44586</text:p>
          </table:table-cell>
          <table:table-cell office:value-type="float" office:value="-92.2" calcext:value-type="float">
            <text:p>-92.2</text:p>
          </table:table-cell>
          <table:table-cell office:value-type="float" office:value="-0.9" calcext:value-type="float">
            <text:p>-0.9</text:p>
          </table:table-cell>
          <table:table-cell office:value-type="float" office:value="10.9" calcext:value-type="float">
            <text:p>10.9</text:p>
          </table:table-cell>
          <table:table-cell office:value-type="float" office:value="25.8" calcext:value-type="float">
            <text:p>25.8</text:p>
          </table:table-cell>
          <table:table-cell office:value-type="float" office:value="-40.4" calcext:value-type="float">
            <text:p>-40.4</text:p>
          </table:table-cell>
          <table:table-cell office:value-type="float" office:value="-14.7" calcext:value-type="float">
            <text:p>-14.7</text:p>
          </table:table-cell>
          <table:table-cell office:value-type="float" office:value="-14.2" calcext:value-type="float">
            <text:p>-14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80.263548060112" calcext:value-type="float">
            <text:p>80.263548060112</text:p>
          </table:table-cell>
          <table:table-cell office:value-type="float" office:value="-159.694180419038" calcext:value-type="float">
            <text:p>-159.694180419038</text:p>
          </table:table-cell>
          <table:table-cell office:value-type="string" calcext:value-type="string">
            <text:p>15d</text:p>
          </table:table-cell>
          <table:table-cell office:value-type="string" calcext:value-type="string">
            <text:p>42m</text:p>
          </table:table-cell>
          <table:table-cell office:value-type="string" calcext:value-type="string">
            <text:p>86d</text:p>
          </table:table-cell>
          <table:table-cell office:value-type="string" calcext:value-type="string">
            <text:p>5m</text:p>
          </table:table-cell>
          <table:table-cell office:value-type="float" office:value="3050.4" calcext:value-type="float">
            <text:p>3050.4</text:p>
          </table:table-cell>
          <table:table-cell office:value-type="float" office:value="2936.6" calcext:value-type="float">
            <text:p>2936.6</text:p>
          </table:table-cell>
          <table:table-cell office:value-type="float" office:value="825.3" calcext:value-type="float">
            <text:p>825.3</text:p>
          </table:table-cell>
          <table:table-cell office:value-type="float" office:value="44577.1" calcext:value-type="float">
            <text:p>44577.1</text:p>
          </table:table-cell>
          <table:table-cell office:value-type="float" office:value="44681.4" calcext:value-type="float">
            <text:p>44681.4</text:p>
          </table:table-cell>
          <table:table-cell office:value-type="float" office:value="-52.5" calcext:value-type="float">
            <text:p>-52.5</text:p>
          </table:table-cell>
          <table:table-cell office:value-type="float" office:value="0.6" calcext:value-type="float">
            <text:p>0.6</text:p>
          </table:table-cell>
          <table:table-cell office:value-type="float" office:value="-8" calcext:value-type="float">
            <text:p>-8</text:p>
          </table:table-cell>
          <table:table-cell office:value-type="float" office:value="4.6" calcext:value-type="float">
            <text:p>4.6</text:p>
          </table:table-cell>
          <table:table-cell office:value-type="float" office:value="-47" calcext:value-type="float">
            <text:p>-47</text:p>
          </table:table-cell>
          <table:table-cell office:value-type="float" office:value="-8.2" calcext:value-type="float">
            <text:p>-8.2</text:p>
          </table:table-cell>
          <table:table-cell office:value-type="float" office:value="-8.8" calcext:value-type="float">
            <text:p>-8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77.7771431962011" calcext:value-type="float">
            <text:p>77.7771431962011</text:p>
          </table:table-cell>
          <table:table-cell office:value-type="float" office:value="-174.482973686765" calcext:value-type="float">
            <text:p>-174.482973686765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17m</text:p>
          </table:table-cell>
          <table:table-cell office:value-type="string" calcext:value-type="string">
            <text:p>84d</text:p>
          </table:table-cell>
          <table:table-cell office:value-type="string" calcext:value-type="string">
            <text:p>10m</text:p>
          </table:table-cell>
          <table:table-cell office:value-type="float" office:value="4547.8" calcext:value-type="float">
            <text:p>4547.8</text:p>
          </table:table-cell>
          <table:table-cell office:value-type="float" office:value="4500.4" calcext:value-type="float">
            <text:p>4500.4</text:p>
          </table:table-cell>
          <table:table-cell office:value-type="float" office:value="654.7" calcext:value-type="float">
            <text:p>654.7</text:p>
          </table:table-cell>
          <table:table-cell office:value-type="float" office:value="44458.3" calcext:value-type="float">
            <text:p>44458.3</text:p>
          </table:table-cell>
          <table:table-cell office:value-type="float" office:value="44690.3" calcext:value-type="float">
            <text:p>44690.3</text:p>
          </table:table-cell>
          <table:table-cell office:value-type="float" office:value="-32.4" calcext:value-type="float">
            <text:p>-32.4</text:p>
          </table:table-cell>
          <table:table-cell office:value-type="float" office:value="1.3" calcext:value-type="float">
            <text:p>1.3</text:p>
          </table:table-cell>
          <table:table-cell office:value-type="float" office:value="-17.1" calcext:value-type="float">
            <text:p>-17.1</text:p>
          </table:table-cell>
          <table:table-cell office:value-type="float" office:value="-11" calcext:value-type="float">
            <text:p>-11</text:p>
          </table:table-cell>
          <table:table-cell office:value-type="float" office:value="-44.7" calcext:value-type="float">
            <text:p>-44.7</text:p>
          </table:table-cell>
          <table:table-cell office:value-type="float" office:value="-0.8" calcext:value-type="float">
            <text:p>-0.8</text:p>
          </table:table-cell>
          <table:table-cell office:value-type="float" office:value="-2.6" calcext:value-type="float">
            <text:p>-2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74.7928473431199" calcext:value-type="float">
            <text:p>74.7928473431199</text:p>
          </table:table-cell>
          <table:table-cell office:value-type="float" office:value="175.95164508703" calcext:value-type="float">
            <text:p>175.951645087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59m</text:p>
          </table:table-cell>
          <table:table-cell office:value-type="string" calcext:value-type="string">
            <text:p>82d</text:p>
          </table:table-cell>
          <table:table-cell office:value-type="string" calcext:value-type="string">
            <text:p>4m</text:p>
          </table:table-cell>
          <table:table-cell office:value-type="float" office:value="6151.1" calcext:value-type="float">
            <text:p>6151.1</text:p>
          </table:table-cell>
          <table:table-cell office:value-type="float" office:value="6142.8" calcext:value-type="float">
            <text:p>6142.8</text:p>
          </table:table-cell>
          <table:table-cell office:value-type="float" office:value="319.4" calcext:value-type="float">
            <text:p>319.4</text:p>
          </table:table-cell>
          <table:table-cell office:value-type="float" office:value="44153.5" calcext:value-type="float">
            <text:p>44153.5</text:p>
          </table:table-cell>
          <table:table-cell office:value-type="float" office:value="44579.9" calcext:value-type="float">
            <text:p>44579.9</text:p>
          </table:table-cell>
          <table:table-cell office:value-type="float" office:value="-21.3" calcext:value-type="float">
            <text:p>-21.3</text:p>
          </table:table-cell>
          <table:table-cell office:value-type="float" office:value="1.8" calcext:value-type="float">
            <text:p>1.8</text:p>
          </table:table-cell>
          <table:table-cell office:value-type="float" office:value="-22.1" calcext:value-type="float">
            <text:p>-22.1</text:p>
          </table:table-cell>
          <table:table-cell office:value-type="float" office:value="-20.2" calcext:value-type="float">
            <text:p>-20.2</text:p>
          </table:table-cell>
          <table:table-cell office:value-type="float" office:value="-39.2" calcext:value-type="float">
            <text:p>-39.2</text:p>
          </table:table-cell>
          <table:table-cell office:value-type="float" office:value="7.1" calcext:value-type="float">
            <text:p>7.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71.5501607371511" calcext:value-type="float">
            <text:p>71.5501607371511</text:p>
          </table:table-cell>
          <table:table-cell office:value-type="float" office:value="169.483691574903" calcext:value-type="float">
            <text:p>169.483691574903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-30m</text:p>
          </table:table-cell>
          <table:table-cell office:value-type="string" calcext:value-type="string">
            <text:p>79d</text:p>
          </table:table-cell>
          <table:table-cell office:value-type="string" calcext:value-type="string">
            <text:p>50m</text:p>
          </table:table-cell>
          <table:table-cell office:value-type="float" office:value="7823" calcext:value-type="float">
            <text:p>7823</text:p>
          </table:table-cell>
          <table:table-cell office:value-type="float" office:value="7822.7" calcext:value-type="float">
            <text:p>7822.7</text:p>
          </table:table-cell>
          <table:table-cell office:value-type="float" office:value="-68.1" calcext:value-type="float">
            <text:p>-68.1</text:p>
          </table:table-cell>
          <table:table-cell office:value-type="float" office:value="43624.6" calcext:value-type="float">
            <text:p>43624.6</text:p>
          </table:table-cell>
          <table:table-cell office:value-type="float" office:value="44320.5" calcext:value-type="float">
            <text:p>44320.5</text:p>
          </table:table-cell>
          <table:table-cell office:value-type="float" office:value="-14.6" calcext:value-type="float">
            <text:p>-14.6</text:p>
          </table:table-cell>
          <table:table-cell office:value-type="float" office:value="2.1" calcext:value-type="float">
            <text:p>2.1</text:p>
          </table:table-cell>
          <table:table-cell office:value-type="float" office:value="-24.5" calcext:value-type="float">
            <text:p>-24.5</text:p>
          </table:table-cell>
          <table:table-cell office:value-type="float" office:value="-24.8" calcext:value-type="float">
            <text:p>-24.8</text:p>
          </table:table-cell>
          <table:table-cell office:value-type="float" office:value="-33" calcext:value-type="float">
            <text:p>-33</text:p>
          </table:table-cell>
          <table:table-cell office:value-type="float" office:value="14.9" calcext:value-type="float">
            <text:p>14.9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68.1632313962876" calcext:value-type="float">
            <text:p>68.1632313962876</text:p>
          </table:table-cell>
          <table:table-cell office:value-type="float" office:value="164.851752982695" calcext:value-type="float">
            <text:p>164.851752982695</text:p>
          </table:table-cell>
          <table:table-cell office:value-type="string" calcext:value-type="string">
            <text:p>-2d</text:p>
          </table:table-cell>
          <table:table-cell office:value-type="string" calcext:value-type="string">
            <text:p>46m</text:p>
          </table:table-cell>
          <table:table-cell office:value-type="string" calcext:value-type="string">
            <text:p>77d</text:p>
          </table:table-cell>
          <table:table-cell office:value-type="string" calcext:value-type="string">
            <text:p>28m</text:p>
          </table:table-cell>
          <table:table-cell office:value-type="float" office:value="9527.7" calcext:value-type="float">
            <text:p>9527.7</text:p>
          </table:table-cell>
          <table:table-cell office:value-type="float" office:value="9516.6" calcext:value-type="float">
            <text:p>9516.6</text:p>
          </table:table-cell>
          <table:table-cell office:value-type="float" office:value="-459.1" calcext:value-type="float">
            <text:p>-459.1</text:p>
          </table:table-cell>
          <table:table-cell office:value-type="float" office:value="42845.2" calcext:value-type="float">
            <text:p>42845.2</text:p>
          </table:table-cell>
          <table:table-cell office:value-type="float" office:value="43891.8" calcext:value-type="float">
            <text:p>43891.8</text:p>
          </table:table-cell>
          <table:table-cell office:value-type="float" office:value="-10.3" calcext:value-type="float">
            <text:p>-10.3</text:p>
          </table:table-cell>
          <table:table-cell office:value-type="float" office:value="2.3" calcext:value-type="float">
            <text:p>2.3</text:p>
          </table:table-cell>
          <table:table-cell office:value-type="float" office:value="-24.8" calcext:value-type="float">
            <text:p>-24.8</text:p>
          </table:table-cell>
          <table:table-cell office:value-type="float" office:value="-26.2" calcext:value-type="float">
            <text:p>-26.2</text:p>
          </table:table-cell>
          <table:table-cell office:value-type="float" office:value="-27.1" calcext:value-type="float">
            <text:p>-27.1</text:p>
          </table:table-cell>
          <table:table-cell office:value-type="float" office:value="22" calcext:value-type="float">
            <text:p>22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64.6891743538634" calcext:value-type="float">
            <text:p>64.6891743538634</text:p>
          </table:table-cell>
          <table:table-cell office:value-type="float" office:value="161.358227308483" calcext:value-type="float">
            <text:p>161.358227308483</text:p>
          </table:table-cell>
          <table:table-cell office:value-type="string" calcext:value-type="string">
            <text:p>-4d</text:p>
          </table:table-cell>
          <table:table-cell office:value-type="string" calcext:value-type="string">
            <text:p>14m</text:p>
          </table:table-cell>
          <table:table-cell office:value-type="string" calcext:value-type="string">
            <text:p>74d</text:p>
          </table:table-cell>
          <table:table-cell office:value-type="string" calcext:value-type="string">
            <text:p>58m</text:p>
          </table:table-cell>
          <table:table-cell office:value-type="float" office:value="11229.1" calcext:value-type="float">
            <text:p>11229.1</text:p>
          </table:table-cell>
          <table:table-cell office:value-type="float" office:value="11198.6" calcext:value-type="float">
            <text:p>11198.6</text:p>
          </table:table-cell>
          <table:table-cell office:value-type="float" office:value="-827.3" calcext:value-type="float">
            <text:p>-827.3</text:p>
          </table:table-cell>
          <table:table-cell office:value-type="float" office:value="41803.3" calcext:value-type="float">
            <text:p>41803.3</text:p>
          </table:table-cell>
          <table:table-cell office:value-type="float" office:value="43285.2" calcext:value-type="float">
            <text:p>43285.2</text:p>
          </table:table-cell>
          <table:table-cell office:value-type="float" office:value="-7.3" calcext:value-type="float">
            <text:p>-7.3</text:p>
          </table:table-cell>
          <table:table-cell office:value-type="float" office:value="2.4" calcext:value-type="float">
            <text:p>2.4</text:p>
          </table:table-cell>
          <table:table-cell office:value-type="float" office:value="-23.4" calcext:value-type="float">
            <text:p>-23.4</text:p>
          </table:table-cell>
          <table:table-cell office:value-type="float" office:value="-25.1" calcext:value-type="float">
            <text:p>-25.1</text:p>
          </table:table-cell>
          <table:table-cell office:value-type="float" office:value="-22.1" calcext:value-type="float">
            <text:p>-22.1</text:p>
          </table:table-cell>
          <table:table-cell office:value-type="float" office:value="28.1" calcext:value-type="float">
            <text:p>28.1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61.1587089772809" calcext:value-type="float">
            <text:p>61.1587089772809</text:p>
          </table:table-cell>
          <table:table-cell office:value-type="float" office:value="158.606553251217" calcext:value-type="float">
            <text:p>158.606553251217</text:p>
          </table:table-cell>
          <table:table-cell office:value-type="string" calcext:value-type="string">
            <text:p>-5d</text:p>
          </table:table-cell>
          <table:table-cell office:value-type="string" calcext:value-type="string">
            <text:p>8m</text:p>
          </table:table-cell>
          <table:table-cell office:value-type="string" calcext:value-type="string">
            <text:p>72d</text:p>
          </table:table-cell>
          <table:table-cell office:value-type="string" calcext:value-type="string">
            <text:p>20m</text:p>
          </table:table-cell>
          <table:table-cell office:value-type="float" office:value="12894.6" calcext:value-type="float">
            <text:p>12894.6</text:p>
          </table:table-cell>
          <table:table-cell office:value-type="float" office:value="12842.8" calcext:value-type="float">
            <text:p>12842.8</text:p>
          </table:table-cell>
          <table:table-cell office:value-type="float" office:value="-1154.1" calcext:value-type="float">
            <text:p>-1154.1</text:p>
          </table:table-cell>
          <table:table-cell office:value-type="float" office:value="40501" calcext:value-type="float">
            <text:p>40501</text:p>
          </table:table-cell>
          <table:table-cell office:value-type="float" office:value="42504.1" calcext:value-type="float">
            <text:p>42504.1</text:p>
          </table:table-cell>
          <table:table-cell office:value-type="float" office:value="-5.3" calcext:value-type="float">
            <text:p>-5.3</text:p>
          </table:table-cell>
          <table:table-cell office:value-type="float" office:value="2.4" calcext:value-type="float">
            <text:p>2.4</text:p>
          </table:table-cell>
          <table:table-cell office:value-type="float" office:value="-20.7" calcext:value-type="float">
            <text:p>-20.7</text:p>
          </table:table-cell>
          <table:table-cell office:value-type="float" office:value="-22.5" calcext:value-type="float">
            <text:p>-22.5</text:p>
          </table:table-cell>
          <table:table-cell office:value-type="float" office:value="-18.1" calcext:value-type="float">
            <text:p>-18.1</text:p>
          </table:table-cell>
          <table:table-cell office:value-type="float" office:value="32.7" calcext:value-type="float">
            <text:p>32.7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57.5895197144975" calcext:value-type="float">
            <text:p>57.5895197144975</text:p>
          </table:table-cell>
          <table:table-cell office:value-type="float" office:value="156.360259009723" calcext:value-type="float">
            <text:p>156.360259009723</text:p>
          </table:table-cell>
          <table:table-cell office:value-type="string" calcext:value-type="string">
            <text:p>-5d</text:p>
          </table:table-cell>
          <table:table-cell office:value-type="string" calcext:value-type="string">
            <text:p>38m</text:p>
          </table:table-cell>
          <table:table-cell office:value-type="string" calcext:value-type="string">
            <text:p>69d</text:p>
          </table:table-cell>
          <table:table-cell office:value-type="string" calcext:value-type="string">
            <text:p>35m</text:p>
          </table:table-cell>
          <table:table-cell office:value-type="float" office:value="14498.6" calcext:value-type="float">
            <text:p>14498.6</text:p>
          </table:table-cell>
          <table:table-cell office:value-type="float" office:value="14428.5" calcext:value-type="float">
            <text:p>14428.5</text:p>
          </table:table-cell>
          <table:table-cell office:value-type="float" office:value="-1424.7" calcext:value-type="float">
            <text:p>-1424.7</text:p>
          </table:table-cell>
          <table:table-cell office:value-type="float" office:value="38950.6" calcext:value-type="float">
            <text:p>38950.6</text:p>
          </table:table-cell>
          <table:table-cell office:value-type="float" office:value="41561.5" calcext:value-type="float">
            <text:p>41561.5</text:p>
          </table:table-cell>
          <table:table-cell office:value-type="float" office:value="-4" calcext:value-type="float">
            <text:p>-4</text:p>
          </table:table-cell>
          <table:table-cell office:value-type="float" office:value="2.4" calcext:value-type="float">
            <text:p>2.4</text:p>
          </table:table-cell>
          <table:table-cell office:value-type="float" office:value="-17.2" calcext:value-type="float">
            <text:p>-17.2</text:p>
          </table:table-cell>
          <table:table-cell office:value-type="float" office:value="-18.8" calcext:value-type="float">
            <text:p>-18.8</text:p>
          </table:table-cell>
          <table:table-cell office:value-type="float" office:value="-15.3" calcext:value-type="float">
            <text:p>-15.3</text:p>
          </table:table-cell>
          <table:table-cell office:value-type="float" office:value="35.9" calcext:value-type="float">
            <text:p>35.9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53.9924025539859" calcext:value-type="float">
            <text:p>53.9924025539859</text:p>
          </table:table-cell>
          <table:table-cell office:value-type="float" office:value="154.471394166167" calcext:value-type="float">
            <text:p>154.471394166167</text:p>
          </table:table-cell>
          <table:table-cell office:value-type="string" calcext:value-type="string">
            <text:p>-5d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66d</text:p>
          </table:table-cell>
          <table:table-cell office:value-type="string" calcext:value-type="string">
            <text:p>41m</text:p>
          </table:table-cell>
          <table:table-cell office:value-type="float" office:value="16024.8" calcext:value-type="float">
            <text:p>16024.8</text:p>
          </table:table-cell>
          <table:table-cell office:value-type="float" office:value="15942" calcext:value-type="float">
            <text:p>15942</text:p>
          </table:table-cell>
          <table:table-cell office:value-type="float" office:value="-1627.5" calcext:value-type="float">
            <text:p>-1627.5</text:p>
          </table:table-cell>
          <table:table-cell office:value-type="float" office:value="37170.3" calcext:value-type="float">
            <text:p>37170.3</text:p>
          </table:table-cell>
          <table:table-cell office:value-type="float" office:value="40477.5" calcext:value-type="float">
            <text:p>40477.5</text:p>
          </table:table-cell>
          <table:table-cell office:value-type="float" office:value="-3.2" calcext:value-type="float">
            <text:p>-3.2</text:p>
          </table:table-cell>
          <table:table-cell office:value-type="float" office:value="2.3" calcext:value-type="float">
            <text:p>2.3</text:p>
          </table:table-cell>
          <table:table-cell office:value-type="float" office:value="-13.2" calcext:value-type="float">
            <text:p>-13.2</text:p>
          </table:table-cell>
          <table:table-cell office:value-type="float" office:value="-14.7" calcext:value-type="float">
            <text:p>-14.7</text:p>
          </table:table-cell>
          <table:table-cell office:value-type="float" office:value="-13.6" calcext:value-type="float">
            <text:p>-13.6</text:p>
          </table:table-cell>
          <table:table-cell office:value-type="float" office:value="37.5" calcext:value-type="float">
            <text:p>37.5</text:p>
          </table:table-cell>
          <table:table-cell office:value-type="float" office:value="29.2" calcext:value-type="float">
            <text:p>29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50.374289199319" calcext:value-type="float">
            <text:p>50.374289199319</text:p>
          </table:table-cell>
          <table:table-cell office:value-type="float" office:value="152.843293425796" calcext:value-type="float">
            <text:p>152.843293425796</text:p>
          </table:table-cell>
          <table:table-cell office:value-type="string" calcext:value-type="string">
            <text:p>-5d</text:p>
          </table:table-cell>
          <table:table-cell office:value-type="string" calcext:value-type="string">
            <text:p>46m</text:p>
          </table:table-cell>
          <table:table-cell office:value-type="string" calcext:value-type="string">
            <text:p>63d</text:p>
          </table:table-cell>
          <table:table-cell office:value-type="string" calcext:value-type="string">
            <text:p>36m</text:p>
          </table:table-cell>
          <table:table-cell office:value-type="float" office:value="17465.1" calcext:value-type="float">
            <text:p>17465.1</text:p>
          </table:table-cell>
          <table:table-cell office:value-type="float" office:value="17376.7" calcext:value-type="float">
            <text:p>17376.7</text:p>
          </table:table-cell>
          <table:table-cell office:value-type="float" office:value="-1755" calcext:value-type="float">
            <text:p>-1755</text:p>
          </table:table-cell>
          <table:table-cell office:value-type="float" office:value="35179.5" calcext:value-type="float">
            <text:p>35179.5</text:p>
          </table:table-cell>
          <table:table-cell office:value-type="float" office:value="39276.3" calcext:value-type="float">
            <text:p>39276.3</text:p>
          </table:table-cell>
          <table:table-cell office:value-type="float" office:value="-2.8" calcext:value-type="float">
            <text:p>-2.8</text:p>
          </table:table-cell>
          <table:table-cell office:value-type="float" office:value="2.2" calcext:value-type="float">
            <text:p>2.2</text:p>
          </table:table-cell>
          <table:table-cell office:value-type="float" office:value="-9.1" calcext:value-type="float">
            <text:p>-9.1</text:p>
          </table:table-cell>
          <table:table-cell office:value-type="float" office:value="-10.5" calcext:value-type="float">
            <text:p>-10.5</text:p>
          </table:table-cell>
          <table:table-cell office:value-type="float" office:value="-13.1" calcext:value-type="float">
            <text:p>-13.1</text:p>
          </table:table-cell>
          <table:table-cell office:value-type="float" office:value="37.9" calcext:value-type="float">
            <text:p>37.9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46.739832903988" calcext:value-type="float">
            <text:p>46.739832903988</text:p>
          </table:table-cell>
          <table:table-cell office:value-type="float" office:value="151.410355915546" calcext:value-type="float">
            <text:p>151.410355915546</text:p>
          </table:table-cell>
          <table:table-cell office:value-type="string" calcext:value-type="string">
            <text:p>-5d</text:p>
          </table:table-cell>
          <table:table-cell office:value-type="string" calcext:value-type="string">
            <text:p>30m</text:p>
          </table:table-cell>
          <table:table-cell office:value-type="string" calcext:value-type="string">
            <text:p>60d</text:p>
          </table:table-cell>
          <table:table-cell office:value-type="string" calcext:value-type="string">
            <text:p>18m</text:p>
          </table:table-cell>
          <table:table-cell office:value-type="float" office:value="18817.9" calcext:value-type="float">
            <text:p>18817.9</text:p>
          </table:table-cell>
          <table:table-cell office:value-type="float" office:value="18731.3" calcext:value-type="float">
            <text:p>18731.3</text:p>
          </table:table-cell>
          <table:table-cell office:value-type="float" office:value="-1803.7" calcext:value-type="float">
            <text:p>-1803.7</text:p>
          </table:table-cell>
          <table:table-cell office:value-type="float" office:value="32995.5" calcext:value-type="float">
            <text:p>32995.5</text:p>
          </table:table-cell>
          <table:table-cell office:value-type="float" office:value="37984.5" calcext:value-type="float">
            <text:p>37984.5</text:p>
          </table:table-cell>
          <table:table-cell office:value-type="float" office:value="-2.6" calcext:value-type="float">
            <text:p>-2.6</text:p>
          </table:table-cell>
          <table:table-cell office:value-type="float" office:value="2.1" calcext:value-type="float">
            <text:p>2.1</text:p>
          </table:table-cell>
          <table:table-cell office:value-type="float" office:value="-5" calcext:value-type="float">
            <text:p>-5</text:p>
          </table:table-cell>
          <table:table-cell office:value-type="float" office:value="-6.3" calcext:value-type="float">
            <text:p>-6.3</text:p>
          </table:table-cell>
          <table:table-cell office:value-type="float" office:value="-13.5" calcext:value-type="float">
            <text:p>-13.5</text:p>
          </table:table-cell>
          <table:table-cell office:value-type="float" office:value="37.2" calcext:value-type="float">
            <text:p>37.2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43.0922882469292" calcext:value-type="float">
            <text:p>43.0922882469292</text:p>
          </table:table-cell>
          <table:table-cell office:value-type="float" office:value="150.126561547636" calcext:value-type="float">
            <text:p>150.126561547636</text:p>
          </table:table-cell>
          <table:table-cell office:value-type="string" calcext:value-type="string">
            <text:p>-5d</text:p>
          </table:table-cell>
          <table:table-cell office:value-type="string" calcext:value-type="string">
            <text:p>4m</text:p>
          </table:table-cell>
          <table:table-cell office:value-type="string" calcext:value-type="string">
            <text:p>56d</text:p>
          </table:table-cell>
          <table:table-cell office:value-type="string" calcext:value-type="string">
            <text:p>45m</text:p>
          </table:table-cell>
          <table:table-cell office:value-type="float" office:value="20085.9" calcext:value-type="float">
            <text:p>20085.9</text:p>
          </table:table-cell>
          <table:table-cell office:value-type="float" office:value="20007.4" calcext:value-type="float">
            <text:p>20007.4</text:p>
          </table:table-cell>
          <table:table-cell office:value-type="float" office:value="-1773.9" calcext:value-type="float">
            <text:p>-1773.9</text:p>
          </table:table-cell>
          <table:table-cell office:value-type="float" office:value="30632.5" calcext:value-type="float">
            <text:p>30632.5</text:p>
          </table:table-cell>
          <table:table-cell office:value-type="float" office:value="36630.5" calcext:value-type="float">
            <text:p>36630.5</text:p>
          </table:table-cell>
          <table:table-cell office:value-type="float" office:value="-2.5" calcext:value-type="float">
            <text:p>-2.5</text:p>
          </table:table-cell>
          <table:table-cell office:value-type="float" office:value="1.9" calcext:value-type="float">
            <text:p>1.9</text:p>
          </table:table-cell>
          <table:table-cell office:value-type="float" office:value="-1.1" calcext:value-type="float">
            <text:p>-1.1</text:p>
          </table:table-cell>
          <table:table-cell office:value-type="float" office:value="-2.4" calcext:value-type="float">
            <text:p>-2.4</text:p>
          </table:table-cell>
          <table:table-cell office:value-type="float" office:value="-14.7" calcext:value-type="float">
            <text:p>-14.7</text:p>
          </table:table-cell>
          <table:table-cell office:value-type="float" office:value="35.7" calcext:value-type="float">
            <text:p>35.7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39.4340234460238" calcext:value-type="float">
            <text:p>39.4340234460238</text:p>
          </table:table-cell>
          <table:table-cell office:value-type="float" office:value="148.958669709067" calcext:value-type="float">
            <text:p>148.958669709067</text:p>
          </table:table-cell>
          <table:table-cell office:value-type="string" calcext:value-type="string">
            <text:p>-4d</text:p>
          </table:table-cell>
          <table:table-cell office:value-type="string" calcext:value-type="string">
            <text:p>30m</text:p>
          </table:table-cell>
          <table:table-cell office:value-type="string" calcext:value-type="string">
            <text:p>52d</text:p>
          </table:table-cell>
          <table:table-cell office:value-type="string" calcext:value-type="string">
            <text:p>52m</text:p>
          </table:table-cell>
          <table:table-cell office:value-type="float" office:value="21273.4" calcext:value-type="float">
            <text:p>21273.4</text:p>
          </table:table-cell>
          <table:table-cell office:value-type="float" office:value="21207.8" calcext:value-type="float">
            <text:p>21207.8</text:p>
          </table:table-cell>
          <table:table-cell office:value-type="float" office:value="-1669.8" calcext:value-type="float">
            <text:p>-1669.8</text:p>
          </table:table-cell>
          <table:table-cell office:value-type="float" office:value="28100.4" calcext:value-type="float">
            <text:p>28100.4</text:p>
          </table:table-cell>
          <table:table-cell office:value-type="float" office:value="35244.7" calcext:value-type="float">
            <text:p>35244.7</text:p>
          </table:table-cell>
          <table:table-cell office:value-type="float" office:value="-2.6" calcext:value-type="float">
            <text:p>-2.6</text:p>
          </table:table-cell>
          <table:table-cell office:value-type="float" office:value="1.8" calcext:value-type="float">
            <text:p>1.8</text:p>
          </table:table-cell>
          <table:table-cell office:value-type="float" office:value="2.5" calcext:value-type="float">
            <text:p>2.5</text:p>
          </table:table-cell>
          <table:table-cell office:value-type="float" office:value="1.2" calcext:value-type="float">
            <text:p>1.2</text:p>
          </table:table-cell>
          <table:table-cell office:value-type="float" office:value="-16.5" calcext:value-type="float">
            <text:p>-16.5</text:p>
          </table:table-cell>
          <table:table-cell office:value-type="float" office:value="33.6" calcext:value-type="float">
            <text:p>33.6</text:p>
          </table:table-cell>
          <table:table-cell office:value-type="float" office:value="28.3" calcext:value-type="float">
            <text:p>28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35.7668312980307" calcext:value-type="float">
            <text:p>35.7668312980307</text:p>
          </table:table-cell>
          <table:table-cell office:value-type="float" office:value="147.88203504631" calcext:value-type="float">
            <text:p>147.88203504631</text:p>
          </table:table-cell>
          <table:table-cell office:value-type="string" calcext:value-type="string">
            <text:p>-3d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48d</text:p>
          </table:table-cell>
          <table:table-cell office:value-type="string" calcext:value-type="string">
            <text:p>37m</text:p>
          </table:table-cell>
          <table:table-cell office:value-type="float" office:value="22384.4" calcext:value-type="float">
            <text:p>22384.4</text:p>
          </table:table-cell>
          <table:table-cell office:value-type="float" office:value="22334.2" calcext:value-type="float">
            <text:p>22334.2</text:p>
          </table:table-cell>
          <table:table-cell office:value-type="float" office:value="-1498.3" calcext:value-type="float">
            <text:p>-1498.3</text:p>
          </table:table-cell>
          <table:table-cell office:value-type="float" office:value="25405.7" calcext:value-type="float">
            <text:p>25405.7</text:p>
          </table:table-cell>
          <table:table-cell office:value-type="float" office:value="33860.2" calcext:value-type="float">
            <text:p>33860.2</text:p>
          </table:table-cell>
          <table:table-cell office:value-type="float" office:value="-2.8" calcext:value-type="float">
            <text:p>-2.8</text:p>
          </table:table-cell>
          <table:table-cell office:value-type="float" office:value="1.6" calcext:value-type="float">
            <text:p>1.6</text:p>
          </table:table-cell>
          <table:table-cell office:value-type="float" office:value="5.8" calcext:value-type="float">
            <text:p>5.8</text:p>
          </table:table-cell>
          <table:table-cell office:value-type="float" office:value="4.6" calcext:value-type="float">
            <text:p>4.6</text:p>
          </table:table-cell>
          <table:table-cell office:value-type="float" office:value="-18.5" calcext:value-type="float">
            <text:p>-18.5</text:p>
          </table:table-cell>
          <table:table-cell office:value-type="float" office:value="30.9" calcext:value-type="float">
            <text:p>30.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32.092124545433" calcext:value-type="float">
            <text:p>32.092124545433</text:p>
          </table:table-cell>
          <table:table-cell office:value-type="float" office:value="146.877944045295" calcext:value-type="float">
            <text:p>146.877944045295</text:p>
          </table:table-cell>
          <table:table-cell office:value-type="string" calcext:value-type="string">
            <text:p>-3d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43d</text:p>
          </table:table-cell>
          <table:table-cell office:value-type="string" calcext:value-type="string">
            <text:p>55m</text:p>
          </table:table-cell>
          <table:table-cell office:value-type="float" office:value="23420.9" calcext:value-type="float">
            <text:p>23420.9</text:p>
          </table:table-cell>
          <table:table-cell office:value-type="float" office:value="23386.5" calcext:value-type="float">
            <text:p>23386.5</text:p>
          </table:table-cell>
          <table:table-cell office:value-type="float" office:value="-1268.6" calcext:value-type="float">
            <text:p>-1268.6</text:p>
          </table:table-cell>
          <table:table-cell office:value-type="float" office:value="22552.3" calcext:value-type="float">
            <text:p>22552.3</text:p>
          </table:table-cell>
          <table:table-cell office:value-type="float" office:value="32513.8" calcext:value-type="float">
            <text:p>32513.8</text:p>
          </table:table-cell>
          <table:table-cell office:value-type="float" office:value="-3" calcext:value-type="float">
            <text:p>-3</text:p>
          </table:table-cell>
          <table:table-cell office:value-type="float" office:value="1.5" calcext:value-type="float">
            <text:p>1.5</text:p>
          </table:table-cell>
          <table:table-cell office:value-type="float" office:value="8.7" calcext:value-type="float">
            <text:p>8.7</text:p>
          </table:table-cell>
          <table:table-cell office:value-type="float" office:value="7.6" calcext:value-type="float">
            <text:p>7.6</text:p>
          </table:table-cell>
          <table:table-cell office:value-type="float" office:value="-20.7" calcext:value-type="float">
            <text:p>-20.7</text:p>
          </table:table-cell>
          <table:table-cell office:value-type="float" office:value="27.7" calcext:value-type="float">
            <text:p>27.7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28.411062181552" calcext:value-type="float">
            <text:p>28.411062181552</text:p>
          </table:table-cell>
          <table:table-cell office:value-type="float" office:value="145.931866764166" calcext:value-type="float">
            <text:p>145.931866764166</text:p>
          </table:table-cell>
          <table:table-cell office:value-type="string" calcext:value-type="string">
            <text:p>-2d</text:p>
          </table:table-cell>
          <table:table-cell office:value-type="string" calcext:value-type="string">
            <text:p>20m</text:p>
          </table:table-cell>
          <table:table-cell office:value-type="string" calcext:value-type="string">
            <text:p>38d</text:p>
          </table:table-cell>
          <table:table-cell office:value-type="string" calcext:value-type="string">
            <text:p>43m</text:p>
          </table:table-cell>
          <table:table-cell office:value-type="float" office:value="24382" calcext:value-type="float">
            <text:p>24382</text:p>
          </table:table-cell>
          <table:table-cell office:value-type="float" office:value="24361.9" calcext:value-type="float">
            <text:p>24361.9</text:p>
          </table:table-cell>
          <table:table-cell office:value-type="float" office:value="-991.7" calcext:value-type="float">
            <text:p>-991.7</text:p>
          </table:table-cell>
          <table:table-cell office:value-type="float" office:value="19542.2" calcext:value-type="float">
            <text:p>19542.2</text:p>
          </table:table-cell>
          <table:table-cell office:value-type="float" office:value="31247.1" calcext:value-type="float">
            <text:p>31247.1</text:p>
          </table:table-cell>
          <table:table-cell office:value-type="float" office:value="-3.2" calcext:value-type="float">
            <text:p>-3.2</text:p>
          </table:table-cell>
          <table:table-cell office:value-type="float" office:value="1.3" calcext:value-type="float">
            <text:p>1.3</text:p>
          </table:table-cell>
          <table:table-cell office:value-type="float" office:value="11.2" calcext:value-type="float">
            <text:p>11.2</text:p>
          </table:table-cell>
          <table:table-cell office:value-type="float" office:value="10.3" calcext:value-type="float">
            <text:p>10.3</text:p>
          </table:table-cell>
          <table:table-cell office:value-type="float" office:value="-22.9" calcext:value-type="float">
            <text:p>-22.9</text:p>
          </table:table-cell>
          <table:table-cell office:value-type="float" office:value="24" calcext:value-type="float">
            <text:p>24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24.7246329115468" calcext:value-type="float">
            <text:p>24.7246329115468</text:p>
          </table:table-cell>
          <table:table-cell office:value-type="float" office:value="145.032276610323" calcext:value-type="float">
            <text:p>145.032276610323</text:p>
          </table:table-cell>
          <table:table-cell office:value-type="string" calcext:value-type="string">
            <text:p>-1d</text:p>
          </table:table-cell>
          <table:table-cell office:value-type="string" calcext:value-type="string">
            <text:p>33m</text:p>
          </table:table-cell>
          <table:table-cell office:value-type="string" calcext:value-type="string">
            <text:p>32d</text:p>
          </table:table-cell>
          <table:table-cell office:value-type="string" calcext:value-type="string">
            <text:p>57m</text:p>
          </table:table-cell>
          <table:table-cell office:value-type="float" office:value="25263.5" calcext:value-type="float">
            <text:p>25263.5</text:p>
          </table:table-cell>
          <table:table-cell office:value-type="float" office:value="25254.3" calcext:value-type="float">
            <text:p>25254.3</text:p>
          </table:table-cell>
          <table:table-cell office:value-type="float" office:value="-680" calcext:value-type="float">
            <text:p>-680</text:p>
          </table:table-cell>
          <table:table-cell office:value-type="float" office:value="16376.9" calcext:value-type="float">
            <text:p>16376.9</text:p>
          </table:table-cell>
          <table:table-cell office:value-type="float" office:value="30107.2" calcext:value-type="float">
            <text:p>30107.2</text:p>
          </table:table-cell>
          <table:table-cell office:value-type="float" office:value="-3.3" calcext:value-type="float">
            <text:p>-3.3</text:p>
          </table:table-cell>
          <table:table-cell office:value-type="float" office:value="1.1" calcext:value-type="float">
            <text:p>1.1</text:p>
          </table:table-cell>
          <table:table-cell office:value-type="float" office:value="13.1" calcext:value-type="float">
            <text:p>13.1</text:p>
          </table:table-cell>
          <table:table-cell office:value-type="float" office:value="12.5" calcext:value-type="float">
            <text:p>12.5</text:p>
          </table:table-cell>
          <table:table-cell office:value-type="float" office:value="-24.9" calcext:value-type="float">
            <text:p>-24.9</text:p>
          </table:table-cell>
          <table:table-cell office:value-type="float" office:value="19.8" calcext:value-type="float">
            <text:p>19.8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21.0337112188005" calcext:value-type="float">
            <text:p>21.0337112188005</text:p>
          </table:table-cell>
          <table:table-cell office:value-type="float" office:value="144.169832447211" calcext:value-type="float">
            <text:p>144.169832447211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-46m</text:p>
          </table:table-cell>
          <table:table-cell office:value-type="string" calcext:value-type="string">
            <text:p>26d</text:p>
          </table:table-cell>
          <table:table-cell office:value-type="string" calcext:value-type="string">
            <text:p>37m</text:p>
          </table:table-cell>
          <table:table-cell office:value-type="float" office:value="26056.9" calcext:value-type="float">
            <text:p>26056.9</text:p>
          </table:table-cell>
          <table:table-cell office:value-type="float" office:value="26054.5" calcext:value-type="float">
            <text:p>26054.5</text:p>
          </table:table-cell>
          <table:table-cell office:value-type="float" office:value="-346.8" calcext:value-type="float">
            <text:p>-346.8</text:p>
          </table:table-cell>
          <table:table-cell office:value-type="float" office:value="13058.7" calcext:value-type="float">
            <text:p>13058.7</text:p>
          </table:table-cell>
          <table:table-cell office:value-type="float" office:value="29146" calcext:value-type="float">
            <text:p>29146</text:p>
          </table:table-cell>
          <table:table-cell office:value-type="float" office:value="-3.5" calcext:value-type="float">
            <text:p>-3.5</text:p>
          </table:table-cell>
          <table:table-cell office:value-type="float" office:value="0.9" calcext:value-type="float">
            <text:p>0.9</text:p>
          </table:table-cell>
          <table:table-cell office:value-type="float" office:value="14.4" calcext:value-type="float">
            <text:p>14.4</text:p>
          </table:table-cell>
          <table:table-cell office:value-type="float" office:value="14" calcext:value-type="float">
            <text:p>14</text:p>
          </table:table-cell>
          <table:table-cell office:value-type="float" office:value="-26.8" calcext:value-type="float">
            <text:p>-26.8</text:p>
          </table:table-cell>
          <table:table-cell office:value-type="float" office:value="15.4" calcext:value-type="float">
            <text:p>15.4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17.3390953914243" calcext:value-type="float">
            <text:p>17.3390953914243</text:p>
          </table:table-cell>
          <table:table-cell office:value-type="float" office:value="143.336797194244" calcext:value-type="float">
            <text:p>143.336797194244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-1m</text:p>
          </table:table-cell>
          <table:table-cell office:value-type="string" calcext:value-type="string">
            <text:p>19d</text:p>
          </table:table-cell>
          <table:table-cell office:value-type="string" calcext:value-type="string">
            <text:p>44m</text:p>
          </table:table-cell>
          <table:table-cell table:number-columns-repeated="2" office:value-type="float" office:value="26750" calcext:value-type="float">
            <text:p>26750</text:p>
          </table:table-cell>
          <table:table-cell office:value-type="float" office:value="-5.8" calcext:value-type="float">
            <text:p>-5.8</text:p>
          </table:table-cell>
          <table:table-cell office:value-type="float" office:value="9591.9" calcext:value-type="float">
            <text:p>9591.9</text:p>
          </table:table-cell>
          <table:table-cell office:value-type="float" office:value="28417.7" calcext:value-type="float">
            <text:p>28417.7</text:p>
          </table:table-cell>
          <table:table-cell office:value-type="float" office:value="-3.7" calcext:value-type="float">
            <text:p>-3.7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14.7" calcext:value-type="float">
            <text:p>14.7</text:p>
          </table:table-cell>
          <table:table-cell office:value-type="float" office:value="-28.5" calcext:value-type="float">
            <text:p>-28.5</text:p>
          </table:table-cell>
          <table:table-cell office:value-type="float" office:value="10.9" calcext:value-type="float">
            <text:p>10.9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13.6415334041455" calcext:value-type="float">
            <text:p>13.6415334041455</text:p>
          </table:table-cell>
          <table:table-cell office:value-type="float" office:value="142.526613691317" calcext:value-type="float">
            <text:p>142.52661369131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41m</text:p>
          </table:table-cell>
          <table:table-cell office:value-type="string" calcext:value-type="string">
            <text:p>12d</text:p>
          </table:table-cell>
          <table:table-cell office:value-type="string" calcext:value-type="string">
            <text:p>21m</text:p>
          </table:table-cell>
          <table:table-cell office:value-type="float" office:value="27327.1" calcext:value-type="float">
            <text:p>27327.1</text:p>
          </table:table-cell>
          <table:table-cell office:value-type="float" office:value="27325.2" calcext:value-type="float">
            <text:p>27325.2</text:p>
          </table:table-cell>
          <table:table-cell office:value-type="float" office:value="329.5" calcext:value-type="float">
            <text:p>329.5</text:p>
          </table:table-cell>
          <table:table-cell office:value-type="float" office:value="5984" calcext:value-type="float">
            <text:p>5984</text:p>
          </table:table-cell>
          <table:table-cell office:value-type="float" office:value="27974.7" calcext:value-type="float">
            <text:p>27974.7</text:p>
          </table:table-cell>
          <table:table-cell office:value-type="float" office:value="-3.8" calcext:value-type="float">
            <text:p>-3.8</text:p>
          </table:table-cell>
          <table:table-cell office:value-type="float" office:value="0.4" calcext:value-type="float">
            <text:p>0.4</text:p>
          </table:table-cell>
          <table:table-cell office:value-type="float" office:value="14.2" calcext:value-type="float">
            <text:p>14.2</text:p>
          </table:table-cell>
          <table:table-cell office:value-type="float" office:value="14.6" calcext:value-type="float">
            <text:p>14.6</text:p>
          </table:table-cell>
          <table:table-cell office:value-type="float" office:value="-29.9" calcext:value-type="float">
            <text:p>-29.9</text:p>
          </table:table-cell>
          <table:table-cell office:value-type="float" office:value="6.5" calcext:value-type="float">
            <text:p>6.5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9.94174050169788" calcext:value-type="float">
            <text:p>9.94174050169788</text:p>
          </table:table-cell>
          <table:table-cell office:value-type="float" office:value="141.733586550876" calcext:value-type="float">
            <text:p>141.73358655087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0m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38m</text:p>
          </table:table-cell>
          <table:table-cell office:value-type="float" office:value="27769.3" calcext:value-type="float">
            <text:p>27769.3</text:p>
          </table:table-cell>
          <table:table-cell office:value-type="float" office:value="27761.8" calcext:value-type="float">
            <text:p>27761.8</text:p>
          </table:table-cell>
          <table:table-cell office:value-type="float" office:value="646.8" calcext:value-type="float">
            <text:p>646.8</text:p>
          </table:table-cell>
          <table:table-cell office:value-type="float" office:value="2247.1" calcext:value-type="float">
            <text:p>2247.1</text:p>
          </table:table-cell>
          <table:table-cell office:value-type="float" office:value="27860.1" calcext:value-type="float">
            <text:p>27860.1</text:p>
          </table:table-cell>
          <table:table-cell office:value-type="float" office:value="-3.9" calcext:value-type="float">
            <text:p>-3.9</text:p>
          </table:table-cell>
          <table:table-cell office:value-type="float" office:value="0.2" calcext:value-type="float">
            <text:p>0.2</text:p>
          </table:table-cell>
          <table:table-cell office:value-type="float" office:value="12.9" calcext:value-type="float">
            <text:p>12.9</text:p>
          </table:table-cell>
          <table:table-cell office:value-type="float" office:value="13.6" calcext:value-type="float">
            <text:p>13.6</text:p>
          </table:table-cell>
          <table:table-cell office:value-type="float" office:value="-31" calcext:value-type="float">
            <text:p>-31</text:p>
          </table:table-cell>
          <table:table-cell office:value-type="float" office:value="2.8" calcext:value-type="float">
            <text:p>2.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6.2404110756772" calcext:value-type="float">
            <text:p>6.2404110756772</text:p>
          </table:table-cell>
          <table:table-cell office:value-type="float" office:value="140.95263567863" calcext:value-type="float">
            <text:p>140.9526356786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55m</text:p>
          </table:table-cell>
          <table:table-cell office:value-type="string" calcext:value-type="string">
            <text:p>-3d</text:p>
          </table:table-cell>
          <table:table-cell office:value-type="string" calcext:value-type="string">
            <text:p>16m</text:p>
          </table:table-cell>
          <table:table-cell office:value-type="float" office:value="28055.5" calcext:value-type="float">
            <text:p>28055.5</text:p>
          </table:table-cell>
          <table:table-cell office:value-type="float" office:value="28039.8" calcext:value-type="float">
            <text:p>28039.8</text:p>
          </table:table-cell>
          <table:table-cell office:value-type="float" office:value="936.4" calcext:value-type="float">
            <text:p>936.4</text:p>
          </table:table-cell>
          <table:table-cell office:value-type="float" office:value="-1601.5" calcext:value-type="float">
            <text:p>-1601.5</text:p>
          </table:table-cell>
          <table:table-cell office:value-type="float" office:value="28101.1" calcext:value-type="float">
            <text:p>28101.1</text:p>
          </table:table-cell>
          <table:table-cell office:value-type="float" office:value="-4" calcext:value-type="float">
            <text:p>-4</text:p>
          </table:table-cell>
          <table:table-cell office:value-type="float" office:value="0.1" calcext:value-type="float">
            <text:p>0.1</text:p>
          </table:table-cell>
          <table:table-cell office:value-type="float" office:value="10.8" calcext:value-type="float">
            <text:p>10.8</text:p>
          </table:table-cell>
          <table:table-cell office:value-type="float" office:value="11.8" calcext:value-type="float">
            <text:p>11.8</text:p>
          </table:table-cell>
          <table:table-cell office:value-type="float" office:value="-31.9" calcext:value-type="float">
            <text:p>-31.9</text:p>
          </table:table-cell>
          <table:table-cell office:value-type="float" office:value="-0.1" calcext:value-type="float">
            <text:p>-0.1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2.53822665042802" calcext:value-type="float">
            <text:p>2.53822665042802</text:p>
          </table:table-cell>
          <table:table-cell office:value-type="float" office:value="140.179097850487" calcext:value-type="float">
            <text:p>140.17909785048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5m</text:p>
          </table:table-cell>
          <table:table-cell office:value-type="string" calcext:value-type="string">
            <text:p>-11d</text:p>
          </table:table-cell>
          <table:table-cell office:value-type="string" calcext:value-type="string">
            <text:p>7m</text:p>
          </table:table-cell>
          <table:table-cell office:value-type="float" office:value="28163.3" calcext:value-type="float">
            <text:p>28163.3</text:p>
          </table:table-cell>
          <table:table-cell office:value-type="float" office:value="28138.1" calcext:value-type="float">
            <text:p>28138.1</text:p>
          </table:table-cell>
          <table:table-cell office:value-type="float" office:value="1190.9" calcext:value-type="float">
            <text:p>1190.9</text:p>
          </table:table-cell>
          <table:table-cell office:value-type="float" office:value="-5537.9" calcext:value-type="float">
            <text:p>-5537.9</text:p>
          </table:table-cell>
          <table:table-cell office:value-type="float" office:value="28702.6" calcext:value-type="float">
            <text:p>28702.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9.6" calcext:value-type="float">
            <text:p>9.6</text:p>
          </table:table-cell>
          <table:table-cell office:value-type="float" office:value="-32.4" calcext:value-type="float">
            <text:p>-32.4</text:p>
          </table:table-cell>
          <table:table-cell office:value-type="float" office:value="-1.7" calcext:value-type="float">
            <text:p>-1.7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1.16413872138413" calcext:value-type="float">
            <text:p>-1.16413872138413</text:p>
          </table:table-cell>
          <table:table-cell office:value-type="float" office:value="139.40855924054" calcext:value-type="float">
            <text:p>139.4085592405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52m</text:p>
          </table:table-cell>
          <table:table-cell office:value-type="string" calcext:value-type="string">
            <text:p>-18d</text:p>
          </table:table-cell>
          <table:table-cell office:value-type="string" calcext:value-type="string">
            <text:p>45m</text:p>
          </table:table-cell>
          <table:table-cell office:value-type="float" office:value="28071.3" calcext:value-type="float">
            <text:p>28071.3</text:p>
          </table:table-cell>
          <table:table-cell office:value-type="float" office:value="28036.1" calcext:value-type="float">
            <text:p>28036.1</text:p>
          </table:table-cell>
          <table:table-cell office:value-type="float" office:value="1406.2" calcext:value-type="float">
            <text:p>1406.2</text:p>
          </table:table-cell>
          <table:table-cell office:value-type="float" office:value="-9530.9" calcext:value-type="float">
            <text:p>-9530.9</text:p>
          </table:table-cell>
          <table:table-cell office:value-type="float" office:value="29645.2" calcext:value-type="float">
            <text:p>29645.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float" office:value="7.2" calcext:value-type="float">
            <text:p>7.2</text:p>
          </table:table-cell>
          <table:table-cell office:value-type="float" office:value="-32.5" calcext:value-type="float">
            <text:p>-32.5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4.86601455647539" calcext:value-type="float">
            <text:p>-4.86601455647539</text:p>
          </table:table-cell>
          <table:table-cell office:value-type="float" office:value="138.636705804254" calcext:value-type="float">
            <text:p>138.63670580425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16m</text:p>
          </table:table-cell>
          <table:table-cell office:value-type="string" calcext:value-type="string">
            <text:p>-26d</text:p>
          </table:table-cell>
          <table:table-cell office:value-type="string" calcext:value-type="string">
            <text:p>0m</text:p>
          </table:table-cell>
          <table:table-cell office:value-type="float" office:value="27760.9" calcext:value-type="float">
            <text:p>27760.9</text:p>
          </table:table-cell>
          <table:table-cell office:value-type="float" office:value="27715.9" calcext:value-type="float">
            <text:p>27715.9</text:p>
          </table:table-cell>
          <table:table-cell office:value-type="float" office:value="1580.6" calcext:value-type="float">
            <text:p>1580.6</text:p>
          </table:table-cell>
          <table:table-cell office:value-type="float" office:value="-13542.1" calcext:value-type="float">
            <text:p>-13542.1</text:p>
          </table:table-cell>
          <table:table-cell office:value-type="float" office:value="30887.8" calcext:value-type="float">
            <text:p>30887.8</text:p>
          </table:table-cell>
          <table:table-cell office:value-type="float" office:value="-4" calcext:value-type="float">
            <text:p>-4</text:p>
          </table:table-cell>
          <table:table-cell office:value-type="float" office:value="0.1" calcext:value-type="float">
            <text:p>0.1</text:p>
          </table:table-cell>
          <table:table-cell office:value-type="float" office:value="3.3" calcext:value-type="float">
            <text:p>3.3</text:p>
          </table:table-cell>
          <table:table-cell office:value-type="float" office:value="5.1" calcext:value-type="float">
            <text:p>5.1</text:p>
          </table:table-cell>
          <table:table-cell office:value-type="float" office:value="-32.1" calcext:value-type="float">
            <text:p>-32.1</text:p>
          </table:table-cell>
          <table:table-cell office:value-type="float" office:value="-1" calcext:value-type="float">
            <text:p>-1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8.56673069337941" calcext:value-type="float">
            <text:p>-8.56673069337941</text:p>
          </table:table-cell>
          <table:table-cell office:value-type="float" office:value="137.859180696662" calcext:value-type="float">
            <text:p>137.85918069666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37m</text:p>
          </table:table-cell>
          <table:table-cell office:value-type="string" calcext:value-type="string">
            <text:p>-32d</text:p>
          </table:table-cell>
          <table:table-cell office:value-type="string" calcext:value-type="string">
            <text:p>47m</text:p>
          </table:table-cell>
          <table:table-cell office:value-type="float" office:value="27218.8" calcext:value-type="float">
            <text:p>27218.8</text:p>
          </table:table-cell>
          <table:table-cell office:value-type="float" office:value="27164.8" calcext:value-type="float">
            <text:p>27164.8</text:p>
          </table:table-cell>
          <table:table-cell office:value-type="float" office:value="1714.1" calcext:value-type="float">
            <text:p>1714.1</text:p>
          </table:table-cell>
          <table:table-cell office:value-type="float" office:value="-17526.8" calcext:value-type="float">
            <text:p>-17526.8</text:p>
          </table:table-cell>
          <table:table-cell office:value-type="float" office:value="32373.6" calcext:value-type="float">
            <text:p>32373.6</text:p>
          </table:table-cell>
          <table:table-cell office:value-type="float" office:value="-3.9" calcext:value-type="float">
            <text:p>-3.9</text:p>
          </table:table-cell>
          <table:table-cell office:value-type="float" office:value="0.2" calcext:value-type="float">
            <text:p>0.2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-31" calcext:value-type="float">
            <text:p>-31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12.2656138194234" calcext:value-type="float">
            <text:p>-12.2656138194234</text:p>
          </table:table-cell>
          <table:table-cell office:value-type="float" office:value="137.071438670657" calcext:value-type="float">
            <text:p>137.07143867065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55m</text:p>
          </table:table-cell>
          <table:table-cell office:value-type="string" calcext:value-type="string">
            <text:p>-39d</text:p>
          </table:table-cell>
          <table:table-cell office:value-type="string" calcext:value-type="string">
            <text:p>2m</text:p>
          </table:table-cell>
          <table:table-cell office:value-type="float" office:value="26439.6" calcext:value-type="float">
            <text:p>26439.6</text:p>
          </table:table-cell>
          <table:table-cell office:value-type="float" office:value="26377.8" calcext:value-type="float">
            <text:p>26377.8</text:p>
          </table:table-cell>
          <table:table-cell office:value-type="float" office:value="1806.9" calcext:value-type="float">
            <text:p>1806.9</text:p>
          </table:table-cell>
          <table:table-cell office:value-type="float" office:value="-21435.7" calcext:value-type="float">
            <text:p>-21435.7</text:p>
          </table:table-cell>
          <table:table-cell office:value-type="float" office:value="34037.4" calcext:value-type="float">
            <text:p>34037.4</text:p>
          </table:table-cell>
          <table:table-cell office:value-type="float" office:value="-3.8" calcext:value-type="float">
            <text:p>-3.8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2.7" calcext:value-type="float">
            <text:p>2.7</text:p>
          </table:table-cell>
          <table:table-cell office:value-type="float" office:value="-29.2" calcext:value-type="float">
            <text:p>-29.2</text:p>
          </table:table-cell>
          <table:table-cell office:value-type="float" office:value="3.8" calcext:value-type="float">
            <text:p>3.8</text:p>
          </table:table-cell>
          <table:table-cell office:value-type="float" office:value="-1.8" calcext:value-type="float">
            <text:p>-1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15.9619828933571" calcext:value-type="float">
            <text:p>-15.9619828933571</text:p>
          </table:table-cell>
          <table:table-cell office:value-type="float" office:value="136.268587098947" calcext:value-type="float">
            <text:p>136.268587098947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-44d</text:p>
          </table:table-cell>
          <table:table-cell office:value-type="string" calcext:value-type="string">
            <text:p>46m</text:p>
          </table:table-cell>
          <table:table-cell office:value-type="float" office:value="25426.6" calcext:value-type="float">
            <text:p>25426.6</text:p>
          </table:table-cell>
          <table:table-cell office:value-type="float" office:value="25358.6" calcext:value-type="float">
            <text:p>25358.6</text:p>
          </table:table-cell>
          <table:table-cell office:value-type="float" office:value="1858.9" calcext:value-type="float">
            <text:p>1858.9</text:p>
          </table:table-cell>
          <table:table-cell office:value-type="float" office:value="-25218.9" calcext:value-type="float">
            <text:p>-25218.9</text:p>
          </table:table-cell>
          <table:table-cell office:value-type="float" office:value="35812.1" calcext:value-type="float">
            <text:p>35812.1</text:p>
          </table:table-cell>
          <table:table-cell office:value-type="float" office:value="-3.6" calcext:value-type="float">
            <text:p>-3.6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2.9" calcext:value-type="float">
            <text:p>2.9</text:p>
          </table:table-cell>
          <table:table-cell office:value-type="float" office:value="-26.7" calcext:value-type="float">
            <text:p>-26.7</text:p>
          </table:table-cell>
          <table:table-cell office:value-type="float" office:value="6.9" calcext:value-type="float">
            <text:p>6.9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19.6551424306122" calcext:value-type="float">
            <text:p>-19.6551424306122</text:p>
          </table:table-cell>
          <table:table-cell office:value-type="float" office:value="135.445201647034" calcext:value-type="float">
            <text:p>135.445201647034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26m</text:p>
          </table:table-cell>
          <table:table-cell office:value-type="string" calcext:value-type="string">
            <text:p>-49d</text:p>
          </table:table-cell>
          <table:table-cell office:value-type="string" calcext:value-type="string">
            <text:p>60m</text:p>
          </table:table-cell>
          <table:table-cell office:value-type="float" office:value="24192.4" calcext:value-type="float">
            <text:p>24192.4</text:p>
          </table:table-cell>
          <table:table-cell office:value-type="float" office:value="24120.2" calcext:value-type="float">
            <text:p>24120.2</text:p>
          </table:table-cell>
          <table:table-cell office:value-type="float" office:value="1868.5" calcext:value-type="float">
            <text:p>1868.5</text:p>
          </table:table-cell>
          <table:table-cell office:value-type="float" office:value="-28828.9" calcext:value-type="float">
            <text:p>-28828.9</text:p>
          </table:table-cell>
          <table:table-cell office:value-type="float" office:value="37634.8" calcext:value-type="float">
            <text:p>37634.8</text:p>
          </table:table-cell>
          <table:table-cell office:value-type="float" office:value="-3.4" calcext:value-type="float">
            <text:p>-3.4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3.9" calcext:value-type="float">
            <text:p>3.9</text:p>
          </table:table-cell>
          <table:table-cell office:value-type="float" office:value="-23.5" calcext:value-type="float">
            <text:p>-23.5</text:p>
          </table:table-cell>
          <table:table-cell office:value-type="float" office:value="9.7" calcext:value-type="float">
            <text:p>9.7</text:p>
          </table:table-cell>
          <table:table-cell office:value-type="float" office:value="-6.1" calcext:value-type="float">
            <text:p>-6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23.3443724195941" calcext:value-type="float">
            <text:p>-23.3443724195941</text:p>
          </table:table-cell>
          <table:table-cell office:value-type="float" office:value="134.595101358382" calcext:value-type="float">
            <text:p>134.595101358382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37m</text:p>
          </table:table-cell>
          <table:table-cell office:value-type="string" calcext:value-type="string">
            <text:p>-54d</text:p>
          </table:table-cell>
          <table:table-cell office:value-type="string" calcext:value-type="string">
            <text:p>46m</text:p>
          </table:table-cell>
          <table:table-cell office:value-type="float" office:value="22756.6" calcext:value-type="float">
            <text:p>22756.6</text:p>
          </table:table-cell>
          <table:table-cell office:value-type="float" office:value="22682.7" calcext:value-type="float">
            <text:p>22682.7</text:p>
          </table:table-cell>
          <table:table-cell office:value-type="float" office:value="1832.3" calcext:value-type="float">
            <text:p>1832.3</text:p>
          </table:table-cell>
          <table:table-cell office:value-type="float" office:value="-32224.4" calcext:value-type="float">
            <text:p>-32224.4</text:p>
          </table:table-cell>
          <table:table-cell office:value-type="float" office:value="39449.6" calcext:value-type="float">
            <text:p>39449.6</text:p>
          </table:table-cell>
          <table:table-cell office:value-type="float" office:value="-3" calcext:value-type="float">
            <text:p>-3</text:p>
          </table:table-cell>
          <table:table-cell office:value-type="float" office:value="0.9" calcext:value-type="float">
            <text:p>0.9</text:p>
          </table:table-cell>
          <table:table-cell office:value-type="float" office:value="4.1" calcext:value-type="float">
            <text:p>4.1</text:p>
          </table:table-cell>
          <table:table-cell office:value-type="float" office:value="5.7" calcext:value-type="float">
            <text:p>5.7</text:p>
          </table:table-cell>
          <table:table-cell office:value-type="float" office:value="-19.6" calcext:value-type="float">
            <text:p>-19.6</text:p>
          </table:table-cell>
          <table:table-cell office:value-type="float" office:value="11.8" calcext:value-type="float">
            <text:p>11.8</text:p>
          </table:table-cell>
          <table:table-cell office:value-type="float" office:value="-7.2" calcext:value-type="float">
            <text:p>-7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27.028913204669" calcext:value-type="float">
            <text:p>-27.028913204669</text:p>
          </table:table-cell>
          <table:table-cell office:value-type="float" office:value="133.711062577148" calcext:value-type="float">
            <text:p>133.711062577148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4m</text:p>
          </table:table-cell>
          <table:table-cell office:value-type="string" calcext:value-type="string">
            <text:p>-59d</text:p>
          </table:table-cell>
          <table:table-cell office:value-type="string" calcext:value-type="string">
            <text:p>8m</text:p>
          </table:table-cell>
          <table:table-cell office:value-type="float" office:value="21142.9" calcext:value-type="float">
            <text:p>21142.9</text:p>
          </table:table-cell>
          <table:table-cell office:value-type="float" office:value="21070.8" calcext:value-type="float">
            <text:p>21070.8</text:p>
          </table:table-cell>
          <table:table-cell office:value-type="float" office:value="1745.3" calcext:value-type="float">
            <text:p>1745.3</text:p>
          </table:table-cell>
          <table:table-cell office:value-type="float" office:value="-35372.2" calcext:value-type="float">
            <text:p>-35372.2</text:p>
          </table:table-cell>
          <table:table-cell office:value-type="float" office:value="41209.4" calcext:value-type="float">
            <text:p>41209.4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.6</text:p>
          </table:table-cell>
          <table:table-cell office:value-type="float" office:value="7.9" calcext:value-type="float">
            <text:p>7.9</text:p>
          </table:table-cell>
          <table:table-cell office:value-type="float" office:value="-15" calcext:value-type="float">
            <text:p>-15</text:p>
          </table:table-cell>
          <table:table-cell office:value-type="float" office:value="12.8" calcext:value-type="float">
            <text:p>12.8</text:p>
          </table:table-cell>
          <table:table-cell office:value-type="float" office:value="-7.6" calcext:value-type="float">
            <text:p>-7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30.7079431055591" calcext:value-type="float">
            <text:p>-30.7079431055591</text:p>
          </table:table-cell>
          <table:table-cell office:value-type="float" office:value="132.784442321764" calcext:value-type="float">
            <text:p>132.784442321764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4m</text:p>
          </table:table-cell>
          <table:table-cell office:value-type="string" calcext:value-type="string">
            <text:p>-63d</text:p>
          </table:table-cell>
          <table:table-cell office:value-type="string" calcext:value-type="string">
            <text:p>8m</text:p>
          </table:table-cell>
          <table:table-cell office:value-type="float" office:value="19376.3" calcext:value-type="float">
            <text:p>19376.3</text:p>
          </table:table-cell>
          <table:table-cell office:value-type="float" office:value="19310.1" calcext:value-type="float">
            <text:p>19310.1</text:p>
          </table:table-cell>
          <table:table-cell office:value-type="float" office:value="1600.7" calcext:value-type="float">
            <text:p>1600.7</text:p>
          </table:table-cell>
          <table:table-cell office:value-type="float" office:value="-38247.1" calcext:value-type="float">
            <text:p>-38247.1</text:p>
          </table:table-cell>
          <table:table-cell office:value-type="float" office:value="42875.2" calcext:value-type="float">
            <text:p>42875.2</text:p>
          </table:table-cell>
          <table:table-cell office:value-type="float" office:value="-1.9" calcext:value-type="float">
            <text:p>-1.9</text:p>
          </table:table-cell>
          <table:table-cell office:value-type="float" office:value="1.1" calcext:value-type="float">
            <text:p>1.1</text:p>
          </table:table-cell>
          <table:table-cell office:value-type="float" office:value="9.2" calcext:value-type="float">
            <text:p>9.2</text:p>
          </table:table-cell>
          <table:table-cell office:value-type="float" office:value="10.1" calcext:value-type="float">
            <text:p>10.1</text:p>
          </table:table-cell>
          <table:table-cell office:value-type="float" office:value="-10.1" calcext:value-type="float">
            <text:p>-10.1</text:p>
          </table:table-cell>
          <table:table-cell office:value-type="float" office:value="12.6" calcext:value-type="float">
            <text:p>12.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34.3805455378519" calcext:value-type="float">
            <text:p>-34.3805455378519</text:p>
          </table:table-cell>
          <table:table-cell office:value-type="float" office:value="131.804667667507" calcext:value-type="float">
            <text:p>131.804667667507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34m</text:p>
          </table:table-cell>
          <table:table-cell office:value-type="string" calcext:value-type="string">
            <text:p>-66d</text:p>
          </table:table-cell>
          <table:table-cell office:value-type="string" calcext:value-type="string">
            <text:p>49m</text:p>
          </table:table-cell>
          <table:table-cell office:value-type="float" office:value="17479.9" calcext:value-type="float">
            <text:p>17479.9</text:p>
          </table:table-cell>
          <table:table-cell office:value-type="float" office:value="17424.5" calcext:value-type="float">
            <text:p>17424.5</text:p>
          </table:table-cell>
          <table:table-cell office:value-type="float" office:value="1391" calcext:value-type="float">
            <text:p>1391</text:p>
          </table:table-cell>
          <table:table-cell office:value-type="float" office:value="-40829.9" calcext:value-type="float">
            <text:p>-40829.9</text:p>
          </table:table-cell>
          <table:table-cell office:value-type="float" office:value="44414.3" calcext:value-type="float">
            <text:p>44414.3</text:p>
          </table:table-cell>
          <table:table-cell office:value-type="float" office:value="-1.1" calcext:value-type="float">
            <text:p>-1.1</text:p>
          </table:table-cell>
          <table:table-cell office:value-type="float" office:value="1.2" calcext:value-type="float">
            <text:p>1.2</text:p>
          </table:table-cell>
          <table:table-cell office:value-type="float" office:value="11.5" calcext:value-type="float">
            <text:p>11.5</text:p>
          </table:table-cell>
          <table:table-cell office:value-type="float" office:value="11.9" calcext:value-type="float">
            <text:p>11.9</text:p>
          </table:table-cell>
          <table:table-cell office:value-type="float" office:value="-4.9" calcext:value-type="float">
            <text:p>-4.9</text:p>
          </table:table-cell>
          <table:table-cell office:value-type="float" office:value="11" calcext:value-type="float">
            <text:p>11</text:p>
          </table:table-cell>
          <table:table-cell office:value-type="float" office:value="-5.6" calcext:value-type="float">
            <text:p>-5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38.0456607396461" calcext:value-type="float">
            <text:p>-38.0456607396461</text:p>
          </table:table-cell>
          <table:table-cell office:value-type="float" office:value="130.758524911639" calcext:value-type="float">
            <text:p>130.758524911639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-70d</text:p>
          </table:table-cell>
          <table:table-cell office:value-type="string" calcext:value-type="string">
            <text:p>15m</text:p>
          </table:table-cell>
          <table:table-cell office:value-type="float" office:value="15474.4" calcext:value-type="float">
            <text:p>15474.4</text:p>
          </table:table-cell>
          <table:table-cell office:value-type="float" office:value="15434.7" calcext:value-type="float">
            <text:p>15434.7</text:p>
          </table:table-cell>
          <table:table-cell office:value-type="float" office:value="1107.7" calcext:value-type="float">
            <text:p>1107.7</text:p>
          </table:table-cell>
          <table:table-cell office:value-type="float" office:value="-43104.5" calcext:value-type="float">
            <text:p>-43104.5</text:p>
          </table:table-cell>
          <table:table-cell office:value-type="float" office:value="45798" calcext:value-type="float">
            <text:p>45798</text:p>
          </table:table-cell>
          <table:table-cell office:value-type="float" office:value="-0.1" calcext:value-type="float">
            <text:p>-0.1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8.4" calcext:value-type="float">
            <text:p>8.4</text:p>
          </table:table-cell>
          <table:table-cell office:value-type="float" office:value="-3.5" calcext:value-type="float">
            <text:p>-3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41.7020144041468" calcext:value-type="float">
            <text:p>-41.7020144041468</text:p>
          </table:table-cell>
          <table:table-cell office:value-type="float" office:value="129.629144509828" calcext:value-type="float">
            <text:p>129.62914450982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11m</text:p>
          </table:table-cell>
          <table:table-cell office:value-type="string" calcext:value-type="string">
            <text:p>-73d</text:p>
          </table:table-cell>
          <table:table-cell office:value-type="string" calcext:value-type="string">
            <text:p>28m</text:p>
          </table:table-cell>
          <table:table-cell office:value-type="float" office:value="13379.9" calcext:value-type="float">
            <text:p>13379.9</text:p>
          </table:table-cell>
          <table:table-cell office:value-type="float" office:value="13359.3" calcext:value-type="float">
            <text:p>13359.3</text:p>
          </table:table-cell>
          <table:table-cell office:value-type="float" office:value="742.2" calcext:value-type="float">
            <text:p>742.2</text:p>
          </table:table-cell>
          <table:table-cell office:value-type="float" office:value="-45054.3" calcext:value-type="float">
            <text:p>-45054.3</text:p>
          </table:table-cell>
          <table:table-cell office:value-type="float" office:value="46999" calcext:value-type="float">
            <text:p>4699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3.4" calcext:value-type="float">
            <text:p>13.4</text:p>
          </table:table-cell>
          <table:table-cell office:value-type="float" office:value="13.1" calcext:value-type="float">
            <text:p>13.1</text:p>
          </table:table-cell>
          <table:table-cell office:value-type="float" office:value="5.5" calcext:value-type="float">
            <text:p>5.5</text:p>
          </table:table-cell>
          <table:table-cell office:value-type="float" office:value="4.9" calcext:value-type="float">
            <text:p>4.9</text:p>
          </table:table-cell>
          <table:table-cell office:value-type="float" office:value="-0.9" calcext:value-type="float">
            <text:p>-0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45.34801074975" calcext:value-type="float">
            <text:p>-45.34801074975</text:p>
          </table:table-cell>
          <table:table-cell office:value-type="float" office:value="128.394513725578" calcext:value-type="float">
            <text:p>128.39451372557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28m</text:p>
          </table:table-cell>
          <table:table-cell office:value-type="string" calcext:value-type="string">
            <text:p>-76d</text:p>
          </table:table-cell>
          <table:table-cell office:value-type="string" calcext:value-type="string">
            <text:p>29m</text:p>
          </table:table-cell>
          <table:table-cell office:value-type="float" office:value="11220.2" calcext:value-type="float">
            <text:p>11220.2</text:p>
          </table:table-cell>
          <table:table-cell office:value-type="float" office:value="11216.6" calcext:value-type="float">
            <text:p>11216.6</text:p>
          </table:table-cell>
          <table:table-cell office:value-type="float" office:value="286.4" calcext:value-type="float">
            <text:p>286.4</text:p>
          </table:table-cell>
          <table:table-cell office:value-type="float" office:value="-46659.9" calcext:value-type="float">
            <text:p>-46659.9</text:p>
          </table:table-cell>
          <table:table-cell office:value-type="float" office:value="47990" calcext:value-type="float">
            <text:p>47990</text:p>
          </table:table-cell>
          <table:table-cell office:value-type="float" office:value="3.1" calcext:value-type="float">
            <text:p>3.1</text:p>
          </table:table-cell>
          <table:table-cell office:value-type="float" office:value="0.9" calcext:value-type="float">
            <text:p>0.9</text:p>
          </table:table-cell>
          <table:table-cell office:value-type="float" office:value="12.2" calcext:value-type="float">
            <text:p>12.2</text:p>
          </table:table-cell>
          <table:table-cell office:value-type="float" office:value="12" calcext:value-type="float">
            <text:p>12</text:p>
          </table:table-cell>
          <table:table-cell office:value-type="float" office:value="10.3" calcext:value-type="float">
            <text:p>10.3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48.9815689407094" calcext:value-type="float">
            <text:p>-48.9815689407094</text:p>
          </table:table-cell>
          <table:table-cell office:value-type="float" office:value="127.02523728701" calcext:value-type="float">
            <text:p>127.02523728701</text:p>
          </table:table-cell>
          <table:table-cell office:value-type="string" calcext:value-type="string">
            <text:p>-1d</text:p>
          </table:table-cell>
          <table:table-cell office:value-type="string" calcext:value-type="string">
            <text:p>41m</text:p>
          </table:table-cell>
          <table:table-cell office:value-type="string" calcext:value-type="string">
            <text:p>-79d</text:p>
          </table:table-cell>
          <table:table-cell office:value-type="string" calcext:value-type="string">
            <text:p>19m</text:p>
          </table:table-cell>
          <table:table-cell office:value-type="float" office:value="9032.8" calcext:value-type="float">
            <text:p>9032.8</text:p>
          </table:table-cell>
          <table:table-cell office:value-type="float" office:value="9028.9" calcext:value-type="float">
            <text:p>9028.9</text:p>
          </table:table-cell>
          <table:table-cell office:value-type="float" office:value="-266.4" calcext:value-type="float">
            <text:p>-266.4</text:p>
          </table:table-cell>
          <table:table-cell office:value-type="float" office:value="-47899.1" calcext:value-type="float">
            <text:p>-47899.1</text:p>
          </table:table-cell>
          <table:table-cell office:value-type="float" office:value="48743.4" calcext:value-type="float">
            <text:p>48743.4</text:p>
          </table:table-cell>
          <table:table-cell office:value-type="float" office:value="5.7" calcext:value-type="float">
            <text:p>5.7</text:p>
          </table:table-cell>
          <table:table-cell office:value-type="float" office:value="0.6" calcext:value-type="float">
            <text:p>0.6</text:p>
          </table:table-cell>
          <table:table-cell office:value-type="float" office:value="9.2" calcext:value-type="float">
            <text:p>9.2</text:p>
          </table:table-cell>
          <table:table-cell office:value-type="float" office:value="9.6" calcext:value-type="float">
            <text:p>9.6</text:p>
          </table:table-cell>
          <table:table-cell office:value-type="float" office:value="14.7" calcext:value-type="float">
            <text:p>14.7</text:p>
          </table:table-cell>
          <table:table-cell office:value-type="float" office:value="-3.1" calcext:value-type="float">
            <text:p>-3.1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52.5998661526481" calcext:value-type="float">
            <text:p>-52.5998661526481</text:p>
          </table:table-cell>
          <table:table-cell office:value-type="float" office:value="125.481064814066" calcext:value-type="float">
            <text:p>125.481064814066</text:p>
          </table:table-cell>
          <table:table-cell office:value-type="string" calcext:value-type="string">
            <text:p>-7d</text:p>
          </table:table-cell>
          <table:table-cell office:value-type="string" calcext:value-type="string">
            <text:p>41m</text:p>
          </table:table-cell>
          <table:table-cell office:value-type="string" calcext:value-type="string">
            <text:p>-81d</text:p>
          </table:table-cell>
          <table:table-cell office:value-type="string" calcext:value-type="string">
            <text:p>57m</text:p>
          </table:table-cell>
          <table:table-cell office:value-type="float" office:value="6887.5" calcext:value-type="float">
            <text:p>6887.5</text:p>
          </table:table-cell>
          <table:table-cell office:value-type="float" office:value="6825.6" calcext:value-type="float">
            <text:p>6825.6</text:p>
          </table:table-cell>
          <table:table-cell office:value-type="float" office:value="-921.4" calcext:value-type="float">
            <text:p>-921.4</text:p>
          </table:table-cell>
          <table:table-cell office:value-type="float" office:value="-48748.3" calcext:value-type="float">
            <text:p>-48748.3</text:p>
          </table:table-cell>
          <table:table-cell office:value-type="float" office:value="49232.4" calcext:value-type="float">
            <text:p>49232.4</text:p>
          </table:table-cell>
          <table:table-cell office:value-type="float" office:value="9.5" calcext:value-type="float">
            <text:p>9.5</text:p>
          </table:table-cell>
          <table:table-cell office:value-type="float" office:value="0.2" calcext:value-type="float">
            <text:p>0.2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float" office:value="18.5" calcext:value-type="float">
            <text:p>18.5</text:p>
          </table:table-cell>
          <table:table-cell office:value-type="float" office:value="-6.7" calcext:value-type="float">
            <text:p>-6.7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56.1989206816956" calcext:value-type="float">
            <text:p>-56.1989206816956</text:p>
          </table:table-cell>
          <table:table-cell office:value-type="float" office:value="123.705327504286" calcext:value-type="float">
            <text:p>123.705327504286</text:p>
          </table:table-cell>
          <table:table-cell office:value-type="string" calcext:value-type="string">
            <text:p>-19d</text:p>
          </table:table-cell>
          <table:table-cell office:value-type="string" calcext:value-type="string">
            <text:p>54m</text:p>
          </table:table-cell>
          <table:table-cell office:value-type="string" calcext:value-type="string">
            <text:p>-84d</text:p>
          </table:table-cell>
          <table:table-cell office:value-type="string" calcext:value-type="string">
            <text:p>16m</text:p>
          </table:table-cell>
          <table:table-cell office:value-type="float" office:value="4941.9" calcext:value-type="float">
            <text:p>4941.9</text:p>
          </table:table-cell>
          <table:table-cell office:value-type="float" office:value="4647" calcext:value-type="float">
            <text:p>4647</text:p>
          </table:table-cell>
          <table:table-cell office:value-type="float" office:value="-1681.6" calcext:value-type="float">
            <text:p>-1681.6</text:p>
          </table:table-cell>
          <table:table-cell office:value-type="float" office:value="-49186.4" calcext:value-type="float">
            <text:p>-49186.4</text:p>
          </table:table-cell>
          <table:table-cell office:value-type="float" office:value="49434" calcext:value-type="float">
            <text:p>49434</text:p>
          </table:table-cell>
          <table:table-cell office:value-type="float" office:value="14.3" calcext:value-type="float">
            <text:p>14.3</text:p>
          </table:table-cell>
          <table:table-cell office:value-type="float" office:value="-0.5" calcext:value-type="float">
            <text:p>-0.5</text:p>
          </table:table-cell>
          <table:table-cell office:value-type="float" office:value="-6.2" calcext:value-type="float">
            <text:p>-6.2</text:p>
          </table:table-cell>
          <table:table-cell office:value-type="float" office:value="1.2" calcext:value-type="float">
            <text:p>1.2</text:p>
          </table:table-cell>
          <table:table-cell office:value-type="float" office:value="21.5" calcext:value-type="float">
            <text:p>21.5</text:p>
          </table:table-cell>
          <table:table-cell office:value-type="float" office:value="-9.4" calcext:value-type="float">
            <text:p>-9.4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59.7728887689294" calcext:value-type="float">
            <text:p>-59.7728887689294</text:p>
          </table:table-cell>
          <table:table-cell office:value-type="float" office:value="121.615695804613" calcext:value-type="float">
            <text:p>121.615695804613</text:p>
          </table:table-cell>
          <table:table-cell office:value-type="string" calcext:value-type="string">
            <text:p>-45d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-85d</text:p>
          </table:table-cell>
          <table:table-cell office:value-type="string" calcext:value-type="string">
            <text:p>49m</text:p>
          </table:table-cell>
          <table:table-cell office:value-type="float" office:value="3602.6" calcext:value-type="float">
            <text:p>3602.6</text:p>
          </table:table-cell>
          <table:table-cell office:value-type="float" office:value="2545.9" calcext:value-type="float">
            <text:p>2545.9</text:p>
          </table:table-cell>
          <table:table-cell office:value-type="float" office:value="-2549" calcext:value-type="float">
            <text:p>-2549</text:p>
          </table:table-cell>
          <table:table-cell office:value-type="float" office:value="-49199.9" calcext:value-type="float">
            <text:p>-49199.9</text:p>
          </table:table-cell>
          <table:table-cell office:value-type="float" office:value="49331.6" calcext:value-type="float">
            <text:p>49331.6</text:p>
          </table:table-cell>
          <table:table-cell office:value-type="float" office:value="12.9" calcext:value-type="float">
            <text:p>12.9</text:p>
          </table:table-cell>
          <table:table-cell office:value-type="float" office:value="-1.4" calcext:value-type="float">
            <text:p>-1.4</text:p>
          </table:table-cell>
          <table:table-cell office:value-type="float" office:value="-19.9" calcext:value-type="float">
            <text:p>-19.9</text:p>
          </table:table-cell>
          <table:table-cell office:value-type="float" office:value="-4.6" calcext:value-type="float">
            <text:p>-4.6</text:p>
          </table:table-cell>
          <table:table-cell office:value-type="float" office:value="23.6" calcext:value-type="float">
            <text:p>23.6</text:p>
          </table:table-cell>
          <table:table-cell office:value-type="float" office:value="-11" calcext:value-type="float">
            <text:p>-11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63.3128233290895" calcext:value-type="float">
            <text:p>-63.3128233290895</text:p>
          </table:table-cell>
          <table:table-cell office:value-type="float" office:value="119.088193601965" calcext:value-type="float">
            <text:p>119.088193601965</text:p>
          </table:table-cell>
          <table:table-cell office:value-type="string" calcext:value-type="string">
            <text:p>-80d</text:p>
          </table:table-cell>
          <table:table-cell office:value-type="string" calcext:value-type="string">
            <text:p>30m</text:p>
          </table:table-cell>
          <table:table-cell office:value-type="string" calcext:value-type="string">
            <text:p>-85d</text:p>
          </table:table-cell>
          <table:table-cell office:value-type="string" calcext:value-type="string">
            <text:p>49m</text:p>
          </table:table-cell>
          <table:table-cell office:value-type="float" office:value="3574.8" calcext:value-type="float">
            <text:p>3574.8</text:p>
          </table:table-cell>
          <table:table-cell office:value-type="float" office:value="590.1" calcext:value-type="float">
            <text:p>590.1</text:p>
          </table:table-cell>
          <table:table-cell office:value-type="float" office:value="-3525.7" calcext:value-type="float">
            <text:p>-3525.7</text:p>
          </table:table-cell>
          <table:table-cell office:value-type="float" office:value="-48787.4" calcext:value-type="float">
            <text:p>-48787.4</text:p>
          </table:table-cell>
          <table:table-cell office:value-type="float" office:value="48918.2" calcext:value-type="float">
            <text:p>48918.2</text:p>
          </table:table-cell>
          <table:table-cell office:value-type="float" office:value="-6.6" calcext:value-type="float">
            <text:p>-6.6</text:p>
          </table:table-cell>
          <table:table-cell office:value-type="float" office:value="-1.9" calcext:value-type="float">
            <text:p>-1.9</text:p>
          </table:table-cell>
          <table:table-cell office:value-type="float" office:value="-26.2" calcext:value-type="float">
            <text:p>-26.2</text:p>
          </table:table-cell>
          <table:table-cell office:value-type="float" office:value="-11" calcext:value-type="float">
            <text:p>-11</text:p>
          </table:table-cell>
          <table:table-cell office:value-type="float" office:value="24.8" calcext:value-type="float">
            <text:p>24.8</text:p>
          </table:table-cell>
          <table:table-cell office:value-type="float" office:value="-11.1" calcext:value-type="float">
            <text:p>-11.1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66.8043635397958" calcext:value-type="float">
            <text:p>-66.8043635397958</text:p>
          </table:table-cell>
          <table:table-cell office:value-type="float" office:value="115.928311209006" calcext:value-type="float">
            <text:p>115.928311209006</text:p>
          </table:table-cell>
          <table:table-cell office:value-type="string" calcext:value-type="string">
            <text:p>-103d</text:p>
          </table:table-cell>
          <table:table-cell office:value-type="string" calcext:value-type="string">
            <text:p>48m</text:p>
          </table:table-cell>
          <table:table-cell office:value-type="string" calcext:value-type="string">
            <text:p>-84d</text:p>
          </table:table-cell>
          <table:table-cell office:value-type="string" calcext:value-type="string">
            <text:p>20m</text:p>
          </table:table-cell>
          <table:table-cell office:value-type="float" office:value="4755.3" calcext:value-type="float">
            <text:p>4755.3</text:p>
          </table:table-cell>
          <table:table-cell office:value-type="float" office:value="-1134.8" calcext:value-type="float">
            <text:p>-1134.8</text:p>
          </table:table-cell>
          <table:table-cell office:value-type="float" office:value="-4617.9" calcext:value-type="float">
            <text:p>-4617.9</text:p>
          </table:table-cell>
          <table:table-cell office:value-type="float" office:value="-47963.9" calcext:value-type="float">
            <text:p>-47963.9</text:p>
          </table:table-cell>
          <table:table-cell office:value-type="float" office:value="48199.1" calcext:value-type="float">
            <text:p>48199.1</text:p>
          </table:table-cell>
          <table:table-cell office:value-type="float" office:value="-16.9" calcext:value-type="float">
            <text:p>-16.9</text:p>
          </table:table-cell>
          <table:table-cell office:value-type="float" office:value="-1.5" calcext:value-type="float">
            <text:p>-1.5</text:p>
          </table:table-cell>
          <table:table-cell office:value-type="float" office:value="-19.7" calcext:value-type="float">
            <text:p>-19.7</text:p>
          </table:table-cell>
          <table:table-cell office:value-type="float" office:value="-17.9" calcext:value-type="float">
            <text:p>-17.9</text:p>
          </table:table-cell>
          <table:table-cell office:value-type="float" office:value="24.7" calcext:value-type="float">
            <text:p>24.7</text:p>
          </table:table-cell>
          <table:table-cell office:value-type="float" office:value="-9.5" calcext:value-type="float">
            <text:p>-9.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70.2231652694478" calcext:value-type="float">
            <text:p>-70.2231652694478</text:p>
          </table:table-cell>
          <table:table-cell office:value-type="float" office:value="111.816436446496" calcext:value-type="float">
            <text:p>111.816436446496</text:p>
          </table:table-cell>
          <table:table-cell office:value-type="string" calcext:value-type="string">
            <text:p>-113d</text:p>
          </table:table-cell>
          <table:table-cell office:value-type="string" calcext:value-type="string">
            <text:p>19m</text:p>
          </table:table-cell>
          <table:table-cell office:value-type="string" calcext:value-type="string">
            <text:p>-82d</text:p>
          </table:table-cell>
          <table:table-cell office:value-type="string" calcext:value-type="string">
            <text:p>15m</text:p>
          </table:table-cell>
          <table:table-cell office:value-type="float" office:value="6359.2" calcext:value-type="float">
            <text:p>6359.2</text:p>
          </table:table-cell>
          <table:table-cell office:value-type="float" office:value="-2517.1" calcext:value-type="float">
            <text:p>-2517.1</text:p>
          </table:table-cell>
          <table:table-cell office:value-type="float" office:value="-5839.8" calcext:value-type="float">
            <text:p>-5839.8</text:p>
          </table:table-cell>
          <table:table-cell office:value-type="float" office:value="-46762.4" calcext:value-type="float">
            <text:p>-46762.4</text:p>
          </table:table-cell>
          <table:table-cell office:value-type="float" office:value="47192.8" calcext:value-type="float">
            <text:p>47192.8</text:p>
          </table:table-cell>
          <table:table-cell office:value-type="float" office:value="-17.2" calcext:value-type="float">
            <text:p>-17.2</text:p>
          </table:table-cell>
          <table:table-cell office:value-type="float" office:value="-0.9" calcext:value-type="float">
            <text:p>-0.9</text:p>
          </table:table-cell>
          <table:table-cell office:value-type="float" office:value="-11.4" calcext:value-type="float">
            <text:p>-11.4</text:p>
          </table:table-cell>
          <table:table-cell office:value-type="float" office:value="-24.7" calcext:value-type="float">
            <text:p>-24.7</text:p>
          </table:table-cell>
          <table:table-cell office:value-type="float" office:value="23.2" calcext:value-type="float">
            <text:p>23.2</text:p>
          </table:table-cell>
          <table:table-cell office:value-type="float" office:value="-6" calcext:value-type="float">
            <text:p>-6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73.5252417479658" calcext:value-type="float">
            <text:p>-73.5252417479658</text:p>
          </table:table-cell>
          <table:table-cell office:value-type="float" office:value="106.20110983447" calcext:value-type="float">
            <text:p>106.20110983447</text:p>
          </table:table-cell>
          <table:table-cell office:value-type="string" calcext:value-type="string">
            <text:p>-115d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-79d</text:p>
          </table:table-cell>
          <table:table-cell office:value-type="string" calcext:value-type="string">
            <text:p>60m</text:p>
          </table:table-cell>
          <table:table-cell office:value-type="float" office:value="7976.5" calcext:value-type="float">
            <text:p>7976.5</text:p>
          </table:table-cell>
          <table:table-cell office:value-type="float" office:value="-3395.3" calcext:value-type="float">
            <text:p>-3395.3</text:p>
          </table:table-cell>
          <table:table-cell office:value-type="float" office:value="-7217.8" calcext:value-type="float">
            <text:p>-7217.8</text:p>
          </table:table-cell>
          <table:table-cell office:value-type="float" office:value="-45232.5" calcext:value-type="float">
            <text:p>-45232.5</text:p>
          </table:table-cell>
          <table:table-cell office:value-type="float" office:value="45930.4" calcext:value-type="float">
            <text:p>45930.4</text:p>
          </table:table-cell>
          <table:table-cell office:value-type="float" office:value="-15.8" calcext:value-type="float">
            <text:p>-15.8</text:p>
          </table:table-cell>
          <table:table-cell office:value-type="float" office:value="-0.4" calcext:value-type="float">
            <text:p>-0.4</text:p>
          </table:table-cell>
          <table:table-cell office:value-type="float" office:value="-4.7" calcext:value-type="float">
            <text:p>-4.7</text:p>
          </table:table-cell>
          <table:table-cell office:value-type="float" office:value="-31" calcext:value-type="float">
            <text:p>-31</text:p>
          </table:table-cell>
          <table:table-cell office:value-type="float" office:value="19.8" calcext:value-type="float">
            <text:p>19.8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76.6252301360968" calcext:value-type="float">
            <text:p>-76.6252301360968</text:p>
          </table:table-cell>
          <table:table-cell office:value-type="float" office:value="98.0922359915781" calcext:value-type="float">
            <text:p>98.0922359915781</text:p>
          </table:table-cell>
          <table:table-cell office:value-type="string" calcext:value-type="string">
            <text:p>-111d</text:p>
          </table:table-cell>
          <table:table-cell office:value-type="string" calcext:value-type="string">
            <text:p>44m</text:p>
          </table:table-cell>
          <table:table-cell office:value-type="string" calcext:value-type="string">
            <text:p>-77d</text:p>
          </table:table-cell>
          <table:table-cell office:value-type="string" calcext:value-type="string">
            <text:p>43m</text:p>
          </table:table-cell>
          <table:table-cell office:value-type="float" office:value="9450.9" calcext:value-type="float">
            <text:p>9450.9</text:p>
          </table:table-cell>
          <table:table-cell office:value-type="float" office:value="-3499.8" calcext:value-type="float">
            <text:p>-3499.8</text:p>
          </table:table-cell>
          <table:table-cell office:value-type="float" office:value="-8779" calcext:value-type="float">
            <text:p>-8779</text:p>
          </table:table-cell>
          <table:table-cell office:value-type="float" office:value="-43436.5" calcext:value-type="float">
            <text:p>-43436.5</text:p>
          </table:table-cell>
          <table:table-cell office:value-type="float" office:value="44452.8" calcext:value-type="float">
            <text:p>44452.8</text:p>
          </table:table-cell>
          <table:table-cell office:value-type="float" office:value="-14.2" calcext:value-type="float">
            <text:p>-14.2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-36.4" calcext:value-type="float">
            <text:p>-36.4</text:p>
          </table:table-cell>
          <table:table-cell office:value-type="float" office:value="14" calcext:value-type="float">
            <text:p>14</text:p>
          </table:table-cell>
          <table:table-cell office:value-type="float" office:value="5.9" calcext:value-type="float">
            <text:p>5.9</text:p>
          </table:table-cell>
          <table:table-cell office:value-type="float" office:value="-5.6" calcext:value-type="float">
            <text:p>-5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79.346530445417" calcext:value-type="float">
            <text:p>-79.346530445417</text:p>
          </table:table-cell>
          <table:table-cell office:value-type="float" office:value="85.7367583622549" calcext:value-type="float">
            <text:p>85.7367583622549</text:p>
          </table:table-cell>
          <table:table-cell office:value-type="string" calcext:value-type="string">
            <text:p>-102d</text:p>
          </table:table-cell>
          <table:table-cell office:value-type="string" calcext:value-type="string">
            <text:p>36m</text:p>
          </table:table-cell>
          <table:table-cell office:value-type="string" calcext:value-type="string">
            <text:p>-75d</text:p>
          </table:table-cell>
          <table:table-cell office:value-type="string" calcext:value-type="string">
            <text:p>30m</text:p>
          </table:table-cell>
          <table:table-cell office:value-type="float" office:value="10717.6" calcext:value-type="float">
            <text:p>10717.6</text:p>
          </table:table-cell>
          <table:table-cell office:value-type="float" office:value="-2339.4" calcext:value-type="float">
            <text:p>-2339.4</text:p>
          </table:table-cell>
          <table:table-cell office:value-type="float" office:value="-10459.2" calcext:value-type="float">
            <text:p>-10459.2</text:p>
          </table:table-cell>
          <table:table-cell office:value-type="float" office:value="-41443.1" calcext:value-type="float">
            <text:p>-41443.1</text:p>
          </table:table-cell>
          <table:table-cell office:value-type="float" office:value="42806.5" calcext:value-type="float">
            <text:p>42806.5</text:p>
          </table:table-cell>
          <table:table-cell office:value-type="float" office:value="-12.7" calcext:value-type="float">
            <text:p>-12.7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-39.5" calcext:value-type="float">
            <text:p>-39.5</text:p>
          </table:table-cell>
          <table:table-cell office:value-type="float" office:value="4.8" calcext:value-type="float">
            <text:p>4.8</text:p>
          </table:table-cell>
          <table:table-cell office:value-type="float" office:value="13.8" calcext:value-type="float">
            <text:p>13.8</text:p>
          </table:table-cell>
          <table:table-cell office:value-type="float" office:value="-12.3" calcext:value-type="float">
            <text:p>-12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81.3261069225024" calcext:value-type="float">
            <text:p>-81.3261069225024</text:p>
          </table:table-cell>
          <table:table-cell office:value-type="float" office:value="66.7248334122774" calcext:value-type="float">
            <text:p>66.7248334122774</text:p>
          </table:table-cell>
          <table:table-cell office:value-type="string" calcext:value-type="string">
            <text:p>-86d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-73d</text:p>
          </table:table-cell>
          <table:table-cell office:value-type="string" calcext:value-type="string">
            <text:p>21m</text:p>
          </table:table-cell>
          <table:table-cell office:value-type="float" office:value="11753" calcext:value-type="float">
            <text:p>11753</text:p>
          </table:table-cell>
          <table:table-cell office:value-type="float" office:value="803.4" calcext:value-type="float">
            <text:p>803.4</text:p>
          </table:table-cell>
          <table:table-cell office:value-type="float" office:value="-11725.5" calcext:value-type="float">
            <text:p>-11725.5</text:p>
          </table:table-cell>
          <table:table-cell office:value-type="float" office:value="-39319.2" calcext:value-type="float">
            <text:p>-39319.2</text:p>
          </table:table-cell>
          <table:table-cell office:value-type="float" office:value="41038.2" calcext:value-type="float">
            <text:p>41038.2</text:p>
          </table:table-cell>
          <table:table-cell office:value-type="float" office:value="-11.3" calcext:value-type="float">
            <text:p>-11.3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office:value-type="float" office:value="-38.3" calcext:value-type="float">
            <text:p>-38.3</text:p>
          </table:table-cell>
          <table:table-cell office:value-type="float" office:value="-8.3" calcext:value-type="float">
            <text:p>-8.3</text:p>
          </table:table-cell>
          <table:table-cell office:value-type="float" office:value="22.3" calcext:value-type="float">
            <text:p>22.3</text:p>
          </table:table-cell>
          <table:table-cell office:value-type="float" office:value="-19.8" calcext:value-type="float">
            <text:p>-19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81.9938676230039" calcext:value-type="float">
            <text:p>-81.9938676230039</text:p>
          </table:table-cell>
          <table:table-cell office:value-type="float" office:value="41.2023779648454" calcext:value-type="float">
            <text:p>41.2023779648454</text:p>
          </table:table-cell>
          <table:table-cell office:value-type="string" calcext:value-type="string">
            <text:p>-62d</text:p>
          </table:table-cell>
          <table:table-cell office:value-type="string" calcext:value-type="string">
            <text:p>40m</text:p>
          </table:table-cell>
          <table:table-cell office:value-type="string" calcext:value-type="string">
            <text:p>-71d</text:p>
          </table:table-cell>
          <table:table-cell office:value-type="string" calcext:value-type="string">
            <text:p>19m</text:p>
          </table:table-cell>
          <table:table-cell office:value-type="float" office:value="12556.4" calcext:value-type="float">
            <text:p>12556.4</text:p>
          </table:table-cell>
          <table:table-cell office:value-type="float" office:value="5764.6" calcext:value-type="float">
            <text:p>5764.6</text:p>
          </table:table-cell>
          <table:table-cell office:value-type="float" office:value="-11155" calcext:value-type="float">
            <text:p>-11155</text:p>
          </table:table-cell>
          <table:table-cell office:value-type="float" office:value="-37124.4" calcext:value-type="float">
            <text:p>-37124.4</text:p>
          </table:table-cell>
          <table:table-cell office:value-type="float" office:value="39190.4" calcext:value-type="float">
            <text:p>39190.4</text:p>
          </table:table-cell>
          <table:table-cell office:value-type="float" office:value="-10" calcext:value-type="float">
            <text:p>-10</text:p>
          </table:table-cell>
          <table:table-cell office:value-type="float" office:value="1.3" calcext:value-type="float">
            <text:p>1.3</text:p>
          </table:table-cell>
          <table:table-cell office:value-type="float" office:value="5.6" calcext:value-type="float">
            <text:p>5.6</text:p>
          </table:table-cell>
          <table:table-cell office:value-type="float" office:value="-29.8" calcext:value-type="float">
            <text:p>-29.8</text:p>
          </table:table-cell>
          <table:table-cell office:value-type="float" office:value="-21.6" calcext:value-type="float">
            <text:p>-21.6</text:p>
          </table:table-cell>
          <table:table-cell office:value-type="float" office:value="30.9" calcext:value-type="float">
            <text:p>30.9</text:p>
          </table:table-cell>
          <table:table-cell office:value-type="float" office:value="-27.5" calcext:value-type="float">
            <text:p>-27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81.0509020167329" calcext:value-type="float">
            <text:p>-81.0509020167329</text:p>
          </table:table-cell>
          <table:table-cell office:value-type="float" office:value="16.499308751257" calcext:value-type="float">
            <text:p>16.499308751257</text:p>
          </table:table-cell>
          <table:table-cell office:value-type="string" calcext:value-type="string">
            <text:p>-39d</text:p>
          </table:table-cell>
          <table:table-cell office:value-type="string" calcext:value-type="string">
            <text:p>56m</text:p>
          </table:table-cell>
          <table:table-cell office:value-type="string" calcext:value-type="string">
            <text:p>-69d</text:p>
          </table:table-cell>
          <table:table-cell office:value-type="string" calcext:value-type="string">
            <text:p>22m</text:p>
          </table:table-cell>
          <table:table-cell office:value-type="float" office:value="13140.3" calcext:value-type="float">
            <text:p>13140.3</text:p>
          </table:table-cell>
          <table:table-cell office:value-type="float" office:value="10075.6" calcext:value-type="float">
            <text:p>10075.6</text:p>
          </table:table-cell>
          <table:table-cell office:value-type="float" office:value="-8434.9" calcext:value-type="float">
            <text:p>-8434.9</text:p>
          </table:table-cell>
          <table:table-cell office:value-type="float" office:value="-34906.6" calcext:value-type="float">
            <text:p>-34906.6</text:p>
          </table:table-cell>
          <table:table-cell office:value-type="float" office:value="37297.9" calcext:value-type="float">
            <text:p>37297.9</text:p>
          </table:table-cell>
          <table:table-cell office:value-type="float" office:value="-8.6" calcext:value-type="float">
            <text:p>-8.6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  <table:table-cell office:value-type="float" office:value="-18.3" calcext:value-type="float">
            <text:p>-18.3</text:p>
          </table:table-cell>
          <table:table-cell office:value-type="float" office:value="-27.4" calcext:value-type="float">
            <text:p>-27.4</text:p>
          </table:table-cell>
          <table:table-cell office:value-type="float" office:value="38.8" calcext:value-type="float">
            <text:p>38.8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78.8996893555042" calcext:value-type="float">
            <text:p>-78.8996893555042</text:p>
          </table:table-cell>
          <table:table-cell office:value-type="float" office:value="-1.1800346092626" calcext:value-type="float">
            <text:p>-1.1800346092626</text:p>
          </table:table-cell>
          <table:table-cell office:value-type="string" calcext:value-type="string">
            <text:p>-24d</text:p>
          </table:table-cell>
          <table:table-cell office:value-type="string" calcext:value-type="string">
            <text:p>13m</text:p>
          </table:table-cell>
          <table:table-cell office:value-type="string" calcext:value-type="string">
            <text:p>-67d</text:p>
          </table:table-cell>
          <table:table-cell office:value-type="string" calcext:value-type="string">
            <text:p>32m</text:p>
          </table:table-cell>
          <table:table-cell office:value-type="float" office:value="13523.4" calcext:value-type="float">
            <text:p>13523.4</text:p>
          </table:table-cell>
          <table:table-cell office:value-type="float" office:value="12333.1" calcext:value-type="float">
            <text:p>12333.1</text:p>
          </table:table-cell>
          <table:table-cell office:value-type="float" office:value="-5547.6" calcext:value-type="float">
            <text:p>-5547.6</text:p>
          </table:table-cell>
          <table:table-cell office:value-type="float" office:value="-32702.1" calcext:value-type="float">
            <text:p>-32702.1</text:p>
          </table:table-cell>
          <table:table-cell office:value-type="float" office:value="35388" calcext:value-type="float">
            <text:p>35388</text:p>
          </table:table-cell>
          <table:table-cell office:value-type="float" office:value="-7.2" calcext:value-type="float">
            <text:p>-7.2</text:p>
          </table:table-cell>
          <table:table-cell office:value-type="float" office:value="1.7" calcext:value-type="float">
            <text:p>1.7</text:p>
          </table:table-cell>
          <table:table-cell office:value-type="float" office:value="-0.1" calcext:value-type="float">
            <text:p>-0.1</text:p>
          </table:table-cell>
          <table:table-cell office:value-type="float" office:value="-11.7" calcext:value-type="float">
            <text:p>-11.7</text:p>
          </table:table-cell>
          <table:table-cell office:value-type="float" office:value="-25.6" calcext:value-type="float">
            <text:p>-25.6</text:p>
          </table:table-cell>
          <table:table-cell office:value-type="float" office:value="45.2" calcext:value-type="float">
            <text:p>45.2</text:p>
          </table:table-cell>
          <table:table-cell office:value-type="float" office:value="-41.8" calcext:value-type="float">
            <text:p>-41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76.0889759012065" calcext:value-type="float">
            <text:p>-76.0889759012065</text:p>
          </table:table-cell>
          <table:table-cell office:value-type="float" office:value="-12.608833165968" calcext:value-type="float">
            <text:p>-12.608833165968</text:p>
          </table:table-cell>
          <table:table-cell office:value-type="string" calcext:value-type="string">
            <text:p>-14d</text:p>
          </table:table-cell>
          <table:table-cell office:value-type="string" calcext:value-type="string">
            <text:p>51m</text:p>
          </table:table-cell>
          <table:table-cell office:value-type="string" calcext:value-type="string">
            <text:p>-65d</text:p>
          </table:table-cell>
          <table:table-cell office:value-type="string" calcext:value-type="string">
            <text:p>48m</text:p>
          </table:table-cell>
          <table:table-cell office:value-type="float" office:value="13726.4" calcext:value-type="float">
            <text:p>13726.4</text:p>
          </table:table-cell>
          <table:table-cell office:value-type="float" office:value="13268.4" calcext:value-type="float">
            <text:p>13268.4</text:p>
          </table:table-cell>
          <table:table-cell office:value-type="float" office:value="-3516.3" calcext:value-type="float">
            <text:p>-3516.3</text:p>
          </table:table-cell>
          <table:table-cell office:value-type="float" office:value="-30538.8" calcext:value-type="float">
            <text:p>-30538.8</text:p>
          </table:table-cell>
          <table:table-cell office:value-type="float" office:value="33481.9" calcext:value-type="float">
            <text:p>33481.9</text:p>
          </table:table-cell>
          <table:table-cell office:value-type="float" office:value="-5.8" calcext:value-type="float">
            <text:p>-5.8</text:p>
          </table:table-cell>
          <table:table-cell office:value-type="float" office:value="1.6" calcext:value-type="float">
            <text:p>1.6</text:p>
          </table:table-cell>
          <table:table-cell office:value-type="float" office:value="-5.3" calcext:value-type="float">
            <text:p>-5.3</text:p>
          </table:table-cell>
          <table:table-cell office:value-type="float" office:value="-11.1" calcext:value-type="float">
            <text:p>-11.1</text:p>
          </table:table-cell>
          <table:table-cell office:value-type="float" office:value="-20.8" calcext:value-type="float">
            <text:p>-20.8</text:p>
          </table:table-cell>
          <table:table-cell office:value-type="float" office:value="49.7" calcext:value-type="float">
            <text:p>49.7</text:p>
          </table:table-cell>
          <table:table-cell office:value-type="float" office:value="-47.6" calcext:value-type="float">
            <text:p>-47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72.9406125346883" calcext:value-type="float">
            <text:p>-72.9406125346883</text:p>
          </table:table-cell>
          <table:table-cell office:value-type="float" office:value="-20.1717936912926" calcext:value-type="float">
            <text:p>-20.1717936912926</text:p>
          </table:table-cell>
          <table:table-cell office:value-type="string" calcext:value-type="string">
            <text:p>-9d</text:p>
          </table:table-cell>
          <table:table-cell office:value-type="string" calcext:value-type="string">
            <text:p>29m</text:p>
          </table:table-cell>
          <table:table-cell office:value-type="string" calcext:value-type="string">
            <text:p>-64d</text:p>
          </table:table-cell>
          <table:table-cell office:value-type="string" calcext:value-type="string">
            <text:p>10m</text:p>
          </table:table-cell>
          <table:table-cell office:value-type="float" office:value="13770.5" calcext:value-type="float">
            <text:p>13770.5</text:p>
          </table:table-cell>
          <table:table-cell office:value-type="float" office:value="13582.5" calcext:value-type="float">
            <text:p>13582.5</text:p>
          </table:table-cell>
          <table:table-cell office:value-type="float" office:value="-2268" calcext:value-type="float">
            <text:p>-2268</text:p>
          </table:table-cell>
          <table:table-cell office:value-type="float" office:value="-28440.9" calcext:value-type="float">
            <text:p>-28440.9</text:p>
          </table:table-cell>
          <table:table-cell office:value-type="float" office:value="31599.2" calcext:value-type="float">
            <text:p>31599.2</text:p>
          </table:table-cell>
          <table:table-cell office:value-type="float" office:value="-4.4" calcext:value-type="float">
            <text:p>-4.4</text:p>
          </table:table-cell>
          <table:table-cell office:value-type="float" office:value="1.3" calcext:value-type="float">
            <text:p>1.3</text:p>
          </table:table-cell>
          <table:table-cell office:value-type="float" office:value="-11.7" calcext:value-type="float">
            <text:p>-11.7</text:p>
          </table:table-cell>
          <table:table-cell office:value-type="float" office:value="-14.5" calcext:value-type="float">
            <text:p>-14.5</text:p>
          </table:table-cell>
          <table:table-cell office:value-type="float" office:value="-15.6" calcext:value-type="float">
            <text:p>-15.6</text:p>
          </table:table-cell>
          <table:table-cell office:value-type="float" office:value="51.9" calcext:value-type="float">
            <text:p>51.9</text:p>
          </table:table-cell>
          <table:table-cell office:value-type="float" office:value="-51.8" calcext:value-type="float">
            <text:p>-51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69.6092623716475" calcext:value-type="float">
            <text:p>-69.6092623716475</text:p>
          </table:table-cell>
          <table:table-cell office:value-type="float" office:value="-25.4633296111602" calcext:value-type="float">
            <text:p>-25.4633296111602</text:p>
          </table:table-cell>
          <table:table-cell office:value-type="string" calcext:value-type="string">
            <text:p>-6d</text:p>
          </table:table-cell>
          <table:table-cell office:value-type="string" calcext:value-type="string">
            <text:p>34m</text:p>
          </table:table-cell>
          <table:table-cell office:value-type="string" calcext:value-type="string">
            <text:p>-62d</text:p>
          </table:table-cell>
          <table:table-cell office:value-type="string" calcext:value-type="string">
            <text:p>38m</text:p>
          </table:table-cell>
          <table:table-cell office:value-type="float" office:value="13678.6" calcext:value-type="float">
            <text:p>13678.6</text:p>
          </table:table-cell>
          <table:table-cell office:value-type="float" office:value="13588.8" calcext:value-type="float">
            <text:p>13588.8</text:p>
          </table:table-cell>
          <table:table-cell office:value-type="float" office:value="-1564.7" calcext:value-type="float">
            <text:p>-1564.7</text:p>
          </table:table-cell>
          <table:table-cell office:value-type="float" office:value="-26432.4" calcext:value-type="float">
            <text:p>-26432.4</text:p>
          </table:table-cell>
          <table:table-cell office:value-type="float" office:value="29762" calcext:value-type="float">
            <text:p>29762</text:p>
          </table:table-cell>
          <table:table-cell office:value-type="float" office:value="-3.3" calcext:value-type="float">
            <text:p>-3.3</text:p>
          </table:table-cell>
          <table:table-cell office:value-type="float" office:value="0.8" calcext:value-type="float">
            <text:p>0.8</text:p>
          </table:table-cell>
          <table:table-cell office:value-type="float" office:value="-18.8" calcext:value-type="float">
            <text:p>-18.8</text:p>
          </table:table-cell>
          <table:table-cell office:value-type="float" office:value="-20.1" calcext:value-type="float">
            <text:p>-20.1</text:p>
          </table:table-cell>
          <table:table-cell office:value-type="float" office:value="-10.7" calcext:value-type="float">
            <text:p>-10.7</text:p>
          </table:table-cell>
          <table:table-cell office:value-type="float" office:value="51.4" calcext:value-type="float">
            <text:p>51.4</text:p>
          </table:table-cell>
          <table:table-cell office:value-type="float" office:value="-54.3" calcext:value-type="float">
            <text:p>-54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66.1703824955563" calcext:value-type="float">
            <text:p>-66.1703824955563</text:p>
          </table:table-cell>
          <table:table-cell office:value-type="float" office:value="-29.3740934285578" calcext:value-type="float">
            <text:p>-29.3740934285578</text:p>
          </table:table-cell>
          <table:table-cell office:value-type="string" calcext:value-type="string">
            <text:p>-5d</text:p>
          </table:table-cell>
          <table:table-cell office:value-type="string" calcext:value-type="string">
            <text:p>14m</text:p>
          </table:table-cell>
          <table:table-cell office:value-type="string" calcext:value-type="string">
            <text:p>-61d</text:p>
          </table:table-cell>
          <table:table-cell office:value-type="string" calcext:value-type="string">
            <text:p>13m</text:p>
          </table:table-cell>
          <table:table-cell office:value-type="float" office:value="13477.9" calcext:value-type="float">
            <text:p>13477.9</text:p>
          </table:table-cell>
          <table:table-cell office:value-type="float" office:value="13421.6" calcext:value-type="float">
            <text:p>13421.6</text:p>
          </table:table-cell>
          <table:table-cell office:value-type="float" office:value="-1229.9" calcext:value-type="float">
            <text:p>-1229.9</text:p>
          </table:table-cell>
          <table:table-cell office:value-type="float" office:value="-24538.5" calcext:value-type="float">
            <text:p>-24538.5</text:p>
          </table:table-cell>
          <table:table-cell office:value-type="float" office:value="27996.2" calcext:value-type="float">
            <text:p>27996.2</text:p>
          </table:table-cell>
          <table:table-cell office:value-type="float" office:value="-2.3" calcext:value-type="float">
            <text:p>-2.3</text:p>
          </table:table-cell>
          <table:table-cell office:value-type="float" office:value="0.1" calcext:value-type="float">
            <text:p>0.1</text:p>
          </table:table-cell>
          <table:table-cell office:value-type="float" office:value="-26.1" calcext:value-type="float">
            <text:p>-26.1</text:p>
          </table:table-cell>
          <table:table-cell office:value-type="float" office:value="-26.8" calcext:value-type="float">
            <text:p>-26.8</text:p>
          </table:table-cell>
          <table:table-cell office:value-type="float" office:value="-6.6" calcext:value-type="float">
            <text:p>-6.6</text:p>
          </table:table-cell>
          <table:table-cell office:value-type="float" office:value="48.5" calcext:value-type="float">
            <text:p>48.5</text:p>
          </table:table-cell>
          <table:table-cell office:value-type="float" office:value="-55.1" calcext:value-type="float">
            <text:p>-55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62.6633720677764" calcext:value-type="float">
            <text:p>-62.6633720677764</text:p>
          </table:table-cell>
          <table:table-cell office:value-type="float" office:value="-32.4027587573494" calcext:value-type="float">
            <text:p>-32.4027587573494</text:p>
          </table:table-cell>
          <table:table-cell office:value-type="string" calcext:value-type="string">
            <text:p>-4d</text:p>
          </table:table-cell>
          <table:table-cell office:value-type="string" calcext:value-type="string">
            <text:p>59m</text:p>
          </table:table-cell>
          <table:table-cell office:value-type="string" calcext:value-type="string">
            <text:p>-59d</text:p>
          </table:table-cell>
          <table:table-cell office:value-type="string" calcext:value-type="string">
            <text:p>54m</text:p>
          </table:table-cell>
          <table:table-cell office:value-type="float" office:value="13202.7" calcext:value-type="float">
            <text:p>13202.7</text:p>
          </table:table-cell>
          <table:table-cell office:value-type="float" office:value="13152.7" calcext:value-type="float">
            <text:p>13152.7</text:p>
          </table:table-cell>
          <table:table-cell office:value-type="float" office:value="-1147.7" calcext:value-type="float">
            <text:p>-1147.7</text:p>
          </table:table-cell>
          <table:table-cell office:value-type="float" office:value="-22783.2" calcext:value-type="float">
            <text:p>-22783.2</text:p>
          </table:table-cell>
          <table:table-cell office:value-type="float" office:value="26332.2" calcext:value-type="float">
            <text:p>26332.2</text:p>
          </table:table-cell>
          <table:table-cell office:value-type="float" office:value="-1.7" calcext:value-type="float">
            <text:p>-1.7</text:p>
          </table:table-cell>
          <table:table-cell office:value-type="float" office:value="-0.9" calcext:value-type="float">
            <text:p>-0.9</text:p>
          </table:table-cell>
          <table:table-cell office:value-type="float" office:value="-33.2" calcext:value-type="float">
            <text:p>-33.2</text:p>
          </table:table-cell>
          <table:table-cell office:value-type="float" office:value="-33.6" calcext:value-type="float">
            <text:p>-33.6</text:p>
          </table:table-cell>
          <table:table-cell office:value-type="float" office:value="-3.4" calcext:value-type="float">
            <text:p>-3.4</text:p>
          </table:table-cell>
          <table:table-cell office:value-type="float" office:value="43.3" calcext:value-type="float">
            <text:p>43.3</text:p>
          </table:table-cell>
          <table:table-cell office:value-type="float" office:value="-54.1" calcext:value-type="float">
            <text:p>-54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59.1103116722532" calcext:value-type="float">
            <text:p>-59.1103116722532</text:p>
          </table:table-cell>
          <table:table-cell office:value-type="float" office:value="-34.8408361458388" calcext:value-type="float">
            <text:p>-34.8408361458388</text:p>
          </table:table-cell>
          <table:table-cell office:value-type="string" calcext:value-type="string">
            <text:p>-5d</text:p>
          </table:table-cell>
          <table:table-cell office:value-type="string" calcext:value-type="string">
            <text:p>31m</text:p>
          </table:table-cell>
          <table:table-cell office:value-type="string" calcext:value-type="string">
            <text:p>-58d</text:p>
          </table:table-cell>
          <table:table-cell office:value-type="string" calcext:value-type="string">
            <text:p>40m</text:p>
          </table:table-cell>
          <table:table-cell office:value-type="float" office:value="12894.8" calcext:value-type="float">
            <text:p>12894.8</text:p>
          </table:table-cell>
          <table:table-cell office:value-type="float" office:value="12835" calcext:value-type="float">
            <text:p>12835</text:p>
          </table:table-cell>
          <table:table-cell office:value-type="float" office:value="-1240.1" calcext:value-type="float">
            <text:p>-1240.1</text:p>
          </table:table-cell>
          <table:table-cell office:value-type="float" office:value="-21184.7" calcext:value-type="float">
            <text:p>-21184.7</text:p>
          </table:table-cell>
          <table:table-cell office:value-type="float" office:value="24800.6" calcext:value-type="float">
            <text:p>24800.6</text:p>
          </table:table-cell>
          <table:table-cell office:value-type="float" office:value="-1.4" calcext:value-type="float">
            <text:p>-1.4</text:p>
          </table:table-cell>
          <table:table-cell office:value-type="float" office:value="-2.1" calcext:value-type="float">
            <text:p>-2.1</text:p>
          </table:table-cell>
          <table:table-cell office:value-type="float" office:value="-39.7" calcext:value-type="float">
            <text:p>-39.7</text:p>
          </table:table-cell>
          <table:table-cell office:value-type="float" office:value="-40" calcext:value-type="float">
            <text:p>-40</text:p>
          </table:table-cell>
          <table:table-cell office:value-type="float" office:value="-1.2" calcext:value-type="float">
            <text:p>-1.2</text:p>
          </table:table-cell>
          <table:table-cell office:value-type="float" office:value="36.4" calcext:value-type="float">
            <text:p>36.4</text:p>
          </table:table-cell>
          <table:table-cell office:value-type="float" office:value="-51.7" calcext:value-type="float">
            <text:p>-51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55.5243741529314" calcext:value-type="float">
            <text:p>-55.5243741529314</text:p>
          </table:table-cell>
          <table:table-cell office:value-type="float" office:value="-36.8672594982064" calcext:value-type="float">
            <text:p>-36.8672594982064</text:p>
          </table:table-cell>
          <table:table-cell office:value-type="string" calcext:value-type="string">
            <text:p>-6d</text:p>
          </table:table-cell>
          <table:table-cell office:value-type="string" calcext:value-type="string">
            <text:p>37m</text:p>
          </table:table-cell>
          <table:table-cell office:value-type="string" calcext:value-type="string">
            <text:p>-57d</text:p>
          </table:table-cell>
          <table:table-cell office:value-type="string" calcext:value-type="string">
            <text:p>28m</text:p>
          </table:table-cell>
          <table:table-cell office:value-type="float" office:value="12600.3" calcext:value-type="float">
            <text:p>12600.3</text:p>
          </table:table-cell>
          <table:table-cell office:value-type="float" office:value="12516.3" calcext:value-type="float">
            <text:p>12516.3</text:p>
          </table:table-cell>
          <table:table-cell office:value-type="float" office:value="-1452" calcext:value-type="float">
            <text:p>-1452</text:p>
          </table:table-cell>
          <table:table-cell office:value-type="float" office:value="-19750.2" calcext:value-type="float">
            <text:p>-19750.2</text:p>
          </table:table-cell>
          <table:table-cell office:value-type="float" office:value="23427.3" calcext:value-type="float">
            <text:p>23427.3</text:p>
          </table:table-cell>
          <table:table-cell office:value-type="float" office:value="-1.4" calcext:value-type="float">
            <text:p>-1.4</text:p>
          </table:table-cell>
          <table:table-cell office:value-type="float" office:value="-3.4" calcext:value-type="float">
            <text:p>-3.4</text:p>
          </table:table-cell>
          <table:table-cell office:value-type="float" office:value="-45.4" calcext:value-type="float">
            <text:p>-45.4</text:p>
          </table:table-cell>
          <table:table-cell office:value-type="float" office:value="-45.7" calcext:value-type="float">
            <text:p>-45.7</text:p>
          </table:table-cell>
          <table:table-cell office:value-type="float" office:value="0" calcext:value-type="float">
            <text:p>0</text:p>
          </table:table-cell>
          <table:table-cell office:value-type="float" office:value="28.1" calcext:value-type="float">
            <text:p>28.1</text:p>
          </table:table-cell>
          <table:table-cell office:value-type="float" office:value="-48.1" calcext:value-type="float">
            <text:p>-48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51.9138517294248" calcext:value-type="float">
            <text:p>-51.9138517294248</text:p>
          </table:table-cell>
          <table:table-cell office:value-type="float" office:value="-38.5969608022263" calcext:value-type="float">
            <text:p>-38.5969608022263</text:p>
          </table:table-cell>
          <table:table-cell office:value-type="string" calcext:value-type="string">
            <text:p>-8d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-56d</text:p>
          </table:table-cell>
          <table:table-cell office:value-type="string" calcext:value-type="string">
            <text:p>12m</text:p>
          </table:table-cell>
          <table:table-cell office:value-type="float" office:value="12364.7" calcext:value-type="float">
            <text:p>12364.7</text:p>
          </table:table-cell>
          <table:table-cell office:value-type="float" office:value="12241.3" calcext:value-type="float">
            <text:p>12241.3</text:p>
          </table:table-cell>
          <table:table-cell office:value-type="float" office:value="-1742.7" calcext:value-type="float">
            <text:p>-1742.7</text:p>
          </table:table-cell>
          <table:table-cell office:value-type="float" office:value="-18472.3" calcext:value-type="float">
            <text:p>-18472.3</text:p>
          </table:table-cell>
          <table:table-cell office:value-type="float" office:value="22228.7" calcext:value-type="float">
            <text:p>22228.7</text:p>
          </table:table-cell>
          <table:table-cell office:value-type="float" office:value="-1.8" calcext:value-type="float">
            <text:p>-1.8</text:p>
          </table:table-cell>
          <table:table-cell office:value-type="float" office:value="-4.8" calcext:value-type="float">
            <text:p>-4.8</text:p>
          </table:table-cell>
          <table:table-cell office:value-type="float" office:value="-50" calcext:value-type="float">
            <text:p>-50</text:p>
          </table:table-cell>
          <table:table-cell office:value-type="float" office:value="-50.5" calcext:value-type="float">
            <text:p>-50.5</text:p>
          </table:table-cell>
          <table:table-cell office:value-type="float" office:value="0.5" calcext:value-type="float">
            <text:p>0.5</text:p>
          </table:table-cell>
          <table:table-cell office:value-type="float" office:value="19" calcext:value-type="float">
            <text:p>19</text:p>
          </table:table-cell>
          <table:table-cell office:value-type="float" office:value="-43.6" calcext:value-type="float">
            <text:p>-43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48.2842154020223" calcext:value-type="float">
            <text:p>-48.2842154020223</text:p>
          </table:table-cell>
          <table:table-cell office:value-type="float" office:value="-40.1067818789808" calcext:value-type="float">
            <text:p>-40.1067818789808</text:p>
          </table:table-cell>
          <table:table-cell office:value-type="string" calcext:value-type="string">
            <text:p>-9d</text:p>
          </table:table-cell>
          <table:table-cell office:value-type="string" calcext:value-type="string">
            <text:p>48m</text:p>
          </table:table-cell>
          <table:table-cell office:value-type="string" calcext:value-type="string">
            <text:p>-54d</text:p>
          </table:table-cell>
          <table:table-cell office:value-type="string" calcext:value-type="string">
            <text:p>48m</text:p>
          </table:table-cell>
          <table:table-cell office:value-type="float" office:value="12226.7" calcext:value-type="float">
            <text:p>12226.7</text:p>
          </table:table-cell>
          <table:table-cell office:value-type="float" office:value="12048.2" calcext:value-type="float">
            <text:p>12048.2</text:p>
          </table:table-cell>
          <table:table-cell office:value-type="float" office:value="-2081.4" calcext:value-type="float">
            <text:p>-2081.4</text:p>
          </table:table-cell>
          <table:table-cell office:value-type="float" office:value="-17329.8" calcext:value-type="float">
            <text:p>-17329.8</text:p>
          </table:table-cell>
          <table:table-cell office:value-type="float" office:value="21208.8" calcext:value-type="float">
            <text:p>21208.8</text:p>
          </table:table-cell>
          <table:table-cell office:value-type="float" office:value="-2.5" calcext:value-type="float">
            <text:p>-2.5</text:p>
          </table:table-cell>
          <table:table-cell office:value-type="float" office:value="-6.3" calcext:value-type="float">
            <text:p>-6.3</text:p>
          </table:table-cell>
          <table:table-cell office:value-type="float" office:value="-53.7" calcext:value-type="float">
            <text:p>-53.7</text:p>
          </table:table-cell>
          <table:table-cell office:value-type="float" office:value="-54.5" calcext:value-type="float">
            <text:p>-54.5</text:p>
          </table:table-cell>
          <table:table-cell office:value-type="float" office:value="0.3" calcext:value-type="float">
            <text:p>0.3</text:p>
          </table:table-cell>
          <table:table-cell office:value-type="float" office:value="9.3" calcext:value-type="float">
            <text:p>9.3</text:p>
          </table:table-cell>
          <table:table-cell office:value-type="float" office:value="-38.5" calcext:value-type="float">
            <text:p>-38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44.6392325434547" calcext:value-type="float">
            <text:p>-44.6392325434547</text:p>
          </table:table-cell>
          <table:table-cell office:value-type="float" office:value="-41.4499285526882" calcext:value-type="float">
            <text:p>-41.4499285526882</text:p>
          </table:table-cell>
          <table:table-cell office:value-type="string" calcext:value-type="string">
            <text:p>-11d</text:p>
          </table:table-cell>
          <table:table-cell office:value-type="string" calcext:value-type="string">
            <text:p>33m</text:p>
          </table:table-cell>
          <table:table-cell office:value-type="string" calcext:value-type="string">
            <text:p>-53d</text:p>
          </table:table-cell>
          <table:table-cell office:value-type="string" calcext:value-type="string">
            <text:p>8m</text:p>
          </table:table-cell>
          <table:table-cell office:value-type="float" office:value="12213.5" calcext:value-type="float">
            <text:p>12213.5</text:p>
          </table:table-cell>
          <table:table-cell office:value-type="float" office:value="11966.1" calcext:value-type="float">
            <text:p>11966.1</text:p>
          </table:table-cell>
          <table:table-cell office:value-type="float" office:value="-2445.6" calcext:value-type="float">
            <text:p>-2445.6</text:p>
          </table:table-cell>
          <table:table-cell office:value-type="float" office:value="-16290" calcext:value-type="float">
            <text:p>-16290</text:p>
          </table:table-cell>
          <table:table-cell office:value-type="float" office:value="20360.1" calcext:value-type="float">
            <text:p>20360.1</text:p>
          </table:table-cell>
          <table:table-cell office:value-type="float" office:value="-3.4" calcext:value-type="float">
            <text:p>-3.4</text:p>
          </table:table-cell>
          <table:table-cell office:value-type="float" office:value="-7.7" calcext:value-type="float">
            <text:p>-7.7</text:p>
          </table:table-cell>
          <table:table-cell office:value-type="float" office:value="-56.6" calcext:value-type="float">
            <text:p>-56.6</text:p>
          </table:table-cell>
          <table:table-cell office:value-type="float" office:value="-57.8" calcext:value-type="float">
            <text:p>-57.8</text:p>
          </table:table-cell>
          <table:table-cell office:value-type="float" office:value="-0.5" calcext:value-type="float">
            <text:p>-0.5</text:p>
          </table:table-cell>
          <table:table-cell office:value-type="float" office:value="-0.8" calcext:value-type="float">
            <text:p>-0.8</text:p>
          </table:table-cell>
          <table:table-cell office:value-type="float" office:value="-33.3" calcext:value-type="float">
            <text:p>-33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40.9816055665942" calcext:value-type="float">
            <text:p>-40.9816055665942</text:p>
          </table:table-cell>
          <table:table-cell office:value-type="float" office:value="-42.6643901214793" calcext:value-type="float">
            <text:p>-42.6643901214793</text:p>
          </table:table-cell>
          <table:table-cell office:value-type="string" calcext:value-type="string">
            <text:p>-13d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-51d</text:p>
          </table:table-cell>
          <table:table-cell office:value-type="string" calcext:value-type="string">
            <text:p>8m</text:p>
          </table:table-cell>
          <table:table-cell office:value-type="float" office:value="12339.8" calcext:value-type="float">
            <text:p>12339.8</text:p>
          </table:table-cell>
          <table:table-cell office:value-type="float" office:value="12013.3" calcext:value-type="float">
            <text:p>12013.3</text:p>
          </table:table-cell>
          <table:table-cell office:value-type="float" office:value="-2819.4" calcext:value-type="float">
            <text:p>-2819.4</text:p>
          </table:table-cell>
          <table:table-cell office:value-type="float" office:value="-15314" calcext:value-type="float">
            <text:p>-15314</text:p>
          </table:table-cell>
          <table:table-cell office:value-type="float" office:value="19666.9" calcext:value-type="float">
            <text:p>19666.9</text:p>
          </table:table-cell>
          <table:table-cell office:value-type="float" office:value="-4.3" calcext:value-type="float">
            <text:p>-4.3</text:p>
          </table:table-cell>
          <table:table-cell office:value-type="float" office:value="-9.2" calcext:value-type="float">
            <text:p>-9.2</text:p>
          </table:table-cell>
          <table:table-cell office:value-type="float" office:value="-58.6" calcext:value-type="float">
            <text:p>-58.6</text:p>
          </table:table-cell>
          <table:table-cell office:value-type="float" office:value="-60.6" calcext:value-type="float">
            <text:p>-60.6</text:p>
          </table:table-cell>
          <table:table-cell office:value-type="float" office:value="-1.5" calcext:value-type="float">
            <text:p>-1.5</text:p>
          </table:table-cell>
          <table:table-cell office:value-type="float" office:value="-11.1" calcext:value-type="float">
            <text:p>-11.1</text:p>
          </table:table-cell>
          <table:table-cell office:value-type="float" office:value="-28.1" calcext:value-type="float">
            <text:p>-28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37.3133533952897" calcext:value-type="float">
            <text:p>-37.3133533952897</text:p>
          </table:table-cell>
          <table:table-cell office:value-type="float" office:value="-43.7780417571424" calcext:value-type="float">
            <text:p>-43.7780417571424</text:p>
          </table:table-cell>
          <table:table-cell office:value-type="string" calcext:value-type="string">
            <text:p>-14d</text:p>
          </table:table-cell>
          <table:table-cell office:value-type="string" calcext:value-type="string">
            <text:p>40m</text:p>
          </table:table-cell>
          <table:table-cell office:value-type="string" calcext:value-type="string">
            <text:p>-48d</text:p>
          </table:table-cell>
          <table:table-cell office:value-type="string" calcext:value-type="string">
            <text:p>43m</text:p>
          </table:table-cell>
          <table:table-cell office:value-type="float" office:value="12609.7" calcext:value-type="float">
            <text:p>12609.7</text:p>
          </table:table-cell>
          <table:table-cell office:value-type="float" office:value="12198.8" calcext:value-type="float">
            <text:p>12198.8</text:p>
          </table:table-cell>
          <table:table-cell office:value-type="float" office:value="-3193" calcext:value-type="float">
            <text:p>-3193</text:p>
          </table:table-cell>
          <table:table-cell office:value-type="float" office:value="-14360.8" calcext:value-type="float">
            <text:p>-14360.8</text:p>
          </table:table-cell>
          <table:table-cell office:value-type="float" office:value="19111.2" calcext:value-type="float">
            <text:p>19111.2</text:p>
          </table:table-cell>
          <table:table-cell office:value-type="float" office:value="-5.1" calcext:value-type="float">
            <text:p>-5.1</text:p>
          </table:table-cell>
          <table:table-cell office:value-type="float" office:value="-10.7" calcext:value-type="float">
            <text:p>-10.7</text:p>
          </table:table-cell>
          <table:table-cell office:value-type="float" office:value="-60.1" calcext:value-type="float">
            <text:p>-60.1</text:p>
          </table:table-cell>
          <table:table-cell office:value-type="float" office:value="-62.8" calcext:value-type="float">
            <text:p>-62.8</text:p>
          </table:table-cell>
          <table:table-cell office:value-type="float" office:value="-2.7" calcext:value-type="float">
            <text:p>-2.7</text:p>
          </table:table-cell>
          <table:table-cell office:value-type="float" office:value="-21.9" calcext:value-type="float">
            <text:p>-21.9</text:p>
          </table:table-cell>
          <table:table-cell office:value-type="float" office:value="-23.1" calcext:value-type="float">
            <text:p>-23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33.6360480323262" calcext:value-type="float">
            <text:p>-33.6360480323262</text:p>
          </table:table-cell>
          <table:table-cell office:value-type="float" office:value="-44.8118487850479" calcext:value-type="float">
            <text:p>-44.8118487850479</text:p>
          </table:table-cell>
          <table:table-cell office:value-type="string" calcext:value-type="string">
            <text:p>-15d</text:p>
          </table:table-cell>
          <table:table-cell office:value-type="string" calcext:value-type="string">
            <text:p>52m</text:p>
          </table:table-cell>
          <table:table-cell office:value-type="string" calcext:value-type="string">
            <text:p>-45d</text:p>
          </table:table-cell>
          <table:table-cell office:value-type="string" calcext:value-type="string">
            <text:p>48m</text:p>
          </table:table-cell>
          <table:table-cell office:value-type="float" office:value="13020.9" calcext:value-type="float">
            <text:p>13020.9</text:p>
          </table:table-cell>
          <table:table-cell office:value-type="float" office:value="12524.6" calcext:value-type="float">
            <text:p>12524.6</text:p>
          </table:table-cell>
          <table:table-cell office:value-type="float" office:value="-3560.9" calcext:value-type="float">
            <text:p>-3560.9</text:p>
          </table:table-cell>
          <table:table-cell office:value-type="float" office:value="-13390.1" calcext:value-type="float">
            <text:p>-13390.1</text:p>
          </table:table-cell>
          <table:table-cell office:value-type="float" office:value="18677.2" calcext:value-type="float">
            <text:p>18677.2</text:p>
          </table:table-cell>
          <table:table-cell office:value-type="float" office:value="-5.7" calcext:value-type="float">
            <text:p>-5.7</text:p>
          </table:table-cell>
          <table:table-cell office:value-type="float" office:value="-12.3" calcext:value-type="float">
            <text:p>-12.3</text:p>
          </table:table-cell>
          <table:table-cell office:value-type="float" office:value="-61" calcext:value-type="float">
            <text:p>-61</text:p>
          </table:table-cell>
          <table:table-cell office:value-type="float" office:value="-64.5" calcext:value-type="float">
            <text:p>-64.5</text:p>
          </table:table-cell>
          <table:table-cell office:value-type="float" office:value="-3.9" calcext:value-type="float">
            <text:p>-3.9</text:p>
          </table:table-cell>
          <table:table-cell office:value-type="float" office:value="-33.2" calcext:value-type="float">
            <text:p>-33.2</text:p>
          </table:table-cell>
          <table:table-cell office:value-type="float" office:value="-18.6" calcext:value-type="float">
            <text:p>-18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29.9509658782166" calcext:value-type="float">
            <text:p>-29.9509658782166</text:p>
          </table:table-cell>
          <table:table-cell office:value-type="float" office:value="-45.7819444102038" calcext:value-type="float">
            <text:p>-45.7819444102038</text:p>
          </table:table-cell>
          <table:table-cell office:value-type="string" calcext:value-type="string">
            <text:p>-16d</text:p>
          </table:table-cell>
          <table:table-cell office:value-type="string" calcext:value-type="string">
            <text:p>48m</text:p>
          </table:table-cell>
          <table:table-cell office:value-type="string" calcext:value-type="string">
            <text:p>-42d</text:p>
          </table:table-cell>
          <table:table-cell office:value-type="string" calcext:value-type="string">
            <text:p>20m</text:p>
          </table:table-cell>
          <table:table-cell office:value-type="float" office:value="13567" calcext:value-type="float">
            <text:p>13567</text:p>
          </table:table-cell>
          <table:table-cell office:value-type="float" office:value="12988.2" calcext:value-type="float">
            <text:p>12988.2</text:p>
          </table:table-cell>
          <table:table-cell office:value-type="float" office:value="-3920.4" calcext:value-type="float">
            <text:p>-3920.4</text:p>
          </table:table-cell>
          <table:table-cell office:value-type="float" office:value="-12361.8" calcext:value-type="float">
            <text:p>-12361.8</text:p>
          </table:table-cell>
          <table:table-cell office:value-type="float" office:value="18354.2" calcext:value-type="float">
            <text:p>18354.2</text:p>
          </table:table-cell>
          <table:table-cell office:value-type="float" office:value="-6" calcext:value-type="float">
            <text:p>-6</text:p>
          </table:table-cell>
          <table:table-cell office:value-type="float" office:value="-14" calcext:value-type="float">
            <text:p>-14</text:p>
          </table:table-cell>
          <table:table-cell office:value-type="float" office:value="-61.1" calcext:value-type="float">
            <text:p>-61.1</text:p>
          </table:table-cell>
          <table:table-cell office:value-type="float" office:value="-65.4" calcext:value-type="float">
            <text:p>-65.4</text:p>
          </table:table-cell>
          <table:table-cell office:value-type="float" office:value="-4.9" calcext:value-type="float">
            <text:p>-4.9</text:p>
          </table:table-cell>
          <table:table-cell office:value-type="float" office:value="-45" calcext:value-type="float">
            <text:p>-45</text:p>
          </table:table-cell>
          <table:table-cell office:value-type="float" office:value="-14.7" calcext:value-type="float">
            <text:p>-14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26.259186928408" calcext:value-type="float">
            <text:p>-26.259186928408</text:p>
          </table:table-cell>
          <table:table-cell office:value-type="float" office:value="-46.7010166929887" calcext:value-type="float">
            <text:p>-46.7010166929887</text:p>
          </table:table-cell>
          <table:table-cell office:value-type="string" calcext:value-type="string">
            <text:p>-17d</text:p>
          </table:table-cell>
          <table:table-cell office:value-type="string" calcext:value-type="string">
            <text:p>27m</text:p>
          </table:table-cell>
          <table:table-cell office:value-type="string" calcext:value-type="string">
            <text:p>-38d</text:p>
          </table:table-cell>
          <table:table-cell office:value-type="string" calcext:value-type="string">
            <text:p>17m</text:p>
          </table:table-cell>
          <table:table-cell office:value-type="float" office:value="14238.6" calcext:value-type="float">
            <text:p>14238.6</text:p>
          </table:table-cell>
          <table:table-cell office:value-type="float" office:value="13583.4" calcext:value-type="float">
            <text:p>13583.4</text:p>
          </table:table-cell>
          <table:table-cell office:value-type="float" office:value="-4269.7" calcext:value-type="float">
            <text:p>-4269.7</text:p>
          </table:table-cell>
          <table:table-cell office:value-type="float" office:value="-11235.6" calcext:value-type="float">
            <text:p>-11235.6</text:p>
          </table:table-cell>
          <table:table-cell office:value-type="float" office:value="18137.7" calcext:value-type="float">
            <text:p>18137.7</text:p>
          </table:table-cell>
          <table:table-cell office:value-type="float" office:value="-6.1" calcext:value-type="float">
            <text:p>-6.1</text:p>
          </table:table-cell>
          <table:table-cell office:value-type="float" office:value="-15.6" calcext:value-type="float">
            <text:p>-15.6</text:p>
          </table:table-cell>
          <table:table-cell office:value-type="float" office:value="-60.4" calcext:value-type="float">
            <text:p>-60.4</text:p>
          </table:table-cell>
          <table:table-cell office:value-type="float" office:value="-65.2" calcext:value-type="float">
            <text:p>-65.2</text:p>
          </table:table-cell>
          <table:table-cell office:value-type="float" office:value="-5.8" calcext:value-type="float">
            <text:p>-5.8</text:p>
          </table:table-cell>
          <table:table-cell office:value-type="float" office:value="-57.4" calcext:value-type="float">
            <text:p>-57.4</text:p>
          </table:table-cell>
          <table:table-cell office:value-type="float" office:value="-11.7" calcext:value-type="float">
            <text:p>-11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22.5616609888004" calcext:value-type="float">
            <text:p>-22.5616609888004</text:p>
          </table:table-cell>
          <table:table-cell office:value-type="float" office:value="-47.5792596446752" calcext:value-type="float">
            <text:p>-47.5792596446752</text:p>
          </table:table-cell>
          <table:table-cell office:value-type="string" calcext:value-type="string">
            <text:p>-17d</text:p>
          </table:table-cell>
          <table:table-cell office:value-type="string" calcext:value-type="string">
            <text:p>51m</text:p>
          </table:table-cell>
          <table:table-cell office:value-type="string" calcext:value-type="string">
            <text:p>-33d</text:p>
          </table:table-cell>
          <table:table-cell office:value-type="string" calcext:value-type="string">
            <text:p>34m</text:p>
          </table:table-cell>
          <table:table-cell office:value-type="float" office:value="15021.4" calcext:value-type="float">
            <text:p>15021.4</text:p>
          </table:table-cell>
          <table:table-cell office:value-type="float" office:value="14298.1" calcext:value-type="float">
            <text:p>14298.1</text:p>
          </table:table-cell>
          <table:table-cell office:value-type="float" office:value="-4605" calcext:value-type="float">
            <text:p>-4605</text:p>
          </table:table-cell>
          <table:table-cell office:value-type="float" office:value="-9970.4" calcext:value-type="float">
            <text:p>-9970.4</text:p>
          </table:table-cell>
          <table:table-cell office:value-type="float" office:value="18029.2" calcext:value-type="float">
            <text:p>18029.2</text:p>
          </table:table-cell>
          <table:table-cell office:value-type="float" office:value="-5.9" calcext:value-type="float">
            <text:p>-5.9</text:p>
          </table:table-cell>
          <table:table-cell office:value-type="float" office:value="-17.3" calcext:value-type="float">
            <text:p>-17.3</text:p>
          </table:table-cell>
          <table:table-cell office:value-type="float" office:value="-58.6" calcext:value-type="float">
            <text:p>-58.6</text:p>
          </table:table-cell>
          <table:table-cell office:value-type="float" office:value="-63.7" calcext:value-type="float">
            <text:p>-63.7</text:p>
          </table:table-cell>
          <table:table-cell office:value-type="float" office:value="-6.6" calcext:value-type="float">
            <text:p>-6.6</text:p>
          </table:table-cell>
          <table:table-cell office:value-type="float" office:value="-70" calcext:value-type="float">
            <text:p>-70</text:p>
          </table:table-cell>
          <table:table-cell office:value-type="float" office:value="-9.9" calcext:value-type="float">
            <text:p>-9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18.859252377662" calcext:value-type="float">
            <text:p>-18.859252377662</text:p>
          </table:table-cell>
          <table:table-cell office:value-type="float" office:value="-48.4250424118529" calcext:value-type="float">
            <text:p>-48.4250424118529</text:p>
          </table:table-cell>
          <table:table-cell office:value-type="string" calcext:value-type="string">
            <text:p>-18d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-28d</text:p>
          </table:table-cell>
          <table:table-cell office:value-type="string" calcext:value-type="string">
            <text:p>13m</text:p>
          </table:table-cell>
          <table:table-cell office:value-type="float" office:value="15893.1" calcext:value-type="float">
            <text:p>15893.1</text:p>
          </table:table-cell>
          <table:table-cell office:value-type="float" office:value="15112.3" calcext:value-type="float">
            <text:p>15112.3</text:p>
          </table:table-cell>
          <table:table-cell office:value-type="float" office:value="-4920.1" calcext:value-type="float">
            <text:p>-4920.1</text:p>
          </table:table-cell>
          <table:table-cell office:value-type="float" office:value="-8525.7" calcext:value-type="float">
            <text:p>-8525.7</text:p>
          </table:table-cell>
          <table:table-cell office:value-type="float" office:value="18035.5" calcext:value-type="float">
            <text:p>18035.5</text:p>
          </table:table-cell>
          <table:table-cell office:value-type="float" office:value="-5.5" calcext:value-type="float">
            <text:p>-5.5</text:p>
          </table:table-cell>
          <table:table-cell office:value-type="float" office:value="-18.9" calcext:value-type="float">
            <text:p>-18.9</text:p>
          </table:table-cell>
          <table:table-cell office:value-type="float" office:value="-55.6" calcext:value-type="float">
            <text:p>-55.6</text:p>
          </table:table-cell>
          <table:table-cell office:value-type="float" office:value="-60.8" calcext:value-type="float">
            <text:p>-60.8</text:p>
          </table:table-cell>
          <table:table-cell office:value-type="float" office:value="-7" calcext:value-type="float">
            <text:p>-7</text:p>
          </table:table-cell>
          <table:table-cell office:value-type="float" office:value="-82.6" calcext:value-type="float">
            <text:p>-82.6</text:p>
          </table:table-cell>
          <table:table-cell office:value-type="float" office:value="-9.7" calcext:value-type="float">
            <text:p>-9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15.1527702356371" calcext:value-type="float">
            <text:p>-15.1527702356371</text:p>
          </table:table-cell>
          <table:table-cell office:value-type="float" office:value="-49.2453923205588" calcext:value-type="float">
            <text:p>-49.2453923205588</text:p>
          </table:table-cell>
          <table:table-cell office:value-type="string" calcext:value-type="string">
            <text:p>-18d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-22d</text:p>
          </table:table-cell>
          <table:table-cell office:value-type="string" calcext:value-type="string">
            <text:p>12m</text:p>
          </table:table-cell>
          <table:table-cell office:value-type="float" office:value="16821.3" calcext:value-type="float">
            <text:p>16821.3</text:p>
          </table:table-cell>
          <table:table-cell office:value-type="float" office:value="15995.6" calcext:value-type="float">
            <text:p>15995.6</text:p>
          </table:table-cell>
          <table:table-cell office:value-type="float" office:value="-5205.6" calcext:value-type="float">
            <text:p>-5205.6</text:p>
          </table:table-cell>
          <table:table-cell office:value-type="float" office:value="-6865.8" calcext:value-type="float">
            <text:p>-6865.8</text:p>
          </table:table-cell>
          <table:table-cell office:value-type="float" office:value="18168.6" calcext:value-type="float">
            <text:p>18168.6</text:p>
          </table:table-cell>
          <table:table-cell office:value-type="float" office:value="-5" calcext:value-type="float">
            <text:p>-5</text:p>
          </table:table-cell>
          <table:table-cell office:value-type="float" office:value="-20.2" calcext:value-type="float">
            <text:p>-20.2</text:p>
          </table:table-cell>
          <table:table-cell office:value-type="float" office:value="-51.1" calcext:value-type="float">
            <text:p>-51.1</text:p>
          </table:table-cell>
          <table:table-cell office:value-type="float" office:value="-56.2" calcext:value-type="float">
            <text:p>-56.2</text:p>
          </table:table-cell>
          <table:table-cell office:value-type="float" office:value="-7.3" calcext:value-type="float">
            <text:p>-7.3</text:p>
          </table:table-cell>
          <table:table-cell office:value-type="float" office:value="-94.5" calcext:value-type="float">
            <text:p>-94.5</text:p>
          </table:table-cell>
          <table:table-cell office:value-type="float" office:value="-11.3" calcext:value-type="float">
            <text:p>-11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11.4429889942184" calcext:value-type="float">
            <text:p>-11.4429889942184</text:p>
          </table:table-cell>
          <table:table-cell office:value-type="float" office:value="-50.0463531179728" calcext:value-type="float">
            <text:p>-50.0463531179728</text:p>
          </table:table-cell>
          <table:table-cell office:value-type="string" calcext:value-type="string">
            <text:p>-17d</text:p>
          </table:table-cell>
          <table:table-cell office:value-type="string" calcext:value-type="string">
            <text:p>52m</text:p>
          </table:table-cell>
          <table:table-cell office:value-type="string" calcext:value-type="string">
            <text:p>-15d</text:p>
          </table:table-cell>
          <table:table-cell office:value-type="string" calcext:value-type="string">
            <text:p>37m</text:p>
          </table:table-cell>
          <table:table-cell office:value-type="float" office:value="17763.7" calcext:value-type="float">
            <text:p>17763.7</text:p>
          </table:table-cell>
          <table:table-cell office:value-type="float" office:value="16907" calcext:value-type="float">
            <text:p>16907</text:p>
          </table:table-cell>
          <table:table-cell office:value-type="float" office:value="-5449.9" calcext:value-type="float">
            <text:p>-5449.9</text:p>
          </table:table-cell>
          <table:table-cell office:value-type="float" office:value="-4966.1" calcext:value-type="float">
            <text:p>-4966.1</text:p>
          </table:table-cell>
          <table:table-cell office:value-type="float" office:value="18444.8" calcext:value-type="float">
            <text:p>18444.8</text:p>
          </table:table-cell>
          <table:table-cell office:value-type="float" office:value="-4.3" calcext:value-type="float">
            <text:p>-4.3</text:p>
          </table:table-cell>
          <table:table-cell office:value-type="float" office:value="-21.2" calcext:value-type="float">
            <text:p>-21.2</text:p>
          </table:table-cell>
          <table:table-cell office:value-type="float" office:value="-45.4" calcext:value-type="float">
            <text:p>-45.4</text:p>
          </table:table-cell>
          <table:table-cell office:value-type="float" office:value="-50.1" calcext:value-type="float">
            <text:p>-50.1</text:p>
          </table:table-cell>
          <table:table-cell office:value-type="float" office:value="-7.3" calcext:value-type="float">
            <text:p>-7.3</text:p>
          </table:table-cell>
          <table:table-cell office:value-type="float" office:value="-105.3" calcext:value-type="float">
            <text:p>-105.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7.73066211363373" calcext:value-type="float">
            <text:p>-7.73066211363373</text:p>
          </table:table-cell>
          <table:table-cell office:value-type="float" office:value="-50.8332588752131" calcext:value-type="float">
            <text:p>-50.8332588752131</text:p>
          </table:table-cell>
          <table:table-cell office:value-type="string" calcext:value-type="string">
            <text:p>-17d</text:p>
          </table:table-cell>
          <table:table-cell office:value-type="string" calcext:value-type="string">
            <text:p>35m</text:p>
          </table:table-cell>
          <table:table-cell office:value-type="string" calcext:value-type="string">
            <text:p>-8d</text:p>
          </table:table-cell>
          <table:table-cell office:value-type="string" calcext:value-type="string">
            <text:p>35m</text:p>
          </table:table-cell>
          <table:table-cell office:value-type="float" office:value="18671" calcext:value-type="float">
            <text:p>18671</text:p>
          </table:table-cell>
          <table:table-cell office:value-type="float" office:value="17798.3" calcext:value-type="float">
            <text:p>17798.3</text:p>
          </table:table-cell>
          <table:table-cell office:value-type="float" office:value="-5641.6" calcext:value-type="float">
            <text:p>-5641.6</text:p>
          </table:table-cell>
          <table:table-cell office:value-type="float" office:value="-2817.8" calcext:value-type="float">
            <text:p>-2817.8</text:p>
          </table:table-cell>
          <table:table-cell office:value-type="float" office:value="18882.4" calcext:value-type="float">
            <text:p>18882.4</text:p>
          </table:table-cell>
          <table:table-cell office:value-type="float" office:value="-3.6" calcext:value-type="float">
            <text:p>-3.6</text:p>
          </table:table-cell>
          <table:table-cell office:value-type="float" office:value="-21.7" calcext:value-type="float">
            <text:p>-21.7</text:p>
          </table:table-cell>
          <table:table-cell office:value-type="float" office:value="-38.5" calcext:value-type="float">
            <text:p>-38.5</text:p>
          </table:table-cell>
          <table:table-cell office:value-type="float" office:value="-42.6" calcext:value-type="float">
            <text:p>-42.6</text:p>
          </table:table-cell>
          <table:table-cell office:value-type="float" office:value="-7.1" calcext:value-type="float">
            <text:p>-7.1</text:p>
          </table:table-cell>
          <table:table-cell office:value-type="float" office:value="-114.3" calcext:value-type="float">
            <text:p>-114.3</text:p>
          </table:table-cell>
          <table:table-cell office:value-type="float" office:value="-20.6" calcext:value-type="float">
            <text:p>-20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4.01653115651756" calcext:value-type="float">
            <text:p>-4.01653115651756</text:p>
          </table:table-cell>
          <table:table-cell office:value-type="float" office:value="-51.6109510451203" calcext:value-type="float">
            <text:p>-51.6109510451203</text:p>
          </table:table-cell>
          <table:table-cell office:value-type="string" calcext:value-type="string">
            <text:p>-17d</text:p>
          </table:table-cell>
          <table:table-cell office:value-type="string" calcext:value-type="string">
            <text:p>13m</text:p>
          </table:table-cell>
          <table:table-cell office:value-type="string" calcext:value-type="string">
            <text:p>-1d</text:p>
          </table:table-cell>
          <table:table-cell office:value-type="string" calcext:value-type="string">
            <text:p>16m</text:p>
          </table:table-cell>
          <table:table-cell office:value-type="float" office:value="19493.7" calcext:value-type="float">
            <text:p>19493.7</text:p>
          </table:table-cell>
          <table:table-cell office:value-type="float" office:value="18619.8" calcext:value-type="float">
            <text:p>18619.8</text:p>
          </table:table-cell>
          <table:table-cell office:value-type="float" office:value="-5771.3" calcext:value-type="float">
            <text:p>-5771.3</text:p>
          </table:table-cell>
          <table:table-cell office:value-type="float" office:value="-431.1" calcext:value-type="float">
            <text:p>-431.1</text:p>
          </table:table-cell>
          <table:table-cell office:value-type="float" office:value="19498.5" calcext:value-type="float">
            <text:p>19498.5</text:p>
          </table:table-cell>
          <table:table-cell office:value-type="float" office:value="-2.9" calcext:value-type="float">
            <text:p>-2.9</text:p>
          </table:table-cell>
          <table:table-cell office:value-type="float" office:value="-21.5" calcext:value-type="float">
            <text:p>-21.5</text:p>
          </table:table-cell>
          <table:table-cell office:value-type="float" office:value="-30.8" calcext:value-type="float">
            <text:p>-30.8</text:p>
          </table:table-cell>
          <table:table-cell office:value-type="float" office:value="-34.3" calcext:value-type="float">
            <text:p>-34.3</text:p>
          </table:table-cell>
          <table:table-cell office:value-type="float" office:value="-6.6" calcext:value-type="float">
            <text:p>-6.6</text:p>
          </table:table-cell>
          <table:table-cell office:value-type="float" office:value="-121.4" calcext:value-type="float">
            <text:p>-121.4</text:p>
          </table:table-cell>
          <table:table-cell office:value-type="float" office:value="-27.7" calcext:value-type="float">
            <text:p>-27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-0.3013317669382" calcext:value-type="float">
            <text:p>-0.3013317669382</text:p>
          </table:table-cell>
          <table:table-cell office:value-type="float" office:value="-52.3839582028795" calcext:value-type="float">
            <text:p>-52.3839582028795</text:p>
          </table:table-cell>
          <table:table-cell office:value-type="string" calcext:value-type="string">
            <text:p>-16d</text:p>
          </table:table-cell>
          <table:table-cell office:value-type="string" calcext:value-type="string">
            <text:p>48m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7m</text:p>
          </table:table-cell>
          <table:table-cell office:value-type="float" office:value="20188" calcext:value-type="float">
            <text:p>20188</text:p>
          </table:table-cell>
          <table:table-cell office:value-type="float" office:value="19326.5" calcext:value-type="float">
            <text:p>19326.5</text:p>
          </table:table-cell>
          <table:table-cell office:value-type="float" office:value="-5834.5" calcext:value-type="float">
            <text:p>-5834.5</text:p>
          </table:table-cell>
          <table:table-cell office:value-type="float" office:value="2165.8" calcext:value-type="float">
            <text:p>2165.8</text:p>
          </table:table-cell>
          <table:table-cell office:value-type="float" office:value="20303.8" calcext:value-type="float">
            <text:p>20303.8</text:p>
          </table:table-cell>
          <table:table-cell office:value-type="float" office:value="-2.2" calcext:value-type="float">
            <text:p>-2.2</text:p>
          </table:table-cell>
          <table:table-cell office:value-type="float" office:value="-20.9" calcext:value-type="float">
            <text:p>-20.9</text:p>
          </table:table-cell>
          <table:table-cell office:value-type="float" office:value="-22.7" calcext:value-type="float">
            <text:p>-22.7</text:p>
          </table:table-cell>
          <table:table-cell office:value-type="float" office:value="-25.5" calcext:value-type="float">
            <text:p>-25.5</text:p>
          </table:table-cell>
          <table:table-cell office:value-type="float" office:value="-5.8" calcext:value-type="float">
            <text:p>-5.8</text:p>
          </table:table-cell>
          <table:table-cell office:value-type="float" office:value="-126.1" calcext:value-type="float">
            <text:p>-126.1</text:p>
          </table:table-cell>
          <table:table-cell office:value-type="float" office:value="-35.7" calcext:value-type="float">
            <text:p>-35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3.41420228038388" calcext:value-type="float">
            <text:p>3.41420228038388</text:p>
          </table:table-cell>
          <table:table-cell office:value-type="float" office:value="-53.1566530407436" calcext:value-type="float">
            <text:p>-53.1566530407436</text:p>
          </table:table-cell>
          <table:table-cell office:value-type="string" calcext:value-type="string">
            <text:p>-16d</text:p>
          </table:table-cell>
          <table:table-cell office:value-type="string" calcext:value-type="string">
            <text:p>21m</text:p>
          </table:table-cell>
          <table:table-cell office:value-type="string" calcext:value-type="string">
            <text:p>13d</text:p>
          </table:table-cell>
          <table:table-cell office:value-type="string" calcext:value-type="string">
            <text:p>23m</text:p>
          </table:table-cell>
          <table:table-cell office:value-type="float" office:value="20721.9" calcext:value-type="float">
            <text:p>20721.9</text:p>
          </table:table-cell>
          <table:table-cell office:value-type="float" office:value="19884.2" calcext:value-type="float">
            <text:p>19884.2</text:p>
          </table:table-cell>
          <table:table-cell office:value-type="float" office:value="-5832.2" calcext:value-type="float">
            <text:p>-5832.2</text:p>
          </table:table-cell>
          <table:table-cell office:value-type="float" office:value="4931.1" calcext:value-type="float">
            <text:p>4931.1</text:p>
          </table:table-cell>
          <table:table-cell office:value-type="float" office:value="21300.5" calcext:value-type="float">
            <text:p>21300.5</text:p>
          </table:table-cell>
          <table:table-cell office:value-type="float" office:value="-1.5" calcext:value-type="float">
            <text:p>-1.5</text:p>
          </table:table-cell>
          <table:table-cell office:value-type="float" office:value="-19.7" calcext:value-type="float">
            <text:p>-19.7</text:p>
          </table:table-cell>
          <table:table-cell office:value-type="float" office:value="-14.7" calcext:value-type="float">
            <text:p>-14.7</text:p>
          </table:table-cell>
          <table:table-cell office:value-type="float" office:value="-16.6" calcext:value-type="float">
            <text:p>-16.6</text:p>
          </table:table-cell>
          <table:table-cell office:value-type="float" office:value="-4.7" calcext:value-type="float">
            <text:p>-4.7</text:p>
          </table:table-cell>
          <table:table-cell office:value-type="float" office:value="-128.6" calcext:value-type="float">
            <text:p>-128.6</text:p>
          </table:table-cell>
          <table:table-cell office:value-type="float" office:value="-43.7" calcext:value-type="float">
            <text:p>-43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7.12933597889266" calcext:value-type="float">
            <text:p>7.12933597889266</text:p>
          </table:table-cell>
          <table:table-cell office:value-type="float" office:value="-53.9333983063362" calcext:value-type="float">
            <text:p>-53.9333983063362</text:p>
          </table:table-cell>
          <table:table-cell office:value-type="string" calcext:value-type="string">
            <text:p>-15d</text:p>
          </table:table-cell>
          <table:table-cell office:value-type="string" calcext:value-type="string">
            <text:p>53m</text:p>
          </table:table-cell>
          <table:table-cell office:value-type="string" calcext:value-type="string">
            <text:p>20d</text:p>
          </table:table-cell>
          <table:table-cell office:value-type="string" calcext:value-type="string">
            <text:p>21m</text:p>
          </table:table-cell>
          <table:table-cell office:value-type="float" office:value="21077.3" calcext:value-type="float">
            <text:p>21077.3</text:p>
          </table:table-cell>
          <table:table-cell office:value-type="float" office:value="20271.8" calcext:value-type="float">
            <text:p>20271.8</text:p>
          </table:table-cell>
          <table:table-cell office:value-type="float" office:value="-5771.1" calcext:value-type="float">
            <text:p>-5771.1</text:p>
          </table:table-cell>
          <table:table-cell office:value-type="float" office:value="7817.3" calcext:value-type="float">
            <text:p>7817.3</text:p>
          </table:table-cell>
          <table:table-cell office:value-type="float" office:value="22480.3" calcext:value-type="float">
            <text:p>22480.3</text:p>
          </table:table-cell>
          <table:table-cell office:value-type="float" office:value="-0.9" calcext:value-type="float">
            <text:p>-0.9</text:p>
          </table:table-cell>
          <table:table-cell office:value-type="float" office:value="-18.1" calcext:value-type="float">
            <text:p>-18.1</text:p>
          </table:table-cell>
          <table:table-cell office:value-type="float" office:value="-7" calcext:value-type="float">
            <text:p>-7</text:p>
          </table:table-cell>
          <table:table-cell office:value-type="float" office:value="-8.2" calcext:value-type="float">
            <text:p>-8.2</text:p>
          </table:table-cell>
          <table:table-cell office:value-type="float" office:value="-3.3" calcext:value-type="float">
            <text:p>-3.3</text:p>
          </table:table-cell>
          <table:table-cell office:value-type="float" office:value="-128.9" calcext:value-type="float">
            <text:p>-128.9</text:p>
          </table:table-cell>
          <table:table-cell office:value-type="float" office:value="-51.1" calcext:value-type="float">
            <text:p>-51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10.8433300826037" calcext:value-type="float">
            <text:p>10.8433300826037</text:p>
          </table:table-cell>
          <table:table-cell office:value-type="float" office:value="-54.7186920724745" calcext:value-type="float">
            <text:p>-54.7186920724745</text:p>
          </table:table-cell>
          <table:table-cell office:value-type="string" calcext:value-type="string">
            <text:p>-15d</text:p>
          </table:table-cell>
          <table:table-cell office:value-type="string" calcext:value-type="string">
            <text:p>27m</text:p>
          </table:table-cell>
          <table:table-cell office:value-type="string" calcext:value-type="string">
            <text:p>26d</text:p>
          </table:table-cell>
          <table:table-cell office:value-type="string" calcext:value-type="string">
            <text:p>54m</text:p>
          </table:table-cell>
          <table:table-cell office:value-type="float" office:value="21249.3" calcext:value-type="float">
            <text:p>21249.3</text:p>
          </table:table-cell>
          <table:table-cell office:value-type="float" office:value="20481" calcext:value-type="float">
            <text:p>20481</text:p>
          </table:table-cell>
          <table:table-cell office:value-type="float" office:value="-5662.3" calcext:value-type="float">
            <text:p>-5662.3</text:p>
          </table:table-cell>
          <table:table-cell office:value-type="float" office:value="10777.8" calcext:value-type="float">
            <text:p>10777.8</text:p>
          </table:table-cell>
          <table:table-cell office:value-type="float" office:value="23826.3" calcext:value-type="float">
            <text:p>23826.3</text:p>
          </table:table-cell>
          <table:table-cell office:value-type="float" office:value="-0.3" calcext:value-type="float">
            <text:p>-0.3</text:p>
          </table:table-cell>
          <table:table-cell office:value-type="float" office:value="-16.4" calcext:value-type="float">
            <text:p>-16.4</text:p>
          </table:table-cell>
          <table:table-cell office:value-type="float" office:value="-0.1" calcext:value-type="float">
            <text:p>-0.1</text:p>
          </table:table-cell>
          <table:table-cell office:value-type="float" office:value="-0.6" calcext:value-type="float">
            <text:p>-0.6</text:p>
          </table:table-cell>
          <table:table-cell office:value-type="float" office:value="-1.7" calcext:value-type="float">
            <text:p>-1.7</text:p>
          </table:table-cell>
          <table:table-cell office:value-type="float" office:value="-127.4" calcext:value-type="float">
            <text:p>-127.4</text:p>
          </table:table-cell>
          <table:table-cell office:value-type="float" office:value="-57.4" calcext:value-type="float">
            <text:p>-57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14.5554372821354" calcext:value-type="float">
            <text:p>14.5554372821354</text:p>
          </table:table-cell>
          <table:table-cell office:value-type="float" office:value="-55.5173226084997" calcext:value-type="float">
            <text:p>-55.5173226084997</text:p>
          </table:table-cell>
          <table:table-cell office:value-type="string" calcext:value-type="string">
            <text:p>-15d</text:p>
          </table:table-cell>
          <table:table-cell office:value-type="string" calcext:value-type="string">
            <text:p>4m</text:p>
          </table:table-cell>
          <table:table-cell office:value-type="string" calcext:value-type="string">
            <text:p>32d</text:p>
          </table:table-cell>
          <table:table-cell office:value-type="string" calcext:value-type="string">
            <text:p>57m</text:p>
          </table:table-cell>
          <table:table-cell office:value-type="float" office:value="21242.2" calcext:value-type="float">
            <text:p>21242.2</text:p>
          </table:table-cell>
          <table:table-cell office:value-type="float" office:value="20512.6" calcext:value-type="float">
            <text:p>20512.6</text:p>
          </table:table-cell>
          <table:table-cell office:value-type="float" office:value="-5519.4" calcext:value-type="float">
            <text:p>-5519.4</text:p>
          </table:table-cell>
          <table:table-cell office:value-type="float" office:value="13772.1" calcext:value-type="float">
            <text:p>13772.1</text:p>
          </table:table-cell>
          <table:table-cell office:value-type="float" office:value="25316" calcext:value-type="float">
            <text:p>25316</text:p>
          </table:table-cell>
          <table:table-cell office:value-type="float" office:value="0.3" calcext:value-type="float">
            <text:p>0.3</text:p>
          </table:table-cell>
          <table:table-cell office:value-type="float" office:value="-14.7" calcext:value-type="float">
            <text:p>-14.7</text:p>
          </table:table-cell>
          <table:table-cell office:value-type="float" office:value="6" calcext:value-type="float">
            <text:p>6</text:p>
          </table:table-cell>
          <table:table-cell office:value-type="float" office:value="6.2" calcext:value-type="float">
            <text:p>6.2</text:p>
          </table:table-cell>
          <table:table-cell office:value-type="float" office:value="0.2" calcext:value-type="float">
            <text:p>0.2</text:p>
          </table:table-cell>
          <table:table-cell office:value-type="float" office:value="-124.5" calcext:value-type="float">
            <text:p>-124.5</text:p>
          </table:table-cell>
          <table:table-cell office:value-type="float" office:value="-62.5" calcext:value-type="float">
            <text:p>-62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18.2648966082613" calcext:value-type="float">
            <text:p>18.2648966082613</text:p>
          </table:table-cell>
          <table:table-cell office:value-type="float" office:value="-56.3345443019576" calcext:value-type="float">
            <text:p>-56.3345443019576</text:p>
          </table:table-cell>
          <table:table-cell office:value-type="string" calcext:value-type="string">
            <text:p>-14d</text:p>
          </table:table-cell>
          <table:table-cell office:value-type="string" calcext:value-type="string">
            <text:p>44m</text:p>
          </table:table-cell>
          <table:table-cell office:value-type="string" calcext:value-type="string">
            <text:p>38d</text:p>
          </table:table-cell>
          <table:table-cell office:value-type="string" calcext:value-type="string">
            <text:p>31m</text:p>
          </table:table-cell>
          <table:table-cell office:value-type="float" office:value="21063.7" calcext:value-type="float">
            <text:p>21063.7</text:p>
          </table:table-cell>
          <table:table-cell office:value-type="float" office:value="20371.4" calcext:value-type="float">
            <text:p>20371.4</text:p>
          </table:table-cell>
          <table:table-cell office:value-type="float" office:value="-5355.8" calcext:value-type="float">
            <text:p>-5355.8</text:p>
          </table:table-cell>
          <table:table-cell office:value-type="float" office:value="16768.2" calcext:value-type="float">
            <text:p>16768.2</text:p>
          </table:table-cell>
          <table:table-cell office:value-type="float" office:value="26923.1" calcext:value-type="float">
            <text:p>26923.1</text:p>
          </table:table-cell>
          <table:table-cell office:value-type="float" office:value="0.8" calcext:value-type="float">
            <text:p>0.8</text:p>
          </table:table-cell>
          <table:table-cell office:value-type="float" office:value="-13" calcext:value-type="float">
            <text:p>-13</text:p>
          </table:table-cell>
          <table:table-cell office:value-type="float" office:value="11.2" calcext:value-type="float">
            <text:p>11.2</text:p>
          </table:table-cell>
          <table:table-cell office:value-type="float" office:value="12.1" calcext:value-type="float">
            <text:p>12.1</text:p>
          </table:table-cell>
          <table:table-cell office:value-type="float" office:value="2.2" calcext:value-type="float">
            <text:p>2.2</text:p>
          </table:table-cell>
          <table:table-cell office:value-type="float" office:value="-120.6" calcext:value-type="float">
            <text:p>-120.6</text:p>
          </table:table-cell>
          <table:table-cell office:value-type="float" office:value="-66.2" calcext:value-type="float">
            <text:p>-66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21.9709249073003" calcext:value-type="float">
            <text:p>21.9709249073003</text:p>
          </table:table-cell>
          <table:table-cell office:value-type="float" office:value="-57.1762887399086" calcext:value-type="float">
            <text:p>-57.1762887399086</text:p>
          </table:table-cell>
          <table:table-cell office:value-type="string" calcext:value-type="string">
            <text:p>-14d</text:p>
          </table:table-cell>
          <table:table-cell office:value-type="string" calcext:value-type="string">
            <text:p>29m</text:p>
          </table:table-cell>
          <table:table-cell office:value-type="string" calcext:value-type="string">
            <text:p>43d</text:p>
          </table:table-cell>
          <table:table-cell office:value-type="string" calcext:value-type="string">
            <text:p>37m</text:p>
          </table:table-cell>
          <table:table-cell office:value-type="float" office:value="20720.9" calcext:value-type="float">
            <text:p>20720.9</text:p>
          </table:table-cell>
          <table:table-cell office:value-type="float" office:value="20062.3" calcext:value-type="float">
            <text:p>20062.3</text:p>
          </table:table-cell>
          <table:table-cell office:value-type="float" office:value="-5182.7" calcext:value-type="float">
            <text:p>-5182.7</text:p>
          </table:table-cell>
          <table:table-cell office:value-type="float" office:value="19741.1" calcext:value-type="float">
            <text:p>19741.1</text:p>
          </table:table-cell>
          <table:table-cell office:value-type="float" office:value="28619.3" calcext:value-type="float">
            <text:p>28619.3</text:p>
          </table:table-cell>
          <table:table-cell office:value-type="float" office:value="1.4" calcext:value-type="float">
            <text:p>1.4</text:p>
          </table:table-cell>
          <table:table-cell office:value-type="float" office:value="-11.4" calcext:value-type="float">
            <text:p>-11.4</text:p>
          </table:table-cell>
          <table:table-cell office:value-type="float" office:value="15.5" calcext:value-type="float">
            <text:p>15.5</text:p>
          </table:table-cell>
          <table:table-cell office:value-type="float" office:value="17.2" calcext:value-type="float">
            <text:p>17.2</text:p>
          </table:table-cell>
          <table:table-cell office:value-type="float" office:value="4.3" calcext:value-type="float">
            <text:p>4.3</text:p>
          </table:table-cell>
          <table:table-cell office:value-type="float" office:value="-116" calcext:value-type="float">
            <text:p>-116</text:p>
          </table:table-cell>
          <table:table-cell office:value-type="float" office:value="-68.6" calcext:value-type="float">
            <text:p>-68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25.6727039008555" calcext:value-type="float">
            <text:p>25.6727039008555</text:p>
          </table:table-cell>
          <table:table-cell office:value-type="float" office:value="-58.0494296299964" calcext:value-type="float">
            <text:p>-58.0494296299964</text:p>
          </table:table-cell>
          <table:table-cell office:value-type="string" calcext:value-type="string">
            <text:p>-14d</text:p>
          </table:table-cell>
          <table:table-cell office:value-type="string" calcext:value-type="string">
            <text:p>20m</text:p>
          </table:table-cell>
          <table:table-cell office:value-type="string" calcext:value-type="string">
            <text:p>48d</text:p>
          </table:table-cell>
          <table:table-cell office:value-type="string" calcext:value-type="string">
            <text:p>16m</text:p>
          </table:table-cell>
          <table:table-cell office:value-type="float" office:value="20217.4" calcext:value-type="float">
            <text:p>20217.4</text:p>
          </table:table-cell>
          <table:table-cell office:value-type="float" office:value="19587.4" calcext:value-type="float">
            <text:p>19587.4</text:p>
          </table:table-cell>
          <table:table-cell office:value-type="float" office:value="-5007.6" calcext:value-type="float">
            <text:p>-5007.6</text:p>
          </table:table-cell>
          <table:table-cell office:value-type="float" office:value="22668.5" calcext:value-type="float">
            <text:p>22668.5</text:p>
          </table:table-cell>
          <table:table-cell office:value-type="float" office:value="30374.4" calcext:value-type="float">
            <text:p>30374.4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19.2" calcext:value-type="float">
            <text:p>19.2</text:p>
          </table:table-cell>
          <table:table-cell office:value-type="float" office:value="21.5" calcext:value-type="float">
            <text:p>21.5</text:p>
          </table:table-cell>
          <table:table-cell office:value-type="float" office:value="6.4" calcext:value-type="float">
            <text:p>6.4</text:p>
          </table:table-cell>
          <table:table-cell office:value-type="float" office:value="-111" calcext:value-type="float">
            <text:p>-111</text:p>
          </table:table-cell>
          <table:table-cell office:value-type="float" office:value="-69.9" calcext:value-type="float">
            <text:p>-69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29.3693607997158" calcext:value-type="float">
            <text:p>29.3693607997158</text:p>
          </table:table-cell>
          <table:table-cell office:value-type="float" office:value="-58.96212782077" calcext:value-type="float">
            <text:p>-58.96212782077</text:p>
          </table:table-cell>
          <table:table-cell office:value-type="string" calcext:value-type="string">
            <text:p>-14d</text:p>
          </table:table-cell>
          <table:table-cell office:value-type="string" calcext:value-type="string">
            <text:p>19m</text:p>
          </table:table-cell>
          <table:table-cell office:value-type="string" calcext:value-type="string">
            <text:p>52d</text:p>
          </table:table-cell>
          <table:table-cell office:value-type="string" calcext:value-type="string">
            <text:p>33m</text:p>
          </table:table-cell>
          <table:table-cell office:value-type="float" office:value="19552.7" calcext:value-type="float">
            <text:p>19552.7</text:p>
          </table:table-cell>
          <table:table-cell office:value-type="float" office:value="18945.9" calcext:value-type="float">
            <text:p>18945.9</text:p>
          </table:table-cell>
          <table:table-cell office:value-type="float" office:value="-4833.5" calcext:value-type="float">
            <text:p>-4833.5</text:p>
          </table:table-cell>
          <table:table-cell office:value-type="float" office:value="25527.6" calcext:value-type="float">
            <text:p>25527.6</text:p>
          </table:table-cell>
          <table:table-cell office:value-type="float" office:value="32155.4" calcext:value-type="float">
            <text:p>32155.4</text:p>
          </table:table-cell>
          <table:table-cell office:value-type="float" office:value="2.5" calcext:value-type="float">
            <text:p>2.5</text:p>
          </table:table-cell>
          <table:table-cell office:value-type="float" office:value="-8.8" calcext:value-type="float">
            <text:p>-8.8</text:p>
          </table:table-cell>
          <table:table-cell office:value-type="float" office:value="22.3" calcext:value-type="float">
            <text:p>22.3</text:p>
          </table:table-cell>
          <table:table-cell office:value-type="float" office:value="25.2" calcext:value-type="float">
            <text:p>25.2</text:p>
          </table:table-cell>
          <table:table-cell office:value-type="float" office:value="8.5" calcext:value-type="float">
            <text:p>8.5</text:p>
          </table:table-cell>
          <table:table-cell office:value-type="float" office:value="-105.7" calcext:value-type="float">
            <text:p>-105.7</text:p>
          </table:table-cell>
          <table:table-cell office:value-type="float" office:value="-70.2" calcext:value-type="float">
            <text:p>-70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33.0599396307321" calcext:value-type="float">
            <text:p>33.0599396307321</text:p>
          </table:table-cell>
          <table:table-cell office:value-type="float" office:value="-59.9242948134344" calcext:value-type="float">
            <text:p>-59.9242948134344</text:p>
          </table:table-cell>
          <table:table-cell office:value-type="string" calcext:value-type="string">
            <text:p>-14d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56d</text:p>
          </table:table-cell>
          <table:table-cell office:value-type="string" calcext:value-type="string">
            <text:p>30m</text:p>
          </table:table-cell>
          <table:table-cell office:value-type="float" office:value="18725.2" calcext:value-type="float">
            <text:p>18725.2</text:p>
          </table:table-cell>
          <table:table-cell office:value-type="float" office:value="18136.2" calcext:value-type="float">
            <text:p>18136.2</text:p>
          </table:table-cell>
          <table:table-cell office:value-type="float" office:value="-4659.3" calcext:value-type="float">
            <text:p>-4659.3</text:p>
          </table:table-cell>
          <table:table-cell office:value-type="float" office:value="28290.9" calcext:value-type="float">
            <text:p>28290.9</text:p>
          </table:table-cell>
          <table:table-cell office:value-type="float" office:value="33926.5" calcext:value-type="float">
            <text:p>33926.5</text:p>
          </table:table-cell>
          <table:table-cell office:value-type="float" office:value="3.2" calcext:value-type="float">
            <text:p>3.2</text:p>
          </table:table-cell>
          <table:table-cell office:value-type="float" office:value="-7.7" calcext:value-type="float">
            <text:p>-7.7</text:p>
          </table:table-cell>
          <table:table-cell office:value-type="float" office:value="24.9" calcext:value-type="float">
            <text:p>24.9</text:p>
          </table:table-cell>
          <table:table-cell office:value-type="float" office:value="28.4" calcext:value-type="float">
            <text:p>28.4</text:p>
          </table:table-cell>
          <table:table-cell office:value-type="float" office:value="10.6" calcext:value-type="float">
            <text:p>10.6</text:p>
          </table:table-cell>
          <table:table-cell office:value-type="float" office:value="-100.1" calcext:value-type="float">
            <text:p>-100.1</text:p>
          </table:table-cell>
          <table:table-cell office:value-type="float" office:value="-69.7" calcext:value-type="float">
            <text:p>-69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36.7433589404501" calcext:value-type="float">
            <text:p>36.7433589404501</text:p>
          </table:table-cell>
          <table:table-cell office:value-type="float" office:value="-60.9482327289542" calcext:value-type="float">
            <text:p>-60.9482327289542</text:p>
          </table:table-cell>
          <table:table-cell office:value-type="string" calcext:value-type="string">
            <text:p>-14d</text:p>
          </table:table-cell>
          <table:table-cell office:value-type="string" calcext:value-type="string">
            <text:p>38m</text:p>
          </table:table-cell>
          <table:table-cell office:value-type="string" calcext:value-type="string">
            <text:p>60d</text:p>
          </table:table-cell>
          <table:table-cell office:value-type="string" calcext:value-type="string">
            <text:p>10m</text:p>
          </table:table-cell>
          <table:table-cell office:value-type="float" office:value="17734.8" calcext:value-type="float">
            <text:p>17734.8</text:p>
          </table:table-cell>
          <table:table-cell office:value-type="float" office:value="17159.4" calcext:value-type="float">
            <text:p>17159.4</text:p>
          </table:table-cell>
          <table:table-cell office:value-type="float" office:value="-4480.9" calcext:value-type="float">
            <text:p>-4480.9</text:p>
          </table:table-cell>
          <table:table-cell office:value-type="float" office:value="30925.5" calcext:value-type="float">
            <text:p>30925.5</text:p>
          </table:table-cell>
          <table:table-cell office:value-type="float" office:value="35649.9" calcext:value-type="float">
            <text:p>35649.9</text:p>
          </table:table-cell>
          <table:table-cell office:value-type="float" office:value="3.9" calcext:value-type="float">
            <text:p>3.9</text:p>
          </table:table-cell>
          <table:table-cell office:value-type="float" office:value="-6.8" calcext:value-type="float">
            <text:p>-6.8</text:p>
          </table:table-cell>
          <table:table-cell office:value-type="float" office:value="27" calcext:value-type="float">
            <text:p>27</text:p>
          </table:table-cell>
          <table:table-cell office:value-type="float" office:value="31.2" calcext:value-type="float">
            <text:p>31.2</text:p>
          </table:table-cell>
          <table:table-cell office:value-type="float" office:value="12.6" calcext:value-type="float">
            <text:p>12.6</text:p>
          </table:table-cell>
          <table:table-cell office:value-type="float" office:value="-94.4" calcext:value-type="float">
            <text:p>-94.4</text:p>
          </table:table-cell>
          <table:table-cell office:value-type="float" office:value="-68.4" calcext:value-type="float">
            <text:p>-68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40.418349207973" calcext:value-type="float">
            <text:p>40.418349207973</text:p>
          </table:table-cell>
          <table:table-cell office:value-type="float" office:value="-62.04954100888" calcext:value-type="float">
            <text:p>-62.04954100888</text:p>
          </table:table-cell>
          <table:table-cell office:value-type="string" calcext:value-type="string">
            <text:p>-14d</text:p>
          </table:table-cell>
          <table:table-cell office:value-type="string" calcext:value-type="string">
            <text:p>60m</text:p>
          </table:table-cell>
          <table:table-cell office:value-type="string" calcext:value-type="string">
            <text:p>63d</text:p>
          </table:table-cell>
          <table:table-cell office:value-type="string" calcext:value-type="string">
            <text:p>35m</text:p>
          </table:table-cell>
          <table:table-cell office:value-type="float" office:value="16586.9" calcext:value-type="float">
            <text:p>16586.9</text:p>
          </table:table-cell>
          <table:table-cell office:value-type="float" office:value="16022" calcext:value-type="float">
            <text:p>16022</text:p>
          </table:table-cell>
          <table:table-cell office:value-type="float" office:value="-4292.1" calcext:value-type="float">
            <text:p>-4292.1</text:p>
          </table:table-cell>
          <table:table-cell office:value-type="float" office:value="33394.2" calcext:value-type="float">
            <text:p>33394.2</text:p>
          </table:table-cell>
          <table:table-cell office:value-type="float" office:value="37286.7" calcext:value-type="float">
            <text:p>37286.7</text:p>
          </table:table-cell>
          <table:table-cell office:value-type="float" office:value="4.7" calcext:value-type="float">
            <text:p>4.7</text:p>
          </table:table-cell>
          <table:table-cell office:value-type="float" office:value="-6" calcext:value-type="float">
            <text:p>-6</text:p>
          </table:table-cell>
          <table:table-cell office:value-type="float" office:value="28.8" calcext:value-type="float">
            <text:p>28.8</text:p>
          </table:table-cell>
          <table:table-cell office:value-type="float" office:value="33.7" calcext:value-type="float">
            <text:p>33.7</text:p>
          </table:table-cell>
          <table:table-cell office:value-type="float" office:value="14.5" calcext:value-type="float">
            <text:p>14.5</text:p>
          </table:table-cell>
          <table:table-cell office:value-type="float" office:value="-88.6" calcext:value-type="float">
            <text:p>-88.6</text:p>
          </table:table-cell>
          <table:table-cell office:value-type="float" office:value="-66.5" calcext:value-type="float">
            <text:p>-66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44.0833592259343" calcext:value-type="float">
            <text:p>44.0833592259343</text:p>
          </table:table-cell>
          <table:table-cell office:value-type="float" office:value="-63.2484343411428" calcext:value-type="float">
            <text:p>-63.2484343411428</text:p>
          </table:table-cell>
          <table:table-cell office:value-type="string" calcext:value-type="string">
            <text:p>-15d</text:p>
          </table:table-cell>
          <table:table-cell office:value-type="string" calcext:value-type="string">
            <text:p>30m</text:p>
          </table:table-cell>
          <table:table-cell office:value-type="string" calcext:value-type="string">
            <text:p>66d</text:p>
          </table:table-cell>
          <table:table-cell office:value-type="string" calcext:value-type="string">
            <text:p>47m</text:p>
          </table:table-cell>
          <table:table-cell office:value-type="float" office:value="15294.3" calcext:value-type="float">
            <text:p>15294.3</text:p>
          </table:table-cell>
          <table:table-cell office:value-type="float" office:value="14738.2" calcext:value-type="float">
            <text:p>14738.2</text:p>
          </table:table-cell>
          <table:table-cell office:value-type="float" office:value="-4086.4" calcext:value-type="float">
            <text:p>-4086.4</text:p>
          </table:table-cell>
          <table:table-cell office:value-type="float" office:value="35657.8" calcext:value-type="float">
            <text:p>35657.8</text:p>
          </table:table-cell>
          <table:table-cell office:value-type="float" office:value="38799.4" calcext:value-type="float">
            <text:p>38799.4</text:p>
          </table:table-cell>
          <table:table-cell office:value-type="float" office:value="5.6" calcext:value-type="float">
            <text:p>5.6</text:p>
          </table:table-cell>
          <table:table-cell office:value-type="float" office:value="-5.4" calcext:value-type="float">
            <text:p>-5.4</text:p>
          </table:table-cell>
          <table:table-cell office:value-type="float" office:value="30.2" calcext:value-type="float">
            <text:p>30.2</text:p>
          </table:table-cell>
          <table:table-cell office:value-type="float" office:value="35.8" calcext:value-type="float">
            <text:p>35.8</text:p>
          </table:table-cell>
          <table:table-cell office:value-type="float" office:value="16.2" calcext:value-type="float">
            <text:p>16.2</text:p>
          </table:table-cell>
          <table:table-cell office:value-type="float" office:value="-82.8" calcext:value-type="float">
            <text:p>-82.8</text:p>
          </table:table-cell>
          <table:table-cell office:value-type="float" office:value="-64.2" calcext:value-type="float">
            <text:p>-64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47.736413534664" calcext:value-type="float">
            <text:p>47.736413534664</text:p>
          </table:table-cell>
          <table:table-cell office:value-type="float" office:value="-64.571710201115" calcext:value-type="float">
            <text:p>-64.571710201115</text:p>
          </table:table-cell>
          <table:table-cell office:value-type="string" calcext:value-type="string">
            <text:p>-16d</text:p>
          </table:table-cell>
          <table:table-cell office:value-type="string" calcext:value-type="string">
            <text:p>8m</text:p>
          </table:table-cell>
          <table:table-cell office:value-type="string" calcext:value-type="string">
            <text:p>69d</text:p>
          </table:table-cell>
          <table:table-cell office:value-type="string" calcext:value-type="string">
            <text:p>47m</text:p>
          </table:table-cell>
          <table:table-cell office:value-type="float" office:value="13878.6" calcext:value-type="float">
            <text:p>13878.6</text:p>
          </table:table-cell>
          <table:table-cell office:value-type="float" office:value="13331.7" calcext:value-type="float">
            <text:p>13331.7</text:p>
          </table:table-cell>
          <table:table-cell office:value-type="float" office:value="-3857.7" calcext:value-type="float">
            <text:p>-3857.7</text:p>
          </table:table-cell>
          <table:table-cell office:value-type="float" office:value="37679.8" calcext:value-type="float">
            <text:p>37679.8</text:p>
          </table:table-cell>
          <table:table-cell office:value-type="float" office:value="40154.5" calcext:value-type="float">
            <text:p>40154.5</text:p>
          </table:table-cell>
          <table:table-cell office:value-type="float" office:value="6.8" calcext:value-type="float">
            <text:p>6.8</text:p>
          </table:table-cell>
          <table:table-cell office:value-type="float" office:value="-4.8" calcext:value-type="float">
            <text:p>-4.8</text:p>
          </table:table-cell>
          <table:table-cell office:value-type="float" office:value="31.2" calcext:value-type="float">
            <text:p>31.2</text:p>
          </table:table-cell>
          <table:table-cell office:value-type="float" office:value="37.6" calcext:value-type="float">
            <text:p>37.6</text:p>
          </table:table-cell>
          <table:table-cell office:value-type="float" office:value="17.7" calcext:value-type="float">
            <text:p>17.7</text:p>
          </table:table-cell>
          <table:table-cell office:value-type="float" office:value="-77.2" calcext:value-type="float">
            <text:p>-77.2</text:p>
          </table:table-cell>
          <table:table-cell office:value-type="float" office:value="-61.6" calcext:value-type="float">
            <text:p>-61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600</text:p>
          </table:table-cell>
          <table:table-cell office:value-type="float" office:value="50.2651084778996" calcext:value-type="float">
            <text:p>50.2651084778996</text:p>
          </table:table-cell>
          <table:table-cell office:value-type="float" office:value="-65.5826523687396" calcext:value-type="float">
            <text:p>-65.5826523687396</text:p>
          </table:table-cell>
          <table:table-cell office:value-type="string" calcext:value-type="string">
            <text:p>-16d</text:p>
          </table:table-cell>
          <table:table-cell office:value-type="string" calcext:value-type="string">
            <text:p>40m</text:p>
          </table:table-cell>
          <table:table-cell office:value-type="string" calcext:value-type="string">
            <text:p>71d</text:p>
          </table:table-cell>
          <table:table-cell office:value-type="string" calcext:value-type="string">
            <text:p>45m</text:p>
          </table:table-cell>
          <table:table-cell office:value-type="float" office:value="12838.8" calcext:value-type="float">
            <text:p>12838.8</text:p>
          </table:table-cell>
          <table:table-cell office:value-type="float" office:value="12299.2" calcext:value-type="float">
            <text:p>12299.2</text:p>
          </table:table-cell>
          <table:table-cell office:value-type="float" office:value="-3682.8" calcext:value-type="float">
            <text:p>-3682.8</text:p>
          </table:table-cell>
          <table:table-cell office:value-type="float" office:value="38925.5" calcext:value-type="float">
            <text:p>38925.5</text:p>
          </table:table-cell>
          <table:table-cell office:value-type="float" office:value="40988.2" calcext:value-type="float">
            <text:p>40988.2</text:p>
          </table:table-cell>
          <table:table-cell office:value-type="float" office:value="7.7" calcext:value-type="float">
            <text:p>7.7</text:p>
          </table:table-cell>
          <table:table-cell office:value-type="float" office:value="-4.5" calcext:value-type="float">
            <text:p>-4.5</text:p>
          </table:table-cell>
          <table:table-cell office:value-type="float" office:value="31.7" calcext:value-type="float">
            <text:p>31.7</text:p>
          </table:table-cell>
          <table:table-cell office:value-type="float" office:value="38.7" calcext:value-type="float">
            <text:p>38.7</text:p>
          </table:table-cell>
          <table:table-cell office:value-type="float" office:value="18.6" calcext:value-type="float">
            <text:p>18.6</text:p>
          </table:table-cell>
          <table:table-cell office:value-type="float" office:value="-73.3" calcext:value-type="float">
            <text:p>-73.3</text:p>
          </table:table-cell>
          <table:table-cell office:value-type="float" office:value="-59.6" calcext:value-type="float">
            <text:p>-59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00-00-00</text:date>, <text:time style:data-style-name="N2" text:time-value="19:33:16.2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0.4$Windows_x86 LibreOffice_project/066b007f5ebcc236395c7d282ba488bca6720265</meta:generator>
    <dc:date>2016-11-24T00:21:55.706000000</dc:date>
    <meta:editing-duration>PT4H38M28S</meta:editing-duration>
    <meta:editing-cycles>1</meta:editing-cycles>
    <meta:document-statistic meta:table-count="1" meta:cell-count="101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058cm" svg:height="20.845cm" xlink:href=".." xlink:type="simple" chart:class="chart:scatter" chart:style-name="ch1">
        <chart:legend chart:legend-position="end" svg:x="35.509cm" svg:y="9.625cm" style:legend-expansion="high" chart:style-name="ch2"/>
        <chart:plot-area chart:style-name="ch3" table:cell-range-address="orbit.D1:orbit.D485 orbit.K1:orbit.M485" chart:data-source-has-labels="row" svg:x="0.741cm" svg:y="0.416cm" svg:width="34.027cm" svg:height="20.013cm">
          <chartooo:coordinate-region svg:x="1.072cm" svg:y="0.615cm" svg:width="33.416cm" svg:height="19.6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rbit.K2:orbit.K485" chart:label-cell-address="orbit.K1:orbit.K1" chart:class="chart:scatter">
            <chart:domain table:cell-range-address="orbit.D2:orbit.D485"/>
            <chart:data-point chart:repeated="484"/>
          </chart:series>
          <chart:series chart:style-name="ch7" chart:values-cell-range-address="orbit.L2:orbit.L485" chart:label-cell-address="orbit.L1:orbit.L1" chart:class="chart:scatter">
            <chart:data-point chart:repeated="484"/>
          </chart:series>
          <chart:series chart:style-name="ch8" chart:values-cell-range-address="orbit.M2:orbit.M485" chart:label-cell-address="orbit.M1:orbit.M1" chart:class="chart:scatter">
            <chart:data-point chart:repeated="48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X_nT</text:p>
                <draw:g>
                  <svg:desc>orbit.K1:orbit.K1</svg:desc>
                </draw:g>
              </table:table-cell>
              <table:table-cell office:value-type="string">
                <text:p>Y_nT</text:p>
                <draw:g>
                  <svg:desc>orbit.L1:orbit.L1</svg:desc>
                </draw:g>
              </table:table-cell>
              <table:table-cell office:value-type="string">
                <text:p>Z_nT</text:p>
                <draw:g>
                  <svg:desc>orbit.M1:orbit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.5528727470779">
                <text:p>53.5528727470779</text:p>
                <draw:g>
                  <svg:desc>orbit.D2:orbit.D485</svg:desc>
                </draw:g>
              </table:table-cell>
              <table:table-cell office:value-type="float" office:value="13782.3">
                <text:p>13782.3</text:p>
                <draw:g>
                  <svg:desc>orbit.K2:orbit.K485</svg:desc>
                </draw:g>
              </table:table-cell>
              <table:table-cell office:value-type="float" office:value="2246.9">
                <text:p>2246.9</text:p>
                <draw:g>
                  <svg:desc>orbit.L2:orbit.L485</svg:desc>
                </draw:g>
              </table:table-cell>
              <table:table-cell office:value-type="float" office:value="39009.4">
                <text:p>39009.4</text:p>
                <draw:g>
                  <svg:desc>orbit.M2:orbit.M4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.1599606807422">
                <text:p>57.1599606807422</text:p>
              </table:table-cell>
              <table:table-cell office:value-type="float" office:value="12278.2">
                <text:p>12278.2</text:p>
              </table:table-cell>
              <table:table-cell office:value-type="float" office:value="2326.6">
                <text:p>2326.6</text:p>
              </table:table-cell>
              <table:table-cell office:value-type="float" office:value="40057.7">
                <text:p>40057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.7393011211777">
                <text:p>60.7393011211777</text:p>
              </table:table-cell>
              <table:table-cell office:value-type="float" office:value="10870.2">
                <text:p>10870.2</text:p>
              </table:table-cell>
              <table:table-cell office:value-type="float" office:value="2343.1">
                <text:p>2343.1</text:p>
              </table:table-cell>
              <table:table-cell office:value-type="float" office:value="40875">
                <text:p>40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.2806221411087">
                <text:p>64.2806221411087</text:p>
              </table:table-cell>
              <table:table-cell office:value-type="float" office:value="9576.2">
                <text:p>9576.2</text:p>
              </table:table-cell>
              <table:table-cell office:value-type="float" office:value="2285.4">
                <text:p>2285.4</text:p>
              </table:table-cell>
              <table:table-cell office:value-type="float" office:value="41493.3">
                <text:p>41493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.7672169285629">
                <text:p>67.7672169285629</text:p>
              </table:table-cell>
              <table:table-cell office:value-type="float" office:value="8411.3">
                <text:p>8411.3</text:p>
              </table:table-cell>
              <table:table-cell office:value-type="float" office:value="2139.6">
                <text:p>2139.6</text:p>
              </table:table-cell>
              <table:table-cell office:value-type="float" office:value="41948.9">
                <text:p>41948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.1702850258981">
                <text:p>71.1702850258981</text:p>
              </table:table-cell>
              <table:table-cell office:value-type="float" office:value="7384.9">
                <text:p>7384.9</text:p>
              </table:table-cell>
              <table:table-cell office:value-type="float" office:value="1885.7">
                <text:p>1885.7</text:p>
              </table:table-cell>
              <table:table-cell office:value-type="float" office:value="42281.2">
                <text:p>42281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.4367212369969">
                <text:p>74.4367212369969</text:p>
              </table:table-cell>
              <table:table-cell office:value-type="float" office:value="6497.6">
                <text:p>6497.6</text:p>
              </table:table-cell>
              <table:table-cell office:value-type="float" office:value="1492.4">
                <text:p>1492.4</text:p>
              </table:table-cell>
              <table:table-cell office:value-type="float" office:value="42531.3">
                <text:p>42531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.4612247561731">
                <text:p>77.4612247561731</text:p>
              </table:table-cell>
              <table:table-cell office:value-type="float" office:value="5730.2">
                <text:p>5730.2</text:p>
              </table:table-cell>
              <table:table-cell office:value-type="float" office:value="908.9">
                <text:p>908.9</text:p>
              </table:table-cell>
              <table:table-cell office:value-type="float" office:value="42738.9">
                <text:p>42738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0233300489539">
                <text:p>80.0233300489539</text:p>
              </table:table-cell>
              <table:table-cell office:value-type="float" office:value="5012.8">
                <text:p>5012.8</text:p>
              </table:table-cell>
              <table:table-cell office:value-type="float" office:value="68.2">
                <text:p>68.2</text:p>
              </table:table-cell>
              <table:table-cell office:value-type="float" office:value="42938.5">
                <text:p>42938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.6859141110749">
                <text:p>81.6859141110749</text:p>
              </table:table-cell>
              <table:table-cell office:value-type="float" office:value="4173.5">
                <text:p>4173.5</text:p>
              </table:table-cell>
              <table:table-cell office:value-type="float" office:value="-999">
                <text:p>-999</text:p>
              </table:table-cell>
              <table:table-cell office:value-type="float" office:value="43155.9">
                <text:p>43155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.8778026938461">
                <text:p>81.8778026938461</text:p>
              </table:table-cell>
              <table:table-cell office:value-type="float" office:value="3136.1">
                <text:p>3136.1</text:p>
              </table:table-cell>
              <table:table-cell office:value-type="float" office:value="-1850.5">
                <text:p>-1850.5</text:p>
              </table:table-cell>
              <table:table-cell office:value-type="float" office:value="43404.3">
                <text:p>43404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.5099415082924">
                <text:p>80.5099415082924</text:p>
              </table:table-cell>
              <table:table-cell office:value-type="float" office:value="2367.2">
                <text:p>2367.2</text:p>
              </table:table-cell>
              <table:table-cell office:value-type="float" office:value="-2007.8">
                <text:p>-2007.8</text:p>
              </table:table-cell>
              <table:table-cell office:value-type="float" office:value="43682.1">
                <text:p>43682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.1089675364651">
                <text:p>78.1089675364651</text:p>
              </table:table-cell>
              <table:table-cell office:value-type="float" office:value="2221.4">
                <text:p>2221.4</text:p>
              </table:table-cell>
              <table:table-cell office:value-type="float" office:value="-1684.8">
                <text:p>-1684.8</text:p>
              </table:table-cell>
              <table:table-cell office:value-type="float" office:value="43970.4">
                <text:p>4397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.1680852583207">
                <text:p>75.1680852583207</text:p>
              </table:table-cell>
              <table:table-cell office:value-type="float" office:value="2602.8">
                <text:p>2602.8</text:p>
              </table:table-cell>
              <table:table-cell office:value-type="float" office:value="-1194">
                <text:p>-1194</text:p>
              </table:table-cell>
              <table:table-cell office:value-type="float" office:value="44232.7">
                <text:p>44232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.9487623679261">
                <text:p>71.9487623679261</text:p>
              </table:table-cell>
              <table:table-cell office:value-type="float" office:value="3361.4">
                <text:p>3361.4</text:p>
              </table:table-cell>
              <table:table-cell office:value-type="float" office:value="-659.8">
                <text:p>-659.8</text:p>
              </table:table-cell>
              <table:table-cell office:value-type="float" office:value="44417.5">
                <text:p>44417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.5755089713324">
                <text:p>68.5755089713324</text:p>
              </table:table-cell>
              <table:table-cell office:value-type="float" office:value="4404.6">
                <text:p>4404.6</text:p>
              </table:table-cell>
              <table:table-cell office:value-type="float" office:value="-119.8">
                <text:p>-119.8</text:p>
              </table:table-cell>
              <table:table-cell office:value-type="float" office:value="44462.5">
                <text:p>44462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.1101181837703">
                <text:p>65.1101181837703</text:p>
              </table:table-cell>
              <table:table-cell office:value-type="float" office:value="5670.2">
                <text:p>5670.2</text:p>
              </table:table-cell>
              <table:table-cell office:value-type="float" office:value="411.4">
                <text:p>411.4</text:p>
              </table:table-cell>
              <table:table-cell office:value-type="float" office:value="44302.3">
                <text:p>44302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.5855370044748">
                <text:p>61.5855370044748</text:p>
              </table:table-cell>
              <table:table-cell office:value-type="float" office:value="7102.7">
                <text:p>7102.7</text:p>
              </table:table-cell>
              <table:table-cell office:value-type="float" office:value="923.7">
                <text:p>923.7</text:p>
              </table:table-cell>
              <table:table-cell office:value-type="float" office:value="43877.2">
                <text:p>43877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.0205862338286">
                <text:p>58.0205862338286</text:p>
              </table:table-cell>
              <table:table-cell office:value-type="float" office:value="8643.8">
                <text:p>8643.8</text:p>
              </table:table-cell>
              <table:table-cell office:value-type="float" office:value="1406.7">
                <text:p>1406.7</text:p>
              </table:table-cell>
              <table:table-cell office:value-type="float" office:value="43142.3">
                <text:p>43142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.4266797696906">
                <text:p>54.4266797696906</text:p>
              </table:table-cell>
              <table:table-cell office:value-type="float" office:value="10232">
                <text:p>10232</text:p>
              </table:table-cell>
              <table:table-cell office:value-type="float" office:value="1849.8">
                <text:p>1849.8</text:p>
              </table:table-cell>
              <table:table-cell office:value-type="float" office:value="42074.1">
                <text:p>42074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.8111041770593">
                <text:p>50.8111041770593</text:p>
              </table:table-cell>
              <table:table-cell office:value-type="float" office:value="11808.2">
                <text:p>11808.2</text:p>
              </table:table-cell>
              <table:table-cell office:value-type="float" office:value="2243.5">
                <text:p>2243.5</text:p>
              </table:table-cell>
              <table:table-cell office:value-type="float" office:value="40672.6">
                <text:p>40672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.1787259669428">
                <text:p>47.1787259669428</text:p>
              </table:table-cell>
              <table:table-cell office:value-type="float" office:value="13321.8">
                <text:p>13321.8</text:p>
              </table:table-cell>
              <table:table-cell office:value-type="float" office:value="2580.6">
                <text:p>2580.6</text:p>
              </table:table-cell>
              <table:table-cell office:value-type="float" office:value="38959.7">
                <text:p>38959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.5329326196281">
                <text:p>43.5329326196281</text:p>
              </table:table-cell>
              <table:table-cell office:value-type="float" office:value="14735.6">
                <text:p>14735.6</text:p>
              </table:table-cell>
              <table:table-cell office:value-type="float" office:value="2857.2">
                <text:p>2857.2</text:p>
              </table:table-cell>
              <table:table-cell office:value-type="float" office:value="36972.9">
                <text:p>36972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.8761775010114">
                <text:p>39.8761775010114</text:p>
              </table:table-cell>
              <table:table-cell office:value-type="float" office:value="16028.3">
                <text:p>16028.3</text:p>
              </table:table-cell>
              <table:table-cell office:value-type="float" office:value="3073.1">
                <text:p>3073.1</text:p>
              </table:table-cell>
              <table:table-cell office:value-type="float" office:value="34757.2">
                <text:p>34757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.2103089622478">
                <text:p>36.2103089622478</text:p>
              </table:table-cell>
              <table:table-cell office:value-type="float" office:value="17192.8">
                <text:p>17192.8</text:p>
              </table:table-cell>
              <table:table-cell office:value-type="float" office:value="3231.5">
                <text:p>3231.5</text:p>
              </table:table-cell>
              <table:table-cell office:value-type="float" office:value="32357.3">
                <text:p>32357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.5367762850763">
                <text:p>32.5367762850763</text:p>
              </table:table-cell>
              <table:table-cell office:value-type="float" office:value="18232.9">
                <text:p>18232.9</text:p>
              </table:table-cell>
              <table:table-cell office:value-type="float" office:value="3338.5">
                <text:p>3338.5</text:p>
              </table:table-cell>
              <table:table-cell office:value-type="float" office:value="29811.4">
                <text:p>29811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.8567624146659">
                <text:p>28.8567624146659</text:p>
              </table:table-cell>
              <table:table-cell office:value-type="float" office:value="19157.3">
                <text:p>19157.3</text:p>
              </table:table-cell>
              <table:table-cell office:value-type="float" office:value="3402.7">
                <text:p>3402.7</text:p>
              </table:table-cell>
              <table:table-cell office:value-type="float" office:value="27148">
                <text:p>271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.1712715595811">
                <text:p>25.1712715595811</text:p>
              </table:table-cell>
              <table:table-cell office:value-type="float" office:value="19975">
                <text:p>19975</text:p>
              </table:table-cell>
              <table:table-cell office:value-type="float" office:value="3434.1">
                <text:p>3434.1</text:p>
              </table:table-cell>
              <table:table-cell office:value-type="float" office:value="24386.8">
                <text:p>24386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.4811879839614">
                <text:p>21.4811879839614</text:p>
              </table:table-cell>
              <table:table-cell office:value-type="float" office:value="20691.8">
                <text:p>20691.8</text:p>
              </table:table-cell>
              <table:table-cell office:value-type="float" office:value="3444.3">
                <text:p>3444.3</text:p>
              </table:table-cell>
              <table:table-cell office:value-type="float" office:value="21540.5">
                <text:p>21540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7873159160504">
                <text:p>17.7873159160504</text:p>
              </table:table-cell>
              <table:table-cell office:value-type="float" office:value="21308.7">
                <text:p>21308.7</text:p>
              </table:table-cell>
              <table:table-cell office:value-type="float" office:value="3445.6">
                <text:p>3445.6</text:p>
              </table:table-cell>
              <table:table-cell office:value-type="float" office:value="18619">
                <text:p>186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0904067312612">
                <text:p>14.0904067312612</text:p>
              </table:table-cell>
              <table:table-cell office:value-type="float" office:value="21822.4">
                <text:p>21822.4</text:p>
              </table:table-cell>
              <table:table-cell office:value-type="float" office:value="3450.3">
                <text:p>3450.3</text:p>
              </table:table-cell>
              <table:table-cell office:value-type="float" office:value="15632.7">
                <text:p>15632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3911773966425">
                <text:p>10.3911773966425</text:p>
              </table:table-cell>
              <table:table-cell office:value-type="float" office:value="22227.3">
                <text:p>22227.3</text:p>
              </table:table-cell>
              <table:table-cell office:value-type="float" office:value="3470.2">
                <text:p>3470.2</text:p>
              </table:table-cell>
              <table:table-cell office:value-type="float" office:value="12594.6">
                <text:p>12594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9032289734279">
                <text:p>6.69032289734279</text:p>
              </table:table-cell>
              <table:table-cell office:value-type="float" office:value="22518.4">
                <text:p>22518.4</text:p>
              </table:table-cell>
              <table:table-cell office:value-type="float" office:value="3515.5">
                <text:p>3515.5</text:p>
              </table:table-cell>
              <table:table-cell office:value-type="float" office:value="9520.5">
                <text:p>9520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98852453817356">
                <text:p>2.98852453817356</text:p>
              </table:table-cell>
              <table:table-cell office:value-type="float" office:value="22692.9">
                <text:p>22692.9</text:p>
              </table:table-cell>
              <table:table-cell office:value-type="float" office:value="3594.3">
                <text:p>3594.3</text:p>
              </table:table-cell>
              <table:table-cell office:value-type="float" office:value="6428.8">
                <text:p>6428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713544455345786">
                <text:p>-0.713544455345786</text:p>
              </table:table-cell>
              <table:table-cell office:value-type="float" office:value="22751.6">
                <text:p>22751.6</text:p>
              </table:table-cell>
              <table:table-cell office:value-type="float" office:value="3712.3">
                <text:p>3712.3</text:p>
              </table:table-cell>
              <table:table-cell office:value-type="float" office:value="3337.5">
                <text:p>3337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.41521496720332">
                <text:p>-4.41521496720332</text:p>
              </table:table-cell>
              <table:table-cell office:value-type="float" office:value="22698.7">
                <text:p>22698.7</text:p>
              </table:table-cell>
              <table:table-cell office:value-type="float" office:value="3872">
                <text:p>3872</text:p>
              </table:table-cell>
              <table:table-cell office:value-type="float" office:value="262.6">
                <text:p>262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8.11581866735344">
                <text:p>-8.11581866735344</text:p>
              </table:table-cell>
              <table:table-cell office:value-type="float" office:value="22540.4">
                <text:p>22540.4</text:p>
              </table:table-cell>
              <table:table-cell office:value-type="float" office:value="4073.6">
                <text:p>4073.6</text:p>
              </table:table-cell>
              <table:table-cell office:value-type="float" office:value="-2783.3">
                <text:p>-2783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1.8146845475386">
                <text:p>-11.8146845475386</text:p>
              </table:table-cell>
              <table:table-cell office:value-type="float" office:value="22282.8">
                <text:p>22282.8</text:p>
              </table:table-cell>
              <table:table-cell office:value-type="float" office:value="4314.9">
                <text:p>4314.9</text:p>
              </table:table-cell>
              <table:table-cell office:value-type="float" office:value="-5791.2">
                <text:p>-5791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5.5111344200045">
                <text:p>-15.5111344200045</text:p>
              </table:table-cell>
              <table:table-cell office:value-type="float" office:value="21930.8">
                <text:p>21930.8</text:p>
              </table:table-cell>
              <table:table-cell office:value-type="float" office:value="4591.7">
                <text:p>4591.7</text:p>
              </table:table-cell>
              <table:table-cell office:value-type="float" office:value="-8754.6">
                <text:p>-8754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9.2044764362327">
                <text:p>-19.2044764362327</text:p>
              </table:table-cell>
              <table:table-cell office:value-type="float" office:value="21487.3">
                <text:p>21487.3</text:p>
              </table:table-cell>
              <table:table-cell office:value-type="float" office:value="4899">
                <text:p>4899</text:p>
              </table:table-cell>
              <table:table-cell office:value-type="float" office:value="-11667.7">
                <text:p>-11667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2.8939954115159">
                <text:p>-22.8939954115159</text:p>
              </table:table-cell>
              <table:table-cell office:value-type="float" office:value="20953.6">
                <text:p>20953.6</text:p>
              </table:table-cell>
              <table:table-cell office:value-type="float" office:value="5230.9">
                <text:p>5230.9</text:p>
              </table:table-cell>
              <table:table-cell office:value-type="float" office:value="-14523.8">
                <text:p>-14523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6.5789384375836">
                <text:p>-26.5789384375836</text:p>
              </table:table-cell>
              <table:table-cell office:value-type="float" office:value="20330.7">
                <text:p>20330.7</text:p>
              </table:table-cell>
              <table:table-cell office:value-type="float" office:value="5582">
                <text:p>5582</text:p>
              </table:table-cell>
              <table:table-cell office:value-type="float" office:value="-17314.5">
                <text:p>-17314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0.2584935867624">
                <text:p>-30.2584935867624</text:p>
              </table:table-cell>
              <table:table-cell office:value-type="float" office:value="19620.2">
                <text:p>19620.2</text:p>
              </table:table-cell>
              <table:table-cell office:value-type="float" office:value="5947.6">
                <text:p>5947.6</text:p>
              </table:table-cell>
              <table:table-cell office:value-type="float" office:value="-20030.5">
                <text:p>-20030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3.9317586177676">
                <text:p>-33.9317586177676</text:p>
              </table:table-cell>
              <table:table-cell office:value-type="float" office:value="18825.1">
                <text:p>18825.1</text:p>
              </table:table-cell>
              <table:table-cell office:value-type="float" office:value="6324.1">
                <text:p>6324.1</text:p>
              </table:table-cell>
              <table:table-cell office:value-type="float" office:value="-22663.2">
                <text:p>-22663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7.597695021091">
                <text:p>-37.597695021091</text:p>
              </table:table-cell>
              <table:table-cell office:value-type="float" office:value="17948.3">
                <text:p>17948.3</text:p>
              </table:table-cell>
              <table:table-cell office:value-type="float" office:value="6708.8">
                <text:p>6708.8</text:p>
              </table:table-cell>
              <table:table-cell office:value-type="float" office:value="-25205.7">
                <text:p>-25205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1.2550601227464">
                <text:p>-41.2550601227464</text:p>
              </table:table-cell>
              <table:table-cell office:value-type="float" office:value="16991">
                <text:p>16991</text:p>
              </table:table-cell>
              <table:table-cell office:value-type="float" office:value="7099.8">
                <text:p>7099.8</text:p>
              </table:table-cell>
              <table:table-cell office:value-type="float" office:value="-27654.6">
                <text:p>-27654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44.9023054813417">
                <text:p>-44.9023054813417</text:p>
              </table:table-cell>
              <table:table-cell office:value-type="float" office:value="15949.7">
                <text:p>15949.7</text:p>
              </table:table-cell>
              <table:table-cell office:value-type="float" office:value="7494.5">
                <text:p>7494.5</text:p>
              </table:table-cell>
              <table:table-cell office:value-type="float" office:value="-30008.1">
                <text:p>-30008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8.5374218802612">
                <text:p>-48.5374218802612</text:p>
              </table:table-cell>
              <table:table-cell office:value-type="float" office:value="14814.7">
                <text:p>14814.7</text:p>
              </table:table-cell>
              <table:table-cell office:value-type="float" office:value="7889.3">
                <text:p>7889.3</text:p>
              </table:table-cell>
              <table:table-cell office:value-type="float" office:value="-32264.4">
                <text:p>-32264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2.1576967508832">
                <text:p>-52.1576967508832</text:p>
              </table:table-cell>
              <table:table-cell office:value-type="float" office:value="13568.9">
                <text:p>13568.9</text:p>
              </table:table-cell>
              <table:table-cell office:value-type="float" office:value="8278.4">
                <text:p>8278.4</text:p>
              </table:table-cell>
              <table:table-cell office:value-type="float" office:value="-34418">
                <text:p>-344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5.7593222356309">
                <text:p>-55.7593222356309</text:p>
              </table:table-cell>
              <table:table-cell office:value-type="float" office:value="12188.5">
                <text:p>12188.5</text:p>
              </table:table-cell>
              <table:table-cell office:value-type="float" office:value="8652.9">
                <text:p>8652.9</text:p>
              </table:table-cell>
              <table:table-cell office:value-type="float" office:value="-36456.2">
                <text:p>-36456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9.3367375209038">
                <text:p>-59.3367375209038</text:p>
              </table:table-cell>
              <table:table-cell office:value-type="float" office:value="10645.6">
                <text:p>10645.6</text:p>
              </table:table-cell>
              <table:table-cell office:value-type="float" office:value="8999.9">
                <text:p>8999.9</text:p>
              </table:table-cell>
              <table:table-cell office:value-type="float" office:value="-38357">
                <text:p>-383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62.8814747505123">
                <text:p>-62.8814747505123</text:p>
              </table:table-cell>
              <table:table-cell office:value-type="float" office:value="8909.3">
                <text:p>8909.3</text:p>
              </table:table-cell>
              <table:table-cell office:value-type="float" office:value="9300">
                <text:p>9300</text:p>
              </table:table-cell>
              <table:table-cell office:value-type="float" office:value="-40089">
                <text:p>-400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66.3800255914698">
                <text:p>-66.3800255914698</text:p>
              </table:table-cell>
              <table:table-cell office:value-type="float" office:value="6947.8">
                <text:p>6947.8</text:p>
              </table:table-cell>
              <table:table-cell office:value-type="float" office:value="9523.5">
                <text:p>9523.5</text:p>
              </table:table-cell>
              <table:table-cell office:value-type="float" office:value="-41612.8">
                <text:p>-41612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69.8096542539291">
                <text:p>-69.8096542539291</text:p>
              </table:table-cell>
              <table:table-cell office:value-type="float" office:value="4725.7">
                <text:p>4725.7</text:p>
              </table:table-cell>
              <table:table-cell office:value-type="float" office:value="9619.3">
                <text:p>9619.3</text:p>
              </table:table-cell>
              <table:table-cell office:value-type="float" office:value="-42886">
                <text:p>-428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73.1296190816497">
                <text:p>-73.1296190816497</text:p>
              </table:table-cell>
              <table:table-cell office:value-type="float" office:value="2200.4">
                <text:p>2200.4</text:p>
              </table:table-cell>
              <table:table-cell office:value-type="float" office:value="9492">
                <text:p>9492</text:p>
              </table:table-cell>
              <table:table-cell office:value-type="float" office:value="-43867.5">
                <text:p>-43867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76.261549320053">
                <text:p>-76.261549320053</text:p>
              </table:table-cell>
              <table:table-cell office:value-type="float" office:value="-677.8">
                <text:p>-677.8</text:p>
              </table:table-cell>
              <table:table-cell office:value-type="float" office:value="8944.8">
                <text:p>8944.8</text:p>
              </table:table-cell>
              <table:table-cell office:value-type="float" office:value="-44524.5">
                <text:p>-44524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79.0442791172359">
                <text:p>-79.0442791172359</text:p>
              </table:table-cell>
              <table:table-cell office:value-type="float" office:value="-3905.1">
                <text:p>-3905.1</text:p>
              </table:table-cell>
              <table:table-cell office:value-type="float" office:value="7555.1">
                <text:p>7555.1</text:p>
              </table:table-cell>
              <table:table-cell office:value-type="float" office:value="-44836.4">
                <text:p>-44836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81.1433567249969">
                <text:p>-81.1433567249969</text:p>
              </table:table-cell>
              <table:table-cell office:value-type="float" office:value="-7084.2">
                <text:p>-7084.2</text:p>
              </table:table-cell>
              <table:table-cell office:value-type="float" office:value="4537.4">
                <text:p>4537.4</text:p>
              </table:table-cell>
              <table:table-cell office:value-type="float" office:value="-44798.6">
                <text:p>-44798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82.0015843381657">
                <text:p>-82.0015843381657</text:p>
              </table:table-cell>
              <table:table-cell office:value-type="float" office:value="-8663">
                <text:p>-8663</text:p>
              </table:table-cell>
              <table:table-cell office:value-type="float" office:value="-543.1">
                <text:p>-543.1</text:p>
              </table:table-cell>
              <table:table-cell office:value-type="float" office:value="-44423.9">
                <text:p>-44423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81.2458498460423">
                <text:p>-81.2458498460423</text:p>
              </table:table-cell>
              <table:table-cell office:value-type="float" office:value="-7216.6">
                <text:p>-7216.6</text:p>
              </table:table-cell>
              <table:table-cell office:value-type="float" office:value="-5730.8">
                <text:p>-5730.8</text:p>
              </table:table-cell>
              <table:table-cell office:value-type="float" office:value="-43740.6">
                <text:p>-43740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79.2094249463824">
                <text:p>-79.2094249463824</text:p>
              </table:table-cell>
              <table:table-cell office:value-type="float" office:value="-4235.2">
                <text:p>-4235.2</text:p>
              </table:table-cell>
              <table:table-cell office:value-type="float" office:value="-8944.6">
                <text:p>-8944.6</text:p>
              </table:table-cell>
              <table:table-cell office:value-type="float" office:value="-42789.9">
                <text:p>-42789.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76.4573039796536">
                <text:p>-76.4573039796536</text:p>
              </table:table-cell>
              <table:table-cell office:value-type="float" office:value="-1370.5">
                <text:p>-1370.5</text:p>
              </table:table-cell>
              <table:table-cell office:value-type="float" office:value="-10525.3">
                <text:p>-10525.3</text:p>
              </table:table-cell>
              <table:table-cell office:value-type="float" office:value="-41621.7">
                <text:p>-41621.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73.3393927816206">
                <text:p>-73.3393927816206</text:p>
              </table:table-cell>
              <table:table-cell office:value-type="float" office:value="981.4">
                <text:p>981.4</text:p>
              </table:table-cell>
              <table:table-cell office:value-type="float" office:value="-11244.8">
                <text:p>-11244.8</text:p>
              </table:table-cell>
              <table:table-cell office:value-type="float" office:value="-40290.2">
                <text:p>-40290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70.0251079466827">
                <text:p>-70.0251079466827</text:p>
              </table:table-cell>
              <table:table-cell office:value-type="float" office:value="2860.6">
                <text:p>2860.6</text:p>
              </table:table-cell>
              <table:table-cell office:value-type="float" office:value="-11517">
                <text:p>-11517</text:p>
              </table:table-cell>
              <table:table-cell office:value-type="float" office:value="-38850.4">
                <text:p>-38850.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66.5965600747271">
                <text:p>-66.5965600747271</text:p>
              </table:table-cell>
              <table:table-cell office:value-type="float" office:value="4362.5">
                <text:p>4362.5</text:p>
              </table:table-cell>
              <table:table-cell office:value-type="float" office:value="-11530">
                <text:p>-11530</text:p>
              </table:table-cell>
              <table:table-cell office:value-type="float" office:value="-37354.6">
                <text:p>-37354.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63.0962380019234">
                <text:p>-63.0962380019234</text:p>
              </table:table-cell>
              <table:table-cell office:value-type="float" office:value="5570.8">
                <text:p>5570.8</text:p>
              </table:table-cell>
              <table:table-cell office:value-type="float" office:value="-11374.3">
                <text:p>-11374.3</text:p>
              </table:table-cell>
              <table:table-cell office:value-type="float" office:value="-35849.9">
                <text:p>-35849.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9.5477559582248">
                <text:p>-59.5477559582248</text:p>
              </table:table-cell>
              <table:table-cell office:value-type="float" office:value="6555">
                <text:p>6555</text:p>
              </table:table-cell>
              <table:table-cell office:value-type="float" office:value="-11098.4">
                <text:p>-11098.4</text:p>
              </table:table-cell>
              <table:table-cell office:value-type="float" office:value="-34375.6">
                <text:p>-34375.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55.965100882326">
                <text:p>-55.965100882326</text:p>
              </table:table-cell>
              <table:table-cell office:value-type="float" office:value="7376.6">
                <text:p>7376.6</text:p>
              </table:table-cell>
              <table:table-cell office:value-type="float" office:value="-10731.7">
                <text:p>-10731.7</text:p>
              </table:table-cell>
              <table:table-cell office:value-type="float" office:value="-32961.4">
                <text:p>-32961.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52.3570232771328">
                <text:p>-52.3570232771328</text:p>
              </table:table-cell>
              <table:table-cell office:value-type="float" office:value="8091.7">
                <text:p>8091.7</text:p>
              </table:table-cell>
              <table:table-cell office:value-type="float" office:value="-10293.2">
                <text:p>-10293.2</text:p>
              </table:table-cell>
              <table:table-cell office:value-type="float" office:value="-31625.1">
                <text:p>-31625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8.7292651201867">
                <text:p>-48.7292651201867</text:p>
              </table:table-cell>
              <table:table-cell office:value-type="float" office:value="8752.4">
                <text:p>8752.4</text:p>
              </table:table-cell>
              <table:table-cell office:value-type="float" office:value="-9795">
                <text:p>-9795</text:p>
              </table:table-cell>
              <table:table-cell office:value-type="float" office:value="-30372.8">
                <text:p>-30372.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45.0857606060746">
                <text:p>-45.0857606060746</text:p>
              </table:table-cell>
              <table:table-cell office:value-type="float" office:value="9406.3">
                <text:p>9406.3</text:p>
              </table:table-cell>
              <table:table-cell office:value-type="float" office:value="-9244.2">
                <text:p>-9244.2</text:p>
              </table:table-cell>
              <table:table-cell office:value-type="float" office:value="-29198.8">
                <text:p>-29198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41.4293182381863">
                <text:p>-41.4293182381863</text:p>
              </table:table-cell>
              <table:table-cell office:value-type="float" office:value="10095.8">
                <text:p>10095.8</text:p>
              </table:table-cell>
              <table:table-cell office:value-type="float" office:value="-8644">
                <text:p>-8644</text:p>
              </table:table-cell>
              <table:table-cell office:value-type="float" office:value="-28087.1">
                <text:p>-28087.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7.7620261811917">
                <text:p>-37.7620261811917</text:p>
              </table:table-cell>
              <table:table-cell office:value-type="float" office:value="10857.7">
                <text:p>10857.7</text:p>
              </table:table-cell>
              <table:table-cell office:value-type="float" office:value="-7995.8">
                <text:p>-7995.8</text:p>
              </table:table-cell>
              <table:table-cell office:value-type="float" office:value="-27012.5">
                <text:p>-27012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4.0855024912902">
                <text:p>-34.0855024912902</text:p>
              </table:table-cell>
              <table:table-cell office:value-type="float" office:value="11723">
                <text:p>11723</text:p>
              </table:table-cell>
              <table:table-cell office:value-type="float" office:value="-7301.2">
                <text:p>-7301.2</text:p>
              </table:table-cell>
              <table:table-cell office:value-type="float" office:value="-25941.3">
                <text:p>-25941.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30.4010545774655">
                <text:p>-30.4010545774655</text:p>
              </table:table-cell>
              <table:table-cell office:value-type="float" office:value="12716.1">
                <text:p>12716.1</text:p>
              </table:table-cell>
              <table:table-cell office:value-type="float" office:value="-6564.2">
                <text:p>-6564.2</text:p>
              </table:table-cell>
              <table:table-cell office:value-type="float" office:value="-24831.5">
                <text:p>-24831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6.7097834144185">
                <text:p>-26.7097834144185</text:p>
              </table:table-cell>
              <table:table-cell office:value-type="float" office:value="13853">
                <text:p>13853</text:p>
              </table:table-cell>
              <table:table-cell office:value-type="float" office:value="-5793.3">
                <text:p>-5793.3</text:p>
              </table:table-cell>
              <table:table-cell office:value-type="float" office:value="-23632.8">
                <text:p>-23632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3.0126529311512">
                <text:p>-23.0126529311512</text:p>
              </table:table-cell>
              <table:table-cell office:value-type="float" office:value="15138.2">
                <text:p>15138.2</text:p>
              </table:table-cell>
              <table:table-cell office:value-type="float" office:value="-5001.4">
                <text:p>-5001.4</text:p>
              </table:table-cell>
              <table:table-cell office:value-type="float" office:value="-22286.7">
                <text:p>-22286.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9.3105367953754">
                <text:p>-19.3105367953754</text:p>
              </table:table-cell>
              <table:table-cell office:value-type="float" office:value="16560.6">
                <text:p>16560.6</text:p>
              </table:table-cell>
              <table:table-cell office:value-type="float" office:value="-4205.9">
                <text:p>-4205.9</text:p>
              </table:table-cell>
              <table:table-cell office:value-type="float" office:value="-20730.2">
                <text:p>-20730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5.6042501285337">
                <text:p>-15.6042501285337</text:p>
              </table:table-cell>
              <table:table-cell office:value-type="float" office:value="18090.9">
                <text:p>18090.9</text:p>
              </table:table-cell>
              <table:table-cell office:value-type="float" office:value="-3426.4">
                <text:p>-3426.4</text:p>
              </table:table-cell>
              <table:table-cell office:value-type="float" office:value="-18900.9">
                <text:p>-18900.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1.8945710001329">
                <text:p>-11.8945710001329</text:p>
              </table:table-cell>
              <table:table-cell office:value-type="float" office:value="19680.8">
                <text:p>19680.8</text:p>
              </table:table-cell>
              <table:table-cell office:value-type="float" office:value="-2682">
                <text:p>-2682</text:p>
              </table:table-cell>
              <table:table-cell office:value-type="float" office:value="-16745.1">
                <text:p>-16745.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8.18225487496454">
                <text:p>-8.18225487496454</text:p>
              </table:table-cell>
              <table:table-cell office:value-type="float" office:value="21264.9">
                <text:p>21264.9</text:p>
              </table:table-cell>
              <table:table-cell office:value-type="float" office:value="-1989.8">
                <text:p>-1989.8</text:p>
              </table:table-cell>
              <table:table-cell office:value-type="float" office:value="-14226.1">
                <text:p>-14226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4.46804427924828">
                <text:p>-4.46804427924828</text:p>
              </table:table-cell>
              <table:table-cell office:value-type="float" office:value="22766.7">
                <text:p>22766.7</text:p>
              </table:table-cell>
              <table:table-cell office:value-type="float" office:value="-1362">
                <text:p>-1362</text:p>
              </table:table-cell>
              <table:table-cell office:value-type="float" office:value="-11331.6">
                <text:p>-11331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752675205074431">
                <text:p>-0.752675205074431</text:p>
              </table:table-cell>
              <table:table-cell office:value-type="float" office:value="24106.3">
                <text:p>24106.3</text:p>
              </table:table-cell>
              <table:table-cell office:value-type="float" office:value="-806.2">
                <text:p>-806.2</text:p>
              </table:table-cell>
              <table:table-cell office:value-type="float" office:value="-8077.6">
                <text:p>-8077.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96311852055487">
                <text:p>2.96311852055487</text:p>
              </table:table-cell>
              <table:table-cell office:value-type="float" office:value="25208.7">
                <text:p>25208.7</text:p>
              </table:table-cell>
              <table:table-cell office:value-type="float" office:value="-324.8">
                <text:p>-324.8</text:p>
              </table:table-cell>
              <table:table-cell office:value-type="float" office:value="-4508.8">
                <text:p>-4508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67860196356985">
                <text:p>6.67860196356985</text:p>
              </table:table-cell>
              <table:table-cell office:value-type="float" office:value="26012">
                <text:p>26012</text:p>
              </table:table-cell>
              <table:table-cell office:value-type="float" office:value="83.7">
                <text:p>83.7</text:p>
              </table:table-cell>
              <table:table-cell office:value-type="float" office:value="-695.1">
                <text:p>-695.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3930360212827">
                <text:p>10.3930360212827</text:p>
              </table:table-cell>
              <table:table-cell office:value-type="float" office:value="26472.7">
                <text:p>26472.7</text:p>
              </table:table-cell>
              <table:table-cell office:value-type="float" office:value="423.8">
                <text:p>423.8</text:p>
              </table:table-cell>
              <table:table-cell office:value-type="float" office:value="3274.2">
                <text:p>3274.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.1056737531203">
                <text:p>14.1056737531203</text:p>
              </table:table-cell>
              <table:table-cell office:value-type="float" office:value="26570.2">
                <text:p>26570.2</text:p>
              </table:table-cell>
              <table:table-cell office:value-type="float" office:value="702.1">
                <text:p>702.1</text:p>
              </table:table-cell>
              <table:table-cell office:value-type="float" office:value="7299.3">
                <text:p>7299.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8157551079398">
                <text:p>17.8157551079398</text:p>
              </table:table-cell>
              <table:table-cell office:value-type="float" office:value="26307.3">
                <text:p>26307.3</text:p>
              </table:table-cell>
              <table:table-cell office:value-type="float" office:value="926.2">
                <text:p>926.2</text:p>
              </table:table-cell>
              <table:table-cell office:value-type="float" office:value="11278.6">
                <text:p>11278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.5224989204564">
                <text:p>21.5224989204564</text:p>
              </table:table-cell>
              <table:table-cell office:value-type="float" office:value="25709.7">
                <text:p>25709.7</text:p>
              </table:table-cell>
              <table:table-cell office:value-type="float" office:value="1104.4">
                <text:p>1104.4</text:p>
              </table:table-cell>
              <table:table-cell office:value-type="float" office:value="15117.6">
                <text:p>15117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225090718864">
                <text:p>25.225090718864</text:p>
              </table:table-cell>
              <table:table-cell office:value-type="float" office:value="24821.2">
                <text:p>24821.2</text:p>
              </table:table-cell>
              <table:table-cell office:value-type="float" office:value="1244.9">
                <text:p>1244.9</text:p>
              </table:table-cell>
              <table:table-cell office:value-type="float" office:value="18736.9">
                <text:p>18736.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.9226643731082">
                <text:p>28.9226643731082</text:p>
              </table:table-cell>
              <table:table-cell office:value-type="float" office:value="23698.9">
                <text:p>23698.9</text:p>
              </table:table-cell>
              <table:table-cell office:value-type="float" office:value="1355.2">
                <text:p>1355.2</text:p>
              </table:table-cell>
              <table:table-cell office:value-type="float" office:value="22078.3">
                <text:p>22078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.6142748069134">
                <text:p>32.6142748069134</text:p>
              </table:table-cell>
              <table:table-cell office:value-type="float" office:value="22404.8">
                <text:p>22404.8</text:p>
              </table:table-cell>
              <table:table-cell office:value-type="float" office:value="1441.7">
                <text:p>1441.7</text:p>
              </table:table-cell>
              <table:table-cell office:value-type="float" office:value="25106.8">
                <text:p>25106.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.2988576703324">
                <text:p>36.2988576703324</text:p>
              </table:table-cell>
              <table:table-cell office:value-type="float" office:value="20999.4">
                <text:p>20999.4</text:p>
              </table:table-cell>
              <table:table-cell office:value-type="float" office:value="1508.6">
                <text:p>1508.6</text:p>
              </table:table-cell>
              <table:table-cell office:value-type="float" office:value="27810">
                <text:p>278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.9751696818179">
                <text:p>39.9751696818179</text:p>
              </table:table-cell>
              <table:table-cell office:value-type="float" office:value="19535.2">
                <text:p>19535.2</text:p>
              </table:table-cell>
              <table:table-cell office:value-type="float" office:value="1558.4">
                <text:p>1558.4</text:p>
              </table:table-cell>
              <table:table-cell office:value-type="float" office:value="30193.8">
                <text:p>30193.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3.641699460513">
                <text:p>43.641699460513</text:p>
              </table:table-cell>
              <table:table-cell office:value-type="float" office:value="18054.3">
                <text:p>18054.3</text:p>
              </table:table-cell>
              <table:table-cell office:value-type="float" office:value="1590.7">
                <text:p>1590.7</text:p>
              </table:table-cell>
              <table:table-cell office:value-type="float" office:value="32276.4">
                <text:p>32276.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.2965321205293">
                <text:p>47.2965321205293</text:p>
              </table:table-cell>
              <table:table-cell office:value-type="float" office:value="16587.8">
                <text:p>16587.8</text:p>
              </table:table-cell>
              <table:table-cell office:value-type="float" office:value="1603">
                <text:p>1603</text:p>
              </table:table-cell>
              <table:table-cell office:value-type="float" office:value="34082.6">
                <text:p>34082.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0.937138770321">
                <text:p>50.937138770321</text:p>
              </table:table-cell>
              <table:table-cell office:value-type="float" office:value="15157.6">
                <text:p>15157.6</text:p>
              </table:table-cell>
              <table:table-cell office:value-type="float" office:value="1590.1">
                <text:p>1590.1</text:p>
              </table:table-cell>
              <table:table-cell office:value-type="float" office:value="35639.8">
                <text:p>35639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4.5600395558594">
                <text:p>54.5600395558594</text:p>
              </table:table-cell>
              <table:table-cell office:value-type="float" office:value="13779.3">
                <text:p>13779.3</text:p>
              </table:table-cell>
              <table:table-cell office:value-type="float" office:value="1544.5">
                <text:p>1544.5</text:p>
              </table:table-cell>
              <table:table-cell office:value-type="float" office:value="36976">
                <text:p>369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8.1602446695742">
                <text:p>58.1602446695742</text:p>
              </table:table-cell>
              <table:table-cell office:value-type="float" office:value="12462.6">
                <text:p>12462.6</text:p>
              </table:table-cell>
              <table:table-cell office:value-type="float" office:value="1456.7">
                <text:p>1456.7</text:p>
              </table:table-cell>
              <table:table-cell office:value-type="float" office:value="38120.2">
                <text:p>38120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1.7302869837738">
                <text:p>61.7302869837738</text:p>
              </table:table-cell>
              <table:table-cell office:value-type="float" office:value="11212.2">
                <text:p>11212.2</text:p>
              </table:table-cell>
              <table:table-cell office:value-type="float" office:value="1315">
                <text:p>1315</text:p>
              </table:table-cell>
              <table:table-cell office:value-type="float" office:value="39101.7">
                <text:p>39101.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5.2584626322316">
                <text:p>65.2584626322316</text:p>
              </table:table-cell>
              <table:table-cell office:value-type="float" office:value="10026.5">
                <text:p>10026.5</text:p>
              </table:table-cell>
              <table:table-cell office:value-type="float" office:value="1106.4">
                <text:p>1106.4</text:p>
              </table:table-cell>
              <table:table-cell office:value-type="float" office:value="39950.4">
                <text:p>39950.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8.725441578367">
                <text:p>68.725441578367</text:p>
              </table:table-cell>
              <table:table-cell office:value-type="float" office:value="8896.5">
                <text:p>8896.5</text:p>
              </table:table-cell>
              <table:table-cell office:value-type="float" office:value="816.4">
                <text:p>816.4</text:p>
              </table:table-cell>
              <table:table-cell office:value-type="float" office:value="40694.2">
                <text:p>40694.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2.0973012706757">
                <text:p>72.0973012706757</text:p>
              </table:table-cell>
              <table:table-cell office:value-type="float" office:value="7804.1">
                <text:p>7804.1</text:p>
              </table:table-cell>
              <table:table-cell office:value-type="float" office:value="428.7">
                <text:p>428.7</text:p>
              </table:table-cell>
              <table:table-cell office:value-type="float" office:value="41357.2">
                <text:p>41357.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5.3102201738228">
                <text:p>75.3102201738228</text:p>
              </table:table-cell>
              <table:table-cell office:value-type="float" office:value="6718.8">
                <text:p>6718.8</text:p>
              </table:table-cell>
              <table:table-cell office:value-type="float" office:value="-74.3">
                <text:p>-74.3</text:p>
              </table:table-cell>
              <table:table-cell office:value-type="float" office:value="41957.6">
                <text:p>41957.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8.2352256460057">
                <text:p>78.2352256460057</text:p>
              </table:table-cell>
              <table:table-cell office:value-type="float" office:value="5587.4">
                <text:p>5587.4</text:p>
              </table:table-cell>
              <table:table-cell office:value-type="float" office:value="-704.1">
                <text:p>-704.1</text:p>
              </table:table-cell>
              <table:table-cell office:value-type="float" office:value="42507.9">
                <text:p>42507.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0.6015940623274">
                <text:p>80.6015940623274</text:p>
              </table:table-cell>
              <table:table-cell office:value-type="float" office:value="4321.1">
                <text:p>4321.1</text:p>
              </table:table-cell>
              <table:table-cell office:value-type="float" office:value="-1412.9">
                <text:p>-1412.9</text:p>
              </table:table-cell>
              <table:table-cell office:value-type="float" office:value="43014.1">
                <text:p>43014.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1.9054421924752">
                <text:p>81.9054421924752</text:p>
              </table:table-cell>
              <table:table-cell office:value-type="float" office:value="2893.2">
                <text:p>2893.2</text:p>
              </table:table-cell>
              <table:table-cell office:value-type="float" office:value="-1918.2">
                <text:p>-1918.2</text:p>
              </table:table-cell>
              <table:table-cell office:value-type="float" office:value="43476.2">
                <text:p>43476.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1.6353622594995">
                <text:p>81.6353622594995</text:p>
              </table:table-cell>
              <table:table-cell office:value-type="float" office:value="1743.9">
                <text:p>1743.9</text:p>
              </table:table-cell>
              <table:table-cell office:value-type="float" office:value="-1743.6">
                <text:p>-1743.6</text:p>
              </table:table-cell>
              <table:table-cell office:value-type="float" office:value="43886.4">
                <text:p>43886.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9.917448309197">
                <text:p>79.917448309197</text:p>
              </table:table-cell>
              <table:table-cell office:value-type="float" office:value="1479.3">
                <text:p>1479.3</text:p>
              </table:table-cell>
              <table:table-cell office:value-type="float" office:value="-1004.8">
                <text:p>-1004.8</text:p>
              </table:table-cell>
              <table:table-cell office:value-type="float" office:value="44225.8">
                <text:p>44225.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7.3273512088155">
                <text:p>77.3273512088155</text:p>
              </table:table-cell>
              <table:table-cell office:value-type="float" office:value="2017.1">
                <text:p>2017.1</text:p>
              </table:table-cell>
              <table:table-cell office:value-type="float" office:value="-156">
                <text:p>-156</text:p>
              </table:table-cell>
              <table:table-cell office:value-type="float" office:value="44462.2">
                <text:p>44462.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4.290329377403">
                <text:p>74.290329377403</text:p>
              </table:table-cell>
              <table:table-cell office:value-type="float" office:value="3051.1">
                <text:p>3051.1</text:p>
              </table:table-cell>
              <table:table-cell office:value-type="float" office:value="630.7">
                <text:p>630.7</text:p>
              </table:table-cell>
              <table:table-cell office:value-type="float" office:value="44548.7">
                <text:p>44548.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1.0191547182875">
                <text:p>71.0191547182875</text:p>
              </table:table-cell>
              <table:table-cell office:value-type="float" office:value="4394">
                <text:p>4394</text:p>
              </table:table-cell>
              <table:table-cell office:value-type="float" office:value="1336.8">
                <text:p>1336.8</text:p>
              </table:table-cell>
              <table:table-cell office:value-type="float" office:value="44428.6">
                <text:p>44428.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7.6155783946278">
                <text:p>67.6155783946278</text:p>
              </table:table-cell>
              <table:table-cell office:value-type="float" office:value="5939.8">
                <text:p>5939.8</text:p>
              </table:table-cell>
              <table:table-cell office:value-type="float" office:value="1967.8">
                <text:p>1967.8</text:p>
              </table:table-cell>
              <table:table-cell office:value-type="float" office:value="44043">
                <text:p>440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4.1310813689058">
                <text:p>64.1310813689058</text:p>
              </table:table-cell>
              <table:table-cell office:value-type="float" office:value="7608.3">
                <text:p>7608.3</text:p>
              </table:table-cell>
              <table:table-cell office:value-type="float" office:value="2524.9">
                <text:p>2524.9</text:p>
              </table:table-cell>
              <table:table-cell office:value-type="float" office:value="43342.6">
                <text:p>43342.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.5936687693627">
                <text:p>60.5936687693627</text:p>
              </table:table-cell>
              <table:table-cell office:value-type="float" office:value="9324.1">
                <text:p>9324.1</text:p>
              </table:table-cell>
              <table:table-cell office:value-type="float" office:value="3004.8">
                <text:p>3004.8</text:p>
              </table:table-cell>
              <table:table-cell office:value-type="float" office:value="42298.2">
                <text:p>42298.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.0196239191451">
                <text:p>57.0196239191451</text:p>
              </table:table-cell>
              <table:table-cell office:value-type="float" office:value="11014.7">
                <text:p>11014.7</text:p>
              </table:table-cell>
              <table:table-cell office:value-type="float" office:value="3402.1">
                <text:p>3402.1</text:p>
              </table:table-cell>
              <table:table-cell office:value-type="float" office:value="40907.4">
                <text:p>40907.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.4189726288611">
                <text:p>53.4189726288611</text:p>
              </table:table-cell>
              <table:table-cell office:value-type="float" office:value="12616.8">
                <text:p>12616.8</text:p>
              </table:table-cell>
              <table:table-cell office:value-type="float" office:value="3713.2">
                <text:p>3713.2</text:p>
              </table:table-cell>
              <table:table-cell office:value-type="float" office:value="39195.5">
                <text:p>39195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9.79820015007">
                <text:p>49.79820015007</text:p>
              </table:table-cell>
              <table:table-cell office:value-type="float" office:value="14083">
                <text:p>14083</text:p>
              </table:table-cell>
              <table:table-cell office:value-type="float" office:value="3937.9">
                <text:p>3937.9</text:p>
              </table:table-cell>
              <table:table-cell office:value-type="float" office:value="37209.8">
                <text:p>37209.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.1616893637478">
                <text:p>46.1616893637478</text:p>
              </table:table-cell>
              <table:table-cell office:value-type="float" office:value="15386.8">
                <text:p>15386.8</text:p>
              </table:table-cell>
              <table:table-cell office:value-type="float" office:value="4080.8">
                <text:p>4080.8</text:p>
              </table:table-cell>
              <table:table-cell office:value-type="float" office:value="35010.7">
                <text:p>35010.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2.5125251422398">
                <text:p>42.5125251422398</text:p>
              </table:table-cell>
              <table:table-cell office:value-type="float" office:value="16522.7">
                <text:p>16522.7</text:p>
              </table:table-cell>
              <table:table-cell office:value-type="float" office:value="4150.9">
                <text:p>4150.9</text:p>
              </table:table-cell>
              <table:table-cell office:value-type="float" office:value="32660.8">
                <text:p>32660.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8.8529660490196">
                <text:p>38.8529660490196</text:p>
              </table:table-cell>
              <table:table-cell office:value-type="float" office:value="17503.3">
                <text:p>17503.3</text:p>
              </table:table-cell>
              <table:table-cell office:value-type="float" office:value="4160.5">
                <text:p>4160.5</text:p>
              </table:table-cell>
              <table:table-cell office:value-type="float" office:value="30215.5">
                <text:p>30215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.1847323517421">
                <text:p>35.1847323517421</text:p>
              </table:table-cell>
              <table:table-cell office:value-type="float" office:value="18353.6">
                <text:p>18353.6</text:p>
              </table:table-cell>
              <table:table-cell office:value-type="float" office:value="4124.2">
                <text:p>4124.2</text:p>
              </table:table-cell>
              <table:table-cell office:value-type="float" office:value="27716.6">
                <text:p>27716.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.5091879675926">
                <text:p>31.5091879675926</text:p>
              </table:table-cell>
              <table:table-cell office:value-type="float" office:value="19104.9">
                <text:p>19104.9</text:p>
              </table:table-cell>
              <table:table-cell office:value-type="float" office:value="4057.6">
                <text:p>4057.6</text:p>
              </table:table-cell>
              <table:table-cell office:value-type="float" office:value="25189.3">
                <text:p>25189.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.8274586280716">
                <text:p>27.8274586280716</text:p>
              </table:table-cell>
              <table:table-cell office:value-type="float" office:value="19788.4">
                <text:p>19788.4</text:p>
              </table:table-cell>
              <table:table-cell office:value-type="float" office:value="3976.2">
                <text:p>3976.2</text:p>
              </table:table-cell>
              <table:table-cell office:value-type="float" office:value="22641.2">
                <text:p>22641.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.1405102893566">
                <text:p>24.1405102893566</text:p>
              </table:table-cell>
              <table:table-cell office:value-type="float" office:value="20430">
                <text:p>20430</text:p>
              </table:table-cell>
              <table:table-cell office:value-type="float" office:value="3894.6">
                <text:p>3894.6</text:p>
              </table:table-cell>
              <table:table-cell office:value-type="float" office:value="20065.1">
                <text:p>20065.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.4492019038391">
                <text:p>20.4492019038391</text:p>
              </table:table-cell>
              <table:table-cell office:value-type="float" office:value="21045.8">
                <text:p>21045.8</text:p>
              </table:table-cell>
              <table:table-cell office:value-type="float" office:value="3826.3">
                <text:p>3826.3</text:p>
              </table:table-cell>
              <table:table-cell office:value-type="float" office:value="17442.2">
                <text:p>17442.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.7543212571628">
                <text:p>16.7543212571628</text:p>
              </table:table-cell>
              <table:table-cell office:value-type="float" office:value="21640">
                <text:p>21640</text:p>
              </table:table-cell>
              <table:table-cell office:value-type="float" office:value="3782.7">
                <text:p>3782.7</text:p>
              </table:table-cell>
              <table:table-cell office:value-type="float" office:value="14748.6">
                <text:p>14748.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.0566092897581">
                <text:p>13.0566092897581</text:p>
              </table:table-cell>
              <table:table-cell office:value-type="float" office:value="22204.2">
                <text:p>22204.2</text:p>
              </table:table-cell>
              <table:table-cell office:value-type="float" office:value="3773.5">
                <text:p>3773.5</text:p>
              </table:table-cell>
              <table:table-cell office:value-type="float" office:value="11961">
                <text:p>119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.35677654591647">
                <text:p>9.35677654591647</text:p>
              </table:table-cell>
              <table:table-cell office:value-type="float" office:value="22719.5">
                <text:p>22719.5</text:p>
              </table:table-cell>
              <table:table-cell office:value-type="float" office:value="3805.5">
                <text:p>3805.5</text:p>
              </table:table-cell>
              <table:table-cell office:value-type="float" office:value="9062.7">
                <text:p>9062.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65551419426594">
                <text:p>5.65551419426594</text:p>
              </table:table-cell>
              <table:table-cell office:value-type="float" office:value="23160.3">
                <text:p>23160.3</text:p>
              </table:table-cell>
              <table:table-cell office:value-type="float" office:value="3883">
                <text:p>3883</text:p>
              </table:table-cell>
              <table:table-cell office:value-type="float" office:value="6047.5">
                <text:p>6047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95350140497035">
                <text:p>1.95350140497035</text:p>
              </table:table-cell>
              <table:table-cell office:value-type="float" office:value="23499.1">
                <text:p>23499.1</text:p>
              </table:table-cell>
              <table:table-cell office:value-type="float" office:value="4007.1">
                <text:p>4007.1</text:p>
              </table:table-cell>
              <table:table-cell office:value-type="float" office:value="2921.9">
                <text:p>2921.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.7485896457027">
                <text:p>-1.7485896457027</text:p>
              </table:table-cell>
              <table:table-cell office:value-type="float" office:value="23710.5">
                <text:p>23710.5</text:p>
              </table:table-cell>
              <table:table-cell office:value-type="float" office:value="4176.4">
                <text:p>4176.4</text:p>
              </table:table-cell>
              <table:table-cell office:value-type="float" office:value="-296.4">
                <text:p>-296.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5.45009006434366">
                <text:p>-5.45009006434366</text:p>
              </table:table-cell>
              <table:table-cell office:value-type="float" office:value="23775">
                <text:p>23775</text:p>
              </table:table-cell>
              <table:table-cell office:value-type="float" office:value="4386.3">
                <text:p>4386.3</text:p>
              </table:table-cell>
              <table:table-cell office:value-type="float" office:value="-3580.9">
                <text:p>-3580.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9.15033095475344">
                <text:p>-9.15033095475344</text:p>
              </table:table-cell>
              <table:table-cell office:value-type="float" office:value="23679.4">
                <text:p>23679.4</text:p>
              </table:table-cell>
              <table:table-cell office:value-type="float" office:value="4630.3">
                <text:p>4630.3</text:p>
              </table:table-cell>
              <table:table-cell office:value-type="float" office:value="-6899.4">
                <text:p>-6899.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2.8486397257195">
                <text:p>-12.8486397257195</text:p>
              </table:table-cell>
              <table:table-cell office:value-type="float" office:value="23417.8">
                <text:p>23417.8</text:p>
              </table:table-cell>
              <table:table-cell office:value-type="float" office:value="4900.5">
                <text:p>4900.5</text:p>
              </table:table-cell>
              <table:table-cell office:value-type="float" office:value="-10217.4">
                <text:p>-10217.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6.544335108228">
                <text:p>-16.544335108228</text:p>
              </table:table-cell>
              <table:table-cell office:value-type="float" office:value="22990.8">
                <text:p>22990.8</text:p>
              </table:table-cell>
              <table:table-cell office:value-type="float" office:value="5188.1">
                <text:p>5188.1</text:p>
              </table:table-cell>
              <table:table-cell office:value-type="float" office:value="-13500.7">
                <text:p>-13500.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20.2367198612855">
                <text:p>-20.2367198612855</text:p>
              </table:table-cell>
              <table:table-cell office:value-type="float" office:value="22404.5">
                <text:p>22404.5</text:p>
              </table:table-cell>
              <table:table-cell office:value-type="float" office:value="5485.2">
                <text:p>5485.2</text:p>
              </table:table-cell>
              <table:table-cell office:value-type="float" office:value="-16716.7">
                <text:p>-16716.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23.9250698904388">
                <text:p>-23.9250698904388</text:p>
              </table:table-cell>
              <table:table-cell office:value-type="float" office:value="21670.2">
                <text:p>21670.2</text:p>
              </table:table-cell>
              <table:table-cell office:value-type="float" office:value="5784.6">
                <text:p>5784.6</text:p>
              </table:table-cell>
              <table:table-cell office:value-type="float" office:value="-19837.2">
                <text:p>-19837.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27.6086181193676">
                <text:p>-27.6086181193676</text:p>
              </table:table-cell>
              <table:table-cell office:value-type="float" office:value="20802.7">
                <text:p>20802.7</text:p>
              </table:table-cell>
              <table:table-cell office:value-type="float" office:value="6081.5">
                <text:p>6081.5</text:p>
              </table:table-cell>
              <table:table-cell office:value-type="float" office:value="-22840">
                <text:p>-228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1.2865306948305">
                <text:p>-31.2865306948305</text:p>
              </table:table-cell>
              <table:table-cell office:value-type="float" office:value="19817.6">
                <text:p>19817.6</text:p>
              </table:table-cell>
              <table:table-cell office:value-type="float" office:value="6372.7">
                <text:p>6372.7</text:p>
              </table:table-cell>
              <table:table-cell office:value-type="float" office:value="-25710.2">
                <text:p>-25710.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4.9578721278596">
                <text:p>-34.9578721278596</text:p>
              </table:table-cell>
              <table:table-cell office:value-type="float" office:value="18728.9">
                <text:p>18728.9</text:p>
              </table:table-cell>
              <table:table-cell office:value-type="float" office:value="6656.6">
                <text:p>6656.6</text:p>
              </table:table-cell>
              <table:table-cell office:value-type="float" office:value="-28441">
                <text:p>-284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8.6215540783143">
                <text:p>-38.6215540783143</text:p>
              </table:table-cell>
              <table:table-cell office:value-type="float" office:value="17545">
                <text:p>17545</text:p>
              </table:table-cell>
              <table:table-cell office:value-type="float" office:value="6932.2">
                <text:p>6932.2</text:p>
              </table:table-cell>
              <table:table-cell office:value-type="float" office:value="-31031.6">
                <text:p>-31031.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42.2762595073658">
                <text:p>-42.2762595073658</text:p>
              </table:table-cell>
              <table:table-cell office:value-type="float" office:value="16266.4">
                <text:p>16266.4</text:p>
              </table:table-cell>
              <table:table-cell office:value-type="float" office:value="7198">
                <text:p>7198</text:p>
              </table:table-cell>
              <table:table-cell office:value-type="float" office:value="-33484.3">
                <text:p>-33484.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45.9203286139566">
                <text:p>-45.9203286139566</text:p>
              </table:table-cell>
              <table:table-cell office:value-type="float" office:value="14884.7">
                <text:p>14884.7</text:p>
              </table:table-cell>
              <table:table-cell office:value-type="float" office:value="7450.8">
                <text:p>7450.8</text:p>
              </table:table-cell>
              <table:table-cell office:value-type="float" office:value="-35798.8">
                <text:p>-35798.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49.5515836647481">
                <text:p>-49.5515836647481</text:p>
              </table:table-cell>
              <table:table-cell office:value-type="float" office:value="13384">
                <text:p>13384</text:p>
              </table:table-cell>
              <table:table-cell office:value-type="float" office:value="7684.6">
                <text:p>7684.6</text:p>
              </table:table-cell>
              <table:table-cell office:value-type="float" office:value="-37968.8">
                <text:p>-37968.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53.1670524617429">
                <text:p>-53.1670524617429</text:p>
              </table:table-cell>
              <table:table-cell office:value-type="float" office:value="11743.7">
                <text:p>11743.7</text:p>
              </table:table-cell>
              <table:table-cell office:value-type="float" office:value="7889.4">
                <text:p>7889.4</text:p>
              </table:table-cell>
              <table:table-cell office:value-type="float" office:value="-39977.5">
                <text:p>-39977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56.7625170369742">
                <text:p>-56.7625170369742</text:p>
              </table:table-cell>
              <table:table-cell office:value-type="float" office:value="9942.2">
                <text:p>9942.2</text:p>
              </table:table-cell>
              <table:table-cell office:value-type="float" office:value="8049.8">
                <text:p>8049.8</text:p>
              </table:table-cell>
              <table:table-cell office:value-type="float" office:value="-41796.6">
                <text:p>-41796.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60.3317473008828">
                <text:p>-60.3317473008828</text:p>
              </table:table-cell>
              <table:table-cell office:value-type="float" office:value="7960.9">
                <text:p>7960.9</text:p>
              </table:table-cell>
              <table:table-cell office:value-type="float" office:value="8142.7">
                <text:p>8142.7</text:p>
              </table:table-cell>
              <table:table-cell office:value-type="float" office:value="-43387.2">
                <text:p>-43387.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63.8651376004751">
                <text:p>-63.8651376004751</text:p>
              </table:table-cell>
              <table:table-cell office:value-type="float" office:value="5788">
                <text:p>5788</text:p>
              </table:table-cell>
              <table:table-cell office:value-type="float" office:value="8133.7">
                <text:p>8133.7</text:p>
              </table:table-cell>
              <table:table-cell office:value-type="float" office:value="-44702.3">
                <text:p>-44702.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67.3471458537731">
                <text:p>-67.3471458537731</text:p>
              </table:table-cell>
              <table:table-cell office:value-type="float" office:value="3420.5">
                <text:p>3420.5</text:p>
              </table:table-cell>
              <table:table-cell office:value-type="float" office:value="7969.7">
                <text:p>7969.7</text:p>
              </table:table-cell>
              <table:table-cell office:value-type="float" office:value="-45691.6">
                <text:p>-45691.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70.751176786221">
                <text:p>-70.751176786221</text:p>
              </table:table-cell>
              <table:table-cell office:value-type="float" office:value="867.9">
                <text:p>867.9</text:p>
              </table:table-cell>
              <table:table-cell office:value-type="float" office:value="7564.2">
                <text:p>7564.2</text:p>
              </table:table-cell>
              <table:table-cell office:value-type="float" office:value="-46307.1">
                <text:p>-46307.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74.0286513753262">
                <text:p>-74.0286513753262</text:p>
              </table:table-cell>
              <table:table-cell office:value-type="float" office:value="-1839.9">
                <text:p>-1839.9</text:p>
              </table:table-cell>
              <table:table-cell office:value-type="float" office:value="6766.8">
                <text:p>6766.8</text:p>
              </table:table-cell>
              <table:table-cell office:value-type="float" office:value="-46510.2">
                <text:p>-46510.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77.0842229940124">
                <text:p>-77.0842229940124</text:p>
              </table:table-cell>
              <table:table-cell office:value-type="float" office:value="-4612.9">
                <text:p>-4612.9</text:p>
              </table:table-cell>
              <table:table-cell office:value-type="float" office:value="5298.9">
                <text:p>5298.9</text:p>
              </table:table-cell>
              <table:table-cell office:value-type="float" office:value="-46277.7">
                <text:p>-46277.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79.7193504525118">
                <text:p>-79.7193504525118</text:p>
              </table:table-cell>
              <table:table-cell office:value-type="float" office:value="-7140.4">
                <text:p>-7140.4</text:p>
              </table:table-cell>
              <table:table-cell office:value-type="float" office:value="2660.9">
                <text:p>2660.9</text:p>
              </table:table-cell>
              <table:table-cell office:value-type="float" office:value="-45607.5">
                <text:p>-45607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81.5328734718621">
                <text:p>-81.5328734718621</text:p>
              </table:table-cell>
              <table:table-cell office:value-type="float" office:value="-8421.9">
                <text:p>-8421.9</text:p>
              </table:table-cell>
              <table:table-cell office:value-type="float" office:value="-1697.7">
                <text:p>-1697.7</text:p>
              </table:table-cell>
              <table:table-cell office:value-type="float" office:value="-44521.1">
                <text:p>-44521.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81.9492589846477">
                <text:p>-81.9492589846477</text:p>
              </table:table-cell>
              <table:table-cell office:value-type="float" office:value="-6789.4">
                <text:p>-6789.4</text:p>
              </table:table-cell>
              <table:table-cell office:value-type="float" office:value="-6939.9">
                <text:p>-6939.9</text:p>
              </table:table-cell>
              <table:table-cell office:value-type="float" office:value="-43063.2">
                <text:p>-43063.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80.7769216601434">
                <text:p>-80.7769216601434</text:p>
              </table:table-cell>
              <table:table-cell office:value-type="float" office:value="-2780.9">
                <text:p>-2780.9</text:p>
              </table:table-cell>
              <table:table-cell office:value-type="float" office:value="-10434.8">
                <text:p>-10434.8</text:p>
              </table:table-cell>
              <table:table-cell office:value-type="float" office:value="-41297.2">
                <text:p>-41297.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78.4907684942985">
                <text:p>-78.4907684942985</text:p>
              </table:table-cell>
              <table:table-cell office:value-type="float" office:value="1126">
                <text:p>1126</text:p>
              </table:table-cell>
              <table:table-cell office:value-type="float" office:value="-11698.7">
                <text:p>-11698.7</text:p>
              </table:table-cell>
              <table:table-cell office:value-type="float" office:value="-39299.5">
                <text:p>-39299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75.6112908270007">
                <text:p>-75.6112908270007</text:p>
              </table:table-cell>
              <table:table-cell office:value-type="float" office:value="4040.2">
                <text:p>4040.2</text:p>
              </table:table-cell>
              <table:table-cell office:value-type="float" office:value="-11838">
                <text:p>-11838</text:p>
              </table:table-cell>
              <table:table-cell office:value-type="float" office:value="-37152.3">
                <text:p>-37152.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72.4266695563059">
                <text:p>-72.4266695563059</text:p>
              </table:table-cell>
              <table:table-cell office:value-type="float" office:value="6081.6">
                <text:p>6081.6</text:p>
              </table:table-cell>
              <table:table-cell office:value-type="float" office:value="-11533.8">
                <text:p>-11533.8</text:p>
              </table:table-cell>
              <table:table-cell office:value-type="float" office:value="-34937.2">
                <text:p>-34937.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69.0746073509547">
                <text:p>-69.0746073509547</text:p>
              </table:table-cell>
              <table:table-cell office:value-type="float" office:value="7478.3">
                <text:p>7478.3</text:p>
              </table:table-cell>
              <table:table-cell office:value-type="float" office:value="-11048.6">
                <text:p>-11048.6</text:p>
              </table:table-cell>
              <table:table-cell office:value-type="float" office:value="-32730.3">
                <text:p>-32730.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65.6229114207056">
                <text:p>-65.6229114207056</text:p>
              </table:table-cell>
              <table:table-cell office:value-type="float" office:value="8400.8">
                <text:p>8400.8</text:p>
              </table:table-cell>
              <table:table-cell office:value-type="float" office:value="-10479.4">
                <text:p>-10479.4</text:p>
              </table:table-cell>
              <table:table-cell office:value-type="float" office:value="-30598.6">
                <text:p>-30598.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62.107394311637">
                <text:p>-62.107394311637</text:p>
              </table:table-cell>
              <table:table-cell office:value-type="float" office:value="8971.3">
                <text:p>8971.3</text:p>
              </table:table-cell>
              <table:table-cell office:value-type="float" office:value="-9864.2">
                <text:p>-9864.2</text:p>
              </table:table-cell>
              <table:table-cell office:value-type="float" office:value="-28597.7">
                <text:p>-28597.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58.5483372620332">
                <text:p>-58.5483372620332</text:p>
              </table:table-cell>
              <table:table-cell office:value-type="float" office:value="9284.3">
                <text:p>9284.3</text:p>
              </table:table-cell>
              <table:table-cell office:value-type="float" office:value="-9219.6">
                <text:p>-9219.6</text:p>
              </table:table-cell>
              <table:table-cell office:value-type="float" office:value="-26770.1">
                <text:p>-26770.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54.9579487865264">
                <text:p>-54.9579487865264</text:p>
              </table:table-cell>
              <table:table-cell office:value-type="float" office:value="9417.3">
                <text:p>9417.3</text:p>
              </table:table-cell>
              <table:table-cell office:value-type="float" office:value="-8553.4">
                <text:p>-8553.4</text:p>
              </table:table-cell>
              <table:table-cell office:value-type="float" office:value="-25145.7">
                <text:p>-25145.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51.3439739659706">
                <text:p>-51.3439739659706</text:p>
              </table:table-cell>
              <table:table-cell office:value-type="float" office:value="9437">
                <text:p>9437</text:p>
              </table:table-cell>
              <table:table-cell office:value-type="float" office:value="-7870.3">
                <text:p>-7870.3</text:p>
              </table:table-cell>
              <table:table-cell office:value-type="float" office:value="-23742.5">
                <text:p>-23742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47.7115584679373">
                <text:p>-47.7115584679373</text:p>
              </table:table-cell>
              <table:table-cell office:value-type="float" office:value="9402">
                <text:p>9402</text:p>
              </table:table-cell>
              <table:table-cell office:value-type="float" office:value="-7174.3">
                <text:p>-7174.3</text:p>
              </table:table-cell>
              <table:table-cell office:value-type="float" office:value="-22568.3">
                <text:p>-22568.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44.0642689342091">
                <text:p>-44.0642689342091</text:p>
              </table:table-cell>
              <table:table-cell office:value-type="float" office:value="9366.2">
                <text:p>9366.2</text:p>
              </table:table-cell>
              <table:table-cell office:value-type="float" office:value="-6469.8">
                <text:p>-6469.8</text:p>
              </table:table-cell>
              <table:table-cell office:value-type="float" office:value="-21622.7">
                <text:p>-21622.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40.4046804387467">
                <text:p>-40.4046804387467</text:p>
              </table:table-cell>
              <table:table-cell office:value-type="float" office:value="9382.7">
                <text:p>9382.7</text:p>
              </table:table-cell>
              <table:table-cell office:value-type="float" office:value="-5763.1">
                <text:p>-5763.1</text:p>
              </table:table-cell>
              <table:table-cell office:value-type="float" office:value="-20896.7">
                <text:p>-20896.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6.7347295877442">
                <text:p>-36.7347295877442</text:p>
              </table:table-cell>
              <table:table-cell office:value-type="float" office:value="9506.2">
                <text:p>9506.2</text:p>
              </table:table-cell>
              <table:table-cell office:value-type="float" office:value="-5062.1">
                <text:p>-5062.1</text:p>
              </table:table-cell>
              <table:table-cell office:value-type="float" office:value="-20369.7">
                <text:p>-20369.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33.0559345567721">
                <text:p>-33.0559345567721</text:p>
              </table:table-cell>
              <table:table-cell office:value-type="float" office:value="9793.4">
                <text:p>9793.4</text:p>
              </table:table-cell>
              <table:table-cell office:value-type="float" office:value="-4376.7">
                <text:p>-4376.7</text:p>
              </table:table-cell>
              <table:table-cell office:value-type="float" office:value="-20004.4">
                <text:p>-20004.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29.3695363958669">
                <text:p>-29.3695363958669</text:p>
              </table:table-cell>
              <table:table-cell office:value-type="float" office:value="10299.9">
                <text:p>10299.9</text:p>
              </table:table-cell>
              <table:table-cell office:value-type="float" office:value="-3717.9">
                <text:p>-3717.9</text:p>
              </table:table-cell>
              <table:table-cell office:value-type="float" office:value="-19740.5">
                <text:p>-19740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5.6765918946147">
                <text:p>-25.6765918946147</text:p>
              </table:table-cell>
              <table:table-cell office:value-type="float" office:value="11071.2">
                <text:p>11071.2</text:p>
              </table:table-cell>
              <table:table-cell office:value-type="float" office:value="-3096.6">
                <text:p>-3096.6</text:p>
              </table:table-cell>
              <table:table-cell office:value-type="float" office:value="-19492.6">
                <text:p>-19492.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1.9780356959861">
                <text:p>-21.9780356959861</text:p>
              </table:table-cell>
              <table:table-cell office:value-type="float" office:value="12133">
                <text:p>12133</text:p>
              </table:table-cell>
              <table:table-cell office:value-type="float" office:value="-2522.7">
                <text:p>-2522.7</text:p>
              </table:table-cell>
              <table:table-cell office:value-type="float" office:value="-19152.3">
                <text:p>-19152.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8.2747222786441">
                <text:p>-18.2747222786441</text:p>
              </table:table-cell>
              <table:table-cell office:value-type="float" office:value="13480.9">
                <text:p>13480.9</text:p>
              </table:table-cell>
              <table:table-cell office:value-type="float" office:value="-2003.2">
                <text:p>-2003.2</text:p>
              </table:table-cell>
              <table:table-cell office:value-type="float" office:value="-18598.2">
                <text:p>-18598.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4.5674544748449">
                <text:p>-14.5674544748449</text:p>
              </table:table-cell>
              <table:table-cell office:value-type="float" office:value="15075.5">
                <text:p>15075.5</text:p>
              </table:table-cell>
              <table:table-cell office:value-type="float" office:value="-1542.3">
                <text:p>-1542.3</text:p>
              </table:table-cell>
              <table:table-cell office:value-type="float" office:value="-17710.7">
                <text:p>-17710.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0.8570027659058">
                <text:p>-10.8570027659058</text:p>
              </table:table-cell>
              <table:table-cell office:value-type="float" office:value="16843.6">
                <text:p>16843.6</text:p>
              </table:table-cell>
              <table:table-cell office:value-type="float" office:value="-1140.8">
                <text:p>-1140.8</text:p>
              </table:table-cell>
              <table:table-cell office:value-type="float" office:value="-16389.3">
                <text:p>-16389.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7.1441182558196">
                <text:p>-7.1441182558196</text:p>
              </table:table-cell>
              <table:table-cell office:value-type="float" office:value="18686.1">
                <text:p>18686.1</text:p>
              </table:table-cell>
              <table:table-cell office:value-type="float" office:value="-796.4">
                <text:p>-796.4</text:p>
              </table:table-cell>
              <table:table-cell office:value-type="float" office:value="-14567.3">
                <text:p>-14567.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.42954128723065">
                <text:p>-3.42954128723065</text:p>
              </table:table-cell>
              <table:table-cell office:value-type="float" office:value="20490.8">
                <text:p>20490.8</text:p>
              </table:table-cell>
              <table:table-cell office:value-type="float" office:value="-504.7">
                <text:p>-504.7</text:p>
              </table:table-cell>
              <table:table-cell office:value-type="float" office:value="-12220.4">
                <text:p>-12220.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85992862196367">
                <text:p>0.285992862196367</text:p>
              </table:table-cell>
              <table:table-cell office:value-type="float" office:value="22145.6">
                <text:p>22145.6</text:p>
              </table:table-cell>
              <table:table-cell office:value-type="float" office:value="-259.8">
                <text:p>-259.8</text:p>
              </table:table-cell>
              <table:table-cell office:value-type="float" office:value="-9369">
                <text:p>-936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00175007815199">
                <text:p>4.00175007815199</text:p>
              </table:table-cell>
              <table:table-cell office:value-type="float" office:value="23551.4">
                <text:p>23551.4</text:p>
              </table:table-cell>
              <table:table-cell office:value-type="float" office:value="-55.5">
                <text:p>-55.5</text:p>
              </table:table-cell>
              <table:table-cell office:value-type="float" office:value="-6073.5">
                <text:p>-6073.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71699435428716">
                <text:p>7.71699435428716</text:p>
              </table:table-cell>
              <table:table-cell office:value-type="float" office:value="24630.2">
                <text:p>24630.2</text:p>
              </table:table-cell>
              <table:table-cell office:value-type="float" office:value="114.1">
                <text:p>114.1</text:p>
              </table:table-cell>
              <table:table-cell office:value-type="float" office:value="-2425.4">
                <text:p>-2425.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.4309847010277">
                <text:p>11.4309847010277</text:p>
              </table:table-cell>
              <table:table-cell office:value-type="float" office:value="25330.8">
                <text:p>25330.8</text:p>
              </table:table-cell>
              <table:table-cell office:value-type="float" office:value="254.2">
                <text:p>254.2</text:p>
              </table:table-cell>
              <table:table-cell office:value-type="float" office:value="1462.6">
                <text:p>1462.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.1429711504966">
                <text:p>15.1429711504966</text:p>
              </table:table-cell>
              <table:table-cell office:value-type="float" office:value="25630.2">
                <text:p>25630.2</text:p>
              </table:table-cell>
              <table:table-cell office:value-type="float" office:value="368.3">
                <text:p>368.3</text:p>
              </table:table-cell>
              <table:table-cell office:value-type="float" office:value="5468.5">
                <text:p>5468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8521887970581">
                <text:p>18.8521887970581</text:p>
              </table:table-cell>
              <table:table-cell office:value-type="float" office:value="25533.9">
                <text:p>25533.9</text:p>
              </table:table-cell>
              <table:table-cell office:value-type="float" office:value="458.4">
                <text:p>458.4</text:p>
              </table:table-cell>
              <table:table-cell office:value-type="float" office:value="9471">
                <text:p>94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.5578487224419">
                <text:p>22.5578487224419</text:p>
              </table:table-cell>
              <table:table-cell office:value-type="float" office:value="25072.2">
                <text:p>25072.2</text:p>
              </table:table-cell>
              <table:table-cell office:value-type="float" office:value="525.1">
                <text:p>525.1</text:p>
              </table:table-cell>
              <table:table-cell office:value-type="float" office:value="13359.8">
                <text:p>13359.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.2591242142287">
                <text:p>26.2591242142287</text:p>
              </table:table-cell>
              <table:table-cell office:value-type="float" office:value="24295.6">
                <text:p>24295.6</text:p>
              </table:table-cell>
              <table:table-cell office:value-type="float" office:value="567.6">
                <text:p>567.6</text:p>
              </table:table-cell>
              <table:table-cell office:value-type="float" office:value="17043.9">
                <text:p>17043.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.9551301758122">
                <text:p>29.9551301758122</text:p>
              </table:table-cell>
              <table:table-cell office:value-type="float" office:value="23267.4">
                <text:p>23267.4</text:p>
              </table:table-cell>
              <table:table-cell office:value-type="float" office:value="584.5">
                <text:p>584.5</text:p>
              </table:table-cell>
              <table:table-cell office:value-type="float" office:value="20457.7">
                <text:p>20457.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3.6448926426529">
                <text:p>33.6448926426529</text:p>
              </table:table-cell>
              <table:table-cell office:value-type="float" office:value="22055.4">
                <text:p>22055.4</text:p>
              </table:table-cell>
              <table:table-cell office:value-type="float" office:value="574.4">
                <text:p>574.4</text:p>
              </table:table-cell>
              <table:table-cell office:value-type="float" office:value="23562.8">
                <text:p>23562.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.327303837077">
                <text:p>37.327303837077</text:p>
              </table:table-cell>
              <table:table-cell office:value-type="float" office:value="20723.5">
                <text:p>20723.5</text:p>
              </table:table-cell>
              <table:table-cell office:value-type="float" office:value="536.2">
                <text:p>536.2</text:p>
              </table:table-cell>
              <table:table-cell office:value-type="float" office:value="26346.3">
                <text:p>26346.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1.001055516983">
                <text:p>41.001055516983</text:p>
              </table:table-cell>
              <table:table-cell office:value-type="float" office:value="19326.2">
                <text:p>19326.2</text:p>
              </table:table-cell>
              <table:table-cell office:value-type="float" office:value="469.6">
                <text:p>469.6</text:p>
              </table:table-cell>
              <table:table-cell office:value-type="float" office:value="28815.9">
                <text:p>28815.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4.664538982131">
                <text:p>44.664538982131</text:p>
              </table:table-cell>
              <table:table-cell office:value-type="float" office:value="17905.4">
                <text:p>17905.4</text:p>
              </table:table-cell>
              <table:table-cell office:value-type="float" office:value="374.6">
                <text:p>374.6</text:p>
              </table:table-cell>
              <table:table-cell office:value-type="float" office:value="30992.7">
                <text:p>30992.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8.3156922517507">
                <text:p>48.3156922517507</text:p>
              </table:table-cell>
              <table:table-cell office:value-type="float" office:value="16490.7">
                <text:p>16490.7</text:p>
              </table:table-cell>
              <table:table-cell office:value-type="float" office:value="251.4">
                <text:p>251.4</text:p>
              </table:table-cell>
              <table:table-cell office:value-type="float" office:value="32905.8">
                <text:p>32905.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1.9517606360778">
                <text:p>51.9517606360778</text:p>
              </table:table-cell>
              <table:table-cell office:value-type="float" office:value="15100.7">
                <text:p>15100.7</text:p>
              </table:table-cell>
              <table:table-cell office:value-type="float" office:value="100.1">
                <text:p>100.1</text:p>
              </table:table-cell>
              <table:table-cell office:value-type="float" office:value="34587.1">
                <text:p>34587.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5.5689098392284">
                <text:p>55.5689098392284</text:p>
              </table:table-cell>
              <table:table-cell office:value-type="float" office:value="13744.3">
                <text:p>13744.3</text:p>
              </table:table-cell>
              <table:table-cell office:value-type="float" office:value="-79.6">
                <text:p>-79.6</text:p>
              </table:table-cell>
              <table:table-cell office:value-type="float" office:value="36069.3">
                <text:p>36069.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9.1615769807154">
                <text:p>59.1615769807154</text:p>
              </table:table-cell>
              <table:table-cell office:value-type="float" office:value="12422.3">
                <text:p>12422.3</text:p>
              </table:table-cell>
              <table:table-cell office:value-type="float" office:value="-287.9">
                <text:p>-287.9</text:p>
              </table:table-cell>
              <table:table-cell office:value-type="float" office:value="37383.7">
                <text:p>37383.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.7213327537138">
                <text:p>62.7213327537138</text:p>
              </table:table-cell>
              <table:table-cell office:value-type="float" office:value="11127.5">
                <text:p>11127.5</text:p>
              </table:table-cell>
              <table:table-cell office:value-type="float" office:value="-524.7">
                <text:p>-524.7</text:p>
              </table:table-cell>
              <table:table-cell office:value-type="float" office:value="38558.9">
                <text:p>38558.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6.2347801986908">
                <text:p>66.2347801986908</text:p>
              </table:table-cell>
              <table:table-cell office:value-type="float" office:value="9845.4">
                <text:p>9845.4</text:p>
              </table:table-cell>
              <table:table-cell office:value-type="float" office:value="-789">
                <text:p>-789</text:p>
              </table:table-cell>
              <table:table-cell office:value-type="float" office:value="39618.3">
                <text:p>39618.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9.6794356662499">
                <text:p>69.6794356662499</text:p>
              </table:table-cell>
              <table:table-cell office:value-type="float" office:value="8555.3">
                <text:p>8555.3</text:p>
              </table:table-cell>
              <table:table-cell office:value-type="float" office:value="-1078.8">
                <text:p>-1078.8</text:p>
              </table:table-cell>
              <table:table-cell office:value-type="float" office:value="40578.3">
                <text:p>40578.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3.0151015660636">
                <text:p>73.0151015660636</text:p>
              </table:table-cell>
              <table:table-cell office:value-type="float" office:value="7230.9">
                <text:p>7230.9</text:p>
              </table:table-cell>
              <table:table-cell office:value-type="float" office:value="-1389.2">
                <text:p>-1389.2</text:p>
              </table:table-cell>
              <table:table-cell office:value-type="float" office:value="41447.7">
                <text:p>41447.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6.1645886523859">
                <text:p>76.1645886523859</text:p>
              </table:table-cell>
              <table:table-cell office:value-type="float" office:value="5840.7">
                <text:p>5840.7</text:p>
              </table:table-cell>
              <table:table-cell office:value-type="float" office:value="-1705.5">
                <text:p>-1705.5</text:p>
              </table:table-cell>
              <table:table-cell office:value-type="float" office:value="42228.3">
                <text:p>42228.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8.969261066012">
                <text:p>78.969261066012</text:p>
              </table:table-cell>
              <table:table-cell office:value-type="float" office:value="4351.5">
                <text:p>4351.5</text:p>
              </table:table-cell>
              <table:table-cell office:value-type="float" office:value="-1977.4">
                <text:p>-1977.4</text:p>
              </table:table-cell>
              <table:table-cell office:value-type="float" office:value="42916.6">
                <text:p>42916.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1.0990065065114">
                <text:p>81.0990065065114</text:p>
              </table:table-cell>
              <table:table-cell office:value-type="float" office:value="2785">
                <text:p>2785</text:p>
              </table:table-cell>
              <table:table-cell office:value-type="float" office:value="-2041.1">
                <text:p>-2041.1</text:p>
              </table:table-cell>
              <table:table-cell office:value-type="float" office:value="43505.5">
                <text:p>43505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1.9972068327875">
                <text:p>81.9972068327875</text:p>
              </table:table-cell>
              <table:table-cell office:value-type="float" office:value="1470.2">
                <text:p>1470.2</text:p>
              </table:table-cell>
              <table:table-cell office:value-type="float" office:value="-1575.6">
                <text:p>-1575.6</text:p>
              </table:table-cell>
              <table:table-cell office:value-type="float" office:value="43982.8">
                <text:p>43982.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1.2757299972474">
                <text:p>81.2757299972474</text:p>
              </table:table-cell>
              <table:table-cell office:value-type="float" office:value="1115.2">
                <text:p>1115.2</text:p>
              </table:table-cell>
              <table:table-cell office:value-type="float" office:value="-583.8">
                <text:p>-583.8</text:p>
              </table:table-cell>
              <table:table-cell office:value-type="float" office:value="44328.9">
                <text:p>44328.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9.2562984171201">
                <text:p>79.2562984171201</text:p>
              </table:table-cell>
              <table:table-cell office:value-type="float" office:value="1831.9">
                <text:p>1831.9</text:p>
              </table:table-cell>
              <table:table-cell office:value-type="float" office:value="408.6">
                <text:p>408.6</text:p>
              </table:table-cell>
              <table:table-cell office:value-type="float" office:value="44513.8">
                <text:p>44513.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6.5095422482876">
                <text:p>76.5095422482876</text:p>
              </table:table-cell>
              <table:table-cell office:value-type="float" office:value="3167.5">
                <text:p>3167.5</text:p>
              </table:table-cell>
              <table:table-cell office:value-type="float" office:value="1169.7">
                <text:p>1169.7</text:p>
              </table:table-cell>
              <table:table-cell office:value-type="float" office:value="44495.2">
                <text:p>44495.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3.3920579649388">
                <text:p>73.3920579649388</text:p>
              </table:table-cell>
              <table:table-cell office:value-type="float" office:value="4808.6">
                <text:p>4808.6</text:p>
              </table:table-cell>
              <table:table-cell office:value-type="float" office:value="1740.1">
                <text:p>1740.1</text:p>
              </table:table-cell>
              <table:table-cell office:value-type="float" office:value="44223.3">
                <text:p>44223.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0.0765195396841">
                <text:p>70.0765195396841</text:p>
              </table:table-cell>
              <table:table-cell office:value-type="float" office:value="6604.5">
                <text:p>6604.5</text:p>
              </table:table-cell>
              <table:table-cell office:value-type="float" office:value="2179.7">
                <text:p>2179.7</text:p>
              </table:table-cell>
              <table:table-cell office:value-type="float" office:value="43648.1">
                <text:p>43648.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6.6464376647624">
                <text:p>66.6464376647624</text:p>
              </table:table-cell>
              <table:table-cell office:value-type="float" office:value="8460.6">
                <text:p>8460.6</text:p>
              </table:table-cell>
              <table:table-cell office:value-type="float" office:value="2522">
                <text:p>2522</text:p>
              </table:table-cell>
              <table:table-cell office:value-type="float" office:value="42732.3">
                <text:p>42732.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3.1449303210032">
                <text:p>63.1449303210032</text:p>
              </table:table-cell>
              <table:table-cell office:value-type="float" office:value="10296.1">
                <text:p>10296.1</text:p>
              </table:table-cell>
              <table:table-cell office:value-type="float" office:value="2783.9">
                <text:p>2783.9</text:p>
              </table:table-cell>
              <table:table-cell office:value-type="float" office:value="41461.4">
                <text:p>41461.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9.5959171207184">
                <text:p>59.5959171207184</text:p>
              </table:table-cell>
              <table:table-cell office:value-type="float" office:value="12037.9">
                <text:p>12037.9</text:p>
              </table:table-cell>
              <table:table-cell office:value-type="float" office:value="2975.5">
                <text:p>2975.5</text:p>
              </table:table-cell>
              <table:table-cell office:value-type="float" office:value="39850.8">
                <text:p>39850.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6.0135440302237">
                <text:p>56.0135440302237</text:p>
              </table:table-cell>
              <table:table-cell office:value-type="float" office:value="13626.2">
                <text:p>13626.2</text:p>
              </table:table-cell>
              <table:table-cell office:value-type="float" office:value="3105.7">
                <text:p>3105.7</text:p>
              </table:table-cell>
              <table:table-cell office:value-type="float" office:value="37944.3">
                <text:p>37944.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2.4066482720643">
                <text:p>52.4066482720643</text:p>
              </table:table-cell>
              <table:table-cell office:value-type="float" office:value="15022.4">
                <text:p>15022.4</text:p>
              </table:table-cell>
              <table:table-cell office:value-type="float" office:value="3184.7">
                <text:p>3184.7</text:p>
              </table:table-cell>
              <table:table-cell office:value-type="float" office:value="35806.9">
                <text:p>35806.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8.7810192659833">
                <text:p>48.7810192659833</text:p>
              </table:table-cell>
              <table:table-cell office:value-type="float" office:value="16213.5">
                <text:p>16213.5</text:p>
              </table:table-cell>
              <table:table-cell office:value-type="float" office:value="3224.5">
                <text:p>3224.5</text:p>
              </table:table-cell>
              <table:table-cell office:value-type="float" office:value="33512.3">
                <text:p>33512.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5.1406150638225">
                <text:p>45.1406150638225</text:p>
              </table:table-cell>
              <table:table-cell office:value-type="float" office:value="17210.7">
                <text:p>17210.7</text:p>
              </table:table-cell>
              <table:table-cell office:value-type="float" office:value="3237.9">
                <text:p>3237.9</text:p>
              </table:table-cell>
              <table:table-cell office:value-type="float" office:value="31130.4">
                <text:p>31130.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1.4882524096033">
                <text:p>41.4882524096033</text:p>
              </table:table-cell>
              <table:table-cell office:value-type="float" office:value="18044.7">
                <text:p>18044.7</text:p>
              </table:table-cell>
              <table:table-cell office:value-type="float" office:value="3237.6">
                <text:p>3237.6</text:p>
              </table:table-cell>
              <table:table-cell office:value-type="float" office:value="28716.8">
                <text:p>28716.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7.8260163570598">
                <text:p>37.8260163570598</text:p>
              </table:table-cell>
              <table:table-cell office:value-type="float" office:value="18757">
                <text:p>18757</text:p>
              </table:table-cell>
              <table:table-cell office:value-type="float" office:value="3235.3">
                <text:p>3235.3</text:p>
              </table:table-cell>
              <table:table-cell office:value-type="float" office:value="26307">
                <text:p>263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4.1555129914661">
                <text:p>34.1555129914661</text:p>
              </table:table-cell>
              <table:table-cell office:value-type="float" office:value="19392.8">
                <text:p>19392.8</text:p>
              </table:table-cell>
              <table:table-cell office:value-type="float" office:value="3240.6">
                <text:p>3240.6</text:p>
              </table:table-cell>
              <table:table-cell office:value-type="float" office:value="23915">
                <text:p>239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0.478030409656">
                <text:p>30.478030409656</text:p>
              </table:table-cell>
              <table:table-cell office:value-type="float" office:value="19993.9">
                <text:p>19993.9</text:p>
              </table:table-cell>
              <table:table-cell office:value-type="float" office:value="3260.6">
                <text:p>3260.6</text:p>
              </table:table-cell>
              <table:table-cell office:value-type="float" office:value="21534.7">
                <text:p>21534.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.7946439364633">
                <text:p>26.7946439364633</text:p>
              </table:table-cell>
              <table:table-cell office:value-type="float" office:value="20593.7">
                <text:p>20593.7</text:p>
              </table:table-cell>
              <table:table-cell office:value-type="float" office:value="3300.2">
                <text:p>3300.2</text:p>
              </table:table-cell>
              <table:table-cell office:value-type="float" office:value="19143.6">
                <text:p>19143.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.1062861791635">
                <text:p>23.1062861791635</text:p>
              </table:table-cell>
              <table:table-cell office:value-type="float" office:value="21214">
                <text:p>21214</text:p>
              </table:table-cell>
              <table:table-cell office:value-type="float" office:value="3361.9">
                <text:p>3361.9</text:p>
              </table:table-cell>
              <table:table-cell office:value-type="float" office:value="16707.5">
                <text:p>16707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.413794270358">
                <text:p>19.413794270358</text:p>
              </table:table-cell>
              <table:table-cell office:value-type="float" office:value="21861.9">
                <text:p>21861.9</text:p>
              </table:table-cell>
              <table:table-cell office:value-type="float" office:value="3446.9">
                <text:p>3446.9</text:p>
              </table:table-cell>
              <table:table-cell office:value-type="float" office:value="14185.9">
                <text:p>14185.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.7179418970639">
                <text:p>15.7179418970639</text:p>
              </table:table-cell>
              <table:table-cell office:value-type="float" office:value="22529.6">
                <text:p>22529.6</text:p>
              </table:table-cell>
              <table:table-cell office:value-type="float" office:value="3555.1">
                <text:p>3555.1</text:p>
              </table:table-cell>
              <table:table-cell office:value-type="float" office:value="11537.7">
                <text:p>11537.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.0194610021324">
                <text:p>12.0194610021324</text:p>
              </table:table-cell>
              <table:table-cell office:value-type="float" office:value="23194.1">
                <text:p>23194.1</text:p>
              </table:table-cell>
              <table:table-cell office:value-type="float" office:value="3685.9">
                <text:p>3685.9</text:p>
              </table:table-cell>
              <table:table-cell office:value-type="float" office:value="8727.9">
                <text:p>8727.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.31905642228015">
                <text:p>8.31905642228015</text:p>
              </table:table-cell>
              <table:table-cell office:value-type="float" office:value="23820.1">
                <text:p>23820.1</text:p>
              </table:table-cell>
              <table:table-cell office:value-type="float" office:value="3838.3">
                <text:p>3838.3</text:p>
              </table:table-cell>
              <table:table-cell office:value-type="float" office:value="5733.4">
                <text:p>5733.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61741571869544">
                <text:p>4.61741571869544</text:p>
              </table:table-cell>
              <table:table-cell office:value-type="float" office:value="24364.4">
                <text:p>24364.4</text:p>
              </table:table-cell>
              <table:table-cell office:value-type="float" office:value="4010.9">
                <text:p>4010.9</text:p>
              </table:table-cell>
              <table:table-cell office:value-type="float" office:value="2547.5">
                <text:p>2547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15215819179661">
                <text:p>0.915215819179661</text:p>
              </table:table-cell>
              <table:table-cell office:value-type="float" office:value="24781.3">
                <text:p>24781.3</text:p>
              </table:table-cell>
              <table:table-cell office:value-type="float" office:value="4201.5">
                <text:p>4201.5</text:p>
              </table:table-cell>
              <table:table-cell office:value-type="float" office:value="-817.8">
                <text:p>-817.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2.78687234969261">
                <text:p>-2.78687234969261</text:p>
              </table:table-cell>
              <table:table-cell office:value-type="float" office:value="25028.4">
                <text:p>25028.4</text:p>
              </table:table-cell>
              <table:table-cell office:value-type="float" office:value="4407.4">
                <text:p>4407.4</text:p>
              </table:table-cell>
              <table:table-cell office:value-type="float" office:value="-4332.1">
                <text:p>-4332.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6.48818022162133">
                <text:p>-6.48818022162133</text:p>
              </table:table-cell>
              <table:table-cell office:value-type="float" office:value="25072.5">
                <text:p>25072.5</text:p>
              </table:table-cell>
              <table:table-cell office:value-type="float" office:value="4624.8">
                <text:p>4624.8</text:p>
              </table:table-cell>
              <table:table-cell office:value-type="float" office:value="-7950.1">
                <text:p>-7950.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0.1880381623944">
                <text:p>-10.1880381623944</text:p>
              </table:table-cell>
              <table:table-cell office:value-type="float" office:value="24892.3">
                <text:p>24892.3</text:p>
              </table:table-cell>
              <table:table-cell office:value-type="float" office:value="4849.4">
                <text:p>4849.4</text:p>
              </table:table-cell>
              <table:table-cell office:value-type="float" office:value="-11616">
                <text:p>-116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3.8857714058201">
                <text:p>-13.8857714058201</text:p>
              </table:table-cell>
              <table:table-cell office:value-type="float" office:value="24480.7">
                <text:p>24480.7</text:p>
              </table:table-cell>
              <table:table-cell office:value-type="float" office:value="5076.4">
                <text:p>5076.4</text:p>
              </table:table-cell>
              <table:table-cell office:value-type="float" office:value="-15270.5">
                <text:p>-15270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7.5806944898845">
                <text:p>-17.5806944898845</text:p>
              </table:table-cell>
              <table:table-cell office:value-type="float" office:value="23844.1">
                <text:p>23844.1</text:p>
              </table:table-cell>
              <table:table-cell office:value-type="float" office:value="5300.9">
                <text:p>5300.9</text:p>
              </table:table-cell>
              <table:table-cell office:value-type="float" office:value="-18856.3">
                <text:p>-18856.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21.2721031022404">
                <text:p>-21.2721031022404</text:p>
              </table:table-cell>
              <table:table-cell office:value-type="float" office:value="22999.9">
                <text:p>22999.9</text:p>
              </table:table-cell>
              <table:table-cell office:value-type="float" office:value="5518.8">
                <text:p>5518.8</text:p>
              </table:table-cell>
              <table:table-cell office:value-type="float" office:value="-22323.5">
                <text:p>-22323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4.959262001373">
                <text:p>-24.959262001373</text:p>
              </table:table-cell>
              <table:table-cell office:value-type="float" office:value="21972.8">
                <text:p>21972.8</text:p>
              </table:table-cell>
              <table:table-cell office:value-type="float" office:value="5726.2">
                <text:p>5726.2</text:p>
              </table:table-cell>
              <table:table-cell office:value-type="float" office:value="-25633.6">
                <text:p>-25633.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8.6413871082456">
                <text:p>-28.6413871082456</text:p>
              </table:table-cell>
              <table:table-cell office:value-type="float" office:value="20790.1">
                <text:p>20790.1</text:p>
              </table:table-cell>
              <table:table-cell office:value-type="float" office:value="5919.5">
                <text:p>5919.5</text:p>
              </table:table-cell>
              <table:table-cell office:value-type="float" office:value="-28760.8">
                <text:p>-28760.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32.3176191418131">
                <text:p>-32.3176191418131</text:p>
              </table:table-cell>
              <table:table-cell office:value-type="float" office:value="19476.8">
                <text:p>19476.8</text:p>
              </table:table-cell>
              <table:table-cell office:value-type="float" office:value="6095.3">
                <text:p>6095.3</text:p>
              </table:table-cell>
              <table:table-cell office:value-type="float" office:value="-31691.7">
                <text:p>-31691.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35.9869849008586">
                <text:p>-35.9869849008586</text:p>
              </table:table-cell>
              <table:table-cell office:value-type="float" office:value="18051.9">
                <text:p>18051.9</text:p>
              </table:table-cell>
              <table:table-cell office:value-type="float" office:value="6249.2">
                <text:p>6249.2</text:p>
              </table:table-cell>
              <table:table-cell office:value-type="float" office:value="-34422.2">
                <text:p>-34422.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39.6483402056958">
                <text:p>-39.6483402056958</text:p>
              </table:table-cell>
              <table:table-cell office:value-type="float" office:value="16525.6">
                <text:p>16525.6</text:p>
              </table:table-cell>
              <table:table-cell office:value-type="float" office:value="6375.7">
                <text:p>6375.7</text:p>
              </table:table-cell>
              <table:table-cell office:value-type="float" office:value="-36953.3">
                <text:p>-36953.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43.3002849863223">
                <text:p>-43.3002849863223</text:p>
              </table:table-cell>
              <table:table-cell office:value-type="float" office:value="14898.4">
                <text:p>14898.4</text:p>
              </table:table-cell>
              <table:table-cell office:value-type="float" office:value="6467.7">
                <text:p>6467.7</text:p>
              </table:table-cell>
              <table:table-cell office:value-type="float" office:value="-39286">
                <text:p>-3928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46.9410348490916">
                <text:p>-46.9410348490916</text:p>
              </table:table-cell>
              <table:table-cell office:value-type="float" office:value="13162.5">
                <text:p>13162.5</text:p>
              </table:table-cell>
              <table:table-cell office:value-type="float" office:value="6515.8">
                <text:p>6515.8</text:p>
              </table:table-cell>
              <table:table-cell office:value-type="float" office:value="-41416.3">
                <text:p>-41416.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50.5682224103121">
                <text:p>-50.5682224103121</text:p>
              </table:table-cell>
              <table:table-cell office:value-type="float" office:value="11304.5">
                <text:p>11304.5</text:p>
              </table:table-cell>
              <table:table-cell office:value-type="float" office:value="6507.7">
                <text:p>6507.7</text:p>
              </table:table-cell>
              <table:table-cell office:value-type="float" office:value="-43330.7">
                <text:p>-43330.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54.1785809330513">
                <text:p>-54.1785809330513</text:p>
              </table:table-cell>
              <table:table-cell office:value-type="float" office:value="9310.3">
                <text:p>9310.3</text:p>
              </table:table-cell>
              <table:table-cell office:value-type="float" office:value="6426.7">
                <text:p>6426.7</text:p>
              </table:table-cell>
              <table:table-cell office:value-type="float" office:value="-45004">
                <text:p>-4500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57.7674226814796">
                <text:p>-57.7674226814796</text:p>
              </table:table-cell>
              <table:table-cell office:value-type="float" office:value="7170.4">
                <text:p>7170.4</text:p>
              </table:table-cell>
              <table:table-cell office:value-type="float" office:value="6250.7">
                <text:p>6250.7</text:p>
              </table:table-cell>
              <table:table-cell office:value-type="float" office:value="-46398.4">
                <text:p>-46398.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61.3277421935354">
                <text:p>-61.3277421935354</text:p>
              </table:table-cell>
              <table:table-cell office:value-type="float" office:value="4886.6">
                <text:p>4886.6</text:p>
              </table:table-cell>
              <table:table-cell office:value-type="float" office:value="5948.8">
                <text:p>5948.8</text:p>
              </table:table-cell>
              <table:table-cell office:value-type="float" office:value="-47466.3">
                <text:p>-47466.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64.8485978205479">
                <text:p>-64.8485978205479</text:p>
              </table:table-cell>
              <table:table-cell office:value-type="float" office:value="2478.3">
                <text:p>2478.3</text:p>
              </table:table-cell>
              <table:table-cell office:value-type="float" office:value="5478.1">
                <text:p>5478.1</text:p>
              </table:table-cell>
              <table:table-cell office:value-type="float" office:value="-48154.8">
                <text:p>-48154.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68.3120210513745">
                <text:p>-68.3120210513745</text:p>
              </table:table-cell>
              <table:table-cell office:value-type="float" office:value="-10.6">
                <text:p>-10.6</text:p>
              </table:table-cell>
              <table:table-cell office:value-type="float" office:value="4775.1">
                <text:p>4775.1</text:p>
              </table:table-cell>
              <table:table-cell office:value-type="float" office:value="-48414.1">
                <text:p>-48414.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71.6867260357423">
                <text:p>-71.6867260357423</text:p>
              </table:table-cell>
              <table:table-cell office:value-type="float" office:value="-2501.8">
                <text:p>-2501.8</text:p>
              </table:table-cell>
              <table:table-cell office:value-type="float" office:value="3741.3">
                <text:p>3741.3</text:p>
              </table:table-cell>
              <table:table-cell office:value-type="float" office:value="-48205.9">
                <text:p>-48205.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74.9144218202924">
                <text:p>-74.9144218202924</text:p>
              </table:table-cell>
              <table:table-cell office:value-type="float" office:value="-4856">
                <text:p>-4856</text:p>
              </table:table-cell>
              <table:table-cell office:value-type="float" office:value="2213.6">
                <text:p>2213.6</text:p>
              </table:table-cell>
              <table:table-cell office:value-type="float" office:value="-47512.2">
                <text:p>-47512.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77.8784463767936">
                <text:p>-77.8784463767936</text:p>
              </table:table-cell>
              <table:table-cell office:value-type="float" office:value="-6791.1">
                <text:p>-6791.1</text:p>
              </table:table-cell>
              <table:table-cell office:value-type="float" office:value="-79.5">
                <text:p>-79.5</text:p>
              </table:table-cell>
              <table:table-cell office:value-type="float" office:value="-46342">
                <text:p>-4634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80.3343118328524">
                <text:p>-80.3343118328524</text:p>
              </table:table-cell>
              <table:table-cell office:value-type="float" office:value="-7644.1">
                <text:p>-7644.1</text:p>
              </table:table-cell>
              <table:table-cell office:value-type="float" office:value="-3487.8">
                <text:p>-3487.8</text:p>
              </table:table-cell>
              <table:table-cell office:value-type="float" office:value="-44732.4">
                <text:p>-44732.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81.8120292454372">
                <text:p>-81.8120292454372</text:p>
              </table:table-cell>
              <table:table-cell office:value-type="float" office:value="-6100.2">
                <text:p>-6100.2</text:p>
              </table:table-cell>
              <table:table-cell office:value-type="float" office:value="-7827.5">
                <text:p>-7827.5</text:p>
              </table:table-cell>
              <table:table-cell office:value-type="float" office:value="-42746.4">
                <text:p>-42746.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81.7669684781792">
                <text:p>-81.7669684781792</text:p>
              </table:table-cell>
              <table:table-cell office:value-type="float" office:value="-1628">
                <text:p>-1628</text:p>
              </table:table-cell>
              <table:table-cell office:value-type="float" office:value="-11112.9">
                <text:p>-11112.9</text:p>
              </table:table-cell>
              <table:table-cell office:value-type="float" office:value="-40466.3">
                <text:p>-40466.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80.2196507073543">
                <text:p>-80.2196507073543</text:p>
              </table:table-cell>
              <table:table-cell office:value-type="float" office:value="3300">
                <text:p>3300</text:p>
              </table:table-cell>
              <table:table-cell office:value-type="float" office:value="-11809.3">
                <text:p>-11809.3</text:p>
              </table:table-cell>
              <table:table-cell office:value-type="float" office:value="-37984.9">
                <text:p>-37984.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77.7247774443018">
                <text:p>-77.7247774443018</text:p>
              </table:table-cell>
              <table:table-cell office:value-type="float" office:value="6793.7">
                <text:p>6793.7</text:p>
              </table:table-cell>
              <table:table-cell office:value-type="float" office:value="-11069.7">
                <text:p>-11069.7</text:p>
              </table:table-cell>
              <table:table-cell office:value-type="float" office:value="-35397.7">
                <text:p>-35397.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74.7391984453644">
                <text:p>-74.7391984453644</text:p>
              </table:table-cell>
              <table:table-cell office:value-type="float" office:value="8936.3">
                <text:p>8936.3</text:p>
              </table:table-cell>
              <table:table-cell office:value-type="float" office:value="-9997.8">
                <text:p>-9997.8</text:p>
              </table:table-cell>
              <table:table-cell office:value-type="float" office:value="-32796.4">
                <text:p>-32796.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71.4978387096249">
                <text:p>-71.4978387096249</text:p>
              </table:table-cell>
              <table:table-cell office:value-type="float" office:value="10161.6">
                <text:p>10161.6</text:p>
              </table:table-cell>
              <table:table-cell office:value-type="float" office:value="-8951.9">
                <text:p>-8951.9</text:p>
              </table:table-cell>
              <table:table-cell office:value-type="float" office:value="-30264.9">
                <text:p>-30264.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68.1128830717881">
                <text:p>-68.1128830717881</text:p>
              </table:table-cell>
              <table:table-cell office:value-type="float" office:value="10767">
                <text:p>10767</text:p>
              </table:table-cell>
              <table:table-cell office:value-type="float" office:value="-8004.3">
                <text:p>-8004.3</text:p>
              </table:table-cell>
              <table:table-cell office:value-type="float" office:value="-27877.1">
                <text:p>-27877.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64.6406028216694">
                <text:p>-64.6406028216694</text:p>
              </table:table-cell>
              <table:table-cell office:value-type="float" office:value="10938.4">
                <text:p>10938.4</text:p>
              </table:table-cell>
              <table:table-cell office:value-type="float" office:value="-7156.4">
                <text:p>-7156.4</text:p>
              </table:table-cell>
              <table:table-cell office:value-type="float" office:value="-25695.9">
                <text:p>-25695.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61.1113275880929">
                <text:p>-61.1113275880929</text:p>
              </table:table-cell>
              <table:table-cell office:value-type="float" office:value="10804.4">
                <text:p>10804.4</text:p>
              </table:table-cell>
              <table:table-cell office:value-type="float" office:value="-6397.3">
                <text:p>-6397.3</text:p>
              </table:table-cell>
              <table:table-cell office:value-type="float" office:value="-23771.1">
                <text:p>-23771.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57.542547392077">
                <text:p>-57.542547392077</text:p>
              </table:table-cell>
              <table:table-cell office:value-type="float" office:value="10465.6">
                <text:p>10465.6</text:p>
              </table:table-cell>
              <table:table-cell office:value-type="float" office:value="-5718.1">
                <text:p>-5718.1</text:p>
              </table:table-cell>
              <table:table-cell office:value-type="float" office:value="-22138.4">
                <text:p>-22138.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53.9449553213607">
                <text:p>-53.9449553213607</text:p>
              </table:table-cell>
              <table:table-cell office:value-type="float" office:value="10008.7">
                <text:p>10008.7</text:p>
              </table:table-cell>
              <table:table-cell office:value-type="float" office:value="-5114.4">
                <text:p>-5114.4</text:p>
              </table:table-cell>
              <table:table-cell office:value-type="float" office:value="-20817.4">
                <text:p>-20817.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50.3254272339677">
                <text:p>-50.3254272339677</text:p>
              </table:table-cell>
              <table:table-cell office:value-type="float" office:value="9511.6">
                <text:p>9511.6</text:p>
              </table:table-cell>
              <table:table-cell office:value-type="float" office:value="-4586.1">
                <text:p>-4586.1</text:p>
              </table:table-cell>
              <table:table-cell office:value-type="float" office:value="-19810.9">
                <text:p>-19810.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46.6885872757382">
                <text:p>-46.6885872757382</text:p>
              </table:table-cell>
              <table:table-cell office:value-type="float" office:value="9045.2">
                <text:p>9045.2</text:p>
              </table:table-cell>
              <table:table-cell office:value-type="float" office:value="-4135.9">
                <text:p>-4135.9</text:p>
              </table:table-cell>
              <table:table-cell office:value-type="float" office:value="-19105.4">
                <text:p>-19105.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43.03767775516">
                <text:p>-43.03767775516</text:p>
              </table:table-cell>
              <table:table-cell office:value-type="float" office:value="8674.4">
                <text:p>8674.4</text:p>
              </table:table-cell>
              <table:table-cell office:value-type="float" office:value="-3766.9">
                <text:p>-3766.9</text:p>
              </table:table-cell>
              <table:table-cell office:value-type="float" office:value="-18671.4">
                <text:p>-18671.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39.3750664065658">
                <text:p>-39.3750664065658</text:p>
              </table:table-cell>
              <table:table-cell office:value-type="float" office:value="8458">
                <text:p>8458</text:p>
              </table:table-cell>
              <table:table-cell office:value-type="float" office:value="-3480.6">
                <text:p>-3480.6</text:p>
              </table:table-cell>
              <table:table-cell office:value-type="float" office:value="-18464.6">
                <text:p>-18464.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35.7025545665538">
                <text:p>-35.7025545665538</text:p>
              </table:table-cell>
              <table:table-cell office:value-type="float" office:value="8447.7">
                <text:p>8447.7</text:p>
              </table:table-cell>
              <table:table-cell office:value-type="float" office:value="-3274.5">
                <text:p>-3274.5</text:p>
              </table:table-cell>
              <table:table-cell office:value-type="float" office:value="-18426">
                <text:p>-184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32.0215709774768">
                <text:p>-32.0215709774768</text:p>
              </table:table-cell>
              <table:table-cell office:value-type="float" office:value="8687.2">
                <text:p>8687.2</text:p>
              </table:table-cell>
              <table:table-cell office:value-type="float" office:value="-3140.3">
                <text:p>-3140.3</text:p>
              </table:table-cell>
              <table:table-cell office:value-type="float" office:value="-18482.3">
                <text:p>-18482.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28.3332971309683">
                <text:p>-28.3332971309683</text:p>
              </table:table-cell>
              <table:table-cell office:value-type="float" office:value="9208.1">
                <text:p>9208.1</text:p>
              </table:table-cell>
              <table:table-cell office:value-type="float" office:value="-3063.6">
                <text:p>-3063.6</text:p>
              </table:table-cell>
              <table:table-cell office:value-type="float" office:value="-18547.5">
                <text:p>-18547.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4.6387501263428">
                <text:p>-24.6387501263428</text:p>
              </table:table-cell>
              <table:table-cell office:value-type="float" office:value="10026.3">
                <text:p>10026.3</text:p>
              </table:table-cell>
              <table:table-cell office:value-type="float" office:value="-3025.2">
                <text:p>-3025.2</text:p>
              </table:table-cell>
              <table:table-cell office:value-type="float" office:value="-18524.8">
                <text:p>-18524.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20.9388383098142">
                <text:p>-20.9388383098142</text:p>
              </table:table-cell>
              <table:table-cell office:value-type="float" office:value="11137.4">
                <text:p>11137.4</text:p>
              </table:table-cell>
              <table:table-cell office:value-type="float" office:value="-3003.5">
                <text:p>-3003.5</text:p>
              </table:table-cell>
              <table:table-cell office:value-type="float" office:value="-18312.8">
                <text:p>-18312.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7.2343989820256">
                <text:p>-17.2343989820256</text:p>
              </table:table-cell>
              <table:table-cell office:value-type="float" office:value="12513.3">
                <text:p>12513.3</text:p>
              </table:table-cell>
              <table:table-cell office:value-type="float" office:value="-2977.8">
                <text:p>-2977.8</text:p>
              </table:table-cell>
              <table:table-cell office:value-type="float" office:value="-17812.4">
                <text:p>-17812.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3.5262240179394">
                <text:p>-13.5262240179394</text:p>
              </table:table-cell>
              <table:table-cell office:value-type="float" office:value="14102.3">
                <text:p>14102.3</text:p>
              </table:table-cell>
              <table:table-cell office:value-type="float" office:value="-2932">
                <text:p>-2932</text:p>
              </table:table-cell>
              <table:table-cell office:value-type="float" office:value="-16936">
                <text:p>-169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9.81507716792586">
                <text:p>-9.81507716792586</text:p>
              </table:table-cell>
              <table:table-cell office:value-type="float" office:value="15830.8">
                <text:p>15830.8</text:p>
              </table:table-cell>
              <table:table-cell office:value-type="float" office:value="-2856.5">
                <text:p>-2856.5</text:p>
              </table:table-cell>
              <table:table-cell office:value-type="float" office:value="-15616.2">
                <text:p>-15616.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6.10170566019992">
                <text:p>-6.10170566019992</text:p>
              </table:table-cell>
              <table:table-cell office:value-type="float" office:value="17609.6">
                <text:p>17609.6</text:p>
              </table:table-cell>
              <table:table-cell office:value-type="float" office:value="-2749.2">
                <text:p>-2749.2</text:p>
              </table:table-cell>
              <table:table-cell office:value-type="float" office:value="-13812.8">
                <text:p>-13812.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2.38684785209025">
                <text:p>-2.38684785209025</text:p>
              </table:table-cell>
              <table:table-cell office:value-type="float" office:value="19340.9">
                <text:p>19340.9</text:p>
              </table:table-cell>
              <table:table-cell office:value-type="float" office:value="-2614.6">
                <text:p>-2614.6</text:p>
              </table:table-cell>
              <table:table-cell office:value-type="float" office:value="-11518.1">
                <text:p>-11518.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32876169343378">
                <text:p>1.32876169343378</text:p>
              </table:table-cell>
              <table:table-cell office:value-type="float" office:value="20927.6">
                <text:p>20927.6</text:p>
              </table:table-cell>
              <table:table-cell office:value-type="float" office:value="-2461.2">
                <text:p>-2461.2</text:p>
              </table:table-cell>
              <table:table-cell office:value-type="float" office:value="-8757.4">
                <text:p>-8757.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.04438866282835">
                <text:p>5.04438866282835</text:p>
              </table:table-cell>
              <table:table-cell office:value-type="float" office:value="22282">
                <text:p>22282</text:p>
              </table:table-cell>
              <table:table-cell office:value-type="float" office:value="-2299.8">
                <text:p>-2299.8</text:p>
              </table:table-cell>
              <table:table-cell office:value-type="float" office:value="-5587.8">
                <text:p>-5587.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.75929603062213">
                <text:p>8.75929603062213</text:p>
              </table:table-cell>
              <table:table-cell office:value-type="float" office:value="23334.1">
                <text:p>23334.1</text:p>
              </table:table-cell>
              <table:table-cell office:value-type="float" office:value="-2140.6">
                <text:p>-2140.6</text:p>
              </table:table-cell>
              <table:table-cell office:value-type="float" office:value="-2092">
                <text:p>-20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.472740843516">
                <text:p>12.472740843516</text:p>
              </table:table-cell>
              <table:table-cell office:value-type="float" office:value="24037.1">
                <text:p>24037.1</text:p>
              </table:table-cell>
              <table:table-cell office:value-type="float" office:value="-1992.2">
                <text:p>-1992.2</text:p>
              </table:table-cell>
              <table:table-cell office:value-type="float" office:value="1629.3">
                <text:p>1629.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.1839697908294">
                <text:p>16.1839697908294</text:p>
              </table:table-cell>
              <table:table-cell office:value-type="float" office:value="24370.4">
                <text:p>24370.4</text:p>
              </table:table-cell>
              <table:table-cell office:value-type="float" office:value="-1861.5">
                <text:p>-1861.5</text:p>
              </table:table-cell>
              <table:table-cell office:value-type="float" office:value="5467.5">
                <text:p>5467.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.8922125305795">
                <text:p>19.8922125305795</text:p>
              </table:table-cell>
              <table:table-cell office:value-type="float" office:value="24339.5">
                <text:p>24339.5</text:p>
              </table:table-cell>
              <table:table-cell office:value-type="float" office:value="-1753.4">
                <text:p>-1753.4</text:p>
              </table:table-cell>
              <table:table-cell office:value-type="float" office:value="9316.3">
                <text:p>9316.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3.5966714862131">
                <text:p>23.5966714862131</text:p>
              </table:table-cell>
              <table:table-cell office:value-type="float" office:value="23971.8">
                <text:p>23971.8</text:p>
              </table:table-cell>
              <table:table-cell office:value-type="float" office:value="-1671.7">
                <text:p>-1671.7</text:p>
              </table:table-cell>
              <table:table-cell office:value-type="float" office:value="13081">
                <text:p>1308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7.2965064167123">
                <text:p>27.2965064167123</text:p>
              </table:table-cell>
              <table:table-cell office:value-type="float" office:value="23310.8">
                <text:p>23310.8</text:p>
              </table:table-cell>
              <table:table-cell office:value-type="float" office:value="-1619.6">
                <text:p>-1619.6</text:p>
              </table:table-cell>
              <table:table-cell office:value-type="float" office:value="16685">
                <text:p>1668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0.9908114064534">
                <text:p>30.9908114064534</text:p>
              </table:table-cell>
              <table:table-cell office:value-type="float" office:value="22408.3">
                <text:p>22408.3</text:p>
              </table:table-cell>
              <table:table-cell office:value-type="float" office:value="-1599">
                <text:p>-1599</text:p>
              </table:table-cell>
              <table:table-cell office:value-type="float" office:value="20073">
                <text:p>200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4.6785808450297">
                <text:p>34.6785808450297</text:p>
              </table:table-cell>
              <table:table-cell office:value-type="float" office:value="21317.7">
                <text:p>21317.7</text:p>
              </table:table-cell>
              <table:table-cell office:value-type="float" office:value="-1611.3">
                <text:p>-1611.3</text:p>
              </table:table-cell>
              <table:table-cell office:value-type="float" office:value="23210.8">
                <text:p>23210.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8.3586592184461">
                <text:p>38.3586592184461</text:p>
              </table:table-cell>
              <table:table-cell office:value-type="float" office:value="20088.6">
                <text:p>20088.6</text:p>
              </table:table-cell>
              <table:table-cell office:value-type="float" office:value="-1656.3">
                <text:p>-1656.3</text:p>
              </table:table-cell>
              <table:table-cell office:value-type="float" office:value="26082.4">
                <text:p>26082.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2.0296664456224">
                <text:p>42.0296664456224</text:p>
              </table:table-cell>
              <table:table-cell office:value-type="float" office:value="18763.2">
                <text:p>18763.2</text:p>
              </table:table-cell>
              <table:table-cell office:value-type="float" office:value="-1732.3">
                <text:p>-1732.3</text:p>
              </table:table-cell>
              <table:table-cell office:value-type="float" office:value="28686.3">
                <text:p>28686.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5.6898854124906">
                <text:p>45.6898854124906</text:p>
              </table:table-cell>
              <table:table-cell office:value-type="float" office:value="17374.8">
                <text:p>17374.8</text:p>
              </table:table-cell>
              <table:table-cell office:value-type="float" office:value="-1836.2">
                <text:p>-1836.2</text:p>
              </table:table-cell>
              <table:table-cell office:value-type="float" office:value="31031">
                <text:p>3103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9.337089037541">
                <text:p>49.337089037541</text:p>
              </table:table-cell>
              <table:table-cell office:value-type="float" office:value="15948">
                <text:p>15948</text:p>
              </table:table-cell>
              <table:table-cell office:value-type="float" office:value="-1962.6">
                <text:p>-1962.6</text:p>
              </table:table-cell>
              <table:table-cell office:value-type="float" office:value="33131.2">
                <text:p>33131.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2.968267228834">
                <text:p>52.968267228834</text:p>
              </table:table-cell>
              <table:table-cell office:value-type="float" office:value="14498.8">
                <text:p>14498.8</text:p>
              </table:table-cell>
              <table:table-cell office:value-type="float" office:value="-2104">
                <text:p>-2104</text:p>
              </table:table-cell>
              <table:table-cell office:value-type="float" office:value="35004.8">
                <text:p>35004.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6.5791813892331">
                <text:p>56.5791813892331</text:p>
              </table:table-cell>
              <table:table-cell office:value-type="float" office:value="13036.4">
                <text:p>13036.4</text:p>
              </table:table-cell>
              <table:table-cell office:value-type="float" office:value="-2250.7">
                <text:p>-2250.7</text:p>
              </table:table-cell>
              <table:table-cell office:value-type="float" office:value="36669.7">
                <text:p>36669.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0.1636084204434">
                <text:p>60.1636084204434</text:p>
              </table:table-cell>
              <table:table-cell office:value-type="float" office:value="11565">
                <text:p>11565</text:p>
              </table:table-cell>
              <table:table-cell office:value-type="float" office:value="-2390.4">
                <text:p>-2390.4</text:p>
              </table:table-cell>
              <table:table-cell office:value-type="float" office:value="38142.3">
                <text:p>38142.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3.7119968158048">
                <text:p>63.7119968158048</text:p>
              </table:table-cell>
              <table:table-cell office:value-type="float" office:value="10085.5">
                <text:p>10085.5</text:p>
              </table:table-cell>
              <table:table-cell office:value-type="float" office:value="-2509.3">
                <text:p>-2509.3</text:p>
              </table:table-cell>
              <table:table-cell office:value-type="float" office:value="39436.5">
                <text:p>39436.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7.2089449161099">
                <text:p>67.2089449161099</text:p>
              </table:table-cell>
              <table:table-cell office:value-type="float" office:value="8597.6">
                <text:p>8597.6</text:p>
              </table:table-cell>
              <table:table-cell office:value-type="float" office:value="-2592.5">
                <text:p>-2592.5</text:p>
              </table:table-cell>
              <table:table-cell office:value-type="float" office:value="40564">
                <text:p>405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0.6281672554125">
                <text:p>70.6281672554125</text:p>
              </table:table-cell>
              <table:table-cell office:value-type="float" office:value="7100.5">
                <text:p>7100.5</text:p>
              </table:table-cell>
              <table:table-cell office:value-type="float" office:value="-2624">
                <text:p>-2624</text:p>
              </table:table-cell>
              <table:table-cell office:value-type="float" office:value="41535.5">
                <text:p>41535.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3.9217497536546">
                <text:p>73.9217497536546</text:p>
              </table:table-cell>
              <table:table-cell office:value-type="float" office:value="5593.5">
                <text:p>5593.5</text:p>
              </table:table-cell>
              <table:table-cell office:value-type="float" office:value="-2583.5">
                <text:p>-2583.5</text:p>
              </table:table-cell>
              <table:table-cell office:value-type="float" office:value="42361.7">
                <text:p>42361.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6.9957833684318">
                <text:p>76.9957833684318</text:p>
              </table:table-cell>
              <table:table-cell office:value-type="float" office:value="4081.9">
                <text:p>4081.9</text:p>
              </table:table-cell>
              <table:table-cell office:value-type="float" office:value="-2434.2">
                <text:p>-2434.2</text:p>
              </table:table-cell>
              <table:table-cell office:value-type="float" office:value="43053.5">
                <text:p>43053.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9.6546959194643">
                <text:p>79.6546959194643</text:p>
              </table:table-cell>
              <table:table-cell office:value-type="float" office:value="2609.6">
                <text:p>2609.6</text:p>
              </table:table-cell>
              <table:table-cell office:value-type="float" office:value="-2093.9">
                <text:p>-2093.9</text:p>
              </table:table-cell>
              <table:table-cell office:value-type="float" office:value="43620">
                <text:p>4362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1.5014705313499">
                <text:p>81.5014705313499</text:p>
              </table:table-cell>
              <table:table-cell office:value-type="float" office:value="1388.7">
                <text:p>1388.7</text:p>
              </table:table-cell>
              <table:table-cell office:value-type="float" office:value="-1409.3">
                <text:p>-1409.3</text:p>
              </table:table-cell>
              <table:table-cell office:value-type="float" office:value="44063.6">
                <text:p>44063.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1.9572217555675">
                <text:p>81.9572217555675</text:p>
              </table:table-cell>
              <table:table-cell office:value-type="float" office:value="976.6">
                <text:p>976.6</text:p>
              </table:table-cell>
              <table:table-cell office:value-type="float" office:value="-361.1">
                <text:p>-361.1</text:p>
              </table:table-cell>
              <table:table-cell office:value-type="float" office:value="44375.8">
                <text:p>44375.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0.8132251132601">
                <text:p>80.8132251132601</text:p>
              </table:table-cell>
              <table:table-cell office:value-type="float" office:value="1720">
                <text:p>1720</text:p>
              </table:table-cell>
              <table:table-cell office:value-type="float" office:value="583">
                <text:p>583</text:p>
              </table:table-cell>
              <table:table-cell office:value-type="float" office:value="44534">
                <text:p>4453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8.5389976167398">
                <text:p>78.5389976167398</text:p>
              </table:table-cell>
              <table:table-cell office:value-type="float" office:value="3184.2">
                <text:p>3184.2</text:p>
              </table:table-cell>
              <table:table-cell office:value-type="float" office:value="1106.3">
                <text:p>1106.3</text:p>
              </table:table-cell>
              <table:table-cell office:value-type="float" office:value="44501.6">
                <text:p>44501.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5.6623739539229">
                <text:p>75.6623739539229</text:p>
              </table:table-cell>
              <table:table-cell office:value-type="float" office:value="4936.2">
                <text:p>4936.2</text:p>
              </table:table-cell>
              <table:table-cell office:value-type="float" office:value="1322.7">
                <text:p>1322.7</text:p>
              </table:table-cell>
              <table:table-cell office:value-type="float" office:value="44233.4">
                <text:p>44233.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2.4770624097472">
                <text:p>72.4770624097472</text:p>
              </table:table-cell>
              <table:table-cell office:value-type="float" office:value="6798.7">
                <text:p>6798.7</text:p>
              </table:table-cell>
              <table:table-cell office:value-type="float" office:value="1376">
                <text:p>1376</text:p>
              </table:table-cell>
              <table:table-cell office:value-type="float" office:value="43684.6">
                <text:p>43684.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9.1232502070687">
                <text:p>69.1232502070687</text:p>
              </table:table-cell>
              <table:table-cell office:value-type="float" office:value="8689.8">
                <text:p>8689.8</text:p>
              </table:table-cell>
              <table:table-cell office:value-type="float" office:value="1343.3">
                <text:p>1343.3</text:p>
              </table:table-cell>
              <table:table-cell office:value-type="float" office:value="42821.6">
                <text:p>42821.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5.6698087962538">
                <text:p>65.6698087962538</text:p>
              </table:table-cell>
              <table:table-cell office:value-type="float" office:value="10547.7">
                <text:p>10547.7</text:p>
              </table:table-cell>
              <table:table-cell office:value-type="float" office:value="1264.6">
                <text:p>1264.6</text:p>
              </table:table-cell>
              <table:table-cell office:value-type="float" office:value="41630.5">
                <text:p>41630.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2.1530358685493">
                <text:p>62.1530358685493</text:p>
              </table:table-cell>
              <table:table-cell office:value-type="float" office:value="12316.8">
                <text:p>12316.8</text:p>
              </table:table-cell>
              <table:table-cell office:value-type="float" office:value="1164.9">
                <text:p>1164.9</text:p>
              </table:table-cell>
              <table:table-cell office:value-type="float" office:value="40121.2">
                <text:p>40121.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8.5934519466845">
                <text:p>58.5934519466845</text:p>
              </table:table-cell>
              <table:table-cell office:value-type="float" office:value="13951.8">
                <text:p>13951.8</text:p>
              </table:table-cell>
              <table:table-cell office:value-type="float" office:value="1063.9">
                <text:p>1063.9</text:p>
              </table:table-cell>
              <table:table-cell office:value-type="float" office:value="38326.7">
                <text:p>38326.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5.0033916271534">
                <text:p>55.0033916271534</text:p>
              </table:table-cell>
              <table:table-cell office:value-type="float" office:value="15422.9">
                <text:p>15422.9</text:p>
              </table:table-cell>
              <table:table-cell office:value-type="float" office:value="978.8">
                <text:p>978.8</text:p>
              </table:table-cell>
              <table:table-cell office:value-type="float" office:value="36295.9">
                <text:p>36295.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1.3906689637515">
                <text:p>51.3906689637515</text:p>
              </table:table-cell>
              <table:table-cell office:value-type="float" office:value="16719.4">
                <text:p>16719.4</text:p>
              </table:table-cell>
              <table:table-cell office:value-type="float" office:value="924.6">
                <text:p>924.6</text:p>
              </table:table-cell>
              <table:table-cell office:value-type="float" office:value="34084.9">
                <text:p>34084.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7.7604668266901">
                <text:p>47.7604668266901</text:p>
              </table:table-cell>
              <table:table-cell office:value-type="float" office:value="17848.7">
                <text:p>17848.7</text:p>
              </table:table-cell>
              <table:table-cell office:value-type="float" office:value="912.7">
                <text:p>912.7</text:p>
              </table:table-cell>
              <table:table-cell office:value-type="float" office:value="31747.4">
                <text:p>31747.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4.1163694792938">
                <text:p>44.1163694792938</text:p>
              </table:table-cell>
              <table:table-cell office:value-type="float" office:value="18832.4">
                <text:p>18832.4</text:p>
              </table:table-cell>
              <table:table-cell office:value-type="float" office:value="950.1">
                <text:p>950.1</text:p>
              </table:table-cell>
              <table:table-cell office:value-type="float" office:value="29326.9">
                <text:p>29326.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0.4609562533448">
                <text:p>40.4609562533448</text:p>
              </table:table-cell>
              <table:table-cell office:value-type="float" office:value="19699.7">
                <text:p>19699.7</text:p>
              </table:table-cell>
              <table:table-cell office:value-type="float" office:value="1039.3">
                <text:p>1039.3</text:p>
              </table:table-cell>
              <table:table-cell office:value-type="float" office:value="26853.1">
                <text:p>26853.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6.796158001709">
                <text:p>36.796158001709</text:p>
              </table:table-cell>
              <table:table-cell office:value-type="float" office:value="20482.5">
                <text:p>20482.5</text:p>
              </table:table-cell>
              <table:table-cell office:value-type="float" office:value="1178.6">
                <text:p>1178.6</text:p>
              </table:table-cell>
              <table:table-cell office:value-type="float" office:value="24340.1">
                <text:p>24340.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3.1234790937771">
                <text:p>33.1234790937771</text:p>
              </table:table-cell>
              <table:table-cell office:value-type="float" office:value="21210.1">
                <text:p>21210.1</text:p>
              </table:table-cell>
              <table:table-cell office:value-type="float" office:value="1362.6">
                <text:p>1362.6</text:p>
              </table:table-cell>
              <table:table-cell office:value-type="float" office:value="21788.8">
                <text:p>21788.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9.4441399058689">
                <text:p>29.4441399058689</text:p>
              </table:table-cell>
              <table:table-cell office:value-type="float" office:value="21905.9">
                <text:p>21905.9</text:p>
              </table:table-cell>
              <table:table-cell office:value-type="float" office:value="1583.2">
                <text:p>1583.2</text:p>
              </table:table-cell>
              <table:table-cell office:value-type="float" office:value="19188.9">
                <text:p>19188.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5.7591704870408">
                <text:p>25.7591704870408</text:p>
              </table:table-cell>
              <table:table-cell office:value-type="float" office:value="22586">
                <text:p>22586</text:p>
              </table:table-cell>
              <table:table-cell office:value-type="float" office:value="1830.9">
                <text:p>1830.9</text:p>
              </table:table-cell>
              <table:table-cell office:value-type="float" office:value="16522.4">
                <text:p>16522.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2.0694731811159">
                <text:p>22.0694731811159</text:p>
              </table:table-cell>
              <table:table-cell office:value-type="float" office:value="23257.7">
                <text:p>23257.7</text:p>
              </table:table-cell>
              <table:table-cell office:value-type="float" office:value="2095.6">
                <text:p>2095.6</text:p>
              </table:table-cell>
              <table:table-cell office:value-type="float" office:value="13766">
                <text:p>1376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.3758649925878">
                <text:p>18.3758649925878</text:p>
              </table:table-cell>
              <table:table-cell office:value-type="float" office:value="23918.8">
                <text:p>23918.8</text:p>
              </table:table-cell>
              <table:table-cell office:value-type="float" office:value="2367.4">
                <text:p>2367.4</text:p>
              </table:table-cell>
              <table:table-cell office:value-type="float" office:value="10894.5">
                <text:p>10894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.6791063414616">
                <text:p>14.6791063414616</text:p>
              </table:table-cell>
              <table:table-cell office:value-type="float" office:value="24556.9">
                <text:p>24556.9</text:p>
              </table:table-cell>
              <table:table-cell office:value-type="float" office:value="2637.3">
                <text:p>2637.3</text:p>
              </table:table-cell>
              <table:table-cell office:value-type="float" office:value="7883.3">
                <text:p>7883.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.9799205814527">
                <text:p>10.9799205814527</text:p>
              </table:table-cell>
              <table:table-cell office:value-type="float" office:value="25149.1">
                <text:p>25149.1</text:p>
              </table:table-cell>
              <table:table-cell office:value-type="float" office:value="2898">
                <text:p>2898</text:p>
              </table:table-cell>
              <table:table-cell office:value-type="float" office:value="4712.7">
                <text:p>4712.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.27900716879349">
                <text:p>7.27900716879349</text:p>
              </table:table-cell>
              <table:table-cell office:value-type="float" office:value="25663.3">
                <text:p>25663.3</text:p>
              </table:table-cell>
              <table:table-cell office:value-type="float" office:value="3143.5">
                <text:p>3143.5</text:p>
              </table:table-cell>
              <table:table-cell office:value-type="float" office:value="1372.1">
                <text:p>1372.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57705053098093">
                <text:p>3.57705053098093</text:p>
              </table:table-cell>
              <table:table-cell office:value-type="float" office:value="26060.2">
                <text:p>26060.2</text:p>
              </table:table-cell>
              <table:table-cell office:value-type="float" office:value="3369.9">
                <text:p>3369.9</text:p>
              </table:table-cell>
              <table:table-cell office:value-type="float" office:value="-2136.1">
                <text:p>-2136.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12527391083808">
                <text:p>-0.12527391083808</text:p>
              </table:table-cell>
              <table:table-cell office:value-type="float" office:value="26298.4">
                <text:p>26298.4</text:p>
              </table:table-cell>
              <table:table-cell office:value-type="float" office:value="3574.8">
                <text:p>3574.8</text:p>
              </table:table-cell>
              <table:table-cell office:value-type="float" office:value="-5793.2">
                <text:p>-5793.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3.82729560806497">
                <text:p>-3.82729560806497</text:p>
              </table:table-cell>
              <table:table-cell office:value-type="float" office:value="26339.1">
                <text:p>26339.1</text:p>
              </table:table-cell>
              <table:table-cell office:value-type="float" office:value="3757.2">
                <text:p>3757.2</text:p>
              </table:table-cell>
              <table:table-cell office:value-type="float" office:value="-9563.6">
                <text:p>-9563.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7.52834514529872">
                <text:p>-7.52834514529872</text:p>
              </table:table-cell>
              <table:table-cell office:value-type="float" office:value="26152.1">
                <text:p>26152.1</text:p>
              </table:table-cell>
              <table:table-cell office:value-type="float" office:value="3917.2">
                <text:p>3917.2</text:p>
              </table:table-cell>
              <table:table-cell office:value-type="float" office:value="-13397.1">
                <text:p>-13397.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1.2277510674774">
                <text:p>-11.2277510674774</text:p>
              </table:table-cell>
              <table:table-cell office:value-type="float" office:value="25720.1">
                <text:p>25720.1</text:p>
              </table:table-cell>
              <table:table-cell office:value-type="float" office:value="4055.3">
                <text:p>4055.3</text:p>
              </table:table-cell>
              <table:table-cell office:value-type="float" office:value="-17233.7">
                <text:p>-17233.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4.9248354363604">
                <text:p>-14.9248354363604</text:p>
              </table:table-cell>
              <table:table-cell office:value-type="float" office:value="25040.7">
                <text:p>25040.7</text:p>
              </table:table-cell>
              <table:table-cell office:value-type="float" office:value="4172.3">
                <text:p>4172.3</text:p>
              </table:table-cell>
              <table:table-cell office:value-type="float" office:value="-21010.4">
                <text:p>-21010.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8.6189077670537">
                <text:p>-18.6189077670537</text:p>
              </table:table-cell>
              <table:table-cell office:value-type="float" office:value="24125.3">
                <text:p>24125.3</text:p>
              </table:table-cell>
              <table:table-cell office:value-type="float" office:value="4268.7">
                <text:p>4268.7</text:p>
              </table:table-cell>
              <table:table-cell office:value-type="float" office:value="-24668.3">
                <text:p>-24668.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22.3092559885251">
                <text:p>-22.3092559885251</text:p>
              </table:table-cell>
              <table:table-cell office:value-type="float" office:value="22996.1">
                <text:p>22996.1</text:p>
              </table:table-cell>
              <table:table-cell office:value-type="float" office:value="4344.4">
                <text:p>4344.4</text:p>
              </table:table-cell>
              <table:table-cell office:value-type="float" office:value="-28158">
                <text:p>-2815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25.9951329843126">
                <text:p>-25.9951329843126</text:p>
              </table:table-cell>
              <table:table-cell office:value-type="float" office:value="21680.7">
                <text:p>21680.7</text:p>
              </table:table-cell>
              <table:table-cell office:value-type="float" office:value="4397.9">
                <text:p>4397.9</text:p>
              </table:table-cell>
              <table:table-cell office:value-type="float" office:value="-31442.9">
                <text:p>-31442.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29.6757366052277">
                <text:p>-29.6757366052277</text:p>
              </table:table-cell>
              <table:table-cell office:value-type="float" office:value="20207.3">
                <text:p>20207.3</text:p>
              </table:table-cell>
              <table:table-cell office:value-type="float" office:value="4426.6">
                <text:p>4426.6</text:p>
              </table:table-cell>
              <table:table-cell office:value-type="float" office:value="-34499.2">
                <text:p>-34499.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33.3501802718247">
                <text:p>-33.3501802718247</text:p>
              </table:table-cell>
              <table:table-cell office:value-type="float" office:value="18599.9">
                <text:p>18599.9</text:p>
              </table:table-cell>
              <table:table-cell office:value-type="float" office:value="4425.6">
                <text:p>4425.6</text:p>
              </table:table-cell>
              <table:table-cell office:value-type="float" office:value="-37313.4">
                <text:p>-37313.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37.0174497596761">
                <text:p>-37.0174497596761</text:p>
              </table:table-cell>
              <table:table-cell office:value-type="float" office:value="16875.9">
                <text:p>16875.9</text:p>
              </table:table-cell>
              <table:table-cell office:value-type="float" office:value="4387.9">
                <text:p>4387.9</text:p>
              </table:table-cell>
              <table:table-cell office:value-type="float" office:value="-39878.9">
                <text:p>-39878.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40.6763394032114">
                <text:p>-40.6763394032114</text:p>
              </table:table-cell>
              <table:table-cell office:value-type="float" office:value="15045.3">
                <text:p>15045.3</text:p>
              </table:table-cell>
              <table:table-cell office:value-type="float" office:value="4303.8">
                <text:p>4303.8</text:p>
              </table:table-cell>
              <table:table-cell office:value-type="float" office:value="-42190.1">
                <text:p>-42190.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44.325356817432">
                <text:p>-44.325356817432</text:p>
              </table:table-cell>
              <table:table-cell office:value-type="float" office:value="13111.6">
                <text:p>13111.6</text:p>
              </table:table-cell>
              <table:table-cell office:value-type="float" office:value="4160.6">
                <text:p>4160.6</text:p>
              </table:table-cell>
              <table:table-cell office:value-type="float" office:value="-44238.6">
                <text:p>-44238.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47.9625780323711">
                <text:p>-47.9625780323711</text:p>
              </table:table-cell>
              <table:table-cell office:value-type="float" office:value="11075.2">
                <text:p>11075.2</text:p>
              </table:table-cell>
              <table:table-cell office:value-type="float" office:value="3943">
                <text:p>3943</text:p>
              </table:table-cell>
              <table:table-cell office:value-type="float" office:value="-46009">
                <text:p>-4600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51.5854217282257">
                <text:p>-51.5854217282257</text:p>
              </table:table-cell>
              <table:table-cell office:value-type="float" office:value="8937.5">
                <text:p>8937.5</text:p>
              </table:table-cell>
              <table:table-cell office:value-type="float" office:value="3632.8">
                <text:p>3632.8</text:p>
              </table:table-cell>
              <table:table-cell office:value-type="float" office:value="-47476.6">
                <text:p>-47476.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55.1902864817408">
                <text:p>-55.1902864817408</text:p>
              </table:table-cell>
              <table:table-cell office:value-type="float" office:value="6707.2">
                <text:p>6707.2</text:p>
              </table:table-cell>
              <table:table-cell office:value-type="float" office:value="3209.4">
                <text:p>3209.4</text:p>
              </table:table-cell>
              <table:table-cell office:value-type="float" office:value="-48607.4">
                <text:p>-48607.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58.7719460000439">
                <text:p>-58.7719460000439</text:p>
              </table:table-cell>
              <table:table-cell office:value-type="float" office:value="4405.9">
                <text:p>4405.9</text:p>
              </table:table-cell>
              <table:table-cell office:value-type="float" office:value="2649.5">
                <text:p>2649.5</text:p>
              </table:table-cell>
              <table:table-cell office:value-type="float" office:value="-49360.9">
                <text:p>-49360.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62.322495975998">
                <text:p>-62.322495975998</text:p>
              </table:table-cell>
              <table:table-cell office:value-type="float" office:value="2074.1">
                <text:p>2074.1</text:p>
              </table:table-cell>
              <table:table-cell office:value-type="float" office:value="1926.8">
                <text:p>1926.8</text:p>
              </table:table-cell>
              <table:table-cell office:value-type="float" office:value="-49696.2">
                <text:p>-49696.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65.8294244164902">
                <text:p>-65.8294244164902</text:p>
              </table:table-cell>
              <table:table-cell office:value-type="float" office:value="-222.7">
                <text:p>-222.7</text:p>
              </table:table-cell>
              <table:table-cell office:value-type="float" office:value="1008.5">
                <text:p>1008.5</text:p>
              </table:table-cell>
              <table:table-cell office:value-type="float" office:value="-49579.2">
                <text:p>-49579.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69.271862570575">
                <text:p>-69.271862570575</text:p>
              </table:table-cell>
              <table:table-cell office:value-type="float" office:value="-2388">
                <text:p>-2388</text:p>
              </table:table-cell>
              <table:table-cell office:value-type="float" office:value="-151.4">
                <text:p>-151.4</text:p>
              </table:table-cell>
              <table:table-cell office:value-type="float" office:value="-48991.5">
                <text:p>-48991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72.6128091712459">
                <text:p>-72.6128091712459</text:p>
              </table:table-cell>
              <table:table-cell office:value-type="float" office:value="-4278.1">
                <text:p>-4278.1</text:p>
              </table:table-cell>
              <table:table-cell office:value-type="float" office:value="-1624.2">
                <text:p>-1624.2</text:p>
              </table:table-cell>
              <table:table-cell office:value-type="float" office:value="-47936.9">
                <text:p>-47936.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75.781911234534">
                <text:p>-75.781911234534</text:p>
              </table:table-cell>
              <table:table-cell office:value-type="float" office:value="-5659.6">
                <text:p>-5659.6</text:p>
              </table:table-cell>
              <table:table-cell office:value-type="float" office:value="-3523.7">
                <text:p>-3523.7</text:p>
              </table:table-cell>
              <table:table-cell office:value-type="float" office:value="-46445">
                <text:p>-464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78.6358115683649">
                <text:p>-78.6358115683649</text:p>
              </table:table-cell>
              <table:table-cell office:value-type="float" office:value="-6092.4">
                <text:p>-6092.4</text:p>
              </table:table-cell>
              <table:table-cell office:value-type="float" office:value="-5995.1">
                <text:p>-5995.1</text:p>
              </table:table-cell>
              <table:table-cell office:value-type="float" office:value="-44569.9">
                <text:p>-44569.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80.8749408465405">
                <text:p>-80.8749408465405</text:p>
              </table:table-cell>
              <table:table-cell office:value-type="float" office:value="-4725.8">
                <text:p>-4725.8</text:p>
              </table:table-cell>
              <table:table-cell office:value-type="float" office:value="-8992.4">
                <text:p>-8992.4</text:p>
              </table:table-cell>
              <table:table-cell office:value-type="float" office:value="-42384.7">
                <text:p>-42384.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81.96815438487">
                <text:p>-81.96815438487</text:p>
              </table:table-cell>
              <table:table-cell office:value-type="float" office:value="-654.3">
                <text:p>-654.3</text:p>
              </table:table-cell>
              <table:table-cell office:value-type="float" office:value="-11447.5">
                <text:p>-11447.5</text:p>
              </table:table-cell>
              <table:table-cell office:value-type="float" office:value="-39974.2">
                <text:p>-39974.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81.4631369710326">
                <text:p>-81.4631369710326</text:p>
              </table:table-cell>
              <table:table-cell office:value-type="float" office:value="4789.4">
                <text:p>4789.4</text:p>
              </table:table-cell>
              <table:table-cell office:value-type="float" office:value="-11499">
                <text:p>-11499</text:p>
              </table:table-cell>
              <table:table-cell office:value-type="float" office:value="-37425.8">
                <text:p>-37425.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79.5893301746556">
                <text:p>-79.5893301746556</text:p>
              </table:table-cell>
              <table:table-cell office:value-type="float" office:value="8815.9">
                <text:p>8815.9</text:p>
              </table:table-cell>
              <table:table-cell office:value-type="float" office:value="-9733.6">
                <text:p>-9733.6</text:p>
              </table:table-cell>
              <table:table-cell office:value-type="float" office:value="-34823.6">
                <text:p>-34823.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76.9215259080796">
                <text:p>-76.9215259080796</text:p>
              </table:table-cell>
              <table:table-cell office:value-type="float" office:value="11019.1">
                <text:p>11019.1</text:p>
              </table:table-cell>
              <table:table-cell office:value-type="float" office:value="-7816.3">
                <text:p>-7816.3</text:p>
              </table:table-cell>
              <table:table-cell office:value-type="float" office:value="-32244.4">
                <text:p>-32244.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73.8474200366501">
                <text:p>-73.8474200366501</text:p>
              </table:table-cell>
              <table:table-cell office:value-type="float" office:value="12070.2">
                <text:p>12070.2</text:p>
              </table:table-cell>
              <table:table-cell office:value-type="float" office:value="-6295.8">
                <text:p>-6295.8</text:p>
              </table:table-cell>
              <table:table-cell office:value-type="float" office:value="-29756.5">
                <text:p>-29756.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70.5576614350321">
                <text:p>-70.5576614350321</text:p>
              </table:table-cell>
              <table:table-cell office:value-type="float" office:value="12443.7">
                <text:p>12443.7</text:p>
              </table:table-cell>
              <table:table-cell office:value-type="float" office:value="-5174.7">
                <text:p>-5174.7</text:p>
              </table:table-cell>
              <table:table-cell office:value-type="float" office:value="-27419.8">
                <text:p>-27419.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67.1440170148968">
                <text:p>-67.1440170148968</text:p>
              </table:table-cell>
              <table:table-cell office:value-type="float" office:value="12394.2">
                <text:p>12394.2</text:p>
              </table:table-cell>
              <table:table-cell office:value-type="float" office:value="-4366.5">
                <text:p>-4366.5</text:p>
              </table:table-cell>
              <table:table-cell office:value-type="float" office:value="-25285.9">
                <text:p>-25285.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63.6534378855824">
                <text:p>-63.6534378855824</text:p>
              </table:table-cell>
              <table:table-cell office:value-type="float" office:value="12072.4">
                <text:p>12072.4</text:p>
              </table:table-cell>
              <table:table-cell office:value-type="float" office:value="-3797.6">
                <text:p>-3797.6</text:p>
              </table:table-cell>
              <table:table-cell office:value-type="float" office:value="-23396.5">
                <text:p>-23396.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60.1117371727625">
                <text:p>-60.1117371727625</text:p>
              </table:table-cell>
              <table:table-cell office:value-type="float" office:value="11586.1">
                <text:p>11586.1</text:p>
              </table:table-cell>
              <table:table-cell office:value-type="float" office:value="-3416">
                <text:p>-3416</text:p>
              </table:table-cell>
              <table:table-cell office:value-type="float" office:value="-21779.9">
                <text:p>-21779.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56.5340609772407">
                <text:p>-56.5340609772407</text:p>
              </table:table-cell>
              <table:table-cell office:value-type="float" office:value="11025.5">
                <text:p>11025.5</text:p>
              </table:table-cell>
              <table:table-cell office:value-type="float" office:value="-3185.3">
                <text:p>-3185.3</text:p>
              </table:table-cell>
              <table:table-cell office:value-type="float" office:value="-20447.8">
                <text:p>-20447.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52.9298083256631">
                <text:p>-52.9298083256631</text:p>
              </table:table-cell>
              <table:table-cell office:value-type="float" office:value="10469.9">
                <text:p>10469.9</text:p>
              </table:table-cell>
              <table:table-cell office:value-type="float" office:value="-3079.4">
                <text:p>-3079.4</text:p>
              </table:table-cell>
              <table:table-cell office:value-type="float" office:value="-19391.7">
                <text:p>-19391.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49.3051024600067">
                <text:p>-49.3051024600067</text:p>
              </table:table-cell>
              <table:table-cell office:value-type="float" office:value="9988.3">
                <text:p>9988.3</text:p>
              </table:table-cell>
              <table:table-cell office:value-type="float" office:value="-3078">
                <text:p>-3078</text:p>
              </table:table-cell>
              <table:table-cell office:value-type="float" office:value="-18582.8">
                <text:p>-18582.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45.664110848069">
                <text:p>-45.664110848069</text:p>
              </table:table-cell>
              <table:table-cell office:value-type="float" office:value="9635.6">
                <text:p>9635.6</text:p>
              </table:table-cell>
              <table:table-cell office:value-type="float" office:value="-3163.3">
                <text:p>-3163.3</text:p>
              </table:table-cell>
              <table:table-cell office:value-type="float" office:value="-17975.2">
                <text:p>-17975.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42.0097892099865">
                <text:p>-42.0097892099865</text:p>
              </table:table-cell>
              <table:table-cell office:value-type="float" office:value="9450.5">
                <text:p>9450.5</text:p>
              </table:table-cell>
              <table:table-cell office:value-type="float" office:value="-3318.4">
                <text:p>-3318.4</text:p>
              </table:table-cell>
              <table:table-cell office:value-type="float" office:value="-17511.6">
                <text:p>-17511.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38.3443207171838">
                <text:p>-38.3443207171838</text:p>
              </table:table-cell>
              <table:table-cell office:value-type="float" office:value="9454.7">
                <text:p>9454.7</text:p>
              </table:table-cell>
              <table:table-cell office:value-type="float" office:value="-3525.7">
                <text:p>-3525.7</text:p>
              </table:table-cell>
              <table:table-cell office:value-type="float" office:value="-17130.8">
                <text:p>-17130.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34.6693855877457">
                <text:p>-34.6693855877457</text:p>
              </table:table-cell>
              <table:table-cell office:value-type="float" office:value="9655.7">
                <text:p>9655.7</text:p>
              </table:table-cell>
              <table:table-cell office:value-type="float" office:value="-3768">
                <text:p>-3768</text:p>
              </table:table-cell>
              <table:table-cell office:value-type="float" office:value="-16774.8">
                <text:p>-16774.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30.986332117844">
                <text:p>-30.986332117844</text:p>
              </table:table-cell>
              <table:table-cell office:value-type="float" office:value="10052.5">
                <text:p>10052.5</text:p>
              </table:table-cell>
              <table:table-cell office:value-type="float" office:value="-4028.3">
                <text:p>-4028.3</text:p>
              </table:table-cell>
              <table:table-cell office:value-type="float" office:value="-16391.9">
                <text:p>-16391.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27.2962880643816">
                <text:p>-27.2962880643816</text:p>
              </table:table-cell>
              <table:table-cell office:value-type="float" office:value="10639.6">
                <text:p>10639.6</text:p>
              </table:table-cell>
              <table:table-cell office:value-type="float" office:value="-4291.7">
                <text:p>-4291.7</text:p>
              </table:table-cell>
              <table:table-cell office:value-type="float" office:value="-15936.5">
                <text:p>-15936.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23.6002346918143">
                <text:p>-23.6002346918143</text:p>
              </table:table-cell>
              <table:table-cell office:value-type="float" office:value="11411">
                <text:p>11411</text:p>
              </table:table-cell>
              <table:table-cell office:value-type="float" office:value="-4545.6">
                <text:p>-4545.6</text:p>
              </table:table-cell>
              <table:table-cell office:value-type="float" office:value="-15365.2">
                <text:p>-15365.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9.8990566687673">
                <text:p>-19.8990566687673</text:p>
              </table:table-cell>
              <table:table-cell office:value-type="float" office:value="12359">
                <text:p>12359</text:p>
              </table:table-cell>
              <table:table-cell office:value-type="float" office:value="-4780.7">
                <text:p>-4780.7</text:p>
              </table:table-cell>
              <table:table-cell office:value-type="float" office:value="-14631.5">
                <text:p>-14631.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6.1935759455368">
                <text:p>-16.1935759455368</text:p>
              </table:table-cell>
              <table:table-cell office:value-type="float" office:value="13470.1">
                <text:p>13470.1</text:p>
              </table:table-cell>
              <table:table-cell office:value-type="float" office:value="-4989.9">
                <text:p>-4989.9</text:p>
              </table:table-cell>
              <table:table-cell office:value-type="float" office:value="-13683.3">
                <text:p>-13683.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2.4845747189772">
                <text:p>-12.4845747189772</text:p>
              </table:table-cell>
              <table:table-cell office:value-type="float" office:value="14719.2">
                <text:p>14719.2</text:p>
              </table:table-cell>
              <table:table-cell office:value-type="float" office:value="-5167.4">
                <text:p>-5167.4</text:p>
              </table:table-cell>
              <table:table-cell office:value-type="float" office:value="-12463.8">
                <text:p>-12463.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8.77281091089021">
                <text:p>-8.77281091089021</text:p>
              </table:table-cell>
              <table:table-cell office:value-type="float" office:value="16064.1">
                <text:p>16064.1</text:p>
              </table:table-cell>
              <table:table-cell office:value-type="float" office:value="-5308">
                <text:p>-5308</text:p>
              </table:table-cell>
              <table:table-cell office:value-type="float" office:value="-10918.1">
                <text:p>-10918.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5.05902845991263">
                <text:p>-5.05902845991263</text:p>
              </table:table-cell>
              <table:table-cell office:value-type="float" office:value="17444.1">
                <text:p>17444.1</text:p>
              </table:table-cell>
              <table:table-cell office:value-type="float" office:value="-5406.5">
                <text:p>-5406.5</text:p>
              </table:table-cell>
              <table:table-cell office:value-type="float" office:value="-9003.6">
                <text:p>-9003.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.34396408386092">
                <text:p>-1.34396408386092</text:p>
              </table:table-cell>
              <table:table-cell office:value-type="float" office:value="18784.1">
                <text:p>18784.1</text:p>
              </table:table-cell>
              <table:table-cell office:value-type="float" office:value="-5457.8">
                <text:p>-5457.8</text:p>
              </table:table-cell>
              <table:table-cell office:value-type="float" office:value="-6700.5">
                <text:p>-6700.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.37164822261036">
                <text:p>2.37164822261036</text:p>
              </table:table-cell>
              <table:table-cell office:value-type="float" office:value="20002.9">
                <text:p>20002.9</text:p>
              </table:table-cell>
              <table:table-cell office:value-type="float" office:value="-5458.3">
                <text:p>-5458.3</text:p>
              </table:table-cell>
              <table:table-cell office:value-type="float" office:value="-4020.1">
                <text:p>-4020.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.0870739270421">
                <text:p>6.0870739270421</text:p>
              </table:table-cell>
              <table:table-cell office:value-type="float" office:value="21025.1">
                <text:p>21025.1</text:p>
              </table:table-cell>
              <table:table-cell office:value-type="float" office:value="-5407.2">
                <text:p>-5407.2</text:p>
              </table:table-cell>
              <table:table-cell office:value-type="float" office:value="-1005.8">
                <text:p>-1005.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.80157502505437">
                <text:p>9.80157502505437</text:p>
              </table:table-cell>
              <table:table-cell office:value-type="float" office:value="21791.5">
                <text:p>21791.5</text:p>
              </table:table-cell>
              <table:table-cell office:value-type="float" office:value="-5307.6">
                <text:p>-5307.6</text:p>
              </table:table-cell>
              <table:table-cell office:value-type="float" office:value="2271.3">
                <text:p>2271.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3.5144065820522">
                <text:p>13.5144065820522</text:p>
              </table:table-cell>
              <table:table-cell office:value-type="float" office:value="22266.3">
                <text:p>22266.3</text:p>
              </table:table-cell>
              <table:table-cell office:value-type="float" office:value="-5167.1">
                <text:p>-5167.1</text:p>
              </table:table-cell>
              <table:table-cell office:value-type="float" office:value="5723.4">
                <text:p>5723.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7.2248117556691">
                <text:p>17.2248117556691</text:p>
              </table:table-cell>
              <table:table-cell office:value-type="float" office:value="22438.6">
                <text:p>22438.6</text:p>
              </table:table-cell>
              <table:table-cell office:value-type="float" office:value="-4997.4">
                <text:p>-4997.4</text:p>
              </table:table-cell>
              <table:table-cell office:value-type="float" office:value="9258.6">
                <text:p>9258.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0.9320142568678">
                <text:p>20.9320142568678</text:p>
              </table:table-cell>
              <table:table-cell office:value-type="float" office:value="22319">
                <text:p>22319</text:p>
              </table:table-cell>
              <table:table-cell office:value-type="float" office:value="-4812.8">
                <text:p>-4812.8</text:p>
              </table:table-cell>
              <table:table-cell office:value-type="float" office:value="12791.8">
                <text:p>12791.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4.635206841145">
                <text:p>24.635206841145</text:p>
              </table:table-cell>
              <table:table-cell office:value-type="float" office:value="21932.6">
                <text:p>21932.6</text:p>
              </table:table-cell>
              <table:table-cell office:value-type="float" office:value="-4628.1">
                <text:p>-4628.1</text:p>
              </table:table-cell>
              <table:table-cell office:value-type="float" office:value="16253">
                <text:p>1625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8.3335340024172">
                <text:p>28.3335340024172</text:p>
              </table:table-cell>
              <table:table-cell office:value-type="float" office:value="21311.8">
                <text:p>21311.8</text:p>
              </table:table-cell>
              <table:table-cell office:value-type="float" office:value="-4456.5">
                <text:p>-4456.5</text:p>
              </table:table-cell>
              <table:table-cell office:value-type="float" office:value="19589">
                <text:p>1958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2.0260662626158">
                <text:p>32.0260662626158</text:p>
              </table:table-cell>
              <table:table-cell office:value-type="float" office:value="20489.4">
                <text:p>20489.4</text:p>
              </table:table-cell>
              <table:table-cell office:value-type="float" office:value="-4307.8">
                <text:p>-4307.8</text:p>
              </table:table-cell>
              <table:table-cell office:value-type="float" office:value="22763.2">
                <text:p>22763.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5.7117622460923">
                <text:p>35.7117622460923</text:p>
              </table:table-cell>
              <table:table-cell office:value-type="float" office:value="19495.2">
                <text:p>19495.2</text:p>
              </table:table-cell>
              <table:table-cell office:value-type="float" office:value="-4187.3">
                <text:p>-4187.3</text:p>
              </table:table-cell>
              <table:table-cell office:value-type="float" office:value="25750.8">
                <text:p>25750.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9.3894126160003">
                <text:p>39.3894126160003</text:p>
              </table:table-cell>
              <table:table-cell office:value-type="float" office:value="18354.2">
                <text:p>18354.2</text:p>
              </table:table-cell>
              <table:table-cell office:value-type="float" office:value="-4095.1">
                <text:p>-4095.1</text:p>
              </table:table-cell>
              <table:table-cell office:value-type="float" office:value="28535.3">
                <text:p>28535.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3.0575565017344">
                <text:p>43.0575565017344</text:p>
              </table:table-cell>
              <table:table-cell office:value-type="float" office:value="17087.3">
                <text:p>17087.3</text:p>
              </table:table-cell>
              <table:table-cell office:value-type="float" office:value="-4026.1">
                <text:p>-4026.1</text:p>
              </table:table-cell>
              <table:table-cell office:value-type="float" office:value="31104.3">
                <text:p>31104.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6.7143549578777">
                <text:p>46.7143549578777</text:p>
              </table:table-cell>
              <table:table-cell office:value-type="float" office:value="15713.1">
                <text:p>15713.1</text:p>
              </table:table-cell>
              <table:table-cell office:value-type="float" office:value="-3970.8">
                <text:p>-3970.8</text:p>
              </table:table-cell>
              <table:table-cell office:value-type="float" office:value="33447">
                <text:p>3344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0.3573950690048">
                <text:p>50.3573950690048</text:p>
              </table:table-cell>
              <table:table-cell office:value-type="float" office:value="14249.6">
                <text:p>14249.6</text:p>
              </table:table-cell>
              <table:table-cell office:value-type="float" office:value="-3916.2">
                <text:p>-3916.2</text:p>
              </table:table-cell>
              <table:table-cell office:value-type="float" office:value="35553">
                <text:p>3555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3.9833779552788">
                <text:p>53.9833779552788</text:p>
              </table:table-cell>
              <table:table-cell office:value-type="float" office:value="12717.2">
                <text:p>12717.2</text:p>
              </table:table-cell>
              <table:table-cell office:value-type="float" office:value="-3847.3">
                <text:p>-3847.3</text:p>
              </table:table-cell>
              <table:table-cell office:value-type="float" office:value="37412.7">
                <text:p>37412.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7.5876044262866">
                <text:p>57.5876044262866</text:p>
              </table:table-cell>
              <table:table-cell office:value-type="float" office:value="11139.4">
                <text:p>11139.4</text:p>
              </table:table-cell>
              <table:table-cell office:value-type="float" office:value="-3748.7">
                <text:p>-3748.7</text:p>
              </table:table-cell>
              <table:table-cell office:value-type="float" office:value="39019">
                <text:p>390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1.1630912646478">
                <text:p>61.1630912646478</text:p>
              </table:table-cell>
              <table:table-cell office:value-type="float" office:value="9544.1">
                <text:p>9544.1</text:p>
              </table:table-cell>
              <table:table-cell office:value-type="float" office:value="-3605.9">
                <text:p>-3605.9</text:p>
              </table:table-cell>
              <table:table-cell office:value-type="float" office:value="40370.1">
                <text:p>40370.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4.6989774888398">
                <text:p>64.6989774888398</text:p>
              </table:table-cell>
              <table:table-cell office:value-type="float" office:value="7962.1">
                <text:p>7962.1</text:p>
              </table:table-cell>
              <table:table-cell office:value-type="float" office:value="-3406.6">
                <text:p>-3406.6</text:p>
              </table:table-cell>
              <table:table-cell office:value-type="float" office:value="41473">
                <text:p>4147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8.177483709152">
                <text:p>68.177483709152</text:p>
              </table:table-cell>
              <table:table-cell office:value-type="float" office:value="6424.3">
                <text:p>6424.3</text:p>
              </table:table-cell>
              <table:table-cell office:value-type="float" office:value="-3140.2">
                <text:p>-3140.2</text:p>
              </table:table-cell>
              <table:table-cell office:value-type="float" office:value="42346">
                <text:p>4234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1.5677290315208">
                <text:p>71.5677290315208</text:p>
              </table:table-cell>
              <table:table-cell office:value-type="float" office:value="4959.3">
                <text:p>4959.3</text:p>
              </table:table-cell>
              <table:table-cell office:value-type="float" office:value="-2796">
                <text:p>-2796</text:p>
              </table:table-cell>
              <table:table-cell office:value-type="float" office:value="43018.8">
                <text:p>43018.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4.8122841204472">
                <text:p>74.8122841204472</text:p>
              </table:table-cell>
              <table:table-cell office:value-type="float" office:value="3595">
                <text:p>3595</text:p>
              </table:table-cell>
              <table:table-cell office:value-type="float" office:value="-2357.3">
                <text:p>-2357.3</text:p>
              </table:table-cell>
              <table:table-cell office:value-type="float" office:value="43528.8">
                <text:p>43528.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7.7963299387898">
                <text:p>77.7963299387898</text:p>
              </table:table-cell>
              <table:table-cell office:value-type="float" office:value="2375.4">
                <text:p>2375.4</text:p>
              </table:table-cell>
              <table:table-cell office:value-type="float" office:value="-1792.6">
                <text:p>-1792.6</text:p>
              </table:table-cell>
              <table:table-cell office:value-type="float" office:value="43914.5">
                <text:p>43914.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0.2789622455942">
                <text:p>80.2789622455942</text:p>
              </table:table-cell>
              <table:table-cell office:value-type="float" office:value="1421.3">
                <text:p>1421.3</text:p>
              </table:table-cell>
              <table:table-cell office:value-type="float" office:value="-1051.7">
                <text:p>-1051.7</text:p>
              </table:table-cell>
              <table:table-cell office:value-type="float" office:value="44206.7">
                <text:p>44206.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1.7936369428963">
                <text:p>81.7936369428963</text:p>
              </table:table-cell>
              <table:table-cell office:value-type="float" office:value="1049.8">
                <text:p>1049.8</text:p>
              </table:table-cell>
              <table:table-cell office:value-type="float" office:value="-146.3">
                <text:p>-146.3</text:p>
              </table:table-cell>
              <table:table-cell office:value-type="float" office:value="44420.7">
                <text:p>44420.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1.7873576890402">
                <text:p>81.7873576890402</text:p>
              </table:table-cell>
              <table:table-cell office:value-type="float" office:value="1629.6">
                <text:p>1629.6</text:p>
              </table:table-cell>
              <table:table-cell office:value-type="float" office:value="601.5">
                <text:p>601.5</text:p>
              </table:table-cell>
              <table:table-cell office:value-type="float" office:value="44552.1">
                <text:p>44552.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0.263548060112">
                <text:p>80.263548060112</text:p>
              </table:table-cell>
              <table:table-cell office:value-type="float" office:value="2936.6">
                <text:p>2936.6</text:p>
              </table:table-cell>
              <table:table-cell office:value-type="float" office:value="825.3">
                <text:p>825.3</text:p>
              </table:table-cell>
              <table:table-cell office:value-type="float" office:value="44577.1">
                <text:p>44577.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7.7771431962011">
                <text:p>77.7771431962011</text:p>
              </table:table-cell>
              <table:table-cell office:value-type="float" office:value="4500.4">
                <text:p>4500.4</text:p>
              </table:table-cell>
              <table:table-cell office:value-type="float" office:value="654.7">
                <text:p>654.7</text:p>
              </table:table-cell>
              <table:table-cell office:value-type="float" office:value="44458.3">
                <text:p>44458.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4.7928473431199">
                <text:p>74.7928473431199</text:p>
              </table:table-cell>
              <table:table-cell office:value-type="float" office:value="6142.8">
                <text:p>6142.8</text:p>
              </table:table-cell>
              <table:table-cell office:value-type="float" office:value="319.4">
                <text:p>319.4</text:p>
              </table:table-cell>
              <table:table-cell office:value-type="float" office:value="44153.5">
                <text:p>44153.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1.5501607371511">
                <text:p>71.5501607371511</text:p>
              </table:table-cell>
              <table:table-cell office:value-type="float" office:value="7822.7">
                <text:p>7822.7</text:p>
              </table:table-cell>
              <table:table-cell office:value-type="float" office:value="-68.1">
                <text:p>-68.1</text:p>
              </table:table-cell>
              <table:table-cell office:value-type="float" office:value="43624.6">
                <text:p>43624.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8.1632313962876">
                <text:p>68.1632313962876</text:p>
              </table:table-cell>
              <table:table-cell office:value-type="float" office:value="9516.6">
                <text:p>9516.6</text:p>
              </table:table-cell>
              <table:table-cell office:value-type="float" office:value="-459.1">
                <text:p>-459.1</text:p>
              </table:table-cell>
              <table:table-cell office:value-type="float" office:value="42845.2">
                <text:p>42845.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4.6891743538634">
                <text:p>64.6891743538634</text:p>
              </table:table-cell>
              <table:table-cell office:value-type="float" office:value="11198.6">
                <text:p>11198.6</text:p>
              </table:table-cell>
              <table:table-cell office:value-type="float" office:value="-827.3">
                <text:p>-827.3</text:p>
              </table:table-cell>
              <table:table-cell office:value-type="float" office:value="41803.3">
                <text:p>41803.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1.1587089772809">
                <text:p>61.1587089772809</text:p>
              </table:table-cell>
              <table:table-cell office:value-type="float" office:value="12842.8">
                <text:p>12842.8</text:p>
              </table:table-cell>
              <table:table-cell office:value-type="float" office:value="-1154.1">
                <text:p>-1154.1</text:p>
              </table:table-cell>
              <table:table-cell office:value-type="float" office:value="40501">
                <text:p>4050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7.5895197144975">
                <text:p>57.5895197144975</text:p>
              </table:table-cell>
              <table:table-cell office:value-type="float" office:value="14428.5">
                <text:p>14428.5</text:p>
              </table:table-cell>
              <table:table-cell office:value-type="float" office:value="-1424.7">
                <text:p>-1424.7</text:p>
              </table:table-cell>
              <table:table-cell office:value-type="float" office:value="38950.6">
                <text:p>38950.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3.9924025539859">
                <text:p>53.9924025539859</text:p>
              </table:table-cell>
              <table:table-cell office:value-type="float" office:value="15942">
                <text:p>15942</text:p>
              </table:table-cell>
              <table:table-cell office:value-type="float" office:value="-1627.5">
                <text:p>-1627.5</text:p>
              </table:table-cell>
              <table:table-cell office:value-type="float" office:value="37170.3">
                <text:p>37170.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0.374289199319">
                <text:p>50.374289199319</text:p>
              </table:table-cell>
              <table:table-cell office:value-type="float" office:value="17376.7">
                <text:p>17376.7</text:p>
              </table:table-cell>
              <table:table-cell office:value-type="float" office:value="-1755">
                <text:p>-1755</text:p>
              </table:table-cell>
              <table:table-cell office:value-type="float" office:value="35179.5">
                <text:p>35179.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6.739832903988">
                <text:p>46.739832903988</text:p>
              </table:table-cell>
              <table:table-cell office:value-type="float" office:value="18731.3">
                <text:p>18731.3</text:p>
              </table:table-cell>
              <table:table-cell office:value-type="float" office:value="-1803.7">
                <text:p>-1803.7</text:p>
              </table:table-cell>
              <table:table-cell office:value-type="float" office:value="32995.5">
                <text:p>32995.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3.0922882469292">
                <text:p>43.0922882469292</text:p>
              </table:table-cell>
              <table:table-cell office:value-type="float" office:value="20007.4">
                <text:p>20007.4</text:p>
              </table:table-cell>
              <table:table-cell office:value-type="float" office:value="-1773.9">
                <text:p>-1773.9</text:p>
              </table:table-cell>
              <table:table-cell office:value-type="float" office:value="30632.5">
                <text:p>30632.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9.4340234460238">
                <text:p>39.4340234460238</text:p>
              </table:table-cell>
              <table:table-cell office:value-type="float" office:value="21207.8">
                <text:p>21207.8</text:p>
              </table:table-cell>
              <table:table-cell office:value-type="float" office:value="-1669.8">
                <text:p>-1669.8</text:p>
              </table:table-cell>
              <table:table-cell office:value-type="float" office:value="28100.4">
                <text:p>28100.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5.7668312980307">
                <text:p>35.7668312980307</text:p>
              </table:table-cell>
              <table:table-cell office:value-type="float" office:value="22334.2">
                <text:p>22334.2</text:p>
              </table:table-cell>
              <table:table-cell office:value-type="float" office:value="-1498.3">
                <text:p>-1498.3</text:p>
              </table:table-cell>
              <table:table-cell office:value-type="float" office:value="25405.7">
                <text:p>25405.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2.092124545433">
                <text:p>32.092124545433</text:p>
              </table:table-cell>
              <table:table-cell office:value-type="float" office:value="23386.5">
                <text:p>23386.5</text:p>
              </table:table-cell>
              <table:table-cell office:value-type="float" office:value="-1268.6">
                <text:p>-1268.6</text:p>
              </table:table-cell>
              <table:table-cell office:value-type="float" office:value="22552.3">
                <text:p>22552.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8.411062181552">
                <text:p>28.411062181552</text:p>
              </table:table-cell>
              <table:table-cell office:value-type="float" office:value="24361.9">
                <text:p>24361.9</text:p>
              </table:table-cell>
              <table:table-cell office:value-type="float" office:value="-991.7">
                <text:p>-991.7</text:p>
              </table:table-cell>
              <table:table-cell office:value-type="float" office:value="19542.2">
                <text:p>19542.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4.7246329115468">
                <text:p>24.7246329115468</text:p>
              </table:table-cell>
              <table:table-cell office:value-type="float" office:value="25254.3">
                <text:p>25254.3</text:p>
              </table:table-cell>
              <table:table-cell office:value-type="float" office:value="-680">
                <text:p>-680</text:p>
              </table:table-cell>
              <table:table-cell office:value-type="float" office:value="16376.9">
                <text:p>16376.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1.0337112188005">
                <text:p>21.0337112188005</text:p>
              </table:table-cell>
              <table:table-cell office:value-type="float" office:value="26054.5">
                <text:p>26054.5</text:p>
              </table:table-cell>
              <table:table-cell office:value-type="float" office:value="-346.8">
                <text:p>-346.8</text:p>
              </table:table-cell>
              <table:table-cell office:value-type="float" office:value="13058.7">
                <text:p>13058.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7.3390953914243">
                <text:p>17.3390953914243</text:p>
              </table:table-cell>
              <table:table-cell office:value-type="float" office:value="26750">
                <text:p>26750</text:p>
              </table:table-cell>
              <table:table-cell office:value-type="float" office:value="-5.8">
                <text:p>-5.8</text:p>
              </table:table-cell>
              <table:table-cell office:value-type="float" office:value="9591.9">
                <text:p>9591.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.6415334041455">
                <text:p>13.6415334041455</text:p>
              </table:table-cell>
              <table:table-cell office:value-type="float" office:value="27325.2">
                <text:p>27325.2</text:p>
              </table:table-cell>
              <table:table-cell office:value-type="float" office:value="329.5">
                <text:p>329.5</text:p>
              </table:table-cell>
              <table:table-cell office:value-type="float" office:value="5984">
                <text:p>598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.94174050169788">
                <text:p>9.94174050169788</text:p>
              </table:table-cell>
              <table:table-cell office:value-type="float" office:value="27761.8">
                <text:p>27761.8</text:p>
              </table:table-cell>
              <table:table-cell office:value-type="float" office:value="646.8">
                <text:p>646.8</text:p>
              </table:table-cell>
              <table:table-cell office:value-type="float" office:value="2247.1">
                <text:p>2247.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.2404110756772">
                <text:p>6.2404110756772</text:p>
              </table:table-cell>
              <table:table-cell office:value-type="float" office:value="28039.8">
                <text:p>28039.8</text:p>
              </table:table-cell>
              <table:table-cell office:value-type="float" office:value="936.4">
                <text:p>936.4</text:p>
              </table:table-cell>
              <table:table-cell office:value-type="float" office:value="-1601.5">
                <text:p>-1601.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.53822665042802">
                <text:p>2.53822665042802</text:p>
              </table:table-cell>
              <table:table-cell office:value-type="float" office:value="28138.1">
                <text:p>28138.1</text:p>
              </table:table-cell>
              <table:table-cell office:value-type="float" office:value="1190.9">
                <text:p>1190.9</text:p>
              </table:table-cell>
              <table:table-cell office:value-type="float" office:value="-5537.9">
                <text:p>-5537.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1.16413872138413">
                <text:p>-1.16413872138413</text:p>
              </table:table-cell>
              <table:table-cell office:value-type="float" office:value="28036.1">
                <text:p>28036.1</text:p>
              </table:table-cell>
              <table:table-cell office:value-type="float" office:value="1406.2">
                <text:p>1406.2</text:p>
              </table:table-cell>
              <table:table-cell office:value-type="float" office:value="-9530.9">
                <text:p>-9530.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4.86601455647539">
                <text:p>-4.86601455647539</text:p>
              </table:table-cell>
              <table:table-cell office:value-type="float" office:value="27715.9">
                <text:p>27715.9</text:p>
              </table:table-cell>
              <table:table-cell office:value-type="float" office:value="1580.6">
                <text:p>1580.6</text:p>
              </table:table-cell>
              <table:table-cell office:value-type="float" office:value="-13542.1">
                <text:p>-13542.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8.56673069337941">
                <text:p>-8.56673069337941</text:p>
              </table:table-cell>
              <table:table-cell office:value-type="float" office:value="27164.8">
                <text:p>27164.8</text:p>
              </table:table-cell>
              <table:table-cell office:value-type="float" office:value="1714.1">
                <text:p>1714.1</text:p>
              </table:table-cell>
              <table:table-cell office:value-type="float" office:value="-17526.8">
                <text:p>-17526.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12.2656138194234">
                <text:p>-12.2656138194234</text:p>
              </table:table-cell>
              <table:table-cell office:value-type="float" office:value="26377.8">
                <text:p>26377.8</text:p>
              </table:table-cell>
              <table:table-cell office:value-type="float" office:value="1806.9">
                <text:p>1806.9</text:p>
              </table:table-cell>
              <table:table-cell office:value-type="float" office:value="-21435.7">
                <text:p>-21435.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5.9619828933571">
                <text:p>-15.9619828933571</text:p>
              </table:table-cell>
              <table:table-cell office:value-type="float" office:value="25358.6">
                <text:p>25358.6</text:p>
              </table:table-cell>
              <table:table-cell office:value-type="float" office:value="1858.9">
                <text:p>1858.9</text:p>
              </table:table-cell>
              <table:table-cell office:value-type="float" office:value="-25218.9">
                <text:p>-25218.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9.6551424306122">
                <text:p>-19.6551424306122</text:p>
              </table:table-cell>
              <table:table-cell office:value-type="float" office:value="24120.2">
                <text:p>24120.2</text:p>
              </table:table-cell>
              <table:table-cell office:value-type="float" office:value="1868.5">
                <text:p>1868.5</text:p>
              </table:table-cell>
              <table:table-cell office:value-type="float" office:value="-28828.9">
                <text:p>-28828.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23.3443724195941">
                <text:p>-23.3443724195941</text:p>
              </table:table-cell>
              <table:table-cell office:value-type="float" office:value="22682.7">
                <text:p>22682.7</text:p>
              </table:table-cell>
              <table:table-cell office:value-type="float" office:value="1832.3">
                <text:p>1832.3</text:p>
              </table:table-cell>
              <table:table-cell office:value-type="float" office:value="-32224.4">
                <text:p>-32224.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27.028913204669">
                <text:p>-27.028913204669</text:p>
              </table:table-cell>
              <table:table-cell office:value-type="float" office:value="21070.8">
                <text:p>21070.8</text:p>
              </table:table-cell>
              <table:table-cell office:value-type="float" office:value="1745.3">
                <text:p>1745.3</text:p>
              </table:table-cell>
              <table:table-cell office:value-type="float" office:value="-35372.2">
                <text:p>-35372.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30.7079431055591">
                <text:p>-30.7079431055591</text:p>
              </table:table-cell>
              <table:table-cell office:value-type="float" office:value="19310.1">
                <text:p>19310.1</text:p>
              </table:table-cell>
              <table:table-cell office:value-type="float" office:value="1600.7">
                <text:p>1600.7</text:p>
              </table:table-cell>
              <table:table-cell office:value-type="float" office:value="-38247.1">
                <text:p>-38247.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34.3805455378519">
                <text:p>-34.3805455378519</text:p>
              </table:table-cell>
              <table:table-cell office:value-type="float" office:value="17424.5">
                <text:p>17424.5</text:p>
              </table:table-cell>
              <table:table-cell office:value-type="float" office:value="1391">
                <text:p>1391</text:p>
              </table:table-cell>
              <table:table-cell office:value-type="float" office:value="-40829.9">
                <text:p>-40829.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38.0456607396461">
                <text:p>-38.0456607396461</text:p>
              </table:table-cell>
              <table:table-cell office:value-type="float" office:value="15434.7">
                <text:p>15434.7</text:p>
              </table:table-cell>
              <table:table-cell office:value-type="float" office:value="1107.7">
                <text:p>1107.7</text:p>
              </table:table-cell>
              <table:table-cell office:value-type="float" office:value="-43104.5">
                <text:p>-43104.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41.7020144041468">
                <text:p>-41.7020144041468</text:p>
              </table:table-cell>
              <table:table-cell office:value-type="float" office:value="13359.3">
                <text:p>13359.3</text:p>
              </table:table-cell>
              <table:table-cell office:value-type="float" office:value="742.2">
                <text:p>742.2</text:p>
              </table:table-cell>
              <table:table-cell office:value-type="float" office:value="-45054.3">
                <text:p>-45054.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45.34801074975">
                <text:p>-45.34801074975</text:p>
              </table:table-cell>
              <table:table-cell office:value-type="float" office:value="11216.6">
                <text:p>11216.6</text:p>
              </table:table-cell>
              <table:table-cell office:value-type="float" office:value="286.4">
                <text:p>286.4</text:p>
              </table:table-cell>
              <table:table-cell office:value-type="float" office:value="-46659.9">
                <text:p>-46659.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48.9815689407094">
                <text:p>-48.9815689407094</text:p>
              </table:table-cell>
              <table:table-cell office:value-type="float" office:value="9028.9">
                <text:p>9028.9</text:p>
              </table:table-cell>
              <table:table-cell office:value-type="float" office:value="-266.4">
                <text:p>-266.4</text:p>
              </table:table-cell>
              <table:table-cell office:value-type="float" office:value="-47899.1">
                <text:p>-47899.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52.5998661526481">
                <text:p>-52.5998661526481</text:p>
              </table:table-cell>
              <table:table-cell office:value-type="float" office:value="6825.6">
                <text:p>6825.6</text:p>
              </table:table-cell>
              <table:table-cell office:value-type="float" office:value="-921.4">
                <text:p>-921.4</text:p>
              </table:table-cell>
              <table:table-cell office:value-type="float" office:value="-48748.3">
                <text:p>-48748.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56.1989206816956">
                <text:p>-56.1989206816956</text:p>
              </table:table-cell>
              <table:table-cell office:value-type="float" office:value="4647">
                <text:p>4647</text:p>
              </table:table-cell>
              <table:table-cell office:value-type="float" office:value="-1681.6">
                <text:p>-1681.6</text:p>
              </table:table-cell>
              <table:table-cell office:value-type="float" office:value="-49186.4">
                <text:p>-49186.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59.7728887689294">
                <text:p>-59.7728887689294</text:p>
              </table:table-cell>
              <table:table-cell office:value-type="float" office:value="2545.9">
                <text:p>2545.9</text:p>
              </table:table-cell>
              <table:table-cell office:value-type="float" office:value="-2549">
                <text:p>-2549</text:p>
              </table:table-cell>
              <table:table-cell office:value-type="float" office:value="-49199.9">
                <text:p>-49199.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63.3128233290895">
                <text:p>-63.3128233290895</text:p>
              </table:table-cell>
              <table:table-cell office:value-type="float" office:value="590.1">
                <text:p>590.1</text:p>
              </table:table-cell>
              <table:table-cell office:value-type="float" office:value="-3525.7">
                <text:p>-3525.7</text:p>
              </table:table-cell>
              <table:table-cell office:value-type="float" office:value="-48787.4">
                <text:p>-48787.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66.8043635397958">
                <text:p>-66.8043635397958</text:p>
              </table:table-cell>
              <table:table-cell office:value-type="float" office:value="-1134.8">
                <text:p>-1134.8</text:p>
              </table:table-cell>
              <table:table-cell office:value-type="float" office:value="-4617.9">
                <text:p>-4617.9</text:p>
              </table:table-cell>
              <table:table-cell office:value-type="float" office:value="-47963.9">
                <text:p>-47963.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70.2231652694478">
                <text:p>-70.2231652694478</text:p>
              </table:table-cell>
              <table:table-cell office:value-type="float" office:value="-2517.1">
                <text:p>-2517.1</text:p>
              </table:table-cell>
              <table:table-cell office:value-type="float" office:value="-5839.8">
                <text:p>-5839.8</text:p>
              </table:table-cell>
              <table:table-cell office:value-type="float" office:value="-46762.4">
                <text:p>-46762.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73.5252417479658">
                <text:p>-73.5252417479658</text:p>
              </table:table-cell>
              <table:table-cell office:value-type="float" office:value="-3395.3">
                <text:p>-3395.3</text:p>
              </table:table-cell>
              <table:table-cell office:value-type="float" office:value="-7217.8">
                <text:p>-7217.8</text:p>
              </table:table-cell>
              <table:table-cell office:value-type="float" office:value="-45232.5">
                <text:p>-45232.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76.6252301360968">
                <text:p>-76.6252301360968</text:p>
              </table:table-cell>
              <table:table-cell office:value-type="float" office:value="-3499.8">
                <text:p>-3499.8</text:p>
              </table:table-cell>
              <table:table-cell office:value-type="float" office:value="-8779">
                <text:p>-8779</text:p>
              </table:table-cell>
              <table:table-cell office:value-type="float" office:value="-43436.5">
                <text:p>-43436.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79.346530445417">
                <text:p>-79.346530445417</text:p>
              </table:table-cell>
              <table:table-cell office:value-type="float" office:value="-2339.4">
                <text:p>-2339.4</text:p>
              </table:table-cell>
              <table:table-cell office:value-type="float" office:value="-10459.2">
                <text:p>-10459.2</text:p>
              </table:table-cell>
              <table:table-cell office:value-type="float" office:value="-41443.1">
                <text:p>-41443.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81.3261069225024">
                <text:p>-81.3261069225024</text:p>
              </table:table-cell>
              <table:table-cell office:value-type="float" office:value="803.4">
                <text:p>803.4</text:p>
              </table:table-cell>
              <table:table-cell office:value-type="float" office:value="-11725.5">
                <text:p>-11725.5</text:p>
              </table:table-cell>
              <table:table-cell office:value-type="float" office:value="-39319.2">
                <text:p>-39319.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81.9938676230039">
                <text:p>-81.9938676230039</text:p>
              </table:table-cell>
              <table:table-cell office:value-type="float" office:value="5764.6">
                <text:p>5764.6</text:p>
              </table:table-cell>
              <table:table-cell office:value-type="float" office:value="-11155">
                <text:p>-11155</text:p>
              </table:table-cell>
              <table:table-cell office:value-type="float" office:value="-37124.4">
                <text:p>-37124.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81.0509020167329">
                <text:p>-81.0509020167329</text:p>
              </table:table-cell>
              <table:table-cell office:value-type="float" office:value="10075.6">
                <text:p>10075.6</text:p>
              </table:table-cell>
              <table:table-cell office:value-type="float" office:value="-8434.9">
                <text:p>-8434.9</text:p>
              </table:table-cell>
              <table:table-cell office:value-type="float" office:value="-34906.6">
                <text:p>-34906.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78.8996893555042">
                <text:p>-78.8996893555042</text:p>
              </table:table-cell>
              <table:table-cell office:value-type="float" office:value="12333.1">
                <text:p>12333.1</text:p>
              </table:table-cell>
              <table:table-cell office:value-type="float" office:value="-5547.6">
                <text:p>-5547.6</text:p>
              </table:table-cell>
              <table:table-cell office:value-type="float" office:value="-32702.1">
                <text:p>-32702.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76.0889759012065">
                <text:p>-76.0889759012065</text:p>
              </table:table-cell>
              <table:table-cell office:value-type="float" office:value="13268.4">
                <text:p>13268.4</text:p>
              </table:table-cell>
              <table:table-cell office:value-type="float" office:value="-3516.3">
                <text:p>-3516.3</text:p>
              </table:table-cell>
              <table:table-cell office:value-type="float" office:value="-30538.8">
                <text:p>-30538.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72.9406125346883">
                <text:p>-72.9406125346883</text:p>
              </table:table-cell>
              <table:table-cell office:value-type="float" office:value="13582.5">
                <text:p>13582.5</text:p>
              </table:table-cell>
              <table:table-cell office:value-type="float" office:value="-2268">
                <text:p>-2268</text:p>
              </table:table-cell>
              <table:table-cell office:value-type="float" office:value="-28440.9">
                <text:p>-28440.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69.6092623716475">
                <text:p>-69.6092623716475</text:p>
              </table:table-cell>
              <table:table-cell office:value-type="float" office:value="13588.8">
                <text:p>13588.8</text:p>
              </table:table-cell>
              <table:table-cell office:value-type="float" office:value="-1564.7">
                <text:p>-1564.7</text:p>
              </table:table-cell>
              <table:table-cell office:value-type="float" office:value="-26432.4">
                <text:p>-26432.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66.1703824955563">
                <text:p>-66.1703824955563</text:p>
              </table:table-cell>
              <table:table-cell office:value-type="float" office:value="13421.6">
                <text:p>13421.6</text:p>
              </table:table-cell>
              <table:table-cell office:value-type="float" office:value="-1229.9">
                <text:p>-1229.9</text:p>
              </table:table-cell>
              <table:table-cell office:value-type="float" office:value="-24538.5">
                <text:p>-24538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62.6633720677764">
                <text:p>-62.6633720677764</text:p>
              </table:table-cell>
              <table:table-cell office:value-type="float" office:value="13152.7">
                <text:p>13152.7</text:p>
              </table:table-cell>
              <table:table-cell office:value-type="float" office:value="-1147.7">
                <text:p>-1147.7</text:p>
              </table:table-cell>
              <table:table-cell office:value-type="float" office:value="-22783.2">
                <text:p>-22783.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59.1103116722532">
                <text:p>-59.1103116722532</text:p>
              </table:table-cell>
              <table:table-cell office:value-type="float" office:value="12835">
                <text:p>12835</text:p>
              </table:table-cell>
              <table:table-cell office:value-type="float" office:value="-1240.1">
                <text:p>-1240.1</text:p>
              </table:table-cell>
              <table:table-cell office:value-type="float" office:value="-21184.7">
                <text:p>-21184.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55.5243741529314">
                <text:p>-55.5243741529314</text:p>
              </table:table-cell>
              <table:table-cell office:value-type="float" office:value="12516.3">
                <text:p>12516.3</text:p>
              </table:table-cell>
              <table:table-cell office:value-type="float" office:value="-1452">
                <text:p>-1452</text:p>
              </table:table-cell>
              <table:table-cell office:value-type="float" office:value="-19750.2">
                <text:p>-19750.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51.9138517294248">
                <text:p>-51.9138517294248</text:p>
              </table:table-cell>
              <table:table-cell office:value-type="float" office:value="12241.3">
                <text:p>12241.3</text:p>
              </table:table-cell>
              <table:table-cell office:value-type="float" office:value="-1742.7">
                <text:p>-1742.7</text:p>
              </table:table-cell>
              <table:table-cell office:value-type="float" office:value="-18472.3">
                <text:p>-18472.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48.2842154020223">
                <text:p>-48.2842154020223</text:p>
              </table:table-cell>
              <table:table-cell office:value-type="float" office:value="12048.2">
                <text:p>12048.2</text:p>
              </table:table-cell>
              <table:table-cell office:value-type="float" office:value="-2081.4">
                <text:p>-2081.4</text:p>
              </table:table-cell>
              <table:table-cell office:value-type="float" office:value="-17329.8">
                <text:p>-17329.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44.6392325434547">
                <text:p>-44.6392325434547</text:p>
              </table:table-cell>
              <table:table-cell office:value-type="float" office:value="11966.1">
                <text:p>11966.1</text:p>
              </table:table-cell>
              <table:table-cell office:value-type="float" office:value="-2445.6">
                <text:p>-2445.6</text:p>
              </table:table-cell>
              <table:table-cell office:value-type="float" office:value="-16290">
                <text:p>-1629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40.9816055665942">
                <text:p>-40.9816055665942</text:p>
              </table:table-cell>
              <table:table-cell office:value-type="float" office:value="12013.3">
                <text:p>12013.3</text:p>
              </table:table-cell>
              <table:table-cell office:value-type="float" office:value="-2819.4">
                <text:p>-2819.4</text:p>
              </table:table-cell>
              <table:table-cell office:value-type="float" office:value="-15314">
                <text:p>-1531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37.3133533952897">
                <text:p>-37.3133533952897</text:p>
              </table:table-cell>
              <table:table-cell office:value-type="float" office:value="12198.8">
                <text:p>12198.8</text:p>
              </table:table-cell>
              <table:table-cell office:value-type="float" office:value="-3193">
                <text:p>-3193</text:p>
              </table:table-cell>
              <table:table-cell office:value-type="float" office:value="-14360.8">
                <text:p>-14360.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33.6360480323262">
                <text:p>-33.6360480323262</text:p>
              </table:table-cell>
              <table:table-cell office:value-type="float" office:value="12524.6">
                <text:p>12524.6</text:p>
              </table:table-cell>
              <table:table-cell office:value-type="float" office:value="-3560.9">
                <text:p>-3560.9</text:p>
              </table:table-cell>
              <table:table-cell office:value-type="float" office:value="-13390.1">
                <text:p>-13390.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29.9509658782166">
                <text:p>-29.9509658782166</text:p>
              </table:table-cell>
              <table:table-cell office:value-type="float" office:value="12988.2">
                <text:p>12988.2</text:p>
              </table:table-cell>
              <table:table-cell office:value-type="float" office:value="-3920.4">
                <text:p>-3920.4</text:p>
              </table:table-cell>
              <table:table-cell office:value-type="float" office:value="-12361.8">
                <text:p>-12361.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26.259186928408">
                <text:p>-26.259186928408</text:p>
              </table:table-cell>
              <table:table-cell office:value-type="float" office:value="13583.4">
                <text:p>13583.4</text:p>
              </table:table-cell>
              <table:table-cell office:value-type="float" office:value="-4269.7">
                <text:p>-4269.7</text:p>
              </table:table-cell>
              <table:table-cell office:value-type="float" office:value="-11235.6">
                <text:p>-11235.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22.5616609888004">
                <text:p>-22.5616609888004</text:p>
              </table:table-cell>
              <table:table-cell office:value-type="float" office:value="14298.1">
                <text:p>14298.1</text:p>
              </table:table-cell>
              <table:table-cell office:value-type="float" office:value="-4605">
                <text:p>-4605</text:p>
              </table:table-cell>
              <table:table-cell office:value-type="float" office:value="-9970.4">
                <text:p>-9970.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18.859252377662">
                <text:p>-18.859252377662</text:p>
              </table:table-cell>
              <table:table-cell office:value-type="float" office:value="15112.3">
                <text:p>15112.3</text:p>
              </table:table-cell>
              <table:table-cell office:value-type="float" office:value="-4920.1">
                <text:p>-4920.1</text:p>
              </table:table-cell>
              <table:table-cell office:value-type="float" office:value="-8525.7">
                <text:p>-8525.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15.1527702356371">
                <text:p>-15.1527702356371</text:p>
              </table:table-cell>
              <table:table-cell office:value-type="float" office:value="15995.6">
                <text:p>15995.6</text:p>
              </table:table-cell>
              <table:table-cell office:value-type="float" office:value="-5205.6">
                <text:p>-5205.6</text:p>
              </table:table-cell>
              <table:table-cell office:value-type="float" office:value="-6865.8">
                <text:p>-6865.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11.4429889942184">
                <text:p>-11.4429889942184</text:p>
              </table:table-cell>
              <table:table-cell office:value-type="float" office:value="16907">
                <text:p>16907</text:p>
              </table:table-cell>
              <table:table-cell office:value-type="float" office:value="-5449.9">
                <text:p>-5449.9</text:p>
              </table:table-cell>
              <table:table-cell office:value-type="float" office:value="-4966.1">
                <text:p>-4966.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7.73066211363373">
                <text:p>-7.73066211363373</text:p>
              </table:table-cell>
              <table:table-cell office:value-type="float" office:value="17798.3">
                <text:p>17798.3</text:p>
              </table:table-cell>
              <table:table-cell office:value-type="float" office:value="-5641.6">
                <text:p>-5641.6</text:p>
              </table:table-cell>
              <table:table-cell office:value-type="float" office:value="-2817.8">
                <text:p>-2817.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4.01653115651756">
                <text:p>-4.01653115651756</text:p>
              </table:table-cell>
              <table:table-cell office:value-type="float" office:value="18619.8">
                <text:p>18619.8</text:p>
              </table:table-cell>
              <table:table-cell office:value-type="float" office:value="-5771.3">
                <text:p>-5771.3</text:p>
              </table:table-cell>
              <table:table-cell office:value-type="float" office:value="-431.1">
                <text:p>-431.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3013317669382">
                <text:p>-0.3013317669382</text:p>
              </table:table-cell>
              <table:table-cell office:value-type="float" office:value="19326.5">
                <text:p>19326.5</text:p>
              </table:table-cell>
              <table:table-cell office:value-type="float" office:value="-5834.5">
                <text:p>-5834.5</text:p>
              </table:table-cell>
              <table:table-cell office:value-type="float" office:value="2165.8">
                <text:p>2165.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.41420228038388">
                <text:p>3.41420228038388</text:p>
              </table:table-cell>
              <table:table-cell office:value-type="float" office:value="19884.2">
                <text:p>19884.2</text:p>
              </table:table-cell>
              <table:table-cell office:value-type="float" office:value="-5832.2">
                <text:p>-5832.2</text:p>
              </table:table-cell>
              <table:table-cell office:value-type="float" office:value="4931.1">
                <text:p>4931.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.12933597889266">
                <text:p>7.12933597889266</text:p>
              </table:table-cell>
              <table:table-cell office:value-type="float" office:value="20271.8">
                <text:p>20271.8</text:p>
              </table:table-cell>
              <table:table-cell office:value-type="float" office:value="-5771.1">
                <text:p>-5771.1</text:p>
              </table:table-cell>
              <table:table-cell office:value-type="float" office:value="7817.3">
                <text:p>7817.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.8433300826037">
                <text:p>10.8433300826037</text:p>
              </table:table-cell>
              <table:table-cell office:value-type="float" office:value="20481">
                <text:p>20481</text:p>
              </table:table-cell>
              <table:table-cell office:value-type="float" office:value="-5662.3">
                <text:p>-5662.3</text:p>
              </table:table-cell>
              <table:table-cell office:value-type="float" office:value="10777.8">
                <text:p>10777.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.5554372821354">
                <text:p>14.5554372821354</text:p>
              </table:table-cell>
              <table:table-cell office:value-type="float" office:value="20512.6">
                <text:p>20512.6</text:p>
              </table:table-cell>
              <table:table-cell office:value-type="float" office:value="-5519.4">
                <text:p>-5519.4</text:p>
              </table:table-cell>
              <table:table-cell office:value-type="float" office:value="13772.1">
                <text:p>13772.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8.2648966082613">
                <text:p>18.2648966082613</text:p>
              </table:table-cell>
              <table:table-cell office:value-type="float" office:value="20371.4">
                <text:p>20371.4</text:p>
              </table:table-cell>
              <table:table-cell office:value-type="float" office:value="-5355.8">
                <text:p>-5355.8</text:p>
              </table:table-cell>
              <table:table-cell office:value-type="float" office:value="16768.2">
                <text:p>16768.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1.9709249073003">
                <text:p>21.9709249073003</text:p>
              </table:table-cell>
              <table:table-cell office:value-type="float" office:value="20062.3">
                <text:p>20062.3</text:p>
              </table:table-cell>
              <table:table-cell office:value-type="float" office:value="-5182.7">
                <text:p>-5182.7</text:p>
              </table:table-cell>
              <table:table-cell office:value-type="float" office:value="19741.1">
                <text:p>19741.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5.6727039008555">
                <text:p>25.6727039008555</text:p>
              </table:table-cell>
              <table:table-cell office:value-type="float" office:value="19587.4">
                <text:p>19587.4</text:p>
              </table:table-cell>
              <table:table-cell office:value-type="float" office:value="-5007.6">
                <text:p>-5007.6</text:p>
              </table:table-cell>
              <table:table-cell office:value-type="float" office:value="22668.5">
                <text:p>22668.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9.3693607997158">
                <text:p>29.3693607997158</text:p>
              </table:table-cell>
              <table:table-cell office:value-type="float" office:value="18945.9">
                <text:p>18945.9</text:p>
              </table:table-cell>
              <table:table-cell office:value-type="float" office:value="-4833.5">
                <text:p>-4833.5</text:p>
              </table:table-cell>
              <table:table-cell office:value-type="float" office:value="25527.6">
                <text:p>25527.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3.0599396307321">
                <text:p>33.0599396307321</text:p>
              </table:table-cell>
              <table:table-cell office:value-type="float" office:value="18136.2">
                <text:p>18136.2</text:p>
              </table:table-cell>
              <table:table-cell office:value-type="float" office:value="-4659.3">
                <text:p>-4659.3</text:p>
              </table:table-cell>
              <table:table-cell office:value-type="float" office:value="28290.9">
                <text:p>28290.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6.7433589404501">
                <text:p>36.7433589404501</text:p>
              </table:table-cell>
              <table:table-cell office:value-type="float" office:value="17159.4">
                <text:p>17159.4</text:p>
              </table:table-cell>
              <table:table-cell office:value-type="float" office:value="-4480.9">
                <text:p>-4480.9</text:p>
              </table:table-cell>
              <table:table-cell office:value-type="float" office:value="30925.5">
                <text:p>30925.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0.418349207973">
                <text:p>40.418349207973</text:p>
              </table:table-cell>
              <table:table-cell office:value-type="float" office:value="16022">
                <text:p>16022</text:p>
              </table:table-cell>
              <table:table-cell office:value-type="float" office:value="-4292.1">
                <text:p>-4292.1</text:p>
              </table:table-cell>
              <table:table-cell office:value-type="float" office:value="33394.2">
                <text:p>33394.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4.0833592259343">
                <text:p>44.0833592259343</text:p>
              </table:table-cell>
              <table:table-cell office:value-type="float" office:value="14738.2">
                <text:p>14738.2</text:p>
              </table:table-cell>
              <table:table-cell office:value-type="float" office:value="-4086.4">
                <text:p>-4086.4</text:p>
              </table:table-cell>
              <table:table-cell office:value-type="float" office:value="35657.8">
                <text:p>35657.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7.736413534664">
                <text:p>47.736413534664</text:p>
              </table:table-cell>
              <table:table-cell office:value-type="float" office:value="13331.7">
                <text:p>13331.7</text:p>
              </table:table-cell>
              <table:table-cell office:value-type="float" office:value="-3857.7">
                <text:p>-3857.7</text:p>
              </table:table-cell>
              <table:table-cell office:value-type="float" office:value="37679.8">
                <text:p>37679.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0.2651084778996">
                <text:p>50.2651084778996</text:p>
              </table:table-cell>
              <table:table-cell office:value-type="float" office:value="12299.2">
                <text:p>12299.2</text:p>
              </table:table-cell>
              <table:table-cell office:value-type="float" office:value="-3682.8">
                <text:p>-3682.8</text:p>
              </table:table-cell>
              <table:table-cell office:value-type="float" office:value="38925.5">
                <text:p>3892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